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4835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2.57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652in"/>
    </style:style>
    <style:style style:name="co11" style:family="table-column">
      <style:table-column-properties fo:break-before="auto" style:column-width="2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858in" svg:height="12.6476in" svg:x="21.4925in" svg:y="0.4799in">
            <draw:object draw:notify-on-update-of-ranges="Sheet1.H1:Sheet1.H1 Sheet1.H2:Sheet1.H7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787in" svg:height="8.6378in" svg:x="44.4303in" svg:y="0.6067in">
            <draw:object draw:notify-on-update-of-ranges="Sheet1.N1:Sheet1.N1 Sheet1.N2:Sheet1.N7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msg_published_time_consecutive_diff(s)</text:p>
          </table:table-cell>
          <table:table-cell office:value-type="string" calcext:value-type="string">
            <text:p>msg_received_time_consecutive_diff(s)</text:p>
          </table:table-cell>
          <table:table-cell office:value-type="string" calcext:value-type="string">
            <text:p>ABS(K – J) (s)</text:p>
          </table:table-cell>
          <table:table-cell/>
          <table:table-cell office:value-type="string" calcext:value-type="string">
            <text:p>1 / J (Hz)</text:p>
          </table:table-cell>
          <table:table-cell office:value-type="string" calcext:value-type="string">
            <text:p>(1 / K) Hz</text:p>
          </table:table-cell>
        </table:table-row>
        <table:table-row table:style-name="ro1">
          <table:table-cell office:value-type="float" office:value="1738936097.488" calcext:value-type="float">
            <text:p>1738936097.488</text:p>
          </table:table-cell>
          <table:table-cell office:value-type="float" office:value="1738936098.644" calcext:value-type="float">
            <text:p>1738936098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1.1560001373291" calcext:value-type="float">
            <text:p>1.1560001373291</text:p>
          </table:table-cell>
          <table:table-cell table:number-columns-repeated="7"/>
        </table:table-row>
        <table:table-row table:style-name="ro1">
          <table:table-cell office:value-type="float" office:value="1738936097.788" calcext:value-type="float">
            <text:p>1738936097.788</text:p>
          </table:table-cell>
          <table:table-cell office:value-type="float" office:value="1738936100.207" calcext:value-type="float">
            <text:p>1738936100.2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2.41899991035461" calcext:value-type="float">
            <text:p>2.41899991035461</text:p>
          </table:table-cell>
          <table:table-cell/>
          <table:table-cell table:formula="of:=[.A3]-[.A2]" office:value-type="float" office:value="0.300000190734863" calcext:value-type="float">
            <text:p>0.300000190734863</text:p>
          </table:table-cell>
          <table:table-cell table:formula="of:=[.B3]-[.B2]" office:value-type="float" office:value="1.56299996376038" calcext:value-type="float">
            <text:p>1.56299996376038</text:p>
          </table:table-cell>
          <table:table-cell table:formula="of:=ABS([.K3]-[.J3])" office:value-type="float" office:value="1.26299977302551" calcext:value-type="float">
            <text:p>1.26299977302551</text:p>
          </table:table-cell>
          <table:table-cell/>
          <table:table-cell table:formula="of:= 1 / [.J3]" office:value-type="float" office:value="3.33333121405842" calcext:value-type="float">
            <text:p>3.33333121405842</text:p>
          </table:table-cell>
          <table:table-cell table:formula="of:= 1 / [.K3]" office:value-type="float" office:value="0.63979528034929" calcext:value-type="float">
            <text:p>0.63979528034929</text:p>
          </table:table-cell>
        </table:table-row>
        <table:table-row table:style-name="ro1">
          <table:table-cell office:value-type="float" office:value="1738936097.821" calcext:value-type="float">
            <text:p>1738936097.821</text:p>
          </table:table-cell>
          <table:table-cell office:value-type="float" office:value="1738936100.434" calcext:value-type="float">
            <text:p>1738936100.4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2.61299991607666" calcext:value-type="float">
            <text:p>2.61299991607666</text:p>
          </table:table-cell>
          <table:table-cell/>
          <table:table-cell table:formula="of:=[.A4]-[.A3]" office:value-type="float" office:value="0.0329999923706055" calcext:value-type="float">
            <text:p>0.0329999923706055</text:p>
          </table:table-cell>
          <table:table-cell table:formula="of:=[.B4]-[.B3]" office:value-type="float" office:value="0.226999998092651" calcext:value-type="float">
            <text:p>0.226999998092651</text:p>
          </table:table-cell>
          <table:table-cell table:formula="of:=ABS([.K4]-[.J4])" office:value-type="float" office:value="0.194000005722046" calcext:value-type="float">
            <text:p>0.194000005722046</text:p>
          </table:table-cell>
          <table:table-cell/>
          <table:table-cell table:formula="of:= 1 / [.J4]" office:value-type="float" office:value="30.3030373089039" calcext:value-type="float">
            <text:p>30.3030373089039</text:p>
          </table:table-cell>
          <table:table-cell table:formula="of:= 1 / [.K4]" office:value-type="float" office:value="4.40528638062739" calcext:value-type="float">
            <text:p>4.40528638062739</text:p>
          </table:table-cell>
        </table:table-row>
        <table:table-row table:style-name="ro1">
          <table:table-cell office:value-type="float" office:value="1738936099.055" calcext:value-type="float">
            <text:p>1738936099.055</text:p>
          </table:table-cell>
          <table:table-cell office:value-type="float" office:value="1738936100.452" calcext:value-type="float">
            <text:p>1738936100.4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1.39699983596802" calcext:value-type="float">
            <text:p>1.39699983596802</text:p>
          </table:table-cell>
          <table:table-cell/>
          <table:table-cell table:formula="of:=[.A5]-[.A4]" office:value-type="float" office:value="1.23399996757507" calcext:value-type="float">
            <text:p>1.23399996757507</text:p>
          </table:table-cell>
          <table:table-cell table:formula="of:=[.B5]-[.B4]" office:value-type="float" office:value="0.0179998874664307" calcext:value-type="float">
            <text:p>0.0179998874664307</text:p>
          </table:table-cell>
          <table:table-cell table:formula="of:=ABS([.K5]-[.J5])" office:value-type="float" office:value="1.21600008010864" calcext:value-type="float">
            <text:p>1.21600008010864</text:p>
          </table:table-cell>
          <table:table-cell/>
          <table:table-cell table:formula="of:= 1 / [.J5]" office:value-type="float" office:value="0.810372792768459" calcext:value-type="float">
            <text:p>0.810372792768459</text:p>
          </table:table-cell>
          <table:table-cell table:formula="of:= 1 / [.K5]" office:value-type="float" office:value="55.5559028835583" calcext:value-type="float">
            <text:p>55.5559028835583</text:p>
          </table:table-cell>
        </table:table-row>
        <table:table-row table:style-name="ro1">
          <table:table-cell office:value-type="float" office:value="1738936099.188" calcext:value-type="float">
            <text:p>1738936099.188</text:p>
          </table:table-cell>
          <table:table-cell office:value-type="float" office:value="1738936100.566" calcext:value-type="float">
            <text:p>1738936100.5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1.37800002098084" calcext:value-type="float">
            <text:p>1.37800002098084</text:p>
          </table:table-cell>
          <table:table-cell/>
          <table:table-cell table:formula="of:=[.A6]-[.A5]" office:value-type="float" office:value="0.132999897003174" calcext:value-type="float">
            <text:p>0.132999897003174</text:p>
          </table:table-cell>
          <table:table-cell table:formula="of:=[.B6]-[.B5]" office:value-type="float" office:value="0.114000082015991" calcext:value-type="float">
            <text:p>0.114000082015991</text:p>
          </table:table-cell>
          <table:table-cell table:formula="of:=ABS([.K6]-[.J6])" office:value-type="float" office:value="0.0189998149871826" calcext:value-type="float">
            <text:p>0.0189998149871826</text:p>
          </table:table-cell>
          <table:table-cell/>
          <table:table-cell table:formula="of:= 1 / [.J6]" office:value-type="float" office:value="7.51880281513403" calcext:value-type="float">
            <text:p>7.51880281513403</text:p>
          </table:table-cell>
          <table:table-cell table:formula="of:= 1 / [.K6]" office:value-type="float" office:value="8.77192351370174" calcext:value-type="float">
            <text:p>8.77192351370174</text:p>
          </table:table-cell>
        </table:table-row>
        <table:table-row table:style-name="ro1">
          <table:table-cell office:value-type="float" office:value="1738936100.121" calcext:value-type="float">
            <text:p>1738936100.121</text:p>
          </table:table-cell>
          <table:table-cell office:value-type="float" office:value="1738936101.318" calcext:value-type="float">
            <text:p>1738936101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1.19700002670288" calcext:value-type="float">
            <text:p>1.19700002670288</text:p>
          </table:table-cell>
          <table:table-cell/>
          <table:table-cell table:formula="of:=[.A7]-[.A6]" office:value-type="float" office:value="0.933000087738037" calcext:value-type="float">
            <text:p>0.933000087738037</text:p>
          </table:table-cell>
          <table:table-cell table:formula="of:=[.B7]-[.B6]" office:value-type="float" office:value="0.752000093460083" calcext:value-type="float">
            <text:p>0.752000093460083</text:p>
          </table:table-cell>
          <table:table-cell table:formula="of:=ABS([.K7]-[.J7])" office:value-type="float" office:value="0.180999994277954" calcext:value-type="float">
            <text:p>0.180999994277954</text:p>
          </table:table-cell>
          <table:table-cell/>
          <table:table-cell table:formula="of:= 1 / [.J7]" office:value-type="float" office:value="1.07181126040877" calcext:value-type="float">
            <text:p>1.07181126040877</text:p>
          </table:table-cell>
          <table:table-cell table:formula="of:= 1 / [.K7]" office:value-type="float" office:value="1.32978706877392" calcext:value-type="float">
            <text:p>1.32978706877392</text:p>
          </table:table-cell>
        </table:table-row>
        <table:table-row table:style-name="ro1">
          <table:table-cell office:value-type="float" office:value="1738936100.155" calcext:value-type="float">
            <text:p>1738936100.155</text:p>
          </table:table-cell>
          <table:table-cell office:value-type="float" office:value="1738936101.414" calcext:value-type="float">
            <text:p>1738936101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1.2590000629425" calcext:value-type="float">
            <text:p>1.2590000629425</text:p>
          </table:table-cell>
          <table:table-cell/>
          <table:table-cell table:formula="of:=[.A8]-[.A7]" office:value-type="float" office:value="0.0339999198913574" calcext:value-type="float">
            <text:p>0.0339999198913574</text:p>
          </table:table-cell>
          <table:table-cell table:formula="of:=[.B8]-[.B7]" office:value-type="float" office:value="0.0959999561309815" calcext:value-type="float">
            <text:p>0.0959999561309815</text:p>
          </table:table-cell>
          <table:table-cell table:formula="of:=ABS([.K8]-[.J8])" office:value-type="float" office:value="0.062000036239624" calcext:value-type="float">
            <text:p>0.062000036239624</text:p>
          </table:table-cell>
          <table:table-cell/>
          <table:table-cell table:formula="of:= 1 / [.J8]" office:value-type="float" office:value="29.4118340041793" calcext:value-type="float">
            <text:p>29.4118340041793</text:p>
          </table:table-cell>
          <table:table-cell table:formula="of:= 1 / [.K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0.288" calcext:value-type="float">
            <text:p>1738936100.288</text:p>
          </table:table-cell>
          <table:table-cell office:value-type="float" office:value="1738936101.569" calcext:value-type="float">
            <text:p>1738936101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1.28099989891052" calcext:value-type="float">
            <text:p>1.28099989891052</text:p>
          </table:table-cell>
          <table:table-cell/>
          <table:table-cell table:formula="of:=[.A9]-[.A8]" office:value-type="float" office:value="0.133000135421753" calcext:value-type="float">
            <text:p>0.133000135421753</text:p>
          </table:table-cell>
          <table:table-cell table:formula="of:=[.B9]-[.B8]" office:value-type="float" office:value="0.154999971389771" calcext:value-type="float">
            <text:p>0.154999971389771</text:p>
          </table:table-cell>
          <table:table-cell table:formula="of:=ABS([.K9]-[.J9])" office:value-type="float" office:value="0.0219998359680176" calcext:value-type="float">
            <text:p>0.0219998359680176</text:p>
          </table:table-cell>
          <table:table-cell/>
          <table:table-cell table:formula="of:= 1 / [.J9]" office:value-type="float" office:value="7.51878933678472" calcext:value-type="float">
            <text:p>7.51878933678472</text:p>
          </table:table-cell>
          <table:table-cell table:formula="of:= 1 / [.K9]" office:value-type="float" office:value="6.45161409407845" calcext:value-type="float">
            <text:p>6.45161409407845</text:p>
          </table:table-cell>
        </table:table-row>
        <table:table-row table:style-name="ro1">
          <table:table-cell office:value-type="float" office:value="1738936100.321" calcext:value-type="float">
            <text:p>1738936100.321</text:p>
          </table:table-cell>
          <table:table-cell office:value-type="float" office:value="1738936101.751" calcext:value-type="float">
            <text:p>1738936101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1.42999982833862" calcext:value-type="float">
            <text:p>1.42999982833862</text:p>
          </table:table-cell>
          <table:table-cell/>
          <table:table-cell table:formula="of:=[.A10]-[.A9]" office:value-type="float" office:value="0.0329999923706055" calcext:value-type="float">
            <text:p>0.0329999923706055</text:p>
          </table:table-cell>
          <table:table-cell table:formula="of:=[.B10]-[.B9]" office:value-type="float" office:value="0.181999921798706" calcext:value-type="float">
            <text:p>0.181999921798706</text:p>
          </table:table-cell>
          <table:table-cell table:formula="of:=ABS([.K10]-[.J10])" office:value-type="float" office:value="0.148999929428101" calcext:value-type="float">
            <text:p>0.148999929428101</text:p>
          </table:table-cell>
          <table:table-cell/>
          <table:table-cell table:formula="of:= 1 / [.J10]" office:value-type="float" office:value="30.3030373089039" calcext:value-type="float">
            <text:p>30.3030373089039</text:p>
          </table:table-cell>
          <table:table-cell table:formula="of:= 1 / [.K10]" office:value-type="float" office:value="5.49450785537156" calcext:value-type="float">
            <text:p>5.49450785537156</text:p>
          </table:table-cell>
        </table:table-row>
        <table:table-row table:style-name="ro1">
          <table:table-cell office:value-type="float" office:value="1738936100.355" calcext:value-type="float">
            <text:p>1738936100.355</text:p>
          </table:table-cell>
          <table:table-cell office:value-type="float" office:value="1738936101.844" calcext:value-type="float">
            <text:p>1738936101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1.48900008201599" calcext:value-type="float">
            <text:p>1.48900008201599</text:p>
          </table:table-cell>
          <table:table-cell/>
          <table:table-cell table:formula="of:=[.A11]-[.A10]" office:value-type="float" office:value="0.0339999198913574" calcext:value-type="float">
            <text:p>0.0339999198913574</text:p>
          </table:table-cell>
          <table:table-cell table:formula="of:=[.B11]-[.B10]" office:value-type="float" office:value="0.0930001735687256" calcext:value-type="float">
            <text:p>0.0930001735687256</text:p>
          </table:table-cell>
          <table:table-cell table:formula="of:=ABS([.K11]-[.J11])" office:value-type="float" office:value="0.0590002536773682" calcext:value-type="float">
            <text:p>0.0590002536773682</text:p>
          </table:table-cell>
          <table:table-cell/>
          <table:table-cell table:formula="of:= 1 / [.J11]" office:value-type="float" office:value="29.4118340041793" calcext:value-type="float">
            <text:p>29.4118340041793</text:p>
          </table:table-cell>
          <table:table-cell table:formula="of:= 1 / [.K11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00.488" calcext:value-type="float">
            <text:p>1738936100.488</text:p>
          </table:table-cell>
          <table:table-cell office:value-type="float" office:value="1738936102.895" calcext:value-type="float">
            <text:p>1738936102.8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2.40700006484985" calcext:value-type="float">
            <text:p>2.40700006484985</text:p>
          </table:table-cell>
          <table:table-cell/>
          <table:table-cell table:formula="of:=[.A12]-[.A11]" office:value-type="float" office:value="0.132999897003174" calcext:value-type="float">
            <text:p>0.132999897003174</text:p>
          </table:table-cell>
          <table:table-cell table:formula="of:=[.B12]-[.B11]" office:value-type="float" office:value="1.05099987983704" calcext:value-type="float">
            <text:p>1.05099987983704</text:p>
          </table:table-cell>
          <table:table-cell table:formula="of:=ABS([.K12]-[.J12])" office:value-type="float" office:value="0.917999982833862" calcext:value-type="float">
            <text:p>0.917999982833862</text:p>
          </table:table-cell>
          <table:table-cell/>
          <table:table-cell table:formula="of:= 1 / [.J12]" office:value-type="float" office:value="7.51880281513403" calcext:value-type="float">
            <text:p>7.51880281513403</text:p>
          </table:table-cell>
          <table:table-cell table:formula="of:= 1 / [.K12]" office:value-type="float" office:value="0.95147489470223" calcext:value-type="float">
            <text:p>0.95147489470223</text:p>
          </table:table-cell>
        </table:table-row>
        <table:table-row table:style-name="ro1">
          <table:table-cell office:value-type="float" office:value="1738936100.721" calcext:value-type="float">
            <text:p>1738936100.721</text:p>
          </table:table-cell>
          <table:table-cell office:value-type="float" office:value="1738936102.99" calcext:value-type="float">
            <text:p>1738936102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2.26900005340576" calcext:value-type="float">
            <text:p>2.26900005340576</text:p>
          </table:table-cell>
          <table:table-cell/>
          <table:table-cell table:formula="of:=[.A13]-[.A12]" office:value-type="float" office:value="0.233000040054321" calcext:value-type="float">
            <text:p>0.233000040054321</text:p>
          </table:table-cell>
          <table:table-cell table:formula="of:=[.B13]-[.B12]" office:value-type="float" office:value="0.0950000286102295" calcext:value-type="float">
            <text:p>0.0950000286102295</text:p>
          </table:table-cell>
          <table:table-cell table:formula="of:=ABS([.K13]-[.J13])" office:value-type="float" office:value="0.138000011444092" calcext:value-type="float">
            <text:p>0.138000011444092</text:p>
          </table:table-cell>
          <table:table-cell/>
          <table:table-cell table:formula="of:= 1 / [.J13]" office:value-type="float" office:value="4.29184475576425" calcext:value-type="float">
            <text:p>4.29184475576425</text:p>
          </table:table-cell>
          <table:table-cell table:formula="of:= 1 / [.K13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00.755" calcext:value-type="float">
            <text:p>1738936100.755</text:p>
          </table:table-cell>
          <table:table-cell office:value-type="float" office:value="1738936103.093" calcext:value-type="float">
            <text:p>1738936103.0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2.33799982070923" calcext:value-type="float">
            <text:p>2.33799982070923</text:p>
          </table:table-cell>
          <table:table-cell/>
          <table:table-cell table:formula="of:=[.A14]-[.A13]" office:value-type="float" office:value="0.0340001583099365" calcext:value-type="float">
            <text:p>0.0340001583099365</text:p>
          </table:table-cell>
          <table:table-cell table:formula="of:=[.B14]-[.B13]" office:value-type="float" office:value="0.102999925613403" calcext:value-type="float">
            <text:p>0.102999925613403</text:p>
          </table:table-cell>
          <table:table-cell table:formula="of:=ABS([.K14]-[.J14])" office:value-type="float" office:value="0.0689997673034668" calcext:value-type="float">
            <text:p>0.0689997673034668</text:p>
          </table:table-cell>
          <table:table-cell/>
          <table:table-cell table:formula="of:= 1 / [.J14]" office:value-type="float" office:value="29.4116277602081" calcext:value-type="float">
            <text:p>29.4116277602081</text:p>
          </table:table-cell>
          <table:table-cell table:formula="of:= 1 / [.K14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02.121" calcext:value-type="float">
            <text:p>1738936102.121</text:p>
          </table:table-cell>
          <table:table-cell office:value-type="float" office:value="1738936103.792" calcext:value-type="float">
            <text:p>1738936103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1.6710000038147" calcext:value-type="float">
            <text:p>1.6710000038147</text:p>
          </table:table-cell>
          <table:table-cell/>
          <table:table-cell table:formula="of:=[.A15]-[.A14]" office:value-type="float" office:value="1.3659999370575" calcext:value-type="float">
            <text:p>1.3659999370575</text:p>
          </table:table-cell>
          <table:table-cell table:formula="of:=[.B15]-[.B14]" office:value-type="float" office:value="0.699000120162964" calcext:value-type="float">
            <text:p>0.699000120162964</text:p>
          </table:table-cell>
          <table:table-cell table:formula="of:=ABS([.K15]-[.J15])" office:value-type="float" office:value="0.666999816894531" calcext:value-type="float">
            <text:p>0.666999816894531</text:p>
          </table:table-cell>
          <table:table-cell/>
          <table:table-cell table:formula="of:= 1 / [.J15]" office:value-type="float" office:value="0.73206445540115" calcext:value-type="float">
            <text:p>0.73206445540115</text:p>
          </table:table-cell>
          <table:table-cell table:formula="of:= 1 / [.K15]" office:value-type="float" office:value="1.43061491858808" calcext:value-type="float">
            <text:p>1.43061491858808</text:p>
          </table:table-cell>
        </table:table-row>
        <table:table-row table:style-name="ro1">
          <table:table-cell office:value-type="float" office:value="1738936102.688" calcext:value-type="float">
            <text:p>1738936102.688</text:p>
          </table:table-cell>
          <table:table-cell office:value-type="float" office:value="1738936103.978" calcext:value-type="float">
            <text:p>1738936103.9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1.28999996185303" calcext:value-type="float">
            <text:p>1.28999996185303</text:p>
          </table:table-cell>
          <table:table-cell/>
          <table:table-cell table:formula="of:=[.A16]-[.A15]" office:value-type="float" office:value="0.566999912261963" calcext:value-type="float">
            <text:p>0.566999912261963</text:p>
          </table:table-cell>
          <table:table-cell table:formula="of:=[.B16]-[.B15]" office:value-type="float" office:value="0.185999870300293" calcext:value-type="float">
            <text:p>0.185999870300293</text:p>
          </table:table-cell>
          <table:table-cell table:formula="of:=ABS([.K16]-[.J16])" office:value-type="float" office:value="0.38100004196167" calcext:value-type="float">
            <text:p>0.38100004196167</text:p>
          </table:table-cell>
          <table:table-cell/>
          <table:table-cell table:formula="of:= 1 / [.J16]" office:value-type="float" office:value="1.76366870324661" calcext:value-type="float">
            <text:p>1.76366870324661</text:p>
          </table:table-cell>
          <table:table-cell table:formula="of:= 1 / [.K16]" office:value-type="float" office:value="5.37634783500397" calcext:value-type="float">
            <text:p>5.37634783500397</text:p>
          </table:table-cell>
        </table:table-row>
        <table:table-row table:style-name="ro1">
          <table:table-cell office:value-type="float" office:value="1738936102.788" calcext:value-type="float">
            <text:p>1738936102.788</text:p>
          </table:table-cell>
          <table:table-cell office:value-type="float" office:value="1738936105.122" calcext:value-type="float">
            <text:p>1738936105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2.33399987220764" calcext:value-type="float">
            <text:p>2.33399987220764</text:p>
          </table:table-cell>
          <table:table-cell/>
          <table:table-cell table:formula="of:=[.A17]-[.A16]" office:value-type="float" office:value="0.100000143051147" calcext:value-type="float">
            <text:p>0.100000143051147</text:p>
          </table:table-cell>
          <table:table-cell table:formula="of:=[.B17]-[.B16]" office:value-type="float" office:value="1.14400005340576" calcext:value-type="float">
            <text:p>1.14400005340576</text:p>
          </table:table-cell>
          <table:table-cell table:formula="of:=ABS([.K17]-[.J17])" office:value-type="float" office:value="1.04399991035461" calcext:value-type="float">
            <text:p>1.04399991035461</text:p>
          </table:table-cell>
          <table:table-cell/>
          <table:table-cell table:formula="of:= 1 / [.J17]" office:value-type="float" office:value="9.99998569490572" calcext:value-type="float">
            <text:p>9.99998569490572</text:p>
          </table:table-cell>
          <table:table-cell table:formula="of:= 1 / [.K17]" office:value-type="float" office:value="0.874125833318745" calcext:value-type="float">
            <text:p>0.874125833318745</text:p>
          </table:table-cell>
        </table:table-row>
        <table:table-row table:style-name="ro1">
          <table:table-cell office:value-type="float" office:value="1738936102.821" calcext:value-type="float">
            <text:p>1738936102.821</text:p>
          </table:table-cell>
          <table:table-cell office:value-type="float" office:value="1738936105.217" calcext:value-type="float">
            <text:p>1738936105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2.39599990844727" calcext:value-type="float">
            <text:p>2.39599990844727</text:p>
          </table:table-cell>
          <table:table-cell/>
          <table:table-cell table:formula="of:=[.A18]-[.A17]" office:value-type="float" office:value="0.0329999923706055" calcext:value-type="float">
            <text:p>0.0329999923706055</text:p>
          </table:table-cell>
          <table:table-cell table:formula="of:=[.B18]-[.B17]" office:value-type="float" office:value="0.0950000286102295" calcext:value-type="float">
            <text:p>0.0950000286102295</text:p>
          </table:table-cell>
          <table:table-cell table:formula="of:=ABS([.K18]-[.J18])" office:value-type="float" office:value="0.062000036239624" calcext:value-type="float">
            <text:p>0.062000036239624</text:p>
          </table:table-cell>
          <table:table-cell/>
          <table:table-cell table:formula="of:= 1 / [.J18]" office:value-type="float" office:value="30.3030373089039" calcext:value-type="float">
            <text:p>30.3030373089039</text:p>
          </table:table-cell>
          <table:table-cell table:formula="of:= 1 / [.K1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02.855" calcext:value-type="float">
            <text:p>1738936102.855</text:p>
          </table:table-cell>
          <table:table-cell office:value-type="float" office:value="1738936105.31" calcext:value-type="float">
            <text:p>1738936105.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2.45499992370605" calcext:value-type="float">
            <text:p>2.45499992370605</text:p>
          </table:table-cell>
          <table:table-cell/>
          <table:table-cell table:formula="of:=[.A19]-[.A18]" office:value-type="float" office:value="0.0339999198913574" calcext:value-type="float">
            <text:p>0.0339999198913574</text:p>
          </table:table-cell>
          <table:table-cell table:formula="of:=[.B19]-[.B18]" office:value-type="float" office:value="0.0929999351501465" calcext:value-type="float">
            <text:p>0.0929999351501465</text:p>
          </table:table-cell>
          <table:table-cell table:formula="of:=ABS([.K19]-[.J19])" office:value-type="float" office:value="0.0590000152587891" calcext:value-type="float">
            <text:p>0.0590000152587891</text:p>
          </table:table-cell>
          <table:table-cell/>
          <table:table-cell table:formula="of:= 1 / [.J19]" office:value-type="float" office:value="29.4118340041793" calcext:value-type="float">
            <text:p>29.4118340041793</text:p>
          </table:table-cell>
          <table:table-cell table:formula="of:= 1 / [.K19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03.055" calcext:value-type="float">
            <text:p>1738936103.055</text:p>
          </table:table-cell>
          <table:table-cell office:value-type="float" office:value="1738936105.404" calcext:value-type="float">
            <text:p>1738936105.4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2.34899997711182" calcext:value-type="float">
            <text:p>2.34899997711182</text:p>
          </table:table-cell>
          <table:table-cell/>
          <table:table-cell table:formula="of:=[.A20]-[.A19]" office:value-type="float" office:value="0.200000047683716" calcext:value-type="float">
            <text:p>0.200000047683716</text:p>
          </table:table-cell>
          <table:table-cell table:formula="of:=[.B20]-[.B19]" office:value-type="float" office:value="0.0940001010894775" calcext:value-type="float">
            <text:p>0.0940001010894775</text:p>
          </table:table-cell>
          <table:table-cell table:formula="of:=ABS([.K20]-[.J20])" office:value-type="float" office:value="0.105999946594238" calcext:value-type="float">
            <text:p>0.105999946594238</text:p>
          </table:table-cell>
          <table:table-cell/>
          <table:table-cell table:formula="of:= 1 / [.J20]" office:value-type="float" office:value="4.99999880790739" calcext:value-type="float">
            <text:p>4.99999880790739</text:p>
          </table:table-cell>
          <table:table-cell table:formula="of:= 1 / [.K20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03.121" calcext:value-type="float">
            <text:p>1738936103.121</text:p>
          </table:table-cell>
          <table:table-cell office:value-type="float" office:value="1738936105.512" calcext:value-type="float">
            <text:p>1738936105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2.39100003242493" calcext:value-type="float">
            <text:p>2.39100003242493</text:p>
          </table:table-cell>
          <table:table-cell/>
          <table:table-cell table:formula="of:=[.A21]-[.A20]" office:value-type="float" office:value="0.0659999847412109" calcext:value-type="float">
            <text:p>0.0659999847412109</text:p>
          </table:table-cell>
          <table:table-cell table:formula="of:=[.B21]-[.B20]" office:value-type="float" office:value="0.108000040054321" calcext:value-type="float">
            <text:p>0.108000040054321</text:p>
          </table:table-cell>
          <table:table-cell table:formula="of:=ABS([.K21]-[.J21])" office:value-type="float" office:value="0.0420000553131104" calcext:value-type="float">
            <text:p>0.0420000553131104</text:p>
          </table:table-cell>
          <table:table-cell/>
          <table:table-cell table:formula="of:= 1 / [.J21]" office:value-type="float" office:value="15.1515186544519" calcext:value-type="float">
            <text:p>15.1515186544519</text:p>
          </table:table-cell>
          <table:table-cell table:formula="of:= 1 / [.K21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05.755" calcext:value-type="float">
            <text:p>1738936105.755</text:p>
          </table:table-cell>
          <table:table-cell office:value-type="float" office:value="1738936107.32" calcext:value-type="float">
            <text:p>1738936107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1.56499981880188" calcext:value-type="float">
            <text:p>1.56499981880188</text:p>
          </table:table-cell>
          <table:table-cell/>
          <table:table-cell table:formula="of:=[.A22]-[.A21]" office:value-type="float" office:value="2.63400006294251" calcext:value-type="float">
            <text:p>2.63400006294251</text:p>
          </table:table-cell>
          <table:table-cell table:formula="of:=[.B22]-[.B21]" office:value-type="float" office:value="1.80799984931946" calcext:value-type="float">
            <text:p>1.80799984931946</text:p>
          </table:table-cell>
          <table:table-cell table:formula="of:=ABS([.K22]-[.J22])" office:value-type="float" office:value="0.826000213623047" calcext:value-type="float">
            <text:p>0.826000213623047</text:p>
          </table:table-cell>
          <table:table-cell/>
          <table:table-cell table:formula="of:= 1 / [.J22]" office:value-type="float" office:value="0.379650712264174" calcext:value-type="float">
            <text:p>0.379650712264174</text:p>
          </table:table-cell>
          <table:table-cell table:formula="of:= 1 / [.K22]" office:value-type="float" office:value="0.553097391228437" calcext:value-type="float">
            <text:p>0.553097391228437</text:p>
          </table:table-cell>
        </table:table-row>
        <table:table-row table:style-name="ro1">
          <table:table-cell office:value-type="float" office:value="1738936105.788" calcext:value-type="float">
            <text:p>1738936105.788</text:p>
          </table:table-cell>
          <table:table-cell office:value-type="float" office:value="1738936107.411" calcext:value-type="float">
            <text:p>1738936107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1.62299990653992" calcext:value-type="float">
            <text:p>1.62299990653992</text:p>
          </table:table-cell>
          <table:table-cell/>
          <table:table-cell table:formula="of:=[.A23]-[.A22]" office:value-type="float" office:value="0.0329999923706055" calcext:value-type="float">
            <text:p>0.0329999923706055</text:p>
          </table:table-cell>
          <table:table-cell table:formula="of:=[.B23]-[.B22]" office:value-type="float" office:value="0.0910000801086426" calcext:value-type="float">
            <text:p>0.0910000801086426</text:p>
          </table:table-cell>
          <table:table-cell table:formula="of:=ABS([.K23]-[.J23])" office:value-type="float" office:value="0.0580000877380371" calcext:value-type="float">
            <text:p>0.0580000877380371</text:p>
          </table:table-cell>
          <table:table-cell/>
          <table:table-cell table:formula="of:= 1 / [.J23]" office:value-type="float" office:value="30.3030373089039" calcext:value-type="float">
            <text:p>30.3030373089039</text:p>
          </table:table-cell>
          <table:table-cell table:formula="of:= 1 / [.K2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05.821" calcext:value-type="float">
            <text:p>1738936105.821</text:p>
          </table:table-cell>
          <table:table-cell office:value-type="float" office:value="1738936107.507" calcext:value-type="float">
            <text:p>1738936107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1.68599987030029" calcext:value-type="float">
            <text:p>1.68599987030029</text:p>
          </table:table-cell>
          <table:table-cell/>
          <table:table-cell table:formula="of:=[.A24]-[.A23]" office:value-type="float" office:value="0.0329999923706055" calcext:value-type="float">
            <text:p>0.0329999923706055</text:p>
          </table:table-cell>
          <table:table-cell table:formula="of:=[.B24]-[.B23]" office:value-type="float" office:value="0.0959999561309815" calcext:value-type="float">
            <text:p>0.0959999561309815</text:p>
          </table:table-cell>
          <table:table-cell table:formula="of:=ABS([.K24]-[.J24])" office:value-type="float" office:value="0.062999963760376" calcext:value-type="float">
            <text:p>0.062999963760376</text:p>
          </table:table-cell>
          <table:table-cell/>
          <table:table-cell table:formula="of:= 1 / [.J24]" office:value-type="float" office:value="30.3030373089039" calcext:value-type="float">
            <text:p>30.3030373089039</text:p>
          </table:table-cell>
          <table:table-cell table:formula="of:= 1 / [.K24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5.855" calcext:value-type="float">
            <text:p>1738936105.855</text:p>
          </table:table-cell>
          <table:table-cell office:value-type="float" office:value="1738936107.719" calcext:value-type="float">
            <text:p>1738936107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1.86400008201599" calcext:value-type="float">
            <text:p>1.86400008201599</text:p>
          </table:table-cell>
          <table:table-cell/>
          <table:table-cell table:formula="of:=[.A25]-[.A24]" office:value-type="float" office:value="0.0339999198913574" calcext:value-type="float">
            <text:p>0.0339999198913574</text:p>
          </table:table-cell>
          <table:table-cell table:formula="of:=[.B25]-[.B24]" office:value-type="float" office:value="0.212000131607056" calcext:value-type="float">
            <text:p>0.212000131607056</text:p>
          </table:table-cell>
          <table:table-cell table:formula="of:=ABS([.K25]-[.J25])" office:value-type="float" office:value="0.178000211715698" calcext:value-type="float">
            <text:p>0.178000211715698</text:p>
          </table:table-cell>
          <table:table-cell/>
          <table:table-cell table:formula="of:= 1 / [.J25]" office:value-type="float" office:value="29.4118340041793" calcext:value-type="float">
            <text:p>29.4118340041793</text:p>
          </table:table-cell>
          <table:table-cell table:formula="of:= 1 / [.K25]" office:value-type="float" office:value="4.71697820383201" calcext:value-type="float">
            <text:p>4.71697820383201</text:p>
          </table:table-cell>
        </table:table-row>
        <table:table-row table:style-name="ro1">
          <table:table-cell office:value-type="float" office:value="1738936105.888" calcext:value-type="float">
            <text:p>1738936105.888</text:p>
          </table:table-cell>
          <table:table-cell office:value-type="float" office:value="1738936107.72" calcext:value-type="float">
            <text:p>1738936107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1.83200001716614" calcext:value-type="float">
            <text:p>1.83200001716614</text:p>
          </table:table-cell>
          <table:table-cell/>
          <table:table-cell table:formula="of:=[.A26]-[.A25]" office:value-type="float" office:value="0.0329999923706055" calcext:value-type="float">
            <text:p>0.0329999923706055</text:p>
          </table:table-cell>
          <table:table-cell table:formula="of:=[.B26]-[.B25]" office:value-type="float" office:value="0.000999927520751953" calcext:value-type="float">
            <text:p>0.000999927520751953</text:p>
          </table:table-cell>
          <table:table-cell table:formula="of:=ABS([.K26]-[.J26])" office:value-type="float" office:value="0.0320000648498535" calcext:value-type="float">
            <text:p>0.0320000648498535</text:p>
          </table:table-cell>
          <table:table-cell/>
          <table:table-cell table:formula="of:= 1 / [.J26]" office:value-type="float" office:value="30.3030373089039" calcext:value-type="float">
            <text:p>30.3030373089039</text:p>
          </table:table-cell>
          <table:table-cell table:formula="of:= 1 / [.K2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106.388" calcext:value-type="float">
            <text:p>1738936106.388</text:p>
          </table:table-cell>
          <table:table-cell office:value-type="float" office:value="1738936107.809" calcext:value-type="float">
            <text:p>1738936107.8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1.4210000038147" calcext:value-type="float">
            <text:p>1.4210000038147</text:p>
          </table:table-cell>
          <table:table-cell/>
          <table:table-cell table:formula="of:=[.A27]-[.A26]" office:value-type="float" office:value="0.5" calcext:value-type="float">
            <text:p>0.5</text:p>
          </table:table-cell>
          <table:table-cell table:formula="of:=[.B27]-[.B26]" office:value-type="float" office:value="0.0889999866485596" calcext:value-type="float">
            <text:p>0.0889999866485596</text:p>
          </table:table-cell>
          <table:table-cell table:formula="of:=ABS([.K27]-[.J27])" office:value-type="float" office:value="0.41100001335144" calcext:value-type="float">
            <text:p>0.41100001335144</text:p>
          </table:table-cell>
          <table:table-cell/>
          <table:table-cell table:formula="of:= 1 / [.J27]" office:value-type="float" office:value="2" calcext:value-type="float">
            <text:p>2</text:p>
          </table:table-cell>
          <table:table-cell table:formula="of:= 1 / [.K27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106.688" calcext:value-type="float">
            <text:p>1738936106.688</text:p>
          </table:table-cell>
          <table:table-cell office:value-type="float" office:value="1738936108.051" calcext:value-type="float">
            <text:p>1738936108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1.36300015449524" calcext:value-type="float">
            <text:p>1.36300015449524</text:p>
          </table:table-cell>
          <table:table-cell/>
          <table:table-cell table:formula="of:=[.A28]-[.A27]" office:value-type="float" office:value="0.299999952316284" calcext:value-type="float">
            <text:p>0.299999952316284</text:p>
          </table:table-cell>
          <table:table-cell table:formula="of:=[.B28]-[.B27]" office:value-type="float" office:value="0.242000102996826" calcext:value-type="float">
            <text:p>0.242000102996826</text:p>
          </table:table-cell>
          <table:table-cell table:formula="of:=ABS([.K28]-[.J28])" office:value-type="float" office:value="0.057999849319458" calcext:value-type="float">
            <text:p>0.057999849319458</text:p>
          </table:table-cell>
          <table:table-cell/>
          <table:table-cell table:formula="of:= 1 / [.J28]" office:value-type="float" office:value="3.33333386315248" calcext:value-type="float">
            <text:p>3.33333386315248</text:p>
          </table:table-cell>
          <table:table-cell table:formula="of:= 1 / [.K28]" office:value-type="float" office:value="4.13222964625397" calcext:value-type="float">
            <text:p>4.13222964625397</text:p>
          </table:table-cell>
        </table:table-row>
        <table:table-row table:style-name="ro1">
          <table:table-cell office:value-type="float" office:value="1738936107.188" calcext:value-type="float">
            <text:p>1738936107.188</text:p>
          </table:table-cell>
          <table:table-cell office:value-type="float" office:value="1738936108.478" calcext:value-type="float">
            <text:p>1738936108.4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1.28999996185303" calcext:value-type="float">
            <text:p>1.28999996185303</text:p>
          </table:table-cell>
          <table:table-cell/>
          <table:table-cell table:formula="of:=[.A29]-[.A28]" office:value-type="float" office:value="0.5" calcext:value-type="float">
            <text:p>0.5</text:p>
          </table:table-cell>
          <table:table-cell table:formula="of:=[.B29]-[.B28]" office:value-type="float" office:value="0.426999807357788" calcext:value-type="float">
            <text:p>0.426999807357788</text:p>
          </table:table-cell>
          <table:table-cell table:formula="of:=ABS([.K29]-[.J29])" office:value-type="float" office:value="0.0730001926422119" calcext:value-type="float">
            <text:p>0.0730001926422119</text:p>
          </table:table-cell>
          <table:table-cell/>
          <table:table-cell table:formula="of:= 1 / [.J29]" office:value-type="float" office:value="2" calcext:value-type="float">
            <text:p>2</text:p>
          </table:table-cell>
          <table:table-cell table:formula="of:= 1 / [.K29]" office:value-type="float" office:value="2.34192143127149" calcext:value-type="float">
            <text:p>2.34192143127149</text:p>
          </table:table-cell>
        </table:table-row>
        <table:table-row table:style-name="ro1">
          <table:table-cell office:value-type="float" office:value="1738936107.221" calcext:value-type="float">
            <text:p>1738936107.221</text:p>
          </table:table-cell>
          <table:table-cell office:value-type="float" office:value="1738936108.618" calcext:value-type="float">
            <text:p>1738936108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1.3970000743866" calcext:value-type="float">
            <text:p>1.3970000743866</text:p>
          </table:table-cell>
          <table:table-cell/>
          <table:table-cell table:formula="of:=[.A30]-[.A29]" office:value-type="float" office:value="0.0329999923706055" calcext:value-type="float">
            <text:p>0.0329999923706055</text:p>
          </table:table-cell>
          <table:table-cell table:formula="of:=[.B30]-[.B29]" office:value-type="float" office:value="0.140000104904175" calcext:value-type="float">
            <text:p>0.140000104904175</text:p>
          </table:table-cell>
          <table:table-cell table:formula="of:=ABS([.K30]-[.J30])" office:value-type="float" office:value="0.107000112533569" calcext:value-type="float">
            <text:p>0.107000112533569</text:p>
          </table:table-cell>
          <table:table-cell/>
          <table:table-cell table:formula="of:= 1 / [.J30]" office:value-type="float" office:value="30.3030373089039" calcext:value-type="float">
            <text:p>30.3030373089039</text:p>
          </table:table-cell>
          <table:table-cell table:formula="of:= 1 / [.K30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107.655" calcext:value-type="float">
            <text:p>1738936107.655</text:p>
          </table:table-cell>
          <table:table-cell office:value-type="float" office:value="1738936108.9" calcext:value-type="float">
            <text:p>1738936108.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1.24500012397766" calcext:value-type="float">
            <text:p>1.24500012397766</text:p>
          </table:table-cell>
          <table:table-cell/>
          <table:table-cell table:formula="of:=[.A31]-[.A30]" office:value-type="float" office:value="0.434000015258789" calcext:value-type="float">
            <text:p>0.434000015258789</text:p>
          </table:table-cell>
          <table:table-cell table:formula="of:=[.B31]-[.B30]" office:value-type="float" office:value="0.282000064849854" calcext:value-type="float">
            <text:p>0.282000064849854</text:p>
          </table:table-cell>
          <table:table-cell table:formula="of:=ABS([.K31]-[.J31])" office:value-type="float" office:value="0.151999950408936" calcext:value-type="float">
            <text:p>0.151999950408936</text:p>
          </table:table-cell>
          <table:table-cell/>
          <table:table-cell table:formula="of:= 1 / [.J31]" office:value-type="float" office:value="2.30414738442742" calcext:value-type="float">
            <text:p>2.30414738442742</text:p>
          </table:table-cell>
          <table:table-cell table:formula="of:= 1 / [.K31]" office:value-type="float" office:value="3.54609847530508" calcext:value-type="float">
            <text:p>3.54609847530508</text:p>
          </table:table-cell>
        </table:table-row>
        <table:table-row table:style-name="ro1">
          <table:table-cell office:value-type="float" office:value="1738936107.688" calcext:value-type="float">
            <text:p>1738936107.688</text:p>
          </table:table-cell>
          <table:table-cell office:value-type="float" office:value="1738936109.082" calcext:value-type="float">
            <text:p>1738936109.0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1.39400005340576" calcext:value-type="float">
            <text:p>1.39400005340576</text:p>
          </table:table-cell>
          <table:table-cell/>
          <table:table-cell table:formula="of:=[.A32]-[.A31]" office:value-type="float" office:value="0.0329999923706055" calcext:value-type="float">
            <text:p>0.0329999923706055</text:p>
          </table:table-cell>
          <table:table-cell table:formula="of:=[.B32]-[.B31]" office:value-type="float" office:value="0.181999921798706" calcext:value-type="float">
            <text:p>0.181999921798706</text:p>
          </table:table-cell>
          <table:table-cell table:formula="of:=ABS([.K32]-[.J32])" office:value-type="float" office:value="0.148999929428101" calcext:value-type="float">
            <text:p>0.148999929428101</text:p>
          </table:table-cell>
          <table:table-cell/>
          <table:table-cell table:formula="of:= 1 / [.J32]" office:value-type="float" office:value="30.3030373089039" calcext:value-type="float">
            <text:p>30.3030373089039</text:p>
          </table:table-cell>
          <table:table-cell table:formula="of:= 1 / [.K32]" office:value-type="float" office:value="5.49450785537156" calcext:value-type="float">
            <text:p>5.49450785537156</text:p>
          </table:table-cell>
        </table:table-row>
        <table:table-row table:style-name="ro1">
          <table:table-cell office:value-type="float" office:value="1738936107.955" calcext:value-type="float">
            <text:p>1738936107.955</text:p>
          </table:table-cell>
          <table:table-cell office:value-type="float" office:value="1738936109.255" calcext:value-type="float">
            <text:p>1738936109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1.30000019073486" calcext:value-type="float">
            <text:p>1.30000019073486</text:p>
          </table:table-cell>
          <table:table-cell/>
          <table:table-cell table:formula="of:=[.A33]-[.A32]" office:value-type="float" office:value="0.266999959945679" calcext:value-type="float">
            <text:p>0.266999959945679</text:p>
          </table:table-cell>
          <table:table-cell table:formula="of:=[.B33]-[.B32]" office:value-type="float" office:value="0.17300009727478" calcext:value-type="float">
            <text:p>0.17300009727478</text:p>
          </table:table-cell>
          <table:table-cell table:formula="of:=ABS([.K33]-[.J33])" office:value-type="float" office:value="0.0939998626708984" calcext:value-type="float">
            <text:p>0.0939998626708984</text:p>
          </table:table-cell>
          <table:table-cell/>
          <table:table-cell table:formula="of:= 1 / [.J33]" office:value-type="float" office:value="3.74531891391838" calcext:value-type="float">
            <text:p>3.74531891391838</text:p>
          </table:table-cell>
          <table:table-cell table:formula="of:= 1 / [.K33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107.988" calcext:value-type="float">
            <text:p>1738936107.988</text:p>
          </table:table-cell>
          <table:table-cell office:value-type="float" office:value="1738936109.351" calcext:value-type="float">
            <text:p>1738936109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1.36300015449524" calcext:value-type="float">
            <text:p>1.36300015449524</text:p>
          </table:table-cell>
          <table:table-cell/>
          <table:table-cell table:formula="of:=[.A34]-[.A33]" office:value-type="float" office:value="0.0329999923706055" calcext:value-type="float">
            <text:p>0.0329999923706055</text:p>
          </table:table-cell>
          <table:table-cell table:formula="of:=[.B34]-[.B33]" office:value-type="float" office:value="0.0959999561309815" calcext:value-type="float">
            <text:p>0.0959999561309815</text:p>
          </table:table-cell>
          <table:table-cell table:formula="of:=ABS([.K34]-[.J34])" office:value-type="float" office:value="0.062999963760376" calcext:value-type="float">
            <text:p>0.062999963760376</text:p>
          </table:table-cell>
          <table:table-cell/>
          <table:table-cell table:formula="of:= 1 / [.J34]" office:value-type="float" office:value="30.3030373089039" calcext:value-type="float">
            <text:p>30.3030373089039</text:p>
          </table:table-cell>
          <table:table-cell table:formula="of:= 1 / [.K34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8.321" calcext:value-type="float">
            <text:p>1738936108.321</text:p>
          </table:table-cell>
          <table:table-cell office:value-type="float" office:value="1738936110.307" calcext:value-type="float">
            <text:p>1738936110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1.98599982261658" calcext:value-type="float">
            <text:p>1.98599982261658</text:p>
          </table:table-cell>
          <table:table-cell/>
          <table:table-cell table:formula="of:=[.A35]-[.A34]" office:value-type="float" office:value="0.333000183105469" calcext:value-type="float">
            <text:p>0.333000183105469</text:p>
          </table:table-cell>
          <table:table-cell table:formula="of:=[.B35]-[.B34]" office:value-type="float" office:value="0.955999851226807" calcext:value-type="float">
            <text:p>0.955999851226807</text:p>
          </table:table-cell>
          <table:table-cell table:formula="of:=ABS([.K35]-[.J35])" office:value-type="float" office:value="0.622999668121338" calcext:value-type="float">
            <text:p>0.622999668121338</text:p>
          </table:table-cell>
          <table:table-cell/>
          <table:table-cell table:formula="of:= 1 / [.J35]" office:value-type="float" office:value="3.00300135175384" calcext:value-type="float">
            <text:p>3.00300135175384</text:p>
          </table:table-cell>
          <table:table-cell table:formula="of:= 1 / [.K35]" office:value-type="float" office:value="1.04602526738548" calcext:value-type="float">
            <text:p>1.04602526738548</text:p>
          </table:table-cell>
        </table:table-row>
        <table:table-row table:style-name="ro1">
          <table:table-cell office:value-type="float" office:value="1738936108.355" calcext:value-type="float">
            <text:p>1738936108.355</text:p>
          </table:table-cell>
          <table:table-cell office:value-type="float" office:value="1738936110.409" calcext:value-type="float">
            <text:p>1738936110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2.05399990081787" calcext:value-type="float">
            <text:p>2.05399990081787</text:p>
          </table:table-cell>
          <table:table-cell/>
          <table:table-cell table:formula="of:=[.A36]-[.A35]" office:value-type="float" office:value="0.0339999198913574" calcext:value-type="float">
            <text:p>0.0339999198913574</text:p>
          </table:table-cell>
          <table:table-cell table:formula="of:=[.B36]-[.B35]" office:value-type="float" office:value="0.101999998092651" calcext:value-type="float">
            <text:p>0.101999998092651</text:p>
          </table:table-cell>
          <table:table-cell table:formula="of:=ABS([.K36]-[.J36])" office:value-type="float" office:value="0.068000078201294" calcext:value-type="float">
            <text:p>0.068000078201294</text:p>
          </table:table-cell>
          <table:table-cell/>
          <table:table-cell table:formula="of:= 1 / [.J36]" office:value-type="float" office:value="29.4118340041793" calcext:value-type="float">
            <text:p>29.4118340041793</text:p>
          </table:table-cell>
          <table:table-cell table:formula="of:= 1 / [.K3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09.221" calcext:value-type="float">
            <text:p>1738936109.221</text:p>
          </table:table-cell>
          <table:table-cell office:value-type="float" office:value="1738936110.517" calcext:value-type="float">
            <text:p>1738936110.5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1.2960000038147" calcext:value-type="float">
            <text:p>1.2960000038147</text:p>
          </table:table-cell>
          <table:table-cell/>
          <table:table-cell table:formula="of:=[.A37]-[.A36]" office:value-type="float" office:value="0.865999937057495" calcext:value-type="float">
            <text:p>0.865999937057495</text:p>
          </table:table-cell>
          <table:table-cell table:formula="of:=[.B37]-[.B36]" office:value-type="float" office:value="0.108000040054321" calcext:value-type="float">
            <text:p>0.108000040054321</text:p>
          </table:table-cell>
          <table:table-cell table:formula="of:=ABS([.K37]-[.J37])" office:value-type="float" office:value="0.757999897003174" calcext:value-type="float">
            <text:p>0.757999897003174</text:p>
          </table:table-cell>
          <table:table-cell/>
          <table:table-cell table:formula="of:= 1 / [.J37]" office:value-type="float" office:value="1.15473449501372" calcext:value-type="float">
            <text:p>1.15473449501372</text:p>
          </table:table-cell>
          <table:table-cell table:formula="of:= 1 / [.K37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09.588" calcext:value-type="float">
            <text:p>1738936109.588</text:p>
          </table:table-cell>
          <table:table-cell office:value-type="float" office:value="1738936111.34" calcext:value-type="float">
            <text:p>1738936111.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1.7519998550415" calcext:value-type="float">
            <text:p>1.7519998550415</text:p>
          </table:table-cell>
          <table:table-cell/>
          <table:table-cell table:formula="of:=[.A38]-[.A37]" office:value-type="float" office:value="0.367000102996826" calcext:value-type="float">
            <text:p>0.367000102996826</text:p>
          </table:table-cell>
          <table:table-cell table:formula="of:=[.B38]-[.B37]" office:value-type="float" office:value="0.822999954223633" calcext:value-type="float">
            <text:p>0.822999954223633</text:p>
          </table:table-cell>
          <table:table-cell table:formula="of:=ABS([.K38]-[.J38])" office:value-type="float" office:value="0.455999851226807" calcext:value-type="float">
            <text:p>0.455999851226807</text:p>
          </table:table-cell>
          <table:table-cell/>
          <table:table-cell table:formula="of:= 1 / [.J38]" office:value-type="float" office:value="2.72479487562609" calcext:value-type="float">
            <text:p>2.72479487562609</text:p>
          </table:table-cell>
          <table:table-cell table:formula="of:= 1 / [.K38]" office:value-type="float" office:value="1.21506689625923" calcext:value-type="float">
            <text:p>1.21506689625923</text:p>
          </table:table-cell>
        </table:table-row>
        <table:table-row table:style-name="ro1">
          <table:table-cell office:value-type="float" office:value="1738936110.188" calcext:value-type="float">
            <text:p>1738936110.188</text:p>
          </table:table-cell>
          <table:table-cell office:value-type="float" office:value="1738936111.508" calcext:value-type="float">
            <text:p>1738936111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1.3199999332428" calcext:value-type="float">
            <text:p>1.3199999332428</text:p>
          </table:table-cell>
          <table:table-cell/>
          <table:table-cell table:formula="of:=[.A39]-[.A38]" office:value-type="float" office:value="0.599999904632568" calcext:value-type="float">
            <text:p>0.599999904632568</text:p>
          </table:table-cell>
          <table:table-cell table:formula="of:=[.B39]-[.B38]" office:value-type="float" office:value="0.167999982833862" calcext:value-type="float">
            <text:p>0.167999982833862</text:p>
          </table:table-cell>
          <table:table-cell table:formula="of:=ABS([.K39]-[.J39])" office:value-type="float" office:value="0.431999921798706" calcext:value-type="float">
            <text:p>0.431999921798706</text:p>
          </table:table-cell>
          <table:table-cell/>
          <table:table-cell table:formula="of:= 1 / [.J39]" office:value-type="float" office:value="1.66666693157624" calcext:value-type="float">
            <text:p>1.66666693157624</text:p>
          </table:table-cell>
          <table:table-cell table:formula="of:= 1 / [.K39]" office:value-type="float" office:value="5.95238156059168" calcext:value-type="float">
            <text:p>5.95238156059168</text:p>
          </table:table-cell>
        </table:table-row>
        <table:table-row table:style-name="ro1">
          <table:table-cell office:value-type="float" office:value="1738936110.288" calcext:value-type="float">
            <text:p>1738936110.288</text:p>
          </table:table-cell>
          <table:table-cell office:value-type="float" office:value="1738936111.639" calcext:value-type="float">
            <text:p>1738936111.6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1.35099983215332" calcext:value-type="float">
            <text:p>1.35099983215332</text:p>
          </table:table-cell>
          <table:table-cell/>
          <table:table-cell table:formula="of:=[.A40]-[.A39]" office:value-type="float" office:value="0.100000143051147" calcext:value-type="float">
            <text:p>0.100000143051147</text:p>
          </table:table-cell>
          <table:table-cell table:formula="of:=[.B40]-[.B39]" office:value-type="float" office:value="0.13100004196167" calcext:value-type="float">
            <text:p>0.13100004196167</text:p>
          </table:table-cell>
          <table:table-cell table:formula="of:=ABS([.K40]-[.J40])" office:value-type="float" office:value="0.0309998989105225" calcext:value-type="float">
            <text:p>0.0309998989105225</text:p>
          </table:table-cell>
          <table:table-cell/>
          <table:table-cell table:formula="of:= 1 / [.J40]" office:value-type="float" office:value="9.99998569490572" calcext:value-type="float">
            <text:p>9.99998569490572</text:p>
          </table:table-cell>
          <table:table-cell table:formula="of:= 1 / [.K40]" office:value-type="float" office:value="7.63358534108406" calcext:value-type="float">
            <text:p>7.63358534108406</text:p>
          </table:table-cell>
        </table:table-row>
        <table:table-row table:style-name="ro1">
          <table:table-cell office:value-type="float" office:value="1738936110.421" calcext:value-type="float">
            <text:p>1738936110.421</text:p>
          </table:table-cell>
          <table:table-cell office:value-type="float" office:value="1738936111.731" calcext:value-type="float">
            <text:p>1738936111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1.30999994277954" calcext:value-type="float">
            <text:p>1.30999994277954</text:p>
          </table:table-cell>
          <table:table-cell/>
          <table:table-cell table:formula="of:=[.A41]-[.A40]" office:value-type="float" office:value="0.132999897003174" calcext:value-type="float">
            <text:p>0.132999897003174</text:p>
          </table:table-cell>
          <table:table-cell table:formula="of:=[.B41]-[.B40]" office:value-type="float" office:value="0.0920000076293945" calcext:value-type="float">
            <text:p>0.0920000076293945</text:p>
          </table:table-cell>
          <table:table-cell table:formula="of:=ABS([.K41]-[.J41])" office:value-type="float" office:value="0.0409998893737793" calcext:value-type="float">
            <text:p>0.0409998893737793</text:p>
          </table:table-cell>
          <table:table-cell/>
          <table:table-cell table:formula="of:= 1 / [.J41]" office:value-type="float" office:value="7.51880281513403" calcext:value-type="float">
            <text:p>7.51880281513403</text:p>
          </table:table-cell>
          <table:table-cell table:formula="of:= 1 / [.K4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10.521" calcext:value-type="float">
            <text:p>1738936110.521</text:p>
          </table:table-cell>
          <table:table-cell office:value-type="float" office:value="1738936112.168" calcext:value-type="float">
            <text:p>1738936112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1.6470000743866" calcext:value-type="float">
            <text:p>1.6470000743866</text:p>
          </table:table-cell>
          <table:table-cell/>
          <table:table-cell table:formula="of:=[.A42]-[.A41]" office:value-type="float" office:value="0.0999999046325684" calcext:value-type="float">
            <text:p>0.0999999046325684</text:p>
          </table:table-cell>
          <table:table-cell table:formula="of:=[.B42]-[.B41]" office:value-type="float" office:value="0.437000036239624" calcext:value-type="float">
            <text:p>0.437000036239624</text:p>
          </table:table-cell>
          <table:table-cell table:formula="of:=ABS([.K42]-[.J42])" office:value-type="float" office:value="0.337000131607056" calcext:value-type="float">
            <text:p>0.337000131607056</text:p>
          </table:table-cell>
          <table:table-cell/>
          <table:table-cell table:formula="of:= 1 / [.J42]" office:value-type="float" office:value="10.0000095367523" calcext:value-type="float">
            <text:p>10.0000095367523</text:p>
          </table:table-cell>
          <table:table-cell table:formula="of:= 1 / [.K42]" office:value-type="float" office:value="2.28832932968377" calcext:value-type="float">
            <text:p>2.28832932968377</text:p>
          </table:table-cell>
        </table:table-row>
        <table:table-row table:style-name="ro1">
          <table:table-cell office:value-type="float" office:value="1738936110.788" calcext:value-type="float">
            <text:p>1738936110.788</text:p>
          </table:table-cell>
          <table:table-cell office:value-type="float" office:value="1738936112.412" calcext:value-type="float">
            <text:p>1738936112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1.62399983406067" calcext:value-type="float">
            <text:p>1.62399983406067</text:p>
          </table:table-cell>
          <table:table-cell/>
          <table:table-cell table:formula="of:=[.A43]-[.A42]" office:value-type="float" office:value="0.267000198364258" calcext:value-type="float">
            <text:p>0.267000198364258</text:p>
          </table:table-cell>
          <table:table-cell table:formula="of:=[.B43]-[.B42]" office:value-type="float" office:value="0.24399995803833" calcext:value-type="float">
            <text:p>0.24399995803833</text:p>
          </table:table-cell>
          <table:table-cell table:formula="of:=ABS([.K43]-[.J43])" office:value-type="float" office:value="0.0230002403259277" calcext:value-type="float">
            <text:p>0.0230002403259277</text:p>
          </table:table-cell>
          <table:table-cell/>
          <table:table-cell table:formula="of:= 1 / [.J43]" office:value-type="float" office:value="3.74531556952531" calcext:value-type="float">
            <text:p>3.74531556952531</text:p>
          </table:table-cell>
          <table:table-cell table:formula="of:= 1 / [.K43]" office:value-type="float" office:value="4.09836136054954" calcext:value-type="float">
            <text:p>4.09836136054954</text:p>
          </table:table-cell>
        </table:table-row>
        <table:table-row table:style-name="ro1">
          <table:table-cell office:value-type="float" office:value="1738936110.821" calcext:value-type="float">
            <text:p>1738936110.821</text:p>
          </table:table-cell>
          <table:table-cell office:value-type="float" office:value="1738936112.51" calcext:value-type="float">
            <text:p>1738936112.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1.68899989128113" calcext:value-type="float">
            <text:p>1.68899989128113</text:p>
          </table:table-cell>
          <table:table-cell/>
          <table:table-cell table:formula="of:=[.A44]-[.A43]" office:value-type="float" office:value="0.0329999923706055" calcext:value-type="float">
            <text:p>0.0329999923706055</text:p>
          </table:table-cell>
          <table:table-cell table:formula="of:=[.B44]-[.B43]" office:value-type="float" office:value="0.0980000495910645" calcext:value-type="float">
            <text:p>0.0980000495910645</text:p>
          </table:table-cell>
          <table:table-cell table:formula="of:=ABS([.K44]-[.J44])" office:value-type="float" office:value="0.065000057220459" calcext:value-type="float">
            <text:p>0.065000057220459</text:p>
          </table:table-cell>
          <table:table-cell/>
          <table:table-cell table:formula="of:= 1 / [.J44]" office:value-type="float" office:value="30.3030373089039" calcext:value-type="float">
            <text:p>30.3030373089039</text:p>
          </table:table-cell>
          <table:table-cell table:formula="of:= 1 / [.K4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1.421" calcext:value-type="float">
            <text:p>1738936111.421</text:p>
          </table:table-cell>
          <table:table-cell office:value-type="float" office:value="1738936112.687" calcext:value-type="float">
            <text:p>1738936112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1.26600003242493" calcext:value-type="float">
            <text:p>1.26600003242493</text:p>
          </table:table-cell>
          <table:table-cell/>
          <table:table-cell table:formula="of:=[.A45]-[.A44]" office:value-type="float" office:value="0.599999904632568" calcext:value-type="float">
            <text:p>0.599999904632568</text:p>
          </table:table-cell>
          <table:table-cell table:formula="of:=[.B45]-[.B44]" office:value-type="float" office:value="0.177000045776367" calcext:value-type="float">
            <text:p>0.177000045776367</text:p>
          </table:table-cell>
          <table:table-cell table:formula="of:=ABS([.K45]-[.J45])" office:value-type="float" office:value="0.422999858856201" calcext:value-type="float">
            <text:p>0.422999858856201</text:p>
          </table:table-cell>
          <table:table-cell/>
          <table:table-cell table:formula="of:= 1 / [.J45]" office:value-type="float" office:value="1.66666693157624" calcext:value-type="float">
            <text:p>1.66666693157624</text:p>
          </table:table-cell>
          <table:table-cell table:formula="of:= 1 / [.K45]" office:value-type="float" office:value="5.64971605297471" calcext:value-type="float">
            <text:p>5.64971605297471</text:p>
          </table:table-cell>
        </table:table-row>
        <table:table-row table:style-name="ro1">
          <table:table-cell office:value-type="float" office:value="1738936111.455" calcext:value-type="float">
            <text:p>1738936111.455</text:p>
          </table:table-cell>
          <table:table-cell office:value-type="float" office:value="1738936112.787" calcext:value-type="float">
            <text:p>1738936112.7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1.33200001716614" calcext:value-type="float">
            <text:p>1.33200001716614</text:p>
          </table:table-cell>
          <table:table-cell/>
          <table:table-cell table:formula="of:=[.A46]-[.A45]" office:value-type="float" office:value="0.0339999198913574" calcext:value-type="float">
            <text:p>0.0339999198913574</text:p>
          </table:table-cell>
          <table:table-cell table:formula="of:=[.B46]-[.B45]" office:value-type="float" office:value="0.0999999046325684" calcext:value-type="float">
            <text:p>0.0999999046325684</text:p>
          </table:table-cell>
          <table:table-cell table:formula="of:=ABS([.K46]-[.J46])" office:value-type="float" office:value="0.0659999847412109" calcext:value-type="float">
            <text:p>0.0659999847412109</text:p>
          </table:table-cell>
          <table:table-cell/>
          <table:table-cell table:formula="of:= 1 / [.J46]" office:value-type="float" office:value="29.4118340041793" calcext:value-type="float">
            <text:p>29.4118340041793</text:p>
          </table:table-cell>
          <table:table-cell table:formula="of:= 1 / [.K46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1.555" calcext:value-type="float">
            <text:p>1738936111.555</text:p>
          </table:table-cell>
          <table:table-cell office:value-type="float" office:value="1738936112.886" calcext:value-type="float">
            <text:p>1738936112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1.33099985122681" calcext:value-type="float">
            <text:p>1.33099985122681</text:p>
          </table:table-cell>
          <table:table-cell/>
          <table:table-cell table:formula="of:=[.A47]-[.A46]" office:value-type="float" office:value="0.100000143051147" calcext:value-type="float">
            <text:p>0.100000143051147</text:p>
          </table:table-cell>
          <table:table-cell table:formula="of:=[.B47]-[.B46]" office:value-type="float" office:value="0.0989999771118164" calcext:value-type="float">
            <text:p>0.0989999771118164</text:p>
          </table:table-cell>
          <table:table-cell table:formula="of:=ABS([.K47]-[.J47])" office:value-type="float" office:value="0.00100016593933105" calcext:value-type="float">
            <text:p>0.00100016593933105</text:p>
          </table:table-cell>
          <table:table-cell/>
          <table:table-cell table:formula="of:= 1 / [.J47]" office:value-type="float" office:value="9.99998569490572" calcext:value-type="float">
            <text:p>9.99998569490572</text:p>
          </table:table-cell>
          <table:table-cell table:formula="of:= 1 / [.K4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11.621" calcext:value-type="float">
            <text:p>1738936111.621</text:p>
          </table:table-cell>
          <table:table-cell office:value-type="float" office:value="1738936112.976" calcext:value-type="float">
            <text:p>1738936112.9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1.35500001907349" calcext:value-type="float">
            <text:p>1.35500001907349</text:p>
          </table:table-cell>
          <table:table-cell/>
          <table:table-cell table:formula="of:=[.A48]-[.A47]" office:value-type="float" office:value="0.0659999847412109" calcext:value-type="float">
            <text:p>0.0659999847412109</text:p>
          </table:table-cell>
          <table:table-cell table:formula="of:=[.B48]-[.B47]" office:value-type="float" office:value="0.0900001525878906" calcext:value-type="float">
            <text:p>0.0900001525878906</text:p>
          </table:table-cell>
          <table:table-cell table:formula="of:=ABS([.K48]-[.J48])" office:value-type="float" office:value="0.0240001678466797" calcext:value-type="float">
            <text:p>0.0240001678466797</text:p>
          </table:table-cell>
          <table:table-cell/>
          <table:table-cell table:formula="of:= 1 / [.J48]" office:value-type="float" office:value="15.1515186544519" calcext:value-type="float">
            <text:p>15.1515186544519</text:p>
          </table:table-cell>
          <table:table-cell table:formula="of:= 1 / [.K4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111.755" calcext:value-type="float">
            <text:p>1738936111.755</text:p>
          </table:table-cell>
          <table:table-cell office:value-type="float" office:value="1738936113.533" calcext:value-type="float">
            <text:p>1738936113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1.77799987792969" calcext:value-type="float">
            <text:p>1.77799987792969</text:p>
          </table:table-cell>
          <table:table-cell/>
          <table:table-cell table:formula="of:=[.A49]-[.A48]" office:value-type="float" office:value="0.134000062942505" calcext:value-type="float">
            <text:p>0.134000062942505</text:p>
          </table:table-cell>
          <table:table-cell table:formula="of:=[.B49]-[.B48]" office:value-type="float" office:value="0.556999921798706" calcext:value-type="float">
            <text:p>0.556999921798706</text:p>
          </table:table-cell>
          <table:table-cell table:formula="of:=ABS([.K49]-[.J49])" office:value-type="float" office:value="0.422999858856201" calcext:value-type="float">
            <text:p>0.422999858856201</text:p>
          </table:table-cell>
          <table:table-cell/>
          <table:table-cell table:formula="of:= 1 / [.J49]" office:value-type="float" office:value="7.46268306179131" calcext:value-type="float">
            <text:p>7.46268306179131</text:p>
          </table:table-cell>
          <table:table-cell table:formula="of:= 1 / [.K49]" office:value-type="float" office:value="1.79533238850506" calcext:value-type="float">
            <text:p>1.79533238850506</text:p>
          </table:table-cell>
        </table:table-row>
        <table:table-row table:style-name="ro1">
          <table:table-cell office:value-type="float" office:value="1738936112.421" calcext:value-type="float">
            <text:p>1738936112.421</text:p>
          </table:table-cell>
          <table:table-cell office:value-type="float" office:value="1738936114.077" calcext:value-type="float">
            <text:p>1738936114.0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1.65599989891052" calcext:value-type="float">
            <text:p>1.65599989891052</text:p>
          </table:table-cell>
          <table:table-cell/>
          <table:table-cell table:formula="of:=[.A50]-[.A49]" office:value-type="float" office:value="0.665999889373779" calcext:value-type="float">
            <text:p>0.665999889373779</text:p>
          </table:table-cell>
          <table:table-cell table:formula="of:=[.B50]-[.B49]" office:value-type="float" office:value="0.543999910354614" calcext:value-type="float">
            <text:p>0.543999910354614</text:p>
          </table:table-cell>
          <table:table-cell table:formula="of:=ABS([.K50]-[.J50])" office:value-type="float" office:value="0.121999979019165" calcext:value-type="float">
            <text:p>0.121999979019165</text:p>
          </table:table-cell>
          <table:table-cell/>
          <table:table-cell table:formula="of:= 1 / [.J50]" office:value-type="float" office:value="1.50150175090911" calcext:value-type="float">
            <text:p>1.50150175090911</text:p>
          </table:table-cell>
          <table:table-cell table:formula="of:= 1 / [.K50]" office:value-type="float" office:value="1.83823559703923" calcext:value-type="float">
            <text:p>1.83823559703923</text:p>
          </table:table-cell>
        </table:table-row>
        <table:table-row table:style-name="ro1">
          <table:table-cell office:value-type="float" office:value="1738936112.721" calcext:value-type="float">
            <text:p>1738936112.721</text:p>
          </table:table-cell>
          <table:table-cell office:value-type="float" office:value="1738936114.168" calcext:value-type="float">
            <text:p>1738936114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1.44700002670288" calcext:value-type="float">
            <text:p>1.44700002670288</text:p>
          </table:table-cell>
          <table:table-cell/>
          <table:table-cell table:formula="of:=[.A51]-[.A50]" office:value-type="float" office:value="0.299999952316284" calcext:value-type="float">
            <text:p>0.299999952316284</text:p>
          </table:table-cell>
          <table:table-cell table:formula="of:=[.B51]-[.B50]" office:value-type="float" office:value="0.0910000801086426" calcext:value-type="float">
            <text:p>0.0910000801086426</text:p>
          </table:table-cell>
          <table:table-cell table:formula="of:=ABS([.K51]-[.J51])" office:value-type="float" office:value="0.208999872207642" calcext:value-type="float">
            <text:p>0.208999872207642</text:p>
          </table:table-cell>
          <table:table-cell/>
          <table:table-cell table:formula="of:= 1 / [.J51]" office:value-type="float" office:value="3.33333386315248" calcext:value-type="float">
            <text:p>3.33333386315248</text:p>
          </table:table-cell>
          <table:table-cell table:formula="of:= 1 / [.K5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13.055" calcext:value-type="float">
            <text:p>1738936113.055</text:p>
          </table:table-cell>
          <table:table-cell office:value-type="float" office:value="1738936114.28" calcext:value-type="float">
            <text:p>1738936114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1.22499990463257" calcext:value-type="float">
            <text:p>1.22499990463257</text:p>
          </table:table-cell>
          <table:table-cell/>
          <table:table-cell table:formula="of:=[.A52]-[.A51]" office:value-type="float" office:value="0.334000110626221" calcext:value-type="float">
            <text:p>0.334000110626221</text:p>
          </table:table-cell>
          <table:table-cell table:formula="of:=[.B52]-[.B51]" office:value-type="float" office:value="0.111999988555908" calcext:value-type="float">
            <text:p>0.111999988555908</text:p>
          </table:table-cell>
          <table:table-cell table:formula="of:=ABS([.K52]-[.J52])" office:value-type="float" office:value="0.222000122070313" calcext:value-type="float">
            <text:p>0.222000122070313</text:p>
          </table:table-cell>
          <table:table-cell/>
          <table:table-cell table:formula="of:= 1 / [.J52]" office:value-type="float" office:value="2.99401098438287" calcext:value-type="float">
            <text:p>2.99401098438287</text:p>
          </table:table-cell>
          <table:table-cell table:formula="of:= 1 / [.K52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113.188" calcext:value-type="float">
            <text:p>1738936113.188</text:p>
          </table:table-cell>
          <table:table-cell office:value-type="float" office:value="1738936114.371" calcext:value-type="float">
            <text:p>1738936114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1.18300008773804" calcext:value-type="float">
            <text:p>1.18300008773804</text:p>
          </table:table-cell>
          <table:table-cell/>
          <table:table-cell table:formula="of:=[.A53]-[.A52]" office:value-type="float" office:value="0.132999897003174" calcext:value-type="float">
            <text:p>0.132999897003174</text:p>
          </table:table-cell>
          <table:table-cell table:formula="of:=[.B53]-[.B52]" office:value-type="float" office:value="0.0910000801086426" calcext:value-type="float">
            <text:p>0.0910000801086426</text:p>
          </table:table-cell>
          <table:table-cell table:formula="of:=ABS([.K53]-[.J53])" office:value-type="float" office:value="0.0419998168945313" calcext:value-type="float">
            <text:p>0.0419998168945313</text:p>
          </table:table-cell>
          <table:table-cell/>
          <table:table-cell table:formula="of:= 1 / [.J53]" office:value-type="float" office:value="7.51880281513403" calcext:value-type="float">
            <text:p>7.51880281513403</text:p>
          </table:table-cell>
          <table:table-cell table:formula="of:= 1 / [.K5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13.221" calcext:value-type="float">
            <text:p>1738936113.221</text:p>
          </table:table-cell>
          <table:table-cell office:value-type="float" office:value="1738936114.471" calcext:value-type="float">
            <text:p>1738936114.4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1.25" calcext:value-type="float">
            <text:p>1.25</text:p>
          </table:table-cell>
          <table:table-cell/>
          <table:table-cell table:formula="of:=[.A54]-[.A53]" office:value-type="float" office:value="0.0329999923706055" calcext:value-type="float">
            <text:p>0.0329999923706055</text:p>
          </table:table-cell>
          <table:table-cell table:formula="of:=[.B54]-[.B53]" office:value-type="float" office:value="0.0999999046325684" calcext:value-type="float">
            <text:p>0.0999999046325684</text:p>
          </table:table-cell>
          <table:table-cell table:formula="of:=ABS([.K54]-[.J54])" office:value-type="float" office:value="0.0669999122619629" calcext:value-type="float">
            <text:p>0.0669999122619629</text:p>
          </table:table-cell>
          <table:table-cell/>
          <table:table-cell table:formula="of:= 1 / [.J54]" office:value-type="float" office:value="30.3030373089039" calcext:value-type="float">
            <text:p>30.3030373089039</text:p>
          </table:table-cell>
          <table:table-cell table:formula="of:= 1 / [.K54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3.255" calcext:value-type="float">
            <text:p>1738936113.255</text:p>
          </table:table-cell>
          <table:table-cell office:value-type="float" office:value="1738936114.617" calcext:value-type="float">
            <text:p>173893611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1.36199998855591" calcext:value-type="float">
            <text:p>1.36199998855591</text:p>
          </table:table-cell>
          <table:table-cell/>
          <table:table-cell table:formula="of:=[.A55]-[.A54]" office:value-type="float" office:value="0.0340001583099365" calcext:value-type="float">
            <text:p>0.0340001583099365</text:p>
          </table:table-cell>
          <table:table-cell table:formula="of:=[.B55]-[.B54]" office:value-type="float" office:value="0.146000146865845" calcext:value-type="float">
            <text:p>0.146000146865845</text:p>
          </table:table-cell>
          <table:table-cell table:formula="of:=ABS([.K55]-[.J55])" office:value-type="float" office:value="0.111999988555908" calcext:value-type="float">
            <text:p>0.111999988555908</text:p>
          </table:table-cell>
          <table:table-cell/>
          <table:table-cell table:formula="of:= 1 / [.J55]" office:value-type="float" office:value="29.4116277602081" calcext:value-type="float">
            <text:p>29.4116277602081</text:p>
          </table:table-cell>
          <table:table-cell table:formula="of:= 1 / [.K55]" office:value-type="float" office:value="6.84930817856554" calcext:value-type="float">
            <text:p>6.84930817856554</text:p>
          </table:table-cell>
        </table:table-row>
        <table:table-row table:style-name="ro1">
          <table:table-cell office:value-type="float" office:value="1738936113.421" calcext:value-type="float">
            <text:p>1738936113.421</text:p>
          </table:table-cell>
          <table:table-cell office:value-type="float" office:value="1738936114.717" calcext:value-type="float">
            <text:p>1738936114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1.2960000038147" calcext:value-type="float">
            <text:p>1.2960000038147</text:p>
          </table:table-cell>
          <table:table-cell/>
          <table:table-cell table:formula="of:=[.A56]-[.A55]" office:value-type="float" office:value="0.165999889373779" calcext:value-type="float">
            <text:p>0.165999889373779</text:p>
          </table:table-cell>
          <table:table-cell table:formula="of:=[.B56]-[.B55]" office:value-type="float" office:value="0.0999999046325684" calcext:value-type="float">
            <text:p>0.0999999046325684</text:p>
          </table:table-cell>
          <table:table-cell table:formula="of:=ABS([.K56]-[.J56])" office:value-type="float" office:value="0.0659999847412109" calcext:value-type="float">
            <text:p>0.0659999847412109</text:p>
          </table:table-cell>
          <table:table-cell/>
          <table:table-cell table:formula="of:= 1 / [.J56]" office:value-type="float" office:value="6.02410040014133" calcext:value-type="float">
            <text:p>6.02410040014133</text:p>
          </table:table-cell>
          <table:table-cell table:formula="of:= 1 / [.K56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3.455" calcext:value-type="float">
            <text:p>1738936113.455</text:p>
          </table:table-cell>
          <table:table-cell office:value-type="float" office:value="1738936114.813" calcext:value-type="float">
            <text:p>1738936114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1.35800004005432" calcext:value-type="float">
            <text:p>1.35800004005432</text:p>
          </table:table-cell>
          <table:table-cell/>
          <table:table-cell table:formula="of:=[.A57]-[.A56]" office:value-type="float" office:value="0.0339999198913574" calcext:value-type="float">
            <text:p>0.0339999198913574</text:p>
          </table:table-cell>
          <table:table-cell table:formula="of:=[.B57]-[.B56]" office:value-type="float" office:value="0.0959999561309815" calcext:value-type="float">
            <text:p>0.0959999561309815</text:p>
          </table:table-cell>
          <table:table-cell table:formula="of:=ABS([.K57]-[.J57])" office:value-type="float" office:value="0.062000036239624" calcext:value-type="float">
            <text:p>0.062000036239624</text:p>
          </table:table-cell>
          <table:table-cell/>
          <table:table-cell table:formula="of:= 1 / [.J57]" office:value-type="float" office:value="29.4118340041793" calcext:value-type="float">
            <text:p>29.4118340041793</text:p>
          </table:table-cell>
          <table:table-cell table:formula="of:= 1 / [.K57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13.488" calcext:value-type="float">
            <text:p>1738936113.488</text:p>
          </table:table-cell>
          <table:table-cell office:value-type="float" office:value="1738936114.907" calcext:value-type="float">
            <text:p>1738936114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1.41900014877319" calcext:value-type="float">
            <text:p>1.41900014877319</text:p>
          </table:table-cell>
          <table:table-cell/>
          <table:table-cell table:formula="of:=[.A58]-[.A57]" office:value-type="float" office:value="0.0329999923706055" calcext:value-type="float">
            <text:p>0.0329999923706055</text:p>
          </table:table-cell>
          <table:table-cell table:formula="of:=[.B58]-[.B57]" office:value-type="float" office:value="0.0940001010894775" calcext:value-type="float">
            <text:p>0.0940001010894775</text:p>
          </table:table-cell>
          <table:table-cell table:formula="of:=ABS([.K58]-[.J58])" office:value-type="float" office:value="0.0610001087188721" calcext:value-type="float">
            <text:p>0.0610001087188721</text:p>
          </table:table-cell>
          <table:table-cell/>
          <table:table-cell table:formula="of:= 1 / [.J58]" office:value-type="float" office:value="30.3030373089039" calcext:value-type="float">
            <text:p>30.3030373089039</text:p>
          </table:table-cell>
          <table:table-cell table:formula="of:= 1 / [.K58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13.655" calcext:value-type="float">
            <text:p>1738936113.655</text:p>
          </table:table-cell>
          <table:table-cell office:value-type="float" office:value="1738936115.081" calcext:value-type="float">
            <text:p>1738936115.0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1.42600011825562" calcext:value-type="float">
            <text:p>1.42600011825562</text:p>
          </table:table-cell>
          <table:table-cell/>
          <table:table-cell table:formula="of:=[.A59]-[.A58]" office:value-type="float" office:value="0.16700005531311" calcext:value-type="float">
            <text:p>0.16700005531311</text:p>
          </table:table-cell>
          <table:table-cell table:formula="of:=[.B59]-[.B58]" office:value-type="float" office:value="0.174000024795532" calcext:value-type="float">
            <text:p>0.174000024795532</text:p>
          </table:table-cell>
          <table:table-cell table:formula="of:=ABS([.K59]-[.J59])" office:value-type="float" office:value="0.00699996948242188" calcext:value-type="float">
            <text:p>0.00699996948242188</text:p>
          </table:table-cell>
          <table:table-cell/>
          <table:table-cell table:formula="of:= 1 / [.J59]" office:value-type="float" office:value="5.98802196876575" calcext:value-type="float">
            <text:p>5.98802196876575</text:p>
          </table:table-cell>
          <table:table-cell table:formula="of:= 1 / [.K59]" office:value-type="float" office:value="5.74712561779863" calcext:value-type="float">
            <text:p>5.74712561779863</text:p>
          </table:table-cell>
        </table:table-row>
        <table:table-row table:style-name="ro1">
          <table:table-cell office:value-type="float" office:value="1738936113.988" calcext:value-type="float">
            <text:p>1738936113.988</text:p>
          </table:table-cell>
          <table:table-cell office:value-type="float" office:value="1738936115.172" calcext:value-type="float">
            <text:p>1738936115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1.18400001525879" calcext:value-type="float">
            <text:p>1.18400001525879</text:p>
          </table:table-cell>
          <table:table-cell/>
          <table:table-cell table:formula="of:=[.A60]-[.A59]" office:value-type="float" office:value="0.33299994468689" calcext:value-type="float">
            <text:p>0.33299994468689</text:p>
          </table:table-cell>
          <table:table-cell table:formula="of:=[.B60]-[.B59]" office:value-type="float" office:value="0.0909998416900635" calcext:value-type="float">
            <text:p>0.0909998416900635</text:p>
          </table:table-cell>
          <table:table-cell table:formula="of:=ABS([.K60]-[.J60])" office:value-type="float" office:value="0.242000102996826" calcext:value-type="float">
            <text:p>0.242000102996826</text:p>
          </table:table-cell>
          <table:table-cell/>
          <table:table-cell table:formula="of:= 1 / [.J60]" office:value-type="float" office:value="3.00300350181821" calcext:value-type="float">
            <text:p>3.00300350181821</text:p>
          </table:table-cell>
          <table:table-cell table:formula="of:= 1 / [.K6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14.388" calcext:value-type="float">
            <text:p>1738936114.388</text:p>
          </table:table-cell>
          <table:table-cell office:value-type="float" office:value="1738936115.911" calcext:value-type="float">
            <text:p>1738936115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1.52300000190735" calcext:value-type="float">
            <text:p>1.52300000190735</text:p>
          </table:table-cell>
          <table:table-cell/>
          <table:table-cell table:formula="of:=[.A61]-[.A60]" office:value-type="float" office:value="0.400000095367432" calcext:value-type="float">
            <text:p>0.400000095367432</text:p>
          </table:table-cell>
          <table:table-cell table:formula="of:=[.B61]-[.B60]" office:value-type="float" office:value="0.739000082015991" calcext:value-type="float">
            <text:p>0.739000082015991</text:p>
          </table:table-cell>
          <table:table-cell table:formula="of:=ABS([.K61]-[.J61])" office:value-type="float" office:value="0.33899998664856" calcext:value-type="float">
            <text:p>0.33899998664856</text:p>
          </table:table-cell>
          <table:table-cell/>
          <table:table-cell table:formula="of:= 1 / [.J61]" office:value-type="float" office:value="2.49999940395369" calcext:value-type="float">
            <text:p>2.49999940395369</text:p>
          </table:table-cell>
          <table:table-cell table:formula="of:= 1 / [.K61]" office:value-type="float" office:value="1.35317982275726" calcext:value-type="float">
            <text:p>1.35317982275726</text:p>
          </table:table-cell>
        </table:table-row>
        <table:table-row table:style-name="ro1">
          <table:table-cell office:value-type="float" office:value="1738936114.755" calcext:value-type="float">
            <text:p>1738936114.755</text:p>
          </table:table-cell>
          <table:table-cell office:value-type="float" office:value="1738936116.009" calcext:value-type="float">
            <text:p>1738936116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1.25399994850159" calcext:value-type="float">
            <text:p>1.25399994850159</text:p>
          </table:table-cell>
          <table:table-cell/>
          <table:table-cell table:formula="of:=[.A62]-[.A61]" office:value-type="float" office:value="0.367000102996826" calcext:value-type="float">
            <text:p>0.367000102996826</text:p>
          </table:table-cell>
          <table:table-cell table:formula="of:=[.B62]-[.B61]" office:value-type="float" office:value="0.0980000495910645" calcext:value-type="float">
            <text:p>0.0980000495910645</text:p>
          </table:table-cell>
          <table:table-cell table:formula="of:=ABS([.K62]-[.J62])" office:value-type="float" office:value="0.269000053405762" calcext:value-type="float">
            <text:p>0.269000053405762</text:p>
          </table:table-cell>
          <table:table-cell/>
          <table:table-cell table:formula="of:= 1 / [.J62]" office:value-type="float" office:value="2.72479487562609" calcext:value-type="float">
            <text:p>2.72479487562609</text:p>
          </table:table-cell>
          <table:table-cell table:formula="of:= 1 / [.K6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4.788" calcext:value-type="float">
            <text:p>1738936114.788</text:p>
          </table:table-cell>
          <table:table-cell office:value-type="float" office:value="1738936116.096" calcext:value-type="float">
            <text:p>1738936116.0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1.30799984931946" calcext:value-type="float">
            <text:p>1.30799984931946</text:p>
          </table:table-cell>
          <table:table-cell/>
          <table:table-cell table:formula="of:=[.A63]-[.A62]" office:value-type="float" office:value="0.0329999923706055" calcext:value-type="float">
            <text:p>0.0329999923706055</text:p>
          </table:table-cell>
          <table:table-cell table:formula="of:=[.B63]-[.B62]" office:value-type="float" office:value="0.0869998931884766" calcext:value-type="float">
            <text:p>0.0869998931884766</text:p>
          </table:table-cell>
          <table:table-cell table:formula="of:=ABS([.K63]-[.J63])" office:value-type="float" office:value="0.0539999008178711" calcext:value-type="float">
            <text:p>0.0539999008178711</text:p>
          </table:table-cell>
          <table:table-cell/>
          <table:table-cell table:formula="of:= 1 / [.J63]" office:value-type="float" office:value="30.3030373089039" calcext:value-type="float">
            <text:p>30.3030373089039</text:p>
          </table:table-cell>
          <table:table-cell table:formula="of:= 1 / [.K63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114.821" calcext:value-type="float">
            <text:p>1738936114.821</text:p>
          </table:table-cell>
          <table:table-cell office:value-type="float" office:value="1738936116.194" calcext:value-type="float">
            <text:p>1738936116.1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1.37299990653992" calcext:value-type="float">
            <text:p>1.37299990653992</text:p>
          </table:table-cell>
          <table:table-cell/>
          <table:table-cell table:formula="of:=[.A64]-[.A63]" office:value-type="float" office:value="0.0329999923706055" calcext:value-type="float">
            <text:p>0.0329999923706055</text:p>
          </table:table-cell>
          <table:table-cell table:formula="of:=[.B64]-[.B63]" office:value-type="float" office:value="0.0980000495910645" calcext:value-type="float">
            <text:p>0.0980000495910645</text:p>
          </table:table-cell>
          <table:table-cell table:formula="of:=ABS([.K64]-[.J64])" office:value-type="float" office:value="0.065000057220459" calcext:value-type="float">
            <text:p>0.065000057220459</text:p>
          </table:table-cell>
          <table:table-cell/>
          <table:table-cell table:formula="of:= 1 / [.J64]" office:value-type="float" office:value="30.3030373089039" calcext:value-type="float">
            <text:p>30.3030373089039</text:p>
          </table:table-cell>
          <table:table-cell table:formula="of:= 1 / [.K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4.921" calcext:value-type="float">
            <text:p>1738936114.921</text:p>
          </table:table-cell>
          <table:table-cell office:value-type="float" office:value="1738936116.294" calcext:value-type="float">
            <text:p>1738936116.2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1.37299990653992" calcext:value-type="float">
            <text:p>1.37299990653992</text:p>
          </table:table-cell>
          <table:table-cell/>
          <table:table-cell table:formula="of:=[.A65]-[.A64]" office:value-type="float" office:value="0.0999999046325684" calcext:value-type="float">
            <text:p>0.0999999046325684</text:p>
          </table:table-cell>
          <table:table-cell table:formula="of:=[.B65]-[.B64]" office:value-type="float" office:value="0.0999999046325684" calcext:value-type="float">
            <text:p>0.0999999046325684</text:p>
          </table:table-cell>
          <table:table-cell table:formula="of:=ABS([.K65]-[.J65])" office:value-type="float" office:value="0" calcext:value-type="float">
            <text:p>0</text:p>
          </table:table-cell>
          <table:table-cell/>
          <table:table-cell table:formula="of:= 1 / [.J65]" office:value-type="float" office:value="10.0000095367523" calcext:value-type="float">
            <text:p>10.0000095367523</text:p>
          </table:table-cell>
          <table:table-cell table:formula="of:= 1 / [.K65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4.955" calcext:value-type="float">
            <text:p>1738936114.955</text:p>
          </table:table-cell>
          <table:table-cell office:value-type="float" office:value="1738936116.396" calcext:value-type="float">
            <text:p>1738936116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1.44099998474121" calcext:value-type="float">
            <text:p>1.44099998474121</text:p>
          </table:table-cell>
          <table:table-cell/>
          <table:table-cell table:formula="of:=[.A66]-[.A65]" office:value-type="float" office:value="0.0339999198913574" calcext:value-type="float">
            <text:p>0.0339999198913574</text:p>
          </table:table-cell>
          <table:table-cell table:formula="of:=[.B66]-[.B65]" office:value-type="float" office:value="0.101999998092651" calcext:value-type="float">
            <text:p>0.101999998092651</text:p>
          </table:table-cell>
          <table:table-cell table:formula="of:=ABS([.K66]-[.J66])" office:value-type="float" office:value="0.068000078201294" calcext:value-type="float">
            <text:p>0.068000078201294</text:p>
          </table:table-cell>
          <table:table-cell/>
          <table:table-cell table:formula="of:= 1 / [.J66]" office:value-type="float" office:value="29.4118340041793" calcext:value-type="float">
            <text:p>29.4118340041793</text:p>
          </table:table-cell>
          <table:table-cell table:formula="of:= 1 / [.K6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15.221" calcext:value-type="float">
            <text:p>1738936115.221</text:p>
          </table:table-cell>
          <table:table-cell office:value-type="float" office:value="1738936116.5" calcext:value-type="float">
            <text:p>1738936116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1.27900004386902" calcext:value-type="float">
            <text:p>1.27900004386902</text:p>
          </table:table-cell>
          <table:table-cell/>
          <table:table-cell table:formula="of:=[.A67]-[.A66]" office:value-type="float" office:value="0.266000032424927" calcext:value-type="float">
            <text:p>0.266000032424927</text:p>
          </table:table-cell>
          <table:table-cell table:formula="of:=[.B67]-[.B66]" office:value-type="float" office:value="0.104000091552734" calcext:value-type="float">
            <text:p>0.104000091552734</text:p>
          </table:table-cell>
          <table:table-cell table:formula="of:=ABS([.K67]-[.J67])" office:value-type="float" office:value="0.161999940872192" calcext:value-type="float">
            <text:p>0.161999940872192</text:p>
          </table:table-cell>
          <table:table-cell/>
          <table:table-cell table:formula="of:= 1 / [.J67]" office:value-type="float" office:value="3.75939803797667" calcext:value-type="float">
            <text:p>3.75939803797667</text:p>
          </table:table-cell>
          <table:table-cell table:formula="of:= 1 / [.K67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15.355" calcext:value-type="float">
            <text:p>1738936115.355</text:p>
          </table:table-cell>
          <table:table-cell office:value-type="float" office:value="1738936116.766" calcext:value-type="float">
            <text:p>1738936116.7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1.41100001335144" calcext:value-type="float">
            <text:p>1.41100001335144</text:p>
          </table:table-cell>
          <table:table-cell/>
          <table:table-cell table:formula="of:=[.A68]-[.A67]" office:value-type="float" office:value="0.134000062942505" calcext:value-type="float">
            <text:p>0.134000062942505</text:p>
          </table:table-cell>
          <table:table-cell table:formula="of:=[.B68]-[.B67]" office:value-type="float" office:value="0.266000032424927" calcext:value-type="float">
            <text:p>0.266000032424927</text:p>
          </table:table-cell>
          <table:table-cell table:formula="of:=ABS([.K68]-[.J68])" office:value-type="float" office:value="0.131999969482422" calcext:value-type="float">
            <text:p>0.131999969482422</text:p>
          </table:table-cell>
          <table:table-cell/>
          <table:table-cell table:formula="of:= 1 / [.J68]" office:value-type="float" office:value="7.46268306179131" calcext:value-type="float">
            <text:p>7.46268306179131</text:p>
          </table:table-cell>
          <table:table-cell table:formula="of:= 1 / [.K68]" office:value-type="float" office:value="3.75939803797667" calcext:value-type="float">
            <text:p>3.75939803797667</text:p>
          </table:table-cell>
        </table:table-row>
        <table:table-row table:style-name="ro1">
          <table:table-cell office:value-type="float" office:value="1738936115.688" calcext:value-type="float">
            <text:p>1738936115.688</text:p>
          </table:table-cell>
          <table:table-cell office:value-type="float" office:value="1738936116.938" calcext:value-type="float">
            <text:p>1738936116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1.25" calcext:value-type="float">
            <text:p>1.25</text:p>
          </table:table-cell>
          <table:table-cell/>
          <table:table-cell table:formula="of:=[.A69]-[.A68]" office:value-type="float" office:value="0.33299994468689" calcext:value-type="float">
            <text:p>0.33299994468689</text:p>
          </table:table-cell>
          <table:table-cell table:formula="of:=[.B69]-[.B68]" office:value-type="float" office:value="0.171999931335449" calcext:value-type="float">
            <text:p>0.171999931335449</text:p>
          </table:table-cell>
          <table:table-cell table:formula="of:=ABS([.K69]-[.J69])" office:value-type="float" office:value="0.16100001335144" calcext:value-type="float">
            <text:p>0.16100001335144</text:p>
          </table:table-cell>
          <table:table-cell/>
          <table:table-cell table:formula="of:= 1 / [.J69]" office:value-type="float" office:value="3.00300350181821" calcext:value-type="float">
            <text:p>3.00300350181821</text:p>
          </table:table-cell>
          <table:table-cell table:formula="of:= 1 / [.K69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115.755" calcext:value-type="float">
            <text:p>1738936115.755</text:p>
          </table:table-cell>
          <table:table-cell office:value-type="float" office:value="1738936117.906" calcext:value-type="float">
            <text:p>1738936117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2.1509997844696" calcext:value-type="float">
            <text:p>2.1509997844696</text:p>
          </table:table-cell>
          <table:table-cell/>
          <table:table-cell table:formula="of:=[.A70]-[.A69]" office:value-type="float" office:value="0.067000150680542" calcext:value-type="float">
            <text:p>0.067000150680542</text:p>
          </table:table-cell>
          <table:table-cell table:formula="of:=[.B70]-[.B69]" office:value-type="float" office:value="0.967999935150147" calcext:value-type="float">
            <text:p>0.967999935150147</text:p>
          </table:table-cell>
          <table:table-cell table:formula="of:=ABS([.K70]-[.J70])" office:value-type="float" office:value="0.900999784469605" calcext:value-type="float">
            <text:p>0.900999784469605</text:p>
          </table:table-cell>
          <table:table-cell/>
          <table:table-cell table:formula="of:= 1 / [.J70]" office:value-type="float" office:value="14.9253395677872" calcext:value-type="float">
            <text:p>14.9253395677872</text:p>
          </table:table-cell>
          <table:table-cell table:formula="of:= 1 / [.K70]" office:value-type="float" office:value="1.03305792044799" calcext:value-type="float">
            <text:p>1.03305792044799</text:p>
          </table:table-cell>
        </table:table-row>
        <table:table-row table:style-name="ro1">
          <table:table-cell office:value-type="float" office:value="1738936116.021" calcext:value-type="float">
            <text:p>1738936116.021</text:p>
          </table:table-cell>
          <table:table-cell office:value-type="float" office:value="1738936118.006" calcext:value-type="float">
            <text:p>1738936118.0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1.9850001335144" calcext:value-type="float">
            <text:p>1.9850001335144</text:p>
          </table:table-cell>
          <table:table-cell/>
          <table:table-cell table:formula="of:=[.A71]-[.A70]" office:value-type="float" office:value="0.265999794006348" calcext:value-type="float">
            <text:p>0.265999794006348</text:p>
          </table:table-cell>
          <table:table-cell table:formula="of:=[.B71]-[.B70]" office:value-type="float" office:value="0.100000143051147" calcext:value-type="float">
            <text:p>0.100000143051147</text:p>
          </table:table-cell>
          <table:table-cell table:formula="of:=ABS([.K71]-[.J71])" office:value-type="float" office:value="0.1659996509552" calcext:value-type="float">
            <text:p>0.1659996509552</text:p>
          </table:table-cell>
          <table:table-cell/>
          <table:table-cell table:formula="of:= 1 / [.J71]" office:value-type="float" office:value="3.75940140756702" calcext:value-type="float">
            <text:p>3.75940140756702</text:p>
          </table:table-cell>
          <table:table-cell table:formula="of:= 1 / [.K71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117.121" calcext:value-type="float">
            <text:p>1738936117.121</text:p>
          </table:table-cell>
          <table:table-cell office:value-type="float" office:value="1738936119.856" calcext:value-type="float">
            <text:p>1738936119.8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2.73499989509583" calcext:value-type="float">
            <text:p>2.73499989509583</text:p>
          </table:table-cell>
          <table:table-cell/>
          <table:table-cell table:formula="of:=[.A72]-[.A71]" office:value-type="float" office:value="1.10000014305115" calcext:value-type="float">
            <text:p>1.10000014305115</text:p>
          </table:table-cell>
          <table:table-cell table:formula="of:=[.B72]-[.B71]" office:value-type="float" office:value="1.84999990463257" calcext:value-type="float">
            <text:p>1.84999990463257</text:p>
          </table:table-cell>
          <table:table-cell table:formula="of:=ABS([.K72]-[.J72])" office:value-type="float" office:value="0.749999761581421" calcext:value-type="float">
            <text:p>0.749999761581421</text:p>
          </table:table-cell>
          <table:table-cell/>
          <table:table-cell table:formula="of:= 1 / [.J72]" office:value-type="float" office:value="0.909090790866836" calcext:value-type="float">
            <text:p>0.909090790866836</text:p>
          </table:table-cell>
          <table:table-cell table:formula="of:= 1 / [.K72]" office:value-type="float" office:value="0.540540568405387" calcext:value-type="float">
            <text:p>0.540540568405387</text:p>
          </table:table-cell>
        </table:table-row>
        <table:table-row table:style-name="ro1">
          <table:table-cell office:value-type="float" office:value="1738936118.821" calcext:value-type="float">
            <text:p>1738936118.821</text:p>
          </table:table-cell>
          <table:table-cell office:value-type="float" office:value="1738936120.111" calcext:value-type="float">
            <text:p>1738936120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1.28999996185303" calcext:value-type="float">
            <text:p>1.28999996185303</text:p>
          </table:table-cell>
          <table:table-cell/>
          <table:table-cell table:formula="of:=[.A73]-[.A72]" office:value-type="float" office:value="1.70000004768372" calcext:value-type="float">
            <text:p>1.70000004768372</text:p>
          </table:table-cell>
          <table:table-cell table:formula="of:=[.B73]-[.B72]" office:value-type="float" office:value="0.255000114440918" calcext:value-type="float">
            <text:p>0.255000114440918</text:p>
          </table:table-cell>
          <table:table-cell table:formula="of:=ABS([.K73]-[.J73])" office:value-type="float" office:value="1.4449999332428" calcext:value-type="float">
            <text:p>1.4449999332428</text:p>
          </table:table-cell>
          <table:table-cell/>
          <table:table-cell table:formula="of:= 1 / [.J73]" office:value-type="float" office:value="0.588235277618092" calcext:value-type="float">
            <text:p>0.588235277618092</text:p>
          </table:table-cell>
          <table:table-cell table:formula="of:= 1 / [.K73]" office:value-type="float" office:value="3.92156686749917" calcext:value-type="float">
            <text:p>3.92156686749917</text:p>
          </table:table-cell>
        </table:table-row>
        <table:table-row table:style-name="ro1">
          <table:table-cell office:value-type="float" office:value="1738936118.855" calcext:value-type="float">
            <text:p>1738936118.855</text:p>
          </table:table-cell>
          <table:table-cell office:value-type="float" office:value="1738936120.203" calcext:value-type="float">
            <text:p>1738936120.2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1.34800004959106" calcext:value-type="float">
            <text:p>1.34800004959106</text:p>
          </table:table-cell>
          <table:table-cell/>
          <table:table-cell table:formula="of:=[.A74]-[.A73]" office:value-type="float" office:value="0.0339999198913574" calcext:value-type="float">
            <text:p>0.0339999198913574</text:p>
          </table:table-cell>
          <table:table-cell table:formula="of:=[.B74]-[.B73]" office:value-type="float" office:value="0.0920000076293945" calcext:value-type="float">
            <text:p>0.0920000076293945</text:p>
          </table:table-cell>
          <table:table-cell table:formula="of:=ABS([.K74]-[.J74])" office:value-type="float" office:value="0.0580000877380371" calcext:value-type="float">
            <text:p>0.0580000877380371</text:p>
          </table:table-cell>
          <table:table-cell/>
          <table:table-cell table:formula="of:= 1 / [.J74]" office:value-type="float" office:value="29.4118340041793" calcext:value-type="float">
            <text:p>29.4118340041793</text:p>
          </table:table-cell>
          <table:table-cell table:formula="of:= 1 / [.K7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19.088" calcext:value-type="float">
            <text:p>1738936119.088</text:p>
          </table:table-cell>
          <table:table-cell office:value-type="float" office:value="1738936120.307" calcext:value-type="float">
            <text:p>1738936120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1.2189998626709" calcext:value-type="float">
            <text:p>1.2189998626709</text:p>
          </table:table-cell>
          <table:table-cell/>
          <table:table-cell table:formula="of:=[.A75]-[.A74]" office:value-type="float" office:value="0.233000040054321" calcext:value-type="float">
            <text:p>0.233000040054321</text:p>
          </table:table-cell>
          <table:table-cell table:formula="of:=[.B75]-[.B74]" office:value-type="float" office:value="0.103999853134155" calcext:value-type="float">
            <text:p>0.103999853134155</text:p>
          </table:table-cell>
          <table:table-cell table:formula="of:=ABS([.K75]-[.J75])" office:value-type="float" office:value="0.129000186920166" calcext:value-type="float">
            <text:p>0.129000186920166</text:p>
          </table:table-cell>
          <table:table-cell/>
          <table:table-cell table:formula="of:= 1 / [.J75]" office:value-type="float" office:value="4.29184475576425" calcext:value-type="float">
            <text:p>4.29184475576425</text:p>
          </table:table-cell>
          <table:table-cell table:formula="of:= 1 / [.K75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19.121" calcext:value-type="float">
            <text:p>1738936119.121</text:p>
          </table:table-cell>
          <table:table-cell office:value-type="float" office:value="1738936120.459" calcext:value-type="float">
            <text:p>1738936120.4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1.33800005912781" calcext:value-type="float">
            <text:p>1.33800005912781</text:p>
          </table:table-cell>
          <table:table-cell/>
          <table:table-cell table:formula="of:=[.A76]-[.A75]" office:value-type="float" office:value="0.0329999923706055" calcext:value-type="float">
            <text:p>0.0329999923706055</text:p>
          </table:table-cell>
          <table:table-cell table:formula="of:=[.B76]-[.B75]" office:value-type="float" office:value="0.152000188827515" calcext:value-type="float">
            <text:p>0.152000188827515</text:p>
          </table:table-cell>
          <table:table-cell table:formula="of:=ABS([.K76]-[.J76])" office:value-type="float" office:value="0.119000196456909" calcext:value-type="float">
            <text:p>0.119000196456909</text:p>
          </table:table-cell>
          <table:table-cell/>
          <table:table-cell table:formula="of:= 1 / [.J76]" office:value-type="float" office:value="30.3030373089039" calcext:value-type="float">
            <text:p>30.3030373089039</text:p>
          </table:table-cell>
          <table:table-cell table:formula="of:= 1 / [.K76]" office:value-type="float" office:value="6.57893919549515" calcext:value-type="float">
            <text:p>6.57893919549515</text:p>
          </table:table-cell>
        </table:table-row>
        <table:table-row table:style-name="ro1">
          <table:table-cell office:value-type="float" office:value="1738936119.388" calcext:value-type="float">
            <text:p>1738936119.388</text:p>
          </table:table-cell>
          <table:table-cell office:value-type="float" office:value="1738936122.15" calcext:value-type="float">
            <text:p>1738936122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2.76200008392334" calcext:value-type="float">
            <text:p>2.76200008392334</text:p>
          </table:table-cell>
          <table:table-cell/>
          <table:table-cell table:formula="of:=[.A77]-[.A76]" office:value-type="float" office:value="0.266999959945679" calcext:value-type="float">
            <text:p>0.266999959945679</text:p>
          </table:table-cell>
          <table:table-cell table:formula="of:=[.B77]-[.B76]" office:value-type="float" office:value="1.69099998474121" calcext:value-type="float">
            <text:p>1.69099998474121</text:p>
          </table:table-cell>
          <table:table-cell table:formula="of:=ABS([.K77]-[.J77])" office:value-type="float" office:value="1.42400002479553" calcext:value-type="float">
            <text:p>1.42400002479553</text:p>
          </table:table-cell>
          <table:table-cell/>
          <table:table-cell table:formula="of:= 1 / [.J77]" office:value-type="float" office:value="3.74531891391838" calcext:value-type="float">
            <text:p>3.74531891391838</text:p>
          </table:table-cell>
          <table:table-cell table:formula="of:= 1 / [.K77]" office:value-type="float" office:value="0.591366060924619" calcext:value-type="float">
            <text:p>0.591366060924619</text:p>
          </table:table-cell>
        </table:table-row>
        <table:table-row table:style-name="ro1">
          <table:table-cell office:value-type="float" office:value="1738936119.455" calcext:value-type="float">
            <text:p>1738936119.455</text:p>
          </table:table-cell>
          <table:table-cell office:value-type="float" office:value="1738936122.235" calcext:value-type="float">
            <text:p>1738936122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2.77999997138977" calcext:value-type="float">
            <text:p>2.77999997138977</text:p>
          </table:table-cell>
          <table:table-cell/>
          <table:table-cell table:formula="of:=[.A78]-[.A77]" office:value-type="float" office:value="0.0669999122619629" calcext:value-type="float">
            <text:p>0.0669999122619629</text:p>
          </table:table-cell>
          <table:table-cell table:formula="of:=[.B78]-[.B77]" office:value-type="float" office:value="0.0849997997283936" calcext:value-type="float">
            <text:p>0.0849997997283936</text:p>
          </table:table-cell>
          <table:table-cell table:formula="of:=ABS([.K78]-[.J78])" office:value-type="float" office:value="0.0179998874664307" calcext:value-type="float">
            <text:p>0.0179998874664307</text:p>
          </table:table-cell>
          <table:table-cell/>
          <table:table-cell table:formula="of:= 1 / [.J78]" office:value-type="float" office:value="14.9253926794725" calcext:value-type="float">
            <text:p>14.9253926794725</text:p>
          </table:table-cell>
          <table:table-cell table:formula="of:= 1 / [.K78]" office:value-type="float" office:value="11.7647336016717" calcext:value-type="float">
            <text:p>11.7647336016717</text:p>
          </table:table-cell>
        </table:table-row>
        <table:table-row table:style-name="ro1">
          <table:table-cell office:value-type="float" office:value="1738936120.788" calcext:value-type="float">
            <text:p>1738936120.788</text:p>
          </table:table-cell>
          <table:table-cell office:value-type="float" office:value="1738936122.337" calcext:value-type="float">
            <text:p>1738936122.3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1.54899978637695" calcext:value-type="float">
            <text:p>1.54899978637695</text:p>
          </table:table-cell>
          <table:table-cell/>
          <table:table-cell table:formula="of:=[.A79]-[.A78]" office:value-type="float" office:value="1.33300018310547" calcext:value-type="float">
            <text:p>1.33300018310547</text:p>
          </table:table-cell>
          <table:table-cell table:formula="of:=[.B79]-[.B78]" office:value-type="float" office:value="0.101999998092651" calcext:value-type="float">
            <text:p>0.101999998092651</text:p>
          </table:table-cell>
          <table:table-cell table:formula="of:=ABS([.K79]-[.J79])" office:value-type="float" office:value="1.23100018501282" calcext:value-type="float">
            <text:p>1.23100018501282</text:p>
          </table:table-cell>
          <table:table-cell/>
          <table:table-cell table:formula="of:= 1 / [.J79]" office:value-type="float" office:value="0.750187443838392" calcext:value-type="float">
            <text:p>0.750187443838392</text:p>
          </table:table-cell>
          <table:table-cell table:formula="of:= 1 / [.K79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1.155" calcext:value-type="float">
            <text:p>1738936121.155</text:p>
          </table:table-cell>
          <table:table-cell office:value-type="float" office:value="1738936122.487" calcext:value-type="float">
            <text:p>1738936122.4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1.33200001716614" calcext:value-type="float">
            <text:p>1.33200001716614</text:p>
          </table:table-cell>
          <table:table-cell/>
          <table:table-cell table:formula="of:=[.A80]-[.A79]" office:value-type="float" office:value="0.366999864578247" calcext:value-type="float">
            <text:p>0.366999864578247</text:p>
          </table:table-cell>
          <table:table-cell table:formula="of:=[.B80]-[.B79]" office:value-type="float" office:value="0.150000095367432" calcext:value-type="float">
            <text:p>0.150000095367432</text:p>
          </table:table-cell>
          <table:table-cell table:formula="of:=ABS([.K80]-[.J80])" office:value-type="float" office:value="0.216999769210815" calcext:value-type="float">
            <text:p>0.216999769210815</text:p>
          </table:table-cell>
          <table:table-cell/>
          <table:table-cell table:formula="of:= 1 / [.J80]" office:value-type="float" office:value="2.72479664576768" calcext:value-type="float">
            <text:p>2.72479664576768</text:p>
          </table:table-cell>
          <table:table-cell table:formula="of:= 1 / [.K80]" office:value-type="float" office:value="6.66666242811684" calcext:value-type="float">
            <text:p>6.66666242811684</text:p>
          </table:table-cell>
        </table:table-row>
        <table:table-row table:style-name="ro1">
          <table:table-cell office:value-type="float" office:value="1738936121.188" calcext:value-type="float">
            <text:p>1738936121.188</text:p>
          </table:table-cell>
          <table:table-cell office:value-type="float" office:value="1738936122.636" calcext:value-type="float">
            <text:p>1738936122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1.44799995422363" calcext:value-type="float">
            <text:p>1.44799995422363</text:p>
          </table:table-cell>
          <table:table-cell/>
          <table:table-cell table:formula="of:=[.A81]-[.A80]" office:value-type="float" office:value="0.0329999923706055" calcext:value-type="float">
            <text:p>0.0329999923706055</text:p>
          </table:table-cell>
          <table:table-cell table:formula="of:=[.B81]-[.B80]" office:value-type="float" office:value="0.148999929428101" calcext:value-type="float">
            <text:p>0.148999929428101</text:p>
          </table:table-cell>
          <table:table-cell table:formula="of:=ABS([.K81]-[.J81])" office:value-type="float" office:value="0.115999937057495" calcext:value-type="float">
            <text:p>0.115999937057495</text:p>
          </table:table-cell>
          <table:table-cell/>
          <table:table-cell table:formula="of:= 1 / [.J81]" office:value-type="float" office:value="30.3030373089039" calcext:value-type="float">
            <text:p>30.3030373089039</text:p>
          </table:table-cell>
          <table:table-cell table:formula="of:= 1 / [.K81]" office:value-type="float" office:value="6.71141257474586" calcext:value-type="float">
            <text:p>6.71141257474586</text:p>
          </table:table-cell>
        </table:table-row>
        <table:table-row table:style-name="ro1">
          <table:table-cell office:value-type="float" office:value="1738936121.255" calcext:value-type="float">
            <text:p>1738936121.255</text:p>
          </table:table-cell>
          <table:table-cell office:value-type="float" office:value="1738936122.731" calcext:value-type="float">
            <text:p>1738936122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1.47599983215332" calcext:value-type="float">
            <text:p>1.47599983215332</text:p>
          </table:table-cell>
          <table:table-cell/>
          <table:table-cell table:formula="of:=[.A82]-[.A81]" office:value-type="float" office:value="0.067000150680542" calcext:value-type="float">
            <text:p>0.067000150680542</text:p>
          </table:table-cell>
          <table:table-cell table:formula="of:=[.B82]-[.B81]" office:value-type="float" office:value="0.0950000286102295" calcext:value-type="float">
            <text:p>0.0950000286102295</text:p>
          </table:table-cell>
          <table:table-cell table:formula="of:=ABS([.K82]-[.J82])" office:value-type="float" office:value="0.0279998779296875" calcext:value-type="float">
            <text:p>0.0279998779296875</text:p>
          </table:table-cell>
          <table:table-cell/>
          <table:table-cell table:formula="of:= 1 / [.J82]" office:value-type="float" office:value="14.9253395677872" calcext:value-type="float">
            <text:p>14.9253395677872</text:p>
          </table:table-cell>
          <table:table-cell table:formula="of:= 1 / [.K82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22.288" calcext:value-type="float">
            <text:p>1738936122.288</text:p>
          </table:table-cell>
          <table:table-cell office:value-type="float" office:value="1738936125.249" calcext:value-type="float">
            <text:p>1738936125.2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2.96099996566772" calcext:value-type="float">
            <text:p>2.96099996566772</text:p>
          </table:table-cell>
          <table:table-cell/>
          <table:table-cell table:formula="of:=[.A83]-[.A82]" office:value-type="float" office:value="1.03299999237061" calcext:value-type="float">
            <text:p>1.03299999237061</text:p>
          </table:table-cell>
          <table:table-cell table:formula="of:=[.B83]-[.B82]" office:value-type="float" office:value="2.51800012588501" calcext:value-type="float">
            <text:p>2.51800012588501</text:p>
          </table:table-cell>
          <table:table-cell table:formula="of:=ABS([.K83]-[.J83])" office:value-type="float" office:value="1.4850001335144" calcext:value-type="float">
            <text:p>1.4850001335144</text:p>
          </table:table-cell>
          <table:table-cell/>
          <table:table-cell table:formula="of:= 1 / [.J83]" office:value-type="float" office:value="0.968054218185545" calcext:value-type="float">
            <text:p>0.968054218185545</text:p>
          </table:table-cell>
          <table:table-cell table:formula="of:= 1 / [.K83]" office:value-type="float" office:value="0.397140567913406" calcext:value-type="float">
            <text:p>0.397140567913406</text:p>
          </table:table-cell>
        </table:table-row>
        <table:table-row table:style-name="ro1">
          <table:table-cell office:value-type="float" office:value="1738936122.488" calcext:value-type="float">
            <text:p>1738936122.488</text:p>
          </table:table-cell>
          <table:table-cell office:value-type="float" office:value="1738936125.356" calcext:value-type="float">
            <text:p>1738936125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2.86800003051758" calcext:value-type="float">
            <text:p>2.86800003051758</text:p>
          </table:table-cell>
          <table:table-cell/>
          <table:table-cell table:formula="of:=[.A84]-[.A83]" office:value-type="float" office:value="0.199999809265137" calcext:value-type="float">
            <text:p>0.199999809265137</text:p>
          </table:table-cell>
          <table:table-cell table:formula="of:=[.B84]-[.B83]" office:value-type="float" office:value="0.10699987411499" calcext:value-type="float">
            <text:p>0.10699987411499</text:p>
          </table:table-cell>
          <table:table-cell table:formula="of:=ABS([.K84]-[.J84])" office:value-type="float" office:value="0.0929999351501465" calcext:value-type="float">
            <text:p>0.0929999351501465</text:p>
          </table:table-cell>
          <table:table-cell/>
          <table:table-cell table:formula="of:= 1 / [.J84]" office:value-type="float" office:value="5.00000476837613" calcext:value-type="float">
            <text:p>5.00000476837613</text:p>
          </table:table-cell>
          <table:table-cell table:formula="of:= 1 / [.K84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22.521" calcext:value-type="float">
            <text:p>1738936122.521</text:p>
          </table:table-cell>
          <table:table-cell office:value-type="float" office:value="1738936125.454" calcext:value-type="float">
            <text:p>1738936125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2.93300008773804" calcext:value-type="float">
            <text:p>2.93300008773804</text:p>
          </table:table-cell>
          <table:table-cell/>
          <table:table-cell table:formula="of:=[.A85]-[.A84]" office:value-type="float" office:value="0.0329999923706055" calcext:value-type="float">
            <text:p>0.0329999923706055</text:p>
          </table:table-cell>
          <table:table-cell table:formula="of:=[.B85]-[.B84]" office:value-type="float" office:value="0.0980000495910645" calcext:value-type="float">
            <text:p>0.0980000495910645</text:p>
          </table:table-cell>
          <table:table-cell table:formula="of:=ABS([.K85]-[.J85])" office:value-type="float" office:value="0.065000057220459" calcext:value-type="float">
            <text:p>0.065000057220459</text:p>
          </table:table-cell>
          <table:table-cell/>
          <table:table-cell table:formula="of:= 1 / [.J85]" office:value-type="float" office:value="30.3030373089039" calcext:value-type="float">
            <text:p>30.3030373089039</text:p>
          </table:table-cell>
          <table:table-cell table:formula="of:= 1 / [.K85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24.222" calcext:value-type="float">
            <text:p>1738936124.222</text:p>
          </table:table-cell>
          <table:table-cell office:value-type="float" office:value="1738936125.644" calcext:value-type="float">
            <text:p>1738936125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1.42200016975403" calcext:value-type="float">
            <text:p>1.42200016975403</text:p>
          </table:table-cell>
          <table:table-cell/>
          <table:table-cell table:formula="of:=[.A86]-[.A85]" office:value-type="float" office:value="1.70099997520447" calcext:value-type="float">
            <text:p>1.70099997520447</text:p>
          </table:table-cell>
          <table:table-cell table:formula="of:=[.B86]-[.B85]" office:value-type="float" office:value="0.190000057220459" calcext:value-type="float">
            <text:p>0.190000057220459</text:p>
          </table:table-cell>
          <table:table-cell table:formula="of:=ABS([.K86]-[.J86])" office:value-type="float" office:value="1.51099991798401" calcext:value-type="float">
            <text:p>1.51099991798401</text:p>
          </table:table-cell>
          <table:table-cell/>
          <table:table-cell table:formula="of:= 1 / [.J86]" office:value-type="float" office:value="0.58788948534805" calcext:value-type="float">
            <text:p>0.58788948534805</text:p>
          </table:table-cell>
          <table:table-cell table:formula="of:= 1 / [.K86]" office:value-type="float" office:value="5.26315630968305" calcext:value-type="float">
            <text:p>5.26315630968305</text:p>
          </table:table-cell>
        </table:table-row>
        <table:table-row table:style-name="ro1">
          <table:table-cell office:value-type="float" office:value="1738936124.288" calcext:value-type="float">
            <text:p>1738936124.288</text:p>
          </table:table-cell>
          <table:table-cell office:value-type="float" office:value="1738936125.773" calcext:value-type="float">
            <text:p>1738936125.7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1.48499989509583" calcext:value-type="float">
            <text:p>1.48499989509583</text:p>
          </table:table-cell>
          <table:table-cell/>
          <table:table-cell table:formula="of:=[.A87]-[.A86]" office:value-type="float" office:value="0.06600022315979" calcext:value-type="float">
            <text:p>0.06600022315979</text:p>
          </table:table-cell>
          <table:table-cell table:formula="of:=[.B87]-[.B86]" office:value-type="float" office:value="0.128999948501587" calcext:value-type="float">
            <text:p>0.128999948501587</text:p>
          </table:table-cell>
          <table:table-cell table:formula="of:=ABS([.K87]-[.J87])" office:value-type="float" office:value="0.0629997253417969" calcext:value-type="float">
            <text:p>0.0629997253417969</text:p>
          </table:table-cell>
          <table:table-cell/>
          <table:table-cell table:formula="of:= 1 / [.J87]" office:value-type="float" office:value="15.1514639212499" calcext:value-type="float">
            <text:p>15.1514639212499</text:p>
          </table:table-cell>
          <table:table-cell table:formula="of:= 1 / [.K87]" office:value-type="float" office:value="7.75194107916794" calcext:value-type="float">
            <text:p>7.75194107916794</text:p>
          </table:table-cell>
        </table:table-row>
        <table:table-row table:style-name="ro1">
          <table:table-cell office:value-type="float" office:value="1738936124.588" calcext:value-type="float">
            <text:p>1738936124.588</text:p>
          </table:table-cell>
          <table:table-cell office:value-type="float" office:value="1738936125.878" calcext:value-type="float">
            <text:p>1738936125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1.28999996185303" calcext:value-type="float">
            <text:p>1.28999996185303</text:p>
          </table:table-cell>
          <table:table-cell/>
          <table:table-cell table:formula="of:=[.A88]-[.A87]" office:value-type="float" office:value="0.299999952316284" calcext:value-type="float">
            <text:p>0.299999952316284</text:p>
          </table:table-cell>
          <table:table-cell table:formula="of:=[.B88]-[.B87]" office:value-type="float" office:value="0.105000019073486" calcext:value-type="float">
            <text:p>0.105000019073486</text:p>
          </table:table-cell>
          <table:table-cell table:formula="of:=ABS([.K88]-[.J88])" office:value-type="float" office:value="0.194999933242798" calcext:value-type="float">
            <text:p>0.194999933242798</text:p>
          </table:table-cell>
          <table:table-cell/>
          <table:table-cell table:formula="of:= 1 / [.J88]" office:value-type="float" office:value="3.33333386315248" calcext:value-type="float">
            <text:p>3.33333386315248</text:p>
          </table:table-cell>
          <table:table-cell table:formula="of:= 1 / [.K88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124.622" calcext:value-type="float">
            <text:p>1738936124.622</text:p>
          </table:table-cell>
          <table:table-cell office:value-type="float" office:value="1738936126.436" calcext:value-type="float">
            <text:p>1738936126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1.81400012969971" calcext:value-type="float">
            <text:p>1.81400012969971</text:p>
          </table:table-cell>
          <table:table-cell/>
          <table:table-cell table:formula="of:=[.A89]-[.A88]" office:value-type="float" office:value="0.0339999198913574" calcext:value-type="float">
            <text:p>0.0339999198913574</text:p>
          </table:table-cell>
          <table:table-cell table:formula="of:=[.B89]-[.B88]" office:value-type="float" office:value="0.558000087738037" calcext:value-type="float">
            <text:p>0.558000087738037</text:p>
          </table:table-cell>
          <table:table-cell table:formula="of:=ABS([.K89]-[.J89])" office:value-type="float" office:value="0.52400016784668" calcext:value-type="float">
            <text:p>0.52400016784668</text:p>
          </table:table-cell>
          <table:table-cell/>
          <table:table-cell table:formula="of:= 1 / [.J89]" office:value-type="float" office:value="29.4118340041793" calcext:value-type="float">
            <text:p>29.4118340041793</text:p>
          </table:table-cell>
          <table:table-cell table:formula="of:= 1 / [.K89]" office:value-type="float" office:value="1.79211441355448" calcext:value-type="float">
            <text:p>1.79211441355448</text:p>
          </table:table-cell>
        </table:table-row>
        <table:table-row table:style-name="ro1">
          <table:table-cell office:value-type="float" office:value="1738936124.888" calcext:value-type="float">
            <text:p>1738936124.888</text:p>
          </table:table-cell>
          <table:table-cell office:value-type="float" office:value="1738936126.969" calcext:value-type="float">
            <text:p>1738936126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2.08100008964539" calcext:value-type="float">
            <text:p>2.08100008964539</text:p>
          </table:table-cell>
          <table:table-cell/>
          <table:table-cell table:formula="of:=[.A90]-[.A89]" office:value-type="float" office:value="0.266000032424927" calcext:value-type="float">
            <text:p>0.266000032424927</text:p>
          </table:table-cell>
          <table:table-cell table:formula="of:=[.B90]-[.B89]" office:value-type="float" office:value="0.532999992370606" calcext:value-type="float">
            <text:p>0.532999992370606</text:p>
          </table:table-cell>
          <table:table-cell table:formula="of:=ABS([.K90]-[.J90])" office:value-type="float" office:value="0.266999959945679" calcext:value-type="float">
            <text:p>0.266999959945679</text:p>
          </table:table-cell>
          <table:table-cell/>
          <table:table-cell table:formula="of:= 1 / [.J90]" office:value-type="float" office:value="3.75939803797667" calcext:value-type="float">
            <text:p>3.75939803797667</text:p>
          </table:table-cell>
          <table:table-cell table:formula="of:= 1 / [.K90]" office:value-type="float" office:value="1.87617263473557" calcext:value-type="float">
            <text:p>1.87617263473557</text:p>
          </table:table-cell>
        </table:table-row>
        <table:table-row table:style-name="ro1">
          <table:table-cell office:value-type="float" office:value="1738936124.922" calcext:value-type="float">
            <text:p>1738936124.922</text:p>
          </table:table-cell>
          <table:table-cell office:value-type="float" office:value="1738936127.064" calcext:value-type="float">
            <text:p>1738936127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2.14199995994568" calcext:value-type="float">
            <text:p>2.14199995994568</text:p>
          </table:table-cell>
          <table:table-cell/>
          <table:table-cell table:formula="of:=[.A91]-[.A90]" office:value-type="float" office:value="0.0339999198913574" calcext:value-type="float">
            <text:p>0.0339999198913574</text:p>
          </table:table-cell>
          <table:table-cell table:formula="of:=[.B91]-[.B90]" office:value-type="float" office:value="0.0949997901916504" calcext:value-type="float">
            <text:p>0.0949997901916504</text:p>
          </table:table-cell>
          <table:table-cell table:formula="of:=ABS([.K91]-[.J91])" office:value-type="float" office:value="0.060999870300293" calcext:value-type="float">
            <text:p>0.060999870300293</text:p>
          </table:table-cell>
          <table:table-cell/>
          <table:table-cell table:formula="of:= 1 / [.J91]" office:value-type="float" office:value="29.4118340041793" calcext:value-type="float">
            <text:p>29.4118340041793</text:p>
          </table:table-cell>
          <table:table-cell table:formula="of:= 1 / [.K91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125.822" calcext:value-type="float">
            <text:p>1738936125.822</text:p>
          </table:table-cell>
          <table:table-cell office:value-type="float" office:value="1738936127.154" calcext:value-type="float">
            <text:p>1738936127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1.33200001716614" calcext:value-type="float">
            <text:p>1.33200001716614</text:p>
          </table:table-cell>
          <table:table-cell/>
          <table:table-cell table:formula="of:=[.A92]-[.A91]" office:value-type="float" office:value="0.900000095367432" calcext:value-type="float">
            <text:p>0.900000095367432</text:p>
          </table:table-cell>
          <table:table-cell table:formula="of:=[.B92]-[.B91]" office:value-type="float" office:value="0.0900001525878906" calcext:value-type="float">
            <text:p>0.0900001525878906</text:p>
          </table:table-cell>
          <table:table-cell table:formula="of:=ABS([.K92]-[.J92])" office:value-type="float" office:value="0.809999942779541" calcext:value-type="float">
            <text:p>0.809999942779541</text:p>
          </table:table-cell>
          <table:table-cell/>
          <table:table-cell table:formula="of:= 1 / [.J92]" office:value-type="float" office:value="1.11111099337355" calcext:value-type="float">
            <text:p>1.11111099337355</text:p>
          </table:table-cell>
          <table:table-cell table:formula="of:= 1 / [.K92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125.855" calcext:value-type="float">
            <text:p>1738936125.855</text:p>
          </table:table-cell>
          <table:table-cell office:value-type="float" office:value="1738936127.261" calcext:value-type="float">
            <text:p>1738936127.2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1.40599989891052" calcext:value-type="float">
            <text:p>1.40599989891052</text:p>
          </table:table-cell>
          <table:table-cell/>
          <table:table-cell table:formula="of:=[.A93]-[.A92]" office:value-type="float" office:value="0.0329999923706055" calcext:value-type="float">
            <text:p>0.0329999923706055</text:p>
          </table:table-cell>
          <table:table-cell table:formula="of:=[.B93]-[.B92]" office:value-type="float" office:value="0.10699987411499" calcext:value-type="float">
            <text:p>0.10699987411499</text:p>
          </table:table-cell>
          <table:table-cell table:formula="of:=ABS([.K93]-[.J93])" office:value-type="float" office:value="0.0739998817443848" calcext:value-type="float">
            <text:p>0.0739998817443848</text:p>
          </table:table-cell>
          <table:table-cell/>
          <table:table-cell table:formula="of:= 1 / [.J93]" office:value-type="float" office:value="30.3030373089039" calcext:value-type="float">
            <text:p>30.3030373089039</text:p>
          </table:table-cell>
          <table:table-cell table:formula="of:= 1 / [.K93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25.888" calcext:value-type="float">
            <text:p>1738936125.888</text:p>
          </table:table-cell>
          <table:table-cell office:value-type="float" office:value="1738936127.346" calcext:value-type="float">
            <text:p>1738936127.3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1.45799994468689" calcext:value-type="float">
            <text:p>1.45799994468689</text:p>
          </table:table-cell>
          <table:table-cell/>
          <table:table-cell table:formula="of:=[.A94]-[.A93]" office:value-type="float" office:value="0.0329999923706055" calcext:value-type="float">
            <text:p>0.0329999923706055</text:p>
          </table:table-cell>
          <table:table-cell table:formula="of:=[.B94]-[.B93]" office:value-type="float" office:value="0.0850000381469727" calcext:value-type="float">
            <text:p>0.0850000381469727</text:p>
          </table:table-cell>
          <table:table-cell table:formula="of:=ABS([.K94]-[.J94])" office:value-type="float" office:value="0.0520000457763672" calcext:value-type="float">
            <text:p>0.0520000457763672</text:p>
          </table:table-cell>
          <table:table-cell/>
          <table:table-cell table:formula="of:= 1 / [.J94]" office:value-type="float" office:value="30.3030373089039" calcext:value-type="float">
            <text:p>30.3030373089039</text:p>
          </table:table-cell>
          <table:table-cell table:formula="of:= 1 / [.K94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126.122" calcext:value-type="float">
            <text:p>1738936126.122</text:p>
          </table:table-cell>
          <table:table-cell office:value-type="float" office:value="1738936127.448" calcext:value-type="float">
            <text:p>1738936127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1.32599997520447" calcext:value-type="float">
            <text:p>1.32599997520447</text:p>
          </table:table-cell>
          <table:table-cell/>
          <table:table-cell table:formula="of:=[.A95]-[.A94]" office:value-type="float" office:value="0.233999967575073" calcext:value-type="float">
            <text:p>0.233999967575073</text:p>
          </table:table-cell>
          <table:table-cell table:formula="of:=[.B95]-[.B94]" office:value-type="float" office:value="0.101999998092651" calcext:value-type="float">
            <text:p>0.101999998092651</text:p>
          </table:table-cell>
          <table:table-cell table:formula="of:=ABS([.K95]-[.J95])" office:value-type="float" office:value="0.131999969482422" calcext:value-type="float">
            <text:p>0.131999969482422</text:p>
          </table:table-cell>
          <table:table-cell/>
          <table:table-cell table:formula="of:= 1 / [.J95]" office:value-type="float" office:value="4.27350486567557" calcext:value-type="float">
            <text:p>4.27350486567557</text:p>
          </table:table-cell>
          <table:table-cell table:formula="of:= 1 / [.K9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6.155" calcext:value-type="float">
            <text:p>1738936126.155</text:p>
          </table:table-cell>
          <table:table-cell office:value-type="float" office:value="1738936127.552" calcext:value-type="float">
            <text:p>1738936127.5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1.3970000743866" calcext:value-type="float">
            <text:p>1.3970000743866</text:p>
          </table:table-cell>
          <table:table-cell/>
          <table:table-cell table:formula="of:=[.A96]-[.A95]" office:value-type="float" office:value="0.0329999923706055" calcext:value-type="float">
            <text:p>0.0329999923706055</text:p>
          </table:table-cell>
          <table:table-cell table:formula="of:=[.B96]-[.B95]" office:value-type="float" office:value="0.104000091552734" calcext:value-type="float">
            <text:p>0.104000091552734</text:p>
          </table:table-cell>
          <table:table-cell table:formula="of:=ABS([.K96]-[.J96])" office:value-type="float" office:value="0.0710000991821289" calcext:value-type="float">
            <text:p>0.0710000991821289</text:p>
          </table:table-cell>
          <table:table-cell/>
          <table:table-cell table:formula="of:= 1 / [.J96]" office:value-type="float" office:value="30.3030373089039" calcext:value-type="float">
            <text:p>30.3030373089039</text:p>
          </table:table-cell>
          <table:table-cell table:formula="of:= 1 / [.K96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26.455" calcext:value-type="float">
            <text:p>1738936126.455</text:p>
          </table:table-cell>
          <table:table-cell office:value-type="float" office:value="1738936127.77" calcext:value-type="float">
            <text:p>1738936127.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1.31500005722046" calcext:value-type="float">
            <text:p>1.31500005722046</text:p>
          </table:table-cell>
          <table:table-cell/>
          <table:table-cell table:formula="of:=[.A97]-[.A96]" office:value-type="float" office:value="0.299999952316284" calcext:value-type="float">
            <text:p>0.299999952316284</text:p>
          </table:table-cell>
          <table:table-cell table:formula="of:=[.B97]-[.B96]" office:value-type="float" office:value="0.217999935150146" calcext:value-type="float">
            <text:p>0.217999935150146</text:p>
          </table:table-cell>
          <table:table-cell table:formula="of:=ABS([.K97]-[.J97])" office:value-type="float" office:value="0.0820000171661377" calcext:value-type="float">
            <text:p>0.0820000171661377</text:p>
          </table:table-cell>
          <table:table-cell/>
          <table:table-cell table:formula="of:= 1 / [.J97]" office:value-type="float" office:value="3.33333386315248" calcext:value-type="float">
            <text:p>3.33333386315248</text:p>
          </table:table-cell>
          <table:table-cell table:formula="of:= 1 / [.K97]" office:value-type="float" office:value="4.58715732787377" calcext:value-type="float">
            <text:p>4.58715732787377</text:p>
          </table:table-cell>
        </table:table-row>
        <table:table-row table:style-name="ro1">
          <table:table-cell office:value-type="float" office:value="1738936126.855" calcext:value-type="float">
            <text:p>1738936126.855</text:p>
          </table:table-cell>
          <table:table-cell office:value-type="float" office:value="1738936128.357" calcext:value-type="float">
            <text:p>1738936128.3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1.50200009346008" calcext:value-type="float">
            <text:p>1.50200009346008</text:p>
          </table:table-cell>
          <table:table-cell/>
          <table:table-cell table:formula="of:=[.A98]-[.A97]" office:value-type="float" office:value="0.400000095367432" calcext:value-type="float">
            <text:p>0.400000095367432</text:p>
          </table:table-cell>
          <table:table-cell table:formula="of:=[.B98]-[.B97]" office:value-type="float" office:value="0.587000131607056" calcext:value-type="float">
            <text:p>0.587000131607056</text:p>
          </table:table-cell>
          <table:table-cell table:formula="of:=ABS([.K98]-[.J98])" office:value-type="float" office:value="0.187000036239624" calcext:value-type="float">
            <text:p>0.187000036239624</text:p>
          </table:table-cell>
          <table:table-cell/>
          <table:table-cell table:formula="of:= 1 / [.J98]" office:value-type="float" office:value="2.49999940395369" calcext:value-type="float">
            <text:p>2.49999940395369</text:p>
          </table:table-cell>
          <table:table-cell table:formula="of:= 1 / [.K98]" office:value-type="float" office:value="1.70357713083003" calcext:value-type="float">
            <text:p>1.70357713083003</text:p>
          </table:table-cell>
        </table:table-row>
        <table:table-row table:style-name="ro1">
          <table:table-cell office:value-type="float" office:value="1738936126.988" calcext:value-type="float">
            <text:p>1738936126.988</text:p>
          </table:table-cell>
          <table:table-cell office:value-type="float" office:value="1738936128.449" calcext:value-type="float">
            <text:p>173893612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1.46099996566772" calcext:value-type="float">
            <text:p>1.46099996566772</text:p>
          </table:table-cell>
          <table:table-cell/>
          <table:table-cell table:formula="of:=[.A99]-[.A98]" office:value-type="float" office:value="0.132999897003174" calcext:value-type="float">
            <text:p>0.132999897003174</text:p>
          </table:table-cell>
          <table:table-cell table:formula="of:=[.B99]-[.B98]" office:value-type="float" office:value="0.0919997692108154" calcext:value-type="float">
            <text:p>0.0919997692108154</text:p>
          </table:table-cell>
          <table:table-cell table:formula="of:=ABS([.K99]-[.J99])" office:value-type="float" office:value="0.0410001277923584" calcext:value-type="float">
            <text:p>0.0410001277923584</text:p>
          </table:table-cell>
          <table:table-cell/>
          <table:table-cell table:formula="of:= 1 / [.J99]" office:value-type="float" office:value="7.51880281513403" calcext:value-type="float">
            <text:p>7.51880281513403</text:p>
          </table:table-cell>
          <table:table-cell table:formula="of:= 1 / [.K99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127.155" calcext:value-type="float">
            <text:p>1738936127.155</text:p>
          </table:table-cell>
          <table:table-cell office:value-type="float" office:value="1738936128.565" calcext:value-type="float">
            <text:p>1738936128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1.41000008583069" calcext:value-type="float">
            <text:p>1.41000008583069</text:p>
          </table:table-cell>
          <table:table-cell/>
          <table:table-cell table:formula="of:=[.A100]-[.A99]" office:value-type="float" office:value="0.16700005531311" calcext:value-type="float">
            <text:p>0.16700005531311</text:p>
          </table:table-cell>
          <table:table-cell table:formula="of:=[.B100]-[.B99]" office:value-type="float" office:value="0.116000175476074" calcext:value-type="float">
            <text:p>0.116000175476074</text:p>
          </table:table-cell>
          <table:table-cell table:formula="of:=ABS([.K100]-[.J100])" office:value-type="float" office:value="0.0509998798370361" calcext:value-type="float">
            <text:p>0.0509998798370361</text:p>
          </table:table-cell>
          <table:table-cell/>
          <table:table-cell table:formula="of:= 1 / [.J100]" office:value-type="float" office:value="5.98802196876575" calcext:value-type="float">
            <text:p>5.98802196876575</text:p>
          </table:table-cell>
          <table:table-cell table:formula="of:= 1 / [.K100]" office:value-type="float" office:value="8.6206766144613" calcext:value-type="float">
            <text:p>8.6206766144613</text:p>
          </table:table-cell>
        </table:table-row>
        <table:table-row table:style-name="ro1">
          <table:table-cell office:value-type="float" office:value="1738936127.188" calcext:value-type="float">
            <text:p>1738936127.188</text:p>
          </table:table-cell>
          <table:table-cell office:value-type="float" office:value="1738936128.664" calcext:value-type="float">
            <text:p>1738936128.6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1.4760000705719" calcext:value-type="float">
            <text:p>1.4760000705719</text:p>
          </table:table-cell>
          <table:table-cell/>
          <table:table-cell table:formula="of:=[.A101]-[.A100]" office:value-type="float" office:value="0.0329999923706055" calcext:value-type="float">
            <text:p>0.0329999923706055</text:p>
          </table:table-cell>
          <table:table-cell table:formula="of:=[.B101]-[.B100]" office:value-type="float" office:value="0.0989999771118164" calcext:value-type="float">
            <text:p>0.0989999771118164</text:p>
          </table:table-cell>
          <table:table-cell table:formula="of:=ABS([.K101]-[.J101])" office:value-type="float" office:value="0.0659999847412109" calcext:value-type="float">
            <text:p>0.0659999847412109</text:p>
          </table:table-cell>
          <table:table-cell/>
          <table:table-cell table:formula="of:= 1 / [.J101]" office:value-type="float" office:value="30.3030373089039" calcext:value-type="float">
            <text:p>30.3030373089039</text:p>
          </table:table-cell>
          <table:table-cell table:formula="of:= 1 / [.K10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27.488" calcext:value-type="float">
            <text:p>1738936127.488</text:p>
          </table:table-cell>
          <table:table-cell office:value-type="float" office:value="1738936128.764" calcext:value-type="float">
            <text:p>1738936128.7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1.27600002288818" calcext:value-type="float">
            <text:p>1.27600002288818</text:p>
          </table:table-cell>
          <table:table-cell/>
          <table:table-cell table:formula="of:=[.A102]-[.A101]" office:value-type="float" office:value="0.299999952316284" calcext:value-type="float">
            <text:p>0.299999952316284</text:p>
          </table:table-cell>
          <table:table-cell table:formula="of:=[.B102]-[.B101]" office:value-type="float" office:value="0.0999999046325684" calcext:value-type="float">
            <text:p>0.0999999046325684</text:p>
          </table:table-cell>
          <table:table-cell table:formula="of:=ABS([.K102]-[.J102])" office:value-type="float" office:value="0.200000047683716" calcext:value-type="float">
            <text:p>0.200000047683716</text:p>
          </table:table-cell>
          <table:table-cell/>
          <table:table-cell table:formula="of:= 1 / [.J102]" office:value-type="float" office:value="3.33333386315248" calcext:value-type="float">
            <text:p>3.33333386315248</text:p>
          </table:table-cell>
          <table:table-cell table:formula="of:= 1 / [.K102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27.522" calcext:value-type="float">
            <text:p>1738936127.522</text:p>
          </table:table-cell>
          <table:table-cell office:value-type="float" office:value="1738936128.865" calcext:value-type="float">
            <text:p>1738936128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1.34299993515015" calcext:value-type="float">
            <text:p>1.34299993515015</text:p>
          </table:table-cell>
          <table:table-cell/>
          <table:table-cell table:formula="of:=[.A103]-[.A102]" office:value-type="float" office:value="0.0340001583099365" calcext:value-type="float">
            <text:p>0.0340001583099365</text:p>
          </table:table-cell>
          <table:table-cell table:formula="of:=[.B103]-[.B102]" office:value-type="float" office:value="0.101000070571899" calcext:value-type="float">
            <text:p>0.101000070571899</text:p>
          </table:table-cell>
          <table:table-cell table:formula="of:=ABS([.K103]-[.J103])" office:value-type="float" office:value="0.0669999122619629" calcext:value-type="float">
            <text:p>0.0669999122619629</text:p>
          </table:table-cell>
          <table:table-cell/>
          <table:table-cell table:formula="of:= 1 / [.J103]" office:value-type="float" office:value="29.4116277602081" calcext:value-type="float">
            <text:p>29.4116277602081</text:p>
          </table:table-cell>
          <table:table-cell table:formula="of:= 1 / [.K10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27.622" calcext:value-type="float">
            <text:p>1738936127.622</text:p>
          </table:table-cell>
          <table:table-cell office:value-type="float" office:value="1738936128.967" calcext:value-type="float">
            <text:p>1738936128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1.34500002861023" calcext:value-type="float">
            <text:p>1.34500002861023</text:p>
          </table:table-cell>
          <table:table-cell/>
          <table:table-cell table:formula="of:=[.A104]-[.A103]" office:value-type="float" office:value="0.0999999046325684" calcext:value-type="float">
            <text:p>0.0999999046325684</text:p>
          </table:table-cell>
          <table:table-cell table:formula="of:=[.B104]-[.B103]" office:value-type="float" office:value="0.101999998092651" calcext:value-type="float">
            <text:p>0.101999998092651</text:p>
          </table:table-cell>
          <table:table-cell table:formula="of:=ABS([.K104]-[.J104])" office:value-type="float" office:value="0.00200009346008301" calcext:value-type="float">
            <text:p>0.00200009346008301</text:p>
          </table:table-cell>
          <table:table-cell/>
          <table:table-cell table:formula="of:= 1 / [.J104]" office:value-type="float" office:value="10.0000095367523" calcext:value-type="float">
            <text:p>10.0000095367523</text:p>
          </table:table-cell>
          <table:table-cell table:formula="of:= 1 / [.K104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8.188" calcext:value-type="float">
            <text:p>1738936128.188</text:p>
          </table:table-cell>
          <table:table-cell office:value-type="float" office:value="1738936131.072" calcext:value-type="float">
            <text:p>1738936131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2.88400006294251" calcext:value-type="float">
            <text:p>2.88400006294251</text:p>
          </table:table-cell>
          <table:table-cell/>
          <table:table-cell table:formula="of:=[.A105]-[.A104]" office:value-type="float" office:value="0.565999984741211" calcext:value-type="float">
            <text:p>0.565999984741211</text:p>
          </table:table-cell>
          <table:table-cell table:formula="of:=[.B105]-[.B104]" office:value-type="float" office:value="2.10500001907349" calcext:value-type="float">
            <text:p>2.10500001907349</text:p>
          </table:table-cell>
          <table:table-cell table:formula="of:=ABS([.K105]-[.J105])" office:value-type="float" office:value="1.53900003433228" calcext:value-type="float">
            <text:p>1.53900003433228</text:p>
          </table:table-cell>
          <table:table-cell/>
          <table:table-cell table:formula="of:= 1 / [.J105]" office:value-type="float" office:value="1.76678449992755" calcext:value-type="float">
            <text:p>1.76678449992755</text:p>
          </table:table-cell>
          <table:table-cell table:formula="of:= 1 / [.K105]" office:value-type="float" office:value="0.475059378118272" calcext:value-type="float">
            <text:p>0.475059378118272</text:p>
          </table:table-cell>
        </table:table-row>
        <table:table-row table:style-name="ro1">
          <table:table-cell office:value-type="float" office:value="1738936130.122" calcext:value-type="float">
            <text:p>1738936130.122</text:p>
          </table:table-cell>
          <table:table-cell office:value-type="float" office:value="1738936131.647" calcext:value-type="float">
            <text:p>1738936131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1.52500009536743" calcext:value-type="float">
            <text:p>1.52500009536743</text:p>
          </table:table-cell>
          <table:table-cell/>
          <table:table-cell table:formula="of:=[.A106]-[.A105]" office:value-type="float" office:value="1.93400001525879" calcext:value-type="float">
            <text:p>1.93400001525879</text:p>
          </table:table-cell>
          <table:table-cell table:formula="of:=[.B106]-[.B105]" office:value-type="float" office:value="0.575000047683716" calcext:value-type="float">
            <text:p>0.575000047683716</text:p>
          </table:table-cell>
          <table:table-cell table:formula="of:=ABS([.K106]-[.J106])" office:value-type="float" office:value="1.35899996757507" calcext:value-type="float">
            <text:p>1.35899996757507</text:p>
          </table:table-cell>
          <table:table-cell/>
          <table:table-cell table:formula="of:= 1 / [.J106]" office:value-type="float" office:value="0.517063077616465" calcext:value-type="float">
            <text:p>0.517063077616465</text:p>
          </table:table-cell>
          <table:table-cell table:formula="of:= 1 / [.K106]" office:value-type="float" office:value="1.73913029055966" calcext:value-type="float">
            <text:p>1.73913029055966</text:p>
          </table:table-cell>
        </table:table-row>
        <table:table-row table:style-name="ro1">
          <table:table-cell office:value-type="float" office:value="1738936130.555" calcext:value-type="float">
            <text:p>1738936130.555</text:p>
          </table:table-cell>
          <table:table-cell office:value-type="float" office:value="1738936131.762" calcext:value-type="float">
            <text:p>1738936131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1.20700001716614" calcext:value-type="float">
            <text:p>1.20700001716614</text:p>
          </table:table-cell>
          <table:table-cell/>
          <table:table-cell table:formula="of:=[.A107]-[.A106]" office:value-type="float" office:value="0.433000087738037" calcext:value-type="float">
            <text:p>0.433000087738037</text:p>
          </table:table-cell>
          <table:table-cell table:formula="of:=[.B107]-[.B106]" office:value-type="float" office:value="0.115000009536743" calcext:value-type="float">
            <text:p>0.115000009536743</text:p>
          </table:table-cell>
          <table:table-cell table:formula="of:=ABS([.K107]-[.J107])" office:value-type="float" office:value="0.318000078201294" calcext:value-type="float">
            <text:p>0.318000078201294</text:p>
          </table:table-cell>
          <table:table-cell/>
          <table:table-cell table:formula="of:= 1 / [.J107]" office:value-type="float" office:value="2.30946835420734" calcext:value-type="float">
            <text:p>2.30946835420734</text:p>
          </table:table-cell>
          <table:table-cell table:formula="of:= 1 / [.K107]" office:value-type="float" office:value="8.69565145279831" calcext:value-type="float">
            <text:p>8.69565145279831</text:p>
          </table:table-cell>
        </table:table-row>
        <table:table-row table:style-name="ro1">
          <table:table-cell office:value-type="float" office:value="1738936130.588" calcext:value-type="float">
            <text:p>1738936130.588</text:p>
          </table:table-cell>
          <table:table-cell office:value-type="float" office:value="1738936131.865" calcext:value-type="float">
            <text:p>1738936131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1.27699995040894" calcext:value-type="float">
            <text:p>1.27699995040894</text:p>
          </table:table-cell>
          <table:table-cell/>
          <table:table-cell table:formula="of:=[.A108]-[.A107]" office:value-type="float" office:value="0.0329999923706055" calcext:value-type="float">
            <text:p>0.0329999923706055</text:p>
          </table:table-cell>
          <table:table-cell table:formula="of:=[.B108]-[.B107]" office:value-type="float" office:value="0.102999925613403" calcext:value-type="float">
            <text:p>0.102999925613403</text:p>
          </table:table-cell>
          <table:table-cell table:formula="of:=ABS([.K108]-[.J108])" office:value-type="float" office:value="0.0699999332427979" calcext:value-type="float">
            <text:p>0.0699999332427979</text:p>
          </table:table-cell>
          <table:table-cell/>
          <table:table-cell table:formula="of:= 1 / [.J108]" office:value-type="float" office:value="30.3030373089039" calcext:value-type="float">
            <text:p>30.3030373089039</text:p>
          </table:table-cell>
          <table:table-cell table:formula="of:= 1 / [.K108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0.622" calcext:value-type="float">
            <text:p>1738936130.622</text:p>
          </table:table-cell>
          <table:table-cell office:value-type="float" office:value="1738936131.968" calcext:value-type="float">
            <text:p>1738936131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1.34599995613098" calcext:value-type="float">
            <text:p>1.34599995613098</text:p>
          </table:table-cell>
          <table:table-cell/>
          <table:table-cell table:formula="of:=[.A109]-[.A108]" office:value-type="float" office:value="0.0339999198913574" calcext:value-type="float">
            <text:p>0.0339999198913574</text:p>
          </table:table-cell>
          <table:table-cell table:formula="of:=[.B109]-[.B108]" office:value-type="float" office:value="0.102999925613403" calcext:value-type="float">
            <text:p>0.102999925613403</text:p>
          </table:table-cell>
          <table:table-cell table:formula="of:=ABS([.K109]-[.J109])" office:value-type="float" office:value="0.0690000057220459" calcext:value-type="float">
            <text:p>0.0690000057220459</text:p>
          </table:table-cell>
          <table:table-cell/>
          <table:table-cell table:formula="of:= 1 / [.J109]" office:value-type="float" office:value="29.4118340041793" calcext:value-type="float">
            <text:p>29.4118340041793</text:p>
          </table:table-cell>
          <table:table-cell table:formula="of:= 1 / [.K109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0.688" calcext:value-type="float">
            <text:p>1738936130.688</text:p>
          </table:table-cell>
          <table:table-cell office:value-type="float" office:value="1738936132.067" calcext:value-type="float">
            <text:p>1738936132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1.37899994850159" calcext:value-type="float">
            <text:p>1.37899994850159</text:p>
          </table:table-cell>
          <table:table-cell/>
          <table:table-cell table:formula="of:=[.A110]-[.A109]" office:value-type="float" office:value="0.0659999847412109" calcext:value-type="float">
            <text:p>0.0659999847412109</text:p>
          </table:table-cell>
          <table:table-cell table:formula="of:=[.B110]-[.B109]" office:value-type="float" office:value="0.0989999771118164" calcext:value-type="float">
            <text:p>0.0989999771118164</text:p>
          </table:table-cell>
          <table:table-cell table:formula="of:=ABS([.K110]-[.J110])" office:value-type="float" office:value="0.0329999923706055" calcext:value-type="float">
            <text:p>0.0329999923706055</text:p>
          </table:table-cell>
          <table:table-cell/>
          <table:table-cell table:formula="of:= 1 / [.J110]" office:value-type="float" office:value="15.1515186544519" calcext:value-type="float">
            <text:p>15.1515186544519</text:p>
          </table:table-cell>
          <table:table-cell table:formula="of:= 1 / [.K110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30.722" calcext:value-type="float">
            <text:p>1738936130.722</text:p>
          </table:table-cell>
          <table:table-cell office:value-type="float" office:value="1738936132.17" calcext:value-type="float">
            <text:p>1738936132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1.44800019264221" calcext:value-type="float">
            <text:p>1.44800019264221</text:p>
          </table:table-cell>
          <table:table-cell/>
          <table:table-cell table:formula="of:=[.A111]-[.A110]" office:value-type="float" office:value="0.0339999198913574" calcext:value-type="float">
            <text:p>0.0339999198913574</text:p>
          </table:table-cell>
          <table:table-cell table:formula="of:=[.B111]-[.B110]" office:value-type="float" office:value="0.103000164031982" calcext:value-type="float">
            <text:p>0.103000164031982</text:p>
          </table:table-cell>
          <table:table-cell table:formula="of:=ABS([.K111]-[.J111])" office:value-type="float" office:value="0.069000244140625" calcext:value-type="float">
            <text:p>0.069000244140625</text:p>
          </table:table-cell>
          <table:table-cell/>
          <table:table-cell table:formula="of:= 1 / [.J111]" office:value-type="float" office:value="29.4118340041793" calcext:value-type="float">
            <text:p>29.4118340041793</text:p>
          </table:table-cell>
          <table:table-cell table:formula="of:= 1 / [.K111]" office:value-type="float" office:value="9.70872240251473" calcext:value-type="float">
            <text:p>9.70872240251473</text:p>
          </table:table-cell>
        </table:table-row>
        <table:table-row table:style-name="ro1">
          <table:table-cell office:value-type="float" office:value="1738936131.155" calcext:value-type="float">
            <text:p>1738936131.155</text:p>
          </table:table-cell>
          <table:table-cell office:value-type="float" office:value="1738936132.342" calcext:value-type="float">
            <text:p>1738936132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1.18700003623962" calcext:value-type="float">
            <text:p>1.18700003623962</text:p>
          </table:table-cell>
          <table:table-cell/>
          <table:table-cell table:formula="of:=[.A112]-[.A111]" office:value-type="float" office:value="0.433000087738037" calcext:value-type="float">
            <text:p>0.433000087738037</text:p>
          </table:table-cell>
          <table:table-cell table:formula="of:=[.B112]-[.B111]" office:value-type="float" office:value="0.171999931335449" calcext:value-type="float">
            <text:p>0.171999931335449</text:p>
          </table:table-cell>
          <table:table-cell table:formula="of:=ABS([.K112]-[.J112])" office:value-type="float" office:value="0.261000156402588" calcext:value-type="float">
            <text:p>0.261000156402588</text:p>
          </table:table-cell>
          <table:table-cell/>
          <table:table-cell table:formula="of:= 1 / [.J112]" office:value-type="float" office:value="2.30946835420734" calcext:value-type="float">
            <text:p>2.30946835420734</text:p>
          </table:table-cell>
          <table:table-cell table:formula="of:= 1 / [.K112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131.488" calcext:value-type="float">
            <text:p>1738936131.488</text:p>
          </table:table-cell>
          <table:table-cell office:value-type="float" office:value="1738936135.108" calcext:value-type="float">
            <text:p>1738936135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3.62000012397766" calcext:value-type="float">
            <text:p>3.62000012397766</text:p>
          </table:table-cell>
          <table:table-cell/>
          <table:table-cell table:formula="of:=[.A113]-[.A112]" office:value-type="float" office:value="0.33299994468689" calcext:value-type="float">
            <text:p>0.33299994468689</text:p>
          </table:table-cell>
          <table:table-cell table:formula="of:=[.B113]-[.B112]" office:value-type="float" office:value="2.76600003242493" calcext:value-type="float">
            <text:p>2.76600003242493</text:p>
          </table:table-cell>
          <table:table-cell table:formula="of:=ABS([.K113]-[.J113])" office:value-type="float" office:value="2.43300008773804" calcext:value-type="float">
            <text:p>2.43300008773804</text:p>
          </table:table-cell>
          <table:table-cell/>
          <table:table-cell table:formula="of:= 1 / [.J113]" office:value-type="float" office:value="3.00300350181821" calcext:value-type="float">
            <text:p>3.00300350181821</text:p>
          </table:table-cell>
          <table:table-cell table:formula="of:= 1 / [.K113]" office:value-type="float" office:value="0.36153289525572" calcext:value-type="float">
            <text:p>0.36153289525572</text:p>
          </table:table-cell>
        </table:table-row>
        <table:table-row table:style-name="ro1">
          <table:table-cell office:value-type="float" office:value="1738936131.555" calcext:value-type="float">
            <text:p>1738936131.555</text:p>
          </table:table-cell>
          <table:table-cell office:value-type="float" office:value="1738936135.117" calcext:value-type="float">
            <text:p>1738936135.1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3.56200003623962" calcext:value-type="float">
            <text:p>3.56200003623962</text:p>
          </table:table-cell>
          <table:table-cell/>
          <table:table-cell table:formula="of:=[.A114]-[.A113]" office:value-type="float" office:value="0.067000150680542" calcext:value-type="float">
            <text:p>0.067000150680542</text:p>
          </table:table-cell>
          <table:table-cell table:formula="of:=[.B114]-[.B113]" office:value-type="float" office:value="0.00900006294250488" calcext:value-type="float">
            <text:p>0.00900006294250488</text:p>
          </table:table-cell>
          <table:table-cell table:formula="of:=ABS([.K114]-[.J114])" office:value-type="float" office:value="0.0580000877380371" calcext:value-type="float">
            <text:p>0.0580000877380371</text:p>
          </table:table-cell>
          <table:table-cell/>
          <table:table-cell table:formula="of:= 1 / [.J114]" office:value-type="float" office:value="14.9253395677872" calcext:value-type="float">
            <text:p>14.9253395677872</text:p>
          </table:table-cell>
          <table:table-cell table:formula="of:= 1 / [.K114]" office:value-type="float" office:value="111.110334048584" calcext:value-type="float">
            <text:p>111.110334048584</text:p>
          </table:table-cell>
        </table:table-row>
        <table:table-row table:style-name="ro1">
          <table:table-cell office:value-type="float" office:value="1738936133.722" calcext:value-type="float">
            <text:p>1738936133.722</text:p>
          </table:table-cell>
          <table:table-cell office:value-type="float" office:value="1738936135.221" calcext:value-type="float">
            <text:p>1738936135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1.49900007247925" calcext:value-type="float">
            <text:p>1.49900007247925</text:p>
          </table:table-cell>
          <table:table-cell/>
          <table:table-cell table:formula="of:=[.A115]-[.A114]" office:value-type="float" office:value="2.16699981689453" calcext:value-type="float">
            <text:p>2.16699981689453</text:p>
          </table:table-cell>
          <table:table-cell table:formula="of:=[.B115]-[.B114]" office:value-type="float" office:value="0.103999853134155" calcext:value-type="float">
            <text:p>0.103999853134155</text:p>
          </table:table-cell>
          <table:table-cell table:formula="of:=ABS([.K115]-[.J115])" office:value-type="float" office:value="2.06299996376038" calcext:value-type="float">
            <text:p>2.06299996376038</text:p>
          </table:table-cell>
          <table:table-cell/>
          <table:table-cell table:formula="of:= 1 / [.J115]" office:value-type="float" office:value="0.461467505536329" calcext:value-type="float">
            <text:p>0.461467505536329</text:p>
          </table:table-cell>
          <table:table-cell table:formula="of:= 1 / [.K115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33.855" calcext:value-type="float">
            <text:p>1738936133.855</text:p>
          </table:table-cell>
          <table:table-cell office:value-type="float" office:value="1738936135.32" calcext:value-type="float">
            <text:p>1738936135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1.46499991416931" calcext:value-type="float">
            <text:p>1.46499991416931</text:p>
          </table:table-cell>
          <table:table-cell/>
          <table:table-cell table:formula="of:=[.A116]-[.A115]" office:value-type="float" office:value="0.133000135421753" calcext:value-type="float">
            <text:p>0.133000135421753</text:p>
          </table:table-cell>
          <table:table-cell table:formula="of:=[.B116]-[.B115]" office:value-type="float" office:value="0.0989999771118164" calcext:value-type="float">
            <text:p>0.0989999771118164</text:p>
          </table:table-cell>
          <table:table-cell table:formula="of:=ABS([.K116]-[.J116])" office:value-type="float" office:value="0.0340001583099365" calcext:value-type="float">
            <text:p>0.0340001583099365</text:p>
          </table:table-cell>
          <table:table-cell/>
          <table:table-cell table:formula="of:= 1 / [.J116]" office:value-type="float" office:value="7.51878933678472" calcext:value-type="float">
            <text:p>7.51878933678472</text:p>
          </table:table-cell>
          <table:table-cell table:formula="of:= 1 / [.K11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33.988" calcext:value-type="float">
            <text:p>1738936133.988</text:p>
          </table:table-cell>
          <table:table-cell office:value-type="float" office:value="1738936135.407" calcext:value-type="float">
            <text:p>1738936135.4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1.41900014877319" calcext:value-type="float">
            <text:p>1.41900014877319</text:p>
          </table:table-cell>
          <table:table-cell/>
          <table:table-cell table:formula="of:=[.A117]-[.A116]" office:value-type="float" office:value="0.132999897003174" calcext:value-type="float">
            <text:p>0.132999897003174</text:p>
          </table:table-cell>
          <table:table-cell table:formula="of:=[.B117]-[.B116]" office:value-type="float" office:value="0.0870001316070557" calcext:value-type="float">
            <text:p>0.0870001316070557</text:p>
          </table:table-cell>
          <table:table-cell table:formula="of:=ABS([.K117]-[.J117])" office:value-type="float" office:value="0.0459997653961182" calcext:value-type="float">
            <text:p>0.0459997653961182</text:p>
          </table:table-cell>
          <table:table-cell/>
          <table:table-cell table:formula="of:= 1 / [.J117]" office:value-type="float" office:value="7.51880281513403" calcext:value-type="float">
            <text:p>7.51880281513403</text:p>
          </table:table-cell>
          <table:table-cell table:formula="of:= 1 / [.K117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134.288" calcext:value-type="float">
            <text:p>1738936134.288</text:p>
          </table:table-cell>
          <table:table-cell office:value-type="float" office:value="1738936135.507" calcext:value-type="float">
            <text:p>1738936135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1.2189998626709" calcext:value-type="float">
            <text:p>1.2189998626709</text:p>
          </table:table-cell>
          <table:table-cell/>
          <table:table-cell table:formula="of:=[.A118]-[.A117]" office:value-type="float" office:value="0.300000190734863" calcext:value-type="float">
            <text:p>0.300000190734863</text:p>
          </table:table-cell>
          <table:table-cell table:formula="of:=[.B118]-[.B117]" office:value-type="float" office:value="0.0999999046325684" calcext:value-type="float">
            <text:p>0.0999999046325684</text:p>
          </table:table-cell>
          <table:table-cell table:formula="of:=ABS([.K118]-[.J118])" office:value-type="float" office:value="0.200000286102295" calcext:value-type="float">
            <text:p>0.200000286102295</text:p>
          </table:table-cell>
          <table:table-cell/>
          <table:table-cell table:formula="of:= 1 / [.J118]" office:value-type="float" office:value="3.33333121405842" calcext:value-type="float">
            <text:p>3.33333121405842</text:p>
          </table:table-cell>
          <table:table-cell table:formula="of:= 1 / [.K11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34.322" calcext:value-type="float">
            <text:p>1738936134.322</text:p>
          </table:table-cell>
          <table:table-cell office:value-type="float" office:value="1738936135.618" calcext:value-type="float">
            <text:p>1738936135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1.2960000038147" calcext:value-type="float">
            <text:p>1.2960000038147</text:p>
          </table:table-cell>
          <table:table-cell/>
          <table:table-cell table:formula="of:=[.A119]-[.A118]" office:value-type="float" office:value="0.0339999198913574" calcext:value-type="float">
            <text:p>0.0339999198913574</text:p>
          </table:table-cell>
          <table:table-cell table:formula="of:=[.B119]-[.B118]" office:value-type="float" office:value="0.111000061035156" calcext:value-type="float">
            <text:p>0.111000061035156</text:p>
          </table:table-cell>
          <table:table-cell table:formula="of:=ABS([.K119]-[.J119])" office:value-type="float" office:value="0.0770001411437988" calcext:value-type="float">
            <text:p>0.0770001411437988</text:p>
          </table:table-cell>
          <table:table-cell/>
          <table:table-cell table:formula="of:= 1 / [.J119]" office:value-type="float" office:value="29.4118340041793" calcext:value-type="float">
            <text:p>29.4118340041793</text:p>
          </table:table-cell>
          <table:table-cell table:formula="of:= 1 / [.K119]" office:value-type="float" office:value="9.00900405526153" calcext:value-type="float">
            <text:p>9.00900405526153</text:p>
          </table:table-cell>
        </table:table-row>
        <table:table-row table:style-name="ro1">
          <table:table-cell office:value-type="float" office:value="1738936137.155" calcext:value-type="float">
            <text:p>1738936137.155</text:p>
          </table:table-cell>
          <table:table-cell office:value-type="float" office:value="1738936138.514" calcext:value-type="float">
            <text:p>1738936138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1.35899996757507" calcext:value-type="float">
            <text:p>1.35899996757507</text:p>
          </table:table-cell>
          <table:table-cell/>
          <table:table-cell table:formula="of:=[.A120]-[.A119]" office:value-type="float" office:value="2.83299994468689" calcext:value-type="float">
            <text:p>2.83299994468689</text:p>
          </table:table-cell>
          <table:table-cell table:formula="of:=[.B120]-[.B119]" office:value-type="float" office:value="2.89599990844727" calcext:value-type="float">
            <text:p>2.89599990844727</text:p>
          </table:table-cell>
          <table:table-cell table:formula="of:=ABS([.K120]-[.J120])" office:value-type="float" office:value="0.062999963760376" calcext:value-type="float">
            <text:p>0.062999963760376</text:p>
          </table:table-cell>
          <table:table-cell/>
          <table:table-cell table:formula="of:= 1 / [.J120]" office:value-type="float" office:value="0.352982710739348" calcext:value-type="float">
            <text:p>0.352982710739348</text:p>
          </table:table-cell>
          <table:table-cell table:formula="of:= 1 / [.K120]" office:value-type="float" office:value="0.345303878319584" calcext:value-type="float">
            <text:p>0.345303878319584</text:p>
          </table:table-cell>
        </table:table-row>
        <table:table-row table:style-name="ro1">
          <table:table-cell office:value-type="float" office:value="1738936137.255" calcext:value-type="float">
            <text:p>1738936137.255</text:p>
          </table:table-cell>
          <table:table-cell office:value-type="float" office:value="1738936138.601" calcext:value-type="float">
            <text:p>1738936138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1.34599995613098" calcext:value-type="float">
            <text:p>1.34599995613098</text:p>
          </table:table-cell>
          <table:table-cell/>
          <table:table-cell table:formula="of:=[.A121]-[.A120]" office:value-type="float" office:value="0.100000143051147" calcext:value-type="float">
            <text:p>0.100000143051147</text:p>
          </table:table-cell>
          <table:table-cell table:formula="of:=[.B121]-[.B120]" office:value-type="float" office:value="0.0870001316070557" calcext:value-type="float">
            <text:p>0.0870001316070557</text:p>
          </table:table-cell>
          <table:table-cell table:formula="of:=ABS([.K121]-[.J121])" office:value-type="float" office:value="0.0130000114440918" calcext:value-type="float">
            <text:p>0.0130000114440918</text:p>
          </table:table-cell>
          <table:table-cell/>
          <table:table-cell table:formula="of:= 1 / [.J121]" office:value-type="float" office:value="9.99998569490572" calcext:value-type="float">
            <text:p>9.99998569490572</text:p>
          </table:table-cell>
          <table:table-cell table:formula="of:= 1 / [.K121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137.388" calcext:value-type="float">
            <text:p>1738936137.388</text:p>
          </table:table-cell>
          <table:table-cell office:value-type="float" office:value="1738936138.699" calcext:value-type="float">
            <text:p>1738936138.6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1.31099987030029" calcext:value-type="float">
            <text:p>1.31099987030029</text:p>
          </table:table-cell>
          <table:table-cell/>
          <table:table-cell table:formula="of:=[.A122]-[.A121]" office:value-type="float" office:value="0.132999897003174" calcext:value-type="float">
            <text:p>0.132999897003174</text:p>
          </table:table-cell>
          <table:table-cell table:formula="of:=[.B122]-[.B121]" office:value-type="float" office:value="0.0979998111724854" calcext:value-type="float">
            <text:p>0.0979998111724854</text:p>
          </table:table-cell>
          <table:table-cell table:formula="of:=ABS([.K122]-[.J122])" office:value-type="float" office:value="0.0350000858306885" calcext:value-type="float">
            <text:p>0.0350000858306885</text:p>
          </table:table-cell>
          <table:table-cell/>
          <table:table-cell table:formula="of:= 1 / [.J122]" office:value-type="float" office:value="7.51880281513403" calcext:value-type="float">
            <text:p>7.51880281513403</text:p>
          </table:table-cell>
          <table:table-cell table:formula="of:= 1 / [.K122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137.422" calcext:value-type="float">
            <text:p>1738936137.422</text:p>
          </table:table-cell>
          <table:table-cell office:value-type="float" office:value="1738936138.8" calcext:value-type="float">
            <text:p>1738936138.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1.37800002098084" calcext:value-type="float">
            <text:p>1.37800002098084</text:p>
          </table:table-cell>
          <table:table-cell/>
          <table:table-cell table:formula="of:=[.A123]-[.A122]" office:value-type="float" office:value="0.0339999198913574" calcext:value-type="float">
            <text:p>0.0339999198913574</text:p>
          </table:table-cell>
          <table:table-cell table:formula="of:=[.B123]-[.B122]" office:value-type="float" office:value="0.101000070571899" calcext:value-type="float">
            <text:p>0.101000070571899</text:p>
          </table:table-cell>
          <table:table-cell table:formula="of:=ABS([.K123]-[.J123])" office:value-type="float" office:value="0.067000150680542" calcext:value-type="float">
            <text:p>0.067000150680542</text:p>
          </table:table-cell>
          <table:table-cell/>
          <table:table-cell table:formula="of:= 1 / [.J123]" office:value-type="float" office:value="29.4118340041793" calcext:value-type="float">
            <text:p>29.4118340041793</text:p>
          </table:table-cell>
          <table:table-cell table:formula="of:= 1 / [.K12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37.555" calcext:value-type="float">
            <text:p>1738936137.555</text:p>
          </table:table-cell>
          <table:table-cell office:value-type="float" office:value="1738936138.944" calcext:value-type="float">
            <text:p>1738936138.9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1.38899993896484" calcext:value-type="float">
            <text:p>1.38899993896484</text:p>
          </table:table-cell>
          <table:table-cell/>
          <table:table-cell table:formula="of:=[.A124]-[.A123]" office:value-type="float" office:value="0.133000135421753" calcext:value-type="float">
            <text:p>0.133000135421753</text:p>
          </table:table-cell>
          <table:table-cell table:formula="of:=[.B124]-[.B123]" office:value-type="float" office:value="0.144000053405762" calcext:value-type="float">
            <text:p>0.144000053405762</text:p>
          </table:table-cell>
          <table:table-cell table:formula="of:=ABS([.K124]-[.J124])" office:value-type="float" office:value="0.0109999179840088" calcext:value-type="float">
            <text:p>0.0109999179840088</text:p>
          </table:table-cell>
          <table:table-cell/>
          <table:table-cell table:formula="of:= 1 / [.J124]" office:value-type="float" office:value="7.51878933678472" calcext:value-type="float">
            <text:p>7.51878933678472</text:p>
          </table:table-cell>
          <table:table-cell table:formula="of:= 1 / [.K124]" office:value-type="float" office:value="6.94444186893606" calcext:value-type="float">
            <text:p>6.94444186893606</text:p>
          </table:table-cell>
        </table:table-row>
        <table:table-row table:style-name="ro1">
          <table:table-cell office:value-type="float" office:value="1738936137.588" calcext:value-type="float">
            <text:p>1738936137.588</text:p>
          </table:table-cell>
          <table:table-cell office:value-type="float" office:value="1738936139.138" calcext:value-type="float">
            <text:p>1738936139.1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1.54999995231628" calcext:value-type="float">
            <text:p>1.54999995231628</text:p>
          </table:table-cell>
          <table:table-cell/>
          <table:table-cell table:formula="of:=[.A125]-[.A124]" office:value-type="float" office:value="0.0329999923706055" calcext:value-type="float">
            <text:p>0.0329999923706055</text:p>
          </table:table-cell>
          <table:table-cell table:formula="of:=[.B125]-[.B124]" office:value-type="float" office:value="0.194000005722046" calcext:value-type="float">
            <text:p>0.194000005722046</text:p>
          </table:table-cell>
          <table:table-cell table:formula="of:=ABS([.K125]-[.J125])" office:value-type="float" office:value="0.16100001335144" calcext:value-type="float">
            <text:p>0.16100001335144</text:p>
          </table:table-cell>
          <table:table-cell/>
          <table:table-cell table:formula="of:= 1 / [.J125]" office:value-type="float" office:value="30.3030373089039" calcext:value-type="float">
            <text:p>30.3030373089039</text:p>
          </table:table-cell>
          <table:table-cell table:formula="of:= 1 / [.K125]" office:value-type="float" office:value="5.15463902322123" calcext:value-type="float">
            <text:p>5.15463902322123</text:p>
          </table:table-cell>
        </table:table-row>
        <table:table-row table:style-name="ro1">
          <table:table-cell office:value-type="float" office:value="1738936137.755" calcext:value-type="float">
            <text:p>1738936137.755</text:p>
          </table:table-cell>
          <table:table-cell office:value-type="float" office:value="1738936139.139" calcext:value-type="float">
            <text:p>1738936139.1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1.38399982452393" calcext:value-type="float">
            <text:p>1.38399982452393</text:p>
          </table:table-cell>
          <table:table-cell/>
          <table:table-cell table:formula="of:=[.A126]-[.A125]" office:value-type="float" office:value="0.16700005531311" calcext:value-type="float">
            <text:p>0.16700005531311</text:p>
          </table:table-cell>
          <table:table-cell table:formula="of:=[.B126]-[.B125]" office:value-type="float" office:value="0.000999927520751953" calcext:value-type="float">
            <text:p>0.000999927520751953</text:p>
          </table:table-cell>
          <table:table-cell table:formula="of:=ABS([.K126]-[.J126])" office:value-type="float" office:value="0.166000127792358" calcext:value-type="float">
            <text:p>0.166000127792358</text:p>
          </table:table-cell>
          <table:table-cell/>
          <table:table-cell table:formula="of:= 1 / [.J126]" office:value-type="float" office:value="5.98802196876575" calcext:value-type="float">
            <text:p>5.98802196876575</text:p>
          </table:table-cell>
          <table:table-cell table:formula="of:= 1 / [.K12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137.955" calcext:value-type="float">
            <text:p>1738936137.955</text:p>
          </table:table-cell>
          <table:table-cell office:value-type="float" office:value="1738936139.287" calcext:value-type="float">
            <text:p>1738936139.2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1.33200001716614" calcext:value-type="float">
            <text:p>1.33200001716614</text:p>
          </table:table-cell>
          <table:table-cell/>
          <table:table-cell table:formula="of:=[.A127]-[.A126]" office:value-type="float" office:value="0.199999809265137" calcext:value-type="float">
            <text:p>0.199999809265137</text:p>
          </table:table-cell>
          <table:table-cell table:formula="of:=[.B127]-[.B126]" office:value-type="float" office:value="0.148000001907349" calcext:value-type="float">
            <text:p>0.148000001907349</text:p>
          </table:table-cell>
          <table:table-cell table:formula="of:=ABS([.K127]-[.J127])" office:value-type="float" office:value="0.0519998073577881" calcext:value-type="float">
            <text:p>0.0519998073577881</text:p>
          </table:table-cell>
          <table:table-cell/>
          <table:table-cell table:formula="of:= 1 / [.J127]" office:value-type="float" office:value="5.00000476837613" calcext:value-type="float">
            <text:p>5.00000476837613</text:p>
          </table:table-cell>
          <table:table-cell table:formula="of:= 1 / [.K127]" office:value-type="float" office:value="6.75675666967912" calcext:value-type="float">
            <text:p>6.75675666967912</text:p>
          </table:table-cell>
        </table:table-row>
        <table:table-row table:style-name="ro1">
          <table:table-cell office:value-type="float" office:value="1738936138.022" calcext:value-type="float">
            <text:p>1738936138.022</text:p>
          </table:table-cell>
          <table:table-cell office:value-type="float" office:value="1738936139.384" calcext:value-type="float">
            <text:p>1738936139.3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1.36199998855591" calcext:value-type="float">
            <text:p>1.36199998855591</text:p>
          </table:table-cell>
          <table:table-cell/>
          <table:table-cell table:formula="of:=[.A128]-[.A127]" office:value-type="float" office:value="0.067000150680542" calcext:value-type="float">
            <text:p>0.067000150680542</text:p>
          </table:table-cell>
          <table:table-cell table:formula="of:=[.B128]-[.B127]" office:value-type="float" office:value="0.0970001220703125" calcext:value-type="float">
            <text:p>0.0970001220703125</text:p>
          </table:table-cell>
          <table:table-cell table:formula="of:=ABS([.K128]-[.J128])" office:value-type="float" office:value="0.0299999713897705" calcext:value-type="float">
            <text:p>0.0299999713897705</text:p>
          </table:table-cell>
          <table:table-cell/>
          <table:table-cell table:formula="of:= 1 / [.J128]" office:value-type="float" office:value="14.9253395677872" calcext:value-type="float">
            <text:p>14.9253395677872</text:p>
          </table:table-cell>
          <table:table-cell table:formula="of:= 1 / [.K12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138.188" calcext:value-type="float">
            <text:p>1738936138.188</text:p>
          </table:table-cell>
          <table:table-cell office:value-type="float" office:value="1738936139.647" calcext:value-type="float">
            <text:p>1738936139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1.45900011062622" calcext:value-type="float">
            <text:p>1.45900011062622</text:p>
          </table:table-cell>
          <table:table-cell/>
          <table:table-cell table:formula="of:=[.A129]-[.A128]" office:value-type="float" office:value="0.165999889373779" calcext:value-type="float">
            <text:p>0.165999889373779</text:p>
          </table:table-cell>
          <table:table-cell table:formula="of:=[.B129]-[.B128]" office:value-type="float" office:value="0.263000011444092" calcext:value-type="float">
            <text:p>0.263000011444092</text:p>
          </table:table-cell>
          <table:table-cell table:formula="of:=ABS([.K129]-[.J129])" office:value-type="float" office:value="0.0970001220703125" calcext:value-type="float">
            <text:p>0.0970001220703125</text:p>
          </table:table-cell>
          <table:table-cell/>
          <table:table-cell table:formula="of:= 1 / [.J129]" office:value-type="float" office:value="6.02410040014133" calcext:value-type="float">
            <text:p>6.02410040014133</text:p>
          </table:table-cell>
          <table:table-cell table:formula="of:= 1 / [.K129]" office:value-type="float" office:value="3.80228120337013" calcext:value-type="float">
            <text:p>3.80228120337013</text:p>
          </table:table-cell>
        </table:table-row>
        <table:table-row table:style-name="ro1">
          <table:table-cell office:value-type="float" office:value="1738936138.522" calcext:value-type="float">
            <text:p>1738936138.522</text:p>
          </table:table-cell>
          <table:table-cell office:value-type="float" office:value="1738936139.75" calcext:value-type="float">
            <text:p>1738936139.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1.2279999256134" calcext:value-type="float">
            <text:p>1.2279999256134</text:p>
          </table:table-cell>
          <table:table-cell/>
          <table:table-cell table:formula="of:=[.A130]-[.A129]" office:value-type="float" office:value="0.334000110626221" calcext:value-type="float">
            <text:p>0.334000110626221</text:p>
          </table:table-cell>
          <table:table-cell table:formula="of:=[.B130]-[.B129]" office:value-type="float" office:value="0.102999925613403" calcext:value-type="float">
            <text:p>0.102999925613403</text:p>
          </table:table-cell>
          <table:table-cell table:formula="of:=ABS([.K130]-[.J130])" office:value-type="float" office:value="0.231000185012817" calcext:value-type="float">
            <text:p>0.231000185012817</text:p>
          </table:table-cell>
          <table:table-cell/>
          <table:table-cell table:formula="of:= 1 / [.J130]" office:value-type="float" office:value="2.99401098438287" calcext:value-type="float">
            <text:p>2.99401098438287</text:p>
          </table:table-cell>
          <table:table-cell table:formula="of:= 1 / [.K130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8.555" calcext:value-type="float">
            <text:p>1738936138.555</text:p>
          </table:table-cell>
          <table:table-cell office:value-type="float" office:value="1738936139.839" calcext:value-type="float">
            <text:p>1738936139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1.28399991989136" calcext:value-type="float">
            <text:p>1.28399991989136</text:p>
          </table:table-cell>
          <table:table-cell/>
          <table:table-cell table:formula="of:=[.A131]-[.A130]" office:value-type="float" office:value="0.0329999923706055" calcext:value-type="float">
            <text:p>0.0329999923706055</text:p>
          </table:table-cell>
          <table:table-cell table:formula="of:=[.B131]-[.B130]" office:value-type="float" office:value="0.0889999866485596" calcext:value-type="float">
            <text:p>0.0889999866485596</text:p>
          </table:table-cell>
          <table:table-cell table:formula="of:=ABS([.K131]-[.J131])" office:value-type="float" office:value="0.0559999942779541" calcext:value-type="float">
            <text:p>0.0559999942779541</text:p>
          </table:table-cell>
          <table:table-cell/>
          <table:table-cell table:formula="of:= 1 / [.J131]" office:value-type="float" office:value="30.3030373089039" calcext:value-type="float">
            <text:p>30.3030373089039</text:p>
          </table:table-cell>
          <table:table-cell table:formula="of:= 1 / [.K13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138.588" calcext:value-type="float">
            <text:p>1738936138.588</text:p>
          </table:table-cell>
          <table:table-cell office:value-type="float" office:value="1738936139.949" calcext:value-type="float">
            <text:p>1738936139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1.36099982261658" calcext:value-type="float">
            <text:p>1.36099982261658</text:p>
          </table:table-cell>
          <table:table-cell/>
          <table:table-cell table:formula="of:=[.A132]-[.A131]" office:value-type="float" office:value="0.0329999923706055" calcext:value-type="float">
            <text:p>0.0329999923706055</text:p>
          </table:table-cell>
          <table:table-cell table:formula="of:=[.B132]-[.B131]" office:value-type="float" office:value="0.109999895095825" calcext:value-type="float">
            <text:p>0.109999895095825</text:p>
          </table:table-cell>
          <table:table-cell table:formula="of:=ABS([.K132]-[.J132])" office:value-type="float" office:value="0.0769999027252197" calcext:value-type="float">
            <text:p>0.0769999027252197</text:p>
          </table:table-cell>
          <table:table-cell/>
          <table:table-cell table:formula="of:= 1 / [.J132]" office:value-type="float" office:value="30.3030373089039" calcext:value-type="float">
            <text:p>30.3030373089039</text:p>
          </table:table-cell>
          <table:table-cell table:formula="of:= 1 / [.K132]" office:value-type="float" office:value="9.09091776068387" calcext:value-type="float">
            <text:p>9.09091776068387</text:p>
          </table:table-cell>
        </table:table-row>
        <table:table-row table:style-name="ro1">
          <table:table-cell office:value-type="float" office:value="1738936138.688" calcext:value-type="float">
            <text:p>1738936138.688</text:p>
          </table:table-cell>
          <table:table-cell office:value-type="float" office:value="1738936140.042" calcext:value-type="float">
            <text:p>1738936140.0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1.35400009155273" calcext:value-type="float">
            <text:p>1.35400009155273</text:p>
          </table:table-cell>
          <table:table-cell/>
          <table:table-cell table:formula="of:=[.A133]-[.A132]" office:value-type="float" office:value="0.0999999046325684" calcext:value-type="float">
            <text:p>0.0999999046325684</text:p>
          </table:table-cell>
          <table:table-cell table:formula="of:=[.B133]-[.B132]" office:value-type="float" office:value="0.0930001735687256" calcext:value-type="float">
            <text:p>0.0930001735687256</text:p>
          </table:table-cell>
          <table:table-cell table:formula="of:=ABS([.K133]-[.J133])" office:value-type="float" office:value="0.00699973106384277" calcext:value-type="float">
            <text:p>0.00699973106384277</text:p>
          </table:table-cell>
          <table:table-cell/>
          <table:table-cell table:formula="of:= 1 / [.J133]" office:value-type="float" office:value="10.0000095367523" calcext:value-type="float">
            <text:p>10.0000095367523</text:p>
          </table:table-cell>
          <table:table-cell table:formula="of:= 1 / [.K133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38.722" calcext:value-type="float">
            <text:p>1738936138.722</text:p>
          </table:table-cell>
          <table:table-cell office:value-type="float" office:value="1738936140.177" calcext:value-type="float">
            <text:p>1738936140.1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1.45500016212463" calcext:value-type="float">
            <text:p>1.45500016212463</text:p>
          </table:table-cell>
          <table:table-cell/>
          <table:table-cell table:formula="of:=[.A134]-[.A133]" office:value-type="float" office:value="0.0339999198913574" calcext:value-type="float">
            <text:p>0.0339999198913574</text:p>
          </table:table-cell>
          <table:table-cell table:formula="of:=[.B134]-[.B133]" office:value-type="float" office:value="0.134999990463257" calcext:value-type="float">
            <text:p>0.134999990463257</text:p>
          </table:table-cell>
          <table:table-cell table:formula="of:=ABS([.K134]-[.J134])" office:value-type="float" office:value="0.101000070571899" calcext:value-type="float">
            <text:p>0.101000070571899</text:p>
          </table:table-cell>
          <table:table-cell/>
          <table:table-cell table:formula="of:= 1 / [.J134]" office:value-type="float" office:value="29.4118340041793" calcext:value-type="float">
            <text:p>29.4118340041793</text:p>
          </table:table-cell>
          <table:table-cell table:formula="of:= 1 / [.K134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139.088" calcext:value-type="float">
            <text:p>1738936139.088</text:p>
          </table:table-cell>
          <table:table-cell office:value-type="float" office:value="1738936140.274" calcext:value-type="float">
            <text:p>1738936140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1.18599987030029" calcext:value-type="float">
            <text:p>1.18599987030029</text:p>
          </table:table-cell>
          <table:table-cell/>
          <table:table-cell table:formula="of:=[.A135]-[.A134]" office:value-type="float" office:value="0.366000175476074" calcext:value-type="float">
            <text:p>0.366000175476074</text:p>
          </table:table-cell>
          <table:table-cell table:formula="of:=[.B135]-[.B134]" office:value-type="float" office:value="0.0969998836517334" calcext:value-type="float">
            <text:p>0.0969998836517334</text:p>
          </table:table-cell>
          <table:table-cell table:formula="of:=ABS([.K135]-[.J135])" office:value-type="float" office:value="0.269000291824341" calcext:value-type="float">
            <text:p>0.269000291824341</text:p>
          </table:table-cell>
          <table:table-cell/>
          <table:table-cell table:formula="of:= 1 / [.J135]" office:value-type="float" office:value="2.73223912720602" calcext:value-type="float">
            <text:p>2.73223912720602</text:p>
          </table:table-cell>
          <table:table-cell table:formula="of:= 1 / [.K135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139.122" calcext:value-type="float">
            <text:p>1738936139.122</text:p>
          </table:table-cell>
          <table:table-cell office:value-type="float" office:value="1738936140.368" calcext:value-type="float">
            <text:p>1738936140.3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1.24600005149841" calcext:value-type="float">
            <text:p>1.24600005149841</text:p>
          </table:table-cell>
          <table:table-cell/>
          <table:table-cell table:formula="of:=[.A136]-[.A135]" office:value-type="float" office:value="0.0339999198913574" calcext:value-type="float">
            <text:p>0.0339999198913574</text:p>
          </table:table-cell>
          <table:table-cell table:formula="of:=[.B136]-[.B135]" office:value-type="float" office:value="0.0940001010894775" calcext:value-type="float">
            <text:p>0.0940001010894775</text:p>
          </table:table-cell>
          <table:table-cell table:formula="of:=ABS([.K136]-[.J136])" office:value-type="float" office:value="0.0600001811981201" calcext:value-type="float">
            <text:p>0.0600001811981201</text:p>
          </table:table-cell>
          <table:table-cell/>
          <table:table-cell table:formula="of:= 1 / [.J136]" office:value-type="float" office:value="29.4118340041793" calcext:value-type="float">
            <text:p>29.4118340041793</text:p>
          </table:table-cell>
          <table:table-cell table:formula="of:= 1 / [.K136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39.155" calcext:value-type="float">
            <text:p>1738936139.155</text:p>
          </table:table-cell>
          <table:table-cell office:value-type="float" office:value="1738936140.472" calcext:value-type="float">
            <text:p>1738936140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1.31699991226196" calcext:value-type="float">
            <text:p>1.31699991226196</text:p>
          </table:table-cell>
          <table:table-cell/>
          <table:table-cell table:formula="of:=[.A137]-[.A136]" office:value-type="float" office:value="0.0329999923706055" calcext:value-type="float">
            <text:p>0.0329999923706055</text:p>
          </table:table-cell>
          <table:table-cell table:formula="of:=[.B137]-[.B136]" office:value-type="float" office:value="0.103999853134155" calcext:value-type="float">
            <text:p>0.103999853134155</text:p>
          </table:table-cell>
          <table:table-cell table:formula="of:=ABS([.K137]-[.J137])" office:value-type="float" office:value="0.0709998607635498" calcext:value-type="float">
            <text:p>0.0709998607635498</text:p>
          </table:table-cell>
          <table:table-cell/>
          <table:table-cell table:formula="of:= 1 / [.J137]" office:value-type="float" office:value="30.3030373089039" calcext:value-type="float">
            <text:p>30.3030373089039</text:p>
          </table:table-cell>
          <table:table-cell table:formula="of:= 1 / [.K137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39.322" calcext:value-type="float">
            <text:p>1738936139.322</text:p>
          </table:table-cell>
          <table:table-cell office:value-type="float" office:value="1738936140.576" calcext:value-type="float">
            <text:p>1738936140.5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1.25399994850159" calcext:value-type="float">
            <text:p>1.25399994850159</text:p>
          </table:table-cell>
          <table:table-cell/>
          <table:table-cell table:formula="of:=[.A138]-[.A137]" office:value-type="float" office:value="0.16700005531311" calcext:value-type="float">
            <text:p>0.16700005531311</text:p>
          </table:table-cell>
          <table:table-cell table:formula="of:=[.B138]-[.B137]" office:value-type="float" office:value="0.104000091552734" calcext:value-type="float">
            <text:p>0.104000091552734</text:p>
          </table:table-cell>
          <table:table-cell table:formula="of:=ABS([.K138]-[.J138])" office:value-type="float" office:value="0.062999963760376" calcext:value-type="float">
            <text:p>0.062999963760376</text:p>
          </table:table-cell>
          <table:table-cell/>
          <table:table-cell table:formula="of:= 1 / [.J138]" office:value-type="float" office:value="5.98802196876575" calcext:value-type="float">
            <text:p>5.98802196876575</text:p>
          </table:table-cell>
          <table:table-cell table:formula="of:= 1 / [.K13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40.822" calcext:value-type="float">
            <text:p>1738936140.822</text:p>
          </table:table-cell>
          <table:table-cell office:value-type="float" office:value="1738936142.975" calcext:value-type="float">
            <text:p>1738936142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2.15299987792969" calcext:value-type="float">
            <text:p>2.15299987792969</text:p>
          </table:table-cell>
          <table:table-cell/>
          <table:table-cell table:formula="of:=[.A139]-[.A138]" office:value-type="float" office:value="1.5" calcext:value-type="float">
            <text:p>1.5</text:p>
          </table:table-cell>
          <table:table-cell table:formula="of:=[.B139]-[.B138]" office:value-type="float" office:value="2.3989999294281" calcext:value-type="float">
            <text:p>2.3989999294281</text:p>
          </table:table-cell>
          <table:table-cell table:formula="of:=ABS([.K139]-[.J139])" office:value-type="float" office:value="0.898999929428101" calcext:value-type="float">
            <text:p>0.898999929428101</text:p>
          </table:table-cell>
          <table:table-cell/>
          <table:table-cell table:formula="of:= 1 / [.J139]" office:value-type="float" office:value="0.666666666666667" calcext:value-type="float">
            <text:p>0.666666666666667</text:p>
          </table:table-cell>
          <table:table-cell table:formula="of:= 1 / [.K139]" office:value-type="float" office:value="0.416840362408177" calcext:value-type="float">
            <text:p>0.416840362408177</text:p>
          </table:table-cell>
        </table:table-row>
        <table:table-row table:style-name="ro1">
          <table:table-cell office:value-type="float" office:value="1738936141.788" calcext:value-type="float">
            <text:p>1738936141.788</text:p>
          </table:table-cell>
          <table:table-cell office:value-type="float" office:value="1738936143.179" calcext:value-type="float">
            <text:p>1738936143.1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1.39099979400635" calcext:value-type="float">
            <text:p>1.39099979400635</text:p>
          </table:table-cell>
          <table:table-cell/>
          <table:table-cell table:formula="of:=[.A140]-[.A139]" office:value-type="float" office:value="0.966000080108643" calcext:value-type="float">
            <text:p>0.966000080108643</text:p>
          </table:table-cell>
          <table:table-cell table:formula="of:=[.B140]-[.B139]" office:value-type="float" office:value="0.203999996185303" calcext:value-type="float">
            <text:p>0.203999996185303</text:p>
          </table:table-cell>
          <table:table-cell table:formula="of:=ABS([.K140]-[.J140])" office:value-type="float" office:value="0.76200008392334" calcext:value-type="float">
            <text:p>0.76200008392334</text:p>
          </table:table-cell>
          <table:table-cell/>
          <table:table-cell table:formula="of:= 1 / [.J140]" office:value-type="float" office:value="1.03519660152361" calcext:value-type="float">
            <text:p>1.03519660152361</text:p>
          </table:table-cell>
          <table:table-cell table:formula="of:= 1 / [.K140]" office:value-type="float" office:value="4.90196087597793" calcext:value-type="float">
            <text:p>4.90196087597793</text:p>
          </table:table-cell>
        </table:table-row>
        <table:table-row table:style-name="ro1">
          <table:table-cell office:value-type="float" office:value="1738936141.855" calcext:value-type="float">
            <text:p>1738936141.855</text:p>
          </table:table-cell>
          <table:table-cell office:value-type="float" office:value="1738936143.28" calcext:value-type="float">
            <text:p>1738936143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1.42499995231628" calcext:value-type="float">
            <text:p>1.42499995231628</text:p>
          </table:table-cell>
          <table:table-cell/>
          <table:table-cell table:formula="of:=[.A141]-[.A140]" office:value-type="float" office:value="0.0669999122619629" calcext:value-type="float">
            <text:p>0.0669999122619629</text:p>
          </table:table-cell>
          <table:table-cell table:formula="of:=[.B141]-[.B140]" office:value-type="float" office:value="0.101000070571899" calcext:value-type="float">
            <text:p>0.101000070571899</text:p>
          </table:table-cell>
          <table:table-cell table:formula="of:=ABS([.K141]-[.J141])" office:value-type="float" office:value="0.0340001583099365" calcext:value-type="float">
            <text:p>0.0340001583099365</text:p>
          </table:table-cell>
          <table:table-cell/>
          <table:table-cell table:formula="of:= 1 / [.J141]" office:value-type="float" office:value="14.9253926794725" calcext:value-type="float">
            <text:p>14.9253926794725</text:p>
          </table:table-cell>
          <table:table-cell table:formula="of:= 1 / [.K141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41.955" calcext:value-type="float">
            <text:p>1738936141.955</text:p>
          </table:table-cell>
          <table:table-cell office:value-type="float" office:value="1738936143.373" calcext:value-type="float">
            <text:p>1738936143.3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1.41799998283386" calcext:value-type="float">
            <text:p>1.41799998283386</text:p>
          </table:table-cell>
          <table:table-cell/>
          <table:table-cell table:formula="of:=[.A142]-[.A141]" office:value-type="float" office:value="0.0999999046325684" calcext:value-type="float">
            <text:p>0.0999999046325684</text:p>
          </table:table-cell>
          <table:table-cell table:formula="of:=[.B142]-[.B141]" office:value-type="float" office:value="0.0929999351501465" calcext:value-type="float">
            <text:p>0.0929999351501465</text:p>
          </table:table-cell>
          <table:table-cell table:formula="of:=ABS([.K142]-[.J142])" office:value-type="float" office:value="0.00699996948242188" calcext:value-type="float">
            <text:p>0.00699996948242188</text:p>
          </table:table-cell>
          <table:table-cell/>
          <table:table-cell table:formula="of:= 1 / [.J142]" office:value-type="float" office:value="10.0000095367523" calcext:value-type="float">
            <text:p>10.0000095367523</text:p>
          </table:table-cell>
          <table:table-cell table:formula="of:= 1 / [.K142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42.055" calcext:value-type="float">
            <text:p>1738936142.055</text:p>
          </table:table-cell>
          <table:table-cell office:value-type="float" office:value="1738936143.483" calcext:value-type="float">
            <text:p>1738936143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1.42799997329712" calcext:value-type="float">
            <text:p>1.42799997329712</text:p>
          </table:table-cell>
          <table:table-cell/>
          <table:table-cell table:formula="of:=[.A143]-[.A142]" office:value-type="float" office:value="0.100000143051147" calcext:value-type="float">
            <text:p>0.100000143051147</text:p>
          </table:table-cell>
          <table:table-cell table:formula="of:=[.B143]-[.B142]" office:value-type="float" office:value="0.110000133514404" calcext:value-type="float">
            <text:p>0.110000133514404</text:p>
          </table:table-cell>
          <table:table-cell table:formula="of:=ABS([.K143]-[.J143])" office:value-type="float" office:value="0.00999999046325684" calcext:value-type="float">
            <text:p>0.00999999046325684</text:p>
          </table:table-cell>
          <table:table-cell/>
          <table:table-cell table:formula="of:= 1 / [.J143]" office:value-type="float" office:value="9.99998569490572" calcext:value-type="float">
            <text:p>9.99998569490572</text:p>
          </table:table-cell>
          <table:table-cell table:formula="of:= 1 / [.K143]" office:value-type="float" office:value="9.0908980566742" calcext:value-type="float">
            <text:p>9.0908980566742</text:p>
          </table:table-cell>
        </table:table-row>
        <table:table-row table:style-name="ro1">
          <table:table-cell office:value-type="float" office:value="1738936142.188" calcext:value-type="float">
            <text:p>1738936142.188</text:p>
          </table:table-cell>
          <table:table-cell office:value-type="float" office:value="1738936143.581" calcext:value-type="float">
            <text:p>1738936143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1.39300012588501" calcext:value-type="float">
            <text:p>1.39300012588501</text:p>
          </table:table-cell>
          <table:table-cell/>
          <table:table-cell table:formula="of:=[.A144]-[.A143]" office:value-type="float" office:value="0.132999897003174" calcext:value-type="float">
            <text:p>0.132999897003174</text:p>
          </table:table-cell>
          <table:table-cell table:formula="of:=[.B144]-[.B143]" office:value-type="float" office:value="0.0980000495910645" calcext:value-type="float">
            <text:p>0.0980000495910645</text:p>
          </table:table-cell>
          <table:table-cell table:formula="of:=ABS([.K144]-[.J144])" office:value-type="float" office:value="0.0349998474121094" calcext:value-type="float">
            <text:p>0.0349998474121094</text:p>
          </table:table-cell>
          <table:table-cell/>
          <table:table-cell table:formula="of:= 1 / [.J144]" office:value-type="float" office:value="7.51880281513403" calcext:value-type="float">
            <text:p>7.51880281513403</text:p>
          </table:table-cell>
          <table:table-cell table:formula="of:= 1 / [.K14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45.322" calcext:value-type="float">
            <text:p>1738936145.322</text:p>
          </table:table-cell>
          <table:table-cell office:value-type="float" office:value="1738936146.554" calcext:value-type="float">
            <text:p>1738936146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1.23199987411499" calcext:value-type="float">
            <text:p>1.23199987411499</text:p>
          </table:table-cell>
          <table:table-cell/>
          <table:table-cell table:formula="of:=[.A145]-[.A144]" office:value-type="float" office:value="3.13400006294251" calcext:value-type="float">
            <text:p>3.13400006294251</text:p>
          </table:table-cell>
          <table:table-cell table:formula="of:=[.B145]-[.B144]" office:value-type="float" office:value="2.97299981117249" calcext:value-type="float">
            <text:p>2.97299981117249</text:p>
          </table:table-cell>
          <table:table-cell table:formula="of:=ABS([.K145]-[.J145])" office:value-type="float" office:value="0.16100025177002" calcext:value-type="float">
            <text:p>0.16100025177002</text:p>
          </table:table-cell>
          <table:table-cell/>
          <table:table-cell table:formula="of:= 1 / [.J145]" office:value-type="float" office:value="0.319081040177486" calcext:value-type="float">
            <text:p>0.319081040177486</text:p>
          </table:table-cell>
          <table:table-cell table:formula="of:= 1 / [.K145]" office:value-type="float" office:value="0.336360599903847" calcext:value-type="float">
            <text:p>0.336360599903847</text:p>
          </table:table-cell>
        </table:table-row>
        <table:table-row table:style-name="ro1">
          <table:table-cell office:value-type="float" office:value="1738936145.688" calcext:value-type="float">
            <text:p>1738936145.688</text:p>
          </table:table-cell>
          <table:table-cell office:value-type="float" office:value="1738936147.745" calcext:value-type="float">
            <text:p>1738936147.7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2.05699992179871" calcext:value-type="float">
            <text:p>2.05699992179871</text:p>
          </table:table-cell>
          <table:table-cell/>
          <table:table-cell table:formula="of:=[.A146]-[.A145]" office:value-type="float" office:value="0.365999937057495" calcext:value-type="float">
            <text:p>0.365999937057495</text:p>
          </table:table-cell>
          <table:table-cell table:formula="of:=[.B146]-[.B145]" office:value-type="float" office:value="1.19099998474121" calcext:value-type="float">
            <text:p>1.19099998474121</text:p>
          </table:table-cell>
          <table:table-cell table:formula="of:=ABS([.K146]-[.J146])" office:value-type="float" office:value="0.825000047683716" calcext:value-type="float">
            <text:p>0.825000047683716</text:p>
          </table:table-cell>
          <table:table-cell/>
          <table:table-cell table:formula="of:= 1 / [.J146]" office:value-type="float" office:value="2.73224090703302" calcext:value-type="float">
            <text:p>2.73224090703302</text:p>
          </table:table-cell>
          <table:table-cell table:formula="of:= 1 / [.K146]" office:value-type="float" office:value="0.83963057330961" calcext:value-type="float">
            <text:p>0.83963057330961</text:p>
          </table:table-cell>
        </table:table-row>
        <table:table-row table:style-name="ro1">
          <table:table-cell office:value-type="float" office:value="1738936145.755" calcext:value-type="float">
            <text:p>1738936145.755</text:p>
          </table:table-cell>
          <table:table-cell office:value-type="float" office:value="1738936147.839" calcext:value-type="float">
            <text:p>1738936147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2.08399987220764" calcext:value-type="float">
            <text:p>2.08399987220764</text:p>
          </table:table-cell>
          <table:table-cell/>
          <table:table-cell table:formula="of:=[.A147]-[.A146]" office:value-type="float" office:value="0.067000150680542" calcext:value-type="float">
            <text:p>0.067000150680542</text:p>
          </table:table-cell>
          <table:table-cell table:formula="of:=[.B147]-[.B146]" office:value-type="float" office:value="0.0940001010894775" calcext:value-type="float">
            <text:p>0.0940001010894775</text:p>
          </table:table-cell>
          <table:table-cell table:formula="of:=ABS([.K147]-[.J147])" office:value-type="float" office:value="0.0269999504089355" calcext:value-type="float">
            <text:p>0.0269999504089355</text:p>
          </table:table-cell>
          <table:table-cell/>
          <table:table-cell table:formula="of:= 1 / [.J147]" office:value-type="float" office:value="14.9253395677872" calcext:value-type="float">
            <text:p>14.9253395677872</text:p>
          </table:table-cell>
          <table:table-cell table:formula="of:= 1 / [.K147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46.722" calcext:value-type="float">
            <text:p>1738936146.722</text:p>
          </table:table-cell>
          <table:table-cell office:value-type="float" office:value="1738936147.943" calcext:value-type="float">
            <text:p>1738936147.9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1.22100019454956" calcext:value-type="float">
            <text:p>1.22100019454956</text:p>
          </table:table-cell>
          <table:table-cell/>
          <table:table-cell table:formula="of:=[.A148]-[.A147]" office:value-type="float" office:value="0.966999769210815" calcext:value-type="float">
            <text:p>0.966999769210815</text:p>
          </table:table-cell>
          <table:table-cell table:formula="of:=[.B148]-[.B147]" office:value-type="float" office:value="0.104000091552734" calcext:value-type="float">
            <text:p>0.104000091552734</text:p>
          </table:table-cell>
          <table:table-cell table:formula="of:=ABS([.K148]-[.J148])" office:value-type="float" office:value="0.862999677658081" calcext:value-type="float">
            <text:p>0.862999677658081</text:p>
          </table:table-cell>
          <table:table-cell/>
          <table:table-cell table:formula="of:= 1 / [.J148]" office:value-type="float" office:value="1.03412641020185" calcext:value-type="float">
            <text:p>1.03412641020185</text:p>
          </table:table-cell>
          <table:table-cell table:formula="of:= 1 / [.K14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46.755" calcext:value-type="float">
            <text:p>1738936146.755</text:p>
          </table:table-cell>
          <table:table-cell office:value-type="float" office:value="1738936148.08" calcext:value-type="float">
            <text:p>1738936148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1.32499980926514" calcext:value-type="float">
            <text:p>1.32499980926514</text:p>
          </table:table-cell>
          <table:table-cell/>
          <table:table-cell table:formula="of:=[.A149]-[.A148]" office:value-type="float" office:value="0.0330002307891846" calcext:value-type="float">
            <text:p>0.0330002307891846</text:p>
          </table:table-cell>
          <table:table-cell table:formula="of:=[.B149]-[.B148]" office:value-type="float" office:value="0.136999845504761" calcext:value-type="float">
            <text:p>0.136999845504761</text:p>
          </table:table-cell>
          <table:table-cell table:formula="of:=ABS([.K149]-[.J149])" office:value-type="float" office:value="0.103999614715576" calcext:value-type="float">
            <text:p>0.103999614715576</text:p>
          </table:table-cell>
          <table:table-cell/>
          <table:table-cell table:formula="of:= 1 / [.J149]" office:value-type="float" office:value="30.3028183768866" calcext:value-type="float">
            <text:p>30.3028183768866</text:p>
          </table:table-cell>
          <table:table-cell table:formula="of:= 1 / [.K149]" office:value-type="float" office:value="7.29927830440692" calcext:value-type="float">
            <text:p>7.29927830440692</text:p>
          </table:table-cell>
        </table:table-row>
        <table:table-row table:style-name="ro1">
          <table:table-cell office:value-type="float" office:value="1738936146.888" calcext:value-type="float">
            <text:p>1738936146.888</text:p>
          </table:table-cell>
          <table:table-cell office:value-type="float" office:value="1738936148.18" calcext:value-type="float">
            <text:p>1738936148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1.29200005531311" calcext:value-type="float">
            <text:p>1.29200005531311</text:p>
          </table:table-cell>
          <table:table-cell/>
          <table:table-cell table:formula="of:=[.A150]-[.A149]" office:value-type="float" office:value="0.132999897003174" calcext:value-type="float">
            <text:p>0.132999897003174</text:p>
          </table:table-cell>
          <table:table-cell table:formula="of:=[.B150]-[.B149]" office:value-type="float" office:value="0.100000143051147" calcext:value-type="float">
            <text:p>0.100000143051147</text:p>
          </table:table-cell>
          <table:table-cell table:formula="of:=ABS([.K150]-[.J150])" office:value-type="float" office:value="0.0329997539520264" calcext:value-type="float">
            <text:p>0.0329997539520264</text:p>
          </table:table-cell>
          <table:table-cell/>
          <table:table-cell table:formula="of:= 1 / [.J150]" office:value-type="float" office:value="7.51880281513403" calcext:value-type="float">
            <text:p>7.51880281513403</text:p>
          </table:table-cell>
          <table:table-cell table:formula="of:= 1 / [.K150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146.922" calcext:value-type="float">
            <text:p>1738936146.922</text:p>
          </table:table-cell>
          <table:table-cell office:value-type="float" office:value="1738936148.27" calcext:value-type="float">
            <text:p>1738936148.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1.34800004959106" calcext:value-type="float">
            <text:p>1.34800004959106</text:p>
          </table:table-cell>
          <table:table-cell/>
          <table:table-cell table:formula="of:=[.A151]-[.A150]" office:value-type="float" office:value="0.0339999198913574" calcext:value-type="float">
            <text:p>0.0339999198913574</text:p>
          </table:table-cell>
          <table:table-cell table:formula="of:=[.B151]-[.B150]" office:value-type="float" office:value="0.0899999141693115" calcext:value-type="float">
            <text:p>0.0899999141693115</text:p>
          </table:table-cell>
          <table:table-cell table:formula="of:=ABS([.K151]-[.J151])" office:value-type="float" office:value="0.0559999942779541" calcext:value-type="float">
            <text:p>0.0559999942779541</text:p>
          </table:table-cell>
          <table:table-cell/>
          <table:table-cell table:formula="of:= 1 / [.J151]" office:value-type="float" office:value="29.4118340041793" calcext:value-type="float">
            <text:p>29.4118340041793</text:p>
          </table:table-cell>
          <table:table-cell table:formula="of:= 1 / [.K151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147.122" calcext:value-type="float">
            <text:p>1738936147.122</text:p>
          </table:table-cell>
          <table:table-cell office:value-type="float" office:value="1738936148.377" calcext:value-type="float">
            <text:p>1738936148.3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1.25500011444092" calcext:value-type="float">
            <text:p>1.25500011444092</text:p>
          </table:table-cell>
          <table:table-cell/>
          <table:table-cell table:formula="of:=[.A152]-[.A151]" office:value-type="float" office:value="0.200000047683716" calcext:value-type="float">
            <text:p>0.200000047683716</text:p>
          </table:table-cell>
          <table:table-cell table:formula="of:=[.B152]-[.B151]" office:value-type="float" office:value="0.107000112533569" calcext:value-type="float">
            <text:p>0.107000112533569</text:p>
          </table:table-cell>
          <table:table-cell table:formula="of:=ABS([.K152]-[.J152])" office:value-type="float" office:value="0.0929999351501465" calcext:value-type="float">
            <text:p>0.0929999351501465</text:p>
          </table:table-cell>
          <table:table-cell/>
          <table:table-cell table:formula="of:= 1 / [.J152]" office:value-type="float" office:value="4.99999880790739" calcext:value-type="float">
            <text:p>4.99999880790739</text:p>
          </table:table-cell>
          <table:table-cell table:formula="of:= 1 / [.K152]" office:value-type="float" office:value="9.34578456341593" calcext:value-type="float">
            <text:p>9.34578456341593</text:p>
          </table:table-cell>
        </table:table-row>
        <table:table-row table:style-name="ro1">
          <table:table-cell office:value-type="float" office:value="1738936147.155" calcext:value-type="float">
            <text:p>1738936147.155</text:p>
          </table:table-cell>
          <table:table-cell office:value-type="float" office:value="1738936148.47" calcext:value-type="float">
            <text:p>1738936148.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1.31500005722046" calcext:value-type="float">
            <text:p>1.31500005722046</text:p>
          </table:table-cell>
          <table:table-cell/>
          <table:table-cell table:formula="of:=[.A153]-[.A152]" office:value-type="float" office:value="0.0329999923706055" calcext:value-type="float">
            <text:p>0.0329999923706055</text:p>
          </table:table-cell>
          <table:table-cell table:formula="of:=[.B153]-[.B152]" office:value-type="float" office:value="0.0929999351501465" calcext:value-type="float">
            <text:p>0.0929999351501465</text:p>
          </table:table-cell>
          <table:table-cell table:formula="of:=ABS([.K153]-[.J153])" office:value-type="float" office:value="0.059999942779541" calcext:value-type="float">
            <text:p>0.059999942779541</text:p>
          </table:table-cell>
          <table:table-cell/>
          <table:table-cell table:formula="of:= 1 / [.J153]" office:value-type="float" office:value="30.3030373089039" calcext:value-type="float">
            <text:p>30.3030373089039</text:p>
          </table:table-cell>
          <table:table-cell table:formula="of:= 1 / [.K15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47.188" calcext:value-type="float">
            <text:p>1738936147.188</text:p>
          </table:table-cell>
          <table:table-cell office:value-type="float" office:value="1738936148.576" calcext:value-type="float">
            <text:p>1738936148.5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1.38800001144409" calcext:value-type="float">
            <text:p>1.38800001144409</text:p>
          </table:table-cell>
          <table:table-cell/>
          <table:table-cell table:formula="of:=[.A154]-[.A153]" office:value-type="float" office:value="0.0329999923706055" calcext:value-type="float">
            <text:p>0.0329999923706055</text:p>
          </table:table-cell>
          <table:table-cell table:formula="of:=[.B154]-[.B153]" office:value-type="float" office:value="0.105999946594238" calcext:value-type="float">
            <text:p>0.105999946594238</text:p>
          </table:table-cell>
          <table:table-cell table:formula="of:=ABS([.K154]-[.J154])" office:value-type="float" office:value="0.0729999542236328" calcext:value-type="float">
            <text:p>0.0729999542236328</text:p>
          </table:table-cell>
          <table:table-cell/>
          <table:table-cell table:formula="of:= 1 / [.J154]" office:value-type="float" office:value="30.3030373089039" calcext:value-type="float">
            <text:p>30.3030373089039</text:p>
          </table:table-cell>
          <table:table-cell table:formula="of:= 1 / [.K154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147.222" calcext:value-type="float">
            <text:p>1738936147.222</text:p>
          </table:table-cell>
          <table:table-cell office:value-type="float" office:value="1738936148.675" calcext:value-type="float">
            <text:p>1738936148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1.45300006866455" calcext:value-type="float">
            <text:p>1.45300006866455</text:p>
          </table:table-cell>
          <table:table-cell/>
          <table:table-cell table:formula="of:=[.A155]-[.A154]" office:value-type="float" office:value="0.0339999198913574" calcext:value-type="float">
            <text:p>0.0339999198913574</text:p>
          </table:table-cell>
          <table:table-cell table:formula="of:=[.B155]-[.B154]" office:value-type="float" office:value="0.0989999771118164" calcext:value-type="float">
            <text:p>0.0989999771118164</text:p>
          </table:table-cell>
          <table:table-cell table:formula="of:=ABS([.K155]-[.J155])" office:value-type="float" office:value="0.065000057220459" calcext:value-type="float">
            <text:p>0.065000057220459</text:p>
          </table:table-cell>
          <table:table-cell/>
          <table:table-cell table:formula="of:= 1 / [.J155]" office:value-type="float" office:value="29.4118340041793" calcext:value-type="float">
            <text:p>29.4118340041793</text:p>
          </table:table-cell>
          <table:table-cell table:formula="of:= 1 / [.K155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47.288" calcext:value-type="float">
            <text:p>1738936147.288</text:p>
          </table:table-cell>
          <table:table-cell office:value-type="float" office:value="1738936148.777" calcext:value-type="float">
            <text:p>1738936148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1.48899984359741" calcext:value-type="float">
            <text:p>1.48899984359741</text:p>
          </table:table-cell>
          <table:table-cell/>
          <table:table-cell table:formula="of:=[.A156]-[.A155]" office:value-type="float" office:value="0.06600022315979" calcext:value-type="float">
            <text:p>0.06600022315979</text:p>
          </table:table-cell>
          <table:table-cell table:formula="of:=[.B156]-[.B155]" office:value-type="float" office:value="0.101999998092651" calcext:value-type="float">
            <text:p>0.101999998092651</text:p>
          </table:table-cell>
          <table:table-cell table:formula="of:=ABS([.K156]-[.J156])" office:value-type="float" office:value="0.0359997749328613" calcext:value-type="float">
            <text:p>0.0359997749328613</text:p>
          </table:table-cell>
          <table:table-cell/>
          <table:table-cell table:formula="of:= 1 / [.J156]" office:value-type="float" office:value="15.1514639212499" calcext:value-type="float">
            <text:p>15.1514639212499</text:p>
          </table:table-cell>
          <table:table-cell table:formula="of:= 1 / [.K15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47.522" calcext:value-type="float">
            <text:p>1738936147.522</text:p>
          </table:table-cell>
          <table:table-cell office:value-type="float" office:value="1738936148.875" calcext:value-type="float">
            <text:p>1738936148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1.3529999256134" calcext:value-type="float">
            <text:p>1.3529999256134</text:p>
          </table:table-cell>
          <table:table-cell/>
          <table:table-cell table:formula="of:=[.A157]-[.A156]" office:value-type="float" office:value="0.233999967575073" calcext:value-type="float">
            <text:p>0.233999967575073</text:p>
          </table:table-cell>
          <table:table-cell table:formula="of:=[.B157]-[.B156]" office:value-type="float" office:value="0.0980000495910645" calcext:value-type="float">
            <text:p>0.0980000495910645</text:p>
          </table:table-cell>
          <table:table-cell table:formula="of:=ABS([.K157]-[.J157])" office:value-type="float" office:value="0.135999917984009" calcext:value-type="float">
            <text:p>0.135999917984009</text:p>
          </table:table-cell>
          <table:table-cell/>
          <table:table-cell table:formula="of:= 1 / [.J157]" office:value-type="float" office:value="4.27350486567557" calcext:value-type="float">
            <text:p>4.27350486567557</text:p>
          </table:table-cell>
          <table:table-cell table:formula="of:= 1 / [.K157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47.588" calcext:value-type="float">
            <text:p>1738936147.588</text:p>
          </table:table-cell>
          <table:table-cell office:value-type="float" office:value="1738936149.071" calcext:value-type="float">
            <text:p>1738936149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1.48300004005432" calcext:value-type="float">
            <text:p>1.48300004005432</text:p>
          </table:table-cell>
          <table:table-cell/>
          <table:table-cell table:formula="of:=[.A158]-[.A157]" office:value-type="float" office:value="0.0659999847412109" calcext:value-type="float">
            <text:p>0.0659999847412109</text:p>
          </table:table-cell>
          <table:table-cell table:formula="of:=[.B158]-[.B157]" office:value-type="float" office:value="0.196000099182129" calcext:value-type="float">
            <text:p>0.196000099182129</text:p>
          </table:table-cell>
          <table:table-cell table:formula="of:=ABS([.K158]-[.J158])" office:value-type="float" office:value="0.130000114440918" calcext:value-type="float">
            <text:p>0.130000114440918</text:p>
          </table:table-cell>
          <table:table-cell/>
          <table:table-cell table:formula="of:= 1 / [.J158]" office:value-type="float" office:value="15.1515186544519" calcext:value-type="float">
            <text:p>15.1515186544519</text:p>
          </table:table-cell>
          <table:table-cell table:formula="of:= 1 / [.K158]" office:value-type="float" office:value="5.10203823453564" calcext:value-type="float">
            <text:p>5.10203823453564</text:p>
          </table:table-cell>
        </table:table-row>
        <table:table-row table:style-name="ro1">
          <table:table-cell office:value-type="float" office:value="1738936148.188" calcext:value-type="float">
            <text:p>1738936148.188</text:p>
          </table:table-cell>
          <table:table-cell office:value-type="float" office:value="1738936150.114" calcext:value-type="float">
            <text:p>1738936150.1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1.92600011825562" calcext:value-type="float">
            <text:p>1.92600011825562</text:p>
          </table:table-cell>
          <table:table-cell/>
          <table:table-cell table:formula="of:=[.A159]-[.A158]" office:value-type="float" office:value="0.599999904632568" calcext:value-type="float">
            <text:p>0.599999904632568</text:p>
          </table:table-cell>
          <table:table-cell table:formula="of:=[.B159]-[.B158]" office:value-type="float" office:value="1.04299998283386" calcext:value-type="float">
            <text:p>1.04299998283386</text:p>
          </table:table-cell>
          <table:table-cell table:formula="of:=ABS([.K159]-[.J159])" office:value-type="float" office:value="0.443000078201294" calcext:value-type="float">
            <text:p>0.443000078201294</text:p>
          </table:table-cell>
          <table:table-cell/>
          <table:table-cell table:formula="of:= 1 / [.J159]" office:value-type="float" office:value="1.66666693157624" calcext:value-type="float">
            <text:p>1.66666693157624</text:p>
          </table:table-cell>
          <table:table-cell table:formula="of:= 1 / [.K159]" office:value-type="float" office:value="0.958772786633198" calcext:value-type="float">
            <text:p>0.958772786633198</text:p>
          </table:table-cell>
        </table:table-row>
        <table:table-row table:style-name="ro1">
          <table:table-cell office:value-type="float" office:value="1738936148.822" calcext:value-type="float">
            <text:p>1738936148.822</text:p>
          </table:table-cell>
          <table:table-cell office:value-type="float" office:value="1738936150.32" calcext:value-type="float">
            <text:p>1738936150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1.49799990653992" calcext:value-type="float">
            <text:p>1.49799990653992</text:p>
          </table:table-cell>
          <table:table-cell/>
          <table:table-cell table:formula="of:=[.A160]-[.A159]" office:value-type="float" office:value="0.634000062942505" calcext:value-type="float">
            <text:p>0.634000062942505</text:p>
          </table:table-cell>
          <table:table-cell table:formula="of:=[.B160]-[.B159]" office:value-type="float" office:value="0.205999851226807" calcext:value-type="float">
            <text:p>0.205999851226807</text:p>
          </table:table-cell>
          <table:table-cell table:formula="of:=ABS([.K160]-[.J160])" office:value-type="float" office:value="0.428000211715698" calcext:value-type="float">
            <text:p>0.428000211715698</text:p>
          </table:table-cell>
          <table:table-cell/>
          <table:table-cell table:formula="of:= 1 / [.J160]" office:value-type="float" office:value="1.57728690965554" calcext:value-type="float">
            <text:p>1.57728690965554</text:p>
          </table:table-cell>
          <table:table-cell table:formula="of:= 1 / [.K160]" office:value-type="float" office:value="4.85437243786645" calcext:value-type="float">
            <text:p>4.85437243786645</text:p>
          </table:table-cell>
        </table:table-row>
        <table:table-row table:style-name="ro1">
          <table:table-cell office:value-type="float" office:value="1738936148.888" calcext:value-type="float">
            <text:p>1738936148.888</text:p>
          </table:table-cell>
          <table:table-cell office:value-type="float" office:value="1738936150.321" calcext:value-type="float">
            <text:p>1738936150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1.43300008773804" calcext:value-type="float">
            <text:p>1.43300008773804</text:p>
          </table:table-cell>
          <table:table-cell/>
          <table:table-cell table:formula="of:=[.A161]-[.A160]" office:value-type="float" office:value="0.0659999847412109" calcext:value-type="float">
            <text:p>0.0659999847412109</text:p>
          </table:table-cell>
          <table:table-cell table:formula="of:=[.B161]-[.B160]" office:value-type="float" office:value="0.00100016593933105" calcext:value-type="float">
            <text:p>0.00100016593933105</text:p>
          </table:table-cell>
          <table:table-cell table:formula="of:=ABS([.K161]-[.J161])" office:value-type="float" office:value="0.0649998188018799" calcext:value-type="float">
            <text:p>0.0649998188018799</text:p>
          </table:table-cell>
          <table:table-cell/>
          <table:table-cell table:formula="of:= 1 / [.J161]" office:value-type="float" office:value="15.1515186544519" calcext:value-type="float">
            <text:p>15.1515186544519</text:p>
          </table:table-cell>
          <table:table-cell table:formula="of:= 1 / [.K161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149.088" calcext:value-type="float">
            <text:p>1738936149.088</text:p>
          </table:table-cell>
          <table:table-cell office:value-type="float" office:value="1738936150.514" calcext:value-type="float">
            <text:p>1738936150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1.42599987983704" calcext:value-type="float">
            <text:p>1.42599987983704</text:p>
          </table:table-cell>
          <table:table-cell/>
          <table:table-cell table:formula="of:=[.A162]-[.A161]" office:value-type="float" office:value="0.200000047683716" calcext:value-type="float">
            <text:p>0.200000047683716</text:p>
          </table:table-cell>
          <table:table-cell table:formula="of:=[.B162]-[.B161]" office:value-type="float" office:value="0.192999839782715" calcext:value-type="float">
            <text:p>0.192999839782715</text:p>
          </table:table-cell>
          <table:table-cell table:formula="of:=ABS([.K162]-[.J162])" office:value-type="float" office:value="0.00700020790100098" calcext:value-type="float">
            <text:p>0.00700020790100098</text:p>
          </table:table-cell>
          <table:table-cell/>
          <table:table-cell table:formula="of:= 1 / [.J162]" office:value-type="float" office:value="4.99999880790739" calcext:value-type="float">
            <text:p>4.99999880790739</text:p>
          </table:table-cell>
          <table:table-cell table:formula="of:= 1 / [.K162]" office:value-type="float" office:value="5.18135145151328" calcext:value-type="float">
            <text:p>5.18135145151328</text:p>
          </table:table-cell>
        </table:table-row>
        <table:table-row table:style-name="ro1">
          <table:table-cell office:value-type="float" office:value="1738936149.255" calcext:value-type="float">
            <text:p>1738936149.255</text:p>
          </table:table-cell>
          <table:table-cell office:value-type="float" office:value="1738936150.589" calcext:value-type="float">
            <text:p>1738936150.5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1.33399987220764" calcext:value-type="float">
            <text:p>1.33399987220764</text:p>
          </table:table-cell>
          <table:table-cell/>
          <table:table-cell table:formula="of:=[.A163]-[.A162]" office:value-type="float" office:value="0.16700005531311" calcext:value-type="float">
            <text:p>0.16700005531311</text:p>
          </table:table-cell>
          <table:table-cell table:formula="of:=[.B163]-[.B162]" office:value-type="float" office:value="0.0750000476837158" calcext:value-type="float">
            <text:p>0.0750000476837158</text:p>
          </table:table-cell>
          <table:table-cell table:formula="of:=ABS([.K163]-[.J163])" office:value-type="float" office:value="0.0920000076293945" calcext:value-type="float">
            <text:p>0.0920000076293945</text:p>
          </table:table-cell>
          <table:table-cell/>
          <table:table-cell table:formula="of:= 1 / [.J163]" office:value-type="float" office:value="5.98802196876575" calcext:value-type="float">
            <text:p>5.98802196876575</text:p>
          </table:table-cell>
          <table:table-cell table:formula="of:= 1 / [.K163]" office:value-type="float" office:value="13.3333248562337" calcext:value-type="float">
            <text:p>13.3333248562337</text:p>
          </table:table-cell>
        </table:table-row>
        <table:table-row table:style-name="ro1">
          <table:table-cell office:value-type="float" office:value="1738936149.288" calcext:value-type="float">
            <text:p>1738936149.288</text:p>
          </table:table-cell>
          <table:table-cell office:value-type="float" office:value="1738936150.775" calcext:value-type="float">
            <text:p>1738936150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1.48699998855591" calcext:value-type="float">
            <text:p>1.48699998855591</text:p>
          </table:table-cell>
          <table:table-cell/>
          <table:table-cell table:formula="of:=[.A164]-[.A163]" office:value-type="float" office:value="0.0329999923706055" calcext:value-type="float">
            <text:p>0.0329999923706055</text:p>
          </table:table-cell>
          <table:table-cell table:formula="of:=[.B164]-[.B163]" office:value-type="float" office:value="0.186000108718872" calcext:value-type="float">
            <text:p>0.186000108718872</text:p>
          </table:table-cell>
          <table:table-cell table:formula="of:=ABS([.K164]-[.J164])" office:value-type="float" office:value="0.153000116348267" calcext:value-type="float">
            <text:p>0.153000116348267</text:p>
          </table:table-cell>
          <table:table-cell/>
          <table:table-cell table:formula="of:= 1 / [.J164]" office:value-type="float" office:value="30.3030373089039" calcext:value-type="float">
            <text:p>30.3030373089039</text:p>
          </table:table-cell>
          <table:table-cell table:formula="of:= 1 / [.K164]" office:value-type="float" office:value="5.37634094349611" calcext:value-type="float">
            <text:p>5.37634094349611</text:p>
          </table:table-cell>
        </table:table-row>
        <table:table-row table:style-name="ro1">
          <table:table-cell office:value-type="float" office:value="1738936149.488" calcext:value-type="float">
            <text:p>1738936149.488</text:p>
          </table:table-cell>
          <table:table-cell office:value-type="float" office:value="1738936150.865" calcext:value-type="float">
            <text:p>1738936150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1.37700009346008" calcext:value-type="float">
            <text:p>1.37700009346008</text:p>
          </table:table-cell>
          <table:table-cell/>
          <table:table-cell table:formula="of:=[.A165]-[.A164]" office:value-type="float" office:value="0.199999809265137" calcext:value-type="float">
            <text:p>0.199999809265137</text:p>
          </table:table-cell>
          <table:table-cell table:formula="of:=[.B165]-[.B164]" office:value-type="float" office:value="0.0899999141693115" calcext:value-type="float">
            <text:p>0.0899999141693115</text:p>
          </table:table-cell>
          <table:table-cell table:formula="of:=ABS([.K165]-[.J165])" office:value-type="float" office:value="0.109999895095825" calcext:value-type="float">
            <text:p>0.109999895095825</text:p>
          </table:table-cell>
          <table:table-cell/>
          <table:table-cell table:formula="of:= 1 / [.J165]" office:value-type="float" office:value="5.00000476837613" calcext:value-type="float">
            <text:p>5.00000476837613</text:p>
          </table:table-cell>
          <table:table-cell table:formula="of:= 1 / [.K165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149.522" calcext:value-type="float">
            <text:p>1738936149.522</text:p>
          </table:table-cell>
          <table:table-cell office:value-type="float" office:value="1738936150.966" calcext:value-type="float">
            <text:p>1738936150.9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1.44400000572205" calcext:value-type="float">
            <text:p>1.44400000572205</text:p>
          </table:table-cell>
          <table:table-cell/>
          <table:table-cell table:formula="of:=[.A166]-[.A165]" office:value-type="float" office:value="0.0340001583099365" calcext:value-type="float">
            <text:p>0.0340001583099365</text:p>
          </table:table-cell>
          <table:table-cell table:formula="of:=[.B166]-[.B165]" office:value-type="float" office:value="0.101000070571899" calcext:value-type="float">
            <text:p>0.101000070571899</text:p>
          </table:table-cell>
          <table:table-cell table:formula="of:=ABS([.K166]-[.J166])" office:value-type="float" office:value="0.0669999122619629" calcext:value-type="float">
            <text:p>0.0669999122619629</text:p>
          </table:table-cell>
          <table:table-cell/>
          <table:table-cell table:formula="of:= 1 / [.J166]" office:value-type="float" office:value="29.4116277602081" calcext:value-type="float">
            <text:p>29.4116277602081</text:p>
          </table:table-cell>
          <table:table-cell table:formula="of:= 1 / [.K166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49.922" calcext:value-type="float">
            <text:p>1738936149.922</text:p>
          </table:table-cell>
          <table:table-cell office:value-type="float" office:value="1738936152.289" calcext:value-type="float">
            <text:p>1738936152.2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2.36700010299683" calcext:value-type="float">
            <text:p>2.36700010299683</text:p>
          </table:table-cell>
          <table:table-cell/>
          <table:table-cell table:formula="of:=[.A167]-[.A166]" office:value-type="float" office:value="0.399999856948853" calcext:value-type="float">
            <text:p>0.399999856948853</text:p>
          </table:table-cell>
          <table:table-cell table:formula="of:=[.B167]-[.B166]" office:value-type="float" office:value="1.32299995422363" calcext:value-type="float">
            <text:p>1.32299995422363</text:p>
          </table:table-cell>
          <table:table-cell table:formula="of:=ABS([.K167]-[.J167])" office:value-type="float" office:value="0.92300009727478" calcext:value-type="float">
            <text:p>0.92300009727478</text:p>
          </table:table-cell>
          <table:table-cell/>
          <table:table-cell table:formula="of:= 1 / [.J167]" office:value-type="float" office:value="2.50000089406999" calcext:value-type="float">
            <text:p>2.50000089406999</text:p>
          </table:table-cell>
          <table:table-cell table:formula="of:= 1 / [.K167]" office:value-type="float" office:value="0.75585792486805" calcext:value-type="float">
            <text:p>0.75585792486805</text:p>
          </table:table-cell>
        </table:table-row>
        <table:table-row table:style-name="ro1">
          <table:table-cell office:value-type="float" office:value="1738936149.988" calcext:value-type="float">
            <text:p>1738936149.988</text:p>
          </table:table-cell>
          <table:table-cell office:value-type="float" office:value="1738936152.396" calcext:value-type="float">
            <text:p>1738936152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2.40799999237061" calcext:value-type="float">
            <text:p>2.40799999237061</text:p>
          </table:table-cell>
          <table:table-cell/>
          <table:table-cell table:formula="of:=[.A168]-[.A167]" office:value-type="float" office:value="0.0659999847412109" calcext:value-type="float">
            <text:p>0.0659999847412109</text:p>
          </table:table-cell>
          <table:table-cell table:formula="of:=[.B168]-[.B167]" office:value-type="float" office:value="0.10699987411499" calcext:value-type="float">
            <text:p>0.10699987411499</text:p>
          </table:table-cell>
          <table:table-cell table:formula="of:=ABS([.K168]-[.J168])" office:value-type="float" office:value="0.0409998893737793" calcext:value-type="float">
            <text:p>0.0409998893737793</text:p>
          </table:table-cell>
          <table:table-cell/>
          <table:table-cell table:formula="of:= 1 / [.J168]" office:value-type="float" office:value="15.1515186544519" calcext:value-type="float">
            <text:p>15.1515186544519</text:p>
          </table:table-cell>
          <table:table-cell table:formula="of:= 1 / [.K168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51.555" calcext:value-type="float">
            <text:p>1738936151.555</text:p>
          </table:table-cell>
          <table:table-cell office:value-type="float" office:value="1738936152.969" calcext:value-type="float">
            <text:p>1738936152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1.41400003433228" calcext:value-type="float">
            <text:p>1.41400003433228</text:p>
          </table:table-cell>
          <table:table-cell/>
          <table:table-cell table:formula="of:=[.A169]-[.A168]" office:value-type="float" office:value="1.56700015068054" calcext:value-type="float">
            <text:p>1.56700015068054</text:p>
          </table:table-cell>
          <table:table-cell table:formula="of:=[.B169]-[.B168]" office:value-type="float" office:value="0.573000192642212" calcext:value-type="float">
            <text:p>0.573000192642212</text:p>
          </table:table-cell>
          <table:table-cell table:formula="of:=ABS([.K169]-[.J169])" office:value-type="float" office:value="0.99399995803833" calcext:value-type="float">
            <text:p>0.99399995803833</text:p>
          </table:table-cell>
          <table:table-cell/>
          <table:table-cell table:formula="of:= 1 / [.J169]" office:value-type="float" office:value="0.638162031806892" calcext:value-type="float">
            <text:p>0.638162031806892</text:p>
          </table:table-cell>
          <table:table-cell table:formula="of:= 1 / [.K169]" office:value-type="float" office:value="1.74520011134518" calcext:value-type="float">
            <text:p>1.74520011134518</text:p>
          </table:table-cell>
        </table:table-row>
        <table:table-row table:style-name="ro1">
          <table:table-cell office:value-type="float" office:value="1738936151.888" calcext:value-type="float">
            <text:p>1738936151.888</text:p>
          </table:table-cell>
          <table:table-cell office:value-type="float" office:value="1738936153.221" calcext:value-type="float">
            <text:p>1738936153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1.33299994468689" calcext:value-type="float">
            <text:p>1.33299994468689</text:p>
          </table:table-cell>
          <table:table-cell/>
          <table:table-cell table:formula="of:=[.A170]-[.A169]" office:value-type="float" office:value="0.33299994468689" calcext:value-type="float">
            <text:p>0.33299994468689</text:p>
          </table:table-cell>
          <table:table-cell table:formula="of:=[.B170]-[.B169]" office:value-type="float" office:value="0.251999855041504" calcext:value-type="float">
            <text:p>0.251999855041504</text:p>
          </table:table-cell>
          <table:table-cell table:formula="of:=ABS([.K170]-[.J170])" office:value-type="float" office:value="0.0810000896453857" calcext:value-type="float">
            <text:p>0.0810000896453857</text:p>
          </table:table-cell>
          <table:table-cell/>
          <table:table-cell table:formula="of:= 1 / [.J170]" office:value-type="float" office:value="3.00300350181821" calcext:value-type="float">
            <text:p>3.00300350181821</text:p>
          </table:table-cell>
          <table:table-cell table:formula="of:= 1 / [.K170]" office:value-type="float" office:value="3.96825625092245" calcext:value-type="float">
            <text:p>3.96825625092245</text:p>
          </table:table-cell>
        </table:table-row>
        <table:table-row table:style-name="ro1">
          <table:table-cell office:value-type="float" office:value="1738936151.955" calcext:value-type="float">
            <text:p>1738936151.955</text:p>
          </table:table-cell>
          <table:table-cell office:value-type="float" office:value="1738936153.342" calcext:value-type="float">
            <text:p>1738936153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1.38700008392334" calcext:value-type="float">
            <text:p>1.38700008392334</text:p>
          </table:table-cell>
          <table:table-cell/>
          <table:table-cell table:formula="of:=[.A171]-[.A170]" office:value-type="float" office:value="0.0669999122619629" calcext:value-type="float">
            <text:p>0.0669999122619629</text:p>
          </table:table-cell>
          <table:table-cell table:formula="of:=[.B171]-[.B170]" office:value-type="float" office:value="0.121000051498413" calcext:value-type="float">
            <text:p>0.121000051498413</text:p>
          </table:table-cell>
          <table:table-cell table:formula="of:=ABS([.K171]-[.J171])" office:value-type="float" office:value="0.0540001392364502" calcext:value-type="float">
            <text:p>0.0540001392364502</text:p>
          </table:table-cell>
          <table:table-cell/>
          <table:table-cell table:formula="of:= 1 / [.J171]" office:value-type="float" office:value="14.9253926794725" calcext:value-type="float">
            <text:p>14.9253926794725</text:p>
          </table:table-cell>
          <table:table-cell table:formula="of:= 1 / [.K171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152.322" calcext:value-type="float">
            <text:p>1738936152.322</text:p>
          </table:table-cell>
          <table:table-cell office:value-type="float" office:value="1738936153.789" calcext:value-type="float">
            <text:p>1738936153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1.46700000762939" calcext:value-type="float">
            <text:p>1.46700000762939</text:p>
          </table:table-cell>
          <table:table-cell/>
          <table:table-cell table:formula="of:=[.A172]-[.A171]" office:value-type="float" office:value="0.367000102996826" calcext:value-type="float">
            <text:p>0.367000102996826</text:p>
          </table:table-cell>
          <table:table-cell table:formula="of:=[.B172]-[.B171]" office:value-type="float" office:value="0.447000026702881" calcext:value-type="float">
            <text:p>0.447000026702881</text:p>
          </table:table-cell>
          <table:table-cell table:formula="of:=ABS([.K172]-[.J172])" office:value-type="float" office:value="0.0799999237060547" calcext:value-type="float">
            <text:p>0.0799999237060547</text:p>
          </table:table-cell>
          <table:table-cell/>
          <table:table-cell table:formula="of:= 1 / [.J172]" office:value-type="float" office:value="2.72479487562609" calcext:value-type="float">
            <text:p>2.72479487562609</text:p>
          </table:table-cell>
          <table:table-cell table:formula="of:= 1 / [.K172]" office:value-type="float" office:value="2.23713633168236" calcext:value-type="float">
            <text:p>2.23713633168236</text:p>
          </table:table-cell>
        </table:table-row>
        <table:table-row table:style-name="ro1">
          <table:table-cell office:value-type="float" office:value="1738936152.622" calcext:value-type="float">
            <text:p>1738936152.622</text:p>
          </table:table-cell>
          <table:table-cell office:value-type="float" office:value="1738936155.99" calcext:value-type="float">
            <text:p>1738936155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3.36800003051758" calcext:value-type="float">
            <text:p>3.36800003051758</text:p>
          </table:table-cell>
          <table:table-cell/>
          <table:table-cell table:formula="of:=[.A173]-[.A172]" office:value-type="float" office:value="0.299999952316284" calcext:value-type="float">
            <text:p>0.299999952316284</text:p>
          </table:table-cell>
          <table:table-cell table:formula="of:=[.B173]-[.B172]" office:value-type="float" office:value="2.20099997520447" calcext:value-type="float">
            <text:p>2.20099997520447</text:p>
          </table:table-cell>
          <table:table-cell table:formula="of:=ABS([.K173]-[.J173])" office:value-type="float" office:value="1.90100002288818" calcext:value-type="float">
            <text:p>1.90100002288818</text:p>
          </table:table-cell>
          <table:table-cell/>
          <table:table-cell table:formula="of:= 1 / [.J173]" office:value-type="float" office:value="3.33333386315248" calcext:value-type="float">
            <text:p>3.33333386315248</text:p>
          </table:table-cell>
          <table:table-cell table:formula="of:= 1 / [.K173]" office:value-type="float" office:value="0.454338941965278" calcext:value-type="float">
            <text:p>0.454338941965278</text:p>
          </table:table-cell>
        </table:table-row>
        <table:table-row table:style-name="ro1">
          <table:table-cell office:value-type="float" office:value="1738936155.022" calcext:value-type="float">
            <text:p>1738936155.022</text:p>
          </table:table-cell>
          <table:table-cell office:value-type="float" office:value="1738936157.529" calcext:value-type="float">
            <text:p>1738936157.5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2.50699996948242" calcext:value-type="float">
            <text:p>2.50699996948242</text:p>
          </table:table-cell>
          <table:table-cell/>
          <table:table-cell table:formula="of:=[.A174]-[.A173]" office:value-type="float" office:value="2.40000009536743" calcext:value-type="float">
            <text:p>2.40000009536743</text:p>
          </table:table-cell>
          <table:table-cell table:formula="of:=[.B174]-[.B173]" office:value-type="float" office:value="1.53900003433228" calcext:value-type="float">
            <text:p>1.53900003433228</text:p>
          </table:table-cell>
          <table:table-cell table:formula="of:=ABS([.K174]-[.J174])" office:value-type="float" office:value="0.861000061035156" calcext:value-type="float">
            <text:p>0.861000061035156</text:p>
          </table:table-cell>
          <table:table-cell/>
          <table:table-cell table:formula="of:= 1 / [.J174]" office:value-type="float" office:value="0.416666650109822" calcext:value-type="float">
            <text:p>0.416666650109822</text:p>
          </table:table-cell>
          <table:table-cell table:formula="of:= 1 / [.K174]" office:value-type="float" office:value="0.649772565101903" calcext:value-type="float">
            <text:p>0.649772565101903</text:p>
          </table:table-cell>
        </table:table-row>
        <table:table-row table:style-name="ro1">
          <table:table-cell office:value-type="float" office:value="1738936156.288" calcext:value-type="float">
            <text:p>1738936156.288</text:p>
          </table:table-cell>
          <table:table-cell office:value-type="float" office:value="1738936157.834" calcext:value-type="float">
            <text:p>1738936157.8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1.5460000038147" calcext:value-type="float">
            <text:p>1.5460000038147</text:p>
          </table:table-cell>
          <table:table-cell/>
          <table:table-cell table:formula="of:=[.A175]-[.A174]" office:value-type="float" office:value="1.26600003242493" calcext:value-type="float">
            <text:p>1.26600003242493</text:p>
          </table:table-cell>
          <table:table-cell table:formula="of:=[.B175]-[.B174]" office:value-type="float" office:value="0.305000066757202" calcext:value-type="float">
            <text:p>0.305000066757202</text:p>
          </table:table-cell>
          <table:table-cell table:formula="of:=ABS([.K175]-[.J175])" office:value-type="float" office:value="0.960999965667725" calcext:value-type="float">
            <text:p>0.960999965667725</text:p>
          </table:table-cell>
          <table:table-cell/>
          <table:table-cell table:formula="of:= 1 / [.J175]" office:value-type="float" office:value="0.789889395251101" calcext:value-type="float">
            <text:p>0.789889395251101</text:p>
          </table:table-cell>
          <table:table-cell table:formula="of:= 1 / [.K175]" office:value-type="float" office:value="3.27868780696385" calcext:value-type="float">
            <text:p>3.27868780696385</text:p>
          </table:table-cell>
        </table:table-row>
        <table:table-row table:style-name="ro1">
          <table:table-cell office:value-type="float" office:value="1738936156.555" calcext:value-type="float">
            <text:p>1738936156.555</text:p>
          </table:table-cell>
          <table:table-cell office:value-type="float" office:value="1738936157.964" calcext:value-type="float">
            <text:p>1738936157.9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1.40899991989136" calcext:value-type="float">
            <text:p>1.40899991989136</text:p>
          </table:table-cell>
          <table:table-cell/>
          <table:table-cell table:formula="of:=[.A176]-[.A175]" office:value-type="float" office:value="0.266999959945679" calcext:value-type="float">
            <text:p>0.266999959945679</text:p>
          </table:table-cell>
          <table:table-cell table:formula="of:=[.B176]-[.B175]" office:value-type="float" office:value="0.129999876022339" calcext:value-type="float">
            <text:p>0.129999876022339</text:p>
          </table:table-cell>
          <table:table-cell table:formula="of:=ABS([.K176]-[.J176])" office:value-type="float" office:value="0.13700008392334" calcext:value-type="float">
            <text:p>0.13700008392334</text:p>
          </table:table-cell>
          <table:table-cell/>
          <table:table-cell table:formula="of:= 1 / [.J176]" office:value-type="float" office:value="3.74531891391838" calcext:value-type="float">
            <text:p>3.74531891391838</text:p>
          </table:table-cell>
          <table:table-cell table:formula="of:= 1 / [.K176]" office:value-type="float" office:value="7.69231502827097" calcext:value-type="float">
            <text:p>7.69231502827097</text:p>
          </table:table-cell>
        </table:table-row>
        <table:table-row table:style-name="ro1">
          <table:table-cell office:value-type="float" office:value="1738936156.588" calcext:value-type="float">
            <text:p>1738936156.588</text:p>
          </table:table-cell>
          <table:table-cell office:value-type="float" office:value="1738936158.064" calcext:value-type="float">
            <text:p>1738936158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1.47599983215332" calcext:value-type="float">
            <text:p>1.47599983215332</text:p>
          </table:table-cell>
          <table:table-cell/>
          <table:table-cell table:formula="of:=[.A177]-[.A176]" office:value-type="float" office:value="0.0329999923706055" calcext:value-type="float">
            <text:p>0.0329999923706055</text:p>
          </table:table-cell>
          <table:table-cell table:formula="of:=[.B177]-[.B176]" office:value-type="float" office:value="0.0999999046325684" calcext:value-type="float">
            <text:p>0.0999999046325684</text:p>
          </table:table-cell>
          <table:table-cell table:formula="of:=ABS([.K177]-[.J177])" office:value-type="float" office:value="0.0669999122619629" calcext:value-type="float">
            <text:p>0.0669999122619629</text:p>
          </table:table-cell>
          <table:table-cell/>
          <table:table-cell table:formula="of:= 1 / [.J177]" office:value-type="float" office:value="30.3030373089039" calcext:value-type="float">
            <text:p>30.3030373089039</text:p>
          </table:table-cell>
          <table:table-cell table:formula="of:= 1 / [.K177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56.622" calcext:value-type="float">
            <text:p>1738936156.622</text:p>
          </table:table-cell>
          <table:table-cell office:value-type="float" office:value="1738936158.27" calcext:value-type="float">
            <text:p>1738936158.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1.64800000190735" calcext:value-type="float">
            <text:p>1.64800000190735</text:p>
          </table:table-cell>
          <table:table-cell/>
          <table:table-cell table:formula="of:=[.A178]-[.A177]" office:value-type="float" office:value="0.0339999198913574" calcext:value-type="float">
            <text:p>0.0339999198913574</text:p>
          </table:table-cell>
          <table:table-cell table:formula="of:=[.B178]-[.B177]" office:value-type="float" office:value="0.206000089645386" calcext:value-type="float">
            <text:p>0.206000089645386</text:p>
          </table:table-cell>
          <table:table-cell table:formula="of:=ABS([.K178]-[.J178])" office:value-type="float" office:value="0.172000169754028" calcext:value-type="float">
            <text:p>0.172000169754028</text:p>
          </table:table-cell>
          <table:table-cell/>
          <table:table-cell table:formula="of:= 1 / [.J178]" office:value-type="float" office:value="29.4118340041793" calcext:value-type="float">
            <text:p>29.4118340041793</text:p>
          </table:table-cell>
          <table:table-cell table:formula="of:= 1 / [.K178]" office:value-type="float" office:value="4.85436681955541" calcext:value-type="float">
            <text:p>4.85436681955541</text:p>
          </table:table-cell>
        </table:table-row>
        <table:table-row table:style-name="ro1">
          <table:table-cell office:value-type="float" office:value="1738936156.655" calcext:value-type="float">
            <text:p>1738936156.655</text:p>
          </table:table-cell>
          <table:table-cell office:value-type="float" office:value="1738936158.273" calcext:value-type="float">
            <text:p>1738936158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1.61800003051758" calcext:value-type="float">
            <text:p>1.61800003051758</text:p>
          </table:table-cell>
          <table:table-cell/>
          <table:table-cell table:formula="of:=[.A179]-[.A178]" office:value-type="float" office:value="0.0329999923706055" calcext:value-type="float">
            <text:p>0.0329999923706055</text:p>
          </table:table-cell>
          <table:table-cell table:formula="of:=[.B179]-[.B178]" office:value-type="float" office:value="0.00300002098083496" calcext:value-type="float">
            <text:p>0.00300002098083496</text:p>
          </table:table-cell>
          <table:table-cell table:formula="of:=ABS([.K179]-[.J179])" office:value-type="float" office:value="0.0299999713897705" calcext:value-type="float">
            <text:p>0.0299999713897705</text:p>
          </table:table-cell>
          <table:table-cell/>
          <table:table-cell table:formula="of:= 1 / [.J179]" office:value-type="float" office:value="30.3030373089039" calcext:value-type="float">
            <text:p>30.3030373089039</text:p>
          </table:table-cell>
          <table:table-cell table:formula="of:= 1 / [.K179]" office:value-type="float" office:value="333.331002145752" calcext:value-type="float">
            <text:p>333.331002145752</text:p>
          </table:table-cell>
        </table:table-row>
        <table:table-row table:style-name="ro1">
          <table:table-cell office:value-type="float" office:value="1738936156.955" calcext:value-type="float">
            <text:p>1738936156.955</text:p>
          </table:table-cell>
          <table:table-cell office:value-type="float" office:value="1738936158.743" calcext:value-type="float">
            <text:p>1738936158.7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1.78800010681152" calcext:value-type="float">
            <text:p>1.78800010681152</text:p>
          </table:table-cell>
          <table:table-cell/>
          <table:table-cell table:formula="of:=[.A180]-[.A179]" office:value-type="float" office:value="0.299999952316284" calcext:value-type="float">
            <text:p>0.299999952316284</text:p>
          </table:table-cell>
          <table:table-cell table:formula="of:=[.B180]-[.B179]" office:value-type="float" office:value="0.47000002861023" calcext:value-type="float">
            <text:p>0.47000002861023</text:p>
          </table:table-cell>
          <table:table-cell table:formula="of:=ABS([.K180]-[.J180])" office:value-type="float" office:value="0.170000076293945" calcext:value-type="float">
            <text:p>0.170000076293945</text:p>
          </table:table-cell>
          <table:table-cell/>
          <table:table-cell table:formula="of:= 1 / [.J180]" office:value-type="float" office:value="3.33333386315248" calcext:value-type="float">
            <text:p>3.33333386315248</text:p>
          </table:table-cell>
          <table:table-cell table:formula="of:= 1 / [.K180]" office:value-type="float" office:value="2.12765944495144" calcext:value-type="float">
            <text:p>2.12765944495144</text:p>
          </table:table-cell>
        </table:table-row>
        <table:table-row table:style-name="ro1">
          <table:table-cell office:value-type="float" office:value="1738936157.588" calcext:value-type="float">
            <text:p>1738936157.588</text:p>
          </table:table-cell>
          <table:table-cell office:value-type="float" office:value="1738936159.235" calcext:value-type="float">
            <text:p>1738936159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1.64699983596802" calcext:value-type="float">
            <text:p>1.64699983596802</text:p>
          </table:table-cell>
          <table:table-cell/>
          <table:table-cell table:formula="of:=[.A181]-[.A180]" office:value-type="float" office:value="0.633000135421753" calcext:value-type="float">
            <text:p>0.633000135421753</text:p>
          </table:table-cell>
          <table:table-cell table:formula="of:=[.B181]-[.B180]" office:value-type="float" office:value="0.491999864578247" calcext:value-type="float">
            <text:p>0.491999864578247</text:p>
          </table:table-cell>
          <table:table-cell table:formula="of:=ABS([.K181]-[.J181])" office:value-type="float" office:value="0.141000270843506" calcext:value-type="float">
            <text:p>0.141000270843506</text:p>
          </table:table-cell>
          <table:table-cell/>
          <table:table-cell table:formula="of:= 1 / [.J181]" office:value-type="float" office:value="1.57977849299151" calcext:value-type="float">
            <text:p>1.57977849299151</text:p>
          </table:table-cell>
          <table:table-cell table:formula="of:= 1 / [.K181]" office:value-type="float" office:value="2.03252088464947" calcext:value-type="float">
            <text:p>2.03252088464947</text:p>
          </table:table-cell>
        </table:table-row>
        <table:table-row table:style-name="ro1">
          <table:table-cell office:value-type="float" office:value="1738936157.922" calcext:value-type="float">
            <text:p>1738936157.922</text:p>
          </table:table-cell>
          <table:table-cell office:value-type="float" office:value="1738936159.356" calcext:value-type="float">
            <text:p>1738936159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1.43400001525879" calcext:value-type="float">
            <text:p>1.43400001525879</text:p>
          </table:table-cell>
          <table:table-cell/>
          <table:table-cell table:formula="of:=[.A182]-[.A181]" office:value-type="float" office:value="0.333999872207642" calcext:value-type="float">
            <text:p>0.333999872207642</text:p>
          </table:table-cell>
          <table:table-cell table:formula="of:=[.B182]-[.B181]" office:value-type="float" office:value="0.121000051498413" calcext:value-type="float">
            <text:p>0.121000051498413</text:p>
          </table:table-cell>
          <table:table-cell table:formula="of:=ABS([.K182]-[.J182])" office:value-type="float" office:value="0.212999820709229" calcext:value-type="float">
            <text:p>0.212999820709229</text:p>
          </table:table-cell>
          <table:table-cell/>
          <table:table-cell table:formula="of:= 1 / [.J182]" office:value-type="float" office:value="2.99401312159281" calcext:value-type="float">
            <text:p>2.99401312159281</text:p>
          </table:table-cell>
          <table:table-cell table:formula="of:= 1 / [.K182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158.322" calcext:value-type="float">
            <text:p>1738936158.322</text:p>
          </table:table-cell>
          <table:table-cell office:value-type="float" office:value="1738936161.811" calcext:value-type="float">
            <text:p>1738936161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3.48900008201599" calcext:value-type="float">
            <text:p>3.48900008201599</text:p>
          </table:table-cell>
          <table:table-cell/>
          <table:table-cell table:formula="of:=[.A183]-[.A182]" office:value-type="float" office:value="0.400000095367432" calcext:value-type="float">
            <text:p>0.400000095367432</text:p>
          </table:table-cell>
          <table:table-cell table:formula="of:=[.B183]-[.B182]" office:value-type="float" office:value="2.45500016212463" calcext:value-type="float">
            <text:p>2.45500016212463</text:p>
          </table:table-cell>
          <table:table-cell table:formula="of:=ABS([.K183]-[.J183])" office:value-type="float" office:value="2.0550000667572" calcext:value-type="float">
            <text:p>2.0550000667572</text:p>
          </table:table-cell>
          <table:table-cell/>
          <table:table-cell table:formula="of:= 1 / [.J183]" office:value-type="float" office:value="2.49999940395369" calcext:value-type="float">
            <text:p>2.49999940395369</text:p>
          </table:table-cell>
          <table:table-cell table:formula="of:= 1 / [.K183]" office:value-type="float" office:value="0.407331948660471" calcext:value-type="float">
            <text:p>0.407331948660471</text:p>
          </table:table-cell>
        </table:table-row>
        <table:table-row table:style-name="ro1">
          <table:table-cell office:value-type="float" office:value="1738936160.888" calcext:value-type="float">
            <text:p>1738936160.888</text:p>
          </table:table-cell>
          <table:table-cell office:value-type="float" office:value="1738936162.385" calcext:value-type="float">
            <text:p>1738936162.3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1.49699997901917" calcext:value-type="float">
            <text:p>1.49699997901917</text:p>
          </table:table-cell>
          <table:table-cell/>
          <table:table-cell table:formula="of:=[.A184]-[.A183]" office:value-type="float" office:value="2.56599998474121" calcext:value-type="float">
            <text:p>2.56599998474121</text:p>
          </table:table-cell>
          <table:table-cell table:formula="of:=[.B184]-[.B183]" office:value-type="float" office:value="0.573999881744385" calcext:value-type="float">
            <text:p>0.573999881744385</text:p>
          </table:table-cell>
          <table:table-cell table:formula="of:=ABS([.K184]-[.J184])" office:value-type="float" office:value="1.99200010299683" calcext:value-type="float">
            <text:p>1.99200010299683</text:p>
          </table:table-cell>
          <table:table-cell/>
          <table:table-cell table:formula="of:= 1 / [.J184]" office:value-type="float" office:value="0.38971161572351" calcext:value-type="float">
            <text:p>0.38971161572351</text:p>
          </table:table-cell>
          <table:table-cell table:formula="of:= 1 / [.K184]" office:value-type="float" office:value="1.74216063766599" calcext:value-type="float">
            <text:p>1.74216063766599</text:p>
          </table:table-cell>
        </table:table-row>
        <table:table-row table:style-name="ro1">
          <table:table-cell office:value-type="float" office:value="1738936161.388" calcext:value-type="float">
            <text:p>1738936161.388</text:p>
          </table:table-cell>
          <table:table-cell office:value-type="float" office:value="1738936164.131" calcext:value-type="float">
            <text:p>1738936164.1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2.74300003051758" calcext:value-type="float">
            <text:p>2.74300003051758</text:p>
          </table:table-cell>
          <table:table-cell/>
          <table:table-cell table:formula="of:=[.A185]-[.A184]" office:value-type="float" office:value="0.5" calcext:value-type="float">
            <text:p>0.5</text:p>
          </table:table-cell>
          <table:table-cell table:formula="of:=[.B185]-[.B184]" office:value-type="float" office:value="1.74600005149841" calcext:value-type="float">
            <text:p>1.74600005149841</text:p>
          </table:table-cell>
          <table:table-cell table:formula="of:=ABS([.K185]-[.J185])" office:value-type="float" office:value="1.24600005149841" calcext:value-type="float">
            <text:p>1.24600005149841</text:p>
          </table:table-cell>
          <table:table-cell/>
          <table:table-cell table:formula="of:= 1 / [.J185]" office:value-type="float" office:value="2" calcext:value-type="float">
            <text:p>2</text:p>
          </table:table-cell>
          <table:table-cell table:formula="of:= 1 / [.K185]" office:value-type="float" office:value="0.572737669246804" calcext:value-type="float">
            <text:p>0.572737669246804</text:p>
          </table:table-cell>
        </table:table-row>
        <table:table-row table:style-name="ro1">
          <table:table-cell office:value-type="float" office:value="1738936161.422" calcext:value-type="float">
            <text:p>1738936161.422</text:p>
          </table:table-cell>
          <table:table-cell office:value-type="float" office:value="1738936164.222" calcext:value-type="float">
            <text:p>1738936164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2.79999995231628" calcext:value-type="float">
            <text:p>2.79999995231628</text:p>
          </table:table-cell>
          <table:table-cell/>
          <table:table-cell table:formula="of:=[.A186]-[.A185]" office:value-type="float" office:value="0.0339999198913574" calcext:value-type="float">
            <text:p>0.0339999198913574</text:p>
          </table:table-cell>
          <table:table-cell table:formula="of:=[.B186]-[.B185]" office:value-type="float" office:value="0.0909998416900635" calcext:value-type="float">
            <text:p>0.0909998416900635</text:p>
          </table:table-cell>
          <table:table-cell table:formula="of:=ABS([.K186]-[.J186])" office:value-type="float" office:value="0.0569999217987061" calcext:value-type="float">
            <text:p>0.0569999217987061</text:p>
          </table:table-cell>
          <table:table-cell/>
          <table:table-cell table:formula="of:= 1 / [.J186]" office:value-type="float" office:value="29.4118340041793" calcext:value-type="float">
            <text:p>29.4118340041793</text:p>
          </table:table-cell>
          <table:table-cell table:formula="of:= 1 / [.K186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61.688" calcext:value-type="float">
            <text:p>1738936161.688</text:p>
          </table:table-cell>
          <table:table-cell office:value-type="float" office:value="1738936164.331" calcext:value-type="float">
            <text:p>1738936164.3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2.64300012588501" calcext:value-type="float">
            <text:p>2.64300012588501</text:p>
          </table:table-cell>
          <table:table-cell/>
          <table:table-cell table:formula="of:=[.A187]-[.A186]" office:value-type="float" office:value="0.266000032424927" calcext:value-type="float">
            <text:p>0.266000032424927</text:p>
          </table:table-cell>
          <table:table-cell table:formula="of:=[.B187]-[.B186]" office:value-type="float" office:value="0.109000205993652" calcext:value-type="float">
            <text:p>0.109000205993652</text:p>
          </table:table-cell>
          <table:table-cell table:formula="of:=ABS([.K187]-[.J187])" office:value-type="float" office:value="0.156999826431274" calcext:value-type="float">
            <text:p>0.156999826431274</text:p>
          </table:table-cell>
          <table:table-cell/>
          <table:table-cell table:formula="of:= 1 / [.J187]" office:value-type="float" office:value="3.75939803797667" calcext:value-type="float">
            <text:p>3.75939803797667</text:p>
          </table:table-cell>
          <table:table-cell table:formula="of:= 1 / [.K187]" office:value-type="float" office:value="9.17429458856468" calcext:value-type="float">
            <text:p>9.17429458856468</text:p>
          </table:table-cell>
        </table:table-row>
        <table:table-row table:style-name="ro1">
          <table:table-cell office:value-type="float" office:value="1738936163.055" calcext:value-type="float">
            <text:p>1738936163.055</text:p>
          </table:table-cell>
          <table:table-cell office:value-type="float" office:value="1738936164.439" calcext:value-type="float">
            <text:p>1738936164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1.38399982452393" calcext:value-type="float">
            <text:p>1.38399982452393</text:p>
          </table:table-cell>
          <table:table-cell/>
          <table:table-cell table:formula="of:=[.A188]-[.A187]" office:value-type="float" office:value="1.36700010299683" calcext:value-type="float">
            <text:p>1.36700010299683</text:p>
          </table:table-cell>
          <table:table-cell table:formula="of:=[.B188]-[.B187]" office:value-type="float" office:value="0.107999801635742" calcext:value-type="float">
            <text:p>0.107999801635742</text:p>
          </table:table-cell>
          <table:table-cell table:formula="of:=ABS([.K188]-[.J188])" office:value-type="float" office:value="1.25900030136108" calcext:value-type="float">
            <text:p>1.25900030136108</text:p>
          </table:table-cell>
          <table:table-cell/>
          <table:table-cell table:formula="of:= 1 / [.J188]" office:value-type="float" office:value="0.731528840274215" calcext:value-type="float">
            <text:p>0.731528840274215</text:p>
          </table:table-cell>
          <table:table-cell table:formula="of:= 1 / [.K188]" office:value-type="float" office:value="9.25927626582837" calcext:value-type="float">
            <text:p>9.25927626582837</text:p>
          </table:table-cell>
        </table:table-row>
        <table:table-row table:style-name="ro1">
          <table:table-cell office:value-type="float" office:value="1738936163.222" calcext:value-type="float">
            <text:p>1738936163.222</text:p>
          </table:table-cell>
          <table:table-cell office:value-type="float" office:value="1738936164.567" calcext:value-type="float">
            <text:p>1738936164.5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1.34500002861023" calcext:value-type="float">
            <text:p>1.34500002861023</text:p>
          </table:table-cell>
          <table:table-cell/>
          <table:table-cell table:formula="of:=[.A189]-[.A188]" office:value-type="float" office:value="0.166999816894531" calcext:value-type="float">
            <text:p>0.166999816894531</text:p>
          </table:table-cell>
          <table:table-cell table:formula="of:=[.B189]-[.B188]" office:value-type="float" office:value="0.128000020980835" calcext:value-type="float">
            <text:p>0.128000020980835</text:p>
          </table:table-cell>
          <table:table-cell table:formula="of:=ABS([.K189]-[.J189])" office:value-type="float" office:value="0.0389997959136963" calcext:value-type="float">
            <text:p>0.0389997959136963</text:p>
          </table:table-cell>
          <table:table-cell/>
          <table:table-cell table:formula="of:= 1 / [.J189]" office:value-type="float" office:value="5.98803051761159" calcext:value-type="float">
            <text:p>5.98803051761159</text:p>
          </table:table-cell>
          <table:table-cell table:formula="of:= 1 / [.K189]" office:value-type="float" office:value="7.81249871943167" calcext:value-type="float">
            <text:p>7.81249871943167</text:p>
          </table:table-cell>
        </table:table-row>
        <table:table-row table:style-name="ro1">
          <table:table-cell office:value-type="float" office:value="1738936163.355" calcext:value-type="float">
            <text:p>1738936163.355</text:p>
          </table:table-cell>
          <table:table-cell office:value-type="float" office:value="1738936164.704" calcext:value-type="float">
            <text:p>173893616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1.34899997711182" calcext:value-type="float">
            <text:p>1.34899997711182</text:p>
          </table:table-cell>
          <table:table-cell/>
          <table:table-cell table:formula="of:=[.A190]-[.A189]" office:value-type="float" office:value="0.133000135421753" calcext:value-type="float">
            <text:p>0.133000135421753</text:p>
          </table:table-cell>
          <table:table-cell table:formula="of:=[.B190]-[.B189]" office:value-type="float" office:value="0.13700008392334" calcext:value-type="float">
            <text:p>0.13700008392334</text:p>
          </table:table-cell>
          <table:table-cell table:formula="of:=ABS([.K190]-[.J190])" office:value-type="float" office:value="0.00399994850158691" calcext:value-type="float">
            <text:p>0.00399994850158691</text:p>
          </table:table-cell>
          <table:table-cell/>
          <table:table-cell table:formula="of:= 1 / [.J190]" office:value-type="float" office:value="7.51878933678472" calcext:value-type="float">
            <text:p>7.51878933678472</text:p>
          </table:table-cell>
          <table:table-cell table:formula="of:= 1 / [.K190]" office:value-type="float" office:value="7.29926560161498" calcext:value-type="float">
            <text:p>7.29926560161498</text:p>
          </table:table-cell>
        </table:table-row>
        <table:table-row table:style-name="ro1">
          <table:table-cell office:value-type="float" office:value="1738936163.422" calcext:value-type="float">
            <text:p>1738936163.422</text:p>
          </table:table-cell>
          <table:table-cell office:value-type="float" office:value="1738936164.797" calcext:value-type="float">
            <text:p>1738936164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1.375" calcext:value-type="float">
            <text:p>1.375</text:p>
          </table:table-cell>
          <table:table-cell/>
          <table:table-cell table:formula="of:=[.A191]-[.A190]" office:value-type="float" office:value="0.0669999122619629" calcext:value-type="float">
            <text:p>0.0669999122619629</text:p>
          </table:table-cell>
          <table:table-cell table:formula="of:=[.B191]-[.B190]" office:value-type="float" office:value="0.0929999351501465" calcext:value-type="float">
            <text:p>0.0929999351501465</text:p>
          </table:table-cell>
          <table:table-cell table:formula="of:=ABS([.K191]-[.J191])" office:value-type="float" office:value="0.0260000228881836" calcext:value-type="float">
            <text:p>0.0260000228881836</text:p>
          </table:table-cell>
          <table:table-cell/>
          <table:table-cell table:formula="of:= 1 / [.J191]" office:value-type="float" office:value="14.9253926794725" calcext:value-type="float">
            <text:p>14.9253926794725</text:p>
          </table:table-cell>
          <table:table-cell table:formula="of:= 1 / [.K191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64.555" calcext:value-type="float">
            <text:p>1738936164.555</text:p>
          </table:table-cell>
          <table:table-cell office:value-type="float" office:value="1738936165.766" calcext:value-type="float">
            <text:p>1738936165.7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1.21099996566772" calcext:value-type="float">
            <text:p>1.21099996566772</text:p>
          </table:table-cell>
          <table:table-cell/>
          <table:table-cell table:formula="of:=[.A192]-[.A191]" office:value-type="float" office:value="1.13300013542175" calcext:value-type="float">
            <text:p>1.13300013542175</text:p>
          </table:table-cell>
          <table:table-cell table:formula="of:=[.B192]-[.B191]" office:value-type="float" office:value="0.969000101089478" calcext:value-type="float">
            <text:p>0.969000101089478</text:p>
          </table:table-cell>
          <table:table-cell table:formula="of:=ABS([.K192]-[.J192])" office:value-type="float" office:value="0.164000034332275" calcext:value-type="float">
            <text:p>0.164000034332275</text:p>
          </table:table-cell>
          <table:table-cell/>
          <table:table-cell table:formula="of:= 1 / [.J192]" office:value-type="float" office:value="0.882612427603776" calcext:value-type="float">
            <text:p>0.882612427603776</text:p>
          </table:table-cell>
          <table:table-cell table:formula="of:= 1 / [.K192]" office:value-type="float" office:value="1.03199163640506" calcext:value-type="float">
            <text:p>1.03199163640506</text:p>
          </table:table-cell>
        </table:table-row>
        <table:table-row table:style-name="ro1">
          <table:table-cell office:value-type="float" office:value="1738936164.955" calcext:value-type="float">
            <text:p>1738936164.955</text:p>
          </table:table-cell>
          <table:table-cell office:value-type="float" office:value="1738936166.52" calcext:value-type="float">
            <text:p>1738936166.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1.56500005722046" calcext:value-type="float">
            <text:p>1.56500005722046</text:p>
          </table:table-cell>
          <table:table-cell/>
          <table:table-cell table:formula="of:=[.A193]-[.A192]" office:value-type="float" office:value="0.399999856948853" calcext:value-type="float">
            <text:p>0.399999856948853</text:p>
          </table:table-cell>
          <table:table-cell table:formula="of:=[.B193]-[.B192]" office:value-type="float" office:value="0.753999948501587" calcext:value-type="float">
            <text:p>0.753999948501587</text:p>
          </table:table-cell>
          <table:table-cell table:formula="of:=ABS([.K193]-[.J193])" office:value-type="float" office:value="0.354000091552734" calcext:value-type="float">
            <text:p>0.354000091552734</text:p>
          </table:table-cell>
          <table:table-cell/>
          <table:table-cell table:formula="of:= 1 / [.J193]" office:value-type="float" office:value="2.50000089406999" calcext:value-type="float">
            <text:p>2.50000089406999</text:p>
          </table:table-cell>
          <table:table-cell table:formula="of:= 1 / [.K193]" office:value-type="float" office:value="1.32626003753354" calcext:value-type="float">
            <text:p>1.32626003753354</text:p>
          </table:table-cell>
        </table:table-row>
        <table:table-row table:style-name="ro1">
          <table:table-cell office:value-type="float" office:value="1738936164.989" calcext:value-type="float">
            <text:p>1738936164.989</text:p>
          </table:table-cell>
          <table:table-cell office:value-type="float" office:value="1738936166.613" calcext:value-type="float">
            <text:p>1738936166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1.62399983406067" calcext:value-type="float">
            <text:p>1.62399983406067</text:p>
          </table:table-cell>
          <table:table-cell/>
          <table:table-cell table:formula="of:=[.A194]-[.A193]" office:value-type="float" office:value="0.0340001583099365" calcext:value-type="float">
            <text:p>0.0340001583099365</text:p>
          </table:table-cell>
          <table:table-cell table:formula="of:=[.B194]-[.B193]" office:value-type="float" office:value="0.0929999351501465" calcext:value-type="float">
            <text:p>0.0929999351501465</text:p>
          </table:table-cell>
          <table:table-cell table:formula="of:=ABS([.K194]-[.J194])" office:value-type="float" office:value="0.05899977684021" calcext:value-type="float">
            <text:p>0.05899977684021</text:p>
          </table:table-cell>
          <table:table-cell/>
          <table:table-cell table:formula="of:= 1 / [.J194]" office:value-type="float" office:value="29.4116277602081" calcext:value-type="float">
            <text:p>29.4116277602081</text:p>
          </table:table-cell>
          <table:table-cell table:formula="of:= 1 / [.K19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65.455" calcext:value-type="float">
            <text:p>1738936165.455</text:p>
          </table:table-cell>
          <table:table-cell office:value-type="float" office:value="1738936166.753" calcext:value-type="float">
            <text:p>1738936166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1.29800009727478" calcext:value-type="float">
            <text:p>1.29800009727478</text:p>
          </table:table-cell>
          <table:table-cell/>
          <table:table-cell table:formula="of:=[.A195]-[.A194]" office:value-type="float" office:value="0.465999841690064" calcext:value-type="float">
            <text:p>0.465999841690064</text:p>
          </table:table-cell>
          <table:table-cell table:formula="of:=[.B195]-[.B194]" office:value-type="float" office:value="0.140000104904175" calcext:value-type="float">
            <text:p>0.140000104904175</text:p>
          </table:table-cell>
          <table:table-cell table:formula="of:=ABS([.K195]-[.J195])" office:value-type="float" office:value="0.325999736785889" calcext:value-type="float">
            <text:p>0.325999736785889</text:p>
          </table:table-cell>
          <table:table-cell/>
          <table:table-cell table:formula="of:= 1 / [.J195]" office:value-type="float" office:value="2.14592347579616" calcext:value-type="float">
            <text:p>2.14592347579616</text:p>
          </table:table-cell>
          <table:table-cell table:formula="of:= 1 / [.K195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165.555" calcext:value-type="float">
            <text:p>1738936165.555</text:p>
          </table:table-cell>
          <table:table-cell office:value-type="float" office:value="1738936166.86" calcext:value-type="float">
            <text:p>1738936166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1.30499982833862" calcext:value-type="float">
            <text:p>1.30499982833862</text:p>
          </table:table-cell>
          <table:table-cell/>
          <table:table-cell table:formula="of:=[.A196]-[.A195]" office:value-type="float" office:value="0.100000143051147" calcext:value-type="float">
            <text:p>0.100000143051147</text:p>
          </table:table-cell>
          <table:table-cell table:formula="of:=[.B196]-[.B195]" office:value-type="float" office:value="0.10699987411499" calcext:value-type="float">
            <text:p>0.10699987411499</text:p>
          </table:table-cell>
          <table:table-cell table:formula="of:=ABS([.K196]-[.J196])" office:value-type="float" office:value="0.00699973106384277" calcext:value-type="float">
            <text:p>0.00699973106384277</text:p>
          </table:table-cell>
          <table:table-cell/>
          <table:table-cell table:formula="of:= 1 / [.J196]" office:value-type="float" office:value="9.99998569490572" calcext:value-type="float">
            <text:p>9.99998569490572</text:p>
          </table:table-cell>
          <table:table-cell table:formula="of:= 1 / [.K196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65.655" calcext:value-type="float">
            <text:p>1738936165.655</text:p>
          </table:table-cell>
          <table:table-cell office:value-type="float" office:value="1738936167.035" calcext:value-type="float">
            <text:p>1738936167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1.38000011444092" calcext:value-type="float">
            <text:p>1.38000011444092</text:p>
          </table:table-cell>
          <table:table-cell/>
          <table:table-cell table:formula="of:=[.A197]-[.A196]" office:value-type="float" office:value="0.0999999046325684" calcext:value-type="float">
            <text:p>0.0999999046325684</text:p>
          </table:table-cell>
          <table:table-cell table:formula="of:=[.B197]-[.B196]" office:value-type="float" office:value="0.175000190734863" calcext:value-type="float">
            <text:p>0.175000190734863</text:p>
          </table:table-cell>
          <table:table-cell table:formula="of:=ABS([.K197]-[.J197])" office:value-type="float" office:value="0.0750002861022949" calcext:value-type="float">
            <text:p>0.0750002861022949</text:p>
          </table:table-cell>
          <table:table-cell/>
          <table:table-cell table:formula="of:= 1 / [.J197]" office:value-type="float" office:value="10.0000095367523" calcext:value-type="float">
            <text:p>10.0000095367523</text:p>
          </table:table-cell>
          <table:table-cell table:formula="of:= 1 / [.K197]" office:value-type="float" office:value="5.71427948621533" calcext:value-type="float">
            <text:p>5.71427948621533</text:p>
          </table:table-cell>
        </table:table-row>
        <table:table-row table:style-name="ro1">
          <table:table-cell office:value-type="float" office:value="1738936166.889" calcext:value-type="float">
            <text:p>1738936166.889</text:p>
          </table:table-cell>
          <table:table-cell office:value-type="float" office:value="1738936168.124" calcext:value-type="float">
            <text:p>1738936168.1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1.2350001335144" calcext:value-type="float">
            <text:p>1.2350001335144</text:p>
          </table:table-cell>
          <table:table-cell/>
          <table:table-cell table:formula="of:=[.A198]-[.A197]" office:value-type="float" office:value="1.23399996757507" calcext:value-type="float">
            <text:p>1.23399996757507</text:p>
          </table:table-cell>
          <table:table-cell table:formula="of:=[.B198]-[.B197]" office:value-type="float" office:value="1.08899998664856" calcext:value-type="float">
            <text:p>1.08899998664856</text:p>
          </table:table-cell>
          <table:table-cell table:formula="of:=ABS([.K198]-[.J198])" office:value-type="float" office:value="0.144999980926514" calcext:value-type="float">
            <text:p>0.144999980926514</text:p>
          </table:table-cell>
          <table:table-cell/>
          <table:table-cell table:formula="of:= 1 / [.J198]" office:value-type="float" office:value="0.810372792768459" calcext:value-type="float">
            <text:p>0.810372792768459</text:p>
          </table:table-cell>
          <table:table-cell table:formula="of:= 1 / [.K198]" office:value-type="float" office:value="0.918273656804661" calcext:value-type="float">
            <text:p>0.918273656804661</text:p>
          </table:table-cell>
        </table:table-row>
        <table:table-row table:style-name="ro1">
          <table:table-cell office:value-type="float" office:value="1738936166.989" calcext:value-type="float">
            <text:p>1738936166.989</text:p>
          </table:table-cell>
          <table:table-cell office:value-type="float" office:value="1738936168.225" calcext:value-type="float">
            <text:p>1738936168.2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1.23599982261658" calcext:value-type="float">
            <text:p>1.23599982261658</text:p>
          </table:table-cell>
          <table:table-cell/>
          <table:table-cell table:formula="of:=[.A199]-[.A198]" office:value-type="float" office:value="0.100000143051147" calcext:value-type="float">
            <text:p>0.100000143051147</text:p>
          </table:table-cell>
          <table:table-cell table:formula="of:=[.B199]-[.B198]" office:value-type="float" office:value="0.10099983215332" calcext:value-type="float">
            <text:p>0.10099983215332</text:p>
          </table:table-cell>
          <table:table-cell table:formula="of:=ABS([.K199]-[.J199])" office:value-type="float" office:value="0.000999689102172852" calcext:value-type="float">
            <text:p>0.000999689102172852</text:p>
          </table:table-cell>
          <table:table-cell/>
          <table:table-cell table:formula="of:= 1 / [.J199]" office:value-type="float" office:value="9.99998569490572" calcext:value-type="float">
            <text:p>9.99998569490572</text:p>
          </table:table-cell>
          <table:table-cell table:formula="of:= 1 / [.K199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167.022" calcext:value-type="float">
            <text:p>1738936167.022</text:p>
          </table:table-cell>
          <table:table-cell office:value-type="float" office:value="1738936168.734" calcext:value-type="float">
            <text:p>1738936168.7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1.71199989318848" calcext:value-type="float">
            <text:p>1.71199989318848</text:p>
          </table:table-cell>
          <table:table-cell/>
          <table:table-cell table:formula="of:=[.A200]-[.A199]" office:value-type="float" office:value="0.0329999923706055" calcext:value-type="float">
            <text:p>0.0329999923706055</text:p>
          </table:table-cell>
          <table:table-cell table:formula="of:=[.B200]-[.B199]" office:value-type="float" office:value="0.509000062942505" calcext:value-type="float">
            <text:p>0.509000062942505</text:p>
          </table:table-cell>
          <table:table-cell table:formula="of:=ABS([.K200]-[.J200])" office:value-type="float" office:value="0.476000070571899" calcext:value-type="float">
            <text:p>0.476000070571899</text:p>
          </table:table-cell>
          <table:table-cell/>
          <table:table-cell table:formula="of:= 1 / [.J200]" office:value-type="float" office:value="30.3030373089039" calcext:value-type="float">
            <text:p>30.3030373089039</text:p>
          </table:table-cell>
          <table:table-cell table:formula="of:= 1 / [.K200]" office:value-type="float" office:value="1.96463629929444" calcext:value-type="float">
            <text:p>1.96463629929444</text:p>
          </table:table-cell>
        </table:table-row>
        <table:table-row table:style-name="ro1">
          <table:table-cell office:value-type="float" office:value="1738936167.255" calcext:value-type="float">
            <text:p>1738936167.255</text:p>
          </table:table-cell>
          <table:table-cell office:value-type="float" office:value="1738936168.822" calcext:value-type="float">
            <text:p>1738936168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1.56699991226196" calcext:value-type="float">
            <text:p>1.56699991226196</text:p>
          </table:table-cell>
          <table:table-cell/>
          <table:table-cell table:formula="of:=[.A201]-[.A200]" office:value-type="float" office:value="0.233000040054321" calcext:value-type="float">
            <text:p>0.233000040054321</text:p>
          </table:table-cell>
          <table:table-cell table:formula="of:=[.B201]-[.B200]" office:value-type="float" office:value="0.0880000591278076" calcext:value-type="float">
            <text:p>0.0880000591278076</text:p>
          </table:table-cell>
          <table:table-cell table:formula="of:=ABS([.K201]-[.J201])" office:value-type="float" office:value="0.144999980926514" calcext:value-type="float">
            <text:p>0.144999980926514</text:p>
          </table:table-cell>
          <table:table-cell/>
          <table:table-cell table:formula="of:= 1 / [.J201]" office:value-type="float" office:value="4.29184475576425" calcext:value-type="float">
            <text:p>4.29184475576425</text:p>
          </table:table-cell>
          <table:table-cell table:formula="of:= 1 / [.K20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167.322" calcext:value-type="float">
            <text:p>1738936167.322</text:p>
          </table:table-cell>
          <table:table-cell office:value-type="float" office:value="1738936168.93" calcext:value-type="float">
            <text:p>1738936168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1.60800004005432" calcext:value-type="float">
            <text:p>1.60800004005432</text:p>
          </table:table-cell>
          <table:table-cell/>
          <table:table-cell table:formula="of:=[.A202]-[.A201]" office:value-type="float" office:value="0.0669999122619629" calcext:value-type="float">
            <text:p>0.0669999122619629</text:p>
          </table:table-cell>
          <table:table-cell table:formula="of:=[.B202]-[.B201]" office:value-type="float" office:value="0.108000040054321" calcext:value-type="float">
            <text:p>0.108000040054321</text:p>
          </table:table-cell>
          <table:table-cell table:formula="of:=ABS([.K202]-[.J202])" office:value-type="float" office:value="0.0410001277923584" calcext:value-type="float">
            <text:p>0.0410001277923584</text:p>
          </table:table-cell>
          <table:table-cell/>
          <table:table-cell table:formula="of:= 1 / [.J202]" office:value-type="float" office:value="14.9253926794725" calcext:value-type="float">
            <text:p>14.9253926794725</text:p>
          </table:table-cell>
          <table:table-cell table:formula="of:= 1 / [.K202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69.389" calcext:value-type="float">
            <text:p>1738936169.389</text:p>
          </table:table-cell>
          <table:table-cell office:value-type="float" office:value="1738936170.735" calcext:value-type="float">
            <text:p>1738936170.7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1.34599995613098" calcext:value-type="float">
            <text:p>1.34599995613098</text:p>
          </table:table-cell>
          <table:table-cell/>
          <table:table-cell table:formula="of:=[.A203]-[.A202]" office:value-type="float" office:value="2.06699991226196" calcext:value-type="float">
            <text:p>2.06699991226196</text:p>
          </table:table-cell>
          <table:table-cell table:formula="of:=[.B203]-[.B202]" office:value-type="float" office:value="1.80499982833862" calcext:value-type="float">
            <text:p>1.80499982833862</text:p>
          </table:table-cell>
          <table:table-cell table:formula="of:=ABS([.K203]-[.J203])" office:value-type="float" office:value="0.26200008392334" calcext:value-type="float">
            <text:p>0.26200008392334</text:p>
          </table:table-cell>
          <table:table-cell/>
          <table:table-cell table:formula="of:= 1 / [.J203]" office:value-type="float" office:value="0.483792957158706" calcext:value-type="float">
            <text:p>0.483792957158706</text:p>
          </table:table-cell>
          <table:table-cell table:formula="of:= 1 / [.K203]" office:value-type="float" office:value="0.554016673187404" calcext:value-type="float">
            <text:p>0.554016673187404</text:p>
          </table:table-cell>
        </table:table-row>
        <table:table-row table:style-name="ro1">
          <table:table-cell office:value-type="float" office:value="1738936169.455" calcext:value-type="float">
            <text:p>1738936169.455</text:p>
          </table:table-cell>
          <table:table-cell office:value-type="float" office:value="1738936170.884" calcext:value-type="float">
            <text:p>1738936170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1.42900013923645" calcext:value-type="float">
            <text:p>1.42900013923645</text:p>
          </table:table-cell>
          <table:table-cell/>
          <table:table-cell table:formula="of:=[.A204]-[.A203]" office:value-type="float" office:value="0.0659999847412109" calcext:value-type="float">
            <text:p>0.0659999847412109</text:p>
          </table:table-cell>
          <table:table-cell table:formula="of:=[.B204]-[.B203]" office:value-type="float" office:value="0.14900016784668" calcext:value-type="float">
            <text:p>0.14900016784668</text:p>
          </table:table-cell>
          <table:table-cell table:formula="of:=ABS([.K204]-[.J204])" office:value-type="float" office:value="0.0830001831054688" calcext:value-type="float">
            <text:p>0.0830001831054688</text:p>
          </table:table-cell>
          <table:table-cell/>
          <table:table-cell table:formula="of:= 1 / [.J204]" office:value-type="float" office:value="15.1515186544519" calcext:value-type="float">
            <text:p>15.1515186544519</text:p>
          </table:table-cell>
          <table:table-cell table:formula="of:= 1 / [.K204]" office:value-type="float" office:value="6.71140183566098" calcext:value-type="float">
            <text:p>6.71140183566098</text:p>
          </table:table-cell>
        </table:table-row>
        <table:table-row table:style-name="ro1">
          <table:table-cell office:value-type="float" office:value="1738936169.555" calcext:value-type="float">
            <text:p>1738936169.555</text:p>
          </table:table-cell>
          <table:table-cell office:value-type="float" office:value="1738936170.975" calcext:value-type="float">
            <text:p>1738936170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1.41999983787537" calcext:value-type="float">
            <text:p>1.41999983787537</text:p>
          </table:table-cell>
          <table:table-cell/>
          <table:table-cell table:formula="of:=[.A205]-[.A204]" office:value-type="float" office:value="0.100000143051147" calcext:value-type="float">
            <text:p>0.100000143051147</text:p>
          </table:table-cell>
          <table:table-cell table:formula="of:=[.B205]-[.B204]" office:value-type="float" office:value="0.0909998416900635" calcext:value-type="float">
            <text:p>0.0909998416900635</text:p>
          </table:table-cell>
          <table:table-cell table:formula="of:=ABS([.K205]-[.J205])" office:value-type="float" office:value="0.00900030136108398" calcext:value-type="float">
            <text:p>0.00900030136108398</text:p>
          </table:table-cell>
          <table:table-cell/>
          <table:table-cell table:formula="of:= 1 / [.J205]" office:value-type="float" office:value="9.99998569490572" calcext:value-type="float">
            <text:p>9.99998569490572</text:p>
          </table:table-cell>
          <table:table-cell table:formula="of:= 1 / [.K20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69.588" calcext:value-type="float">
            <text:p>1738936169.588</text:p>
          </table:table-cell>
          <table:table-cell office:value-type="float" office:value="1738936171.063" calcext:value-type="float">
            <text:p>1738936171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1.47499990463257" calcext:value-type="float">
            <text:p>1.47499990463257</text:p>
          </table:table-cell>
          <table:table-cell/>
          <table:table-cell table:formula="of:=[.A206]-[.A205]" office:value-type="float" office:value="0.0329999923706055" calcext:value-type="float">
            <text:p>0.0329999923706055</text:p>
          </table:table-cell>
          <table:table-cell table:formula="of:=[.B206]-[.B205]" office:value-type="float" office:value="0.0880000591278076" calcext:value-type="float">
            <text:p>0.0880000591278076</text:p>
          </table:table-cell>
          <table:table-cell table:formula="of:=ABS([.K206]-[.J206])" office:value-type="float" office:value="0.0550000667572022" calcext:value-type="float">
            <text:p>0.0550000667572022</text:p>
          </table:table-cell>
          <table:table-cell/>
          <table:table-cell table:formula="of:= 1 / [.J206]" office:value-type="float" office:value="30.3030373089039" calcext:value-type="float">
            <text:p>30.3030373089039</text:p>
          </table:table-cell>
          <table:table-cell table:formula="of:= 1 / [.K206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170.122" calcext:value-type="float">
            <text:p>1738936170.122</text:p>
          </table:table-cell>
          <table:table-cell office:value-type="float" office:value="1738936171.621" calcext:value-type="float">
            <text:p>1738936171.6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1.49900007247925" calcext:value-type="float">
            <text:p>1.49900007247925</text:p>
          </table:table-cell>
          <table:table-cell/>
          <table:table-cell table:formula="of:=[.A207]-[.A206]" office:value-type="float" office:value="0.533999919891357" calcext:value-type="float">
            <text:p>0.533999919891357</text:p>
          </table:table-cell>
          <table:table-cell table:formula="of:=[.B207]-[.B206]" office:value-type="float" office:value="0.558000087738037" calcext:value-type="float">
            <text:p>0.558000087738037</text:p>
          </table:table-cell>
          <table:table-cell table:formula="of:=ABS([.K207]-[.J207])" office:value-type="float" office:value="0.0240001678466797" calcext:value-type="float">
            <text:p>0.0240001678466797</text:p>
          </table:table-cell>
          <table:table-cell/>
          <table:table-cell table:formula="of:= 1 / [.J207]" office:value-type="float" office:value="1.87265945695919" calcext:value-type="float">
            <text:p>1.87265945695919</text:p>
          </table:table-cell>
          <table:table-cell table:formula="of:= 1 / [.K207]" office:value-type="float" office:value="1.79211441355448" calcext:value-type="float">
            <text:p>1.79211441355448</text:p>
          </table:table-cell>
        </table:table-row>
        <table:table-row table:style-name="ro1">
          <table:table-cell office:value-type="float" office:value="1738936170.422" calcext:value-type="float">
            <text:p>1738936170.422</text:p>
          </table:table-cell>
          <table:table-cell office:value-type="float" office:value="1738936171.721" calcext:value-type="float">
            <text:p>1738936171.7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1.29900002479553" calcext:value-type="float">
            <text:p>1.29900002479553</text:p>
          </table:table-cell>
          <table:table-cell/>
          <table:table-cell table:formula="of:=[.A208]-[.A207]" office:value-type="float" office:value="0.299999952316284" calcext:value-type="float">
            <text:p>0.299999952316284</text:p>
          </table:table-cell>
          <table:table-cell table:formula="of:=[.B208]-[.B207]" office:value-type="float" office:value="0.0999999046325684" calcext:value-type="float">
            <text:p>0.0999999046325684</text:p>
          </table:table-cell>
          <table:table-cell table:formula="of:=ABS([.K208]-[.J208])" office:value-type="float" office:value="0.200000047683716" calcext:value-type="float">
            <text:p>0.200000047683716</text:p>
          </table:table-cell>
          <table:table-cell/>
          <table:table-cell table:formula="of:= 1 / [.J208]" office:value-type="float" office:value="3.33333386315248" calcext:value-type="float">
            <text:p>3.33333386315248</text:p>
          </table:table-cell>
          <table:table-cell table:formula="of:= 1 / [.K20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70.489" calcext:value-type="float">
            <text:p>1738936170.489</text:p>
          </table:table-cell>
          <table:table-cell office:value-type="float" office:value="1738936171.935" calcext:value-type="float">
            <text:p>1738936171.9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1.44599986076355" calcext:value-type="float">
            <text:p>1.44599986076355</text:p>
          </table:table-cell>
          <table:table-cell/>
          <table:table-cell table:formula="of:=[.A209]-[.A208]" office:value-type="float" office:value="0.067000150680542" calcext:value-type="float">
            <text:p>0.067000150680542</text:p>
          </table:table-cell>
          <table:table-cell table:formula="of:=[.B209]-[.B208]" office:value-type="float" office:value="0.21399998664856" calcext:value-type="float">
            <text:p>0.21399998664856</text:p>
          </table:table-cell>
          <table:table-cell table:formula="of:=ABS([.K209]-[.J209])" office:value-type="float" office:value="0.146999835968018" calcext:value-type="float">
            <text:p>0.146999835968018</text:p>
          </table:table-cell>
          <table:table-cell/>
          <table:table-cell table:formula="of:= 1 / [.J209]" office:value-type="float" office:value="14.9253395677872" calcext:value-type="float">
            <text:p>14.9253395677872</text:p>
          </table:table-cell>
          <table:table-cell table:formula="of:= 1 / [.K209]" office:value-type="float" office:value="4.67289748780333" calcext:value-type="float">
            <text:p>4.67289748780333</text:p>
          </table:table-cell>
        </table:table-row>
        <table:table-row table:style-name="ro1">
          <table:table-cell office:value-type="float" office:value="1738936170.855" calcext:value-type="float">
            <text:p>1738936170.855</text:p>
          </table:table-cell>
          <table:table-cell office:value-type="float" office:value="1738936172.919" calcext:value-type="float">
            <text:p>1738936172.9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2.06399989128113" calcext:value-type="float">
            <text:p>2.06399989128113</text:p>
          </table:table-cell>
          <table:table-cell/>
          <table:table-cell table:formula="of:=[.A210]-[.A209]" office:value-type="float" office:value="0.365999937057495" calcext:value-type="float">
            <text:p>0.365999937057495</text:p>
          </table:table-cell>
          <table:table-cell table:formula="of:=[.B210]-[.B209]" office:value-type="float" office:value="0.983999967575073" calcext:value-type="float">
            <text:p>0.983999967575073</text:p>
          </table:table-cell>
          <table:table-cell table:formula="of:=ABS([.K210]-[.J210])" office:value-type="float" office:value="0.618000030517578" calcext:value-type="float">
            <text:p>0.618000030517578</text:p>
          </table:table-cell>
          <table:table-cell/>
          <table:table-cell table:formula="of:= 1 / [.J210]" office:value-type="float" office:value="2.73224090703302" calcext:value-type="float">
            <text:p>2.73224090703302</text:p>
          </table:table-cell>
          <table:table-cell table:formula="of:= 1 / [.K210]" office:value-type="float" office:value="1.0162601960896" calcext:value-type="float">
            <text:p>1.0162601960896</text:p>
          </table:table-cell>
        </table:table-row>
        <table:table-row table:style-name="ro1">
          <table:table-cell office:value-type="float" office:value="1738936170.889" calcext:value-type="float">
            <text:p>1738936170.889</text:p>
          </table:table-cell>
          <table:table-cell office:value-type="float" office:value="1738936173.031" calcext:value-type="float">
            <text:p>1738936173.0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2.14199995994568" calcext:value-type="float">
            <text:p>2.14199995994568</text:p>
          </table:table-cell>
          <table:table-cell/>
          <table:table-cell table:formula="of:=[.A211]-[.A210]" office:value-type="float" office:value="0.0339999198913574" calcext:value-type="float">
            <text:p>0.0339999198913574</text:p>
          </table:table-cell>
          <table:table-cell table:formula="of:=[.B211]-[.B210]" office:value-type="float" office:value="0.111999988555908" calcext:value-type="float">
            <text:p>0.111999988555908</text:p>
          </table:table-cell>
          <table:table-cell table:formula="of:=ABS([.K211]-[.J211])" office:value-type="float" office:value="0.0780000686645508" calcext:value-type="float">
            <text:p>0.0780000686645508</text:p>
          </table:table-cell>
          <table:table-cell/>
          <table:table-cell table:formula="of:= 1 / [.J211]" office:value-type="float" office:value="29.4118340041793" calcext:value-type="float">
            <text:p>29.4118340041793</text:p>
          </table:table-cell>
          <table:table-cell table:formula="of:= 1 / [.K211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171.922" calcext:value-type="float">
            <text:p>1738936171.922</text:p>
          </table:table-cell>
          <table:table-cell office:value-type="float" office:value="1738936173.276" calcext:value-type="float">
            <text:p>1738936173.2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1.35400009155273" calcext:value-type="float">
            <text:p>1.35400009155273</text:p>
          </table:table-cell>
          <table:table-cell/>
          <table:table-cell table:formula="of:=[.A212]-[.A211]" office:value-type="float" office:value="1.03299999237061" calcext:value-type="float">
            <text:p>1.03299999237061</text:p>
          </table:table-cell>
          <table:table-cell table:formula="of:=[.B212]-[.B211]" office:value-type="float" office:value="0.245000123977661" calcext:value-type="float">
            <text:p>0.245000123977661</text:p>
          </table:table-cell>
          <table:table-cell table:formula="of:=ABS([.K212]-[.J212])" office:value-type="float" office:value="0.787999868392944" calcext:value-type="float">
            <text:p>0.787999868392944</text:p>
          </table:table-cell>
          <table:table-cell/>
          <table:table-cell table:formula="of:= 1 / [.J212]" office:value-type="float" office:value="0.968054218185545" calcext:value-type="float">
            <text:p>0.968054218185545</text:p>
          </table:table-cell>
          <table:table-cell table:formula="of:= 1 / [.K212]" office:value-type="float" office:value="4.08163058762852" calcext:value-type="float">
            <text:p>4.08163058762852</text:p>
          </table:table-cell>
        </table:table-row>
        <table:table-row table:style-name="ro1">
          <table:table-cell office:value-type="float" office:value="1738936173.989" calcext:value-type="float">
            <text:p>1738936173.989</text:p>
          </table:table-cell>
          <table:table-cell office:value-type="float" office:value="1738936175.018" calcext:value-type="float">
            <text:p>1738936175.0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1.02899980545044" calcext:value-type="float">
            <text:p>1.02899980545044</text:p>
          </table:table-cell>
          <table:table-cell/>
          <table:table-cell table:formula="of:=[.A213]-[.A212]" office:value-type="float" office:value="2.06700015068054" calcext:value-type="float">
            <text:p>2.06700015068054</text:p>
          </table:table-cell>
          <table:table-cell table:formula="of:=[.B213]-[.B212]" office:value-type="float" office:value="1.74199986457825" calcext:value-type="float">
            <text:p>1.74199986457825</text:p>
          </table:table-cell>
          <table:table-cell table:formula="of:=ABS([.K213]-[.J213])" office:value-type="float" office:value="0.325000286102295" calcext:value-type="float">
            <text:p>0.325000286102295</text:p>
          </table:table-cell>
          <table:table-cell/>
          <table:table-cell table:formula="of:= 1 / [.J213]" office:value-type="float" office:value="0.483792901355502" calcext:value-type="float">
            <text:p>0.483792901355502</text:p>
          </table:table-cell>
          <table:table-cell table:formula="of:= 1 / [.K213]" office:value-type="float" office:value="0.574052857485215" calcext:value-type="float">
            <text:p>0.574052857485215</text:p>
          </table:table-cell>
        </table:table-row>
        <table:table-row table:style-name="ro1">
          <table:table-cell office:value-type="float" office:value="1738936174.555" calcext:value-type="float">
            <text:p>1738936174.555</text:p>
          </table:table-cell>
          <table:table-cell office:value-type="float" office:value="1738936177.273" calcext:value-type="float">
            <text:p>1738936177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2.71799993515015" calcext:value-type="float">
            <text:p>2.71799993515015</text:p>
          </table:table-cell>
          <table:table-cell/>
          <table:table-cell table:formula="of:=[.A214]-[.A213]" office:value-type="float" office:value="0.565999984741211" calcext:value-type="float">
            <text:p>0.565999984741211</text:p>
          </table:table-cell>
          <table:table-cell table:formula="of:=[.B214]-[.B213]" office:value-type="float" office:value="2.25500011444092" calcext:value-type="float">
            <text:p>2.25500011444092</text:p>
          </table:table-cell>
          <table:table-cell table:formula="of:=ABS([.K214]-[.J214])" office:value-type="float" office:value="1.68900012969971" calcext:value-type="float">
            <text:p>1.68900012969971</text:p>
          </table:table-cell>
          <table:table-cell/>
          <table:table-cell table:formula="of:= 1 / [.J214]" office:value-type="float" office:value="1.76678449992755" calcext:value-type="float">
            <text:p>1.76678449992755</text:p>
          </table:table-cell>
          <table:table-cell table:formula="of:= 1 / [.K214]" office:value-type="float" office:value="0.443458957538869" calcext:value-type="float">
            <text:p>0.443458957538869</text:p>
          </table:table-cell>
        </table:table-row>
        <table:table-row table:style-name="ro1">
          <table:table-cell office:value-type="float" office:value="1738936176.255" calcext:value-type="float">
            <text:p>1738936176.255</text:p>
          </table:table-cell>
          <table:table-cell office:value-type="float" office:value="1738936178.548" calcext:value-type="float">
            <text:p>1738936178.5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2.29299998283386" calcext:value-type="float">
            <text:p>2.29299998283386</text:p>
          </table:table-cell>
          <table:table-cell/>
          <table:table-cell table:formula="of:=[.A215]-[.A214]" office:value-type="float" office:value="1.70000004768372" calcext:value-type="float">
            <text:p>1.70000004768372</text:p>
          </table:table-cell>
          <table:table-cell table:formula="of:=[.B215]-[.B214]" office:value-type="float" office:value="1.27500009536743" calcext:value-type="float">
            <text:p>1.27500009536743</text:p>
          </table:table-cell>
          <table:table-cell table:formula="of:=ABS([.K215]-[.J215])" office:value-type="float" office:value="0.424999952316284" calcext:value-type="float">
            <text:p>0.424999952316284</text:p>
          </table:table-cell>
          <table:table-cell/>
          <table:table-cell table:formula="of:= 1 / [.J215]" office:value-type="float" office:value="0.588235277618092" calcext:value-type="float">
            <text:p>0.588235277618092</text:p>
          </table:table-cell>
          <table:table-cell table:formula="of:= 1 / [.K215]" office:value-type="float" office:value="0.784313666825114" calcext:value-type="float">
            <text:p>0.784313666825114</text:p>
          </table:table-cell>
        </table:table-row>
        <table:table-row table:style-name="ro1">
          <table:table-cell office:value-type="float" office:value="1738936176.289" calcext:value-type="float">
            <text:p>1738936176.289</text:p>
          </table:table-cell>
          <table:table-cell office:value-type="float" office:value="1738936178.642" calcext:value-type="float">
            <text:p>1738936178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2.3529999256134" calcext:value-type="float">
            <text:p>2.3529999256134</text:p>
          </table:table-cell>
          <table:table-cell/>
          <table:table-cell table:formula="of:=[.A216]-[.A215]" office:value-type="float" office:value="0.0339999198913574" calcext:value-type="float">
            <text:p>0.0339999198913574</text:p>
          </table:table-cell>
          <table:table-cell table:formula="of:=[.B216]-[.B215]" office:value-type="float" office:value="0.0939998626708984" calcext:value-type="float">
            <text:p>0.0939998626708984</text:p>
          </table:table-cell>
          <table:table-cell table:formula="of:=ABS([.K216]-[.J216])" office:value-type="float" office:value="0.059999942779541" calcext:value-type="float">
            <text:p>0.059999942779541</text:p>
          </table:table-cell>
          <table:table-cell/>
          <table:table-cell table:formula="of:= 1 / [.J216]" office:value-type="float" office:value="29.4118340041793" calcext:value-type="float">
            <text:p>29.4118340041793</text:p>
          </table:table-cell>
          <table:table-cell table:formula="of:= 1 / [.K216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177.322" calcext:value-type="float">
            <text:p>1738936177.322</text:p>
          </table:table-cell>
          <table:table-cell office:value-type="float" office:value="1738936178.739" calcext:value-type="float">
            <text:p>1738936178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1.41700005531311" calcext:value-type="float">
            <text:p>1.41700005531311</text:p>
          </table:table-cell>
          <table:table-cell/>
          <table:table-cell table:formula="of:=[.A217]-[.A216]" office:value-type="float" office:value="1.03299999237061" calcext:value-type="float">
            <text:p>1.03299999237061</text:p>
          </table:table-cell>
          <table:table-cell table:formula="of:=[.B217]-[.B216]" office:value-type="float" office:value="0.0970001220703125" calcext:value-type="float">
            <text:p>0.0970001220703125</text:p>
          </table:table-cell>
          <table:table-cell table:formula="of:=ABS([.K217]-[.J217])" office:value-type="float" office:value="0.935999870300293" calcext:value-type="float">
            <text:p>0.935999870300293</text:p>
          </table:table-cell>
          <table:table-cell/>
          <table:table-cell table:formula="of:= 1 / [.J217]" office:value-type="float" office:value="0.968054218185545" calcext:value-type="float">
            <text:p>0.968054218185545</text:p>
          </table:table-cell>
          <table:table-cell table:formula="of:= 1 / [.K217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177.455" calcext:value-type="float">
            <text:p>1738936177.455</text:p>
          </table:table-cell>
          <table:table-cell office:value-type="float" office:value="1738936178.876" calcext:value-type="float">
            <text:p>1738936178.8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1.4210000038147" calcext:value-type="float">
            <text:p>1.4210000038147</text:p>
          </table:table-cell>
          <table:table-cell/>
          <table:table-cell table:formula="of:=[.A218]-[.A217]" office:value-type="float" office:value="0.132999897003174" calcext:value-type="float">
            <text:p>0.132999897003174</text:p>
          </table:table-cell>
          <table:table-cell table:formula="of:=[.B218]-[.B217]" office:value-type="float" office:value="0.136999845504761" calcext:value-type="float">
            <text:p>0.136999845504761</text:p>
          </table:table-cell>
          <table:table-cell table:formula="of:=ABS([.K218]-[.J218])" office:value-type="float" office:value="0.00399994850158691" calcext:value-type="float">
            <text:p>0.00399994850158691</text:p>
          </table:table-cell>
          <table:table-cell/>
          <table:table-cell table:formula="of:= 1 / [.J218]" office:value-type="float" office:value="7.51880281513403" calcext:value-type="float">
            <text:p>7.51880281513403</text:p>
          </table:table-cell>
          <table:table-cell table:formula="of:= 1 / [.K218]" office:value-type="float" office:value="7.29927830440692" calcext:value-type="float">
            <text:p>7.29927830440692</text:p>
          </table:table-cell>
        </table:table-row>
        <table:table-row table:style-name="ro1">
          <table:table-cell office:value-type="float" office:value="1738936177.722" calcext:value-type="float">
            <text:p>1738936177.722</text:p>
          </table:table-cell>
          <table:table-cell office:value-type="float" office:value="1738936179.126" calcext:value-type="float">
            <text:p>1738936179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1.40400004386902" calcext:value-type="float">
            <text:p>1.40400004386902</text:p>
          </table:table-cell>
          <table:table-cell/>
          <table:table-cell table:formula="of:=[.A219]-[.A218]" office:value-type="float" office:value="0.266999959945679" calcext:value-type="float">
            <text:p>0.266999959945679</text:p>
          </table:table-cell>
          <table:table-cell table:formula="of:=[.B219]-[.B218]" office:value-type="float" office:value="0.25" calcext:value-type="float">
            <text:p>0.25</text:p>
          </table:table-cell>
          <table:table-cell table:formula="of:=ABS([.K219]-[.J219])" office:value-type="float" office:value="0.0169999599456787" calcext:value-type="float">
            <text:p>0.0169999599456787</text:p>
          </table:table-cell>
          <table:table-cell/>
          <table:table-cell table:formula="of:= 1 / [.J219]" office:value-type="float" office:value="3.74531891391838" calcext:value-type="float">
            <text:p>3.74531891391838</text:p>
          </table:table-cell>
          <table:table-cell table:formula="of:= 1 / [.K2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8936177.922" calcext:value-type="float">
            <text:p>1738936177.922</text:p>
          </table:table-cell>
          <table:table-cell office:value-type="float" office:value="1738936179.634" calcext:value-type="float">
            <text:p>1738936179.6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1.71200013160706" calcext:value-type="float">
            <text:p>1.71200013160706</text:p>
          </table:table-cell>
          <table:table-cell/>
          <table:table-cell table:formula="of:=[.A220]-[.A219]" office:value-type="float" office:value="0.200000047683716" calcext:value-type="float">
            <text:p>0.200000047683716</text:p>
          </table:table-cell>
          <table:table-cell table:formula="of:=[.B220]-[.B219]" office:value-type="float" office:value="0.508000135421753" calcext:value-type="float">
            <text:p>0.508000135421753</text:p>
          </table:table-cell>
          <table:table-cell table:formula="of:=ABS([.K220]-[.J220])" office:value-type="float" office:value="0.308000087738037" calcext:value-type="float">
            <text:p>0.308000087738037</text:p>
          </table:table-cell>
          <table:table-cell/>
          <table:table-cell table:formula="of:= 1 / [.J220]" office:value-type="float" office:value="4.99999880790739" calcext:value-type="float">
            <text:p>4.99999880790739</text:p>
          </table:table-cell>
          <table:table-cell table:formula="of:= 1 / [.K220]" office:value-type="float" office:value="1.96850341224767" calcext:value-type="float">
            <text:p>1.96850341224767</text:p>
          </table:table-cell>
        </table:table-row>
        <table:table-row table:style-name="ro1">
          <table:table-cell office:value-type="float" office:value="1738936178.055" calcext:value-type="float">
            <text:p>1738936178.055</text:p>
          </table:table-cell>
          <table:table-cell office:value-type="float" office:value="1738936179.64" calcext:value-type="float">
            <text:p>173893617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1.58500003814697" calcext:value-type="float">
            <text:p>1.58500003814697</text:p>
          </table:table-cell>
          <table:table-cell/>
          <table:table-cell table:formula="of:=[.A221]-[.A220]" office:value-type="float" office:value="0.133000135421753" calcext:value-type="float">
            <text:p>0.133000135421753</text:p>
          </table:table-cell>
          <table:table-cell table:formula="of:=[.B221]-[.B220]" office:value-type="float" office:value="0.00600004196166992" calcext:value-type="float">
            <text:p>0.00600004196166992</text:p>
          </table:table-cell>
          <table:table-cell table:formula="of:=ABS([.K221]-[.J221])" office:value-type="float" office:value="0.127000093460083" calcext:value-type="float">
            <text:p>0.127000093460083</text:p>
          </table:table-cell>
          <table:table-cell/>
          <table:table-cell table:formula="of:= 1 / [.J221]" office:value-type="float" office:value="7.51878933678472" calcext:value-type="float">
            <text:p>7.51878933678472</text:p>
          </table:table-cell>
          <table:table-cell table:formula="of:= 1 / [.K221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178.289" calcext:value-type="float">
            <text:p>1738936178.289</text:p>
          </table:table-cell>
          <table:table-cell office:value-type="float" office:value="1738936179.654" calcext:value-type="float">
            <text:p>1738936179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1.36500000953674" calcext:value-type="float">
            <text:p>1.36500000953674</text:p>
          </table:table-cell>
          <table:table-cell/>
          <table:table-cell table:formula="of:=[.A222]-[.A221]" office:value-type="float" office:value="0.233999967575073" calcext:value-type="float">
            <text:p>0.233999967575073</text:p>
          </table:table-cell>
          <table:table-cell table:formula="of:=[.B222]-[.B221]" office:value-type="float" office:value="0.0139999389648438" calcext:value-type="float">
            <text:p>0.0139999389648438</text:p>
          </table:table-cell>
          <table:table-cell table:formula="of:=ABS([.K222]-[.J222])" office:value-type="float" office:value="0.22000002861023" calcext:value-type="float">
            <text:p>0.22000002861023</text:p>
          </table:table-cell>
          <table:table-cell/>
          <table:table-cell table:formula="of:= 1 / [.J222]" office:value-type="float" office:value="4.27350486567557" calcext:value-type="float">
            <text:p>4.27350486567557</text:p>
          </table:table-cell>
          <table:table-cell table:formula="of:= 1 / [.K222]" office:value-type="float" office:value="71.4288828337875" calcext:value-type="float">
            <text:p>71.4288828337875</text:p>
          </table:table-cell>
        </table:table-row>
        <table:table-row table:style-name="ro1">
          <table:table-cell office:value-type="float" office:value="1738936178.722" calcext:value-type="float">
            <text:p>1738936178.722</text:p>
          </table:table-cell>
          <table:table-cell office:value-type="float" office:value="1738936185.742" calcext:value-type="float">
            <text:p>1738936185.7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7.02000021934509" calcext:value-type="float">
            <text:p>7.02000021934509</text:p>
          </table:table-cell>
          <table:table-cell/>
          <table:table-cell table:formula="of:=[.A223]-[.A222]" office:value-type="float" office:value="0.432999849319458" calcext:value-type="float">
            <text:p>0.432999849319458</text:p>
          </table:table-cell>
          <table:table-cell table:formula="of:=[.B223]-[.B222]" office:value-type="float" office:value="6.08800005912781" calcext:value-type="float">
            <text:p>6.08800005912781</text:p>
          </table:table-cell>
          <table:table-cell table:formula="of:=ABS([.K223]-[.J223])" office:value-type="float" office:value="5.65500020980835" calcext:value-type="float">
            <text:p>5.65500020980835</text:p>
          </table:table-cell>
          <table:table-cell/>
          <table:table-cell table:formula="of:= 1 / [.J223]" office:value-type="float" office:value="2.30946962584789" calcext:value-type="float">
            <text:p>2.30946962584789</text:p>
          </table:table-cell>
          <table:table-cell table:formula="of:= 1 / [.K223]" office:value-type="float" office:value="0.164257554252269" calcext:value-type="float">
            <text:p>0.164257554252269</text:p>
          </table:table-cell>
        </table:table-row>
        <table:table-row table:style-name="ro1">
          <table:table-cell office:value-type="float" office:value="1738936185.489" calcext:value-type="float">
            <text:p>1738936185.489</text:p>
          </table:table-cell>
          <table:table-cell office:value-type="float" office:value="1738936188.861" calcext:value-type="float">
            <text:p>1738936188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3.37199997901917" calcext:value-type="float">
            <text:p>3.37199997901917</text:p>
          </table:table-cell>
          <table:table-cell/>
          <table:table-cell table:formula="of:=[.A224]-[.A223]" office:value-type="float" office:value="6.76700019836426" calcext:value-type="float">
            <text:p>6.76700019836426</text:p>
          </table:table-cell>
          <table:table-cell table:formula="of:=[.B224]-[.B223]" office:value-type="float" office:value="3.11899995803833" calcext:value-type="float">
            <text:p>3.11899995803833</text:p>
          </table:table-cell>
          <table:table-cell table:formula="of:=ABS([.K224]-[.J224])" office:value-type="float" office:value="3.64800024032593" calcext:value-type="float">
            <text:p>3.64800024032593</text:p>
          </table:table-cell>
          <table:table-cell/>
          <table:table-cell table:formula="of:= 1 / [.J224]" office:value-type="float" office:value="0.147775967295187" calcext:value-type="float">
            <text:p>0.147775967295187</text:p>
          </table:table-cell>
          <table:table-cell table:formula="of:= 1 / [.K224]" office:value-type="float" office:value="0.320615586230704" calcext:value-type="float">
            <text:p>0.320615586230704</text:p>
          </table:table-cell>
        </table:table-row>
        <table:table-row table:style-name="ro1">
          <table:table-cell office:value-type="float" office:value="1738936185.555" calcext:value-type="float">
            <text:p>1738936185.555</text:p>
          </table:table-cell>
          <table:table-cell office:value-type="float" office:value="1738936188.957" calcext:value-type="float">
            <text:p>1738936188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3.40199995040894" calcext:value-type="float">
            <text:p>3.40199995040894</text:p>
          </table:table-cell>
          <table:table-cell/>
          <table:table-cell table:formula="of:=[.A225]-[.A224]" office:value-type="float" office:value="0.0659999847412109" calcext:value-type="float">
            <text:p>0.0659999847412109</text:p>
          </table:table-cell>
          <table:table-cell table:formula="of:=[.B225]-[.B224]" office:value-type="float" office:value="0.0959999561309815" calcext:value-type="float">
            <text:p>0.0959999561309815</text:p>
          </table:table-cell>
          <table:table-cell table:formula="of:=ABS([.K225]-[.J225])" office:value-type="float" office:value="0.0299999713897705" calcext:value-type="float">
            <text:p>0.0299999713897705</text:p>
          </table:table-cell>
          <table:table-cell/>
          <table:table-cell table:formula="of:= 1 / [.J225]" office:value-type="float" office:value="15.1515186544519" calcext:value-type="float">
            <text:p>15.1515186544519</text:p>
          </table:table-cell>
          <table:table-cell table:formula="of:= 1 / [.K225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87.722" calcext:value-type="float">
            <text:p>1738936187.722</text:p>
          </table:table-cell>
          <table:table-cell office:value-type="float" office:value="1738936189.21" calcext:value-type="float">
            <text:p>1738936189.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1.48800015449524" calcext:value-type="float">
            <text:p>1.48800015449524</text:p>
          </table:table-cell>
          <table:table-cell/>
          <table:table-cell table:formula="of:=[.A226]-[.A225]" office:value-type="float" office:value="2.16699981689453" calcext:value-type="float">
            <text:p>2.16699981689453</text:p>
          </table:table-cell>
          <table:table-cell table:formula="of:=[.B226]-[.B225]" office:value-type="float" office:value="0.253000020980835" calcext:value-type="float">
            <text:p>0.253000020980835</text:p>
          </table:table-cell>
          <table:table-cell table:formula="of:=ABS([.K226]-[.J226])" office:value-type="float" office:value="1.9139997959137" calcext:value-type="float">
            <text:p>1.9139997959137</text:p>
          </table:table-cell>
          <table:table-cell/>
          <table:table-cell table:formula="of:= 1 / [.J226]" office:value-type="float" office:value="0.461467505536329" calcext:value-type="float">
            <text:p>0.461467505536329</text:p>
          </table:table-cell>
          <table:table-cell table:formula="of:= 1 / [.K226]" office:value-type="float" office:value="3.95256884218105" calcext:value-type="float">
            <text:p>3.95256884218105</text:p>
          </table:table-cell>
        </table:table-row>
        <table:table-row table:style-name="ro1">
          <table:table-cell office:value-type="float" office:value="1738936187.955" calcext:value-type="float">
            <text:p>1738936187.955</text:p>
          </table:table-cell>
          <table:table-cell office:value-type="float" office:value="1738936189.318" calcext:value-type="float">
            <text:p>1738936189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1.36300015449524" calcext:value-type="float">
            <text:p>1.36300015449524</text:p>
          </table:table-cell>
          <table:table-cell/>
          <table:table-cell table:formula="of:=[.A227]-[.A226]" office:value-type="float" office:value="0.233000040054321" calcext:value-type="float">
            <text:p>0.233000040054321</text:p>
          </table:table-cell>
          <table:table-cell table:formula="of:=[.B227]-[.B226]" office:value-type="float" office:value="0.108000040054321" calcext:value-type="float">
            <text:p>0.108000040054321</text:p>
          </table:table-cell>
          <table:table-cell table:formula="of:=ABS([.K227]-[.J227])" office:value-type="float" office:value="0.125" calcext:value-type="float">
            <text:p>0.125</text:p>
          </table:table-cell>
          <table:table-cell/>
          <table:table-cell table:formula="of:= 1 / [.J227]" office:value-type="float" office:value="4.29184475576425" calcext:value-type="float">
            <text:p>4.29184475576425</text:p>
          </table:table-cell>
          <table:table-cell table:formula="of:= 1 / [.K227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89.022" calcext:value-type="float">
            <text:p>1738936189.022</text:p>
          </table:table-cell>
          <table:table-cell office:value-type="float" office:value="1738936190.281" calcext:value-type="float">
            <text:p>1738936190.2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1.25899982452393" calcext:value-type="float">
            <text:p>1.25899982452393</text:p>
          </table:table-cell>
          <table:table-cell/>
          <table:table-cell table:formula="of:=[.A228]-[.A227]" office:value-type="float" office:value="1.06700015068054" calcext:value-type="float">
            <text:p>1.06700015068054</text:p>
          </table:table-cell>
          <table:table-cell table:formula="of:=[.B228]-[.B227]" office:value-type="float" office:value="0.962999820709229" calcext:value-type="float">
            <text:p>0.962999820709229</text:p>
          </table:table-cell>
          <table:table-cell table:formula="of:=ABS([.K228]-[.J228])" office:value-type="float" office:value="0.104000329971313" calcext:value-type="float">
            <text:p>0.104000329971313</text:p>
          </table:table-cell>
          <table:table-cell/>
          <table:table-cell table:formula="of:= 1 / [.J228]" office:value-type="float" office:value="0.937206990422814" calcext:value-type="float">
            <text:p>0.937206990422814</text:p>
          </table:table-cell>
          <table:table-cell table:formula="of:= 1 / [.K228]" office:value-type="float" office:value="1.03842179250202" calcext:value-type="float">
            <text:p>1.03842179250202</text:p>
          </table:table-cell>
        </table:table-row>
        <table:table-row table:style-name="ro1">
          <table:table-cell office:value-type="float" office:value="1738936189.389" calcext:value-type="float">
            <text:p>1738936189.389</text:p>
          </table:table-cell>
          <table:table-cell office:value-type="float" office:value="1738936190.901" calcext:value-type="float">
            <text:p>1738936190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1.51200008392334" calcext:value-type="float">
            <text:p>1.51200008392334</text:p>
          </table:table-cell>
          <table:table-cell/>
          <table:table-cell table:formula="of:=[.A229]-[.A228]" office:value-type="float" office:value="0.366999864578247" calcext:value-type="float">
            <text:p>0.366999864578247</text:p>
          </table:table-cell>
          <table:table-cell table:formula="of:=[.B229]-[.B228]" office:value-type="float" office:value="0.620000123977661" calcext:value-type="float">
            <text:p>0.620000123977661</text:p>
          </table:table-cell>
          <table:table-cell table:formula="of:=ABS([.K229]-[.J229])" office:value-type="float" office:value="0.253000259399414" calcext:value-type="float">
            <text:p>0.253000259399414</text:p>
          </table:table-cell>
          <table:table-cell/>
          <table:table-cell table:formula="of:= 1 / [.J229]" office:value-type="float" office:value="2.72479664576768" calcext:value-type="float">
            <text:p>2.72479664576768</text:p>
          </table:table-cell>
          <table:table-cell table:formula="of:= 1 / [.K229]" office:value-type="float" office:value="1.61290290328398" calcext:value-type="float">
            <text:p>1.61290290328398</text:p>
          </table:table-cell>
        </table:table-row>
        <table:table-row table:style-name="ro1">
          <table:table-cell office:value-type="float" office:value="1738936189.422" calcext:value-type="float">
            <text:p>1738936189.422</text:p>
          </table:table-cell>
          <table:table-cell office:value-type="float" office:value="1738936190.903" calcext:value-type="float">
            <text:p>1738936190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1.48100018501282" calcext:value-type="float">
            <text:p>1.48100018501282</text:p>
          </table:table-cell>
          <table:table-cell/>
          <table:table-cell table:formula="of:=[.A230]-[.A229]" office:value-type="float" office:value="0.0329999923706055" calcext:value-type="float">
            <text:p>0.0329999923706055</text:p>
          </table:table-cell>
          <table:table-cell table:formula="of:=[.B230]-[.B229]" office:value-type="float" office:value="0.00200009346008301" calcext:value-type="float">
            <text:p>0.00200009346008301</text:p>
          </table:table-cell>
          <table:table-cell table:formula="of:=ABS([.K230]-[.J230])" office:value-type="float" office:value="0.0309998989105225" calcext:value-type="float">
            <text:p>0.0309998989105225</text:p>
          </table:table-cell>
          <table:table-cell/>
          <table:table-cell table:formula="of:= 1 / [.J230]" office:value-type="float" office:value="30.3030373089039" calcext:value-type="float">
            <text:p>30.3030373089039</text:p>
          </table:table-cell>
          <table:table-cell table:formula="of:= 1 / [.K230]" office:value-type="float" office:value="499.976636071045" calcext:value-type="float">
            <text:p>499.976636071045</text:p>
          </table:table-cell>
        </table:table-row>
        <table:table-row table:style-name="ro1">
          <table:table-cell office:value-type="float" office:value="1738936189.689" calcext:value-type="float">
            <text:p>1738936189.689</text:p>
          </table:table-cell>
          <table:table-cell office:value-type="float" office:value="1738936191.029" calcext:value-type="float">
            <text:p>1738936191.0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1.34000015258789" calcext:value-type="float">
            <text:p>1.34000015258789</text:p>
          </table:table-cell>
          <table:table-cell/>
          <table:table-cell table:formula="of:=[.A231]-[.A230]" office:value-type="float" office:value="0.266999959945679" calcext:value-type="float">
            <text:p>0.266999959945679</text:p>
          </table:table-cell>
          <table:table-cell table:formula="of:=[.B231]-[.B230]" office:value-type="float" office:value="0.125999927520752" calcext:value-type="float">
            <text:p>0.125999927520752</text:p>
          </table:table-cell>
          <table:table-cell table:formula="of:=ABS([.K231]-[.J231])" office:value-type="float" office:value="0.141000032424927" calcext:value-type="float">
            <text:p>0.141000032424927</text:p>
          </table:table-cell>
          <table:table-cell/>
          <table:table-cell table:formula="of:= 1 / [.J231]" office:value-type="float" office:value="3.74531891391838" calcext:value-type="float">
            <text:p>3.74531891391838</text:p>
          </table:table-cell>
          <table:table-cell table:formula="of:= 1 / [.K231]" office:value-type="float" office:value="7.93651250184491" calcext:value-type="float">
            <text:p>7.93651250184491</text:p>
          </table:table-cell>
        </table:table-row>
        <table:table-row table:style-name="ro1">
          <table:table-cell office:value-type="float" office:value="1738936189.755" calcext:value-type="float">
            <text:p>1738936189.755</text:p>
          </table:table-cell>
          <table:table-cell office:value-type="float" office:value="1738936191.12" calcext:value-type="float">
            <text:p>1738936191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1.36499977111816" calcext:value-type="float">
            <text:p>1.36499977111816</text:p>
          </table:table-cell>
          <table:table-cell/>
          <table:table-cell table:formula="of:=[.A232]-[.A231]" office:value-type="float" office:value="0.06600022315979" calcext:value-type="float">
            <text:p>0.06600022315979</text:p>
          </table:table-cell>
          <table:table-cell table:formula="of:=[.B232]-[.B231]" office:value-type="float" office:value="0.0909998416900635" calcext:value-type="float">
            <text:p>0.0909998416900635</text:p>
          </table:table-cell>
          <table:table-cell table:formula="of:=ABS([.K232]-[.J232])" office:value-type="float" office:value="0.0249996185302734" calcext:value-type="float">
            <text:p>0.0249996185302734</text:p>
          </table:table-cell>
          <table:table-cell/>
          <table:table-cell table:formula="of:= 1 / [.J232]" office:value-type="float" office:value="15.1514639212499" calcext:value-type="float">
            <text:p>15.1514639212499</text:p>
          </table:table-cell>
          <table:table-cell table:formula="of:= 1 / [.K232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89.822" calcext:value-type="float">
            <text:p>1738936189.822</text:p>
          </table:table-cell>
          <table:table-cell office:value-type="float" office:value="1738936191.215" calcext:value-type="float">
            <text:p>1738936191.2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1.39299988746643" calcext:value-type="float">
            <text:p>1.39299988746643</text:p>
          </table:table-cell>
          <table:table-cell/>
          <table:table-cell table:formula="of:=[.A233]-[.A232]" office:value-type="float" office:value="0.0669999122619629" calcext:value-type="float">
            <text:p>0.0669999122619629</text:p>
          </table:table-cell>
          <table:table-cell table:formula="of:=[.B233]-[.B232]" office:value-type="float" office:value="0.0950000286102295" calcext:value-type="float">
            <text:p>0.0950000286102295</text:p>
          </table:table-cell>
          <table:table-cell table:formula="of:=ABS([.K233]-[.J233])" office:value-type="float" office:value="0.0280001163482666" calcext:value-type="float">
            <text:p>0.0280001163482666</text:p>
          </table:table-cell>
          <table:table-cell/>
          <table:table-cell table:formula="of:= 1 / [.J233]" office:value-type="float" office:value="14.9253926794725" calcext:value-type="float">
            <text:p>14.9253926794725</text:p>
          </table:table-cell>
          <table:table-cell table:formula="of:= 1 / [.K233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0.155" calcext:value-type="float">
            <text:p>1738936190.155</text:p>
          </table:table-cell>
          <table:table-cell office:value-type="float" office:value="1738936192.043" calcext:value-type="float">
            <text:p>1738936192.0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1.88800001144409" calcext:value-type="float">
            <text:p>1.88800001144409</text:p>
          </table:table-cell>
          <table:table-cell/>
          <table:table-cell table:formula="of:=[.A234]-[.A233]" office:value-type="float" office:value="0.33299994468689" calcext:value-type="float">
            <text:p>0.33299994468689</text:p>
          </table:table-cell>
          <table:table-cell table:formula="of:=[.B234]-[.B233]" office:value-type="float" office:value="0.828000068664551" calcext:value-type="float">
            <text:p>0.828000068664551</text:p>
          </table:table-cell>
          <table:table-cell table:formula="of:=ABS([.K234]-[.J234])" office:value-type="float" office:value="0.495000123977661" calcext:value-type="float">
            <text:p>0.495000123977661</text:p>
          </table:table-cell>
          <table:table-cell/>
          <table:table-cell table:formula="of:= 1 / [.J234]" office:value-type="float" office:value="3.00300350181821" calcext:value-type="float">
            <text:p>3.00300350181821</text:p>
          </table:table-cell>
          <table:table-cell table:formula="of:= 1 / [.K234]" office:value-type="float" office:value="1.20772936844421" calcext:value-type="float">
            <text:p>1.20772936844421</text:p>
          </table:table-cell>
        </table:table-row>
        <table:table-row table:style-name="ro1">
          <table:table-cell office:value-type="float" office:value="1738936190.489" calcext:value-type="float">
            <text:p>1738936190.489</text:p>
          </table:table-cell>
          <table:table-cell office:value-type="float" office:value="1738936192.269" calcext:value-type="float">
            <text:p>1738936192.2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1.77999997138977" calcext:value-type="float">
            <text:p>1.77999997138977</text:p>
          </table:table-cell>
          <table:table-cell/>
          <table:table-cell table:formula="of:=[.A235]-[.A234]" office:value-type="float" office:value="0.334000110626221" calcext:value-type="float">
            <text:p>0.334000110626221</text:p>
          </table:table-cell>
          <table:table-cell table:formula="of:=[.B235]-[.B234]" office:value-type="float" office:value="0.226000070571899" calcext:value-type="float">
            <text:p>0.226000070571899</text:p>
          </table:table-cell>
          <table:table-cell table:formula="of:=ABS([.K235]-[.J235])" office:value-type="float" office:value="0.108000040054321" calcext:value-type="float">
            <text:p>0.108000040054321</text:p>
          </table:table-cell>
          <table:table-cell/>
          <table:table-cell table:formula="of:= 1 / [.J235]" office:value-type="float" office:value="2.99401098438287" calcext:value-type="float">
            <text:p>2.99401098438287</text:p>
          </table:table-cell>
          <table:table-cell table:formula="of:= 1 / [.K235]" office:value-type="float" office:value="4.42477737935865" calcext:value-type="float">
            <text:p>4.42477737935865</text:p>
          </table:table-cell>
        </table:table-row>
        <table:table-row table:style-name="ro1">
          <table:table-cell office:value-type="float" office:value="1738936191.055" calcext:value-type="float">
            <text:p>1738936191.055</text:p>
          </table:table-cell>
          <table:table-cell office:value-type="float" office:value="1738936192.364" calcext:value-type="float">
            <text:p>1738936192.3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1.30900001525879" calcext:value-type="float">
            <text:p>1.30900001525879</text:p>
          </table:table-cell>
          <table:table-cell/>
          <table:table-cell table:formula="of:=[.A236]-[.A235]" office:value-type="float" office:value="0.565999984741211" calcext:value-type="float">
            <text:p>0.565999984741211</text:p>
          </table:table-cell>
          <table:table-cell table:formula="of:=[.B236]-[.B235]" office:value-type="float" office:value="0.0950000286102295" calcext:value-type="float">
            <text:p>0.0950000286102295</text:p>
          </table:table-cell>
          <table:table-cell table:formula="of:=ABS([.K236]-[.J236])" office:value-type="float" office:value="0.470999956130981" calcext:value-type="float">
            <text:p>0.470999956130981</text:p>
          </table:table-cell>
          <table:table-cell/>
          <table:table-cell table:formula="of:= 1 / [.J236]" office:value-type="float" office:value="1.76678449992755" calcext:value-type="float">
            <text:p>1.76678449992755</text:p>
          </table:table-cell>
          <table:table-cell table:formula="of:= 1 / [.K23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1.522" calcext:value-type="float">
            <text:p>1738936191.522</text:p>
          </table:table-cell>
          <table:table-cell office:value-type="float" office:value="1738936194.885" calcext:value-type="float">
            <text:p>1738936194.8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3.36299991607666" calcext:value-type="float">
            <text:p>3.36299991607666</text:p>
          </table:table-cell>
          <table:table-cell/>
          <table:table-cell table:formula="of:=[.A237]-[.A236]" office:value-type="float" office:value="0.467000007629395" calcext:value-type="float">
            <text:p>0.467000007629395</text:p>
          </table:table-cell>
          <table:table-cell table:formula="of:=[.B237]-[.B236]" office:value-type="float" office:value="2.52099990844727" calcext:value-type="float">
            <text:p>2.52099990844727</text:p>
          </table:table-cell>
          <table:table-cell table:formula="of:=ABS([.K237]-[.J237])" office:value-type="float" office:value="2.05399990081787" calcext:value-type="float">
            <text:p>2.05399990081787</text:p>
          </table:table-cell>
          <table:table-cell/>
          <table:table-cell table:formula="of:= 1 / [.J237]" office:value-type="float" office:value="2.1413275881434" calcext:value-type="float">
            <text:p>2.1413275881434</text:p>
          </table:table-cell>
          <table:table-cell table:formula="of:= 1 / [.K237]" office:value-type="float" office:value="0.396668003298707" calcext:value-type="float">
            <text:p>0.396668003298707</text:p>
          </table:table-cell>
        </table:table-row>
        <table:table-row table:style-name="ro1">
          <table:table-cell office:value-type="float" office:value="1738936193.622" calcext:value-type="float">
            <text:p>1738936193.622</text:p>
          </table:table-cell>
          <table:table-cell office:value-type="float" office:value="1738936194.968" calcext:value-type="float">
            <text:p>1738936194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1.34599995613098" calcext:value-type="float">
            <text:p>1.34599995613098</text:p>
          </table:table-cell>
          <table:table-cell/>
          <table:table-cell table:formula="of:=[.A238]-[.A237]" office:value-type="float" office:value="2.09999990463257" calcext:value-type="float">
            <text:p>2.09999990463257</text:p>
          </table:table-cell>
          <table:table-cell table:formula="of:=[.B238]-[.B237]" office:value-type="float" office:value="0.0829999446868897" calcext:value-type="float">
            <text:p>0.0829999446868897</text:p>
          </table:table-cell>
          <table:table-cell table:formula="of:=ABS([.K238]-[.J238])" office:value-type="float" office:value="2.01699995994568" calcext:value-type="float">
            <text:p>2.01699995994568</text:p>
          </table:table-cell>
          <table:table-cell/>
          <table:table-cell table:formula="of:= 1 / [.J238]" office:value-type="float" office:value="0.476190497815745" calcext:value-type="float">
            <text:p>0.476190497815745</text:p>
          </table:table-cell>
          <table:table-cell table:formula="of:= 1 / [.K238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193.655" calcext:value-type="float">
            <text:p>1738936193.655</text:p>
          </table:table-cell>
          <table:table-cell office:value-type="float" office:value="1738936195.105" calcext:value-type="float">
            <text:p>1738936195.1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1.45000004768372" calcext:value-type="float">
            <text:p>1.45000004768372</text:p>
          </table:table-cell>
          <table:table-cell/>
          <table:table-cell table:formula="of:=[.A239]-[.A238]" office:value-type="float" office:value="0.0329999923706055" calcext:value-type="float">
            <text:p>0.0329999923706055</text:p>
          </table:table-cell>
          <table:table-cell table:formula="of:=[.B239]-[.B238]" office:value-type="float" office:value="0.13700008392334" calcext:value-type="float">
            <text:p>0.13700008392334</text:p>
          </table:table-cell>
          <table:table-cell table:formula="of:=ABS([.K239]-[.J239])" office:value-type="float" office:value="0.104000091552734" calcext:value-type="float">
            <text:p>0.104000091552734</text:p>
          </table:table-cell>
          <table:table-cell/>
          <table:table-cell table:formula="of:= 1 / [.J239]" office:value-type="float" office:value="30.3030373089039" calcext:value-type="float">
            <text:p>30.3030373089039</text:p>
          </table:table-cell>
          <table:table-cell table:formula="of:= 1 / [.K239]" office:value-type="float" office:value="7.29926560161498" calcext:value-type="float">
            <text:p>7.29926560161498</text:p>
          </table:table-cell>
        </table:table-row>
        <table:table-row table:style-name="ro1">
          <table:table-cell office:value-type="float" office:value="1738936193.789" calcext:value-type="float">
            <text:p>1738936193.789</text:p>
          </table:table-cell>
          <table:table-cell office:value-type="float" office:value="1738936195.206" calcext:value-type="float">
            <text:p>1738936195.2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1.41700005531311" calcext:value-type="float">
            <text:p>1.41700005531311</text:p>
          </table:table-cell>
          <table:table-cell/>
          <table:table-cell table:formula="of:=[.A240]-[.A239]" office:value-type="float" office:value="0.134000062942505" calcext:value-type="float">
            <text:p>0.134000062942505</text:p>
          </table:table-cell>
          <table:table-cell table:formula="of:=[.B240]-[.B239]" office:value-type="float" office:value="0.101000070571899" calcext:value-type="float">
            <text:p>0.101000070571899</text:p>
          </table:table-cell>
          <table:table-cell table:formula="of:=ABS([.K240]-[.J240])" office:value-type="float" office:value="0.0329999923706055" calcext:value-type="float">
            <text:p>0.0329999923706055</text:p>
          </table:table-cell>
          <table:table-cell/>
          <table:table-cell table:formula="of:= 1 / [.J240]" office:value-type="float" office:value="7.46268306179131" calcext:value-type="float">
            <text:p>7.46268306179131</text:p>
          </table:table-cell>
          <table:table-cell table:formula="of:= 1 / [.K240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97.689" calcext:value-type="float">
            <text:p>1738936197.689</text:p>
          </table:table-cell>
          <table:table-cell office:value-type="float" office:value="1738936199.204" calcext:value-type="float">
            <text:p>1738936199.2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1.51500010490417" calcext:value-type="float">
            <text:p>1.51500010490417</text:p>
          </table:table-cell>
          <table:table-cell/>
          <table:table-cell table:formula="of:=[.A241]-[.A240]" office:value-type="float" office:value="3.89999985694885" calcext:value-type="float">
            <text:p>3.89999985694885</text:p>
          </table:table-cell>
          <table:table-cell table:formula="of:=[.B241]-[.B240]" office:value-type="float" office:value="3.99799990653992" calcext:value-type="float">
            <text:p>3.99799990653992</text:p>
          </table:table-cell>
          <table:table-cell table:formula="of:=ABS([.K241]-[.J241])" office:value-type="float" office:value="0.0980000495910645" calcext:value-type="float">
            <text:p>0.0980000495910645</text:p>
          </table:table-cell>
          <table:table-cell/>
          <table:table-cell table:formula="of:= 1 / [.J241]" office:value-type="float" office:value="0.256410265815329" calcext:value-type="float">
            <text:p>0.256410265815329</text:p>
          </table:table-cell>
          <table:table-cell table:formula="of:= 1 / [.K241]" office:value-type="float" office:value="0.250125068378367" calcext:value-type="float">
            <text:p>0.250125068378367</text:p>
          </table:table-cell>
        </table:table-row>
        <table:table-row table:style-name="ro1">
          <table:table-cell office:value-type="float" office:value="1738936198.022" calcext:value-type="float">
            <text:p>1738936198.022</text:p>
          </table:table-cell>
          <table:table-cell office:value-type="float" office:value="1738936199.383" calcext:value-type="float">
            <text:p>1738936199.3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1.36099982261658" calcext:value-type="float">
            <text:p>1.36099982261658</text:p>
          </table:table-cell>
          <table:table-cell/>
          <table:table-cell table:formula="of:=[.A242]-[.A241]" office:value-type="float" office:value="0.333000183105469" calcext:value-type="float">
            <text:p>0.333000183105469</text:p>
          </table:table-cell>
          <table:table-cell table:formula="of:=[.B242]-[.B241]" office:value-type="float" office:value="0.178999900817871" calcext:value-type="float">
            <text:p>0.178999900817871</text:p>
          </table:table-cell>
          <table:table-cell table:formula="of:=ABS([.K242]-[.J242])" office:value-type="float" office:value="0.154000282287598" calcext:value-type="float">
            <text:p>0.154000282287598</text:p>
          </table:table-cell>
          <table:table-cell/>
          <table:table-cell table:formula="of:= 1 / [.J242]" office:value-type="float" office:value="3.00300135175384" calcext:value-type="float">
            <text:p>3.00300135175384</text:p>
          </table:table-cell>
          <table:table-cell table:formula="of:= 1 / [.K242]" office:value-type="float" office:value="5.58659527424812" calcext:value-type="float">
            <text:p>5.58659527424812</text:p>
          </table:table-cell>
        </table:table-row>
        <table:table-row table:style-name="ro1">
          <table:table-cell office:value-type="float" office:value="1738936198.055" calcext:value-type="float">
            <text:p>1738936198.055</text:p>
          </table:table-cell>
          <table:table-cell office:value-type="float" office:value="1738936199.476" calcext:value-type="float">
            <text:p>1738936199.4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1.4210000038147" calcext:value-type="float">
            <text:p>1.4210000038147</text:p>
          </table:table-cell>
          <table:table-cell/>
          <table:table-cell table:formula="of:=[.A243]-[.A242]" office:value-type="float" office:value="0.0329999923706055" calcext:value-type="float">
            <text:p>0.0329999923706055</text:p>
          </table:table-cell>
          <table:table-cell table:formula="of:=[.B243]-[.B242]" office:value-type="float" office:value="0.0930001735687256" calcext:value-type="float">
            <text:p>0.0930001735687256</text:p>
          </table:table-cell>
          <table:table-cell table:formula="of:=ABS([.K243]-[.J243])" office:value-type="float" office:value="0.0600001811981201" calcext:value-type="float">
            <text:p>0.0600001811981201</text:p>
          </table:table-cell>
          <table:table-cell/>
          <table:table-cell table:formula="of:= 1 / [.J243]" office:value-type="float" office:value="30.3030373089039" calcext:value-type="float">
            <text:p>30.3030373089039</text:p>
          </table:table-cell>
          <table:table-cell table:formula="of:= 1 / [.K243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98.089" calcext:value-type="float">
            <text:p>1738936198.089</text:p>
          </table:table-cell>
          <table:table-cell office:value-type="float" office:value="1738936199.568" calcext:value-type="float">
            <text:p>1738936199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1.47900009155273" calcext:value-type="float">
            <text:p>1.47900009155273</text:p>
          </table:table-cell>
          <table:table-cell/>
          <table:table-cell table:formula="of:=[.A244]-[.A243]" office:value-type="float" office:value="0.0339999198913574" calcext:value-type="float">
            <text:p>0.0339999198913574</text:p>
          </table:table-cell>
          <table:table-cell table:formula="of:=[.B244]-[.B243]" office:value-type="float" office:value="0.0920000076293945" calcext:value-type="float">
            <text:p>0.0920000076293945</text:p>
          </table:table-cell>
          <table:table-cell table:formula="of:=ABS([.K244]-[.J244])" office:value-type="float" office:value="0.0580000877380371" calcext:value-type="float">
            <text:p>0.0580000877380371</text:p>
          </table:table-cell>
          <table:table-cell/>
          <table:table-cell table:formula="of:= 1 / [.J244]" office:value-type="float" office:value="29.4118340041793" calcext:value-type="float">
            <text:p>29.4118340041793</text:p>
          </table:table-cell>
          <table:table-cell table:formula="of:= 1 / [.K24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8.355" calcext:value-type="float">
            <text:p>1738936198.355</text:p>
          </table:table-cell>
          <table:table-cell office:value-type="float" office:value="1738936199.663" calcext:value-type="float">
            <text:p>1738936199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1.30800008773804" calcext:value-type="float">
            <text:p>1.30800008773804</text:p>
          </table:table-cell>
          <table:table-cell/>
          <table:table-cell table:formula="of:=[.A245]-[.A244]" office:value-type="float" office:value="0.266000032424927" calcext:value-type="float">
            <text:p>0.266000032424927</text:p>
          </table:table-cell>
          <table:table-cell table:formula="of:=[.B245]-[.B244]" office:value-type="float" office:value="0.0950000286102295" calcext:value-type="float">
            <text:p>0.0950000286102295</text:p>
          </table:table-cell>
          <table:table-cell table:formula="of:=ABS([.K245]-[.J245])" office:value-type="float" office:value="0.171000003814697" calcext:value-type="float">
            <text:p>0.171000003814697</text:p>
          </table:table-cell>
          <table:table-cell/>
          <table:table-cell table:formula="of:= 1 / [.J245]" office:value-type="float" office:value="3.75939803797667" calcext:value-type="float">
            <text:p>3.75939803797667</text:p>
          </table:table-cell>
          <table:table-cell table:formula="of:= 1 / [.K24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8.489" calcext:value-type="float">
            <text:p>1738936198.489</text:p>
          </table:table-cell>
          <table:table-cell office:value-type="float" office:value="1738936199.755" calcext:value-type="float">
            <text:p>1738936199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1.26600003242493" calcext:value-type="float">
            <text:p>1.26600003242493</text:p>
          </table:table-cell>
          <table:table-cell/>
          <table:table-cell table:formula="of:=[.A246]-[.A245]" office:value-type="float" office:value="0.134000062942505" calcext:value-type="float">
            <text:p>0.134000062942505</text:p>
          </table:table-cell>
          <table:table-cell table:formula="of:=[.B246]-[.B245]" office:value-type="float" office:value="0.0920000076293945" calcext:value-type="float">
            <text:p>0.0920000076293945</text:p>
          </table:table-cell>
          <table:table-cell table:formula="of:=ABS([.K246]-[.J246])" office:value-type="float" office:value="0.0420000553131104" calcext:value-type="float">
            <text:p>0.0420000553131104</text:p>
          </table:table-cell>
          <table:table-cell/>
          <table:table-cell table:formula="of:= 1 / [.J246]" office:value-type="float" office:value="7.46268306179131" calcext:value-type="float">
            <text:p>7.46268306179131</text:p>
          </table:table-cell>
          <table:table-cell table:formula="of:= 1 / [.K24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8.589" calcext:value-type="float">
            <text:p>1738936198.589</text:p>
          </table:table-cell>
          <table:table-cell office:value-type="float" office:value="1738936199.847" calcext:value-type="float">
            <text:p>1738936199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1.25799989700317" calcext:value-type="float">
            <text:p>1.25799989700317</text:p>
          </table:table-cell>
          <table:table-cell/>
          <table:table-cell table:formula="of:=[.A247]-[.A246]" office:value-type="float" office:value="0.0999999046325684" calcext:value-type="float">
            <text:p>0.0999999046325684</text:p>
          </table:table-cell>
          <table:table-cell table:formula="of:=[.B247]-[.B246]" office:value-type="float" office:value="0.0919997692108154" calcext:value-type="float">
            <text:p>0.0919997692108154</text:p>
          </table:table-cell>
          <table:table-cell table:formula="of:=ABS([.K247]-[.J247])" office:value-type="float" office:value="0.00800013542175293" calcext:value-type="float">
            <text:p>0.00800013542175293</text:p>
          </table:table-cell>
          <table:table-cell/>
          <table:table-cell table:formula="of:= 1 / [.J247]" office:value-type="float" office:value="10.0000095367523" calcext:value-type="float">
            <text:p>10.0000095367523</text:p>
          </table:table-cell>
          <table:table-cell table:formula="of:= 1 / [.K247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198.622" calcext:value-type="float">
            <text:p>1738936198.622</text:p>
          </table:table-cell>
          <table:table-cell office:value-type="float" office:value="1738936199.949" calcext:value-type="float">
            <text:p>1738936199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1.32699990272522" calcext:value-type="float">
            <text:p>1.32699990272522</text:p>
          </table:table-cell>
          <table:table-cell/>
          <table:table-cell table:formula="of:=[.A248]-[.A247]" office:value-type="float" office:value="0.0329999923706055" calcext:value-type="float">
            <text:p>0.0329999923706055</text:p>
          </table:table-cell>
          <table:table-cell table:formula="of:=[.B248]-[.B247]" office:value-type="float" office:value="0.101999998092651" calcext:value-type="float">
            <text:p>0.101999998092651</text:p>
          </table:table-cell>
          <table:table-cell table:formula="of:=ABS([.K248]-[.J248])" office:value-type="float" office:value="0.0690000057220459" calcext:value-type="float">
            <text:p>0.0690000057220459</text:p>
          </table:table-cell>
          <table:table-cell/>
          <table:table-cell table:formula="of:= 1 / [.J248]" office:value-type="float" office:value="30.3030373089039" calcext:value-type="float">
            <text:p>30.3030373089039</text:p>
          </table:table-cell>
          <table:table-cell table:formula="of:= 1 / [.K248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98.755" calcext:value-type="float">
            <text:p>1738936198.755</text:p>
          </table:table-cell>
          <table:table-cell office:value-type="float" office:value="1738936200.044" calcext:value-type="float">
            <text:p>1738936200.0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1.2889997959137" calcext:value-type="float">
            <text:p>1.2889997959137</text:p>
          </table:table-cell>
          <table:table-cell/>
          <table:table-cell table:formula="of:=[.A249]-[.A248]" office:value-type="float" office:value="0.133000135421753" calcext:value-type="float">
            <text:p>0.133000135421753</text:p>
          </table:table-cell>
          <table:table-cell table:formula="of:=[.B249]-[.B248]" office:value-type="float" office:value="0.0950000286102295" calcext:value-type="float">
            <text:p>0.0950000286102295</text:p>
          </table:table-cell>
          <table:table-cell table:formula="of:=ABS([.K249]-[.J249])" office:value-type="float" office:value="0.0380001068115234" calcext:value-type="float">
            <text:p>0.0380001068115234</text:p>
          </table:table-cell>
          <table:table-cell/>
          <table:table-cell table:formula="of:= 1 / [.J249]" office:value-type="float" office:value="7.51878933678472" calcext:value-type="float">
            <text:p>7.51878933678472</text:p>
          </table:table-cell>
          <table:table-cell table:formula="of:= 1 / [.K249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8.822" calcext:value-type="float">
            <text:p>1738936198.822</text:p>
          </table:table-cell>
          <table:table-cell office:value-type="float" office:value="1738936200.136" calcext:value-type="float">
            <text:p>1738936200.1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1.31399989128113" calcext:value-type="float">
            <text:p>1.31399989128113</text:p>
          </table:table-cell>
          <table:table-cell/>
          <table:table-cell table:formula="of:=[.A250]-[.A249]" office:value-type="float" office:value="0.0669999122619629" calcext:value-type="float">
            <text:p>0.0669999122619629</text:p>
          </table:table-cell>
          <table:table-cell table:formula="of:=[.B250]-[.B249]" office:value-type="float" office:value="0.0920000076293945" calcext:value-type="float">
            <text:p>0.0920000076293945</text:p>
          </table:table-cell>
          <table:table-cell table:formula="of:=ABS([.K250]-[.J250])" office:value-type="float" office:value="0.0250000953674316" calcext:value-type="float">
            <text:p>0.0250000953674316</text:p>
          </table:table-cell>
          <table:table-cell/>
          <table:table-cell table:formula="of:= 1 / [.J250]" office:value-type="float" office:value="14.9253926794725" calcext:value-type="float">
            <text:p>14.9253926794725</text:p>
          </table:table-cell>
          <table:table-cell table:formula="of:= 1 / [.K250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9.422" calcext:value-type="float">
            <text:p>1738936199.422</text:p>
          </table:table-cell>
          <table:table-cell office:value-type="float" office:value="1738936201.544" calcext:value-type="float">
            <text:p>1738936201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2.12199997901917" calcext:value-type="float">
            <text:p>2.12199997901917</text:p>
          </table:table-cell>
          <table:table-cell/>
          <table:table-cell table:formula="of:=[.A251]-[.A250]" office:value-type="float" office:value="0.599999904632568" calcext:value-type="float">
            <text:p>0.599999904632568</text:p>
          </table:table-cell>
          <table:table-cell table:formula="of:=[.B251]-[.B250]" office:value-type="float" office:value="1.40799999237061" calcext:value-type="float">
            <text:p>1.40799999237061</text:p>
          </table:table-cell>
          <table:table-cell table:formula="of:=ABS([.K251]-[.J251])" office:value-type="float" office:value="0.808000087738037" calcext:value-type="float">
            <text:p>0.808000087738037</text:p>
          </table:table-cell>
          <table:table-cell/>
          <table:table-cell table:formula="of:= 1 / [.J251]" office:value-type="float" office:value="1.66666693157624" calcext:value-type="float">
            <text:p>1.66666693157624</text:p>
          </table:table-cell>
          <table:table-cell table:formula="of:= 1 / [.K251]" office:value-type="float" office:value="0.710227276575713" calcext:value-type="float">
            <text:p>0.710227276575713</text:p>
          </table:table-cell>
        </table:table-row>
        <table:table-row table:style-name="ro1">
          <table:table-cell office:value-type="float" office:value="1738936199.689" calcext:value-type="float">
            <text:p>1738936199.689</text:p>
          </table:table-cell>
          <table:table-cell office:value-type="float" office:value="1738936201.629" calcext:value-type="float">
            <text:p>1738936201.6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1.94000005722046" calcext:value-type="float">
            <text:p>1.94000005722046</text:p>
          </table:table-cell>
          <table:table-cell/>
          <table:table-cell table:formula="of:=[.A252]-[.A251]" office:value-type="float" office:value="0.266999959945679" calcext:value-type="float">
            <text:p>0.266999959945679</text:p>
          </table:table-cell>
          <table:table-cell table:formula="of:=[.B252]-[.B251]" office:value-type="float" office:value="0.0850000381469727" calcext:value-type="float">
            <text:p>0.0850000381469727</text:p>
          </table:table-cell>
          <table:table-cell table:formula="of:=ABS([.K252]-[.J252])" office:value-type="float" office:value="0.181999921798706" calcext:value-type="float">
            <text:p>0.181999921798706</text:p>
          </table:table-cell>
          <table:table-cell/>
          <table:table-cell table:formula="of:= 1 / [.J252]" office:value-type="float" office:value="3.74531891391838" calcext:value-type="float">
            <text:p>3.74531891391838</text:p>
          </table:table-cell>
          <table:table-cell table:formula="of:= 1 / [.K252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200.555" calcext:value-type="float">
            <text:p>1738936200.555</text:p>
          </table:table-cell>
          <table:table-cell office:value-type="float" office:value="1738936203.636" calcext:value-type="float">
            <text:p>1738936203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3.08099985122681" calcext:value-type="float">
            <text:p>3.08099985122681</text:p>
          </table:table-cell>
          <table:table-cell/>
          <table:table-cell table:formula="of:=[.A253]-[.A252]" office:value-type="float" office:value="0.866000175476074" calcext:value-type="float">
            <text:p>0.866000175476074</text:p>
          </table:table-cell>
          <table:table-cell table:formula="of:=[.B253]-[.B252]" office:value-type="float" office:value="2.00699996948242" calcext:value-type="float">
            <text:p>2.00699996948242</text:p>
          </table:table-cell>
          <table:table-cell table:formula="of:=ABS([.K253]-[.J253])" office:value-type="float" office:value="1.14099979400635" calcext:value-type="float">
            <text:p>1.14099979400635</text:p>
          </table:table-cell>
          <table:table-cell/>
          <table:table-cell table:formula="of:= 1 / [.J253]" office:value-type="float" office:value="1.15473417710367" calcext:value-type="float">
            <text:p>1.15473417710367</text:p>
          </table:table-cell>
          <table:table-cell table:formula="of:= 1 / [.K253]" office:value-type="float" office:value="0.498256111213538" calcext:value-type="float">
            <text:p>0.498256111213538</text:p>
          </table:table-cell>
        </table:table-row>
        <table:table-row table:style-name="ro1">
          <table:table-cell office:value-type="float" office:value="1738936202.589" calcext:value-type="float">
            <text:p>1738936202.589</text:p>
          </table:table-cell>
          <table:table-cell office:value-type="float" office:value="1738936203.986" calcext:value-type="float">
            <text:p>1738936203.9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1.3970000743866" calcext:value-type="float">
            <text:p>1.3970000743866</text:p>
          </table:table-cell>
          <table:table-cell/>
          <table:table-cell table:formula="of:=[.A254]-[.A253]" office:value-type="float" office:value="2.03399991989136" calcext:value-type="float">
            <text:p>2.03399991989136</text:p>
          </table:table-cell>
          <table:table-cell table:formula="of:=[.B254]-[.B253]" office:value-type="float" office:value="0.350000143051147" calcext:value-type="float">
            <text:p>0.350000143051147</text:p>
          </table:table-cell>
          <table:table-cell table:formula="of:=ABS([.K254]-[.J254])" office:value-type="float" office:value="1.68399977684021" calcext:value-type="float">
            <text:p>1.68399977684021</text:p>
          </table:table-cell>
          <table:table-cell/>
          <table:table-cell table:formula="of:= 1 / [.J254]" office:value-type="float" office:value="0.491642103925655" calcext:value-type="float">
            <text:p>0.491642103925655</text:p>
          </table:table-cell>
          <table:table-cell table:formula="of:= 1 / [.K254]" office:value-type="float" office:value="2.85714168937887" calcext:value-type="float">
            <text:p>2.85714168937887</text:p>
          </table:table-cell>
        </table:table-row>
        <table:table-row table:style-name="ro1">
          <table:table-cell office:value-type="float" office:value="1738936202.722" calcext:value-type="float">
            <text:p>1738936202.722</text:p>
          </table:table-cell>
          <table:table-cell office:value-type="float" office:value="1738936204.077" calcext:value-type="float">
            <text:p>1738936204.0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1.35500001907349" calcext:value-type="float">
            <text:p>1.35500001907349</text:p>
          </table:table-cell>
          <table:table-cell/>
          <table:table-cell table:formula="of:=[.A255]-[.A254]" office:value-type="float" office:value="0.132999897003174" calcext:value-type="float">
            <text:p>0.132999897003174</text:p>
          </table:table-cell>
          <table:table-cell table:formula="of:=[.B255]-[.B254]" office:value-type="float" office:value="0.0909998416900635" calcext:value-type="float">
            <text:p>0.0909998416900635</text:p>
          </table:table-cell>
          <table:table-cell table:formula="of:=ABS([.K255]-[.J255])" office:value-type="float" office:value="0.0420000553131104" calcext:value-type="float">
            <text:p>0.0420000553131104</text:p>
          </table:table-cell>
          <table:table-cell/>
          <table:table-cell table:formula="of:= 1 / [.J255]" office:value-type="float" office:value="7.51880281513403" calcext:value-type="float">
            <text:p>7.51880281513403</text:p>
          </table:table-cell>
          <table:table-cell table:formula="of:= 1 / [.K25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03.089" calcext:value-type="float">
            <text:p>1738936203.089</text:p>
          </table:table-cell>
          <table:table-cell office:value-type="float" office:value="1738936204.549" calcext:value-type="float">
            <text:p>1738936204.5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1.46000003814697" calcext:value-type="float">
            <text:p>1.46000003814697</text:p>
          </table:table-cell>
          <table:table-cell/>
          <table:table-cell table:formula="of:=[.A256]-[.A255]" office:value-type="float" office:value="0.367000102996826" calcext:value-type="float">
            <text:p>0.367000102996826</text:p>
          </table:table-cell>
          <table:table-cell table:formula="of:=[.B256]-[.B255]" office:value-type="float" office:value="0.472000122070313" calcext:value-type="float">
            <text:p>0.472000122070313</text:p>
          </table:table-cell>
          <table:table-cell table:formula="of:=ABS([.K256]-[.J256])" office:value-type="float" office:value="0.105000019073486" calcext:value-type="float">
            <text:p>0.105000019073486</text:p>
          </table:table-cell>
          <table:table-cell/>
          <table:table-cell table:formula="of:= 1 / [.J256]" office:value-type="float" office:value="2.72479487562609" calcext:value-type="float">
            <text:p>2.72479487562609</text:p>
          </table:table-cell>
          <table:table-cell table:formula="of:= 1 / [.K256]" office:value-type="float" office:value="2.11864351986552" calcext:value-type="float">
            <text:p>2.11864351986552</text:p>
          </table:table-cell>
        </table:table-row>
        <table:table-row table:style-name="ro1">
          <table:table-cell office:value-type="float" office:value="1738936203.122" calcext:value-type="float">
            <text:p>1738936203.122</text:p>
          </table:table-cell>
          <table:table-cell office:value-type="float" office:value="1738936204.64" calcext:value-type="float">
            <text:p>1738936204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1.51800012588501" calcext:value-type="float">
            <text:p>1.51800012588501</text:p>
          </table:table-cell>
          <table:table-cell/>
          <table:table-cell table:formula="of:=[.A257]-[.A256]" office:value-type="float" office:value="0.0329999923706055" calcext:value-type="float">
            <text:p>0.0329999923706055</text:p>
          </table:table-cell>
          <table:table-cell table:formula="of:=[.B257]-[.B256]" office:value-type="float" office:value="0.0910000801086426" calcext:value-type="float">
            <text:p>0.0910000801086426</text:p>
          </table:table-cell>
          <table:table-cell table:formula="of:=ABS([.K257]-[.J257])" office:value-type="float" office:value="0.0580000877380371" calcext:value-type="float">
            <text:p>0.0580000877380371</text:p>
          </table:table-cell>
          <table:table-cell/>
          <table:table-cell table:formula="of:= 1 / [.J257]" office:value-type="float" office:value="30.3030373089039" calcext:value-type="float">
            <text:p>30.3030373089039</text:p>
          </table:table-cell>
          <table:table-cell table:formula="of:= 1 / [.K257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03.422" calcext:value-type="float">
            <text:p>1738936203.422</text:p>
          </table:table-cell>
          <table:table-cell office:value-type="float" office:value="1738936204.744" calcext:value-type="float">
            <text:p>1738936204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1.32200002670288" calcext:value-type="float">
            <text:p>1.32200002670288</text:p>
          </table:table-cell>
          <table:table-cell/>
          <table:table-cell table:formula="of:=[.A258]-[.A257]" office:value-type="float" office:value="0.299999952316284" calcext:value-type="float">
            <text:p>0.299999952316284</text:p>
          </table:table-cell>
          <table:table-cell table:formula="of:=[.B258]-[.B257]" office:value-type="float" office:value="0.103999853134155" calcext:value-type="float">
            <text:p>0.103999853134155</text:p>
          </table:table-cell>
          <table:table-cell table:formula="of:=ABS([.K258]-[.J258])" office:value-type="float" office:value="0.196000099182129" calcext:value-type="float">
            <text:p>0.196000099182129</text:p>
          </table:table-cell>
          <table:table-cell/>
          <table:table-cell table:formula="of:= 1 / [.J258]" office:value-type="float" office:value="3.33333386315248" calcext:value-type="float">
            <text:p>3.33333386315248</text:p>
          </table:table-cell>
          <table:table-cell table:formula="of:= 1 / [.K258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203.455" calcext:value-type="float">
            <text:p>1738936203.455</text:p>
          </table:table-cell>
          <table:table-cell office:value-type="float" office:value="1738936204.88" calcext:value-type="float">
            <text:p>1738936204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1.42500019073486" calcext:value-type="float">
            <text:p>1.42500019073486</text:p>
          </table:table-cell>
          <table:table-cell/>
          <table:table-cell table:formula="of:=[.A259]-[.A258]" office:value-type="float" office:value="0.0329999923706055" calcext:value-type="float">
            <text:p>0.0329999923706055</text:p>
          </table:table-cell>
          <table:table-cell table:formula="of:=[.B259]-[.B258]" office:value-type="float" office:value="0.136000156402588" calcext:value-type="float">
            <text:p>0.136000156402588</text:p>
          </table:table-cell>
          <table:table-cell table:formula="of:=ABS([.K259]-[.J259])" office:value-type="float" office:value="0.103000164031982" calcext:value-type="float">
            <text:p>0.103000164031982</text:p>
          </table:table-cell>
          <table:table-cell/>
          <table:table-cell table:formula="of:= 1 / [.J259]" office:value-type="float" office:value="30.3030373089039" calcext:value-type="float">
            <text:p>30.3030373089039</text:p>
          </table:table-cell>
          <table:table-cell table:formula="of:= 1 / [.K259]" office:value-type="float" office:value="7.35293272045804" calcext:value-type="float">
            <text:p>7.35293272045804</text:p>
          </table:table-cell>
        </table:table-row>
        <table:table-row table:style-name="ro1">
          <table:table-cell office:value-type="float" office:value="1738936203.722" calcext:value-type="float">
            <text:p>1738936203.722</text:p>
          </table:table-cell>
          <table:table-cell office:value-type="float" office:value="1738936206.026" calcext:value-type="float">
            <text:p>1738936206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2.30400013923645" calcext:value-type="float">
            <text:p>2.30400013923645</text:p>
          </table:table-cell>
          <table:table-cell/>
          <table:table-cell table:formula="of:=[.A260]-[.A259]" office:value-type="float" office:value="0.266999959945679" calcext:value-type="float">
            <text:p>0.266999959945679</text:p>
          </table:table-cell>
          <table:table-cell table:formula="of:=[.B260]-[.B259]" office:value-type="float" office:value="1.14599990844727" calcext:value-type="float">
            <text:p>1.14599990844727</text:p>
          </table:table-cell>
          <table:table-cell table:formula="of:=ABS([.K260]-[.J260])" office:value-type="float" office:value="0.878999948501587" calcext:value-type="float">
            <text:p>0.878999948501587</text:p>
          </table:table-cell>
          <table:table-cell/>
          <table:table-cell table:formula="of:= 1 / [.J260]" office:value-type="float" office:value="3.74531891391838" calcext:value-type="float">
            <text:p>3.74531891391838</text:p>
          </table:table-cell>
          <table:table-cell table:formula="of:= 1 / [.K260]" office:value-type="float" office:value="0.872600418751269" calcext:value-type="float">
            <text:p>0.872600418751269</text:p>
          </table:table-cell>
        </table:table-row>
        <table:table-row table:style-name="ro1">
          <table:table-cell office:value-type="float" office:value="1738936205.055" calcext:value-type="float">
            <text:p>1738936205.055</text:p>
          </table:table-cell>
          <table:table-cell office:value-type="float" office:value="1738936206.121" calcext:value-type="float">
            <text:p>1738936206.1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1.06599998474121" calcext:value-type="float">
            <text:p>1.06599998474121</text:p>
          </table:table-cell>
          <table:table-cell/>
          <table:table-cell table:formula="of:=[.A261]-[.A260]" office:value-type="float" office:value="1.33300018310547" calcext:value-type="float">
            <text:p>1.33300018310547</text:p>
          </table:table-cell>
          <table:table-cell table:formula="of:=[.B261]-[.B260]" office:value-type="float" office:value="0.0950000286102295" calcext:value-type="float">
            <text:p>0.0950000286102295</text:p>
          </table:table-cell>
          <table:table-cell table:formula="of:=ABS([.K261]-[.J261])" office:value-type="float" office:value="1.23800015449524" calcext:value-type="float">
            <text:p>1.23800015449524</text:p>
          </table:table-cell>
          <table:table-cell/>
          <table:table-cell table:formula="of:= 1 / [.J261]" office:value-type="float" office:value="0.750187443838392" calcext:value-type="float">
            <text:p>0.750187443838392</text:p>
          </table:table-cell>
          <table:table-cell table:formula="of:= 1 / [.K261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05.089" calcext:value-type="float">
            <text:p>1738936205.089</text:p>
          </table:table-cell>
          <table:table-cell office:value-type="float" office:value="1738936206.213" calcext:value-type="float">
            <text:p>1738936206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1.12400007247925" calcext:value-type="float">
            <text:p>1.12400007247925</text:p>
          </table:table-cell>
          <table:table-cell/>
          <table:table-cell table:formula="of:=[.A262]-[.A261]" office:value-type="float" office:value="0.0339999198913574" calcext:value-type="float">
            <text:p>0.0339999198913574</text:p>
          </table:table-cell>
          <table:table-cell table:formula="of:=[.B262]-[.B261]" office:value-type="float" office:value="0.0920000076293945" calcext:value-type="float">
            <text:p>0.0920000076293945</text:p>
          </table:table-cell>
          <table:table-cell table:formula="of:=ABS([.K262]-[.J262])" office:value-type="float" office:value="0.0580000877380371" calcext:value-type="float">
            <text:p>0.0580000877380371</text:p>
          </table:table-cell>
          <table:table-cell/>
          <table:table-cell table:formula="of:= 1 / [.J262]" office:value-type="float" office:value="29.4118340041793" calcext:value-type="float">
            <text:p>29.4118340041793</text:p>
          </table:table-cell>
          <table:table-cell table:formula="of:= 1 / [.K26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05.122" calcext:value-type="float">
            <text:p>1738936205.122</text:p>
          </table:table-cell>
          <table:table-cell office:value-type="float" office:value="1738936206.306" calcext:value-type="float">
            <text:p>1738936206.3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1.18400001525879" calcext:value-type="float">
            <text:p>1.18400001525879</text:p>
          </table:table-cell>
          <table:table-cell/>
          <table:table-cell table:formula="of:=[.A263]-[.A262]" office:value-type="float" office:value="0.0329999923706055" calcext:value-type="float">
            <text:p>0.0329999923706055</text:p>
          </table:table-cell>
          <table:table-cell table:formula="of:=[.B263]-[.B262]" office:value-type="float" office:value="0.0929999351501465" calcext:value-type="float">
            <text:p>0.0929999351501465</text:p>
          </table:table-cell>
          <table:table-cell table:formula="of:=ABS([.K263]-[.J263])" office:value-type="float" office:value="0.059999942779541" calcext:value-type="float">
            <text:p>0.059999942779541</text:p>
          </table:table-cell>
          <table:table-cell/>
          <table:table-cell table:formula="of:= 1 / [.J263]" office:value-type="float" office:value="30.3030373089039" calcext:value-type="float">
            <text:p>30.3030373089039</text:p>
          </table:table-cell>
          <table:table-cell table:formula="of:= 1 / [.K26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05.155" calcext:value-type="float">
            <text:p>1738936205.155</text:p>
          </table:table-cell>
          <table:table-cell office:value-type="float" office:value="1738936206.405" calcext:value-type="float">
            <text:p>1738936206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1.25" calcext:value-type="float">
            <text:p>1.25</text:p>
          </table:table-cell>
          <table:table-cell/>
          <table:table-cell table:formula="of:=[.A264]-[.A263]" office:value-type="float" office:value="0.0329999923706055" calcext:value-type="float">
            <text:p>0.0329999923706055</text:p>
          </table:table-cell>
          <table:table-cell table:formula="of:=[.B264]-[.B263]" office:value-type="float" office:value="0.0989999771118164" calcext:value-type="float">
            <text:p>0.0989999771118164</text:p>
          </table:table-cell>
          <table:table-cell table:formula="of:=ABS([.K264]-[.J264])" office:value-type="float" office:value="0.0659999847412109" calcext:value-type="float">
            <text:p>0.0659999847412109</text:p>
          </table:table-cell>
          <table:table-cell/>
          <table:table-cell table:formula="of:= 1 / [.J264]" office:value-type="float" office:value="30.3030373089039" calcext:value-type="float">
            <text:p>30.3030373089039</text:p>
          </table:table-cell>
          <table:table-cell table:formula="of:= 1 / [.K264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05.422" calcext:value-type="float">
            <text:p>1738936205.422</text:p>
          </table:table-cell>
          <table:table-cell office:value-type="float" office:value="1738936206.938" calcext:value-type="float">
            <text:p>1738936206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1.51600003242493" calcext:value-type="float">
            <text:p>1.51600003242493</text:p>
          </table:table-cell>
          <table:table-cell/>
          <table:table-cell table:formula="of:=[.A265]-[.A264]" office:value-type="float" office:value="0.266999959945679" calcext:value-type="float">
            <text:p>0.266999959945679</text:p>
          </table:table-cell>
          <table:table-cell table:formula="of:=[.B265]-[.B264]" office:value-type="float" office:value="0.532999992370606" calcext:value-type="float">
            <text:p>0.532999992370606</text:p>
          </table:table-cell>
          <table:table-cell table:formula="of:=ABS([.K265]-[.J265])" office:value-type="float" office:value="0.266000032424927" calcext:value-type="float">
            <text:p>0.266000032424927</text:p>
          </table:table-cell>
          <table:table-cell/>
          <table:table-cell table:formula="of:= 1 / [.J265]" office:value-type="float" office:value="3.74531891391838" calcext:value-type="float">
            <text:p>3.74531891391838</text:p>
          </table:table-cell>
          <table:table-cell table:formula="of:= 1 / [.K265]" office:value-type="float" office:value="1.87617263473557" calcext:value-type="float">
            <text:p>1.87617263473557</text:p>
          </table:table-cell>
        </table:table-row>
        <table:table-row table:style-name="ro1">
          <table:table-cell office:value-type="float" office:value="1738936205.989" calcext:value-type="float">
            <text:p>1738936205.989</text:p>
          </table:table-cell>
          <table:table-cell office:value-type="float" office:value="1738936207.441" calcext:value-type="float">
            <text:p>1738936207.4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1.45199990272522" calcext:value-type="float">
            <text:p>1.45199990272522</text:p>
          </table:table-cell>
          <table:table-cell/>
          <table:table-cell table:formula="of:=[.A266]-[.A265]" office:value-type="float" office:value="0.567000150680542" calcext:value-type="float">
            <text:p>0.567000150680542</text:p>
          </table:table-cell>
          <table:table-cell table:formula="of:=[.B266]-[.B265]" office:value-type="float" office:value="0.503000020980835" calcext:value-type="float">
            <text:p>0.503000020980835</text:p>
          </table:table-cell>
          <table:table-cell table:formula="of:=ABS([.K266]-[.J266])" office:value-type="float" office:value="0.064000129699707" calcext:value-type="float">
            <text:p>0.064000129699707</text:p>
          </table:table-cell>
          <table:table-cell/>
          <table:table-cell table:formula="of:= 1 / [.J266]" office:value-type="float" office:value="1.76366796163943" calcext:value-type="float">
            <text:p>1.76366796163943</text:p>
          </table:table-cell>
          <table:table-cell table:formula="of:= 1 / [.K266]" office:value-type="float" office:value="1.98807148765129" calcext:value-type="float">
            <text:p>1.98807148765129</text:p>
          </table:table-cell>
        </table:table-row>
        <table:table-row table:style-name="ro1">
          <table:table-cell office:value-type="float" office:value="1738936206.289" calcext:value-type="float">
            <text:p>1738936206.289</text:p>
          </table:table-cell>
          <table:table-cell office:value-type="float" office:value="1738936207.591" calcext:value-type="float">
            <text:p>1738936207.5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1.30200004577637" calcext:value-type="float">
            <text:p>1.30200004577637</text:p>
          </table:table-cell>
          <table:table-cell/>
          <table:table-cell table:formula="of:=[.A267]-[.A266]" office:value-type="float" office:value="0.299999952316284" calcext:value-type="float">
            <text:p>0.299999952316284</text:p>
          </table:table-cell>
          <table:table-cell table:formula="of:=[.B267]-[.B266]" office:value-type="float" office:value="0.150000095367432" calcext:value-type="float">
            <text:p>0.150000095367432</text:p>
          </table:table-cell>
          <table:table-cell table:formula="of:=ABS([.K267]-[.J267])" office:value-type="float" office:value="0.149999856948853" calcext:value-type="float">
            <text:p>0.149999856948853</text:p>
          </table:table-cell>
          <table:table-cell/>
          <table:table-cell table:formula="of:= 1 / [.J267]" office:value-type="float" office:value="3.33333386315248" calcext:value-type="float">
            <text:p>3.33333386315248</text:p>
          </table:table-cell>
          <table:table-cell table:formula="of:= 1 / [.K267]" office:value-type="float" office:value="6.66666242811684" calcext:value-type="float">
            <text:p>6.66666242811684</text:p>
          </table:table-cell>
        </table:table-row>
        <table:table-row table:style-name="ro1">
          <table:table-cell office:value-type="float" office:value="1738936206.722" calcext:value-type="float">
            <text:p>1738936206.722</text:p>
          </table:table-cell>
          <table:table-cell office:value-type="float" office:value="1738936208.405" calcext:value-type="float">
            <text:p>1738936208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1.68300008773804" calcext:value-type="float">
            <text:p>1.68300008773804</text:p>
          </table:table-cell>
          <table:table-cell/>
          <table:table-cell table:formula="of:=[.A268]-[.A267]" office:value-type="float" office:value="0.432999849319458" calcext:value-type="float">
            <text:p>0.432999849319458</text:p>
          </table:table-cell>
          <table:table-cell table:formula="of:=[.B268]-[.B267]" office:value-type="float" office:value="0.813999891281128" calcext:value-type="float">
            <text:p>0.813999891281128</text:p>
          </table:table-cell>
          <table:table-cell table:formula="of:=ABS([.K268]-[.J268])" office:value-type="float" office:value="0.38100004196167" calcext:value-type="float">
            <text:p>0.38100004196167</text:p>
          </table:table-cell>
          <table:table-cell/>
          <table:table-cell table:formula="of:= 1 / [.J268]" office:value-type="float" office:value="2.30946962584789" calcext:value-type="float">
            <text:p>2.30946962584789</text:p>
          </table:table-cell>
          <table:table-cell table:formula="of:= 1 / [.K268]" office:value-type="float" office:value="1.22850139258143" calcext:value-type="float">
            <text:p>1.22850139258143</text:p>
          </table:table-cell>
        </table:table-row>
        <table:table-row table:style-name="ro1">
          <table:table-cell office:value-type="float" office:value="1738936207.455" calcext:value-type="float">
            <text:p>1738936207.455</text:p>
          </table:table-cell>
          <table:table-cell office:value-type="float" office:value="1738936208.857" calcext:value-type="float">
            <text:p>1738936208.8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1.40200018882751" calcext:value-type="float">
            <text:p>1.40200018882751</text:p>
          </table:table-cell>
          <table:table-cell/>
          <table:table-cell table:formula="of:=[.A269]-[.A268]" office:value-type="float" office:value="0.733000040054321" calcext:value-type="float">
            <text:p>0.733000040054321</text:p>
          </table:table-cell>
          <table:table-cell table:formula="of:=[.B269]-[.B268]" office:value-type="float" office:value="0.452000141143799" calcext:value-type="float">
            <text:p>0.452000141143799</text:p>
          </table:table-cell>
          <table:table-cell table:formula="of:=ABS([.K269]-[.J269])" office:value-type="float" office:value="0.280999898910522" calcext:value-type="float">
            <text:p>0.280999898910522</text:p>
          </table:table-cell>
          <table:table-cell/>
          <table:table-cell table:formula="of:= 1 / [.J269]" office:value-type="float" office:value="1.36425640566935" calcext:value-type="float">
            <text:p>1.36425640566935</text:p>
          </table:table-cell>
          <table:table-cell table:formula="of:= 1 / [.K269]" office:value-type="float" office:value="2.21238868967933" calcext:value-type="float">
            <text:p>2.21238868967933</text:p>
          </table:table-cell>
        </table:table-row>
        <table:table-row table:style-name="ro1">
          <table:table-cell office:value-type="float" office:value="1738936207.522" calcext:value-type="float">
            <text:p>1738936207.522</text:p>
          </table:table-cell>
          <table:table-cell office:value-type="float" office:value="1738936208.954" calcext:value-type="float">
            <text:p>1738936208.9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1.43199992179871" calcext:value-type="float">
            <text:p>1.43199992179871</text:p>
          </table:table-cell>
          <table:table-cell/>
          <table:table-cell table:formula="of:=[.A270]-[.A269]" office:value-type="float" office:value="0.067000150680542" calcext:value-type="float">
            <text:p>0.067000150680542</text:p>
          </table:table-cell>
          <table:table-cell table:formula="of:=[.B270]-[.B269]" office:value-type="float" office:value="0.0969998836517334" calcext:value-type="float">
            <text:p>0.0969998836517334</text:p>
          </table:table-cell>
          <table:table-cell table:formula="of:=ABS([.K270]-[.J270])" office:value-type="float" office:value="0.0299997329711914" calcext:value-type="float">
            <text:p>0.0299997329711914</text:p>
          </table:table-cell>
          <table:table-cell/>
          <table:table-cell table:formula="of:= 1 / [.J270]" office:value-type="float" office:value="14.9253395677872" calcext:value-type="float">
            <text:p>14.9253395677872</text:p>
          </table:table-cell>
          <table:table-cell table:formula="of:= 1 / [.K270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07.722" calcext:value-type="float">
            <text:p>1738936207.722</text:p>
          </table:table-cell>
          <table:table-cell office:value-type="float" office:value="1738936209.183" calcext:value-type="float">
            <text:p>1738936209.1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1.4610002040863" calcext:value-type="float">
            <text:p>1.4610002040863</text:p>
          </table:table-cell>
          <table:table-cell/>
          <table:table-cell table:formula="of:=[.A271]-[.A270]" office:value-type="float" office:value="0.199999809265137" calcext:value-type="float">
            <text:p>0.199999809265137</text:p>
          </table:table-cell>
          <table:table-cell table:formula="of:=[.B271]-[.B270]" office:value-type="float" office:value="0.229000091552734" calcext:value-type="float">
            <text:p>0.229000091552734</text:p>
          </table:table-cell>
          <table:table-cell table:formula="of:=ABS([.K271]-[.J271])" office:value-type="float" office:value="0.0290002822875977" calcext:value-type="float">
            <text:p>0.0290002822875977</text:p>
          </table:table-cell>
          <table:table-cell/>
          <table:table-cell table:formula="of:= 1 / [.J271]" office:value-type="float" office:value="5.00000476837613" calcext:value-type="float">
            <text:p>5.00000476837613</text:p>
          </table:table-cell>
          <table:table-cell table:formula="of:= 1 / [.K271]" office:value-type="float" office:value="4.36681048125135" calcext:value-type="float">
            <text:p>4.36681048125135</text:p>
          </table:table-cell>
        </table:table-row>
        <table:table-row table:style-name="ro1">
          <table:table-cell office:value-type="float" office:value="1738936207.889" calcext:value-type="float">
            <text:p>1738936207.889</text:p>
          </table:table-cell>
          <table:table-cell office:value-type="float" office:value="1738936209.28" calcext:value-type="float">
            <text:p>1738936209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1.39100003242493" calcext:value-type="float">
            <text:p>1.39100003242493</text:p>
          </table:table-cell>
          <table:table-cell/>
          <table:table-cell table:formula="of:=[.A272]-[.A271]" office:value-type="float" office:value="0.16700005531311" calcext:value-type="float">
            <text:p>0.16700005531311</text:p>
          </table:table-cell>
          <table:table-cell table:formula="of:=[.B272]-[.B271]" office:value-type="float" office:value="0.0969998836517334" calcext:value-type="float">
            <text:p>0.0969998836517334</text:p>
          </table:table-cell>
          <table:table-cell table:formula="of:=ABS([.K272]-[.J272])" office:value-type="float" office:value="0.070000171661377" calcext:value-type="float">
            <text:p>0.070000171661377</text:p>
          </table:table-cell>
          <table:table-cell/>
          <table:table-cell table:formula="of:= 1 / [.J272]" office:value-type="float" office:value="5.98802196876575" calcext:value-type="float">
            <text:p>5.98802196876575</text:p>
          </table:table-cell>
          <table:table-cell table:formula="of:= 1 / [.K272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10.155" calcext:value-type="float">
            <text:p>1738936210.155</text:p>
          </table:table-cell>
          <table:table-cell office:value-type="float" office:value="1738936211.914" calcext:value-type="float">
            <text:p>1738936211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1.7590000629425" calcext:value-type="float">
            <text:p>1.7590000629425</text:p>
          </table:table-cell>
          <table:table-cell/>
          <table:table-cell table:formula="of:=[.A273]-[.A272]" office:value-type="float" office:value="2.26600003242493" calcext:value-type="float">
            <text:p>2.26600003242493</text:p>
          </table:table-cell>
          <table:table-cell table:formula="of:=[.B273]-[.B272]" office:value-type="float" office:value="2.63400006294251" calcext:value-type="float">
            <text:p>2.63400006294251</text:p>
          </table:table-cell>
          <table:table-cell table:formula="of:=ABS([.K273]-[.J273])" office:value-type="float" office:value="0.368000030517578" calcext:value-type="float">
            <text:p>0.368000030517578</text:p>
          </table:table-cell>
          <table:table-cell/>
          <table:table-cell table:formula="of:= 1 / [.J273]" office:value-type="float" office:value="0.441306260234191" calcext:value-type="float">
            <text:p>0.441306260234191</text:p>
          </table:table-cell>
          <table:table-cell table:formula="of:= 1 / [.K273]" office:value-type="float" office:value="0.379650712264174" calcext:value-type="float">
            <text:p>0.379650712264174</text:p>
          </table:table-cell>
        </table:table-row>
        <table:table-row table:style-name="ro1">
          <table:table-cell office:value-type="float" office:value="1738936210.789" calcext:value-type="float">
            <text:p>1738936210.789</text:p>
          </table:table-cell>
          <table:table-cell office:value-type="float" office:value="1738936212.004" calcext:value-type="float">
            <text:p>1738936212.0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1.21499991416931" calcext:value-type="float">
            <text:p>1.21499991416931</text:p>
          </table:table-cell>
          <table:table-cell/>
          <table:table-cell table:formula="of:=[.A274]-[.A273]" office:value-type="float" office:value="0.634000062942505" calcext:value-type="float">
            <text:p>0.634000062942505</text:p>
          </table:table-cell>
          <table:table-cell table:formula="of:=[.B274]-[.B273]" office:value-type="float" office:value="0.0899999141693115" calcext:value-type="float">
            <text:p>0.0899999141693115</text:p>
          </table:table-cell>
          <table:table-cell table:formula="of:=ABS([.K274]-[.J274])" office:value-type="float" office:value="0.544000148773193" calcext:value-type="float">
            <text:p>0.544000148773193</text:p>
          </table:table-cell>
          <table:table-cell/>
          <table:table-cell table:formula="of:= 1 / [.J274]" office:value-type="float" office:value="1.57728690965554" calcext:value-type="float">
            <text:p>1.57728690965554</text:p>
          </table:table-cell>
          <table:table-cell table:formula="of:= 1 / [.K274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10.822" calcext:value-type="float">
            <text:p>1738936210.822</text:p>
          </table:table-cell>
          <table:table-cell office:value-type="float" office:value="1738936212.098" calcext:value-type="float">
            <text:p>1738936212.0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1.27600002288818" calcext:value-type="float">
            <text:p>1.27600002288818</text:p>
          </table:table-cell>
          <table:table-cell/>
          <table:table-cell table:formula="of:=[.A275]-[.A274]" office:value-type="float" office:value="0.0329999923706055" calcext:value-type="float">
            <text:p>0.0329999923706055</text:p>
          </table:table-cell>
          <table:table-cell table:formula="of:=[.B275]-[.B274]" office:value-type="float" office:value="0.0940001010894775" calcext:value-type="float">
            <text:p>0.0940001010894775</text:p>
          </table:table-cell>
          <table:table-cell table:formula="of:=ABS([.K275]-[.J275])" office:value-type="float" office:value="0.0610001087188721" calcext:value-type="float">
            <text:p>0.0610001087188721</text:p>
          </table:table-cell>
          <table:table-cell/>
          <table:table-cell table:formula="of:= 1 / [.J275]" office:value-type="float" office:value="30.3030373089039" calcext:value-type="float">
            <text:p>30.3030373089039</text:p>
          </table:table-cell>
          <table:table-cell table:formula="of:= 1 / [.K27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11.122" calcext:value-type="float">
            <text:p>1738936211.122</text:p>
          </table:table-cell>
          <table:table-cell office:value-type="float" office:value="1738936212.688" calcext:value-type="float">
            <text:p>1738936212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1.56599998474121" calcext:value-type="float">
            <text:p>1.56599998474121</text:p>
          </table:table-cell>
          <table:table-cell/>
          <table:table-cell table:formula="of:=[.A276]-[.A275]" office:value-type="float" office:value="0.299999952316284" calcext:value-type="float">
            <text:p>0.299999952316284</text:p>
          </table:table-cell>
          <table:table-cell table:formula="of:=[.B276]-[.B275]" office:value-type="float" office:value="0.589999914169312" calcext:value-type="float">
            <text:p>0.589999914169312</text:p>
          </table:table-cell>
          <table:table-cell table:formula="of:=ABS([.K276]-[.J276])" office:value-type="float" office:value="0.289999961853027" calcext:value-type="float">
            <text:p>0.289999961853027</text:p>
          </table:table-cell>
          <table:table-cell/>
          <table:table-cell table:formula="of:= 1 / [.J276]" office:value-type="float" office:value="3.33333386315248" calcext:value-type="float">
            <text:p>3.33333386315248</text:p>
          </table:table-cell>
          <table:table-cell table:formula="of:= 1 / [.K276]" office:value-type="float" office:value="1.69491550080638" calcext:value-type="float">
            <text:p>1.69491550080638</text:p>
          </table:table-cell>
        </table:table-row>
        <table:table-row table:style-name="ro1">
          <table:table-cell office:value-type="float" office:value="1738936211.189" calcext:value-type="float">
            <text:p>1738936211.189</text:p>
          </table:table-cell>
          <table:table-cell office:value-type="float" office:value="1738936212.861" calcext:value-type="float">
            <text:p>1738936212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1.67200016975403" calcext:value-type="float">
            <text:p>1.67200016975403</text:p>
          </table:table-cell>
          <table:table-cell/>
          <table:table-cell table:formula="of:=[.A277]-[.A276]" office:value-type="float" office:value="0.0669999122619629" calcext:value-type="float">
            <text:p>0.0669999122619629</text:p>
          </table:table-cell>
          <table:table-cell table:formula="of:=[.B277]-[.B276]" office:value-type="float" office:value="0.17300009727478" calcext:value-type="float">
            <text:p>0.17300009727478</text:p>
          </table:table-cell>
          <table:table-cell table:formula="of:=ABS([.K277]-[.J277])" office:value-type="float" office:value="0.106000185012817" calcext:value-type="float">
            <text:p>0.106000185012817</text:p>
          </table:table-cell>
          <table:table-cell/>
          <table:table-cell table:formula="of:= 1 / [.J277]" office:value-type="float" office:value="14.9253926794725" calcext:value-type="float">
            <text:p>14.9253926794725</text:p>
          </table:table-cell>
          <table:table-cell table:formula="of:= 1 / [.K277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211.589" calcext:value-type="float">
            <text:p>1738936211.589</text:p>
          </table:table-cell>
          <table:table-cell office:value-type="float" office:value="1738936212.989" calcext:value-type="float">
            <text:p>1738936212.9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1.40000009536743" calcext:value-type="float">
            <text:p>1.40000009536743</text:p>
          </table:table-cell>
          <table:table-cell/>
          <table:table-cell table:formula="of:=[.A278]-[.A277]" office:value-type="float" office:value="0.400000095367432" calcext:value-type="float">
            <text:p>0.400000095367432</text:p>
          </table:table-cell>
          <table:table-cell table:formula="of:=[.B278]-[.B277]" office:value-type="float" office:value="0.128000020980835" calcext:value-type="float">
            <text:p>0.128000020980835</text:p>
          </table:table-cell>
          <table:table-cell table:formula="of:=ABS([.K278]-[.J278])" office:value-type="float" office:value="0.272000074386597" calcext:value-type="float">
            <text:p>0.272000074386597</text:p>
          </table:table-cell>
          <table:table-cell/>
          <table:table-cell table:formula="of:= 1 / [.J278]" office:value-type="float" office:value="2.49999940395369" calcext:value-type="float">
            <text:p>2.49999940395369</text:p>
          </table:table-cell>
          <table:table-cell table:formula="of:= 1 / [.K278]" office:value-type="float" office:value="7.81249871943167" calcext:value-type="float">
            <text:p>7.81249871943167</text:p>
          </table:table-cell>
        </table:table-row>
        <table:table-row table:style-name="ro1">
          <table:table-cell office:value-type="float" office:value="1738936211.722" calcext:value-type="float">
            <text:p>1738936211.722</text:p>
          </table:table-cell>
          <table:table-cell office:value-type="float" office:value="1738936213.813" calcext:value-type="float">
            <text:p>1738936213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2.09100008010864" calcext:value-type="float">
            <text:p>2.09100008010864</text:p>
          </table:table-cell>
          <table:table-cell/>
          <table:table-cell table:formula="of:=[.A279]-[.A278]" office:value-type="float" office:value="0.132999897003174" calcext:value-type="float">
            <text:p>0.132999897003174</text:p>
          </table:table-cell>
          <table:table-cell table:formula="of:=[.B279]-[.B278]" office:value-type="float" office:value="0.823999881744385" calcext:value-type="float">
            <text:p>0.823999881744385</text:p>
          </table:table-cell>
          <table:table-cell table:formula="of:=ABS([.K279]-[.J279])" office:value-type="float" office:value="0.690999984741211" calcext:value-type="float">
            <text:p>0.690999984741211</text:p>
          </table:table-cell>
          <table:table-cell/>
          <table:table-cell table:formula="of:= 1 / [.J279]" office:value-type="float" office:value="7.51880281513403" calcext:value-type="float">
            <text:p>7.51880281513403</text:p>
          </table:table-cell>
          <table:table-cell table:formula="of:= 1 / [.K279]" office:value-type="float" office:value="1.21359240717733" calcext:value-type="float">
            <text:p>1.21359240717733</text:p>
          </table:table-cell>
        </table:table-row>
        <table:table-row table:style-name="ro1">
          <table:table-cell office:value-type="float" office:value="1738936211.789" calcext:value-type="float">
            <text:p>1738936211.789</text:p>
          </table:table-cell>
          <table:table-cell office:value-type="float" office:value="1738936213.903" calcext:value-type="float">
            <text:p>1738936213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2.11400008201599" calcext:value-type="float">
            <text:p>2.11400008201599</text:p>
          </table:table-cell>
          <table:table-cell/>
          <table:table-cell table:formula="of:=[.A280]-[.A279]" office:value-type="float" office:value="0.067000150680542" calcext:value-type="float">
            <text:p>0.067000150680542</text:p>
          </table:table-cell>
          <table:table-cell table:formula="of:=[.B280]-[.B279]" office:value-type="float" office:value="0.0900001525878906" calcext:value-type="float">
            <text:p>0.0900001525878906</text:p>
          </table:table-cell>
          <table:table-cell table:formula="of:=ABS([.K280]-[.J280])" office:value-type="float" office:value="0.0230000019073486" calcext:value-type="float">
            <text:p>0.0230000019073486</text:p>
          </table:table-cell>
          <table:table-cell/>
          <table:table-cell table:formula="of:= 1 / [.J280]" office:value-type="float" office:value="14.9253395677872" calcext:value-type="float">
            <text:p>14.9253395677872</text:p>
          </table:table-cell>
          <table:table-cell table:formula="of:= 1 / [.K280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11.955" calcext:value-type="float">
            <text:p>1738936211.955</text:p>
          </table:table-cell>
          <table:table-cell office:value-type="float" office:value="1738936214.005" calcext:value-type="float">
            <text:p>1738936214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2.05000019073486" calcext:value-type="float">
            <text:p>2.05000019073486</text:p>
          </table:table-cell>
          <table:table-cell/>
          <table:table-cell table:formula="of:=[.A281]-[.A280]" office:value-type="float" office:value="0.165999889373779" calcext:value-type="float">
            <text:p>0.165999889373779</text:p>
          </table:table-cell>
          <table:table-cell table:formula="of:=[.B281]-[.B280]" office:value-type="float" office:value="0.101999998092651" calcext:value-type="float">
            <text:p>0.101999998092651</text:p>
          </table:table-cell>
          <table:table-cell table:formula="of:=ABS([.K281]-[.J281])" office:value-type="float" office:value="0.0639998912811279" calcext:value-type="float">
            <text:p>0.0639998912811279</text:p>
          </table:table-cell>
          <table:table-cell/>
          <table:table-cell table:formula="of:= 1 / [.J281]" office:value-type="float" office:value="6.02410040014133" calcext:value-type="float">
            <text:p>6.02410040014133</text:p>
          </table:table-cell>
          <table:table-cell table:formula="of:= 1 / [.K28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12.855" calcext:value-type="float">
            <text:p>1738936212.855</text:p>
          </table:table-cell>
          <table:table-cell office:value-type="float" office:value="1738936214.22" calcext:value-type="float">
            <text:p>1738936214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1.36500000953674" calcext:value-type="float">
            <text:p>1.36500000953674</text:p>
          </table:table-cell>
          <table:table-cell/>
          <table:table-cell table:formula="of:=[.A282]-[.A281]" office:value-type="float" office:value="0.900000095367432" calcext:value-type="float">
            <text:p>0.900000095367432</text:p>
          </table:table-cell>
          <table:table-cell table:formula="of:=[.B282]-[.B281]" office:value-type="float" office:value="0.214999914169312" calcext:value-type="float">
            <text:p>0.214999914169312</text:p>
          </table:table-cell>
          <table:table-cell table:formula="of:=ABS([.K282]-[.J282])" office:value-type="float" office:value="0.68500018119812" calcext:value-type="float">
            <text:p>0.68500018119812</text:p>
          </table:table-cell>
          <table:table-cell/>
          <table:table-cell table:formula="of:= 1 / [.J282]" office:value-type="float" office:value="1.11111099337355" calcext:value-type="float">
            <text:p>1.11111099337355</text:p>
          </table:table-cell>
          <table:table-cell table:formula="of:= 1 / [.K282]" office:value-type="float" office:value="4.65116464750076" calcext:value-type="float">
            <text:p>4.65116464750076</text:p>
          </table:table-cell>
        </table:table-row>
        <table:table-row table:style-name="ro1">
          <table:table-cell office:value-type="float" office:value="1738936213.222" calcext:value-type="float">
            <text:p>1738936213.222</text:p>
          </table:table-cell>
          <table:table-cell office:value-type="float" office:value="1738936214.62" calcext:value-type="float">
            <text:p>1738936214.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1.39800000190735" calcext:value-type="float">
            <text:p>1.39800000190735</text:p>
          </table:table-cell>
          <table:table-cell/>
          <table:table-cell table:formula="of:=[.A283]-[.A282]" office:value-type="float" office:value="0.366999864578247" calcext:value-type="float">
            <text:p>0.366999864578247</text:p>
          </table:table-cell>
          <table:table-cell table:formula="of:=[.B283]-[.B282]" office:value-type="float" office:value="0.399999856948853" calcext:value-type="float">
            <text:p>0.399999856948853</text:p>
          </table:table-cell>
          <table:table-cell table:formula="of:=ABS([.K283]-[.J283])" office:value-type="float" office:value="0.0329999923706055" calcext:value-type="float">
            <text:p>0.0329999923706055</text:p>
          </table:table-cell>
          <table:table-cell/>
          <table:table-cell table:formula="of:= 1 / [.J283]" office:value-type="float" office:value="2.72479664576768" calcext:value-type="float">
            <text:p>2.72479664576768</text:p>
          </table:table-cell>
          <table:table-cell table:formula="of:= 1 / [.K283]" office:value-type="float" office:value="2.50000089406999" calcext:value-type="float">
            <text:p>2.50000089406999</text:p>
          </table:table-cell>
        </table:table-row>
        <table:table-row table:style-name="ro1">
          <table:table-cell office:value-type="float" office:value="1738936214.655" calcext:value-type="float">
            <text:p>1738936214.655</text:p>
          </table:table-cell>
          <table:table-cell office:value-type="float" office:value="1738936216.022" calcext:value-type="float">
            <text:p>1738936216.0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1.36700010299683" calcext:value-type="float">
            <text:p>1.36700010299683</text:p>
          </table:table-cell>
          <table:table-cell/>
          <table:table-cell table:formula="of:=[.A284]-[.A283]" office:value-type="float" office:value="1.43300008773804" calcext:value-type="float">
            <text:p>1.43300008773804</text:p>
          </table:table-cell>
          <table:table-cell table:formula="of:=[.B284]-[.B283]" office:value-type="float" office:value="1.40200018882751" calcext:value-type="float">
            <text:p>1.40200018882751</text:p>
          </table:table-cell>
          <table:table-cell table:formula="of:=ABS([.K284]-[.J284])" office:value-type="float" office:value="0.0309998989105225" calcext:value-type="float">
            <text:p>0.0309998989105225</text:p>
          </table:table-cell>
          <table:table-cell/>
          <table:table-cell table:formula="of:= 1 / [.J284]" office:value-type="float" office:value="0.697836663484425" calcext:value-type="float">
            <text:p>0.697836663484425</text:p>
          </table:table-cell>
          <table:table-cell table:formula="of:= 1 / [.K284]" office:value-type="float" office:value="0.713266665703016" calcext:value-type="float">
            <text:p>0.713266665703016</text:p>
          </table:table-cell>
        </table:table-row>
        <table:table-row table:style-name="ro1">
          <table:table-cell office:value-type="float" office:value="1738936214.822" calcext:value-type="float">
            <text:p>1738936214.822</text:p>
          </table:table-cell>
          <table:table-cell office:value-type="float" office:value="1738936216.114" calcext:value-type="float">
            <text:p>1738936216.1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1.29200005531311" calcext:value-type="float">
            <text:p>1.29200005531311</text:p>
          </table:table-cell>
          <table:table-cell/>
          <table:table-cell table:formula="of:=[.A285]-[.A284]" office:value-type="float" office:value="0.16700005531311" calcext:value-type="float">
            <text:p>0.16700005531311</text:p>
          </table:table-cell>
          <table:table-cell table:formula="of:=[.B285]-[.B284]" office:value-type="float" office:value="0.0920000076293945" calcext:value-type="float">
            <text:p>0.0920000076293945</text:p>
          </table:table-cell>
          <table:table-cell table:formula="of:=ABS([.K285]-[.J285])" office:value-type="float" office:value="0.0750000476837158" calcext:value-type="float">
            <text:p>0.0750000476837158</text:p>
          </table:table-cell>
          <table:table-cell/>
          <table:table-cell table:formula="of:= 1 / [.J285]" office:value-type="float" office:value="5.98802196876575" calcext:value-type="float">
            <text:p>5.98802196876575</text:p>
          </table:table-cell>
          <table:table-cell table:formula="of:= 1 / [.K28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14.855" calcext:value-type="float">
            <text:p>1738936214.855</text:p>
          </table:table-cell>
          <table:table-cell office:value-type="float" office:value="1738936216.209" calcext:value-type="float">
            <text:p>1738936216.2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1.35400009155273" calcext:value-type="float">
            <text:p>1.35400009155273</text:p>
          </table:table-cell>
          <table:table-cell/>
          <table:table-cell table:formula="of:=[.A286]-[.A285]" office:value-type="float" office:value="0.0329999923706055" calcext:value-type="float">
            <text:p>0.0329999923706055</text:p>
          </table:table-cell>
          <table:table-cell table:formula="of:=[.B286]-[.B285]" office:value-type="float" office:value="0.0950000286102295" calcext:value-type="float">
            <text:p>0.0950000286102295</text:p>
          </table:table-cell>
          <table:table-cell table:formula="of:=ABS([.K286]-[.J286])" office:value-type="float" office:value="0.062000036239624" calcext:value-type="float">
            <text:p>0.062000036239624</text:p>
          </table:table-cell>
          <table:table-cell/>
          <table:table-cell table:formula="of:= 1 / [.J286]" office:value-type="float" office:value="30.3030373089039" calcext:value-type="float">
            <text:p>30.3030373089039</text:p>
          </table:table-cell>
          <table:table-cell table:formula="of:= 1 / [.K28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15.022" calcext:value-type="float">
            <text:p>1738936215.022</text:p>
          </table:table-cell>
          <table:table-cell office:value-type="float" office:value="1738936216.308" calcext:value-type="float">
            <text:p>1738936216.3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1.28600001335144" calcext:value-type="float">
            <text:p>1.28600001335144</text:p>
          </table:table-cell>
          <table:table-cell/>
          <table:table-cell table:formula="of:=[.A287]-[.A286]" office:value-type="float" office:value="0.16700005531311" calcext:value-type="float">
            <text:p>0.16700005531311</text:p>
          </table:table-cell>
          <table:table-cell table:formula="of:=[.B287]-[.B286]" office:value-type="float" office:value="0.0989999771118164" calcext:value-type="float">
            <text:p>0.0989999771118164</text:p>
          </table:table-cell>
          <table:table-cell table:formula="of:=ABS([.K287]-[.J287])" office:value-type="float" office:value="0.068000078201294" calcext:value-type="float">
            <text:p>0.068000078201294</text:p>
          </table:table-cell>
          <table:table-cell/>
          <table:table-cell table:formula="of:= 1 / [.J287]" office:value-type="float" office:value="5.98802196876575" calcext:value-type="float">
            <text:p>5.98802196876575</text:p>
          </table:table-cell>
          <table:table-cell table:formula="of:= 1 / [.K28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15.055" calcext:value-type="float">
            <text:p>1738936215.055</text:p>
          </table:table-cell>
          <table:table-cell office:value-type="float" office:value="1738936216.414" calcext:value-type="float">
            <text:p>1738936216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1.35899996757507" calcext:value-type="float">
            <text:p>1.35899996757507</text:p>
          </table:table-cell>
          <table:table-cell/>
          <table:table-cell table:formula="of:=[.A288]-[.A287]" office:value-type="float" office:value="0.0329999923706055" calcext:value-type="float">
            <text:p>0.0329999923706055</text:p>
          </table:table-cell>
          <table:table-cell table:formula="of:=[.B288]-[.B287]" office:value-type="float" office:value="0.105999946594238" calcext:value-type="float">
            <text:p>0.105999946594238</text:p>
          </table:table-cell>
          <table:table-cell table:formula="of:=ABS([.K288]-[.J288])" office:value-type="float" office:value="0.0729999542236328" calcext:value-type="float">
            <text:p>0.0729999542236328</text:p>
          </table:table-cell>
          <table:table-cell/>
          <table:table-cell table:formula="of:= 1 / [.J288]" office:value-type="float" office:value="30.3030373089039" calcext:value-type="float">
            <text:p>30.3030373089039</text:p>
          </table:table-cell>
          <table:table-cell table:formula="of:= 1 / [.K288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15.155" calcext:value-type="float">
            <text:p>1738936215.155</text:p>
          </table:table-cell>
          <table:table-cell office:value-type="float" office:value="1738936216.861" calcext:value-type="float">
            <text:p>1738936216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1.70600008964539" calcext:value-type="float">
            <text:p>1.70600008964539</text:p>
          </table:table-cell>
          <table:table-cell/>
          <table:table-cell table:formula="of:=[.A289]-[.A288]" office:value-type="float" office:value="0.0999999046325684" calcext:value-type="float">
            <text:p>0.0999999046325684</text:p>
          </table:table-cell>
          <table:table-cell table:formula="of:=[.B289]-[.B288]" office:value-type="float" office:value="0.447000026702881" calcext:value-type="float">
            <text:p>0.447000026702881</text:p>
          </table:table-cell>
          <table:table-cell table:formula="of:=ABS([.K289]-[.J289])" office:value-type="float" office:value="0.347000122070313" calcext:value-type="float">
            <text:p>0.347000122070313</text:p>
          </table:table-cell>
          <table:table-cell/>
          <table:table-cell table:formula="of:= 1 / [.J289]" office:value-type="float" office:value="10.0000095367523" calcext:value-type="float">
            <text:p>10.0000095367523</text:p>
          </table:table-cell>
          <table:table-cell table:formula="of:= 1 / [.K289]" office:value-type="float" office:value="2.23713633168236" calcext:value-type="float">
            <text:p>2.23713633168236</text:p>
          </table:table-cell>
        </table:table-row>
        <table:table-row table:style-name="ro1">
          <table:table-cell office:value-type="float" office:value="1738936215.655" calcext:value-type="float">
            <text:p>1738936215.655</text:p>
          </table:table-cell>
          <table:table-cell office:value-type="float" office:value="1738936216.948" calcext:value-type="float">
            <text:p>1738936216.9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1.29299998283386" calcext:value-type="float">
            <text:p>1.29299998283386</text:p>
          </table:table-cell>
          <table:table-cell/>
          <table:table-cell table:formula="of:=[.A290]-[.A289]" office:value-type="float" office:value="0.5" calcext:value-type="float">
            <text:p>0.5</text:p>
          </table:table-cell>
          <table:table-cell table:formula="of:=[.B290]-[.B289]" office:value-type="float" office:value="0.0869998931884766" calcext:value-type="float">
            <text:p>0.0869998931884766</text:p>
          </table:table-cell>
          <table:table-cell table:formula="of:=ABS([.K290]-[.J290])" office:value-type="float" office:value="0.413000106811523" calcext:value-type="float">
            <text:p>0.413000106811523</text:p>
          </table:table-cell>
          <table:table-cell/>
          <table:table-cell table:formula="of:= 1 / [.J290]" office:value-type="float" office:value="2" calcext:value-type="float">
            <text:p>2</text:p>
          </table:table-cell>
          <table:table-cell table:formula="of:= 1 / [.K290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15.689" calcext:value-type="float">
            <text:p>1738936215.689</text:p>
          </table:table-cell>
          <table:table-cell office:value-type="float" office:value="1738936217.045" calcext:value-type="float">
            <text:p>1738936217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1.35600018501282" calcext:value-type="float">
            <text:p>1.35600018501282</text:p>
          </table:table-cell>
          <table:table-cell/>
          <table:table-cell table:formula="of:=[.A291]-[.A290]" office:value-type="float" office:value="0.0339999198913574" calcext:value-type="float">
            <text:p>0.0339999198913574</text:p>
          </table:table-cell>
          <table:table-cell table:formula="of:=[.B291]-[.B290]" office:value-type="float" office:value="0.0970001220703125" calcext:value-type="float">
            <text:p>0.0970001220703125</text:p>
          </table:table-cell>
          <table:table-cell table:formula="of:=ABS([.K291]-[.J291])" office:value-type="float" office:value="0.0630002021789551" calcext:value-type="float">
            <text:p>0.0630002021789551</text:p>
          </table:table-cell>
          <table:table-cell/>
          <table:table-cell table:formula="of:= 1 / [.J291]" office:value-type="float" office:value="29.4118340041793" calcext:value-type="float">
            <text:p>29.4118340041793</text:p>
          </table:table-cell>
          <table:table-cell table:formula="of:= 1 / [.K291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15.989" calcext:value-type="float">
            <text:p>1738936215.989</text:p>
          </table:table-cell>
          <table:table-cell office:value-type="float" office:value="1738936217.417" calcext:value-type="float">
            <text:p>1738936217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1.42799997329712" calcext:value-type="float">
            <text:p>1.42799997329712</text:p>
          </table:table-cell>
          <table:table-cell/>
          <table:table-cell table:formula="of:=[.A292]-[.A291]" office:value-type="float" office:value="0.300000190734863" calcext:value-type="float">
            <text:p>0.300000190734863</text:p>
          </table:table-cell>
          <table:table-cell table:formula="of:=[.B292]-[.B291]" office:value-type="float" office:value="0.371999979019165" calcext:value-type="float">
            <text:p>0.371999979019165</text:p>
          </table:table-cell>
          <table:table-cell table:formula="of:=ABS([.K292]-[.J292])" office:value-type="float" office:value="0.0719997882843018" calcext:value-type="float">
            <text:p>0.0719997882843018</text:p>
          </table:table-cell>
          <table:table-cell/>
          <table:table-cell table:formula="of:= 1 / [.J292]" office:value-type="float" office:value="3.33333121405842" calcext:value-type="float">
            <text:p>3.33333121405842</text:p>
          </table:table-cell>
          <table:table-cell table:formula="of:= 1 / [.K292]" office:value-type="float" office:value="2.68817219462392" calcext:value-type="float">
            <text:p>2.68817219462392</text:p>
          </table:table-cell>
        </table:table-row>
        <table:table-row table:style-name="ro1">
          <table:table-cell office:value-type="float" office:value="1738936216.655" calcext:value-type="float">
            <text:p>1738936216.655</text:p>
          </table:table-cell>
          <table:table-cell office:value-type="float" office:value="1738936218.889" calcext:value-type="float">
            <text:p>1738936218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2.23399996757507" calcext:value-type="float">
            <text:p>2.23399996757507</text:p>
          </table:table-cell>
          <table:table-cell/>
          <table:table-cell table:formula="of:=[.A293]-[.A292]" office:value-type="float" office:value="0.665999889373779" calcext:value-type="float">
            <text:p>0.665999889373779</text:p>
          </table:table-cell>
          <table:table-cell table:formula="of:=[.B293]-[.B292]" office:value-type="float" office:value="1.47199988365173" calcext:value-type="float">
            <text:p>1.47199988365173</text:p>
          </table:table-cell>
          <table:table-cell table:formula="of:=ABS([.K293]-[.J293])" office:value-type="float" office:value="0.805999994277954" calcext:value-type="float">
            <text:p>0.805999994277954</text:p>
          </table:table-cell>
          <table:table-cell/>
          <table:table-cell table:formula="of:= 1 / [.J293]" office:value-type="float" office:value="1.50150175090911" calcext:value-type="float">
            <text:p>1.50150175090911</text:p>
          </table:table-cell>
          <table:table-cell table:formula="of:= 1 / [.K293]" office:value-type="float" office:value="0.679347879783253" calcext:value-type="float">
            <text:p>0.679347879783253</text:p>
          </table:table-cell>
        </table:table-row>
        <table:table-row table:style-name="ro1">
          <table:table-cell office:value-type="float" office:value="1738936220.689" calcext:value-type="float">
            <text:p>1738936220.689</text:p>
          </table:table-cell>
          <table:table-cell office:value-type="float" office:value="1738936222.048" calcext:value-type="float">
            <text:p>1738936222.0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1.35900020599365" calcext:value-type="float">
            <text:p>1.35900020599365</text:p>
          </table:table-cell>
          <table:table-cell/>
          <table:table-cell table:formula="of:=[.A294]-[.A293]" office:value-type="float" office:value="4.03399991989136" calcext:value-type="float">
            <text:p>4.03399991989136</text:p>
          </table:table-cell>
          <table:table-cell table:formula="of:=[.B294]-[.B293]" office:value-type="float" office:value="3.15900015830994" calcext:value-type="float">
            <text:p>3.15900015830994</text:p>
          </table:table-cell>
          <table:table-cell table:formula="of:=ABS([.K294]-[.J294])" office:value-type="float" office:value="0.874999761581421" calcext:value-type="float">
            <text:p>0.874999761581421</text:p>
          </table:table-cell>
          <table:table-cell/>
          <table:table-cell table:formula="of:= 1 / [.J294]" office:value-type="float" office:value="0.247892915185514" calcext:value-type="float">
            <text:p>0.247892915185514</text:p>
          </table:table-cell>
          <table:table-cell table:formula="of:= 1 / [.K294]" office:value-type="float" office:value="0.316555856247567" calcext:value-type="float">
            <text:p>0.316555856247567</text:p>
          </table:table-cell>
        </table:table-row>
        <table:table-row table:style-name="ro1">
          <table:table-cell office:value-type="float" office:value="1738936222.989" calcext:value-type="float">
            <text:p>1738936222.989</text:p>
          </table:table-cell>
          <table:table-cell office:value-type="float" office:value="1738936224.365" calcext:value-type="float">
            <text:p>1738936224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1.37599992752075" calcext:value-type="float">
            <text:p>1.37599992752075</text:p>
          </table:table-cell>
          <table:table-cell/>
          <table:table-cell table:formula="of:=[.A295]-[.A294]" office:value-type="float" office:value="2.30000019073486" calcext:value-type="float">
            <text:p>2.30000019073486</text:p>
          </table:table-cell>
          <table:table-cell table:formula="of:=[.B295]-[.B294]" office:value-type="float" office:value="2.31699991226196" calcext:value-type="float">
            <text:p>2.31699991226196</text:p>
          </table:table-cell>
          <table:table-cell table:formula="of:=ABS([.K295]-[.J295])" office:value-type="float" office:value="0.0169997215270996" calcext:value-type="float">
            <text:p>0.0169997215270996</text:p>
          </table:table-cell>
          <table:table-cell/>
          <table:table-cell table:formula="of:= 1 / [.J295]" office:value-type="float" office:value="0.434782572639915" calcext:value-type="float">
            <text:p>0.434782572639915</text:p>
          </table:table-cell>
          <table:table-cell table:formula="of:= 1 / [.K295]" office:value-type="float" office:value="0.431592592950836" calcext:value-type="float">
            <text:p>0.431592592950836</text:p>
          </table:table-cell>
        </table:table-row>
        <table:table-row table:style-name="ro1">
          <table:table-cell office:value-type="float" office:value="1738936223.022" calcext:value-type="float">
            <text:p>1738936223.022</text:p>
          </table:table-cell>
          <table:table-cell office:value-type="float" office:value="1738936224.499" calcext:value-type="float">
            <text:p>1738936224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1.47699999809265" calcext:value-type="float">
            <text:p>1.47699999809265</text:p>
          </table:table-cell>
          <table:table-cell/>
          <table:table-cell table:formula="of:=[.A296]-[.A295]" office:value-type="float" office:value="0.0329999923706055" calcext:value-type="float">
            <text:p>0.0329999923706055</text:p>
          </table:table-cell>
          <table:table-cell table:formula="of:=[.B296]-[.B295]" office:value-type="float" office:value="0.134000062942505" calcext:value-type="float">
            <text:p>0.134000062942505</text:p>
          </table:table-cell>
          <table:table-cell table:formula="of:=ABS([.K296]-[.J296])" office:value-type="float" office:value="0.101000070571899" calcext:value-type="float">
            <text:p>0.101000070571899</text:p>
          </table:table-cell>
          <table:table-cell/>
          <table:table-cell table:formula="of:= 1 / [.J296]" office:value-type="float" office:value="30.3030373089039" calcext:value-type="float">
            <text:p>30.3030373089039</text:p>
          </table:table-cell>
          <table:table-cell table:formula="of:= 1 / [.K296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223.155" calcext:value-type="float">
            <text:p>1738936223.155</text:p>
          </table:table-cell>
          <table:table-cell office:value-type="float" office:value="1738936224.734" calcext:value-type="float">
            <text:p>1738936224.7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1.5789999961853" calcext:value-type="float">
            <text:p>1.5789999961853</text:p>
          </table:table-cell>
          <table:table-cell/>
          <table:table-cell table:formula="of:=[.A297]-[.A296]" office:value-type="float" office:value="0.132999897003174" calcext:value-type="float">
            <text:p>0.132999897003174</text:p>
          </table:table-cell>
          <table:table-cell table:formula="of:=[.B297]-[.B296]" office:value-type="float" office:value="0.234999895095825" calcext:value-type="float">
            <text:p>0.234999895095825</text:p>
          </table:table-cell>
          <table:table-cell table:formula="of:=ABS([.K297]-[.J297])" office:value-type="float" office:value="0.101999998092651" calcext:value-type="float">
            <text:p>0.101999998092651</text:p>
          </table:table-cell>
          <table:table-cell/>
          <table:table-cell table:formula="of:= 1 / [.J297]" office:value-type="float" office:value="7.51880281513403" calcext:value-type="float">
            <text:p>7.51880281513403</text:p>
          </table:table-cell>
          <table:table-cell table:formula="of:= 1 / [.K297]" office:value-type="float" office:value="4.25532104851465" calcext:value-type="float">
            <text:p>4.25532104851465</text:p>
          </table:table-cell>
        </table:table-row>
        <table:table-row table:style-name="ro1">
          <table:table-cell office:value-type="float" office:value="1738936223.422" calcext:value-type="float">
            <text:p>1738936223.422</text:p>
          </table:table-cell>
          <table:table-cell office:value-type="float" office:value="1738936224.877" calcext:value-type="float">
            <text:p>1738936224.8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1.45500016212463" calcext:value-type="float">
            <text:p>1.45500016212463</text:p>
          </table:table-cell>
          <table:table-cell/>
          <table:table-cell table:formula="of:=[.A298]-[.A297]" office:value-type="float" office:value="0.266999959945679" calcext:value-type="float">
            <text:p>0.266999959945679</text:p>
          </table:table-cell>
          <table:table-cell table:formula="of:=[.B298]-[.B297]" office:value-type="float" office:value="0.14300012588501" calcext:value-type="float">
            <text:p>0.14300012588501</text:p>
          </table:table-cell>
          <table:table-cell table:formula="of:=ABS([.K298]-[.J298])" office:value-type="float" office:value="0.123999834060669" calcext:value-type="float">
            <text:p>0.123999834060669</text:p>
          </table:table-cell>
          <table:table-cell/>
          <table:table-cell table:formula="of:= 1 / [.J298]" office:value-type="float" office:value="3.74531891391838" calcext:value-type="float">
            <text:p>3.74531891391838</text:p>
          </table:table-cell>
          <table:table-cell table:formula="of:= 1 / [.K298]" office:value-type="float" office:value="6.99300083696519" calcext:value-type="float">
            <text:p>6.99300083696519</text:p>
          </table:table-cell>
        </table:table-row>
        <table:table-row table:style-name="ro1">
          <table:table-cell office:value-type="float" office:value="1738936223.755" calcext:value-type="float">
            <text:p>1738936223.755</text:p>
          </table:table-cell>
          <table:table-cell office:value-type="float" office:value="1738936225.174" calcext:value-type="float">
            <text:p>1738936225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1.41899991035461" calcext:value-type="float">
            <text:p>1.41899991035461</text:p>
          </table:table-cell>
          <table:table-cell/>
          <table:table-cell table:formula="of:=[.A299]-[.A298]" office:value-type="float" office:value="0.333000183105469" calcext:value-type="float">
            <text:p>0.333000183105469</text:p>
          </table:table-cell>
          <table:table-cell table:formula="of:=[.B299]-[.B298]" office:value-type="float" office:value="0.296999931335449" calcext:value-type="float">
            <text:p>0.296999931335449</text:p>
          </table:table-cell>
          <table:table-cell table:formula="of:=ABS([.K299]-[.J299])" office:value-type="float" office:value="0.0360002517700195" calcext:value-type="float">
            <text:p>0.0360002517700195</text:p>
          </table:table-cell>
          <table:table-cell/>
          <table:table-cell table:formula="of:= 1 / [.J299]" office:value-type="float" office:value="3.00300135175384" calcext:value-type="float">
            <text:p>3.00300135175384</text:p>
          </table:table-cell>
          <table:table-cell table:formula="of:= 1 / [.K299]" office:value-type="float" office:value="3.36700414543376" calcext:value-type="float">
            <text:p>3.36700414543376</text:p>
          </table:table-cell>
        </table:table-row>
        <table:table-row table:style-name="ro1">
          <table:table-cell office:value-type="float" office:value="1738936223.822" calcext:value-type="float">
            <text:p>1738936223.822</text:p>
          </table:table-cell>
          <table:table-cell office:value-type="float" office:value="1738936225.276" calcext:value-type="float">
            <text:p>1738936225.2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1.4539999961853" calcext:value-type="float">
            <text:p>1.4539999961853</text:p>
          </table:table-cell>
          <table:table-cell/>
          <table:table-cell table:formula="of:=[.A300]-[.A299]" office:value-type="float" office:value="0.0669999122619629" calcext:value-type="float">
            <text:p>0.0669999122619629</text:p>
          </table:table-cell>
          <table:table-cell table:formula="of:=[.B300]-[.B299]" office:value-type="float" office:value="0.101999998092651" calcext:value-type="float">
            <text:p>0.101999998092651</text:p>
          </table:table-cell>
          <table:table-cell table:formula="of:=ABS([.K300]-[.J300])" office:value-type="float" office:value="0.0350000858306885" calcext:value-type="float">
            <text:p>0.0350000858306885</text:p>
          </table:table-cell>
          <table:table-cell/>
          <table:table-cell table:formula="of:= 1 / [.J300]" office:value-type="float" office:value="14.9253926794725" calcext:value-type="float">
            <text:p>14.9253926794725</text:p>
          </table:table-cell>
          <table:table-cell table:formula="of:= 1 / [.K300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24.155" calcext:value-type="float">
            <text:p>1738936224.155</text:p>
          </table:table-cell>
          <table:table-cell office:value-type="float" office:value="1738936225.985" calcext:value-type="float">
            <text:p>1738936225.9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1.82999992370605" calcext:value-type="float">
            <text:p>1.82999992370605</text:p>
          </table:table-cell>
          <table:table-cell/>
          <table:table-cell table:formula="of:=[.A301]-[.A300]" office:value-type="float" office:value="0.33299994468689" calcext:value-type="float">
            <text:p>0.33299994468689</text:p>
          </table:table-cell>
          <table:table-cell table:formula="of:=[.B301]-[.B300]" office:value-type="float" office:value="0.708999872207642" calcext:value-type="float">
            <text:p>0.708999872207642</text:p>
          </table:table-cell>
          <table:table-cell table:formula="of:=ABS([.K301]-[.J301])" office:value-type="float" office:value="0.375999927520752" calcext:value-type="float">
            <text:p>0.375999927520752</text:p>
          </table:table-cell>
          <table:table-cell/>
          <table:table-cell table:formula="of:= 1 / [.J301]" office:value-type="float" office:value="3.00300350181821" calcext:value-type="float">
            <text:p>3.00300350181821</text:p>
          </table:table-cell>
          <table:table-cell table:formula="of:= 1 / [.K301]" office:value-type="float" office:value="1.41043748976464" calcext:value-type="float">
            <text:p>1.41043748976464</text:p>
          </table:table-cell>
        </table:table-row>
        <table:table-row table:style-name="ro1">
          <table:table-cell office:value-type="float" office:value="1738936224.189" calcext:value-type="float">
            <text:p>1738936224.189</text:p>
          </table:table-cell>
          <table:table-cell office:value-type="float" office:value="1738936226.075" calcext:value-type="float">
            <text:p>1738936226.0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1.88600015640259" calcext:value-type="float">
            <text:p>1.88600015640259</text:p>
          </table:table-cell>
          <table:table-cell/>
          <table:table-cell table:formula="of:=[.A302]-[.A301]" office:value-type="float" office:value="0.0339999198913574" calcext:value-type="float">
            <text:p>0.0339999198913574</text:p>
          </table:table-cell>
          <table:table-cell table:formula="of:=[.B302]-[.B301]" office:value-type="float" office:value="0.0900001525878906" calcext:value-type="float">
            <text:p>0.0900001525878906</text:p>
          </table:table-cell>
          <table:table-cell table:formula="of:=ABS([.K302]-[.J302])" office:value-type="float" office:value="0.0560002326965332" calcext:value-type="float">
            <text:p>0.0560002326965332</text:p>
          </table:table-cell>
          <table:table-cell/>
          <table:table-cell table:formula="of:= 1 / [.J302]" office:value-type="float" office:value="29.4118340041793" calcext:value-type="float">
            <text:p>29.4118340041793</text:p>
          </table:table-cell>
          <table:table-cell table:formula="of:= 1 / [.K302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24.222" calcext:value-type="float">
            <text:p>1738936224.222</text:p>
          </table:table-cell>
          <table:table-cell office:value-type="float" office:value="1738936226.168" calcext:value-type="float">
            <text:p>1738936226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1.94600009918213" calcext:value-type="float">
            <text:p>1.94600009918213</text:p>
          </table:table-cell>
          <table:table-cell/>
          <table:table-cell table:formula="of:=[.A303]-[.A302]" office:value-type="float" office:value="0.0329999923706055" calcext:value-type="float">
            <text:p>0.0329999923706055</text:p>
          </table:table-cell>
          <table:table-cell table:formula="of:=[.B303]-[.B302]" office:value-type="float" office:value="0.0929999351501465" calcext:value-type="float">
            <text:p>0.0929999351501465</text:p>
          </table:table-cell>
          <table:table-cell table:formula="of:=ABS([.K303]-[.J303])" office:value-type="float" office:value="0.059999942779541" calcext:value-type="float">
            <text:p>0.059999942779541</text:p>
          </table:table-cell>
          <table:table-cell/>
          <table:table-cell table:formula="of:= 1 / [.J303]" office:value-type="float" office:value="30.3030373089039" calcext:value-type="float">
            <text:p>30.3030373089039</text:p>
          </table:table-cell>
          <table:table-cell table:formula="of:= 1 / [.K30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24.889" calcext:value-type="float">
            <text:p>1738936224.889</text:p>
          </table:table-cell>
          <table:table-cell office:value-type="float" office:value="1738936226.256" calcext:value-type="float">
            <text:p>1738936226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1.36700010299683" calcext:value-type="float">
            <text:p>1.36700010299683</text:p>
          </table:table-cell>
          <table:table-cell/>
          <table:table-cell table:formula="of:=[.A304]-[.A303]" office:value-type="float" office:value="0.66700005531311" calcext:value-type="float">
            <text:p>0.66700005531311</text:p>
          </table:table-cell>
          <table:table-cell table:formula="of:=[.B304]-[.B303]" office:value-type="float" office:value="0.0880000591278076" calcext:value-type="float">
            <text:p>0.0880000591278076</text:p>
          </table:table-cell>
          <table:table-cell table:formula="of:=ABS([.K304]-[.J304])" office:value-type="float" office:value="0.578999996185303" calcext:value-type="float">
            <text:p>0.578999996185303</text:p>
          </table:table-cell>
          <table:table-cell/>
          <table:table-cell table:formula="of:= 1 / [.J304]" office:value-type="float" office:value="1.49925025048247" calcext:value-type="float">
            <text:p>1.49925025048247</text:p>
          </table:table-cell>
          <table:table-cell table:formula="of:= 1 / [.K304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25.155" calcext:value-type="float">
            <text:p>1738936225.155</text:p>
          </table:table-cell>
          <table:table-cell office:value-type="float" office:value="1738936226.356" calcext:value-type="float">
            <text:p>1738936226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1.20099997520447" calcext:value-type="float">
            <text:p>1.20099997520447</text:p>
          </table:table-cell>
          <table:table-cell/>
          <table:table-cell table:formula="of:=[.A305]-[.A304]" office:value-type="float" office:value="0.266000032424927" calcext:value-type="float">
            <text:p>0.266000032424927</text:p>
          </table:table-cell>
          <table:table-cell table:formula="of:=[.B305]-[.B304]" office:value-type="float" office:value="0.0999999046325684" calcext:value-type="float">
            <text:p>0.0999999046325684</text:p>
          </table:table-cell>
          <table:table-cell table:formula="of:=ABS([.K305]-[.J305])" office:value-type="float" office:value="0.166000127792358" calcext:value-type="float">
            <text:p>0.166000127792358</text:p>
          </table:table-cell>
          <table:table-cell/>
          <table:table-cell table:formula="of:= 1 / [.J305]" office:value-type="float" office:value="3.75939803797667" calcext:value-type="float">
            <text:p>3.75939803797667</text:p>
          </table:table-cell>
          <table:table-cell table:formula="of:= 1 / [.K305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225.555" calcext:value-type="float">
            <text:p>1738936225.555</text:p>
          </table:table-cell>
          <table:table-cell office:value-type="float" office:value="1738936226.94" calcext:value-type="float">
            <text:p>1738936226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1.38499999046326" calcext:value-type="float">
            <text:p>1.38499999046326</text:p>
          </table:table-cell>
          <table:table-cell/>
          <table:table-cell table:formula="of:=[.A306]-[.A305]" office:value-type="float" office:value="0.400000095367432" calcext:value-type="float">
            <text:p>0.400000095367432</text:p>
          </table:table-cell>
          <table:table-cell table:formula="of:=[.B306]-[.B305]" office:value-type="float" office:value="0.584000110626221" calcext:value-type="float">
            <text:p>0.584000110626221</text:p>
          </table:table-cell>
          <table:table-cell table:formula="of:=ABS([.K306]-[.J306])" office:value-type="float" office:value="0.184000015258789" calcext:value-type="float">
            <text:p>0.184000015258789</text:p>
          </table:table-cell>
          <table:table-cell/>
          <table:table-cell table:formula="of:= 1 / [.J306]" office:value-type="float" office:value="2.49999940395369" calcext:value-type="float">
            <text:p>2.49999940395369</text:p>
          </table:table-cell>
          <table:table-cell table:formula="of:= 1 / [.K306]" office:value-type="float" office:value="1.71232844275955" calcext:value-type="float">
            <text:p>1.71232844275955</text:p>
          </table:table-cell>
        </table:table-row>
        <table:table-row table:style-name="ro1">
          <table:table-cell office:value-type="float" office:value="1738936225.588" calcext:value-type="float">
            <text:p>1738936225.588</text:p>
          </table:table-cell>
          <table:table-cell office:value-type="float" office:value="1738936226.941" calcext:value-type="float">
            <text:p>1738936226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1.3529999256134" calcext:value-type="float">
            <text:p>1.3529999256134</text:p>
          </table:table-cell>
          <table:table-cell/>
          <table:table-cell table:formula="of:=[.A307]-[.A306]" office:value-type="float" office:value="0.0329999923706055" calcext:value-type="float">
            <text:p>0.0329999923706055</text:p>
          </table:table-cell>
          <table:table-cell table:formula="of:=[.B307]-[.B306]" office:value-type="float" office:value="0.000999927520751953" calcext:value-type="float">
            <text:p>0.000999927520751953</text:p>
          </table:table-cell>
          <table:table-cell table:formula="of:=ABS([.K307]-[.J307])" office:value-type="float" office:value="0.0320000648498535" calcext:value-type="float">
            <text:p>0.0320000648498535</text:p>
          </table:table-cell>
          <table:table-cell/>
          <table:table-cell table:formula="of:= 1 / [.J307]" office:value-type="float" office:value="30.3030373089039" calcext:value-type="float">
            <text:p>30.3030373089039</text:p>
          </table:table-cell>
          <table:table-cell table:formula="of:= 1 / [.K307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225.788" calcext:value-type="float">
            <text:p>1738936225.788</text:p>
          </table:table-cell>
          <table:table-cell office:value-type="float" office:value="1738936227.143" calcext:value-type="float">
            <text:p>1738936227.1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1.35499978065491" calcext:value-type="float">
            <text:p>1.35499978065491</text:p>
          </table:table-cell>
          <table:table-cell/>
          <table:table-cell table:formula="of:=[.A308]-[.A307]" office:value-type="float" office:value="0.200000047683716" calcext:value-type="float">
            <text:p>0.200000047683716</text:p>
          </table:table-cell>
          <table:table-cell table:formula="of:=[.B308]-[.B307]" office:value-type="float" office:value="0.20199990272522" calcext:value-type="float">
            <text:p>0.20199990272522</text:p>
          </table:table-cell>
          <table:table-cell table:formula="of:=ABS([.K308]-[.J308])" office:value-type="float" office:value="0.00199985504150391" calcext:value-type="float">
            <text:p>0.00199985504150391</text:p>
          </table:table-cell>
          <table:table-cell/>
          <table:table-cell table:formula="of:= 1 / [.J308]" office:value-type="float" office:value="4.99999880790739" calcext:value-type="float">
            <text:p>4.99999880790739</text:p>
          </table:table-cell>
          <table:table-cell table:formula="of:= 1 / [.K308]" office:value-type="float" office:value="4.95049743345817" calcext:value-type="float">
            <text:p>4.95049743345817</text:p>
          </table:table-cell>
        </table:table-row>
        <table:table-row table:style-name="ro1">
          <table:table-cell office:value-type="float" office:value="1738936225.922" calcext:value-type="float">
            <text:p>1738936225.922</text:p>
          </table:table-cell>
          <table:table-cell office:value-type="float" office:value="1738936227.234" calcext:value-type="float">
            <text:p>1738936227.2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1.31200003623962" calcext:value-type="float">
            <text:p>1.31200003623962</text:p>
          </table:table-cell>
          <table:table-cell/>
          <table:table-cell table:formula="of:=[.A309]-[.A308]" office:value-type="float" office:value="0.133999824523926" calcext:value-type="float">
            <text:p>0.133999824523926</text:p>
          </table:table-cell>
          <table:table-cell table:formula="of:=[.B309]-[.B308]" office:value-type="float" office:value="0.0910000801086426" calcext:value-type="float">
            <text:p>0.0910000801086426</text:p>
          </table:table-cell>
          <table:table-cell table:formula="of:=ABS([.K309]-[.J309])" office:value-type="float" office:value="0.0429997444152832" calcext:value-type="float">
            <text:p>0.0429997444152832</text:p>
          </table:table-cell>
          <table:table-cell/>
          <table:table-cell table:formula="of:= 1 / [.J309]" office:value-type="float" office:value="7.46269633973625" calcext:value-type="float">
            <text:p>7.46269633973625</text:p>
          </table:table-cell>
          <table:table-cell table:formula="of:= 1 / [.K309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25.955" calcext:value-type="float">
            <text:p>1738936225.955</text:p>
          </table:table-cell>
          <table:table-cell office:value-type="float" office:value="1738936227.325" calcext:value-type="float">
            <text:p>1738936227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1.37000012397766" calcext:value-type="float">
            <text:p>1.37000012397766</text:p>
          </table:table-cell>
          <table:table-cell/>
          <table:table-cell table:formula="of:=[.A310]-[.A309]" office:value-type="float" office:value="0.0329999923706055" calcext:value-type="float">
            <text:p>0.0329999923706055</text:p>
          </table:table-cell>
          <table:table-cell table:formula="of:=[.B310]-[.B309]" office:value-type="float" office:value="0.0910000801086426" calcext:value-type="float">
            <text:p>0.0910000801086426</text:p>
          </table:table-cell>
          <table:table-cell table:formula="of:=ABS([.K310]-[.J310])" office:value-type="float" office:value="0.0580000877380371" calcext:value-type="float">
            <text:p>0.0580000877380371</text:p>
          </table:table-cell>
          <table:table-cell/>
          <table:table-cell table:formula="of:= 1 / [.J310]" office:value-type="float" office:value="30.3030373089039" calcext:value-type="float">
            <text:p>30.3030373089039</text:p>
          </table:table-cell>
          <table:table-cell table:formula="of:= 1 / [.K31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26.555" calcext:value-type="float">
            <text:p>1738936226.555</text:p>
          </table:table-cell>
          <table:table-cell office:value-type="float" office:value="1738936227.879" calcext:value-type="float">
            <text:p>1738936227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1.32399988174438" calcext:value-type="float">
            <text:p>1.32399988174438</text:p>
          </table:table-cell>
          <table:table-cell/>
          <table:table-cell table:formula="of:=[.A311]-[.A310]" office:value-type="float" office:value="0.600000143051148" calcext:value-type="float">
            <text:p>0.600000143051148</text:p>
          </table:table-cell>
          <table:table-cell table:formula="of:=[.B311]-[.B310]" office:value-type="float" office:value="0.553999900817871" calcext:value-type="float">
            <text:p>0.553999900817871</text:p>
          </table:table-cell>
          <table:table-cell table:formula="of:=ABS([.K311]-[.J311])" office:value-type="float" office:value="0.0460002422332764" calcext:value-type="float">
            <text:p>0.0460002422332764</text:p>
          </table:table-cell>
          <table:table-cell/>
          <table:table-cell table:formula="of:= 1 / [.J311]" office:value-type="float" office:value="1.66666626930246" calcext:value-type="float">
            <text:p>1.66666626930246</text:p>
          </table:table-cell>
          <table:table-cell table:formula="of:= 1 / [.K311]" office:value-type="float" office:value="1.80505447478185" calcext:value-type="float">
            <text:p>1.80505447478185</text:p>
          </table:table-cell>
        </table:table-row>
        <table:table-row table:style-name="ro1">
          <table:table-cell office:value-type="float" office:value="1738936226.922" calcext:value-type="float">
            <text:p>1738936226.922</text:p>
          </table:table-cell>
          <table:table-cell office:value-type="float" office:value="1738936228.38" calcext:value-type="float">
            <text:p>1738936228.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1.45800018310547" calcext:value-type="float">
            <text:p>1.45800018310547</text:p>
          </table:table-cell>
          <table:table-cell/>
          <table:table-cell table:formula="of:=[.A312]-[.A311]" office:value-type="float" office:value="0.366999864578247" calcext:value-type="float">
            <text:p>0.366999864578247</text:p>
          </table:table-cell>
          <table:table-cell table:formula="of:=[.B312]-[.B311]" office:value-type="float" office:value="0.501000165939331" calcext:value-type="float">
            <text:p>0.501000165939331</text:p>
          </table:table-cell>
          <table:table-cell table:formula="of:=ABS([.K312]-[.J312])" office:value-type="float" office:value="0.134000301361084" calcext:value-type="float">
            <text:p>0.134000301361084</text:p>
          </table:table-cell>
          <table:table-cell/>
          <table:table-cell table:formula="of:= 1 / [.J312]" office:value-type="float" office:value="2.72479664576768" calcext:value-type="float">
            <text:p>2.72479664576768</text:p>
          </table:table-cell>
          <table:table-cell table:formula="of:= 1 / [.K312]" office:value-type="float" office:value="1.99600732292192" calcext:value-type="float">
            <text:p>1.99600732292192</text:p>
          </table:table-cell>
        </table:table-row>
        <table:table-row table:style-name="ro1">
          <table:table-cell office:value-type="float" office:value="1738936227.122" calcext:value-type="float">
            <text:p>1738936227.122</text:p>
          </table:table-cell>
          <table:table-cell office:value-type="float" office:value="1738936228.482" calcext:value-type="float">
            <text:p>1738936228.4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1.3600001335144" calcext:value-type="float">
            <text:p>1.3600001335144</text:p>
          </table:table-cell>
          <table:table-cell/>
          <table:table-cell table:formula="of:=[.A313]-[.A312]" office:value-type="float" office:value="0.200000047683716" calcext:value-type="float">
            <text:p>0.200000047683716</text:p>
          </table:table-cell>
          <table:table-cell table:formula="of:=[.B313]-[.B312]" office:value-type="float" office:value="0.101999998092651" calcext:value-type="float">
            <text:p>0.101999998092651</text:p>
          </table:table-cell>
          <table:table-cell table:formula="of:=ABS([.K313]-[.J313])" office:value-type="float" office:value="0.0980000495910645" calcext:value-type="float">
            <text:p>0.0980000495910645</text:p>
          </table:table-cell>
          <table:table-cell/>
          <table:table-cell table:formula="of:= 1 / [.J313]" office:value-type="float" office:value="4.99999880790739" calcext:value-type="float">
            <text:p>4.99999880790739</text:p>
          </table:table-cell>
          <table:table-cell table:formula="of:= 1 / [.K313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27.489" calcext:value-type="float">
            <text:p>1738936227.489</text:p>
          </table:table-cell>
          <table:table-cell office:value-type="float" office:value="1738936230.697" calcext:value-type="float">
            <text:p>1738936230.6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3.20799994468689" calcext:value-type="float">
            <text:p>3.20799994468689</text:p>
          </table:table-cell>
          <table:table-cell/>
          <table:table-cell table:formula="of:=[.A314]-[.A313]" office:value-type="float" office:value="0.367000102996826" calcext:value-type="float">
            <text:p>0.367000102996826</text:p>
          </table:table-cell>
          <table:table-cell table:formula="of:=[.B314]-[.B313]" office:value-type="float" office:value="2.21499991416931" calcext:value-type="float">
            <text:p>2.21499991416931</text:p>
          </table:table-cell>
          <table:table-cell table:formula="of:=ABS([.K314]-[.J314])" office:value-type="float" office:value="1.84799981117249" calcext:value-type="float">
            <text:p>1.84799981117249</text:p>
          </table:table-cell>
          <table:table-cell/>
          <table:table-cell table:formula="of:= 1 / [.J314]" office:value-type="float" office:value="2.72479487562609" calcext:value-type="float">
            <text:p>2.72479487562609</text:p>
          </table:table-cell>
          <table:table-cell table:formula="of:= 1 / [.K314]" office:value-type="float" office:value="0.451467286117268" calcext:value-type="float">
            <text:p>0.451467286117268</text:p>
          </table:table-cell>
        </table:table-row>
        <table:table-row table:style-name="ro1">
          <table:table-cell office:value-type="float" office:value="1738936227.522" calcext:value-type="float">
            <text:p>1738936227.522</text:p>
          </table:table-cell>
          <table:table-cell office:value-type="float" office:value="1738936230.782" calcext:value-type="float">
            <text:p>1738936230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3.25999999046326" calcext:value-type="float">
            <text:p>3.25999999046326</text:p>
          </table:table-cell>
          <table:table-cell/>
          <table:table-cell table:formula="of:=[.A315]-[.A314]" office:value-type="float" office:value="0.0329999923706055" calcext:value-type="float">
            <text:p>0.0329999923706055</text:p>
          </table:table-cell>
          <table:table-cell table:formula="of:=[.B315]-[.B314]" office:value-type="float" office:value="0.0850000381469727" calcext:value-type="float">
            <text:p>0.0850000381469727</text:p>
          </table:table-cell>
          <table:table-cell table:formula="of:=ABS([.K315]-[.J315])" office:value-type="float" office:value="0.0520000457763672" calcext:value-type="float">
            <text:p>0.0520000457763672</text:p>
          </table:table-cell>
          <table:table-cell/>
          <table:table-cell table:formula="of:= 1 / [.J315]" office:value-type="float" office:value="30.3030373089039" calcext:value-type="float">
            <text:p>30.3030373089039</text:p>
          </table:table-cell>
          <table:table-cell table:formula="of:= 1 / [.K315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227.688" calcext:value-type="float">
            <text:p>1738936227.688</text:p>
          </table:table-cell>
          <table:table-cell office:value-type="float" office:value="1738936230.879" calcext:value-type="float">
            <text:p>1738936230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3.19099998474121" calcext:value-type="float">
            <text:p>3.19099998474121</text:p>
          </table:table-cell>
          <table:table-cell/>
          <table:table-cell table:formula="of:=[.A316]-[.A315]" office:value-type="float" office:value="0.165999889373779" calcext:value-type="float">
            <text:p>0.165999889373779</text:p>
          </table:table-cell>
          <table:table-cell table:formula="of:=[.B316]-[.B315]" office:value-type="float" office:value="0.0969998836517334" calcext:value-type="float">
            <text:p>0.0969998836517334</text:p>
          </table:table-cell>
          <table:table-cell table:formula="of:=ABS([.K316]-[.J316])" office:value-type="float" office:value="0.0690000057220459" calcext:value-type="float">
            <text:p>0.0690000057220459</text:p>
          </table:table-cell>
          <table:table-cell/>
          <table:table-cell table:formula="of:= 1 / [.J316]" office:value-type="float" office:value="6.02410040014133" calcext:value-type="float">
            <text:p>6.02410040014133</text:p>
          </table:table-cell>
          <table:table-cell table:formula="of:= 1 / [.K316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29.588" calcext:value-type="float">
            <text:p>1738936229.588</text:p>
          </table:table-cell>
          <table:table-cell office:value-type="float" office:value="1738936230.973" calcext:value-type="float">
            <text:p>1738936230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1.38499999046326" calcext:value-type="float">
            <text:p>1.38499999046326</text:p>
          </table:table-cell>
          <table:table-cell/>
          <table:table-cell table:formula="of:=[.A317]-[.A316]" office:value-type="float" office:value="1.90000009536743" calcext:value-type="float">
            <text:p>1.90000009536743</text:p>
          </table:table-cell>
          <table:table-cell table:formula="of:=[.B317]-[.B316]" office:value-type="float" office:value="0.0940001010894775" calcext:value-type="float">
            <text:p>0.0940001010894775</text:p>
          </table:table-cell>
          <table:table-cell table:formula="of:=ABS([.K317]-[.J317])" office:value-type="float" office:value="1.80599999427795" calcext:value-type="float">
            <text:p>1.80599999427795</text:p>
          </table:table-cell>
          <table:table-cell/>
          <table:table-cell table:formula="of:= 1 / [.J317]" office:value-type="float" office:value="0.526315763056115" calcext:value-type="float">
            <text:p>0.526315763056115</text:p>
          </table:table-cell>
          <table:table-cell table:formula="of:= 1 / [.K317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29.722" calcext:value-type="float">
            <text:p>1738936229.722</text:p>
          </table:table-cell>
          <table:table-cell office:value-type="float" office:value="1738936231.06" calcext:value-type="float">
            <text:p>1738936231.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1.33800005912781" calcext:value-type="float">
            <text:p>1.33800005912781</text:p>
          </table:table-cell>
          <table:table-cell/>
          <table:table-cell table:formula="of:=[.A318]-[.A317]" office:value-type="float" office:value="0.133999824523926" calcext:value-type="float">
            <text:p>0.133999824523926</text:p>
          </table:table-cell>
          <table:table-cell table:formula="of:=[.B318]-[.B317]" office:value-type="float" office:value="0.0869998931884766" calcext:value-type="float">
            <text:p>0.0869998931884766</text:p>
          </table:table-cell>
          <table:table-cell table:formula="of:=ABS([.K318]-[.J318])" office:value-type="float" office:value="0.0469999313354492" calcext:value-type="float">
            <text:p>0.0469999313354492</text:p>
          </table:table-cell>
          <table:table-cell/>
          <table:table-cell table:formula="of:= 1 / [.J318]" office:value-type="float" office:value="7.46269633973625" calcext:value-type="float">
            <text:p>7.46269633973625</text:p>
          </table:table-cell>
          <table:table-cell table:formula="of:= 1 / [.K318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29.922" calcext:value-type="float">
            <text:p>1738936229.922</text:p>
          </table:table-cell>
          <table:table-cell office:value-type="float" office:value="1738936231.152" calcext:value-type="float">
            <text:p>1738936231.1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1.23000001907349" calcext:value-type="float">
            <text:p>1.23000001907349</text:p>
          </table:table-cell>
          <table:table-cell/>
          <table:table-cell table:formula="of:=[.A319]-[.A318]" office:value-type="float" office:value="0.200000047683716" calcext:value-type="float">
            <text:p>0.200000047683716</text:p>
          </table:table-cell>
          <table:table-cell table:formula="of:=[.B319]-[.B318]" office:value-type="float" office:value="0.0920000076293945" calcext:value-type="float">
            <text:p>0.0920000076293945</text:p>
          </table:table-cell>
          <table:table-cell table:formula="of:=ABS([.K319]-[.J319])" office:value-type="float" office:value="0.108000040054321" calcext:value-type="float">
            <text:p>0.108000040054321</text:p>
          </table:table-cell>
          <table:table-cell/>
          <table:table-cell table:formula="of:= 1 / [.J319]" office:value-type="float" office:value="4.99999880790739" calcext:value-type="float">
            <text:p>4.99999880790739</text:p>
          </table:table-cell>
          <table:table-cell table:formula="of:= 1 / [.K31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30.055" calcext:value-type="float">
            <text:p>1738936230.055</text:p>
          </table:table-cell>
          <table:table-cell office:value-type="float" office:value="1738936231.339" calcext:value-type="float">
            <text:p>1738936231.3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1.28399991989136" calcext:value-type="float">
            <text:p>1.28399991989136</text:p>
          </table:table-cell>
          <table:table-cell/>
          <table:table-cell table:formula="of:=[.A320]-[.A319]" office:value-type="float" office:value="0.133000135421753" calcext:value-type="float">
            <text:p>0.133000135421753</text:p>
          </table:table-cell>
          <table:table-cell table:formula="of:=[.B320]-[.B319]" office:value-type="float" office:value="0.187000036239624" calcext:value-type="float">
            <text:p>0.187000036239624</text:p>
          </table:table-cell>
          <table:table-cell table:formula="of:=ABS([.K320]-[.J320])" office:value-type="float" office:value="0.0539999008178711" calcext:value-type="float">
            <text:p>0.0539999008178711</text:p>
          </table:table-cell>
          <table:table-cell/>
          <table:table-cell table:formula="of:= 1 / [.J320]" office:value-type="float" office:value="7.51878933678472" calcext:value-type="float">
            <text:p>7.51878933678472</text:p>
          </table:table-cell>
          <table:table-cell table:formula="of:= 1 / [.K320]" office:value-type="float" office:value="5.34759254655218" calcext:value-type="float">
            <text:p>5.34759254655218</text:p>
          </table:table-cell>
        </table:table-row>
        <table:table-row table:style-name="ro1">
          <table:table-cell office:value-type="float" office:value="1738936230.088" calcext:value-type="float">
            <text:p>1738936230.088</text:p>
          </table:table-cell>
          <table:table-cell office:value-type="float" office:value="1738936231.438" calcext:value-type="float">
            <text:p>1738936231.4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1.34999990463257" calcext:value-type="float">
            <text:p>1.34999990463257</text:p>
          </table:table-cell>
          <table:table-cell/>
          <table:table-cell table:formula="of:=[.A321]-[.A320]" office:value-type="float" office:value="0.0329999923706055" calcext:value-type="float">
            <text:p>0.0329999923706055</text:p>
          </table:table-cell>
          <table:table-cell table:formula="of:=[.B321]-[.B320]" office:value-type="float" office:value="0.0989999771118164" calcext:value-type="float">
            <text:p>0.0989999771118164</text:p>
          </table:table-cell>
          <table:table-cell table:formula="of:=ABS([.K321]-[.J321])" office:value-type="float" office:value="0.0659999847412109" calcext:value-type="float">
            <text:p>0.0659999847412109</text:p>
          </table:table-cell>
          <table:table-cell/>
          <table:table-cell table:formula="of:= 1 / [.J321]" office:value-type="float" office:value="30.3030373089039" calcext:value-type="float">
            <text:p>30.3030373089039</text:p>
          </table:table-cell>
          <table:table-cell table:formula="of:= 1 / [.K32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30.322" calcext:value-type="float">
            <text:p>1738936230.322</text:p>
          </table:table-cell>
          <table:table-cell office:value-type="float" office:value="1738936231.54" calcext:value-type="float">
            <text:p>1738936231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1.21799993515015" calcext:value-type="float">
            <text:p>1.21799993515015</text:p>
          </table:table-cell>
          <table:table-cell/>
          <table:table-cell table:formula="of:=[.A322]-[.A321]" office:value-type="float" office:value="0.233999967575073" calcext:value-type="float">
            <text:p>0.233999967575073</text:p>
          </table:table-cell>
          <table:table-cell table:formula="of:=[.B322]-[.B321]" office:value-type="float" office:value="0.101999998092651" calcext:value-type="float">
            <text:p>0.101999998092651</text:p>
          </table:table-cell>
          <table:table-cell table:formula="of:=ABS([.K322]-[.J322])" office:value-type="float" office:value="0.131999969482422" calcext:value-type="float">
            <text:p>0.131999969482422</text:p>
          </table:table-cell>
          <table:table-cell/>
          <table:table-cell table:formula="of:= 1 / [.J322]" office:value-type="float" office:value="4.27350486567557" calcext:value-type="float">
            <text:p>4.27350486567557</text:p>
          </table:table-cell>
          <table:table-cell table:formula="of:= 1 / [.K322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30.355" calcext:value-type="float">
            <text:p>1738936230.355</text:p>
          </table:table-cell>
          <table:table-cell office:value-type="float" office:value="1738936231.957" calcext:value-type="float">
            <text:p>1738936231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1.60199999809265" calcext:value-type="float">
            <text:p>1.60199999809265</text:p>
          </table:table-cell>
          <table:table-cell/>
          <table:table-cell table:formula="of:=[.A323]-[.A322]" office:value-type="float" office:value="0.0329999923706055" calcext:value-type="float">
            <text:p>0.0329999923706055</text:p>
          </table:table-cell>
          <table:table-cell table:formula="of:=[.B323]-[.B322]" office:value-type="float" office:value="0.41700005531311" calcext:value-type="float">
            <text:p>0.41700005531311</text:p>
          </table:table-cell>
          <table:table-cell table:formula="of:=ABS([.K323]-[.J323])" office:value-type="float" office:value="0.384000062942505" calcext:value-type="float">
            <text:p>0.384000062942505</text:p>
          </table:table-cell>
          <table:table-cell/>
          <table:table-cell table:formula="of:= 1 / [.J323]" office:value-type="float" office:value="30.3030373089039" calcext:value-type="float">
            <text:p>30.3030373089039</text:p>
          </table:table-cell>
          <table:table-cell table:formula="of:= 1 / [.K323]" office:value-type="float" office:value="2.39808121667786" calcext:value-type="float">
            <text:p>2.39808121667786</text:p>
          </table:table-cell>
        </table:table-row>
        <table:table-row table:style-name="ro1">
          <table:table-cell office:value-type="float" office:value="1738936230.388" calcext:value-type="float">
            <text:p>1738936230.388</text:p>
          </table:table-cell>
          <table:table-cell office:value-type="float" office:value="1738936231.963" calcext:value-type="float">
            <text:p>1738936231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1.57500004768372" calcext:value-type="float">
            <text:p>1.57500004768372</text:p>
          </table:table-cell>
          <table:table-cell/>
          <table:table-cell table:formula="of:=[.A324]-[.A323]" office:value-type="float" office:value="0.0329999923706055" calcext:value-type="float">
            <text:p>0.0329999923706055</text:p>
          </table:table-cell>
          <table:table-cell table:formula="of:=[.B324]-[.B323]" office:value-type="float" office:value="0.00600004196166992" calcext:value-type="float">
            <text:p>0.00600004196166992</text:p>
          </table:table-cell>
          <table:table-cell table:formula="of:=ABS([.K324]-[.J324])" office:value-type="float" office:value="0.0269999504089355" calcext:value-type="float">
            <text:p>0.0269999504089355</text:p>
          </table:table-cell>
          <table:table-cell/>
          <table:table-cell table:formula="of:= 1 / [.J324]" office:value-type="float" office:value="30.3030373089039" calcext:value-type="float">
            <text:p>30.3030373089039</text:p>
          </table:table-cell>
          <table:table-cell table:formula="of:= 1 / [.K324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231.789" calcext:value-type="float">
            <text:p>1738936231.789</text:p>
          </table:table-cell>
          <table:table-cell office:value-type="float" office:value="1738936233.342" calcext:value-type="float">
            <text:p>1738936233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1.55299997329712" calcext:value-type="float">
            <text:p>1.55299997329712</text:p>
          </table:table-cell>
          <table:table-cell/>
          <table:table-cell table:formula="of:=[.A325]-[.A324]" office:value-type="float" office:value="1.40100002288818" calcext:value-type="float">
            <text:p>1.40100002288818</text:p>
          </table:table-cell>
          <table:table-cell table:formula="of:=[.B325]-[.B324]" office:value-type="float" office:value="1.37899994850159" calcext:value-type="float">
            <text:p>1.37899994850159</text:p>
          </table:table-cell>
          <table:table-cell table:formula="of:=ABS([.K325]-[.J325])" office:value-type="float" office:value="0.0220000743865967" calcext:value-type="float">
            <text:p>0.0220000743865967</text:p>
          </table:table-cell>
          <table:table-cell/>
          <table:table-cell table:formula="of:= 1 / [.J325]" office:value-type="float" office:value="0.713775862714466" calcext:value-type="float">
            <text:p>0.713775862714466</text:p>
          </table:table-cell>
          <table:table-cell table:formula="of:= 1 / [.K325]" office:value-type="float" office:value="0.725163188792425" calcext:value-type="float">
            <text:p>0.725163188792425</text:p>
          </table:table-cell>
        </table:table-row>
        <table:table-row table:style-name="ro1">
          <table:table-cell office:value-type="float" office:value="1738936232.555" calcext:value-type="float">
            <text:p>1738936232.555</text:p>
          </table:table-cell>
          <table:table-cell office:value-type="float" office:value="1738936234.693" calcext:value-type="float">
            <text:p>1738936234.6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2.13800001144409" calcext:value-type="float">
            <text:p>2.13800001144409</text:p>
          </table:table-cell>
          <table:table-cell/>
          <table:table-cell table:formula="of:=[.A326]-[.A325]" office:value-type="float" office:value="0.766000032424927" calcext:value-type="float">
            <text:p>0.766000032424927</text:p>
          </table:table-cell>
          <table:table-cell table:formula="of:=[.B326]-[.B325]" office:value-type="float" office:value="1.3510000705719" calcext:value-type="float">
            <text:p>1.3510000705719</text:p>
          </table:table-cell>
          <table:table-cell table:formula="of:=ABS([.K326]-[.J326])" office:value-type="float" office:value="0.585000038146973" calcext:value-type="float">
            <text:p>0.585000038146973</text:p>
          </table:table-cell>
          <table:table-cell/>
          <table:table-cell table:formula="of:= 1 / [.J326]" office:value-type="float" office:value="1.30548297345928" calcext:value-type="float">
            <text:p>1.30548297345928</text:p>
          </table:table-cell>
          <table:table-cell table:formula="of:= 1 / [.K326]" office:value-type="float" office:value="0.740192411371736" calcext:value-type="float">
            <text:p>0.740192411371736</text:p>
          </table:table-cell>
        </table:table-row>
        <table:table-row table:style-name="ro1">
          <table:table-cell office:value-type="float" office:value="1738936233.488" calcext:value-type="float">
            <text:p>1738936233.488</text:p>
          </table:table-cell>
          <table:table-cell office:value-type="float" office:value="1738936234.82" calcext:value-type="float">
            <text:p>1738936234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1.33200001716614" calcext:value-type="float">
            <text:p>1.33200001716614</text:p>
          </table:table-cell>
          <table:table-cell/>
          <table:table-cell table:formula="of:=[.A327]-[.A326]" office:value-type="float" office:value="0.932999849319458" calcext:value-type="float">
            <text:p>0.932999849319458</text:p>
          </table:table-cell>
          <table:table-cell table:formula="of:=[.B327]-[.B326]" office:value-type="float" office:value="0.126999855041504" calcext:value-type="float">
            <text:p>0.126999855041504</text:p>
          </table:table-cell>
          <table:table-cell table:formula="of:=ABS([.K327]-[.J327])" office:value-type="float" office:value="0.805999994277954" calcext:value-type="float">
            <text:p>0.805999994277954</text:p>
          </table:table-cell>
          <table:table-cell/>
          <table:table-cell table:formula="of:= 1 / [.J327]" office:value-type="float" office:value="1.07181153429919" calcext:value-type="float">
            <text:p>1.07181153429919</text:p>
          </table:table-cell>
          <table:table-cell table:formula="of:= 1 / [.K327]" office:value-type="float" office:value="7.87402473548649" calcext:value-type="float">
            <text:p>7.87402473548649</text:p>
          </table:table-cell>
        </table:table-row>
        <table:table-row table:style-name="ro1">
          <table:table-cell office:value-type="float" office:value="1738936233.522" calcext:value-type="float">
            <text:p>1738936233.522</text:p>
          </table:table-cell>
          <table:table-cell office:value-type="float" office:value="1738936234.917" calcext:value-type="float">
            <text:p>1738936234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1.39499998092651" calcext:value-type="float">
            <text:p>1.39499998092651</text:p>
          </table:table-cell>
          <table:table-cell/>
          <table:table-cell table:formula="of:=[.A328]-[.A327]" office:value-type="float" office:value="0.0340001583099365" calcext:value-type="float">
            <text:p>0.0340001583099365</text:p>
          </table:table-cell>
          <table:table-cell table:formula="of:=[.B328]-[.B327]" office:value-type="float" office:value="0.0970001220703125" calcext:value-type="float">
            <text:p>0.0970001220703125</text:p>
          </table:table-cell>
          <table:table-cell table:formula="of:=ABS([.K328]-[.J328])" office:value-type="float" office:value="0.062999963760376" calcext:value-type="float">
            <text:p>0.062999963760376</text:p>
          </table:table-cell>
          <table:table-cell/>
          <table:table-cell table:formula="of:= 1 / [.J328]" office:value-type="float" office:value="29.4116277602081" calcext:value-type="float">
            <text:p>29.4116277602081</text:p>
          </table:table-cell>
          <table:table-cell table:formula="of:= 1 / [.K32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33.688" calcext:value-type="float">
            <text:p>1738936233.688</text:p>
          </table:table-cell>
          <table:table-cell office:value-type="float" office:value="1738936235.006" calcext:value-type="float">
            <text:p>1738936235.0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1.31800007820129" calcext:value-type="float">
            <text:p>1.31800007820129</text:p>
          </table:table-cell>
          <table:table-cell/>
          <table:table-cell table:formula="of:=[.A329]-[.A328]" office:value-type="float" office:value="0.165999889373779" calcext:value-type="float">
            <text:p>0.165999889373779</text:p>
          </table:table-cell>
          <table:table-cell table:formula="of:=[.B329]-[.B328]" office:value-type="float" office:value="0.0889999866485596" calcext:value-type="float">
            <text:p>0.0889999866485596</text:p>
          </table:table-cell>
          <table:table-cell table:formula="of:=ABS([.K329]-[.J329])" office:value-type="float" office:value="0.0769999027252197" calcext:value-type="float">
            <text:p>0.0769999027252197</text:p>
          </table:table-cell>
          <table:table-cell/>
          <table:table-cell table:formula="of:= 1 / [.J329]" office:value-type="float" office:value="6.02410040014133" calcext:value-type="float">
            <text:p>6.02410040014133</text:p>
          </table:table-cell>
          <table:table-cell table:formula="of:= 1 / [.K329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33.755" calcext:value-type="float">
            <text:p>1738936233.755</text:p>
          </table:table-cell>
          <table:table-cell office:value-type="float" office:value="1738936235.137" calcext:value-type="float">
            <text:p>1738936235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1.38199996948242" calcext:value-type="float">
            <text:p>1.38199996948242</text:p>
          </table:table-cell>
          <table:table-cell/>
          <table:table-cell table:formula="of:=[.A330]-[.A329]" office:value-type="float" office:value="0.067000150680542" calcext:value-type="float">
            <text:p>0.067000150680542</text:p>
          </table:table-cell>
          <table:table-cell table:formula="of:=[.B330]-[.B329]" office:value-type="float" office:value="0.13100004196167" calcext:value-type="float">
            <text:p>0.13100004196167</text:p>
          </table:table-cell>
          <table:table-cell table:formula="of:=ABS([.K330]-[.J330])" office:value-type="float" office:value="0.0639998912811279" calcext:value-type="float">
            <text:p>0.0639998912811279</text:p>
          </table:table-cell>
          <table:table-cell/>
          <table:table-cell table:formula="of:= 1 / [.J330]" office:value-type="float" office:value="14.9253395677872" calcext:value-type="float">
            <text:p>14.9253395677872</text:p>
          </table:table-cell>
          <table:table-cell table:formula="of:= 1 / [.K330]" office:value-type="float" office:value="7.63358534108406" calcext:value-type="float">
            <text:p>7.63358534108406</text:p>
          </table:table-cell>
        </table:table-row>
        <table:table-row table:style-name="ro1">
          <table:table-cell office:value-type="float" office:value="1738936234.088" calcext:value-type="float">
            <text:p>1738936234.088</text:p>
          </table:table-cell>
          <table:table-cell office:value-type="float" office:value="1738936235.269" calcext:value-type="float">
            <text:p>1738936235.2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1.18099999427795" calcext:value-type="float">
            <text:p>1.18099999427795</text:p>
          </table:table-cell>
          <table:table-cell/>
          <table:table-cell table:formula="of:=[.A331]-[.A330]" office:value-type="float" office:value="0.33299994468689" calcext:value-type="float">
            <text:p>0.33299994468689</text:p>
          </table:table-cell>
          <table:table-cell table:formula="of:=[.B331]-[.B330]" office:value-type="float" office:value="0.131999969482422" calcext:value-type="float">
            <text:p>0.131999969482422</text:p>
          </table:table-cell>
          <table:table-cell table:formula="of:=ABS([.K331]-[.J331])" office:value-type="float" office:value="0.200999975204468" calcext:value-type="float">
            <text:p>0.200999975204468</text:p>
          </table:table-cell>
          <table:table-cell/>
          <table:table-cell table:formula="of:= 1 / [.J331]" office:value-type="float" office:value="3.00300350181821" calcext:value-type="float">
            <text:p>3.00300350181821</text:p>
          </table:table-cell>
          <table:table-cell table:formula="of:= 1 / [.K331]" office:value-type="float" office:value="7.57575932722596" calcext:value-type="float">
            <text:p>7.57575932722596</text:p>
          </table:table-cell>
        </table:table-row>
        <table:table-row table:style-name="ro1">
          <table:table-cell office:value-type="float" office:value="1738936234.188" calcext:value-type="float">
            <text:p>1738936234.188</text:p>
          </table:table-cell>
          <table:table-cell office:value-type="float" office:value="1738936236.228" calcext:value-type="float">
            <text:p>1738936236.2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2.03999996185303" calcext:value-type="float">
            <text:p>2.03999996185303</text:p>
          </table:table-cell>
          <table:table-cell/>
          <table:table-cell table:formula="of:=[.A332]-[.A331]" office:value-type="float" office:value="0.0999999046325684" calcext:value-type="float">
            <text:p>0.0999999046325684</text:p>
          </table:table-cell>
          <table:table-cell table:formula="of:=[.B332]-[.B331]" office:value-type="float" office:value="0.958999872207642" calcext:value-type="float">
            <text:p>0.958999872207642</text:p>
          </table:table-cell>
          <table:table-cell table:formula="of:=ABS([.K332]-[.J332])" office:value-type="float" office:value="0.858999967575073" calcext:value-type="float">
            <text:p>0.858999967575073</text:p>
          </table:table-cell>
          <table:table-cell/>
          <table:table-cell table:formula="of:= 1 / [.J332]" office:value-type="float" office:value="10.0000095367523" calcext:value-type="float">
            <text:p>10.0000095367523</text:p>
          </table:table-cell>
          <table:table-cell table:formula="of:= 1 / [.K332]" office:value-type="float" office:value="1.04275300652332" calcext:value-type="float">
            <text:p>1.04275300652332</text:p>
          </table:table-cell>
        </table:table-row>
        <table:table-row table:style-name="ro1">
          <table:table-cell office:value-type="float" office:value="1738936234.488" calcext:value-type="float">
            <text:p>1738936234.488</text:p>
          </table:table-cell>
          <table:table-cell office:value-type="float" office:value="1738936236.322" calcext:value-type="float">
            <text:p>1738936236.3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1.83400011062622" calcext:value-type="float">
            <text:p>1.83400011062622</text:p>
          </table:table-cell>
          <table:table-cell/>
          <table:table-cell table:formula="of:=[.A333]-[.A332]" office:value-type="float" office:value="0.299999952316284" calcext:value-type="float">
            <text:p>0.299999952316284</text:p>
          </table:table-cell>
          <table:table-cell table:formula="of:=[.B333]-[.B332]" office:value-type="float" office:value="0.0940001010894775" calcext:value-type="float">
            <text:p>0.0940001010894775</text:p>
          </table:table-cell>
          <table:table-cell table:formula="of:=ABS([.K333]-[.J333])" office:value-type="float" office:value="0.205999851226807" calcext:value-type="float">
            <text:p>0.205999851226807</text:p>
          </table:table-cell>
          <table:table-cell/>
          <table:table-cell table:formula="of:= 1 / [.J333]" office:value-type="float" office:value="3.33333386315248" calcext:value-type="float">
            <text:p>3.33333386315248</text:p>
          </table:table-cell>
          <table:table-cell table:formula="of:= 1 / [.K333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35.255" calcext:value-type="float">
            <text:p>1738936235.255</text:p>
          </table:table-cell>
          <table:table-cell office:value-type="float" office:value="1738936236.442" calcext:value-type="float">
            <text:p>1738936236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1.18699979782105" calcext:value-type="float">
            <text:p>1.18699979782105</text:p>
          </table:table-cell>
          <table:table-cell/>
          <table:table-cell table:formula="of:=[.A334]-[.A333]" office:value-type="float" office:value="0.767000198364258" calcext:value-type="float">
            <text:p>0.767000198364258</text:p>
          </table:table-cell>
          <table:table-cell table:formula="of:=[.B334]-[.B333]" office:value-type="float" office:value="0.119999885559082" calcext:value-type="float">
            <text:p>0.119999885559082</text:p>
          </table:table-cell>
          <table:table-cell table:formula="of:=ABS([.K334]-[.J334])" office:value-type="float" office:value="0.647000312805176" calcext:value-type="float">
            <text:p>0.647000312805176</text:p>
          </table:table-cell>
          <table:table-cell/>
          <table:table-cell table:formula="of:= 1 / [.J334]" office:value-type="float" office:value="1.30378062760955" calcext:value-type="float">
            <text:p>1.30378062760955</text:p>
          </table:table-cell>
          <table:table-cell table:formula="of:= 1 / [.K334]" office:value-type="float" office:value="8.33334128062688" calcext:value-type="float">
            <text:p>8.33334128062688</text:p>
          </table:table-cell>
        </table:table-row>
        <table:table-row table:style-name="ro1">
          <table:table-cell office:value-type="float" office:value="1738936235.288" calcext:value-type="float">
            <text:p>1738936235.288</text:p>
          </table:table-cell>
          <table:table-cell office:value-type="float" office:value="1738936236.543" calcext:value-type="float">
            <text:p>1738936236.5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1.25499987602234" calcext:value-type="float">
            <text:p>1.25499987602234</text:p>
          </table:table-cell>
          <table:table-cell/>
          <table:table-cell table:formula="of:=[.A335]-[.A334]" office:value-type="float" office:value="0.0329999923706055" calcext:value-type="float">
            <text:p>0.0329999923706055</text:p>
          </table:table-cell>
          <table:table-cell table:formula="of:=[.B335]-[.B334]" office:value-type="float" office:value="0.101000070571899" calcext:value-type="float">
            <text:p>0.101000070571899</text:p>
          </table:table-cell>
          <table:table-cell table:formula="of:=ABS([.K335]-[.J335])" office:value-type="float" office:value="0.068000078201294" calcext:value-type="float">
            <text:p>0.068000078201294</text:p>
          </table:table-cell>
          <table:table-cell/>
          <table:table-cell table:formula="of:= 1 / [.J335]" office:value-type="float" office:value="30.3030373089039" calcext:value-type="float">
            <text:p>30.3030373089039</text:p>
          </table:table-cell>
          <table:table-cell table:formula="of:= 1 / [.K335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35.322" calcext:value-type="float">
            <text:p>1738936235.322</text:p>
          </table:table-cell>
          <table:table-cell office:value-type="float" office:value="1738936236.642" calcext:value-type="float">
            <text:p>1738936236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1.3199999332428" calcext:value-type="float">
            <text:p>1.3199999332428</text:p>
          </table:table-cell>
          <table:table-cell/>
          <table:table-cell table:formula="of:=[.A336]-[.A335]" office:value-type="float" office:value="0.0339999198913574" calcext:value-type="float">
            <text:p>0.0339999198913574</text:p>
          </table:table-cell>
          <table:table-cell table:formula="of:=[.B336]-[.B335]" office:value-type="float" office:value="0.0989999771118164" calcext:value-type="float">
            <text:p>0.0989999771118164</text:p>
          </table:table-cell>
          <table:table-cell table:formula="of:=ABS([.K336]-[.J336])" office:value-type="float" office:value="0.065000057220459" calcext:value-type="float">
            <text:p>0.065000057220459</text:p>
          </table:table-cell>
          <table:table-cell/>
          <table:table-cell table:formula="of:= 1 / [.J336]" office:value-type="float" office:value="29.4118340041793" calcext:value-type="float">
            <text:p>29.4118340041793</text:p>
          </table:table-cell>
          <table:table-cell table:formula="of:= 1 / [.K33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35.355" calcext:value-type="float">
            <text:p>1738936235.355</text:p>
          </table:table-cell>
          <table:table-cell office:value-type="float" office:value="1738936236.732" calcext:value-type="float">
            <text:p>1738936236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1.37700009346008" calcext:value-type="float">
            <text:p>1.37700009346008</text:p>
          </table:table-cell>
          <table:table-cell/>
          <table:table-cell table:formula="of:=[.A337]-[.A336]" office:value-type="float" office:value="0.0329999923706055" calcext:value-type="float">
            <text:p>0.0329999923706055</text:p>
          </table:table-cell>
          <table:table-cell table:formula="of:=[.B337]-[.B336]" office:value-type="float" office:value="0.0900001525878906" calcext:value-type="float">
            <text:p>0.0900001525878906</text:p>
          </table:table-cell>
          <table:table-cell table:formula="of:=ABS([.K337]-[.J337])" office:value-type="float" office:value="0.0570001602172852" calcext:value-type="float">
            <text:p>0.0570001602172852</text:p>
          </table:table-cell>
          <table:table-cell/>
          <table:table-cell table:formula="of:= 1 / [.J337]" office:value-type="float" office:value="30.3030373089039" calcext:value-type="float">
            <text:p>30.3030373089039</text:p>
          </table:table-cell>
          <table:table-cell table:formula="of:= 1 / [.K337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35.422" calcext:value-type="float">
            <text:p>1738936235.422</text:p>
          </table:table-cell>
          <table:table-cell office:value-type="float" office:value="1738936236.824" calcext:value-type="float">
            <text:p>1738936236.8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1.40199995040894" calcext:value-type="float">
            <text:p>1.40199995040894</text:p>
          </table:table-cell>
          <table:table-cell/>
          <table:table-cell table:formula="of:=[.A338]-[.A337]" office:value-type="float" office:value="0.0669999122619629" calcext:value-type="float">
            <text:p>0.0669999122619629</text:p>
          </table:table-cell>
          <table:table-cell table:formula="of:=[.B338]-[.B337]" office:value-type="float" office:value="0.0919997692108154" calcext:value-type="float">
            <text:p>0.0919997692108154</text:p>
          </table:table-cell>
          <table:table-cell table:formula="of:=ABS([.K338]-[.J338])" office:value-type="float" office:value="0.0249998569488525" calcext:value-type="float">
            <text:p>0.0249998569488525</text:p>
          </table:table-cell>
          <table:table-cell/>
          <table:table-cell table:formula="of:= 1 / [.J338]" office:value-type="float" office:value="14.9253926794725" calcext:value-type="float">
            <text:p>14.9253926794725</text:p>
          </table:table-cell>
          <table:table-cell table:formula="of:= 1 / [.K338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235.555" calcext:value-type="float">
            <text:p>1738936235.555</text:p>
          </table:table-cell>
          <table:table-cell office:value-type="float" office:value="1738936236.914" calcext:value-type="float">
            <text:p>1738936236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1.35899996757507" calcext:value-type="float">
            <text:p>1.35899996757507</text:p>
          </table:table-cell>
          <table:table-cell/>
          <table:table-cell table:formula="of:=[.A339]-[.A338]" office:value-type="float" office:value="0.133000135421753" calcext:value-type="float">
            <text:p>0.133000135421753</text:p>
          </table:table-cell>
          <table:table-cell table:formula="of:=[.B339]-[.B338]" office:value-type="float" office:value="0.0900001525878906" calcext:value-type="float">
            <text:p>0.0900001525878906</text:p>
          </table:table-cell>
          <table:table-cell table:formula="of:=ABS([.K339]-[.J339])" office:value-type="float" office:value="0.0429999828338623" calcext:value-type="float">
            <text:p>0.0429999828338623</text:p>
          </table:table-cell>
          <table:table-cell/>
          <table:table-cell table:formula="of:= 1 / [.J339]" office:value-type="float" office:value="7.51878933678472" calcext:value-type="float">
            <text:p>7.51878933678472</text:p>
          </table:table-cell>
          <table:table-cell table:formula="of:= 1 / [.K339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35.622" calcext:value-type="float">
            <text:p>1738936235.622</text:p>
          </table:table-cell>
          <table:table-cell office:value-type="float" office:value="1738936237.04" calcext:value-type="float">
            <text:p>1738936237.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1.41799998283386" calcext:value-type="float">
            <text:p>1.41799998283386</text:p>
          </table:table-cell>
          <table:table-cell/>
          <table:table-cell table:formula="of:=[.A340]-[.A339]" office:value-type="float" office:value="0.0669999122619629" calcext:value-type="float">
            <text:p>0.0669999122619629</text:p>
          </table:table-cell>
          <table:table-cell table:formula="of:=[.B340]-[.B339]" office:value-type="float" office:value="0.125999927520752" calcext:value-type="float">
            <text:p>0.125999927520752</text:p>
          </table:table-cell>
          <table:table-cell table:formula="of:=ABS([.K340]-[.J340])" office:value-type="float" office:value="0.0590000152587891" calcext:value-type="float">
            <text:p>0.0590000152587891</text:p>
          </table:table-cell>
          <table:table-cell/>
          <table:table-cell table:formula="of:= 1 / [.J340]" office:value-type="float" office:value="14.9253926794725" calcext:value-type="float">
            <text:p>14.9253926794725</text:p>
          </table:table-cell>
          <table:table-cell table:formula="of:= 1 / [.K340]" office:value-type="float" office:value="7.93651250184491" calcext:value-type="float">
            <text:p>7.93651250184491</text:p>
          </table:table-cell>
        </table:table-row>
        <table:table-row table:style-name="ro1">
          <table:table-cell office:value-type="float" office:value="1738936236.088" calcext:value-type="float">
            <text:p>1738936236.088</text:p>
          </table:table-cell>
          <table:table-cell office:value-type="float" office:value="1738936237.14" calcext:value-type="float">
            <text:p>1738936237.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1.05200004577637" calcext:value-type="float">
            <text:p>1.05200004577637</text:p>
          </table:table-cell>
          <table:table-cell/>
          <table:table-cell table:formula="of:=[.A341]-[.A340]" office:value-type="float" office:value="0.466000080108643" calcext:value-type="float">
            <text:p>0.466000080108643</text:p>
          </table:table-cell>
          <table:table-cell table:formula="of:=[.B341]-[.B340]" office:value-type="float" office:value="0.100000143051147" calcext:value-type="float">
            <text:p>0.100000143051147</text:p>
          </table:table-cell>
          <table:table-cell table:formula="of:=ABS([.K341]-[.J341])" office:value-type="float" office:value="0.365999937057495" calcext:value-type="float">
            <text:p>0.365999937057495</text:p>
          </table:table-cell>
          <table:table-cell/>
          <table:table-cell table:formula="of:= 1 / [.J341]" office:value-type="float" office:value="2.14592237788213" calcext:value-type="float">
            <text:p>2.14592237788213</text:p>
          </table:table-cell>
          <table:table-cell table:formula="of:= 1 / [.K341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36.388" calcext:value-type="float">
            <text:p>1738936236.388</text:p>
          </table:table-cell>
          <table:table-cell office:value-type="float" office:value="1738936238.609" calcext:value-type="float">
            <text:p>1738936238.6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2.22099995613098" calcext:value-type="float">
            <text:p>2.22099995613098</text:p>
          </table:table-cell>
          <table:table-cell/>
          <table:table-cell table:formula="of:=[.A342]-[.A341]" office:value-type="float" office:value="0.299999952316284" calcext:value-type="float">
            <text:p>0.299999952316284</text:p>
          </table:table-cell>
          <table:table-cell table:formula="of:=[.B342]-[.B341]" office:value-type="float" office:value="1.4689998626709" calcext:value-type="float">
            <text:p>1.4689998626709</text:p>
          </table:table-cell>
          <table:table-cell table:formula="of:=ABS([.K342]-[.J342])" office:value-type="float" office:value="1.16899991035461" calcext:value-type="float">
            <text:p>1.16899991035461</text:p>
          </table:table-cell>
          <table:table-cell/>
          <table:table-cell table:formula="of:= 1 / [.J342]" office:value-type="float" office:value="3.33333386315248" calcext:value-type="float">
            <text:p>3.33333386315248</text:p>
          </table:table-cell>
          <table:table-cell table:formula="of:= 1 / [.K342]" office:value-type="float" office:value="0.680735257647897" calcext:value-type="float">
            <text:p>0.680735257647897</text:p>
          </table:table-cell>
        </table:table-row>
        <table:table-row table:style-name="ro1">
          <table:table-cell office:value-type="float" office:value="1738936237.522" calcext:value-type="float">
            <text:p>1738936237.522</text:p>
          </table:table-cell>
          <table:table-cell office:value-type="float" office:value="1738936238.838" calcext:value-type="float">
            <text:p>1738936238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1.31599998474121" calcext:value-type="float">
            <text:p>1.31599998474121</text:p>
          </table:table-cell>
          <table:table-cell/>
          <table:table-cell table:formula="of:=[.A343]-[.A342]" office:value-type="float" office:value="1.1340000629425" calcext:value-type="float">
            <text:p>1.1340000629425</text:p>
          </table:table-cell>
          <table:table-cell table:formula="of:=[.B343]-[.B342]" office:value-type="float" office:value="0.229000091552734" calcext:value-type="float">
            <text:p>0.229000091552734</text:p>
          </table:table-cell>
          <table:table-cell table:formula="of:=ABS([.K343]-[.J343])" office:value-type="float" office:value="0.904999971389771" calcext:value-type="float">
            <text:p>0.904999971389771</text:p>
          </table:table-cell>
          <table:table-cell/>
          <table:table-cell table:formula="of:= 1 / [.J343]" office:value-type="float" office:value="0.881834166221472" calcext:value-type="float">
            <text:p>0.881834166221472</text:p>
          </table:table-cell>
          <table:table-cell table:formula="of:= 1 / [.K343]" office:value-type="float" office:value="4.36681048125135" calcext:value-type="float">
            <text:p>4.36681048125135</text:p>
          </table:table-cell>
        </table:table-row>
        <table:table-row table:style-name="ro1">
          <table:table-cell office:value-type="float" office:value="1738936237.722" calcext:value-type="float">
            <text:p>1738936237.722</text:p>
          </table:table-cell>
          <table:table-cell office:value-type="float" office:value="1738936239.417" calcext:value-type="float">
            <text:p>1738936239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1.69500017166138" calcext:value-type="float">
            <text:p>1.69500017166138</text:p>
          </table:table-cell>
          <table:table-cell/>
          <table:table-cell table:formula="of:=[.A344]-[.A343]" office:value-type="float" office:value="0.199999809265137" calcext:value-type="float">
            <text:p>0.199999809265137</text:p>
          </table:table-cell>
          <table:table-cell table:formula="of:=[.B344]-[.B343]" office:value-type="float" office:value="0.578999996185303" calcext:value-type="float">
            <text:p>0.578999996185303</text:p>
          </table:table-cell>
          <table:table-cell table:formula="of:=ABS([.K344]-[.J344])" office:value-type="float" office:value="0.379000186920166" calcext:value-type="float">
            <text:p>0.379000186920166</text:p>
          </table:table-cell>
          <table:table-cell/>
          <table:table-cell table:formula="of:= 1 / [.J344]" office:value-type="float" office:value="5.00000476837613" calcext:value-type="float">
            <text:p>5.00000476837613</text:p>
          </table:table-cell>
          <table:table-cell table:formula="of:= 1 / [.K344]" office:value-type="float" office:value="1.72711572813199" calcext:value-type="float">
            <text:p>1.72711572813199</text:p>
          </table:table-cell>
        </table:table-row>
        <table:table-row table:style-name="ro1">
          <table:table-cell office:value-type="float" office:value="1738936238.388" calcext:value-type="float">
            <text:p>1738936238.388</text:p>
          </table:table-cell>
          <table:table-cell office:value-type="float" office:value="1738936242.112" calcext:value-type="float">
            <text:p>1738936242.1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3.72399997711182" calcext:value-type="float">
            <text:p>3.72399997711182</text:p>
          </table:table-cell>
          <table:table-cell/>
          <table:table-cell table:formula="of:=[.A345]-[.A344]" office:value-type="float" office:value="0.666000127792358" calcext:value-type="float">
            <text:p>0.666000127792358</text:p>
          </table:table-cell>
          <table:table-cell table:formula="of:=[.B345]-[.B344]" office:value-type="float" office:value="2.6949999332428" calcext:value-type="float">
            <text:p>2.6949999332428</text:p>
          </table:table-cell>
          <table:table-cell table:formula="of:=ABS([.K345]-[.J345])" office:value-type="float" office:value="2.02899980545044" calcext:value-type="float">
            <text:p>2.02899980545044</text:p>
          </table:table-cell>
          <table:table-cell/>
          <table:table-cell table:formula="of:= 1 / [.J345]" office:value-type="float" office:value="1.50150121339282" calcext:value-type="float">
            <text:p>1.50150121339282</text:p>
          </table:table-cell>
          <table:table-cell table:formula="of:= 1 / [.K345]" office:value-type="float" office:value="0.371057523106034" calcext:value-type="float">
            <text:p>0.371057523106034</text:p>
          </table:table-cell>
        </table:table-row>
        <table:table-row table:style-name="ro1">
          <table:table-cell office:value-type="float" office:value="1738936240.955" calcext:value-type="float">
            <text:p>1738936240.955</text:p>
          </table:table-cell>
          <table:table-cell office:value-type="float" office:value="1738936242.353" calcext:value-type="float">
            <text:p>1738936242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1.39800000190735" calcext:value-type="float">
            <text:p>1.39800000190735</text:p>
          </table:table-cell>
          <table:table-cell/>
          <table:table-cell table:formula="of:=[.A346]-[.A345]" office:value-type="float" office:value="2.56699991226196" calcext:value-type="float">
            <text:p>2.56699991226196</text:p>
          </table:table-cell>
          <table:table-cell table:formula="of:=[.B346]-[.B345]" office:value-type="float" office:value="0.240999937057495" calcext:value-type="float">
            <text:p>0.240999937057495</text:p>
          </table:table-cell>
          <table:table-cell table:formula="of:=ABS([.K346]-[.J346])" office:value-type="float" office:value="2.32599997520447" calcext:value-type="float">
            <text:p>2.32599997520447</text:p>
          </table:table-cell>
          <table:table-cell/>
          <table:table-cell table:formula="of:= 1 / [.J346]" office:value-type="float" office:value="0.389559810743753" calcext:value-type="float">
            <text:p>0.389559810743753</text:p>
          </table:table-cell>
          <table:table-cell table:formula="of:= 1 / [.K346]" office:value-type="float" office:value="4.14937867706343" calcext:value-type="float">
            <text:p>4.14937867706343</text:p>
          </table:table-cell>
        </table:table-row>
        <table:table-row table:style-name="ro1">
          <table:table-cell office:value-type="float" office:value="1738936241.222" calcext:value-type="float">
            <text:p>1738936241.222</text:p>
          </table:table-cell>
          <table:table-cell office:value-type="float" office:value="1738936242.454" calcext:value-type="float">
            <text:p>1738936242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1.23200011253357" calcext:value-type="float">
            <text:p>1.23200011253357</text:p>
          </table:table-cell>
          <table:table-cell/>
          <table:table-cell table:formula="of:=[.A347]-[.A346]" office:value-type="float" office:value="0.266999959945679" calcext:value-type="float">
            <text:p>0.266999959945679</text:p>
          </table:table-cell>
          <table:table-cell table:formula="of:=[.B347]-[.B346]" office:value-type="float" office:value="0.101000070571899" calcext:value-type="float">
            <text:p>0.101000070571899</text:p>
          </table:table-cell>
          <table:table-cell table:formula="of:=ABS([.K347]-[.J347])" office:value-type="float" office:value="0.165999889373779" calcext:value-type="float">
            <text:p>0.165999889373779</text:p>
          </table:table-cell>
          <table:table-cell/>
          <table:table-cell table:formula="of:= 1 / [.J347]" office:value-type="float" office:value="3.74531891391838" calcext:value-type="float">
            <text:p>3.74531891391838</text:p>
          </table:table-cell>
          <table:table-cell table:formula="of:= 1 / [.K347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41.322" calcext:value-type="float">
            <text:p>1738936241.322</text:p>
          </table:table-cell>
          <table:table-cell office:value-type="float" office:value="1738936242.587" calcext:value-type="float">
            <text:p>1738936242.5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1.2649998664856" calcext:value-type="float">
            <text:p>1.2649998664856</text:p>
          </table:table-cell>
          <table:table-cell/>
          <table:table-cell table:formula="of:=[.A348]-[.A347]" office:value-type="float" office:value="0.100000143051147" calcext:value-type="float">
            <text:p>0.100000143051147</text:p>
          </table:table-cell>
          <table:table-cell table:formula="of:=[.B348]-[.B347]" office:value-type="float" office:value="0.132999897003174" calcext:value-type="float">
            <text:p>0.132999897003174</text:p>
          </table:table-cell>
          <table:table-cell table:formula="of:=ABS([.K348]-[.J348])" office:value-type="float" office:value="0.0329997539520264" calcext:value-type="float">
            <text:p>0.0329997539520264</text:p>
          </table:table-cell>
          <table:table-cell/>
          <table:table-cell table:formula="of:= 1 / [.J348]" office:value-type="float" office:value="9.99998569490572" calcext:value-type="float">
            <text:p>9.99998569490572</text:p>
          </table:table-cell>
          <table:table-cell table:formula="of:= 1 / [.K348]" office:value-type="float" office:value="7.51880281513403" calcext:value-type="float">
            <text:p>7.51880281513403</text:p>
          </table:table-cell>
        </table:table-row>
        <table:table-row table:style-name="ro1">
          <table:table-cell office:value-type="float" office:value="1738936241.622" calcext:value-type="float">
            <text:p>1738936241.622</text:p>
          </table:table-cell>
          <table:table-cell office:value-type="float" office:value="1738936242.936" calcext:value-type="float">
            <text:p>1738936242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1.31400012969971" calcext:value-type="float">
            <text:p>1.31400012969971</text:p>
          </table:table-cell>
          <table:table-cell/>
          <table:table-cell table:formula="of:=[.A349]-[.A348]" office:value-type="float" office:value="0.299999952316284" calcext:value-type="float">
            <text:p>0.299999952316284</text:p>
          </table:table-cell>
          <table:table-cell table:formula="of:=[.B349]-[.B348]" office:value-type="float" office:value="0.349000215530396" calcext:value-type="float">
            <text:p>0.349000215530396</text:p>
          </table:table-cell>
          <table:table-cell table:formula="of:=ABS([.K349]-[.J349])" office:value-type="float" office:value="0.0490002632141113" calcext:value-type="float">
            <text:p>0.0490002632141113</text:p>
          </table:table-cell>
          <table:table-cell/>
          <table:table-cell table:formula="of:= 1 / [.J349]" office:value-type="float" office:value="3.33333386315248" calcext:value-type="float">
            <text:p>3.33333386315248</text:p>
          </table:table-cell>
          <table:table-cell table:formula="of:= 1 / [.K349]" office:value-type="float" office:value="2.86532774336613" calcext:value-type="float">
            <text:p>2.86532774336613</text:p>
          </table:table-cell>
        </table:table-row>
        <table:table-row table:style-name="ro1">
          <table:table-cell office:value-type="float" office:value="1738936241.688" calcext:value-type="float">
            <text:p>1738936241.688</text:p>
          </table:table-cell>
          <table:table-cell office:value-type="float" office:value="1738936243.036" calcext:value-type="float">
            <text:p>1738936243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1.34800004959106" calcext:value-type="float">
            <text:p>1.34800004959106</text:p>
          </table:table-cell>
          <table:table-cell/>
          <table:table-cell table:formula="of:=[.A350]-[.A349]" office:value-type="float" office:value="0.0659999847412109" calcext:value-type="float">
            <text:p>0.0659999847412109</text:p>
          </table:table-cell>
          <table:table-cell table:formula="of:=[.B350]-[.B349]" office:value-type="float" office:value="0.0999999046325684" calcext:value-type="float">
            <text:p>0.0999999046325684</text:p>
          </table:table-cell>
          <table:table-cell table:formula="of:=ABS([.K350]-[.J350])" office:value-type="float" office:value="0.0339999198913574" calcext:value-type="float">
            <text:p>0.0339999198913574</text:p>
          </table:table-cell>
          <table:table-cell/>
          <table:table-cell table:formula="of:= 1 / [.J350]" office:value-type="float" office:value="15.1515186544519" calcext:value-type="float">
            <text:p>15.1515186544519</text:p>
          </table:table-cell>
          <table:table-cell table:formula="of:= 1 / [.K350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242.055" calcext:value-type="float">
            <text:p>1738936242.055</text:p>
          </table:table-cell>
          <table:table-cell office:value-type="float" office:value="1738936244.248" calcext:value-type="float">
            <text:p>1738936244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2.19299983978272" calcext:value-type="float">
            <text:p>2.19299983978272</text:p>
          </table:table-cell>
          <table:table-cell/>
          <table:table-cell table:formula="of:=[.A351]-[.A350]" office:value-type="float" office:value="0.367000102996826" calcext:value-type="float">
            <text:p>0.367000102996826</text:p>
          </table:table-cell>
          <table:table-cell table:formula="of:=[.B351]-[.B350]" office:value-type="float" office:value="1.21199989318848" calcext:value-type="float">
            <text:p>1.21199989318848</text:p>
          </table:table-cell>
          <table:table-cell table:formula="of:=ABS([.K351]-[.J351])" office:value-type="float" office:value="0.84499979019165" calcext:value-type="float">
            <text:p>0.84499979019165</text:p>
          </table:table-cell>
          <table:table-cell/>
          <table:table-cell table:formula="of:= 1 / [.J351]" office:value-type="float" office:value="2.72479487562609" calcext:value-type="float">
            <text:p>2.72479487562609</text:p>
          </table:table-cell>
          <table:table-cell table:formula="of:= 1 / [.K351]" office:value-type="float" office:value="0.825082580963967" calcext:value-type="float">
            <text:p>0.825082580963967</text:p>
          </table:table-cell>
        </table:table-row>
        <table:table-row table:style-name="ro1">
          <table:table-cell office:value-type="float" office:value="1738936242.088" calcext:value-type="float">
            <text:p>1738936242.088</text:p>
          </table:table-cell>
          <table:table-cell office:value-type="float" office:value="1738936244.356" calcext:value-type="float">
            <text:p>1738936244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2.26799988746643" calcext:value-type="float">
            <text:p>2.26799988746643</text:p>
          </table:table-cell>
          <table:table-cell/>
          <table:table-cell table:formula="of:=[.A352]-[.A351]" office:value-type="float" office:value="0.0329999923706055" calcext:value-type="float">
            <text:p>0.0329999923706055</text:p>
          </table:table-cell>
          <table:table-cell table:formula="of:=[.B352]-[.B351]" office:value-type="float" office:value="0.108000040054321" calcext:value-type="float">
            <text:p>0.108000040054321</text:p>
          </table:table-cell>
          <table:table-cell table:formula="of:=ABS([.K352]-[.J352])" office:value-type="float" office:value="0.0750000476837158" calcext:value-type="float">
            <text:p>0.0750000476837158</text:p>
          </table:table-cell>
          <table:table-cell/>
          <table:table-cell table:formula="of:= 1 / [.J352]" office:value-type="float" office:value="30.3030373089039" calcext:value-type="float">
            <text:p>30.3030373089039</text:p>
          </table:table-cell>
          <table:table-cell table:formula="of:= 1 / [.K352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243.288" calcext:value-type="float">
            <text:p>1738936243.288</text:p>
          </table:table-cell>
          <table:table-cell office:value-type="float" office:value="1738936247.026" calcext:value-type="float">
            <text:p>1738936247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3.73799991607666" calcext:value-type="float">
            <text:p>3.73799991607666</text:p>
          </table:table-cell>
          <table:table-cell/>
          <table:table-cell table:formula="of:=[.A353]-[.A352]" office:value-type="float" office:value="1.20000004768372" calcext:value-type="float">
            <text:p>1.20000004768372</text:p>
          </table:table-cell>
          <table:table-cell table:formula="of:=[.B353]-[.B352]" office:value-type="float" office:value="2.67000007629395" calcext:value-type="float">
            <text:p>2.67000007629395</text:p>
          </table:table-cell>
          <table:table-cell table:formula="of:=ABS([.K353]-[.J353])" office:value-type="float" office:value="1.47000002861023" calcext:value-type="float">
            <text:p>1.47000002861023</text:p>
          </table:table-cell>
          <table:table-cell/>
          <table:table-cell table:formula="of:= 1 / [.J353]" office:value-type="float" office:value="0.833333300219643" calcext:value-type="float">
            <text:p>0.833333300219643</text:p>
          </table:table-cell>
          <table:table-cell table:formula="of:= 1 / [.K353]" office:value-type="float" office:value="0.374531824503929" calcext:value-type="float">
            <text:p>0.374531824503929</text:p>
          </table:table-cell>
        </table:table-row>
        <table:table-row table:style-name="ro1">
          <table:table-cell office:value-type="float" office:value="1738936245.755" calcext:value-type="float">
            <text:p>1738936245.755</text:p>
          </table:table-cell>
          <table:table-cell office:value-type="float" office:value="1738936247.119" calcext:value-type="float">
            <text:p>1738936247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1.36399984359741" calcext:value-type="float">
            <text:p>1.36399984359741</text:p>
          </table:table-cell>
          <table:table-cell/>
          <table:table-cell table:formula="of:=[.A354]-[.A353]" office:value-type="float" office:value="2.46700000762939" calcext:value-type="float">
            <text:p>2.46700000762939</text:p>
          </table:table-cell>
          <table:table-cell table:formula="of:=[.B354]-[.B353]" office:value-type="float" office:value="0.0929999351501465" calcext:value-type="float">
            <text:p>0.0929999351501465</text:p>
          </table:table-cell>
          <table:table-cell table:formula="of:=ABS([.K354]-[.J354])" office:value-type="float" office:value="2.37400007247925" calcext:value-type="float">
            <text:p>2.37400007247925</text:p>
          </table:table-cell>
          <table:table-cell/>
          <table:table-cell table:formula="of:= 1 / [.J354]" office:value-type="float" office:value="0.405350627039895" calcext:value-type="float">
            <text:p>0.405350627039895</text:p>
          </table:table-cell>
          <table:table-cell table:formula="of:= 1 / [.K35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45.788" calcext:value-type="float">
            <text:p>1738936245.788</text:p>
          </table:table-cell>
          <table:table-cell office:value-type="float" office:value="1738936247.213" calcext:value-type="float">
            <text:p>1738936247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1.42499995231628" calcext:value-type="float">
            <text:p>1.42499995231628</text:p>
          </table:table-cell>
          <table:table-cell/>
          <table:table-cell table:formula="of:=[.A355]-[.A354]" office:value-type="float" office:value="0.0329999923706055" calcext:value-type="float">
            <text:p>0.0329999923706055</text:p>
          </table:table-cell>
          <table:table-cell table:formula="of:=[.B355]-[.B354]" office:value-type="float" office:value="0.0940001010894775" calcext:value-type="float">
            <text:p>0.0940001010894775</text:p>
          </table:table-cell>
          <table:table-cell table:formula="of:=ABS([.K355]-[.J355])" office:value-type="float" office:value="0.0610001087188721" calcext:value-type="float">
            <text:p>0.0610001087188721</text:p>
          </table:table-cell>
          <table:table-cell/>
          <table:table-cell table:formula="of:= 1 / [.J355]" office:value-type="float" office:value="30.3030373089039" calcext:value-type="float">
            <text:p>30.3030373089039</text:p>
          </table:table-cell>
          <table:table-cell table:formula="of:= 1 / [.K35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5.922" calcext:value-type="float">
            <text:p>1738936245.922</text:p>
          </table:table-cell>
          <table:table-cell office:value-type="float" office:value="1738936247.314" calcext:value-type="float">
            <text:p>1738936247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1.39199995994568" calcext:value-type="float">
            <text:p>1.39199995994568</text:p>
          </table:table-cell>
          <table:table-cell/>
          <table:table-cell table:formula="of:=[.A356]-[.A355]" office:value-type="float" office:value="0.133999824523926" calcext:value-type="float">
            <text:p>0.133999824523926</text:p>
          </table:table-cell>
          <table:table-cell table:formula="of:=[.B356]-[.B355]" office:value-type="float" office:value="0.10099983215332" calcext:value-type="float">
            <text:p>0.10099983215332</text:p>
          </table:table-cell>
          <table:table-cell table:formula="of:=ABS([.K356]-[.J356])" office:value-type="float" office:value="0.0329999923706055" calcext:value-type="float">
            <text:p>0.0329999923706055</text:p>
          </table:table-cell>
          <table:table-cell/>
          <table:table-cell table:formula="of:= 1 / [.J356]" office:value-type="float" office:value="7.46269633973625" calcext:value-type="float">
            <text:p>7.46269633973625</text:p>
          </table:table-cell>
          <table:table-cell table:formula="of:= 1 / [.K356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246.022" calcext:value-type="float">
            <text:p>1738936246.022</text:p>
          </table:table-cell>
          <table:table-cell office:value-type="float" office:value="1738936247.412" calcext:value-type="float">
            <text:p>1738936247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1.3899998664856" calcext:value-type="float">
            <text:p>1.3899998664856</text:p>
          </table:table-cell>
          <table:table-cell/>
          <table:table-cell table:formula="of:=[.A357]-[.A356]" office:value-type="float" office:value="0.100000143051147" calcext:value-type="float">
            <text:p>0.100000143051147</text:p>
          </table:table-cell>
          <table:table-cell table:formula="of:=[.B357]-[.B356]" office:value-type="float" office:value="0.0980000495910645" calcext:value-type="float">
            <text:p>0.0980000495910645</text:p>
          </table:table-cell>
          <table:table-cell table:formula="of:=ABS([.K357]-[.J357])" office:value-type="float" office:value="0.00200009346008301" calcext:value-type="float">
            <text:p>0.00200009346008301</text:p>
          </table:table-cell>
          <table:table-cell/>
          <table:table-cell table:formula="of:= 1 / [.J357]" office:value-type="float" office:value="9.99998569490572" calcext:value-type="float">
            <text:p>9.99998569490572</text:p>
          </table:table-cell>
          <table:table-cell table:formula="of:= 1 / [.K357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46.155" calcext:value-type="float">
            <text:p>1738936246.155</text:p>
          </table:table-cell>
          <table:table-cell office:value-type="float" office:value="1738936247.507" calcext:value-type="float">
            <text:p>1738936247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1.35199999809265" calcext:value-type="float">
            <text:p>1.35199999809265</text:p>
          </table:table-cell>
          <table:table-cell/>
          <table:table-cell table:formula="of:=[.A358]-[.A357]" office:value-type="float" office:value="0.132999897003174" calcext:value-type="float">
            <text:p>0.132999897003174</text:p>
          </table:table-cell>
          <table:table-cell table:formula="of:=[.B358]-[.B357]" office:value-type="float" office:value="0.0950000286102295" calcext:value-type="float">
            <text:p>0.0950000286102295</text:p>
          </table:table-cell>
          <table:table-cell table:formula="of:=ABS([.K358]-[.J358])" office:value-type="float" office:value="0.0379998683929443" calcext:value-type="float">
            <text:p>0.0379998683929443</text:p>
          </table:table-cell>
          <table:table-cell/>
          <table:table-cell table:formula="of:= 1 / [.J358]" office:value-type="float" office:value="7.51880281513403" calcext:value-type="float">
            <text:p>7.51880281513403</text:p>
          </table:table-cell>
          <table:table-cell table:formula="of:= 1 / [.K35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46.188" calcext:value-type="float">
            <text:p>1738936246.188</text:p>
          </table:table-cell>
          <table:table-cell office:value-type="float" office:value="1738936247.601" calcext:value-type="float">
            <text:p>1738936247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1.41300010681152" calcext:value-type="float">
            <text:p>1.41300010681152</text:p>
          </table:table-cell>
          <table:table-cell/>
          <table:table-cell table:formula="of:=[.A359]-[.A358]" office:value-type="float" office:value="0.0329999923706055" calcext:value-type="float">
            <text:p>0.0329999923706055</text:p>
          </table:table-cell>
          <table:table-cell table:formula="of:=[.B359]-[.B358]" office:value-type="float" office:value="0.0940001010894775" calcext:value-type="float">
            <text:p>0.0940001010894775</text:p>
          </table:table-cell>
          <table:table-cell table:formula="of:=ABS([.K359]-[.J359])" office:value-type="float" office:value="0.0610001087188721" calcext:value-type="float">
            <text:p>0.0610001087188721</text:p>
          </table:table-cell>
          <table:table-cell/>
          <table:table-cell table:formula="of:= 1 / [.J359]" office:value-type="float" office:value="30.3030373089039" calcext:value-type="float">
            <text:p>30.3030373089039</text:p>
          </table:table-cell>
          <table:table-cell table:formula="of:= 1 / [.K359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6.255" calcext:value-type="float">
            <text:p>1738936246.255</text:p>
          </table:table-cell>
          <table:table-cell office:value-type="float" office:value="1738936247.698" calcext:value-type="float">
            <text:p>1738936247.6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1.44299983978271" calcext:value-type="float">
            <text:p>1.44299983978271</text:p>
          </table:table-cell>
          <table:table-cell/>
          <table:table-cell table:formula="of:=[.A360]-[.A359]" office:value-type="float" office:value="0.067000150680542" calcext:value-type="float">
            <text:p>0.067000150680542</text:p>
          </table:table-cell>
          <table:table-cell table:formula="of:=[.B360]-[.B359]" office:value-type="float" office:value="0.0969998836517334" calcext:value-type="float">
            <text:p>0.0969998836517334</text:p>
          </table:table-cell>
          <table:table-cell table:formula="of:=ABS([.K360]-[.J360])" office:value-type="float" office:value="0.0299997329711914" calcext:value-type="float">
            <text:p>0.0299997329711914</text:p>
          </table:table-cell>
          <table:table-cell/>
          <table:table-cell table:formula="of:= 1 / [.J360]" office:value-type="float" office:value="14.9253395677872" calcext:value-type="float">
            <text:p>14.9253395677872</text:p>
          </table:table-cell>
          <table:table-cell table:formula="of:= 1 / [.K360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46.422" calcext:value-type="float">
            <text:p>1738936246.422</text:p>
          </table:table-cell>
          <table:table-cell office:value-type="float" office:value="1738936247.785" calcext:value-type="float">
            <text:p>1738936247.7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1.36300015449524" calcext:value-type="float">
            <text:p>1.36300015449524</text:p>
          </table:table-cell>
          <table:table-cell/>
          <table:table-cell table:formula="of:=[.A361]-[.A360]" office:value-type="float" office:value="0.166999816894531" calcext:value-type="float">
            <text:p>0.166999816894531</text:p>
          </table:table-cell>
          <table:table-cell table:formula="of:=[.B361]-[.B360]" office:value-type="float" office:value="0.0870001316070557" calcext:value-type="float">
            <text:p>0.0870001316070557</text:p>
          </table:table-cell>
          <table:table-cell table:formula="of:=ABS([.K361]-[.J361])" office:value-type="float" office:value="0.0799996852874756" calcext:value-type="float">
            <text:p>0.0799996852874756</text:p>
          </table:table-cell>
          <table:table-cell/>
          <table:table-cell table:formula="of:= 1 / [.J361]" office:value-type="float" office:value="5.98803051761159" calcext:value-type="float">
            <text:p>5.98803051761159</text:p>
          </table:table-cell>
          <table:table-cell table:formula="of:= 1 / [.K361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246.455" calcext:value-type="float">
            <text:p>1738936246.455</text:p>
          </table:table-cell>
          <table:table-cell office:value-type="float" office:value="1738936247.884" calcext:value-type="float">
            <text:p>1738936247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1.42900013923645" calcext:value-type="float">
            <text:p>1.42900013923645</text:p>
          </table:table-cell>
          <table:table-cell/>
          <table:table-cell table:formula="of:=[.A362]-[.A361]" office:value-type="float" office:value="0.0329999923706055" calcext:value-type="float">
            <text:p>0.0329999923706055</text:p>
          </table:table-cell>
          <table:table-cell table:formula="of:=[.B362]-[.B361]" office:value-type="float" office:value="0.0989999771118164" calcext:value-type="float">
            <text:p>0.0989999771118164</text:p>
          </table:table-cell>
          <table:table-cell table:formula="of:=ABS([.K362]-[.J362])" office:value-type="float" office:value="0.0659999847412109" calcext:value-type="float">
            <text:p>0.0659999847412109</text:p>
          </table:table-cell>
          <table:table-cell/>
          <table:table-cell table:formula="of:= 1 / [.J362]" office:value-type="float" office:value="30.3030373089039" calcext:value-type="float">
            <text:p>30.3030373089039</text:p>
          </table:table-cell>
          <table:table-cell table:formula="of:= 1 / [.K362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46.822" calcext:value-type="float">
            <text:p>1738936246.822</text:p>
          </table:table-cell>
          <table:table-cell office:value-type="float" office:value="1738936247.971" calcext:value-type="float">
            <text:p>1738936247.9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1.1489999294281" calcext:value-type="float">
            <text:p>1.1489999294281</text:p>
          </table:table-cell>
          <table:table-cell/>
          <table:table-cell table:formula="of:=[.A363]-[.A362]" office:value-type="float" office:value="0.367000102996826" calcext:value-type="float">
            <text:p>0.367000102996826</text:p>
          </table:table-cell>
          <table:table-cell table:formula="of:=[.B363]-[.B362]" office:value-type="float" office:value="0.0869998931884766" calcext:value-type="float">
            <text:p>0.0869998931884766</text:p>
          </table:table-cell>
          <table:table-cell table:formula="of:=ABS([.K363]-[.J363])" office:value-type="float" office:value="0.28000020980835" calcext:value-type="float">
            <text:p>0.28000020980835</text:p>
          </table:table-cell>
          <table:table-cell/>
          <table:table-cell table:formula="of:= 1 / [.J363]" office:value-type="float" office:value="2.72479487562609" calcext:value-type="float">
            <text:p>2.72479487562609</text:p>
          </table:table-cell>
          <table:table-cell table:formula="of:= 1 / [.K363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46.855" calcext:value-type="float">
            <text:p>1738936246.855</text:p>
          </table:table-cell>
          <table:table-cell office:value-type="float" office:value="1738936248.069" calcext:value-type="float">
            <text:p>1738936248.0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1.21399998664856" calcext:value-type="float">
            <text:p>1.21399998664856</text:p>
          </table:table-cell>
          <table:table-cell/>
          <table:table-cell table:formula="of:=[.A364]-[.A363]" office:value-type="float" office:value="0.0329999923706055" calcext:value-type="float">
            <text:p>0.0329999923706055</text:p>
          </table:table-cell>
          <table:table-cell table:formula="of:=[.B364]-[.B363]" office:value-type="float" office:value="0.0980000495910645" calcext:value-type="float">
            <text:p>0.0980000495910645</text:p>
          </table:table-cell>
          <table:table-cell table:formula="of:=ABS([.K364]-[.J364])" office:value-type="float" office:value="0.065000057220459" calcext:value-type="float">
            <text:p>0.065000057220459</text:p>
          </table:table-cell>
          <table:table-cell/>
          <table:table-cell table:formula="of:= 1 / [.J364]" office:value-type="float" office:value="30.3030373089039" calcext:value-type="float">
            <text:p>30.3030373089039</text:p>
          </table:table-cell>
          <table:table-cell table:formula="of:= 1 / [.K3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47.155" calcext:value-type="float">
            <text:p>1738936247.155</text:p>
          </table:table-cell>
          <table:table-cell office:value-type="float" office:value="1738936248.901" calcext:value-type="float">
            <text:p>1738936248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1.74600005149841" calcext:value-type="float">
            <text:p>1.74600005149841</text:p>
          </table:table-cell>
          <table:table-cell/>
          <table:table-cell table:formula="of:=[.A365]-[.A364]" office:value-type="float" office:value="0.299999952316284" calcext:value-type="float">
            <text:p>0.299999952316284</text:p>
          </table:table-cell>
          <table:table-cell table:formula="of:=[.B365]-[.B364]" office:value-type="float" office:value="0.832000017166138" calcext:value-type="float">
            <text:p>0.832000017166138</text:p>
          </table:table-cell>
          <table:table-cell table:formula="of:=ABS([.K365]-[.J365])" office:value-type="float" office:value="0.532000064849854" calcext:value-type="float">
            <text:p>0.532000064849854</text:p>
          </table:table-cell>
          <table:table-cell/>
          <table:table-cell table:formula="of:= 1 / [.J365]" office:value-type="float" office:value="3.33333386315248" calcext:value-type="float">
            <text:p>3.33333386315248</text:p>
          </table:table-cell>
          <table:table-cell table:formula="of:= 1 / [.K365]" office:value-type="float" office:value="1.20192305212455" calcext:value-type="float">
            <text:p>1.20192305212455</text:p>
          </table:table-cell>
        </table:table-row>
        <table:table-row table:style-name="ro1">
          <table:table-cell office:value-type="float" office:value="1738936247.255" calcext:value-type="float">
            <text:p>1738936247.255</text:p>
          </table:table-cell>
          <table:table-cell office:value-type="float" office:value="1738936248.902" calcext:value-type="float">
            <text:p>1738936248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1.64699983596802" calcext:value-type="float">
            <text:p>1.64699983596802</text:p>
          </table:table-cell>
          <table:table-cell/>
          <table:table-cell table:formula="of:=[.A366]-[.A365]" office:value-type="float" office:value="0.100000143051147" calcext:value-type="float">
            <text:p>0.100000143051147</text:p>
          </table:table-cell>
          <table:table-cell table:formula="of:=[.B366]-[.B365]" office:value-type="float" office:value="0.000999927520751953" calcext:value-type="float">
            <text:p>0.000999927520751953</text:p>
          </table:table-cell>
          <table:table-cell table:formula="of:=ABS([.K366]-[.J366])" office:value-type="float" office:value="0.0990002155303955" calcext:value-type="float">
            <text:p>0.0990002155303955</text:p>
          </table:table-cell>
          <table:table-cell/>
          <table:table-cell table:formula="of:= 1 / [.J366]" office:value-type="float" office:value="9.99998569490572" calcext:value-type="float">
            <text:p>9.99998569490572</text:p>
          </table:table-cell>
          <table:table-cell table:formula="of:= 1 / [.K36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247.555" calcext:value-type="float">
            <text:p>1738936247.555</text:p>
          </table:table-cell>
          <table:table-cell office:value-type="float" office:value="1738936249.036" calcext:value-type="float">
            <text:p>1738936249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1.48099994659424" calcext:value-type="float">
            <text:p>1.48099994659424</text:p>
          </table:table-cell>
          <table:table-cell/>
          <table:table-cell table:formula="of:=[.A367]-[.A366]" office:value-type="float" office:value="0.299999952316284" calcext:value-type="float">
            <text:p>0.299999952316284</text:p>
          </table:table-cell>
          <table:table-cell table:formula="of:=[.B367]-[.B366]" office:value-type="float" office:value="0.134000062942505" calcext:value-type="float">
            <text:p>0.134000062942505</text:p>
          </table:table-cell>
          <table:table-cell table:formula="of:=ABS([.K367]-[.J367])" office:value-type="float" office:value="0.165999889373779" calcext:value-type="float">
            <text:p>0.165999889373779</text:p>
          </table:table-cell>
          <table:table-cell/>
          <table:table-cell table:formula="of:= 1 / [.J367]" office:value-type="float" office:value="3.33333386315248" calcext:value-type="float">
            <text:p>3.33333386315248</text:p>
          </table:table-cell>
          <table:table-cell table:formula="of:= 1 / [.K367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247.588" calcext:value-type="float">
            <text:p>1738936247.588</text:p>
          </table:table-cell>
          <table:table-cell office:value-type="float" office:value="1738936249.13" calcext:value-type="float">
            <text:p>1738936249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1.54200005531311" calcext:value-type="float">
            <text:p>1.54200005531311</text:p>
          </table:table-cell>
          <table:table-cell/>
          <table:table-cell table:formula="of:=[.A368]-[.A367]" office:value-type="float" office:value="0.0329999923706055" calcext:value-type="float">
            <text:p>0.0329999923706055</text:p>
          </table:table-cell>
          <table:table-cell table:formula="of:=[.B368]-[.B367]" office:value-type="float" office:value="0.0940001010894775" calcext:value-type="float">
            <text:p>0.0940001010894775</text:p>
          </table:table-cell>
          <table:table-cell table:formula="of:=ABS([.K368]-[.J368])" office:value-type="float" office:value="0.0610001087188721" calcext:value-type="float">
            <text:p>0.0610001087188721</text:p>
          </table:table-cell>
          <table:table-cell/>
          <table:table-cell table:formula="of:= 1 / [.J368]" office:value-type="float" office:value="30.3030373089039" calcext:value-type="float">
            <text:p>30.3030373089039</text:p>
          </table:table-cell>
          <table:table-cell table:formula="of:= 1 / [.K368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7.755" calcext:value-type="float">
            <text:p>1738936247.755</text:p>
          </table:table-cell>
          <table:table-cell office:value-type="float" office:value="1738936249.224" calcext:value-type="float">
            <text:p>1738936249.2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1.4689998626709" calcext:value-type="float">
            <text:p>1.4689998626709</text:p>
          </table:table-cell>
          <table:table-cell/>
          <table:table-cell table:formula="of:=[.A369]-[.A368]" office:value-type="float" office:value="0.16700005531311" calcext:value-type="float">
            <text:p>0.16700005531311</text:p>
          </table:table-cell>
          <table:table-cell table:formula="of:=[.B369]-[.B368]" office:value-type="float" office:value="0.0939998626708984" calcext:value-type="float">
            <text:p>0.0939998626708984</text:p>
          </table:table-cell>
          <table:table-cell table:formula="of:=ABS([.K369]-[.J369])" office:value-type="float" office:value="0.0730001926422119" calcext:value-type="float">
            <text:p>0.0730001926422119</text:p>
          </table:table-cell>
          <table:table-cell/>
          <table:table-cell table:formula="of:= 1 / [.J369]" office:value-type="float" office:value="5.98802196876575" calcext:value-type="float">
            <text:p>5.98802196876575</text:p>
          </table:table-cell>
          <table:table-cell table:formula="of:= 1 / [.K369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49.055" calcext:value-type="float">
            <text:p>1738936249.055</text:p>
          </table:table-cell>
          <table:table-cell office:value-type="float" office:value="1738936253.329" calcext:value-type="float">
            <text:p>1738936253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4.2739999294281" calcext:value-type="float">
            <text:p>4.2739999294281</text:p>
          </table:table-cell>
          <table:table-cell/>
          <table:table-cell table:formula="of:=[.A370]-[.A369]" office:value-type="float" office:value="1.29999995231628" calcext:value-type="float">
            <text:p>1.29999995231628</text:p>
          </table:table-cell>
          <table:table-cell table:formula="of:=[.B370]-[.B369]" office:value-type="float" office:value="4.10500001907349" calcext:value-type="float">
            <text:p>4.10500001907349</text:p>
          </table:table-cell>
          <table:table-cell table:formula="of:=ABS([.K370]-[.J370])" office:value-type="float" office:value="2.8050000667572" calcext:value-type="float">
            <text:p>2.8050000667572</text:p>
          </table:table-cell>
          <table:table-cell/>
          <table:table-cell table:formula="of:= 1 / [.J370]" office:value-type="float" office:value="0.769230797445987" calcext:value-type="float">
            <text:p>0.769230797445987</text:p>
          </table:table-cell>
          <table:table-cell table:formula="of:= 1 / [.K370]" office:value-type="float" office:value="0.243605358186016" calcext:value-type="float">
            <text:p>0.243605358186016</text:p>
          </table:table-cell>
        </table:table-row>
        <table:table-row table:style-name="ro1">
          <table:table-cell office:value-type="float" office:value="1738936249.388" calcext:value-type="float">
            <text:p>1738936249.388</text:p>
          </table:table-cell>
          <table:table-cell office:value-type="float" office:value="1738936253.435" calcext:value-type="float">
            <text:p>1738936253.4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4.04699993133545" calcext:value-type="float">
            <text:p>4.04699993133545</text:p>
          </table:table-cell>
          <table:table-cell/>
          <table:table-cell table:formula="of:=[.A371]-[.A370]" office:value-type="float" office:value="0.33299994468689" calcext:value-type="float">
            <text:p>0.33299994468689</text:p>
          </table:table-cell>
          <table:table-cell table:formula="of:=[.B371]-[.B370]" office:value-type="float" office:value="0.105999946594238" calcext:value-type="float">
            <text:p>0.105999946594238</text:p>
          </table:table-cell>
          <table:table-cell table:formula="of:=ABS([.K371]-[.J371])" office:value-type="float" office:value="0.226999998092651" calcext:value-type="float">
            <text:p>0.226999998092651</text:p>
          </table:table-cell>
          <table:table-cell/>
          <table:table-cell table:formula="of:= 1 / [.J371]" office:value-type="float" office:value="3.00300350181821" calcext:value-type="float">
            <text:p>3.00300350181821</text:p>
          </table:table-cell>
          <table:table-cell table:formula="of:= 1 / [.K371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52.255" calcext:value-type="float">
            <text:p>1738936252.255</text:p>
          </table:table-cell>
          <table:table-cell office:value-type="float" office:value="1738936253.526" calcext:value-type="float">
            <text:p>1738936253.5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1.27099990844727" calcext:value-type="float">
            <text:p>1.27099990844727</text:p>
          </table:table-cell>
          <table:table-cell/>
          <table:table-cell table:formula="of:=[.A372]-[.A371]" office:value-type="float" office:value="2.86700010299683" calcext:value-type="float">
            <text:p>2.86700010299683</text:p>
          </table:table-cell>
          <table:table-cell table:formula="of:=[.B372]-[.B371]" office:value-type="float" office:value="0.0910000801086426" calcext:value-type="float">
            <text:p>0.0910000801086426</text:p>
          </table:table-cell>
          <table:table-cell table:formula="of:=ABS([.K372]-[.J372])" office:value-type="float" office:value="2.77600002288818" calcext:value-type="float">
            <text:p>2.77600002288818</text:p>
          </table:table-cell>
          <table:table-cell/>
          <table:table-cell table:formula="of:= 1 / [.J372]" office:value-type="float" office:value="0.348796639021644" calcext:value-type="float">
            <text:p>0.348796639021644</text:p>
          </table:table-cell>
          <table:table-cell table:formula="of:= 1 / [.K372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52.422" calcext:value-type="float">
            <text:p>1738936252.422</text:p>
          </table:table-cell>
          <table:table-cell office:value-type="float" office:value="1738936253.647" calcext:value-type="float">
            <text:p>1738936253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1.22500014305115" calcext:value-type="float">
            <text:p>1.22500014305115</text:p>
          </table:table-cell>
          <table:table-cell/>
          <table:table-cell table:formula="of:=[.A373]-[.A372]" office:value-type="float" office:value="0.166999816894531" calcext:value-type="float">
            <text:p>0.166999816894531</text:p>
          </table:table-cell>
          <table:table-cell table:formula="of:=[.B373]-[.B372]" office:value-type="float" office:value="0.121000051498413" calcext:value-type="float">
            <text:p>0.121000051498413</text:p>
          </table:table-cell>
          <table:table-cell table:formula="of:=ABS([.K373]-[.J373])" office:value-type="float" office:value="0.0459997653961182" calcext:value-type="float">
            <text:p>0.0459997653961182</text:p>
          </table:table-cell>
          <table:table-cell/>
          <table:table-cell table:formula="of:= 1 / [.J373]" office:value-type="float" office:value="5.98803051761159" calcext:value-type="float">
            <text:p>5.98803051761159</text:p>
          </table:table-cell>
          <table:table-cell table:formula="of:= 1 / [.K373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252.588" calcext:value-type="float">
            <text:p>1738936252.588</text:p>
          </table:table-cell>
          <table:table-cell office:value-type="float" office:value="1738936254.192" calcext:value-type="float">
            <text:p>1738936254.1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1.60399985313416" calcext:value-type="float">
            <text:p>1.60399985313416</text:p>
          </table:table-cell>
          <table:table-cell/>
          <table:table-cell table:formula="of:=[.A374]-[.A373]" office:value-type="float" office:value="0.166000127792358" calcext:value-type="float">
            <text:p>0.166000127792358</text:p>
          </table:table-cell>
          <table:table-cell table:formula="of:=[.B374]-[.B373]" office:value-type="float" office:value="0.544999837875366" calcext:value-type="float">
            <text:p>0.544999837875366</text:p>
          </table:table-cell>
          <table:table-cell table:formula="of:=ABS([.K374]-[.J374])" office:value-type="float" office:value="0.378999710083008" calcext:value-type="float">
            <text:p>0.378999710083008</text:p>
          </table:table-cell>
          <table:table-cell/>
          <table:table-cell table:formula="of:= 1 / [.J374]" office:value-type="float" office:value="6.02409174799463" calcext:value-type="float">
            <text:p>6.02409174799463</text:p>
          </table:table-cell>
          <table:table-cell table:formula="of:= 1 / [.K374]" office:value-type="float" office:value="1.83486293114951" calcext:value-type="float">
            <text:p>1.83486293114951</text:p>
          </table:table-cell>
        </table:table-row>
        <table:table-row table:style-name="ro1">
          <table:table-cell office:value-type="float" office:value="1738936252.922" calcext:value-type="float">
            <text:p>1738936252.922</text:p>
          </table:table-cell>
          <table:table-cell office:value-type="float" office:value="1738936254.301" calcext:value-type="float">
            <text:p>1738936254.3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1.37900018692017" calcext:value-type="float">
            <text:p>1.37900018692017</text:p>
          </table:table-cell>
          <table:table-cell/>
          <table:table-cell table:formula="of:=[.A375]-[.A374]" office:value-type="float" office:value="0.333999872207642" calcext:value-type="float">
            <text:p>0.333999872207642</text:p>
          </table:table-cell>
          <table:table-cell table:formula="of:=[.B375]-[.B374]" office:value-type="float" office:value="0.109000205993652" calcext:value-type="float">
            <text:p>0.109000205993652</text:p>
          </table:table-cell>
          <table:table-cell table:formula="of:=ABS([.K375]-[.J375])" office:value-type="float" office:value="0.224999666213989" calcext:value-type="float">
            <text:p>0.224999666213989</text:p>
          </table:table-cell>
          <table:table-cell/>
          <table:table-cell table:formula="of:= 1 / [.J375]" office:value-type="float" office:value="2.99401312159281" calcext:value-type="float">
            <text:p>2.99401312159281</text:p>
          </table:table-cell>
          <table:table-cell table:formula="of:= 1 / [.K375]" office:value-type="float" office:value="9.17429458856468" calcext:value-type="float">
            <text:p>9.17429458856468</text:p>
          </table:table-cell>
        </table:table-row>
        <table:table-row table:style-name="ro1">
          <table:table-cell office:value-type="float" office:value="1738936253.088" calcext:value-type="float">
            <text:p>1738936253.088</text:p>
          </table:table-cell>
          <table:table-cell office:value-type="float" office:value="1738936254.406" calcext:value-type="float">
            <text:p>1738936254.4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1.31799983978271" calcext:value-type="float">
            <text:p>1.31799983978271</text:p>
          </table:table-cell>
          <table:table-cell/>
          <table:table-cell table:formula="of:=[.A376]-[.A375]" office:value-type="float" office:value="0.166000127792358" calcext:value-type="float">
            <text:p>0.166000127792358</text:p>
          </table:table-cell>
          <table:table-cell table:formula="of:=[.B376]-[.B375]" office:value-type="float" office:value="0.104999780654907" calcext:value-type="float">
            <text:p>0.104999780654907</text:p>
          </table:table-cell>
          <table:table-cell table:formula="of:=ABS([.K376]-[.J376])" office:value-type="float" office:value="0.0610003471374512" calcext:value-type="float">
            <text:p>0.0610003471374512</text:p>
          </table:table-cell>
          <table:table-cell/>
          <table:table-cell table:formula="of:= 1 / [.J376]" office:value-type="float" office:value="6.02409174799463" calcext:value-type="float">
            <text:p>6.02409174799463</text:p>
          </table:table-cell>
          <table:table-cell table:formula="of:= 1 / [.K376]" office:value-type="float" office:value="9.5238294190976" calcext:value-type="float">
            <text:p>9.5238294190976</text:p>
          </table:table-cell>
        </table:table-row>
        <table:table-row table:style-name="ro1">
          <table:table-cell office:value-type="float" office:value="1738936253.122" calcext:value-type="float">
            <text:p>1738936253.122</text:p>
          </table:table-cell>
          <table:table-cell office:value-type="float" office:value="1738936254.512" calcext:value-type="float">
            <text:p>1738936254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1.39000010490417" calcext:value-type="float">
            <text:p>1.39000010490417</text:p>
          </table:table-cell>
          <table:table-cell/>
          <table:table-cell table:formula="of:=[.A377]-[.A376]" office:value-type="float" office:value="0.0339999198913574" calcext:value-type="float">
            <text:p>0.0339999198913574</text:p>
          </table:table-cell>
          <table:table-cell table:formula="of:=[.B377]-[.B376]" office:value-type="float" office:value="0.106000185012817" calcext:value-type="float">
            <text:p>0.106000185012817</text:p>
          </table:table-cell>
          <table:table-cell table:formula="of:=ABS([.K377]-[.J377])" office:value-type="float" office:value="0.07200026512146" calcext:value-type="float">
            <text:p>0.07200026512146</text:p>
          </table:table-cell>
          <table:table-cell/>
          <table:table-cell table:formula="of:= 1 / [.J377]" office:value-type="float" office:value="29.4118340041793" calcext:value-type="float">
            <text:p>29.4118340041793</text:p>
          </table:table-cell>
          <table:table-cell table:formula="of:= 1 / [.K377]" office:value-type="float" office:value="9.4339457981048" calcext:value-type="float">
            <text:p>9.4339457981048</text:p>
          </table:table-cell>
        </table:table-row>
        <table:table-row table:style-name="ro1">
          <table:table-cell office:value-type="float" office:value="1738936253.488" calcext:value-type="float">
            <text:p>1738936253.488</text:p>
          </table:table-cell>
          <table:table-cell office:value-type="float" office:value="1738936255.325" calcext:value-type="float">
            <text:p>1738936255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1.83700013160706" calcext:value-type="float">
            <text:p>1.83700013160706</text:p>
          </table:table-cell>
          <table:table-cell/>
          <table:table-cell table:formula="of:=[.A378]-[.A377]" office:value-type="float" office:value="0.365999937057495" calcext:value-type="float">
            <text:p>0.365999937057495</text:p>
          </table:table-cell>
          <table:table-cell table:formula="of:=[.B378]-[.B377]" office:value-type="float" office:value="0.812999963760376" calcext:value-type="float">
            <text:p>0.812999963760376</text:p>
          </table:table-cell>
          <table:table-cell table:formula="of:=ABS([.K378]-[.J378])" office:value-type="float" office:value="0.447000026702881" calcext:value-type="float">
            <text:p>0.447000026702881</text:p>
          </table:table-cell>
          <table:table-cell/>
          <table:table-cell table:formula="of:= 1 / [.J378]" office:value-type="float" office:value="2.73224090703302" calcext:value-type="float">
            <text:p>2.73224090703302</text:p>
          </table:table-cell>
          <table:table-cell table:formula="of:= 1 / [.K378]" office:value-type="float" office:value="1.23001235495103" calcext:value-type="float">
            <text:p>1.23001235495103</text:p>
          </table:table-cell>
        </table:table-row>
        <table:table-row table:style-name="ro1">
          <table:table-cell office:value-type="float" office:value="1738936254.155" calcext:value-type="float">
            <text:p>1738936254.155</text:p>
          </table:table-cell>
          <table:table-cell office:value-type="float" office:value="1738936256.099" calcext:value-type="float">
            <text:p>1738936256.0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1.94400000572205" calcext:value-type="float">
            <text:p>1.94400000572205</text:p>
          </table:table-cell>
          <table:table-cell/>
          <table:table-cell table:formula="of:=[.A379]-[.A378]" office:value-type="float" office:value="0.66700005531311" calcext:value-type="float">
            <text:p>0.66700005531311</text:p>
          </table:table-cell>
          <table:table-cell table:formula="of:=[.B379]-[.B378]" office:value-type="float" office:value="0.773999929428101" calcext:value-type="float">
            <text:p>0.773999929428101</text:p>
          </table:table-cell>
          <table:table-cell table:formula="of:=ABS([.K379]-[.J379])" office:value-type="float" office:value="0.10699987411499" calcext:value-type="float">
            <text:p>0.10699987411499</text:p>
          </table:table-cell>
          <table:table-cell/>
          <table:table-cell table:formula="of:= 1 / [.J379]" office:value-type="float" office:value="1.49925025048247" calcext:value-type="float">
            <text:p>1.49925025048247</text:p>
          </table:table-cell>
          <table:table-cell table:formula="of:= 1 / [.K379]" office:value-type="float" office:value="1.29198978188394" calcext:value-type="float">
            <text:p>1.29198978188394</text:p>
          </table:table-cell>
        </table:table-row>
        <table:table-row table:style-name="ro1">
          <table:table-cell office:value-type="float" office:value="1738936254.955" calcext:value-type="float">
            <text:p>1738936254.955</text:p>
          </table:table-cell>
          <table:table-cell office:value-type="float" office:value="1738936256.19" calcext:value-type="float">
            <text:p>1738936256.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1.2350001335144" calcext:value-type="float">
            <text:p>1.2350001335144</text:p>
          </table:table-cell>
          <table:table-cell/>
          <table:table-cell table:formula="of:=[.A380]-[.A379]" office:value-type="float" office:value="0.799999952316284" calcext:value-type="float">
            <text:p>0.799999952316284</text:p>
          </table:table-cell>
          <table:table-cell table:formula="of:=[.B380]-[.B379]" office:value-type="float" office:value="0.0910000801086426" calcext:value-type="float">
            <text:p>0.0910000801086426</text:p>
          </table:table-cell>
          <table:table-cell table:formula="of:=ABS([.K380]-[.J380])" office:value-type="float" office:value="0.708999872207642" calcext:value-type="float">
            <text:p>0.708999872207642</text:p>
          </table:table-cell>
          <table:table-cell/>
          <table:table-cell table:formula="of:= 1 / [.J380]" office:value-type="float" office:value="1.25000007450581" calcext:value-type="float">
            <text:p>1.25000007450581</text:p>
          </table:table-cell>
          <table:table-cell table:formula="of:= 1 / [.K38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55.022" calcext:value-type="float">
            <text:p>1738936255.022</text:p>
          </table:table-cell>
          <table:table-cell office:value-type="float" office:value="1738936256.278" calcext:value-type="float">
            <text:p>1738936256.2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1.25600004196167" calcext:value-type="float">
            <text:p>1.25600004196167</text:p>
          </table:table-cell>
          <table:table-cell/>
          <table:table-cell table:formula="of:=[.A381]-[.A380]" office:value-type="float" office:value="0.067000150680542" calcext:value-type="float">
            <text:p>0.067000150680542</text:p>
          </table:table-cell>
          <table:table-cell table:formula="of:=[.B381]-[.B380]" office:value-type="float" office:value="0.0880000591278076" calcext:value-type="float">
            <text:p>0.0880000591278076</text:p>
          </table:table-cell>
          <table:table-cell table:formula="of:=ABS([.K381]-[.J381])" office:value-type="float" office:value="0.0209999084472656" calcext:value-type="float">
            <text:p>0.0209999084472656</text:p>
          </table:table-cell>
          <table:table-cell/>
          <table:table-cell table:formula="of:= 1 / [.J381]" office:value-type="float" office:value="14.9253395677872" calcext:value-type="float">
            <text:p>14.9253395677872</text:p>
          </table:table-cell>
          <table:table-cell table:formula="of:= 1 / [.K38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55.088" calcext:value-type="float">
            <text:p>1738936255.088</text:p>
          </table:table-cell>
          <table:table-cell office:value-type="float" office:value="1738936256.379" calcext:value-type="float">
            <text:p>1738936256.3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1.29099988937378" calcext:value-type="float">
            <text:p>1.29099988937378</text:p>
          </table:table-cell>
          <table:table-cell/>
          <table:table-cell table:formula="of:=[.A382]-[.A381]" office:value-type="float" office:value="0.0659999847412109" calcext:value-type="float">
            <text:p>0.0659999847412109</text:p>
          </table:table-cell>
          <table:table-cell table:formula="of:=[.B382]-[.B381]" office:value-type="float" office:value="0.10099983215332" calcext:value-type="float">
            <text:p>0.10099983215332</text:p>
          </table:table-cell>
          <table:table-cell table:formula="of:=ABS([.K382]-[.J382])" office:value-type="float" office:value="0.0349998474121094" calcext:value-type="float">
            <text:p>0.0349998474121094</text:p>
          </table:table-cell>
          <table:table-cell/>
          <table:table-cell table:formula="of:= 1 / [.J382]" office:value-type="float" office:value="15.1515186544519" calcext:value-type="float">
            <text:p>15.1515186544519</text:p>
          </table:table-cell>
          <table:table-cell table:formula="of:= 1 / [.K382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260.255" calcext:value-type="float">
            <text:p>1738936260.255</text:p>
          </table:table-cell>
          <table:table-cell office:value-type="float" office:value="1738936262.342" calcext:value-type="float">
            <text:p>1738936262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2.08699989318848" calcext:value-type="float">
            <text:p>2.08699989318848</text:p>
          </table:table-cell>
          <table:table-cell/>
          <table:table-cell table:formula="of:=[.A383]-[.A382]" office:value-type="float" office:value="5.16700005531311" calcext:value-type="float">
            <text:p>5.16700005531311</text:p>
          </table:table-cell>
          <table:table-cell table:formula="of:=[.B383]-[.B382]" office:value-type="float" office:value="5.96300005912781" calcext:value-type="float">
            <text:p>5.96300005912781</text:p>
          </table:table-cell>
          <table:table-cell table:formula="of:=ABS([.K383]-[.J383])" office:value-type="float" office:value="0.796000003814697" calcext:value-type="float">
            <text:p>0.796000003814697</text:p>
          </table:table-cell>
          <table:table-cell/>
          <table:table-cell table:formula="of:= 1 / [.J383]" office:value-type="float" office:value="0.193535898837803" calcext:value-type="float">
            <text:p>0.193535898837803</text:p>
          </table:table-cell>
          <table:table-cell table:formula="of:= 1 / [.K383]" office:value-type="float" office:value="0.167700820071142" calcext:value-type="float">
            <text:p>0.167700820071142</text:p>
          </table:table-cell>
        </table:table-row>
        <table:table-row table:style-name="ro1">
          <table:table-cell office:value-type="float" office:value="1738936261.188" calcext:value-type="float">
            <text:p>1738936261.188</text:p>
          </table:table-cell>
          <table:table-cell office:value-type="float" office:value="1738936262.484" calcext:value-type="float">
            <text:p>1738936262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1.2960000038147" calcext:value-type="float">
            <text:p>1.2960000038147</text:p>
          </table:table-cell>
          <table:table-cell/>
          <table:table-cell table:formula="of:=[.A384]-[.A383]" office:value-type="float" office:value="0.932999849319458" calcext:value-type="float">
            <text:p>0.932999849319458</text:p>
          </table:table-cell>
          <table:table-cell table:formula="of:=[.B384]-[.B383]" office:value-type="float" office:value="0.141999959945679" calcext:value-type="float">
            <text:p>0.141999959945679</text:p>
          </table:table-cell>
          <table:table-cell table:formula="of:=ABS([.K384]-[.J384])" office:value-type="float" office:value="0.790999889373779" calcext:value-type="float">
            <text:p>0.790999889373779</text:p>
          </table:table-cell>
          <table:table-cell/>
          <table:table-cell table:formula="of:= 1 / [.J384]" office:value-type="float" office:value="1.07181153429919" calcext:value-type="float">
            <text:p>1.07181153429919</text:p>
          </table:table-cell>
          <table:table-cell table:formula="of:= 1 / [.K384]" office:value-type="float" office:value="7.04225550755468" calcext:value-type="float">
            <text:p>7.04225550755468</text:p>
          </table:table-cell>
        </table:table-row>
        <table:table-row table:style-name="ro1">
          <table:table-cell office:value-type="float" office:value="1738936261.222" calcext:value-type="float">
            <text:p>1738936261.222</text:p>
          </table:table-cell>
          <table:table-cell office:value-type="float" office:value="1738936262.622" calcext:value-type="float">
            <text:p>1738936262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1.40000009536743" calcext:value-type="float">
            <text:p>1.40000009536743</text:p>
          </table:table-cell>
          <table:table-cell/>
          <table:table-cell table:formula="of:=[.A385]-[.A384]" office:value-type="float" office:value="0.0339999198913574" calcext:value-type="float">
            <text:p>0.0339999198913574</text:p>
          </table:table-cell>
          <table:table-cell table:formula="of:=[.B385]-[.B384]" office:value-type="float" office:value="0.138000011444092" calcext:value-type="float">
            <text:p>0.138000011444092</text:p>
          </table:table-cell>
          <table:table-cell table:formula="of:=ABS([.K385]-[.J385])" office:value-type="float" office:value="0.104000091552734" calcext:value-type="float">
            <text:p>0.104000091552734</text:p>
          </table:table-cell>
          <table:table-cell/>
          <table:table-cell table:formula="of:= 1 / [.J385]" office:value-type="float" office:value="29.4118340041793" calcext:value-type="float">
            <text:p>29.4118340041793</text:p>
          </table:table-cell>
          <table:table-cell table:formula="of:= 1 / [.K385]" office:value-type="float" office:value="7.24637621066526" calcext:value-type="float">
            <text:p>7.24637621066526</text:p>
          </table:table-cell>
        </table:table-row>
        <table:table-row table:style-name="ro1">
          <table:table-cell office:value-type="float" office:value="1738936261.322" calcext:value-type="float">
            <text:p>1738936261.322</text:p>
          </table:table-cell>
          <table:table-cell office:value-type="float" office:value="1738936263.816" calcext:value-type="float">
            <text:p>1738936263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2.49399995803833" calcext:value-type="float">
            <text:p>2.49399995803833</text:p>
          </table:table-cell>
          <table:table-cell/>
          <table:table-cell table:formula="of:=[.A386]-[.A385]" office:value-type="float" office:value="0.100000143051147" calcext:value-type="float">
            <text:p>0.100000143051147</text:p>
          </table:table-cell>
          <table:table-cell table:formula="of:=[.B386]-[.B385]" office:value-type="float" office:value="1.19400000572205" calcext:value-type="float">
            <text:p>1.19400000572205</text:p>
          </table:table-cell>
          <table:table-cell table:formula="of:=ABS([.K386]-[.J386])" office:value-type="float" office:value="1.0939998626709" calcext:value-type="float">
            <text:p>1.0939998626709</text:p>
          </table:table-cell>
          <table:table-cell/>
          <table:table-cell table:formula="of:= 1 / [.J386]" office:value-type="float" office:value="9.99998569490572" calcext:value-type="float">
            <text:p>9.99998569490572</text:p>
          </table:table-cell>
          <table:table-cell table:formula="of:= 1 / [.K386]" office:value-type="float" office:value="0.837520934009771" calcext:value-type="float">
            <text:p>0.837520934009771</text:p>
          </table:table-cell>
        </table:table-row>
        <table:table-row table:style-name="ro1">
          <table:table-cell office:value-type="float" office:value="1738936261.588" calcext:value-type="float">
            <text:p>1738936261.588</text:p>
          </table:table-cell>
          <table:table-cell office:value-type="float" office:value="1738936263.915" calcext:value-type="float">
            <text:p>1738936263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2.32699990272522" calcext:value-type="float">
            <text:p>2.32699990272522</text:p>
          </table:table-cell>
          <table:table-cell/>
          <table:table-cell table:formula="of:=[.A387]-[.A386]" office:value-type="float" office:value="0.266000032424927" calcext:value-type="float">
            <text:p>0.266000032424927</text:p>
          </table:table-cell>
          <table:table-cell table:formula="of:=[.B387]-[.B386]" office:value-type="float" office:value="0.0989999771118164" calcext:value-type="float">
            <text:p>0.0989999771118164</text:p>
          </table:table-cell>
          <table:table-cell table:formula="of:=ABS([.K387]-[.J387])" office:value-type="float" office:value="0.16700005531311" calcext:value-type="float">
            <text:p>0.16700005531311</text:p>
          </table:table-cell>
          <table:table-cell/>
          <table:table-cell table:formula="of:= 1 / [.J387]" office:value-type="float" office:value="3.75939803797667" calcext:value-type="float">
            <text:p>3.75939803797667</text:p>
          </table:table-cell>
          <table:table-cell table:formula="of:= 1 / [.K38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62.722" calcext:value-type="float">
            <text:p>1738936262.722</text:p>
          </table:table-cell>
          <table:table-cell office:value-type="float" office:value="1738936264.005" calcext:value-type="float">
            <text:p>1738936264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1.28300023078918" calcext:value-type="float">
            <text:p>1.28300023078918</text:p>
          </table:table-cell>
          <table:table-cell/>
          <table:table-cell table:formula="of:=[.A388]-[.A387]" office:value-type="float" office:value="1.13399982452393" calcext:value-type="float">
            <text:p>1.13399982452393</text:p>
          </table:table-cell>
          <table:table-cell table:formula="of:=[.B388]-[.B387]" office:value-type="float" office:value="0.0900001525878906" calcext:value-type="float">
            <text:p>0.0900001525878906</text:p>
          </table:table-cell>
          <table:table-cell table:formula="of:=ABS([.K388]-[.J388])" office:value-type="float" office:value="1.04399967193604" calcext:value-type="float">
            <text:p>1.04399967193604</text:p>
          </table:table-cell>
          <table:table-cell/>
          <table:table-cell table:formula="of:= 1 / [.J388]" office:value-type="float" office:value="0.881834351623307" calcext:value-type="float">
            <text:p>0.881834351623307</text:p>
          </table:table-cell>
          <table:table-cell table:formula="of:= 1 / [.K38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62.788" calcext:value-type="float">
            <text:p>1738936262.788</text:p>
          </table:table-cell>
          <table:table-cell office:value-type="float" office:value="1738936264.15" calcext:value-type="float">
            <text:p>1738936264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1.36199998855591" calcext:value-type="float">
            <text:p>1.36199998855591</text:p>
          </table:table-cell>
          <table:table-cell/>
          <table:table-cell table:formula="of:=[.A389]-[.A388]" office:value-type="float" office:value="0.06600022315979" calcext:value-type="float">
            <text:p>0.06600022315979</text:p>
          </table:table-cell>
          <table:table-cell table:formula="of:=[.B389]-[.B388]" office:value-type="float" office:value="0.144999980926514" calcext:value-type="float">
            <text:p>0.144999980926514</text:p>
          </table:table-cell>
          <table:table-cell table:formula="of:=ABS([.K389]-[.J389])" office:value-type="float" office:value="0.0789997577667236" calcext:value-type="float">
            <text:p>0.0789997577667236</text:p>
          </table:table-cell>
          <table:table-cell/>
          <table:table-cell table:formula="of:= 1 / [.J389]" office:value-type="float" office:value="15.1514639212499" calcext:value-type="float">
            <text:p>15.1514639212499</text:p>
          </table:table-cell>
          <table:table-cell table:formula="of:= 1 / [.K389]" office:value-type="float" office:value="6.89655263131933" calcext:value-type="float">
            <text:p>6.89655263131933</text:p>
          </table:table-cell>
        </table:table-row>
        <table:table-row table:style-name="ro1">
          <table:table-cell office:value-type="float" office:value="1738936262.822" calcext:value-type="float">
            <text:p>1738936262.822</text:p>
          </table:table-cell>
          <table:table-cell office:value-type="float" office:value="1738936264.248" calcext:value-type="float">
            <text:p>1738936264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1.42599987983704" calcext:value-type="float">
            <text:p>1.42599987983704</text:p>
          </table:table-cell>
          <table:table-cell/>
          <table:table-cell table:formula="of:=[.A390]-[.A389]" office:value-type="float" office:value="0.0339999198913574" calcext:value-type="float">
            <text:p>0.0339999198913574</text:p>
          </table:table-cell>
          <table:table-cell table:formula="of:=[.B390]-[.B389]" office:value-type="float" office:value="0.0979998111724854" calcext:value-type="float">
            <text:p>0.0979998111724854</text:p>
          </table:table-cell>
          <table:table-cell table:formula="of:=ABS([.K390]-[.J390])" office:value-type="float" office:value="0.0639998912811279" calcext:value-type="float">
            <text:p>0.0639998912811279</text:p>
          </table:table-cell>
          <table:table-cell/>
          <table:table-cell table:formula="of:= 1 / [.J390]" office:value-type="float" office:value="29.4118340041793" calcext:value-type="float">
            <text:p>29.4118340041793</text:p>
          </table:table-cell>
          <table:table-cell table:formula="of:= 1 / [.K390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65.022" calcext:value-type="float">
            <text:p>1738936265.022</text:p>
          </table:table-cell>
          <table:table-cell office:value-type="float" office:value="1738936266.246" calcext:value-type="float">
            <text:p>1738936266.2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1.22399997711182" calcext:value-type="float">
            <text:p>1.22399997711182</text:p>
          </table:table-cell>
          <table:table-cell/>
          <table:table-cell table:formula="of:=[.A391]-[.A390]" office:value-type="float" office:value="2.20000004768372" calcext:value-type="float">
            <text:p>2.20000004768372</text:p>
          </table:table-cell>
          <table:table-cell table:formula="of:=[.B391]-[.B390]" office:value-type="float" office:value="1.9980001449585" calcext:value-type="float">
            <text:p>1.9980001449585</text:p>
          </table:table-cell>
          <table:table-cell table:formula="of:=ABS([.K391]-[.J391])" office:value-type="float" office:value="0.20199990272522" calcext:value-type="float">
            <text:p>0.20199990272522</text:p>
          </table:table-cell>
          <table:table-cell/>
          <table:table-cell table:formula="of:= 1 / [.J391]" office:value-type="float" office:value="0.454545444693447" calcext:value-type="float">
            <text:p>0.454545444693447</text:p>
          </table:table-cell>
          <table:table-cell table:formula="of:= 1 / [.K391]" office:value-type="float" office:value="0.500500464188291" calcext:value-type="float">
            <text:p>0.500500464188291</text:p>
          </table:table-cell>
        </table:table-row>
        <table:table-row table:style-name="ro1">
          <table:table-cell office:value-type="float" office:value="1738936265.088" calcext:value-type="float">
            <text:p>1738936265.088</text:p>
          </table:table-cell>
          <table:table-cell office:value-type="float" office:value="1738936266.339" calcext:value-type="float">
            <text:p>1738936266.3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1.25099992752075" calcext:value-type="float">
            <text:p>1.25099992752075</text:p>
          </table:table-cell>
          <table:table-cell/>
          <table:table-cell table:formula="of:=[.A392]-[.A391]" office:value-type="float" office:value="0.0659999847412109" calcext:value-type="float">
            <text:p>0.0659999847412109</text:p>
          </table:table-cell>
          <table:table-cell table:formula="of:=[.B392]-[.B391]" office:value-type="float" office:value="0.0929999351501465" calcext:value-type="float">
            <text:p>0.0929999351501465</text:p>
          </table:table-cell>
          <table:table-cell table:formula="of:=ABS([.K392]-[.J392])" office:value-type="float" office:value="0.0269999504089355" calcext:value-type="float">
            <text:p>0.0269999504089355</text:p>
          </table:table-cell>
          <table:table-cell/>
          <table:table-cell table:formula="of:= 1 / [.J392]" office:value-type="float" office:value="15.1515186544519" calcext:value-type="float">
            <text:p>15.1515186544519</text:p>
          </table:table-cell>
          <table:table-cell table:formula="of:= 1 / [.K392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65.355" calcext:value-type="float">
            <text:p>1738936265.355</text:p>
          </table:table-cell>
          <table:table-cell office:value-type="float" office:value="1738936266.43" calcext:value-type="float">
            <text:p>1738936266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1.07500004768372" calcext:value-type="float">
            <text:p>1.07500004768372</text:p>
          </table:table-cell>
          <table:table-cell/>
          <table:table-cell table:formula="of:=[.A393]-[.A392]" office:value-type="float" office:value="0.266999959945679" calcext:value-type="float">
            <text:p>0.266999959945679</text:p>
          </table:table-cell>
          <table:table-cell table:formula="of:=[.B393]-[.B392]" office:value-type="float" office:value="0.0910000801086426" calcext:value-type="float">
            <text:p>0.0910000801086426</text:p>
          </table:table-cell>
          <table:table-cell table:formula="of:=ABS([.K393]-[.J393])" office:value-type="float" office:value="0.175999879837036" calcext:value-type="float">
            <text:p>0.175999879837036</text:p>
          </table:table-cell>
          <table:table-cell/>
          <table:table-cell table:formula="of:= 1 / [.J393]" office:value-type="float" office:value="3.74531891391838" calcext:value-type="float">
            <text:p>3.74531891391838</text:p>
          </table:table-cell>
          <table:table-cell table:formula="of:= 1 / [.K39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65.388" calcext:value-type="float">
            <text:p>1738936265.388</text:p>
          </table:table-cell>
          <table:table-cell office:value-type="float" office:value="1738936266.536" calcext:value-type="float">
            <text:p>1738936266.5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1.14800000190735" calcext:value-type="float">
            <text:p>1.14800000190735</text:p>
          </table:table-cell>
          <table:table-cell/>
          <table:table-cell table:formula="of:=[.A394]-[.A393]" office:value-type="float" office:value="0.0329999923706055" calcext:value-type="float">
            <text:p>0.0329999923706055</text:p>
          </table:table-cell>
          <table:table-cell table:formula="of:=[.B394]-[.B393]" office:value-type="float" office:value="0.105999946594238" calcext:value-type="float">
            <text:p>0.105999946594238</text:p>
          </table:table-cell>
          <table:table-cell table:formula="of:=ABS([.K394]-[.J394])" office:value-type="float" office:value="0.0729999542236328" calcext:value-type="float">
            <text:p>0.0729999542236328</text:p>
          </table:table-cell>
          <table:table-cell/>
          <table:table-cell table:formula="of:= 1 / [.J394]" office:value-type="float" office:value="30.3030373089039" calcext:value-type="float">
            <text:p>30.3030373089039</text:p>
          </table:table-cell>
          <table:table-cell table:formula="of:= 1 / [.K394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65.788" calcext:value-type="float">
            <text:p>1738936265.788</text:p>
          </table:table-cell>
          <table:table-cell office:value-type="float" office:value="1738936267.78" calcext:value-type="float">
            <text:p>1738936267.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1.99199986457825" calcext:value-type="float">
            <text:p>1.99199986457825</text:p>
          </table:table-cell>
          <table:table-cell/>
          <table:table-cell table:formula="of:=[.A395]-[.A394]" office:value-type="float" office:value="0.400000095367432" calcext:value-type="float">
            <text:p>0.400000095367432</text:p>
          </table:table-cell>
          <table:table-cell table:formula="of:=[.B395]-[.B394]" office:value-type="float" office:value="1.24399995803833" calcext:value-type="float">
            <text:p>1.24399995803833</text:p>
          </table:table-cell>
          <table:table-cell table:formula="of:=ABS([.K395]-[.J395])" office:value-type="float" office:value="0.843999862670898" calcext:value-type="float">
            <text:p>0.843999862670898</text:p>
          </table:table-cell>
          <table:table-cell/>
          <table:table-cell table:formula="of:= 1 / [.J395]" office:value-type="float" office:value="2.49999940395369" calcext:value-type="float">
            <text:p>2.49999940395369</text:p>
          </table:table-cell>
          <table:table-cell table:formula="of:= 1 / [.K395]" office:value-type="float" office:value="0.803858548015472" calcext:value-type="float">
            <text:p>0.803858548015472</text:p>
          </table:table-cell>
        </table:table-row>
        <table:table-row table:style-name="ro1">
          <table:table-cell office:value-type="float" office:value="1738936266.755" calcext:value-type="float">
            <text:p>1738936266.755</text:p>
          </table:table-cell>
          <table:table-cell office:value-type="float" office:value="1738936268.028" calcext:value-type="float">
            <text:p>1738936268.0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1.27300000190735" calcext:value-type="float">
            <text:p>1.27300000190735</text:p>
          </table:table-cell>
          <table:table-cell/>
          <table:table-cell table:formula="of:=[.A396]-[.A395]" office:value-type="float" office:value="0.967000007629395" calcext:value-type="float">
            <text:p>0.967000007629395</text:p>
          </table:table-cell>
          <table:table-cell table:formula="of:=[.B396]-[.B395]" office:value-type="float" office:value="0.248000144958496" calcext:value-type="float">
            <text:p>0.248000144958496</text:p>
          </table:table-cell>
          <table:table-cell table:formula="of:=ABS([.K396]-[.J396])" office:value-type="float" office:value="0.718999862670898" calcext:value-type="float">
            <text:p>0.718999862670898</text:p>
          </table:table-cell>
          <table:table-cell/>
          <table:table-cell table:formula="of:= 1 / [.J396]" office:value-type="float" office:value="1.03412615523293" calcext:value-type="float">
            <text:p>1.03412615523293</text:p>
          </table:table-cell>
          <table:table-cell table:formula="of:= 1 / [.K396]" office:value-type="float" office:value="4.03225570762208" calcext:value-type="float">
            <text:p>4.03225570762208</text:p>
          </table:table-cell>
        </table:table-row>
        <table:table-row table:style-name="ro1">
          <table:table-cell office:value-type="float" office:value="1738936266.788" calcext:value-type="float">
            <text:p>1738936266.788</text:p>
          </table:table-cell>
          <table:table-cell office:value-type="float" office:value="1738936268.163" calcext:value-type="float">
            <text:p>1738936268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1.375" calcext:value-type="float">
            <text:p>1.375</text:p>
          </table:table-cell>
          <table:table-cell/>
          <table:table-cell table:formula="of:=[.A397]-[.A396]" office:value-type="float" office:value="0.0329999923706055" calcext:value-type="float">
            <text:p>0.0329999923706055</text:p>
          </table:table-cell>
          <table:table-cell table:formula="of:=[.B397]-[.B396]" office:value-type="float" office:value="0.134999990463257" calcext:value-type="float">
            <text:p>0.134999990463257</text:p>
          </table:table-cell>
          <table:table-cell table:formula="of:=ABS([.K397]-[.J397])" office:value-type="float" office:value="0.101999998092651" calcext:value-type="float">
            <text:p>0.101999998092651</text:p>
          </table:table-cell>
          <table:table-cell/>
          <table:table-cell table:formula="of:= 1 / [.J397]" office:value-type="float" office:value="30.3030373089039" calcext:value-type="float">
            <text:p>30.3030373089039</text:p>
          </table:table-cell>
          <table:table-cell table:formula="of:= 1 / [.K397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267.088" calcext:value-type="float">
            <text:p>1738936267.088</text:p>
          </table:table-cell>
          <table:table-cell office:value-type="float" office:value="1738936269.122" calcext:value-type="float">
            <text:p>1738936269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2.03399991989136" calcext:value-type="float">
            <text:p>2.03399991989136</text:p>
          </table:table-cell>
          <table:table-cell/>
          <table:table-cell table:formula="of:=[.A398]-[.A397]" office:value-type="float" office:value="0.299999952316284" calcext:value-type="float">
            <text:p>0.299999952316284</text:p>
          </table:table-cell>
          <table:table-cell table:formula="of:=[.B398]-[.B397]" office:value-type="float" office:value="0.958999872207642" calcext:value-type="float">
            <text:p>0.958999872207642</text:p>
          </table:table-cell>
          <table:table-cell table:formula="of:=ABS([.K398]-[.J398])" office:value-type="float" office:value="0.658999919891357" calcext:value-type="float">
            <text:p>0.658999919891357</text:p>
          </table:table-cell>
          <table:table-cell/>
          <table:table-cell table:formula="of:= 1 / [.J398]" office:value-type="float" office:value="3.33333386315248" calcext:value-type="float">
            <text:p>3.33333386315248</text:p>
          </table:table-cell>
          <table:table-cell table:formula="of:= 1 / [.K398]" office:value-type="float" office:value="1.04275300652332" calcext:value-type="float">
            <text:p>1.04275300652332</text:p>
          </table:table-cell>
        </table:table-row>
        <table:table-row table:style-name="ro1">
          <table:table-cell office:value-type="float" office:value="1738936267.122" calcext:value-type="float">
            <text:p>1738936267.122</text:p>
          </table:table-cell>
          <table:table-cell office:value-type="float" office:value="1738936269.205" calcext:value-type="float">
            <text:p>1738936269.2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2.08299994468689" calcext:value-type="float">
            <text:p>2.08299994468689</text:p>
          </table:table-cell>
          <table:table-cell/>
          <table:table-cell table:formula="of:=[.A399]-[.A398]" office:value-type="float" office:value="0.0339999198913574" calcext:value-type="float">
            <text:p>0.0339999198913574</text:p>
          </table:table-cell>
          <table:table-cell table:formula="of:=[.B399]-[.B398]" office:value-type="float" office:value="0.0829999446868897" calcext:value-type="float">
            <text:p>0.0829999446868897</text:p>
          </table:table-cell>
          <table:table-cell table:formula="of:=ABS([.K399]-[.J399])" office:value-type="float" office:value="0.0490000247955322" calcext:value-type="float">
            <text:p>0.0490000247955322</text:p>
          </table:table-cell>
          <table:table-cell/>
          <table:table-cell table:formula="of:= 1 / [.J399]" office:value-type="float" office:value="29.4118340041793" calcext:value-type="float">
            <text:p>29.4118340041793</text:p>
          </table:table-cell>
          <table:table-cell table:formula="of:= 1 / [.K399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267.155" calcext:value-type="float">
            <text:p>1738936267.155</text:p>
          </table:table-cell>
          <table:table-cell office:value-type="float" office:value="1738936269.382" calcext:value-type="float">
            <text:p>1738936269.3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2.22699999809265" calcext:value-type="float">
            <text:p>2.22699999809265</text:p>
          </table:table-cell>
          <table:table-cell/>
          <table:table-cell table:formula="of:=[.A400]-[.A399]" office:value-type="float" office:value="0.0329999923706055" calcext:value-type="float">
            <text:p>0.0329999923706055</text:p>
          </table:table-cell>
          <table:table-cell table:formula="of:=[.B400]-[.B399]" office:value-type="float" office:value="0.177000045776367" calcext:value-type="float">
            <text:p>0.177000045776367</text:p>
          </table:table-cell>
          <table:table-cell table:formula="of:=ABS([.K400]-[.J400])" office:value-type="float" office:value="0.144000053405762" calcext:value-type="float">
            <text:p>0.144000053405762</text:p>
          </table:table-cell>
          <table:table-cell/>
          <table:table-cell table:formula="of:= 1 / [.J400]" office:value-type="float" office:value="30.3030373089039" calcext:value-type="float">
            <text:p>30.3030373089039</text:p>
          </table:table-cell>
          <table:table-cell table:formula="of:= 1 / [.K400]" office:value-type="float" office:value="5.64971605297471" calcext:value-type="float">
            <text:p>5.64971605297471</text:p>
          </table:table-cell>
        </table:table-row>
        <table:table-row table:style-name="ro1">
          <table:table-cell office:value-type="float" office:value="1738936267.188" calcext:value-type="float">
            <text:p>1738936267.188</text:p>
          </table:table-cell>
          <table:table-cell office:value-type="float" office:value="1738936269.473" calcext:value-type="float">
            <text:p>1738936269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2.28500008583069" calcext:value-type="float">
            <text:p>2.28500008583069</text:p>
          </table:table-cell>
          <table:table-cell/>
          <table:table-cell table:formula="of:=[.A401]-[.A400]" office:value-type="float" office:value="0.0329999923706055" calcext:value-type="float">
            <text:p>0.0329999923706055</text:p>
          </table:table-cell>
          <table:table-cell table:formula="of:=[.B401]-[.B400]" office:value-type="float" office:value="0.0910000801086426" calcext:value-type="float">
            <text:p>0.0910000801086426</text:p>
          </table:table-cell>
          <table:table-cell table:formula="of:=ABS([.K401]-[.J401])" office:value-type="float" office:value="0.0580000877380371" calcext:value-type="float">
            <text:p>0.0580000877380371</text:p>
          </table:table-cell>
          <table:table-cell/>
          <table:table-cell table:formula="of:= 1 / [.J401]" office:value-type="float" office:value="30.3030373089039" calcext:value-type="float">
            <text:p>30.3030373089039</text:p>
          </table:table-cell>
          <table:table-cell table:formula="of:= 1 / [.K40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68.188" calcext:value-type="float">
            <text:p>1738936268.188</text:p>
          </table:table-cell>
          <table:table-cell office:value-type="float" office:value="1738936271.43" calcext:value-type="float">
            <text:p>1738936271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3.24200010299683" calcext:value-type="float">
            <text:p>3.24200010299683</text:p>
          </table:table-cell>
          <table:table-cell/>
          <table:table-cell table:formula="of:=[.A402]-[.A401]" office:value-type="float" office:value="1" calcext:value-type="float">
            <text:p>1</text:p>
          </table:table-cell>
          <table:table-cell table:formula="of:=[.B402]-[.B401]" office:value-type="float" office:value="1.95700001716614" calcext:value-type="float">
            <text:p>1.95700001716614</text:p>
          </table:table-cell>
          <table:table-cell table:formula="of:=ABS([.K402]-[.J402])" office:value-type="float" office:value="0.957000017166138" calcext:value-type="float">
            <text:p>0.957000017166138</text:p>
          </table:table-cell>
          <table:table-cell/>
          <table:table-cell table:formula="of:= 1 / [.J402]" office:value-type="float" office:value="1" calcext:value-type="float">
            <text:p>1</text:p>
          </table:table-cell>
          <table:table-cell table:formula="of:= 1 / [.K402]" office:value-type="float" office:value="0.510986198890312" calcext:value-type="float">
            <text:p>0.510986198890312</text:p>
          </table:table-cell>
        </table:table-row>
        <table:table-row table:style-name="ro1">
          <table:table-cell office:value-type="float" office:value="1738936268.555" calcext:value-type="float">
            <text:p>1738936268.555</text:p>
          </table:table-cell>
          <table:table-cell office:value-type="float" office:value="1738936271.524" calcext:value-type="float">
            <text:p>1738936271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2.9689998626709" calcext:value-type="float">
            <text:p>2.9689998626709</text:p>
          </table:table-cell>
          <table:table-cell/>
          <table:table-cell table:formula="of:=[.A403]-[.A402]" office:value-type="float" office:value="0.367000102996826" calcext:value-type="float">
            <text:p>0.367000102996826</text:p>
          </table:table-cell>
          <table:table-cell table:formula="of:=[.B403]-[.B402]" office:value-type="float" office:value="0.0939998626708984" calcext:value-type="float">
            <text:p>0.0939998626708984</text:p>
          </table:table-cell>
          <table:table-cell table:formula="of:=ABS([.K403]-[.J403])" office:value-type="float" office:value="0.273000240325928" calcext:value-type="float">
            <text:p>0.273000240325928</text:p>
          </table:table-cell>
          <table:table-cell/>
          <table:table-cell table:formula="of:= 1 / [.J403]" office:value-type="float" office:value="2.72479487562609" calcext:value-type="float">
            <text:p>2.72479487562609</text:p>
          </table:table-cell>
          <table:table-cell table:formula="of:= 1 / [.K403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70.355" calcext:value-type="float">
            <text:p>1738936270.355</text:p>
          </table:table-cell>
          <table:table-cell office:value-type="float" office:value="1738936271.628" calcext:value-type="float">
            <text:p>1738936271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4]-[.A404]" office:value-type="float" office:value="1.27300000190735" calcext:value-type="float">
            <text:p>1.27300000190735</text:p>
          </table:table-cell>
          <table:table-cell/>
          <table:table-cell table:formula="of:=[.A404]-[.A403]" office:value-type="float" office:value="1.79999995231628" calcext:value-type="float">
            <text:p>1.79999995231628</text:p>
          </table:table-cell>
          <table:table-cell table:formula="of:=[.B404]-[.B403]" office:value-type="float" office:value="0.104000091552734" calcext:value-type="float">
            <text:p>0.104000091552734</text:p>
          </table:table-cell>
          <table:table-cell table:formula="of:=ABS([.K404]-[.J404])" office:value-type="float" office:value="1.69599986076355" calcext:value-type="float">
            <text:p>1.69599986076355</text:p>
          </table:table-cell>
          <table:table-cell/>
          <table:table-cell table:formula="of:= 1 / [.J404]" office:value-type="float" office:value="0.555555570272752" calcext:value-type="float">
            <text:p>0.555555570272752</text:p>
          </table:table-cell>
          <table:table-cell table:formula="of:= 1 / [.K404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270.388" calcext:value-type="float">
            <text:p>1738936270.388</text:p>
          </table:table-cell>
          <table:table-cell office:value-type="float" office:value="1738936271.72" calcext:value-type="float">
            <text:p>1738936271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5]-[.A405]" office:value-type="float" office:value="1.33200001716614" calcext:value-type="float">
            <text:p>1.33200001716614</text:p>
          </table:table-cell>
          <table:table-cell/>
          <table:table-cell table:formula="of:=[.A405]-[.A404]" office:value-type="float" office:value="0.0329999923706055" calcext:value-type="float">
            <text:p>0.0329999923706055</text:p>
          </table:table-cell>
          <table:table-cell table:formula="of:=[.B405]-[.B404]" office:value-type="float" office:value="0.0920000076293945" calcext:value-type="float">
            <text:p>0.0920000076293945</text:p>
          </table:table-cell>
          <table:table-cell table:formula="of:=ABS([.K405]-[.J405])" office:value-type="float" office:value="0.0590000152587891" calcext:value-type="float">
            <text:p>0.0590000152587891</text:p>
          </table:table-cell>
          <table:table-cell/>
          <table:table-cell table:formula="of:= 1 / [.J405]" office:value-type="float" office:value="30.3030373089039" calcext:value-type="float">
            <text:p>30.3030373089039</text:p>
          </table:table-cell>
          <table:table-cell table:formula="of:= 1 / [.K40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70.555" calcext:value-type="float">
            <text:p>1738936270.555</text:p>
          </table:table-cell>
          <table:table-cell office:value-type="float" office:value="1738936271.816" calcext:value-type="float">
            <text:p>1738936271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6]-[.A406]" office:value-type="float" office:value="1.26099991798401" calcext:value-type="float">
            <text:p>1.26099991798401</text:p>
          </table:table-cell>
          <table:table-cell/>
          <table:table-cell table:formula="of:=[.A406]-[.A405]" office:value-type="float" office:value="0.16700005531311" calcext:value-type="float">
            <text:p>0.16700005531311</text:p>
          </table:table-cell>
          <table:table-cell table:formula="of:=[.B406]-[.B405]" office:value-type="float" office:value="0.0959999561309815" calcext:value-type="float">
            <text:p>0.0959999561309815</text:p>
          </table:table-cell>
          <table:table-cell table:formula="of:=ABS([.K406]-[.J406])" office:value-type="float" office:value="0.0710000991821289" calcext:value-type="float">
            <text:p>0.0710000991821289</text:p>
          </table:table-cell>
          <table:table-cell/>
          <table:table-cell table:formula="of:= 1 / [.J406]" office:value-type="float" office:value="5.98802196876575" calcext:value-type="float">
            <text:p>5.98802196876575</text:p>
          </table:table-cell>
          <table:table-cell table:formula="of:= 1 / [.K406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270.588" calcext:value-type="float">
            <text:p>1738936270.588</text:p>
          </table:table-cell>
          <table:table-cell office:value-type="float" office:value="1738936271.906" calcext:value-type="float">
            <text:p>1738936271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7]-[.A407]" office:value-type="float" office:value="1.31799983978271" calcext:value-type="float">
            <text:p>1.31799983978271</text:p>
          </table:table-cell>
          <table:table-cell/>
          <table:table-cell table:formula="of:=[.A407]-[.A406]" office:value-type="float" office:value="0.0329999923706055" calcext:value-type="float">
            <text:p>0.0329999923706055</text:p>
          </table:table-cell>
          <table:table-cell table:formula="of:=[.B407]-[.B406]" office:value-type="float" office:value="0.0899999141693115" calcext:value-type="float">
            <text:p>0.0899999141693115</text:p>
          </table:table-cell>
          <table:table-cell table:formula="of:=ABS([.K407]-[.J407])" office:value-type="float" office:value="0.0569999217987061" calcext:value-type="float">
            <text:p>0.0569999217987061</text:p>
          </table:table-cell>
          <table:table-cell/>
          <table:table-cell table:formula="of:= 1 / [.J407]" office:value-type="float" office:value="30.3030373089039" calcext:value-type="float">
            <text:p>30.3030373089039</text:p>
          </table:table-cell>
          <table:table-cell table:formula="of:= 1 / [.K407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70.955" calcext:value-type="float">
            <text:p>1738936270.955</text:p>
          </table:table-cell>
          <table:table-cell office:value-type="float" office:value="1738936273.459" calcext:value-type="float">
            <text:p>1738936273.4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8]-[.A408]" office:value-type="float" office:value="2.50400018692017" calcext:value-type="float">
            <text:p>2.50400018692017</text:p>
          </table:table-cell>
          <table:table-cell/>
          <table:table-cell table:formula="of:=[.A408]-[.A407]" office:value-type="float" office:value="0.366999864578247" calcext:value-type="float">
            <text:p>0.366999864578247</text:p>
          </table:table-cell>
          <table:table-cell table:formula="of:=[.B408]-[.B407]" office:value-type="float" office:value="1.5530002117157" calcext:value-type="float">
            <text:p>1.5530002117157</text:p>
          </table:table-cell>
          <table:table-cell table:formula="of:=ABS([.K408]-[.J408])" office:value-type="float" office:value="1.18600034713745" calcext:value-type="float">
            <text:p>1.18600034713745</text:p>
          </table:table-cell>
          <table:table-cell/>
          <table:table-cell table:formula="of:= 1 / [.J408]" office:value-type="float" office:value="2.72479664576768" calcext:value-type="float">
            <text:p>2.72479664576768</text:p>
          </table:table-cell>
          <table:table-cell table:formula="of:= 1 / [.K408]" office:value-type="float" office:value="0.643914915436641" calcext:value-type="float">
            <text:p>0.643914915436641</text:p>
          </table:table-cell>
        </table:table-row>
        <table:table-row table:style-name="ro1">
          <table:table-cell office:value-type="float" office:value="1738936272.588" calcext:value-type="float">
            <text:p>1738936272.588</text:p>
          </table:table-cell>
          <table:table-cell office:value-type="float" office:value="1738936273.846" calcext:value-type="float">
            <text:p>1738936273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9]-[.A409]" office:value-type="float" office:value="1.25799989700317" calcext:value-type="float">
            <text:p>1.25799989700317</text:p>
          </table:table-cell>
          <table:table-cell/>
          <table:table-cell table:formula="of:=[.A409]-[.A408]" office:value-type="float" office:value="1.63300013542175" calcext:value-type="float">
            <text:p>1.63300013542175</text:p>
          </table:table-cell>
          <table:table-cell table:formula="of:=[.B409]-[.B408]" office:value-type="float" office:value="0.386999845504761" calcext:value-type="float">
            <text:p>0.386999845504761</text:p>
          </table:table-cell>
          <table:table-cell table:formula="of:=ABS([.K409]-[.J409])" office:value-type="float" office:value="1.24600028991699" calcext:value-type="float">
            <text:p>1.24600028991699</text:p>
          </table:table-cell>
          <table:table-cell/>
          <table:table-cell table:formula="of:= 1 / [.J409]" office:value-type="float" office:value="0.612369820619599" calcext:value-type="float">
            <text:p>0.612369820619599</text:p>
          </table:table-cell>
          <table:table-cell table:formula="of:= 1 / [.K409]" office:value-type="float" office:value="2.58398035972265" calcext:value-type="float">
            <text:p>2.58398035972265</text:p>
          </table:table-cell>
        </table:table-row>
        <table:table-row table:style-name="ro1">
          <table:table-cell office:value-type="float" office:value="1738936272.622" calcext:value-type="float">
            <text:p>1738936272.622</text:p>
          </table:table-cell>
          <table:table-cell office:value-type="float" office:value="1738936274.078" calcext:value-type="float">
            <text:p>1738936274.0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0]-[.A410]" office:value-type="float" office:value="1.45600008964539" calcext:value-type="float">
            <text:p>1.45600008964539</text:p>
          </table:table-cell>
          <table:table-cell/>
          <table:table-cell table:formula="of:=[.A410]-[.A409]" office:value-type="float" office:value="0.0339999198913574" calcext:value-type="float">
            <text:p>0.0339999198913574</text:p>
          </table:table-cell>
          <table:table-cell table:formula="of:=[.B410]-[.B409]" office:value-type="float" office:value="0.232000112533569" calcext:value-type="float">
            <text:p>0.232000112533569</text:p>
          </table:table-cell>
          <table:table-cell table:formula="of:=ABS([.K410]-[.J410])" office:value-type="float" office:value="0.198000192642212" calcext:value-type="float">
            <text:p>0.198000192642212</text:p>
          </table:table-cell>
          <table:table-cell/>
          <table:table-cell table:formula="of:= 1 / [.J410]" office:value-type="float" office:value="29.4118340041793" calcext:value-type="float">
            <text:p>29.4118340041793</text:p>
          </table:table-cell>
          <table:table-cell table:formula="of:= 1 / [.K410]" office:value-type="float" office:value="4.31034273681787" calcext:value-type="float">
            <text:p>4.31034273681787</text:p>
          </table:table-cell>
        </table:table-row>
        <table:table-row table:style-name="ro1">
          <table:table-cell office:value-type="float" office:value="1738936272.888" calcext:value-type="float">
            <text:p>1738936272.888</text:p>
          </table:table-cell>
          <table:table-cell office:value-type="float" office:value="1738936274.395" calcext:value-type="float">
            <text:p>1738936274.3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1]-[.A411]" office:value-type="float" office:value="1.50699996948242" calcext:value-type="float">
            <text:p>1.50699996948242</text:p>
          </table:table-cell>
          <table:table-cell/>
          <table:table-cell table:formula="of:=[.A411]-[.A410]" office:value-type="float" office:value="0.266000032424927" calcext:value-type="float">
            <text:p>0.266000032424927</text:p>
          </table:table-cell>
          <table:table-cell table:formula="of:=[.B411]-[.B410]" office:value-type="float" office:value="0.316999912261963" calcext:value-type="float">
            <text:p>0.316999912261963</text:p>
          </table:table-cell>
          <table:table-cell table:formula="of:=ABS([.K411]-[.J411])" office:value-type="float" office:value="0.0509998798370361" calcext:value-type="float">
            <text:p>0.0509998798370361</text:p>
          </table:table-cell>
          <table:table-cell/>
          <table:table-cell table:formula="of:= 1 / [.J411]" office:value-type="float" office:value="3.75939803797667" calcext:value-type="float">
            <text:p>3.75939803797667</text:p>
          </table:table-cell>
          <table:table-cell table:formula="of:= 1 / [.K411]" office:value-type="float" office:value="3.15457500560321" calcext:value-type="float">
            <text:p>3.15457500560321</text:p>
          </table:table-cell>
        </table:table-row>
        <table:table-row table:style-name="ro1">
          <table:table-cell office:value-type="float" office:value="1738936272.922" calcext:value-type="float">
            <text:p>1738936272.922</text:p>
          </table:table-cell>
          <table:table-cell office:value-type="float" office:value="1738936274.4" calcext:value-type="float">
            <text:p>1738936274.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2]-[.A412]" office:value-type="float" office:value="1.47800016403198" calcext:value-type="float">
            <text:p>1.47800016403198</text:p>
          </table:table-cell>
          <table:table-cell/>
          <table:table-cell table:formula="of:=[.A412]-[.A411]" office:value-type="float" office:value="0.0339999198913574" calcext:value-type="float">
            <text:p>0.0339999198913574</text:p>
          </table:table-cell>
          <table:table-cell table:formula="of:=[.B412]-[.B411]" office:value-type="float" office:value="0.00500011444091797" calcext:value-type="float">
            <text:p>0.00500011444091797</text:p>
          </table:table-cell>
          <table:table-cell table:formula="of:=ABS([.K412]-[.J412])" office:value-type="float" office:value="0.0289998054504395" calcext:value-type="float">
            <text:p>0.0289998054504395</text:p>
          </table:table-cell>
          <table:table-cell/>
          <table:table-cell table:formula="of:= 1 / [.J412]" office:value-type="float" office:value="29.4118340041793" calcext:value-type="float">
            <text:p>29.4118340041793</text:p>
          </table:table-cell>
          <table:table-cell table:formula="of:= 1 / [.K412]" office:value-type="float" office:value="199.995422468053" calcext:value-type="float">
            <text:p>199.995422468053</text:p>
          </table:table-cell>
        </table:table-row>
        <table:table-row table:style-name="ro1">
          <table:table-cell office:value-type="float" office:value="1738936273.055" calcext:value-type="float">
            <text:p>1738936273.055</text:p>
          </table:table-cell>
          <table:table-cell office:value-type="float" office:value="1738936274.447" calcext:value-type="float">
            <text:p>1738936274.4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3]-[.A413]" office:value-type="float" office:value="1.39199995994568" calcext:value-type="float">
            <text:p>1.39199995994568</text:p>
          </table:table-cell>
          <table:table-cell/>
          <table:table-cell table:formula="of:=[.A413]-[.A412]" office:value-type="float" office:value="0.133000135421753" calcext:value-type="float">
            <text:p>0.133000135421753</text:p>
          </table:table-cell>
          <table:table-cell table:formula="of:=[.B413]-[.B412]" office:value-type="float" office:value="0.0469999313354492" calcext:value-type="float">
            <text:p>0.0469999313354492</text:p>
          </table:table-cell>
          <table:table-cell table:formula="of:=ABS([.K413]-[.J413])" office:value-type="float" office:value="0.0860002040863037" calcext:value-type="float">
            <text:p>0.0860002040863037</text:p>
          </table:table-cell>
          <table:table-cell/>
          <table:table-cell table:formula="of:= 1 / [.J413]" office:value-type="float" office:value="7.51878933678472" calcext:value-type="float">
            <text:p>7.51878933678472</text:p>
          </table:table-cell>
          <table:table-cell table:formula="of:= 1 / [.K413]" office:value-type="float" office:value="21.2766268287239" calcext:value-type="float">
            <text:p>21.2766268287239</text:p>
          </table:table-cell>
        </table:table-row>
        <table:table-row table:style-name="ro1">
          <table:table-cell office:value-type="float" office:value="1738936273.355" calcext:value-type="float">
            <text:p>1738936273.355</text:p>
          </table:table-cell>
          <table:table-cell office:value-type="float" office:value="1738936274.542" calcext:value-type="float">
            <text:p>1738936274.5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4]-[.A414]" office:value-type="float" office:value="1.18700003623962" calcext:value-type="float">
            <text:p>1.18700003623962</text:p>
          </table:table-cell>
          <table:table-cell/>
          <table:table-cell table:formula="of:=[.A414]-[.A413]" office:value-type="float" office:value="0.299999952316284" calcext:value-type="float">
            <text:p>0.299999952316284</text:p>
          </table:table-cell>
          <table:table-cell table:formula="of:=[.B414]-[.B413]" office:value-type="float" office:value="0.0950000286102295" calcext:value-type="float">
            <text:p>0.0950000286102295</text:p>
          </table:table-cell>
          <table:table-cell table:formula="of:=ABS([.K414]-[.J414])" office:value-type="float" office:value="0.204999923706055" calcext:value-type="float">
            <text:p>0.204999923706055</text:p>
          </table:table-cell>
          <table:table-cell/>
          <table:table-cell table:formula="of:= 1 / [.J414]" office:value-type="float" office:value="3.33333386315248" calcext:value-type="float">
            <text:p>3.33333386315248</text:p>
          </table:table-cell>
          <table:table-cell table:formula="of:= 1 / [.K414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73.455" calcext:value-type="float">
            <text:p>1738936273.455</text:p>
          </table:table-cell>
          <table:table-cell office:value-type="float" office:value="1738936274.631" calcext:value-type="float">
            <text:p>1738936274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5]-[.A415]" office:value-type="float" office:value="1.17600011825562" calcext:value-type="float">
            <text:p>1.17600011825562</text:p>
          </table:table-cell>
          <table:table-cell/>
          <table:table-cell table:formula="of:=[.A415]-[.A414]" office:value-type="float" office:value="0.0999999046325684" calcext:value-type="float">
            <text:p>0.0999999046325684</text:p>
          </table:table-cell>
          <table:table-cell table:formula="of:=[.B415]-[.B414]" office:value-type="float" office:value="0.0889999866485596" calcext:value-type="float">
            <text:p>0.0889999866485596</text:p>
          </table:table-cell>
          <table:table-cell table:formula="of:=ABS([.K415]-[.J415])" office:value-type="float" office:value="0.0109999179840088" calcext:value-type="float">
            <text:p>0.0109999179840088</text:p>
          </table:table-cell>
          <table:table-cell/>
          <table:table-cell table:formula="of:= 1 / [.J415]" office:value-type="float" office:value="10.0000095367523" calcext:value-type="float">
            <text:p>10.0000095367523</text:p>
          </table:table-cell>
          <table:table-cell table:formula="of:= 1 / [.K41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3.488" calcext:value-type="float">
            <text:p>1738936273.488</text:p>
          </table:table-cell>
          <table:table-cell office:value-type="float" office:value="1738936274.722" calcext:value-type="float">
            <text:p>1738936274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6]-[.A416]" office:value-type="float" office:value="1.23399996757507" calcext:value-type="float">
            <text:p>1.23399996757507</text:p>
          </table:table-cell>
          <table:table-cell/>
          <table:table-cell table:formula="of:=[.A416]-[.A415]" office:value-type="float" office:value="0.0329999923706055" calcext:value-type="float">
            <text:p>0.0329999923706055</text:p>
          </table:table-cell>
          <table:table-cell table:formula="of:=[.B416]-[.B415]" office:value-type="float" office:value="0.0909998416900635" calcext:value-type="float">
            <text:p>0.0909998416900635</text:p>
          </table:table-cell>
          <table:table-cell table:formula="of:=ABS([.K416]-[.J416])" office:value-type="float" office:value="0.057999849319458" calcext:value-type="float">
            <text:p>0.057999849319458</text:p>
          </table:table-cell>
          <table:table-cell/>
          <table:table-cell table:formula="of:= 1 / [.J416]" office:value-type="float" office:value="30.3030373089039" calcext:value-type="float">
            <text:p>30.3030373089039</text:p>
          </table:table-cell>
          <table:table-cell table:formula="of:= 1 / [.K416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73.622" calcext:value-type="float">
            <text:p>1738936273.622</text:p>
          </table:table-cell>
          <table:table-cell office:value-type="float" office:value="1738936274.815" calcext:value-type="float">
            <text:p>1738936274.8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7]-[.A417]" office:value-type="float" office:value="1.19300007820129" calcext:value-type="float">
            <text:p>1.19300007820129</text:p>
          </table:table-cell>
          <table:table-cell/>
          <table:table-cell table:formula="of:=[.A417]-[.A416]" office:value-type="float" office:value="0.134000062942505" calcext:value-type="float">
            <text:p>0.134000062942505</text:p>
          </table:table-cell>
          <table:table-cell table:formula="of:=[.B417]-[.B416]" office:value-type="float" office:value="0.0930001735687256" calcext:value-type="float">
            <text:p>0.0930001735687256</text:p>
          </table:table-cell>
          <table:table-cell table:formula="of:=ABS([.K417]-[.J417])" office:value-type="float" office:value="0.0409998893737793" calcext:value-type="float">
            <text:p>0.0409998893737793</text:p>
          </table:table-cell>
          <table:table-cell/>
          <table:table-cell table:formula="of:= 1 / [.J417]" office:value-type="float" office:value="7.46268306179131" calcext:value-type="float">
            <text:p>7.46268306179131</text:p>
          </table:table-cell>
          <table:table-cell table:formula="of:= 1 / [.K417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273.655" calcext:value-type="float">
            <text:p>1738936273.655</text:p>
          </table:table-cell>
          <table:table-cell office:value-type="float" office:value="1738936274.914" calcext:value-type="float">
            <text:p>1738936274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8]-[.A418]" office:value-type="float" office:value="1.2590000629425" calcext:value-type="float">
            <text:p>1.2590000629425</text:p>
          </table:table-cell>
          <table:table-cell/>
          <table:table-cell table:formula="of:=[.A418]-[.A417]" office:value-type="float" office:value="0.0329999923706055" calcext:value-type="float">
            <text:p>0.0329999923706055</text:p>
          </table:table-cell>
          <table:table-cell table:formula="of:=[.B418]-[.B417]" office:value-type="float" office:value="0.0989999771118164" calcext:value-type="float">
            <text:p>0.0989999771118164</text:p>
          </table:table-cell>
          <table:table-cell table:formula="of:=ABS([.K418]-[.J418])" office:value-type="float" office:value="0.0659999847412109" calcext:value-type="float">
            <text:p>0.0659999847412109</text:p>
          </table:table-cell>
          <table:table-cell/>
          <table:table-cell table:formula="of:= 1 / [.J418]" office:value-type="float" office:value="30.3030373089039" calcext:value-type="float">
            <text:p>30.3030373089039</text:p>
          </table:table-cell>
          <table:table-cell table:formula="of:= 1 / [.K418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73.788" calcext:value-type="float">
            <text:p>1738936273.788</text:p>
          </table:table-cell>
          <table:table-cell office:value-type="float" office:value="1738936275.019" calcext:value-type="float">
            <text:p>1738936275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9]-[.A419]" office:value-type="float" office:value="1.23099994659424" calcext:value-type="float">
            <text:p>1.23099994659424</text:p>
          </table:table-cell>
          <table:table-cell/>
          <table:table-cell table:formula="of:=[.A419]-[.A418]" office:value-type="float" office:value="0.133000135421753" calcext:value-type="float">
            <text:p>0.133000135421753</text:p>
          </table:table-cell>
          <table:table-cell table:formula="of:=[.B419]-[.B418]" office:value-type="float" office:value="0.105000019073486" calcext:value-type="float">
            <text:p>0.105000019073486</text:p>
          </table:table-cell>
          <table:table-cell table:formula="of:=ABS([.K419]-[.J419])" office:value-type="float" office:value="0.0280001163482666" calcext:value-type="float">
            <text:p>0.0280001163482666</text:p>
          </table:table-cell>
          <table:table-cell/>
          <table:table-cell table:formula="of:= 1 / [.J419]" office:value-type="float" office:value="7.51878933678472" calcext:value-type="float">
            <text:p>7.51878933678472</text:p>
          </table:table-cell>
          <table:table-cell table:formula="of:= 1 / [.K419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73.822" calcext:value-type="float">
            <text:p>1738936273.822</text:p>
          </table:table-cell>
          <table:table-cell office:value-type="float" office:value="1738936275.136" calcext:value-type="float">
            <text:p>1738936275.1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0]-[.A420]" office:value-type="float" office:value="1.31399989128113" calcext:value-type="float">
            <text:p>1.31399989128113</text:p>
          </table:table-cell>
          <table:table-cell/>
          <table:table-cell table:formula="of:=[.A420]-[.A419]" office:value-type="float" office:value="0.0339999198913574" calcext:value-type="float">
            <text:p>0.0339999198913574</text:p>
          </table:table-cell>
          <table:table-cell table:formula="of:=[.B420]-[.B419]" office:value-type="float" office:value="0.116999864578247" calcext:value-type="float">
            <text:p>0.116999864578247</text:p>
          </table:table-cell>
          <table:table-cell table:formula="of:=ABS([.K420]-[.J420])" office:value-type="float" office:value="0.0829999446868897" calcext:value-type="float">
            <text:p>0.0829999446868897</text:p>
          </table:table-cell>
          <table:table-cell/>
          <table:table-cell table:formula="of:= 1 / [.J420]" office:value-type="float" office:value="29.4118340041793" calcext:value-type="float">
            <text:p>29.4118340041793</text:p>
          </table:table-cell>
          <table:table-cell table:formula="of:= 1 / [.K420]" office:value-type="float" office:value="8.54701843976256" calcext:value-type="float">
            <text:p>8.54701843976256</text:p>
          </table:table-cell>
        </table:table-row>
        <table:table-row table:style-name="ro1">
          <table:table-cell office:value-type="float" office:value="1738936274.055" calcext:value-type="float">
            <text:p>1738936274.055</text:p>
          </table:table-cell>
          <table:table-cell office:value-type="float" office:value="1738936275.592" calcext:value-type="float">
            <text:p>1738936275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1]-[.A421]" office:value-type="float" office:value="1.53699994087219" calcext:value-type="float">
            <text:p>1.53699994087219</text:p>
          </table:table-cell>
          <table:table-cell/>
          <table:table-cell table:formula="of:=[.A421]-[.A420]" office:value-type="float" office:value="0.233000040054321" calcext:value-type="float">
            <text:p>0.233000040054321</text:p>
          </table:table-cell>
          <table:table-cell table:formula="of:=[.B421]-[.B420]" office:value-type="float" office:value="0.456000089645386" calcext:value-type="float">
            <text:p>0.456000089645386</text:p>
          </table:table-cell>
          <table:table-cell table:formula="of:=ABS([.K421]-[.J421])" office:value-type="float" office:value="0.223000049591064" calcext:value-type="float">
            <text:p>0.223000049591064</text:p>
          </table:table-cell>
          <table:table-cell/>
          <table:table-cell table:formula="of:= 1 / [.J421]" office:value-type="float" office:value="4.29184475576425" calcext:value-type="float">
            <text:p>4.29184475576425</text:p>
          </table:table-cell>
          <table:table-cell table:formula="of:= 1 / [.K421]" office:value-type="float" office:value="2.19298202502035" calcext:value-type="float">
            <text:p>2.19298202502035</text:p>
          </table:table-cell>
        </table:table-row>
        <table:table-row table:style-name="ro1">
          <table:table-cell office:value-type="float" office:value="1738936274.355" calcext:value-type="float">
            <text:p>1738936274.355</text:p>
          </table:table-cell>
          <table:table-cell office:value-type="float" office:value="1738936276.568" calcext:value-type="float">
            <text:p>1738936276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2]-[.A422]" office:value-type="float" office:value="2.21300005912781" calcext:value-type="float">
            <text:p>2.21300005912781</text:p>
          </table:table-cell>
          <table:table-cell/>
          <table:table-cell table:formula="of:=[.A422]-[.A421]" office:value-type="float" office:value="0.299999952316284" calcext:value-type="float">
            <text:p>0.299999952316284</text:p>
          </table:table-cell>
          <table:table-cell table:formula="of:=[.B422]-[.B421]" office:value-type="float" office:value="0.976000070571899" calcext:value-type="float">
            <text:p>0.976000070571899</text:p>
          </table:table-cell>
          <table:table-cell table:formula="of:=ABS([.K422]-[.J422])" office:value-type="float" office:value="0.676000118255615" calcext:value-type="float">
            <text:p>0.676000118255615</text:p>
          </table:table-cell>
          <table:table-cell/>
          <table:table-cell table:formula="of:= 1 / [.J422]" office:value-type="float" office:value="3.33333386315248" calcext:value-type="float">
            <text:p>3.33333386315248</text:p>
          </table:table-cell>
          <table:table-cell table:formula="of:= 1 / [.K422]" office:value-type="float" office:value="1.02459008984911" calcext:value-type="float">
            <text:p>1.02459008984911</text:p>
          </table:table-cell>
        </table:table-row>
        <table:table-row table:style-name="ro1">
          <table:table-cell office:value-type="float" office:value="1738936274.522" calcext:value-type="float">
            <text:p>1738936274.522</text:p>
          </table:table-cell>
          <table:table-cell office:value-type="float" office:value="1738936276.656" calcext:value-type="float">
            <text:p>1738936276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3]-[.A423]" office:value-type="float" office:value="2.13399982452393" calcext:value-type="float">
            <text:p>2.13399982452393</text:p>
          </table:table-cell>
          <table:table-cell/>
          <table:table-cell table:formula="of:=[.A423]-[.A422]" office:value-type="float" office:value="0.16700005531311" calcext:value-type="float">
            <text:p>0.16700005531311</text:p>
          </table:table-cell>
          <table:table-cell table:formula="of:=[.B423]-[.B422]" office:value-type="float" office:value="0.0879998207092285" calcext:value-type="float">
            <text:p>0.0879998207092285</text:p>
          </table:table-cell>
          <table:table-cell table:formula="of:=ABS([.K423]-[.J423])" office:value-type="float" office:value="0.0790002346038818" calcext:value-type="float">
            <text:p>0.0790002346038818</text:p>
          </table:table-cell>
          <table:table-cell/>
          <table:table-cell table:formula="of:= 1 / [.J423]" office:value-type="float" office:value="5.98802196876575" calcext:value-type="float">
            <text:p>5.98802196876575</text:p>
          </table:table-cell>
          <table:table-cell table:formula="of:= 1 / [.K423]" office:value-type="float" office:value="11.3636595159009" calcext:value-type="float">
            <text:p>11.3636595159009</text:p>
          </table:table-cell>
        </table:table-row>
        <table:table-row table:style-name="ro1">
          <table:table-cell office:value-type="float" office:value="1738936274.588" calcext:value-type="float">
            <text:p>1738936274.588</text:p>
          </table:table-cell>
          <table:table-cell office:value-type="float" office:value="1738936276.744" calcext:value-type="float">
            <text:p>1738936276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4]-[.A424]" office:value-type="float" office:value="2.15599989891052" calcext:value-type="float">
            <text:p>2.15599989891052</text:p>
          </table:table-cell>
          <table:table-cell/>
          <table:table-cell table:formula="of:=[.A424]-[.A423]" office:value-type="float" office:value="0.0659999847412109" calcext:value-type="float">
            <text:p>0.0659999847412109</text:p>
          </table:table-cell>
          <table:table-cell table:formula="of:=[.B424]-[.B423]" office:value-type="float" office:value="0.0880000591278076" calcext:value-type="float">
            <text:p>0.0880000591278076</text:p>
          </table:table-cell>
          <table:table-cell table:formula="of:=ABS([.K424]-[.J424])" office:value-type="float" office:value="0.0220000743865967" calcext:value-type="float">
            <text:p>0.0220000743865967</text:p>
          </table:table-cell>
          <table:table-cell/>
          <table:table-cell table:formula="of:= 1 / [.J424]" office:value-type="float" office:value="15.1515186544519" calcext:value-type="float">
            <text:p>15.1515186544519</text:p>
          </table:table-cell>
          <table:table-cell table:formula="of:= 1 / [.K424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74.622" calcext:value-type="float">
            <text:p>1738936274.622</text:p>
          </table:table-cell>
          <table:table-cell office:value-type="float" office:value="1738936276.838" calcext:value-type="float">
            <text:p>1738936276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5]-[.A425]" office:value-type="float" office:value="2.21600008010864" calcext:value-type="float">
            <text:p>2.21600008010864</text:p>
          </table:table-cell>
          <table:table-cell/>
          <table:table-cell table:formula="of:=[.A425]-[.A424]" office:value-type="float" office:value="0.0339999198913574" calcext:value-type="float">
            <text:p>0.0339999198913574</text:p>
          </table:table-cell>
          <table:table-cell table:formula="of:=[.B425]-[.B424]" office:value-type="float" office:value="0.0940001010894775" calcext:value-type="float">
            <text:p>0.0940001010894775</text:p>
          </table:table-cell>
          <table:table-cell table:formula="of:=ABS([.K425]-[.J425])" office:value-type="float" office:value="0.0600001811981201" calcext:value-type="float">
            <text:p>0.0600001811981201</text:p>
          </table:table-cell>
          <table:table-cell/>
          <table:table-cell table:formula="of:= 1 / [.J425]" office:value-type="float" office:value="29.4118340041793" calcext:value-type="float">
            <text:p>29.4118340041793</text:p>
          </table:table-cell>
          <table:table-cell table:formula="of:= 1 / [.K42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74.722" calcext:value-type="float">
            <text:p>1738936274.722</text:p>
          </table:table-cell>
          <table:table-cell office:value-type="float" office:value="1738936276.933" calcext:value-type="float">
            <text:p>173893627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6]-[.A426]" office:value-type="float" office:value="2.2110002040863" calcext:value-type="float">
            <text:p>2.2110002040863</text:p>
          </table:table-cell>
          <table:table-cell/>
          <table:table-cell table:formula="of:=[.A426]-[.A425]" office:value-type="float" office:value="0.0999999046325684" calcext:value-type="float">
            <text:p>0.0999999046325684</text:p>
          </table:table-cell>
          <table:table-cell table:formula="of:=[.B426]-[.B425]" office:value-type="float" office:value="0.0950000286102295" calcext:value-type="float">
            <text:p>0.0950000286102295</text:p>
          </table:table-cell>
          <table:table-cell table:formula="of:=ABS([.K426]-[.J426])" office:value-type="float" office:value="0.00499987602233887" calcext:value-type="float">
            <text:p>0.00499987602233887</text:p>
          </table:table-cell>
          <table:table-cell/>
          <table:table-cell table:formula="of:= 1 / [.J426]" office:value-type="float" office:value="10.0000095367523" calcext:value-type="float">
            <text:p>10.0000095367523</text:p>
          </table:table-cell>
          <table:table-cell table:formula="of:= 1 / [.K42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75.788" calcext:value-type="float">
            <text:p>1738936275.788</text:p>
          </table:table-cell>
          <table:table-cell office:value-type="float" office:value="1738936277.173" calcext:value-type="float">
            <text:p>1738936277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7]-[.A427]" office:value-type="float" office:value="1.38499999046326" calcext:value-type="float">
            <text:p>1.38499999046326</text:p>
          </table:table-cell>
          <table:table-cell/>
          <table:table-cell table:formula="of:=[.A427]-[.A426]" office:value-type="float" office:value="1.06600022315979" calcext:value-type="float">
            <text:p>1.06600022315979</text:p>
          </table:table-cell>
          <table:table-cell table:formula="of:=[.B427]-[.B426]" office:value-type="float" office:value="0.240000009536743" calcext:value-type="float">
            <text:p>0.240000009536743</text:p>
          </table:table-cell>
          <table:table-cell table:formula="of:=ABS([.K427]-[.J427])" office:value-type="float" office:value="0.826000213623047" calcext:value-type="float">
            <text:p>0.826000213623047</text:p>
          </table:table-cell>
          <table:table-cell/>
          <table:table-cell table:formula="of:= 1 / [.J427]" office:value-type="float" office:value="0.938086107558069" calcext:value-type="float">
            <text:p>0.938086107558069</text:p>
          </table:table-cell>
          <table:table-cell table:formula="of:= 1 / [.K427]" office:value-type="float" office:value="4.16666650109822" calcext:value-type="float">
            <text:p>4.16666650109822</text:p>
          </table:table-cell>
        </table:table-row>
        <table:table-row table:style-name="ro1">
          <table:table-cell office:value-type="float" office:value="1738936276.022" calcext:value-type="float">
            <text:p>1738936276.022</text:p>
          </table:table-cell>
          <table:table-cell office:value-type="float" office:value="1738936277.271" calcext:value-type="float">
            <text:p>1738936277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8]-[.A428]" office:value-type="float" office:value="1.24899983406067" calcext:value-type="float">
            <text:p>1.24899983406067</text:p>
          </table:table-cell>
          <table:table-cell/>
          <table:table-cell table:formula="of:=[.A428]-[.A427]" office:value-type="float" office:value="0.233999967575073" calcext:value-type="float">
            <text:p>0.233999967575073</text:p>
          </table:table-cell>
          <table:table-cell table:formula="of:=[.B428]-[.B427]" office:value-type="float" office:value="0.0979998111724854" calcext:value-type="float">
            <text:p>0.0979998111724854</text:p>
          </table:table-cell>
          <table:table-cell table:formula="of:=ABS([.K428]-[.J428])" office:value-type="float" office:value="0.136000156402588" calcext:value-type="float">
            <text:p>0.136000156402588</text:p>
          </table:table-cell>
          <table:table-cell/>
          <table:table-cell table:formula="of:= 1 / [.J428]" office:value-type="float" office:value="4.27350486567557" calcext:value-type="float">
            <text:p>4.27350486567557</text:p>
          </table:table-cell>
          <table:table-cell table:formula="of:= 1 / [.K428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76.122" calcext:value-type="float">
            <text:p>1738936276.122</text:p>
          </table:table-cell>
          <table:table-cell office:value-type="float" office:value="1738936277.367" calcext:value-type="float">
            <text:p>1738936277.3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9]-[.A429]" office:value-type="float" office:value="1.24500012397766" calcext:value-type="float">
            <text:p>1.24500012397766</text:p>
          </table:table-cell>
          <table:table-cell/>
          <table:table-cell table:formula="of:=[.A429]-[.A428]" office:value-type="float" office:value="0.0999999046325684" calcext:value-type="float">
            <text:p>0.0999999046325684</text:p>
          </table:table-cell>
          <table:table-cell table:formula="of:=[.B429]-[.B428]" office:value-type="float" office:value="0.0960001945495606" calcext:value-type="float">
            <text:p>0.0960001945495606</text:p>
          </table:table-cell>
          <table:table-cell table:formula="of:=ABS([.K429]-[.J429])" office:value-type="float" office:value="0.00399971008300781" calcext:value-type="float">
            <text:p>0.00399971008300781</text:p>
          </table:table-cell>
          <table:table-cell/>
          <table:table-cell table:formula="of:= 1 / [.J429]" office:value-type="float" office:value="10.0000095367523" calcext:value-type="float">
            <text:p>10.0000095367523</text:p>
          </table:table-cell>
          <table:table-cell table:formula="of:= 1 / [.K429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76.155" calcext:value-type="float">
            <text:p>1738936276.155</text:p>
          </table:table-cell>
          <table:table-cell office:value-type="float" office:value="1738936277.457" calcext:value-type="float">
            <text:p>1738936277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0]-[.A430]" office:value-type="float" office:value="1.30200004577637" calcext:value-type="float">
            <text:p>1.30200004577637</text:p>
          </table:table-cell>
          <table:table-cell/>
          <table:table-cell table:formula="of:=[.A430]-[.A429]" office:value-type="float" office:value="0.0329999923706055" calcext:value-type="float">
            <text:p>0.0329999923706055</text:p>
          </table:table-cell>
          <table:table-cell table:formula="of:=[.B430]-[.B429]" office:value-type="float" office:value="0.0899999141693115" calcext:value-type="float">
            <text:p>0.0899999141693115</text:p>
          </table:table-cell>
          <table:table-cell table:formula="of:=ABS([.K430]-[.J430])" office:value-type="float" office:value="0.0569999217987061" calcext:value-type="float">
            <text:p>0.0569999217987061</text:p>
          </table:table-cell>
          <table:table-cell/>
          <table:table-cell table:formula="of:= 1 / [.J430]" office:value-type="float" office:value="30.3030373089039" calcext:value-type="float">
            <text:p>30.3030373089039</text:p>
          </table:table-cell>
          <table:table-cell table:formula="of:= 1 / [.K430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76.255" calcext:value-type="float">
            <text:p>1738936276.255</text:p>
          </table:table-cell>
          <table:table-cell office:value-type="float" office:value="1738936277.554" calcext:value-type="float">
            <text:p>1738936277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1]-[.A431]" office:value-type="float" office:value="1.29899978637695" calcext:value-type="float">
            <text:p>1.29899978637695</text:p>
          </table:table-cell>
          <table:table-cell/>
          <table:table-cell table:formula="of:=[.A431]-[.A430]" office:value-type="float" office:value="0.100000143051147" calcext:value-type="float">
            <text:p>0.100000143051147</text:p>
          </table:table-cell>
          <table:table-cell table:formula="of:=[.B431]-[.B430]" office:value-type="float" office:value="0.0969998836517334" calcext:value-type="float">
            <text:p>0.0969998836517334</text:p>
          </table:table-cell>
          <table:table-cell table:formula="of:=ABS([.K431]-[.J431])" office:value-type="float" office:value="0.00300025939941406" calcext:value-type="float">
            <text:p>0.00300025939941406</text:p>
          </table:table-cell>
          <table:table-cell/>
          <table:table-cell table:formula="of:= 1 / [.J431]" office:value-type="float" office:value="9.99998569490572" calcext:value-type="float">
            <text:p>9.99998569490572</text:p>
          </table:table-cell>
          <table:table-cell table:formula="of:= 1 / [.K431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76.422" calcext:value-type="float">
            <text:p>1738936276.422</text:p>
          </table:table-cell>
          <table:table-cell office:value-type="float" office:value="1738936277.646" calcext:value-type="float">
            <text:p>1738936277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2]-[.A432]" office:value-type="float" office:value="1.22399997711182" calcext:value-type="float">
            <text:p>1.22399997711182</text:p>
          </table:table-cell>
          <table:table-cell/>
          <table:table-cell table:formula="of:=[.A432]-[.A431]" office:value-type="float" office:value="0.166999816894531" calcext:value-type="float">
            <text:p>0.166999816894531</text:p>
          </table:table-cell>
          <table:table-cell table:formula="of:=[.B432]-[.B431]" office:value-type="float" office:value="0.0920000076293945" calcext:value-type="float">
            <text:p>0.0920000076293945</text:p>
          </table:table-cell>
          <table:table-cell table:formula="of:=ABS([.K432]-[.J432])" office:value-type="float" office:value="0.0749998092651367" calcext:value-type="float">
            <text:p>0.0749998092651367</text:p>
          </table:table-cell>
          <table:table-cell/>
          <table:table-cell table:formula="of:= 1 / [.J432]" office:value-type="float" office:value="5.98803051761159" calcext:value-type="float">
            <text:p>5.98803051761159</text:p>
          </table:table-cell>
          <table:table-cell table:formula="of:= 1 / [.K43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76.455" calcext:value-type="float">
            <text:p>1738936276.455</text:p>
          </table:table-cell>
          <table:table-cell office:value-type="float" office:value="1738936277.773" calcext:value-type="float">
            <text:p>1738936277.7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3]-[.A433]" office:value-type="float" office:value="1.31800007820129" calcext:value-type="float">
            <text:p>1.31800007820129</text:p>
          </table:table-cell>
          <table:table-cell/>
          <table:table-cell table:formula="of:=[.A433]-[.A432]" office:value-type="float" office:value="0.0329999923706055" calcext:value-type="float">
            <text:p>0.0329999923706055</text:p>
          </table:table-cell>
          <table:table-cell table:formula="of:=[.B433]-[.B432]" office:value-type="float" office:value="0.127000093460083" calcext:value-type="float">
            <text:p>0.127000093460083</text:p>
          </table:table-cell>
          <table:table-cell table:formula="of:=ABS([.K433]-[.J433])" office:value-type="float" office:value="0.0940001010894775" calcext:value-type="float">
            <text:p>0.0940001010894775</text:p>
          </table:table-cell>
          <table:table-cell/>
          <table:table-cell table:formula="of:= 1 / [.J433]" office:value-type="float" office:value="30.3030373089039" calcext:value-type="float">
            <text:p>30.3030373089039</text:p>
          </table:table-cell>
          <table:table-cell table:formula="of:= 1 / [.K433]" office:value-type="float" office:value="7.87400995349903" calcext:value-type="float">
            <text:p>7.87400995349903</text:p>
          </table:table-cell>
        </table:table-row>
        <table:table-row table:style-name="ro1">
          <table:table-cell office:value-type="float" office:value="1738936276.555" calcext:value-type="float">
            <text:p>1738936276.555</text:p>
          </table:table-cell>
          <table:table-cell office:value-type="float" office:value="1738936277.862" calcext:value-type="float">
            <text:p>1738936277.8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4]-[.A434]" office:value-type="float" office:value="1.30699992179871" calcext:value-type="float">
            <text:p>1.30699992179871</text:p>
          </table:table-cell>
          <table:table-cell/>
          <table:table-cell table:formula="of:=[.A434]-[.A433]" office:value-type="float" office:value="0.100000143051147" calcext:value-type="float">
            <text:p>0.100000143051147</text:p>
          </table:table-cell>
          <table:table-cell table:formula="of:=[.B434]-[.B433]" office:value-type="float" office:value="0.0889999866485596" calcext:value-type="float">
            <text:p>0.0889999866485596</text:p>
          </table:table-cell>
          <table:table-cell table:formula="of:=ABS([.K434]-[.J434])" office:value-type="float" office:value="0.0110001564025879" calcext:value-type="float">
            <text:p>0.0110001564025879</text:p>
          </table:table-cell>
          <table:table-cell/>
          <table:table-cell table:formula="of:= 1 / [.J434]" office:value-type="float" office:value="9.99998569490572" calcext:value-type="float">
            <text:p>9.99998569490572</text:p>
          </table:table-cell>
          <table:table-cell table:formula="of:= 1 / [.K434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7.022" calcext:value-type="float">
            <text:p>1738936277.022</text:p>
          </table:table-cell>
          <table:table-cell office:value-type="float" office:value="1738936278.186" calcext:value-type="float">
            <text:p>1738936278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5]-[.A435]" office:value-type="float" office:value="1.16400003433228" calcext:value-type="float">
            <text:p>1.16400003433228</text:p>
          </table:table-cell>
          <table:table-cell/>
          <table:table-cell table:formula="of:=[.A435]-[.A434]" office:value-type="float" office:value="0.467000007629395" calcext:value-type="float">
            <text:p>0.467000007629395</text:p>
          </table:table-cell>
          <table:table-cell table:formula="of:=[.B435]-[.B434]" office:value-type="float" office:value="0.324000120162964" calcext:value-type="float">
            <text:p>0.324000120162964</text:p>
          </table:table-cell>
          <table:table-cell table:formula="of:=ABS([.K435]-[.J435])" office:value-type="float" office:value="0.142999887466431" calcext:value-type="float">
            <text:p>0.142999887466431</text:p>
          </table:table-cell>
          <table:table-cell/>
          <table:table-cell table:formula="of:= 1 / [.J435]" office:value-type="float" office:value="2.1413275881434" calcext:value-type="float">
            <text:p>2.1413275881434</text:p>
          </table:table-cell>
          <table:table-cell table:formula="of:= 1 / [.K435]" office:value-type="float" office:value="3.08641860841603" calcext:value-type="float">
            <text:p>3.08641860841603</text:p>
          </table:table-cell>
        </table:table-row>
        <table:table-row table:style-name="ro1">
          <table:table-cell office:value-type="float" office:value="1738936277.055" calcext:value-type="float">
            <text:p>1738936277.055</text:p>
          </table:table-cell>
          <table:table-cell office:value-type="float" office:value="1738936278.275" calcext:value-type="float">
            <text:p>1738936278.2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6]-[.A436]" office:value-type="float" office:value="1.22000002861023" calcext:value-type="float">
            <text:p>1.22000002861023</text:p>
          </table:table-cell>
          <table:table-cell/>
          <table:table-cell table:formula="of:=[.A436]-[.A435]" office:value-type="float" office:value="0.0329999923706055" calcext:value-type="float">
            <text:p>0.0329999923706055</text:p>
          </table:table-cell>
          <table:table-cell table:formula="of:=[.B436]-[.B435]" office:value-type="float" office:value="0.0889999866485596" calcext:value-type="float">
            <text:p>0.0889999866485596</text:p>
          </table:table-cell>
          <table:table-cell table:formula="of:=ABS([.K436]-[.J436])" office:value-type="float" office:value="0.0559999942779541" calcext:value-type="float">
            <text:p>0.0559999942779541</text:p>
          </table:table-cell>
          <table:table-cell/>
          <table:table-cell table:formula="of:= 1 / [.J436]" office:value-type="float" office:value="30.3030373089039" calcext:value-type="float">
            <text:p>30.3030373089039</text:p>
          </table:table-cell>
          <table:table-cell table:formula="of:= 1 / [.K436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7.355" calcext:value-type="float">
            <text:p>1738936277.355</text:p>
          </table:table-cell>
          <table:table-cell office:value-type="float" office:value="1738936281.863" calcext:value-type="float">
            <text:p>1738936281.8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7]-[.A437]" office:value-type="float" office:value="4.50799989700317" calcext:value-type="float">
            <text:p>4.50799989700317</text:p>
          </table:table-cell>
          <table:table-cell/>
          <table:table-cell table:formula="of:=[.A437]-[.A436]" office:value-type="float" office:value="0.299999952316284" calcext:value-type="float">
            <text:p>0.299999952316284</text:p>
          </table:table-cell>
          <table:table-cell table:formula="of:=[.B437]-[.B436]" office:value-type="float" office:value="3.58799982070923" calcext:value-type="float">
            <text:p>3.58799982070923</text:p>
          </table:table-cell>
          <table:table-cell table:formula="of:=ABS([.K437]-[.J437])" office:value-type="float" office:value="3.28799986839294" calcext:value-type="float">
            <text:p>3.28799986839294</text:p>
          </table:table-cell>
          <table:table-cell/>
          <table:table-cell table:formula="of:= 1 / [.J437]" office:value-type="float" office:value="3.33333386315248" calcext:value-type="float">
            <text:p>3.33333386315248</text:p>
          </table:table-cell>
          <table:table-cell table:formula="of:= 1 / [.K437]" office:value-type="float" office:value="0.278706814372787" calcext:value-type="float">
            <text:p>0.278706814372787</text:p>
          </table:table-cell>
        </table:table-row>
        <table:table-row table:style-name="ro1">
          <table:table-cell office:value-type="float" office:value="1738936277.388" calcext:value-type="float">
            <text:p>1738936277.388</text:p>
          </table:table-cell>
          <table:table-cell office:value-type="float" office:value="1738936281.959" calcext:value-type="float">
            <text:p>1738936281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8]-[.A438]" office:value-type="float" office:value="4.57100009918213" calcext:value-type="float">
            <text:p>4.57100009918213</text:p>
          </table:table-cell>
          <table:table-cell/>
          <table:table-cell table:formula="of:=[.A438]-[.A437]" office:value-type="float" office:value="0.0329999923706055" calcext:value-type="float">
            <text:p>0.0329999923706055</text:p>
          </table:table-cell>
          <table:table-cell table:formula="of:=[.B438]-[.B437]" office:value-type="float" office:value="0.0960001945495606" calcext:value-type="float">
            <text:p>0.0960001945495606</text:p>
          </table:table-cell>
          <table:table-cell table:formula="of:=ABS([.K438]-[.J438])" office:value-type="float" office:value="0.0630002021789551" calcext:value-type="float">
            <text:p>0.0630002021789551</text:p>
          </table:table-cell>
          <table:table-cell/>
          <table:table-cell table:formula="of:= 1 / [.J438]" office:value-type="float" office:value="30.3030373089039" calcext:value-type="float">
            <text:p>30.3030373089039</text:p>
          </table:table-cell>
          <table:table-cell table:formula="of:= 1 / [.K438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80.821" calcext:value-type="float">
            <text:p>1738936280.821</text:p>
          </table:table-cell>
          <table:table-cell office:value-type="float" office:value="1738936282.051" calcext:value-type="float">
            <text:p>1738936282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9]-[.A439]" office:value-type="float" office:value="1.23000001907349" calcext:value-type="float">
            <text:p>1.23000001907349</text:p>
          </table:table-cell>
          <table:table-cell/>
          <table:table-cell table:formula="of:=[.A439]-[.A438]" office:value-type="float" office:value="3.43300008773804" calcext:value-type="float">
            <text:p>3.43300008773804</text:p>
          </table:table-cell>
          <table:table-cell table:formula="of:=[.B439]-[.B438]" office:value-type="float" office:value="0.0920000076293945" calcext:value-type="float">
            <text:p>0.0920000076293945</text:p>
          </table:table-cell>
          <table:table-cell table:formula="of:=ABS([.K439]-[.J439])" office:value-type="float" office:value="3.34100008010864" calcext:value-type="float">
            <text:p>3.34100008010864</text:p>
          </table:table-cell>
          <table:table-cell/>
          <table:table-cell table:formula="of:= 1 / [.J439]" office:value-type="float" office:value="0.291290409100714" calcext:value-type="float">
            <text:p>0.291290409100714</text:p>
          </table:table-cell>
          <table:table-cell table:formula="of:= 1 / [.K43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0.855" calcext:value-type="float">
            <text:p>1738936280.855</text:p>
          </table:table-cell>
          <table:table-cell office:value-type="float" office:value="1738936282.144" calcext:value-type="float">
            <text:p>1738936282.1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0]-[.A440]" office:value-type="float" office:value="1.28900003433228" calcext:value-type="float">
            <text:p>1.28900003433228</text:p>
          </table:table-cell>
          <table:table-cell/>
          <table:table-cell table:formula="of:=[.A440]-[.A439]" office:value-type="float" office:value="0.0339999198913574" calcext:value-type="float">
            <text:p>0.0339999198913574</text:p>
          </table:table-cell>
          <table:table-cell table:formula="of:=[.B440]-[.B439]" office:value-type="float" office:value="0.0929999351501465" calcext:value-type="float">
            <text:p>0.0929999351501465</text:p>
          </table:table-cell>
          <table:table-cell table:formula="of:=ABS([.K440]-[.J440])" office:value-type="float" office:value="0.0590000152587891" calcext:value-type="float">
            <text:p>0.0590000152587891</text:p>
          </table:table-cell>
          <table:table-cell/>
          <table:table-cell table:formula="of:= 1 / [.J440]" office:value-type="float" office:value="29.4118340041793" calcext:value-type="float">
            <text:p>29.4118340041793</text:p>
          </table:table-cell>
          <table:table-cell table:formula="of:= 1 / [.K44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81.021" calcext:value-type="float">
            <text:p>1738936281.021</text:p>
          </table:table-cell>
          <table:table-cell office:value-type="float" office:value="1738936282.238" calcext:value-type="float">
            <text:p>1738936282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1]-[.A441]" office:value-type="float" office:value="1.21700000762939" calcext:value-type="float">
            <text:p>1.21700000762939</text:p>
          </table:table-cell>
          <table:table-cell/>
          <table:table-cell table:formula="of:=[.A441]-[.A440]" office:value-type="float" office:value="0.165999889373779" calcext:value-type="float">
            <text:p>0.165999889373779</text:p>
          </table:table-cell>
          <table:table-cell table:formula="of:=[.B441]-[.B440]" office:value-type="float" office:value="0.0939998626708984" calcext:value-type="float">
            <text:p>0.0939998626708984</text:p>
          </table:table-cell>
          <table:table-cell table:formula="of:=ABS([.K441]-[.J441])" office:value-type="float" office:value="0.0720000267028809" calcext:value-type="float">
            <text:p>0.0720000267028809</text:p>
          </table:table-cell>
          <table:table-cell/>
          <table:table-cell table:formula="of:= 1 / [.J441]" office:value-type="float" office:value="6.02410040014133" calcext:value-type="float">
            <text:p>6.02410040014133</text:p>
          </table:table-cell>
          <table:table-cell table:formula="of:= 1 / [.K441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1.455" calcext:value-type="float">
            <text:p>1738936281.455</text:p>
          </table:table-cell>
          <table:table-cell office:value-type="float" office:value="1738936283.063" calcext:value-type="float">
            <text:p>1738936283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2]-[.A442]" office:value-type="float" office:value="1.60800004005432" calcext:value-type="float">
            <text:p>1.60800004005432</text:p>
          </table:table-cell>
          <table:table-cell/>
          <table:table-cell table:formula="of:=[.A442]-[.A441]" office:value-type="float" office:value="0.434000015258789" calcext:value-type="float">
            <text:p>0.434000015258789</text:p>
          </table:table-cell>
          <table:table-cell table:formula="of:=[.B442]-[.B441]" office:value-type="float" office:value="0.825000047683716" calcext:value-type="float">
            <text:p>0.825000047683716</text:p>
          </table:table-cell>
          <table:table-cell table:formula="of:=ABS([.K442]-[.J442])" office:value-type="float" office:value="0.391000032424927" calcext:value-type="float">
            <text:p>0.391000032424927</text:p>
          </table:table-cell>
          <table:table-cell/>
          <table:table-cell table:formula="of:= 1 / [.J442]" office:value-type="float" office:value="2.30414738442742" calcext:value-type="float">
            <text:p>2.30414738442742</text:p>
          </table:table-cell>
          <table:table-cell table:formula="of:= 1 / [.K442]" office:value-type="float" office:value="1.2121211420625" calcext:value-type="float">
            <text:p>1.2121211420625</text:p>
          </table:table-cell>
        </table:table-row>
        <table:table-row table:style-name="ro1">
          <table:table-cell office:value-type="float" office:value="1738936281.921" calcext:value-type="float">
            <text:p>1738936281.921</text:p>
          </table:table-cell>
          <table:table-cell office:value-type="float" office:value="1738936283.232" calcext:value-type="float">
            <text:p>1738936283.2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3]-[.A443]" office:value-type="float" office:value="1.31100010871887" calcext:value-type="float">
            <text:p>1.31100010871887</text:p>
          </table:table-cell>
          <table:table-cell/>
          <table:table-cell table:formula="of:=[.A443]-[.A442]" office:value-type="float" office:value="0.466000080108643" calcext:value-type="float">
            <text:p>0.466000080108643</text:p>
          </table:table-cell>
          <table:table-cell table:formula="of:=[.B443]-[.B442]" office:value-type="float" office:value="0.169000148773193" calcext:value-type="float">
            <text:p>0.169000148773193</text:p>
          </table:table-cell>
          <table:table-cell table:formula="of:=ABS([.K443]-[.J443])" office:value-type="float" office:value="0.296999931335449" calcext:value-type="float">
            <text:p>0.296999931335449</text:p>
          </table:table-cell>
          <table:table-cell/>
          <table:table-cell table:formula="of:= 1 / [.J443]" office:value-type="float" office:value="2.14592237788213" calcext:value-type="float">
            <text:p>2.14592237788213</text:p>
          </table:table-cell>
          <table:table-cell table:formula="of:= 1 / [.K443]" office:value-type="float" office:value="5.91715455435516" calcext:value-type="float">
            <text:p>5.91715455435516</text:p>
          </table:table-cell>
        </table:table-row>
        <table:table-row table:style-name="ro1">
          <table:table-cell office:value-type="float" office:value="1738936281.955" calcext:value-type="float">
            <text:p>1738936281.955</text:p>
          </table:table-cell>
          <table:table-cell office:value-type="float" office:value="1738936283.321" calcext:value-type="float">
            <text:p>1738936283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4]-[.A444]" office:value-type="float" office:value="1.36600017547607" calcext:value-type="float">
            <text:p>1.36600017547607</text:p>
          </table:table-cell>
          <table:table-cell/>
          <table:table-cell table:formula="of:=[.A444]-[.A443]" office:value-type="float" office:value="0.0339999198913574" calcext:value-type="float">
            <text:p>0.0339999198913574</text:p>
          </table:table-cell>
          <table:table-cell table:formula="of:=[.B444]-[.B443]" office:value-type="float" office:value="0.0889999866485596" calcext:value-type="float">
            <text:p>0.0889999866485596</text:p>
          </table:table-cell>
          <table:table-cell table:formula="of:=ABS([.K444]-[.J444])" office:value-type="float" office:value="0.0550000667572022" calcext:value-type="float">
            <text:p>0.0550000667572022</text:p>
          </table:table-cell>
          <table:table-cell/>
          <table:table-cell table:formula="of:= 1 / [.J444]" office:value-type="float" office:value="29.4118340041793" calcext:value-type="float">
            <text:p>29.4118340041793</text:p>
          </table:table-cell>
          <table:table-cell table:formula="of:= 1 / [.K444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82.055" calcext:value-type="float">
            <text:p>1738936282.055</text:p>
          </table:table-cell>
          <table:table-cell office:value-type="float" office:value="1738936283.412" calcext:value-type="float">
            <text:p>1738936283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5]-[.A445]" office:value-type="float" office:value="1.35699987411499" calcext:value-type="float">
            <text:p>1.35699987411499</text:p>
          </table:table-cell>
          <table:table-cell/>
          <table:table-cell table:formula="of:=[.A445]-[.A444]" office:value-type="float" office:value="0.100000143051147" calcext:value-type="float">
            <text:p>0.100000143051147</text:p>
          </table:table-cell>
          <table:table-cell table:formula="of:=[.B445]-[.B444]" office:value-type="float" office:value="0.0909998416900635" calcext:value-type="float">
            <text:p>0.0909998416900635</text:p>
          </table:table-cell>
          <table:table-cell table:formula="of:=ABS([.K445]-[.J445])" office:value-type="float" office:value="0.00900030136108398" calcext:value-type="float">
            <text:p>0.00900030136108398</text:p>
          </table:table-cell>
          <table:table-cell/>
          <table:table-cell table:formula="of:= 1 / [.J445]" office:value-type="float" office:value="9.99998569490572" calcext:value-type="float">
            <text:p>9.99998569490572</text:p>
          </table:table-cell>
          <table:table-cell table:formula="of:= 1 / [.K44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82.655" calcext:value-type="float">
            <text:p>1738936282.655</text:p>
          </table:table-cell>
          <table:table-cell office:value-type="float" office:value="1738936284.25" calcext:value-type="float">
            <text:p>1738936284.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6]-[.A446]" office:value-type="float" office:value="1.59500002861023" calcext:value-type="float">
            <text:p>1.59500002861023</text:p>
          </table:table-cell>
          <table:table-cell/>
          <table:table-cell table:formula="of:=[.A446]-[.A445]" office:value-type="float" office:value="0.599999904632568" calcext:value-type="float">
            <text:p>0.599999904632568</text:p>
          </table:table-cell>
          <table:table-cell table:formula="of:=[.B446]-[.B445]" office:value-type="float" office:value="0.838000059127808" calcext:value-type="float">
            <text:p>0.838000059127808</text:p>
          </table:table-cell>
          <table:table-cell table:formula="of:=ABS([.K446]-[.J446])" office:value-type="float" office:value="0.238000154495239" calcext:value-type="float">
            <text:p>0.238000154495239</text:p>
          </table:table-cell>
          <table:table-cell/>
          <table:table-cell table:formula="of:= 1 / [.J446]" office:value-type="float" office:value="1.66666693157624" calcext:value-type="float">
            <text:p>1.66666693157624</text:p>
          </table:table-cell>
          <table:table-cell table:formula="of:= 1 / [.K446]" office:value-type="float" office:value="1.19331733823599" calcext:value-type="float">
            <text:p>1.19331733823599</text:p>
          </table:table-cell>
        </table:table-row>
        <table:table-row table:style-name="ro1">
          <table:table-cell office:value-type="float" office:value="1738936283.155" calcext:value-type="float">
            <text:p>1738936283.155</text:p>
          </table:table-cell>
          <table:table-cell office:value-type="float" office:value="1738936284.353" calcext:value-type="float">
            <text:p>1738936284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7]-[.A447]" office:value-type="float" office:value="1.19799995422363" calcext:value-type="float">
            <text:p>1.19799995422363</text:p>
          </table:table-cell>
          <table:table-cell/>
          <table:table-cell table:formula="of:=[.A447]-[.A446]" office:value-type="float" office:value="0.5" calcext:value-type="float">
            <text:p>0.5</text:p>
          </table:table-cell>
          <table:table-cell table:formula="of:=[.B447]-[.B446]" office:value-type="float" office:value="0.102999925613403" calcext:value-type="float">
            <text:p>0.102999925613403</text:p>
          </table:table-cell>
          <table:table-cell table:formula="of:=ABS([.K447]-[.J447])" office:value-type="float" office:value="0.397000074386597" calcext:value-type="float">
            <text:p>0.397000074386597</text:p>
          </table:table-cell>
          <table:table-cell/>
          <table:table-cell table:formula="of:= 1 / [.J447]" office:value-type="float" office:value="2" calcext:value-type="float">
            <text:p>2</text:p>
          </table:table-cell>
          <table:table-cell table:formula="of:= 1 / [.K447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283.255" calcext:value-type="float">
            <text:p>1738936283.255</text:p>
          </table:table-cell>
          <table:table-cell office:value-type="float" office:value="1738936284.483" calcext:value-type="float">
            <text:p>1738936284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8]-[.A448]" office:value-type="float" office:value="1.2279999256134" calcext:value-type="float">
            <text:p>1.2279999256134</text:p>
          </table:table-cell>
          <table:table-cell/>
          <table:table-cell table:formula="of:=[.A448]-[.A447]" office:value-type="float" office:value="0.100000143051147" calcext:value-type="float">
            <text:p>0.100000143051147</text:p>
          </table:table-cell>
          <table:table-cell table:formula="of:=[.B448]-[.B447]" office:value-type="float" office:value="0.130000114440918" calcext:value-type="float">
            <text:p>0.130000114440918</text:p>
          </table:table-cell>
          <table:table-cell table:formula="of:=ABS([.K448]-[.J448])" office:value-type="float" office:value="0.0299999713897705" calcext:value-type="float">
            <text:p>0.0299999713897705</text:p>
          </table:table-cell>
          <table:table-cell/>
          <table:table-cell table:formula="of:= 1 / [.J448]" office:value-type="float" office:value="9.99998569490572" calcext:value-type="float">
            <text:p>9.99998569490572</text:p>
          </table:table-cell>
          <table:table-cell table:formula="of:= 1 / [.K448]" office:value-type="float" office:value="7.6923009206617" calcext:value-type="float">
            <text:p>7.6923009206617</text:p>
          </table:table-cell>
        </table:table-row>
        <table:table-row table:style-name="ro1">
          <table:table-cell office:value-type="float" office:value="1738936283.355" calcext:value-type="float">
            <text:p>1738936283.355</text:p>
          </table:table-cell>
          <table:table-cell office:value-type="float" office:value="1738936284.577" calcext:value-type="float">
            <text:p>1738936284.5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9]-[.A449]" office:value-type="float" office:value="1.22199988365173" calcext:value-type="float">
            <text:p>1.22199988365173</text:p>
          </table:table-cell>
          <table:table-cell/>
          <table:table-cell table:formula="of:=[.A449]-[.A448]" office:value-type="float" office:value="0.0999999046325684" calcext:value-type="float">
            <text:p>0.0999999046325684</text:p>
          </table:table-cell>
          <table:table-cell table:formula="of:=[.B449]-[.B448]" office:value-type="float" office:value="0.0939998626708984" calcext:value-type="float">
            <text:p>0.0939998626708984</text:p>
          </table:table-cell>
          <table:table-cell table:formula="of:=ABS([.K449]-[.J449])" office:value-type="float" office:value="0.00600004196166992" calcext:value-type="float">
            <text:p>0.00600004196166992</text:p>
          </table:table-cell>
          <table:table-cell/>
          <table:table-cell table:formula="of:= 1 / [.J449]" office:value-type="float" office:value="10.0000095367523" calcext:value-type="float">
            <text:p>10.0000095367523</text:p>
          </table:table-cell>
          <table:table-cell table:formula="of:= 1 / [.K449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3.388" calcext:value-type="float">
            <text:p>1738936283.388</text:p>
          </table:table-cell>
          <table:table-cell office:value-type="float" office:value="1738936284.671" calcext:value-type="float">
            <text:p>1738936284.6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0]-[.A450]" office:value-type="float" office:value="1.28299999237061" calcext:value-type="float">
            <text:p>1.28299999237061</text:p>
          </table:table-cell>
          <table:table-cell/>
          <table:table-cell table:formula="of:=[.A450]-[.A449]" office:value-type="float" office:value="0.0329999923706055" calcext:value-type="float">
            <text:p>0.0329999923706055</text:p>
          </table:table-cell>
          <table:table-cell table:formula="of:=[.B450]-[.B449]" office:value-type="float" office:value="0.0940001010894775" calcext:value-type="float">
            <text:p>0.0940001010894775</text:p>
          </table:table-cell>
          <table:table-cell table:formula="of:=ABS([.K450]-[.J450])" office:value-type="float" office:value="0.0610001087188721" calcext:value-type="float">
            <text:p>0.0610001087188721</text:p>
          </table:table-cell>
          <table:table-cell/>
          <table:table-cell table:formula="of:= 1 / [.J450]" office:value-type="float" office:value="30.3030373089039" calcext:value-type="float">
            <text:p>30.3030373089039</text:p>
          </table:table-cell>
          <table:table-cell table:formula="of:= 1 / [.K450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83.421" calcext:value-type="float">
            <text:p>1738936283.421</text:p>
          </table:table-cell>
          <table:table-cell office:value-type="float" office:value="1738936284.76" calcext:value-type="float">
            <text:p>1738936284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1]-[.A451]" office:value-type="float" office:value="1.33899998664856" calcext:value-type="float">
            <text:p>1.33899998664856</text:p>
          </table:table-cell>
          <table:table-cell/>
          <table:table-cell table:formula="of:=[.A451]-[.A450]" office:value-type="float" office:value="0.0329999923706055" calcext:value-type="float">
            <text:p>0.0329999923706055</text:p>
          </table:table-cell>
          <table:table-cell table:formula="of:=[.B451]-[.B450]" office:value-type="float" office:value="0.0889999866485596" calcext:value-type="float">
            <text:p>0.0889999866485596</text:p>
          </table:table-cell>
          <table:table-cell table:formula="of:=ABS([.K451]-[.J451])" office:value-type="float" office:value="0.0559999942779541" calcext:value-type="float">
            <text:p>0.0559999942779541</text:p>
          </table:table-cell>
          <table:table-cell/>
          <table:table-cell table:formula="of:= 1 / [.J451]" office:value-type="float" office:value="30.3030373089039" calcext:value-type="float">
            <text:p>30.3030373089039</text:p>
          </table:table-cell>
          <table:table-cell table:formula="of:= 1 / [.K45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83.521" calcext:value-type="float">
            <text:p>1738936283.521</text:p>
          </table:table-cell>
          <table:table-cell office:value-type="float" office:value="1738936284.848" calcext:value-type="float">
            <text:p>1738936284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2]-[.A452]" office:value-type="float" office:value="1.3270001411438" calcext:value-type="float">
            <text:p>1.3270001411438</text:p>
          </table:table-cell>
          <table:table-cell/>
          <table:table-cell table:formula="of:=[.A452]-[.A451]" office:value-type="float" office:value="0.0999999046325684" calcext:value-type="float">
            <text:p>0.0999999046325684</text:p>
          </table:table-cell>
          <table:table-cell table:formula="of:=[.B452]-[.B451]" office:value-type="float" office:value="0.0880000591278076" calcext:value-type="float">
            <text:p>0.0880000591278076</text:p>
          </table:table-cell>
          <table:table-cell table:formula="of:=ABS([.K452]-[.J452])" office:value-type="float" office:value="0.0119998455047607" calcext:value-type="float">
            <text:p>0.0119998455047607</text:p>
          </table:table-cell>
          <table:table-cell/>
          <table:table-cell table:formula="of:= 1 / [.J452]" office:value-type="float" office:value="10.0000095367523" calcext:value-type="float">
            <text:p>10.0000095367523</text:p>
          </table:table-cell>
          <table:table-cell table:formula="of:= 1 / [.K452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83.655" calcext:value-type="float">
            <text:p>1738936283.655</text:p>
          </table:table-cell>
          <table:table-cell office:value-type="float" office:value="1738936284.94" calcext:value-type="float">
            <text:p>1738936284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3]-[.A453]" office:value-type="float" office:value="1.28500008583069" calcext:value-type="float">
            <text:p>1.28500008583069</text:p>
          </table:table-cell>
          <table:table-cell/>
          <table:table-cell table:formula="of:=[.A453]-[.A452]" office:value-type="float" office:value="0.134000062942505" calcext:value-type="float">
            <text:p>0.134000062942505</text:p>
          </table:table-cell>
          <table:table-cell table:formula="of:=[.B453]-[.B452]" office:value-type="float" office:value="0.0920000076293945" calcext:value-type="float">
            <text:p>0.0920000076293945</text:p>
          </table:table-cell>
          <table:table-cell table:formula="of:=ABS([.K453]-[.J453])" office:value-type="float" office:value="0.0420000553131104" calcext:value-type="float">
            <text:p>0.0420000553131104</text:p>
          </table:table-cell>
          <table:table-cell/>
          <table:table-cell table:formula="of:= 1 / [.J453]" office:value-type="float" office:value="7.46268306179131" calcext:value-type="float">
            <text:p>7.46268306179131</text:p>
          </table:table-cell>
          <table:table-cell table:formula="of:= 1 / [.K453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5.821" calcext:value-type="float">
            <text:p>1738936285.821</text:p>
          </table:table-cell>
          <table:table-cell office:value-type="float" office:value="1738936287.311" calcext:value-type="float">
            <text:p>1738936287.3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4]-[.A454]" office:value-type="float" office:value="1.49000000953674" calcext:value-type="float">
            <text:p>1.49000000953674</text:p>
          </table:table-cell>
          <table:table-cell/>
          <table:table-cell table:formula="of:=[.A454]-[.A453]" office:value-type="float" office:value="2.16600012779236" calcext:value-type="float">
            <text:p>2.16600012779236</text:p>
          </table:table-cell>
          <table:table-cell table:formula="of:=[.B454]-[.B453]" office:value-type="float" office:value="2.37100005149841" calcext:value-type="float">
            <text:p>2.37100005149841</text:p>
          </table:table-cell>
          <table:table-cell table:formula="of:=ABS([.K454]-[.J454])" office:value-type="float" office:value="0.204999923706055" calcext:value-type="float">
            <text:p>0.204999923706055</text:p>
          </table:table-cell>
          <table:table-cell/>
          <table:table-cell table:formula="of:= 1 / [.J454]" office:value-type="float" office:value="0.46168048984338" calcext:value-type="float">
            <text:p>0.46168048984338</text:p>
          </table:table-cell>
          <table:table-cell table:formula="of:= 1 / [.K454]" office:value-type="float" office:value="0.42176296005056" calcext:value-type="float">
            <text:p>0.42176296005056</text:p>
          </table:table-cell>
        </table:table-row>
        <table:table-row table:style-name="ro1">
          <table:table-cell office:value-type="float" office:value="1738936286.121" calcext:value-type="float">
            <text:p>1738936286.121</text:p>
          </table:table-cell>
          <table:table-cell office:value-type="float" office:value="1738936287.403" calcext:value-type="float">
            <text:p>1738936287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5]-[.A455]" office:value-type="float" office:value="1.28200006484985" calcext:value-type="float">
            <text:p>1.28200006484985</text:p>
          </table:table-cell>
          <table:table-cell/>
          <table:table-cell table:formula="of:=[.A455]-[.A454]" office:value-type="float" office:value="0.299999952316284" calcext:value-type="float">
            <text:p>0.299999952316284</text:p>
          </table:table-cell>
          <table:table-cell table:formula="of:=[.B455]-[.B454]" office:value-type="float" office:value="0.0920000076293945" calcext:value-type="float">
            <text:p>0.0920000076293945</text:p>
          </table:table-cell>
          <table:table-cell table:formula="of:=ABS([.K455]-[.J455])" office:value-type="float" office:value="0.20799994468689" calcext:value-type="float">
            <text:p>0.20799994468689</text:p>
          </table:table-cell>
          <table:table-cell/>
          <table:table-cell table:formula="of:= 1 / [.J455]" office:value-type="float" office:value="3.33333386315248" calcext:value-type="float">
            <text:p>3.33333386315248</text:p>
          </table:table-cell>
          <table:table-cell table:formula="of:= 1 / [.K45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6.221" calcext:value-type="float">
            <text:p>1738936286.221</text:p>
          </table:table-cell>
          <table:table-cell office:value-type="float" office:value="1738936289.149" calcext:value-type="float">
            <text:p>1738936289.1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6]-[.A456]" office:value-type="float" office:value="2.92799997329712" calcext:value-type="float">
            <text:p>2.92799997329712</text:p>
          </table:table-cell>
          <table:table-cell/>
          <table:table-cell table:formula="of:=[.A456]-[.A455]" office:value-type="float" office:value="0.0999999046325684" calcext:value-type="float">
            <text:p>0.0999999046325684</text:p>
          </table:table-cell>
          <table:table-cell table:formula="of:=[.B456]-[.B455]" office:value-type="float" office:value="1.74599981307983" calcext:value-type="float">
            <text:p>1.74599981307983</text:p>
          </table:table-cell>
          <table:table-cell table:formula="of:=ABS([.K456]-[.J456])" office:value-type="float" office:value="1.64599990844727" calcext:value-type="float">
            <text:p>1.64599990844727</text:p>
          </table:table-cell>
          <table:table-cell/>
          <table:table-cell table:formula="of:= 1 / [.J456]" office:value-type="float" office:value="10.0000095367523" calcext:value-type="float">
            <text:p>10.0000095367523</text:p>
          </table:table-cell>
          <table:table-cell table:formula="of:= 1 / [.K456]" office:value-type="float" office:value="0.572737747454888" calcext:value-type="float">
            <text:p>0.572737747454888</text:p>
          </table:table-cell>
        </table:table-row>
        <table:table-row table:style-name="ro1">
          <table:table-cell office:value-type="float" office:value="1738936287.988" calcext:value-type="float">
            <text:p>1738936287.988</text:p>
          </table:table-cell>
          <table:table-cell office:value-type="float" office:value="1738936289.242" calcext:value-type="float">
            <text:p>1738936289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7]-[.A457]" office:value-type="float" office:value="1.25400018692017" calcext:value-type="float">
            <text:p>1.25400018692017</text:p>
          </table:table-cell>
          <table:table-cell/>
          <table:table-cell table:formula="of:=[.A457]-[.A456]" office:value-type="float" office:value="1.76699995994568" calcext:value-type="float">
            <text:p>1.76699995994568</text:p>
          </table:table-cell>
          <table:table-cell table:formula="of:=[.B457]-[.B456]" office:value-type="float" office:value="0.0930001735687256" calcext:value-type="float">
            <text:p>0.0930001735687256</text:p>
          </table:table-cell>
          <table:table-cell table:formula="of:=ABS([.K457]-[.J457])" office:value-type="float" office:value="1.67399978637695" calcext:value-type="float">
            <text:p>1.67399978637695</text:p>
          </table:table-cell>
          <table:table-cell/>
          <table:table-cell table:formula="of:= 1 / [.J457]" office:value-type="float" office:value="0.565930969251828" calcext:value-type="float">
            <text:p>0.565930969251828</text:p>
          </table:table-cell>
          <table:table-cell table:formula="of:= 1 / [.K457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288.021" calcext:value-type="float">
            <text:p>1738936288.021</text:p>
          </table:table-cell>
          <table:table-cell office:value-type="float" office:value="1738936289.336" calcext:value-type="float">
            <text:p>1738936289.3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8]-[.A458]" office:value-type="float" office:value="1.31500005722046" calcext:value-type="float">
            <text:p>1.31500005722046</text:p>
          </table:table-cell>
          <table:table-cell/>
          <table:table-cell table:formula="of:=[.A458]-[.A457]" office:value-type="float" office:value="0.0329999923706055" calcext:value-type="float">
            <text:p>0.0329999923706055</text:p>
          </table:table-cell>
          <table:table-cell table:formula="of:=[.B458]-[.B457]" office:value-type="float" office:value="0.0939998626708984" calcext:value-type="float">
            <text:p>0.0939998626708984</text:p>
          </table:table-cell>
          <table:table-cell table:formula="of:=ABS([.K458]-[.J458])" office:value-type="float" office:value="0.060999870300293" calcext:value-type="float">
            <text:p>0.060999870300293</text:p>
          </table:table-cell>
          <table:table-cell/>
          <table:table-cell table:formula="of:= 1 / [.J458]" office:value-type="float" office:value="30.3030373089039" calcext:value-type="float">
            <text:p>30.3030373089039</text:p>
          </table:table-cell>
          <table:table-cell table:formula="of:= 1 / [.K458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8.055" calcext:value-type="float">
            <text:p>1738936288.055</text:p>
          </table:table-cell>
          <table:table-cell office:value-type="float" office:value="1738936289.432" calcext:value-type="float">
            <text:p>1738936289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9]-[.A459]" office:value-type="float" office:value="1.3769998550415" calcext:value-type="float">
            <text:p>1.3769998550415</text:p>
          </table:table-cell>
          <table:table-cell/>
          <table:table-cell table:formula="of:=[.A459]-[.A458]" office:value-type="float" office:value="0.0340001583099365" calcext:value-type="float">
            <text:p>0.0340001583099365</text:p>
          </table:table-cell>
          <table:table-cell table:formula="of:=[.B459]-[.B458]" office:value-type="float" office:value="0.0959999561309815" calcext:value-type="float">
            <text:p>0.0959999561309815</text:p>
          </table:table-cell>
          <table:table-cell table:formula="of:=ABS([.K459]-[.J459])" office:value-type="float" office:value="0.0619997978210449" calcext:value-type="float">
            <text:p>0.0619997978210449</text:p>
          </table:table-cell>
          <table:table-cell/>
          <table:table-cell table:formula="of:= 1 / [.J459]" office:value-type="float" office:value="29.4116277602081" calcext:value-type="float">
            <text:p>29.4116277602081</text:p>
          </table:table-cell>
          <table:table-cell table:formula="of:= 1 / [.K459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288.388" calcext:value-type="float">
            <text:p>1738936288.388</text:p>
          </table:table-cell>
          <table:table-cell office:value-type="float" office:value="1738936289.527" calcext:value-type="float">
            <text:p>1738936289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0]-[.A460]" office:value-type="float" office:value="1.13899993896484" calcext:value-type="float">
            <text:p>1.13899993896484</text:p>
          </table:table-cell>
          <table:table-cell/>
          <table:table-cell table:formula="of:=[.A460]-[.A459]" office:value-type="float" office:value="0.33299994468689" calcext:value-type="float">
            <text:p>0.33299994468689</text:p>
          </table:table-cell>
          <table:table-cell table:formula="of:=[.B460]-[.B459]" office:value-type="float" office:value="0.0950000286102295" calcext:value-type="float">
            <text:p>0.0950000286102295</text:p>
          </table:table-cell>
          <table:table-cell table:formula="of:=ABS([.K460]-[.J460])" office:value-type="float" office:value="0.23799991607666" calcext:value-type="float">
            <text:p>0.23799991607666</text:p>
          </table:table-cell>
          <table:table-cell/>
          <table:table-cell table:formula="of:= 1 / [.J460]" office:value-type="float" office:value="3.00300350181821" calcext:value-type="float">
            <text:p>3.00300350181821</text:p>
          </table:table-cell>
          <table:table-cell table:formula="of:= 1 / [.K460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88.455" calcext:value-type="float">
            <text:p>1738936288.455</text:p>
          </table:table-cell>
          <table:table-cell office:value-type="float" office:value="1738936289.624" calcext:value-type="float">
            <text:p>1738936289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1]-[.A461]" office:value-type="float" office:value="1.16900014877319" calcext:value-type="float">
            <text:p>1.16900014877319</text:p>
          </table:table-cell>
          <table:table-cell/>
          <table:table-cell table:formula="of:=[.A461]-[.A460]" office:value-type="float" office:value="0.0669999122619629" calcext:value-type="float">
            <text:p>0.0669999122619629</text:p>
          </table:table-cell>
          <table:table-cell table:formula="of:=[.B461]-[.B460]" office:value-type="float" office:value="0.0970001220703125" calcext:value-type="float">
            <text:p>0.0970001220703125</text:p>
          </table:table-cell>
          <table:table-cell table:formula="of:=ABS([.K461]-[.J461])" office:value-type="float" office:value="0.0300002098083496" calcext:value-type="float">
            <text:p>0.0300002098083496</text:p>
          </table:table-cell>
          <table:table-cell/>
          <table:table-cell table:formula="of:= 1 / [.J461]" office:value-type="float" office:value="14.9253926794725" calcext:value-type="float">
            <text:p>14.9253926794725</text:p>
          </table:table-cell>
          <table:table-cell table:formula="of:= 1 / [.K461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88.588" calcext:value-type="float">
            <text:p>1738936288.588</text:p>
          </table:table-cell>
          <table:table-cell office:value-type="float" office:value="1738936289.711" calcext:value-type="float">
            <text:p>1738936289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2]-[.A462]" office:value-type="float" office:value="1.12299990653992" calcext:value-type="float">
            <text:p>1.12299990653992</text:p>
          </table:table-cell>
          <table:table-cell/>
          <table:table-cell table:formula="of:=[.A462]-[.A461]" office:value-type="float" office:value="0.133000135421753" calcext:value-type="float">
            <text:p>0.133000135421753</text:p>
          </table:table-cell>
          <table:table-cell table:formula="of:=[.B462]-[.B461]" office:value-type="float" office:value="0.0869998931884766" calcext:value-type="float">
            <text:p>0.0869998931884766</text:p>
          </table:table-cell>
          <table:table-cell table:formula="of:=ABS([.K462]-[.J462])" office:value-type="float" office:value="0.0460002422332764" calcext:value-type="float">
            <text:p>0.0460002422332764</text:p>
          </table:table-cell>
          <table:table-cell/>
          <table:table-cell table:formula="of:= 1 / [.J462]" office:value-type="float" office:value="7.51878933678472" calcext:value-type="float">
            <text:p>7.51878933678472</text:p>
          </table:table-cell>
          <table:table-cell table:formula="of:= 1 / [.K462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88.621" calcext:value-type="float">
            <text:p>1738936288.621</text:p>
          </table:table-cell>
          <table:table-cell office:value-type="float" office:value="1738936289.811" calcext:value-type="float">
            <text:p>1738936289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3]-[.A463]" office:value-type="float" office:value="1.19000005722046" calcext:value-type="float">
            <text:p>1.19000005722046</text:p>
          </table:table-cell>
          <table:table-cell/>
          <table:table-cell table:formula="of:=[.A463]-[.A462]" office:value-type="float" office:value="0.0329999923706055" calcext:value-type="float">
            <text:p>0.0329999923706055</text:p>
          </table:table-cell>
          <table:table-cell table:formula="of:=[.B463]-[.B462]" office:value-type="float" office:value="0.100000143051147" calcext:value-type="float">
            <text:p>0.100000143051147</text:p>
          </table:table-cell>
          <table:table-cell table:formula="of:=ABS([.K463]-[.J463])" office:value-type="float" office:value="0.067000150680542" calcext:value-type="float">
            <text:p>0.067000150680542</text:p>
          </table:table-cell>
          <table:table-cell/>
          <table:table-cell table:formula="of:= 1 / [.J463]" office:value-type="float" office:value="30.3030373089039" calcext:value-type="float">
            <text:p>30.3030373089039</text:p>
          </table:table-cell>
          <table:table-cell table:formula="of:= 1 / [.K463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90.355" calcext:value-type="float">
            <text:p>1738936290.355</text:p>
          </table:table-cell>
          <table:table-cell office:value-type="float" office:value="1738936291.771" calcext:value-type="float">
            <text:p>1738936291.7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4]-[.A464]" office:value-type="float" office:value="1.41599988937378" calcext:value-type="float">
            <text:p>1.41599988937378</text:p>
          </table:table-cell>
          <table:table-cell/>
          <table:table-cell table:formula="of:=[.A464]-[.A463]" office:value-type="float" office:value="1.73399996757507" calcext:value-type="float">
            <text:p>1.73399996757507</text:p>
          </table:table-cell>
          <table:table-cell table:formula="of:=[.B464]-[.B463]" office:value-type="float" office:value="1.95999979972839" calcext:value-type="float">
            <text:p>1.95999979972839</text:p>
          </table:table-cell>
          <table:table-cell table:formula="of:=ABS([.K464]-[.J464])" office:value-type="float" office:value="0.22599983215332" calcext:value-type="float">
            <text:p>0.22599983215332</text:p>
          </table:table-cell>
          <table:table-cell/>
          <table:table-cell table:formula="of:= 1 / [.J464]" office:value-type="float" office:value="0.576701279526815" calcext:value-type="float">
            <text:p>0.576701279526815</text:p>
          </table:table-cell>
          <table:table-cell table:formula="of:= 1 / [.K464]" office:value-type="float" office:value="0.510204133765001" calcext:value-type="float">
            <text:p>0.510204133765001</text:p>
          </table:table-cell>
        </table:table-row>
        <table:table-row table:style-name="ro1">
          <table:table-cell office:value-type="float" office:value="1738936290.521" calcext:value-type="float">
            <text:p>1738936290.521</text:p>
          </table:table-cell>
          <table:table-cell office:value-type="float" office:value="1738936291.866" calcext:value-type="float">
            <text:p>1738936291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5]-[.A465]" office:value-type="float" office:value="1.34500002861023" calcext:value-type="float">
            <text:p>1.34500002861023</text:p>
          </table:table-cell>
          <table:table-cell/>
          <table:table-cell table:formula="of:=[.A465]-[.A464]" office:value-type="float" office:value="0.165999889373779" calcext:value-type="float">
            <text:p>0.165999889373779</text:p>
          </table:table-cell>
          <table:table-cell table:formula="of:=[.B465]-[.B464]" office:value-type="float" office:value="0.0950000286102295" calcext:value-type="float">
            <text:p>0.0950000286102295</text:p>
          </table:table-cell>
          <table:table-cell table:formula="of:=ABS([.K465]-[.J465])" office:value-type="float" office:value="0.0709998607635498" calcext:value-type="float">
            <text:p>0.0709998607635498</text:p>
          </table:table-cell>
          <table:table-cell/>
          <table:table-cell table:formula="of:= 1 / [.J465]" office:value-type="float" office:value="6.02410040014133" calcext:value-type="float">
            <text:p>6.02410040014133</text:p>
          </table:table-cell>
          <table:table-cell table:formula="of:= 1 / [.K46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90.555" calcext:value-type="float">
            <text:p>1738936290.555</text:p>
          </table:table-cell>
          <table:table-cell office:value-type="float" office:value="1738936291.957" calcext:value-type="float">
            <text:p>1738936291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6]-[.A466]" office:value-type="float" office:value="1.40199995040894" calcext:value-type="float">
            <text:p>1.40199995040894</text:p>
          </table:table-cell>
          <table:table-cell/>
          <table:table-cell table:formula="of:=[.A466]-[.A465]" office:value-type="float" office:value="0.0340001583099365" calcext:value-type="float">
            <text:p>0.0340001583099365</text:p>
          </table:table-cell>
          <table:table-cell table:formula="of:=[.B466]-[.B465]" office:value-type="float" office:value="0.0910000801086426" calcext:value-type="float">
            <text:p>0.0910000801086426</text:p>
          </table:table-cell>
          <table:table-cell table:formula="of:=ABS([.K466]-[.J466])" office:value-type="float" office:value="0.0569999217987061" calcext:value-type="float">
            <text:p>0.0569999217987061</text:p>
          </table:table-cell>
          <table:table-cell/>
          <table:table-cell table:formula="of:= 1 / [.J466]" office:value-type="float" office:value="29.4116277602081" calcext:value-type="float">
            <text:p>29.4116277602081</text:p>
          </table:table-cell>
          <table:table-cell table:formula="of:= 1 / [.K466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92.821" calcext:value-type="float">
            <text:p>1738936292.821</text:p>
          </table:table-cell>
          <table:table-cell office:value-type="float" office:value="1738936293.939" calcext:value-type="float">
            <text:p>1738936293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7]-[.A467]" office:value-type="float" office:value="1.117999792099" calcext:value-type="float">
            <text:p>1.117999792099</text:p>
          </table:table-cell>
          <table:table-cell/>
          <table:table-cell table:formula="of:=[.A467]-[.A466]" office:value-type="float" office:value="2.26600003242493" calcext:value-type="float">
            <text:p>2.26600003242493</text:p>
          </table:table-cell>
          <table:table-cell table:formula="of:=[.B467]-[.B466]" office:value-type="float" office:value="1.98199987411499" calcext:value-type="float">
            <text:p>1.98199987411499</text:p>
          </table:table-cell>
          <table:table-cell table:formula="of:=ABS([.K467]-[.J467])" office:value-type="float" office:value="0.284000158309937" calcext:value-type="float">
            <text:p>0.284000158309937</text:p>
          </table:table-cell>
          <table:table-cell/>
          <table:table-cell table:formula="of:= 1 / [.J467]" office:value-type="float" office:value="0.441306260234191" calcext:value-type="float">
            <text:p>0.441306260234191</text:p>
          </table:table-cell>
          <table:table-cell table:formula="of:= 1 / [.K467]" office:value-type="float" office:value="0.50454089985577" calcext:value-type="float">
            <text:p>0.50454089985577</text:p>
          </table:table-cell>
        </table:table-row>
        <table:table-row table:style-name="ro1">
          <table:table-cell office:value-type="float" office:value="1738936292.855" calcext:value-type="float">
            <text:p>1738936292.855</text:p>
          </table:table-cell>
          <table:table-cell office:value-type="float" office:value="1738936294.036" calcext:value-type="float">
            <text:p>1738936294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8]-[.A468]" office:value-type="float" office:value="1.18099999427795" calcext:value-type="float">
            <text:p>1.18099999427795</text:p>
          </table:table-cell>
          <table:table-cell/>
          <table:table-cell table:formula="of:=[.A468]-[.A467]" office:value-type="float" office:value="0.0339999198913574" calcext:value-type="float">
            <text:p>0.0339999198913574</text:p>
          </table:table-cell>
          <table:table-cell table:formula="of:=[.B468]-[.B467]" office:value-type="float" office:value="0.0970001220703125" calcext:value-type="float">
            <text:p>0.0970001220703125</text:p>
          </table:table-cell>
          <table:table-cell table:formula="of:=ABS([.K468]-[.J468])" office:value-type="float" office:value="0.0630002021789551" calcext:value-type="float">
            <text:p>0.0630002021789551</text:p>
          </table:table-cell>
          <table:table-cell/>
          <table:table-cell table:formula="of:= 1 / [.J468]" office:value-type="float" office:value="29.4118340041793" calcext:value-type="float">
            <text:p>29.4118340041793</text:p>
          </table:table-cell>
          <table:table-cell table:formula="of:= 1 / [.K46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92.888" calcext:value-type="float">
            <text:p>1738936292.888</text:p>
          </table:table-cell>
          <table:table-cell office:value-type="float" office:value="1738936294.137" calcext:value-type="float">
            <text:p>1738936294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9]-[.A469]" office:value-type="float" office:value="1.24900007247925" calcext:value-type="float">
            <text:p>1.24900007247925</text:p>
          </table:table-cell>
          <table:table-cell/>
          <table:table-cell table:formula="of:=[.A469]-[.A468]" office:value-type="float" office:value="0.0329999923706055" calcext:value-type="float">
            <text:p>0.0329999923706055</text:p>
          </table:table-cell>
          <table:table-cell table:formula="of:=[.B469]-[.B468]" office:value-type="float" office:value="0.101000070571899" calcext:value-type="float">
            <text:p>0.101000070571899</text:p>
          </table:table-cell>
          <table:table-cell table:formula="of:=ABS([.K469]-[.J469])" office:value-type="float" office:value="0.068000078201294" calcext:value-type="float">
            <text:p>0.068000078201294</text:p>
          </table:table-cell>
          <table:table-cell/>
          <table:table-cell table:formula="of:= 1 / [.J469]" office:value-type="float" office:value="30.3030373089039" calcext:value-type="float">
            <text:p>30.3030373089039</text:p>
          </table:table-cell>
          <table:table-cell table:formula="of:= 1 / [.K469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92.921" calcext:value-type="float">
            <text:p>1738936292.921</text:p>
          </table:table-cell>
          <table:table-cell office:value-type="float" office:value="1738936294.243" calcext:value-type="float">
            <text:p>1738936294.2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0]-[.A470]" office:value-type="float" office:value="1.32200002670288" calcext:value-type="float">
            <text:p>1.32200002670288</text:p>
          </table:table-cell>
          <table:table-cell/>
          <table:table-cell table:formula="of:=[.A470]-[.A469]" office:value-type="float" office:value="0.0329999923706055" calcext:value-type="float">
            <text:p>0.0329999923706055</text:p>
          </table:table-cell>
          <table:table-cell table:formula="of:=[.B470]-[.B469]" office:value-type="float" office:value="0.105999946594238" calcext:value-type="float">
            <text:p>0.105999946594238</text:p>
          </table:table-cell>
          <table:table-cell table:formula="of:=ABS([.K470]-[.J470])" office:value-type="float" office:value="0.0729999542236328" calcext:value-type="float">
            <text:p>0.0729999542236328</text:p>
          </table:table-cell>
          <table:table-cell/>
          <table:table-cell table:formula="of:= 1 / [.J470]" office:value-type="float" office:value="30.3030373089039" calcext:value-type="float">
            <text:p>30.3030373089039</text:p>
          </table:table-cell>
          <table:table-cell table:formula="of:= 1 / [.K470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93.055" calcext:value-type="float">
            <text:p>1738936293.055</text:p>
          </table:table-cell>
          <table:table-cell office:value-type="float" office:value="1738936294.334" calcext:value-type="float">
            <text:p>1738936294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1]-[.A471]" office:value-type="float" office:value="1.27900004386902" calcext:value-type="float">
            <text:p>1.27900004386902</text:p>
          </table:table-cell>
          <table:table-cell/>
          <table:table-cell table:formula="of:=[.A471]-[.A470]" office:value-type="float" office:value="0.134000062942505" calcext:value-type="float">
            <text:p>0.134000062942505</text:p>
          </table:table-cell>
          <table:table-cell table:formula="of:=[.B471]-[.B470]" office:value-type="float" office:value="0.0910000801086426" calcext:value-type="float">
            <text:p>0.0910000801086426</text:p>
          </table:table-cell>
          <table:table-cell table:formula="of:=ABS([.K471]-[.J471])" office:value-type="float" office:value="0.0429999828338623" calcext:value-type="float">
            <text:p>0.0429999828338623</text:p>
          </table:table-cell>
          <table:table-cell/>
          <table:table-cell table:formula="of:= 1 / [.J471]" office:value-type="float" office:value="7.46268306179131" calcext:value-type="float">
            <text:p>7.46268306179131</text:p>
          </table:table-cell>
          <table:table-cell table:formula="of:= 1 / [.K47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93.088" calcext:value-type="float">
            <text:p>1738936293.088</text:p>
          </table:table-cell>
          <table:table-cell office:value-type="float" office:value="1738936294.432" calcext:value-type="float">
            <text:p>1738936294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2]-[.A472]" office:value-type="float" office:value="1.3439998626709" calcext:value-type="float">
            <text:p>1.3439998626709</text:p>
          </table:table-cell>
          <table:table-cell/>
          <table:table-cell table:formula="of:=[.A472]-[.A471]" office:value-type="float" office:value="0.0329999923706055" calcext:value-type="float">
            <text:p>0.0329999923706055</text:p>
          </table:table-cell>
          <table:table-cell table:formula="of:=[.B472]-[.B471]" office:value-type="float" office:value="0.0979998111724854" calcext:value-type="float">
            <text:p>0.0979998111724854</text:p>
          </table:table-cell>
          <table:table-cell table:formula="of:=ABS([.K472]-[.J472])" office:value-type="float" office:value="0.0649998188018799" calcext:value-type="float">
            <text:p>0.0649998188018799</text:p>
          </table:table-cell>
          <table:table-cell/>
          <table:table-cell table:formula="of:= 1 / [.J472]" office:value-type="float" office:value="30.3030373089039" calcext:value-type="float">
            <text:p>30.3030373089039</text:p>
          </table:table-cell>
          <table:table-cell table:formula="of:= 1 / [.K472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93.155" calcext:value-type="float">
            <text:p>1738936293.155</text:p>
          </table:table-cell>
          <table:table-cell office:value-type="float" office:value="1738936294.532" calcext:value-type="float">
            <text:p>1738936294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3]-[.A473]" office:value-type="float" office:value="1.37700009346008" calcext:value-type="float">
            <text:p>1.37700009346008</text:p>
          </table:table-cell>
          <table:table-cell/>
          <table:table-cell table:formula="of:=[.A473]-[.A472]" office:value-type="float" office:value="0.0669999122619629" calcext:value-type="float">
            <text:p>0.0669999122619629</text:p>
          </table:table-cell>
          <table:table-cell table:formula="of:=[.B473]-[.B472]" office:value-type="float" office:value="0.100000143051147" calcext:value-type="float">
            <text:p>0.100000143051147</text:p>
          </table:table-cell>
          <table:table-cell table:formula="of:=ABS([.K473]-[.J473])" office:value-type="float" office:value="0.0330002307891846" calcext:value-type="float">
            <text:p>0.0330002307891846</text:p>
          </table:table-cell>
          <table:table-cell/>
          <table:table-cell table:formula="of:= 1 / [.J473]" office:value-type="float" office:value="14.9253926794725" calcext:value-type="float">
            <text:p>14.9253926794725</text:p>
          </table:table-cell>
          <table:table-cell table:formula="of:= 1 / [.K473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93.188" calcext:value-type="float">
            <text:p>1738936293.188</text:p>
          </table:table-cell>
          <table:table-cell office:value-type="float" office:value="1738936294.637" calcext:value-type="float">
            <text:p>1738936294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4]-[.A474]" office:value-type="float" office:value="1.44900012016296" calcext:value-type="float">
            <text:p>1.44900012016296</text:p>
          </table:table-cell>
          <table:table-cell/>
          <table:table-cell table:formula="of:=[.A474]-[.A473]" office:value-type="float" office:value="0.0329999923706055" calcext:value-type="float">
            <text:p>0.0329999923706055</text:p>
          </table:table-cell>
          <table:table-cell table:formula="of:=[.B474]-[.B473]" office:value-type="float" office:value="0.105000019073486" calcext:value-type="float">
            <text:p>0.105000019073486</text:p>
          </table:table-cell>
          <table:table-cell table:formula="of:=ABS([.K474]-[.J474])" office:value-type="float" office:value="0.0720000267028809" calcext:value-type="float">
            <text:p>0.0720000267028809</text:p>
          </table:table-cell>
          <table:table-cell/>
          <table:table-cell table:formula="of:= 1 / [.J474]" office:value-type="float" office:value="30.3030373089039" calcext:value-type="float">
            <text:p>30.3030373089039</text:p>
          </table:table-cell>
          <table:table-cell table:formula="of:= 1 / [.K474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93.221" calcext:value-type="float">
            <text:p>1738936293.221</text:p>
          </table:table-cell>
          <table:table-cell office:value-type="float" office:value="1738936294.732" calcext:value-type="float">
            <text:p>1738936294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5]-[.A475]" office:value-type="float" office:value="1.51100015640259" calcext:value-type="float">
            <text:p>1.51100015640259</text:p>
          </table:table-cell>
          <table:table-cell/>
          <table:table-cell table:formula="of:=[.A475]-[.A474]" office:value-type="float" office:value="0.0329999923706055" calcext:value-type="float">
            <text:p>0.0329999923706055</text:p>
          </table:table-cell>
          <table:table-cell table:formula="of:=[.B475]-[.B474]" office:value-type="float" office:value="0.0950000286102295" calcext:value-type="float">
            <text:p>0.0950000286102295</text:p>
          </table:table-cell>
          <table:table-cell table:formula="of:=ABS([.K475]-[.J475])" office:value-type="float" office:value="0.062000036239624" calcext:value-type="float">
            <text:p>0.062000036239624</text:p>
          </table:table-cell>
          <table:table-cell/>
          <table:table-cell table:formula="of:= 1 / [.J475]" office:value-type="float" office:value="30.3030373089039" calcext:value-type="float">
            <text:p>30.3030373089039</text:p>
          </table:table-cell>
          <table:table-cell table:formula="of:= 1 / [.K47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94.755" calcext:value-type="float">
            <text:p>1738936294.755</text:p>
          </table:table-cell>
          <table:table-cell office:value-type="float" office:value="1738936295.842" calcext:value-type="float">
            <text:p>1738936295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6]-[.A476]" office:value-type="float" office:value="1.08699989318848" calcext:value-type="float">
            <text:p>1.08699989318848</text:p>
          </table:table-cell>
          <table:table-cell/>
          <table:table-cell table:formula="of:=[.A476]-[.A475]" office:value-type="float" office:value="1.53400015830994" calcext:value-type="float">
            <text:p>1.53400015830994</text:p>
          </table:table-cell>
          <table:table-cell table:formula="of:=[.B476]-[.B475]" office:value-type="float" office:value="1.10999989509583" calcext:value-type="float">
            <text:p>1.10999989509583</text:p>
          </table:table-cell>
          <table:table-cell table:formula="of:=ABS([.K476]-[.J476])" office:value-type="float" office:value="0.424000263214111" calcext:value-type="float">
            <text:p>0.424000263214111</text:p>
          </table:table-cell>
          <table:table-cell/>
          <table:table-cell table:formula="of:= 1 / [.J476]" office:value-type="float" office:value="0.651890415123383" calcext:value-type="float">
            <text:p>0.651890415123383</text:p>
          </table:table-cell>
          <table:table-cell table:formula="of:= 1 / [.K476]" office:value-type="float" office:value="0.900900986043491" calcext:value-type="float">
            <text:p>0.900900986043491</text:p>
          </table:table-cell>
        </table:table-row>
        <table:table-row table:style-name="ro1">
          <table:table-cell office:value-type="float" office:value="1738936294.788" calcext:value-type="float">
            <text:p>1738936294.788</text:p>
          </table:table-cell>
          <table:table-cell office:value-type="float" office:value="1738936295.93" calcext:value-type="float">
            <text:p>1738936295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7]-[.A477]" office:value-type="float" office:value="1.14199995994568" calcext:value-type="float">
            <text:p>1.14199995994568</text:p>
          </table:table-cell>
          <table:table-cell/>
          <table:table-cell table:formula="of:=[.A477]-[.A476]" office:value-type="float" office:value="0.0329999923706055" calcext:value-type="float">
            <text:p>0.0329999923706055</text:p>
          </table:table-cell>
          <table:table-cell table:formula="of:=[.B477]-[.B476]" office:value-type="float" office:value="0.0880000591278076" calcext:value-type="float">
            <text:p>0.0880000591278076</text:p>
          </table:table-cell>
          <table:table-cell table:formula="of:=ABS([.K477]-[.J477])" office:value-type="float" office:value="0.0550000667572022" calcext:value-type="float">
            <text:p>0.0550000667572022</text:p>
          </table:table-cell>
          <table:table-cell/>
          <table:table-cell table:formula="of:= 1 / [.J477]" office:value-type="float" office:value="30.3030373089039" calcext:value-type="float">
            <text:p>30.3030373089039</text:p>
          </table:table-cell>
          <table:table-cell table:formula="of:= 1 / [.K477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94.855" calcext:value-type="float">
            <text:p>1738936294.855</text:p>
          </table:table-cell>
          <table:table-cell office:value-type="float" office:value="1738936296.023" calcext:value-type="float">
            <text:p>1738936296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8]-[.A478]" office:value-type="float" office:value="1.16799998283386" calcext:value-type="float">
            <text:p>1.16799998283386</text:p>
          </table:table-cell>
          <table:table-cell/>
          <table:table-cell table:formula="of:=[.A478]-[.A477]" office:value-type="float" office:value="0.0669999122619629" calcext:value-type="float">
            <text:p>0.0669999122619629</text:p>
          </table:table-cell>
          <table:table-cell table:formula="of:=[.B478]-[.B477]" office:value-type="float" office:value="0.0929999351501465" calcext:value-type="float">
            <text:p>0.0929999351501465</text:p>
          </table:table-cell>
          <table:table-cell table:formula="of:=ABS([.K478]-[.J478])" office:value-type="float" office:value="0.0260000228881836" calcext:value-type="float">
            <text:p>0.0260000228881836</text:p>
          </table:table-cell>
          <table:table-cell/>
          <table:table-cell table:formula="of:= 1 / [.J478]" office:value-type="float" office:value="14.9253926794725" calcext:value-type="float">
            <text:p>14.9253926794725</text:p>
          </table:table-cell>
          <table:table-cell table:formula="of:= 1 / [.K478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94.888" calcext:value-type="float">
            <text:p>1738936294.888</text:p>
          </table:table-cell>
          <table:table-cell office:value-type="float" office:value="1738936296.111" calcext:value-type="float">
            <text:p>1738936296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9]-[.A479]" office:value-type="float" office:value="1.22300004959106" calcext:value-type="float">
            <text:p>1.22300004959106</text:p>
          </table:table-cell>
          <table:table-cell/>
          <table:table-cell table:formula="of:=[.A479]-[.A478]" office:value-type="float" office:value="0.0329999923706055" calcext:value-type="float">
            <text:p>0.0329999923706055</text:p>
          </table:table-cell>
          <table:table-cell table:formula="of:=[.B479]-[.B478]" office:value-type="float" office:value="0.0880000591278076" calcext:value-type="float">
            <text:p>0.0880000591278076</text:p>
          </table:table-cell>
          <table:table-cell table:formula="of:=ABS([.K479]-[.J479])" office:value-type="float" office:value="0.0550000667572022" calcext:value-type="float">
            <text:p>0.0550000667572022</text:p>
          </table:table-cell>
          <table:table-cell/>
          <table:table-cell table:formula="of:= 1 / [.J479]" office:value-type="float" office:value="30.3030373089039" calcext:value-type="float">
            <text:p>30.3030373089039</text:p>
          </table:table-cell>
          <table:table-cell table:formula="of:= 1 / [.K47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95.021" calcext:value-type="float">
            <text:p>1738936295.021</text:p>
          </table:table-cell>
          <table:table-cell office:value-type="float" office:value="1738936296.202" calcext:value-type="float">
            <text:p>1738936296.2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0]-[.A480]" office:value-type="float" office:value="1.18099999427795" calcext:value-type="float">
            <text:p>1.18099999427795</text:p>
          </table:table-cell>
          <table:table-cell/>
          <table:table-cell table:formula="of:=[.A480]-[.A479]" office:value-type="float" office:value="0.132999897003174" calcext:value-type="float">
            <text:p>0.132999897003174</text:p>
          </table:table-cell>
          <table:table-cell table:formula="of:=[.B480]-[.B479]" office:value-type="float" office:value="0.0909998416900635" calcext:value-type="float">
            <text:p>0.0909998416900635</text:p>
          </table:table-cell>
          <table:table-cell table:formula="of:=ABS([.K480]-[.J480])" office:value-type="float" office:value="0.0420000553131104" calcext:value-type="float">
            <text:p>0.0420000553131104</text:p>
          </table:table-cell>
          <table:table-cell/>
          <table:table-cell table:formula="of:= 1 / [.J480]" office:value-type="float" office:value="7.51880281513403" calcext:value-type="float">
            <text:p>7.51880281513403</text:p>
          </table:table-cell>
          <table:table-cell table:formula="of:= 1 / [.K48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95.055" calcext:value-type="float">
            <text:p>1738936295.055</text:p>
          </table:table-cell>
          <table:table-cell office:value-type="float" office:value="1738936296.3" calcext:value-type="float">
            <text:p>1738936296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1]-[.A481]" office:value-type="float" office:value="1.24499988555908" calcext:value-type="float">
            <text:p>1.24499988555908</text:p>
          </table:table-cell>
          <table:table-cell/>
          <table:table-cell table:formula="of:=[.A481]-[.A480]" office:value-type="float" office:value="0.0340001583099365" calcext:value-type="float">
            <text:p>0.0340001583099365</text:p>
          </table:table-cell>
          <table:table-cell table:formula="of:=[.B481]-[.B480]" office:value-type="float" office:value="0.0980000495910645" calcext:value-type="float">
            <text:p>0.0980000495910645</text:p>
          </table:table-cell>
          <table:table-cell table:formula="of:=ABS([.K481]-[.J481])" office:value-type="float" office:value="0.0639998912811279" calcext:value-type="float">
            <text:p>0.0639998912811279</text:p>
          </table:table-cell>
          <table:table-cell/>
          <table:table-cell table:formula="of:= 1 / [.J481]" office:value-type="float" office:value="29.4116277602081" calcext:value-type="float">
            <text:p>29.4116277602081</text:p>
          </table:table-cell>
          <table:table-cell table:formula="of:= 1 / [.K48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95.121" calcext:value-type="float">
            <text:p>1738936295.121</text:p>
          </table:table-cell>
          <table:table-cell office:value-type="float" office:value="1738936296.397" calcext:value-type="float">
            <text:p>1738936296.3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2]-[.A482]" office:value-type="float" office:value="1.27600002288818" calcext:value-type="float">
            <text:p>1.27600002288818</text:p>
          </table:table-cell>
          <table:table-cell/>
          <table:table-cell table:formula="of:=[.A482]-[.A481]" office:value-type="float" office:value="0.0659999847412109" calcext:value-type="float">
            <text:p>0.0659999847412109</text:p>
          </table:table-cell>
          <table:table-cell table:formula="of:=[.B482]-[.B481]" office:value-type="float" office:value="0.0970001220703125" calcext:value-type="float">
            <text:p>0.0970001220703125</text:p>
          </table:table-cell>
          <table:table-cell table:formula="of:=ABS([.K482]-[.J482])" office:value-type="float" office:value="0.0310001373291016" calcext:value-type="float">
            <text:p>0.0310001373291016</text:p>
          </table:table-cell>
          <table:table-cell/>
          <table:table-cell table:formula="of:= 1 / [.J482]" office:value-type="float" office:value="15.1515186544519" calcext:value-type="float">
            <text:p>15.1515186544519</text:p>
          </table:table-cell>
          <table:table-cell table:formula="of:= 1 / [.K482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95.155" calcext:value-type="float">
            <text:p>1738936295.155</text:p>
          </table:table-cell>
          <table:table-cell office:value-type="float" office:value="1738936296.495" calcext:value-type="float">
            <text:p>1738936296.4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3]-[.A483]" office:value-type="float" office:value="1.33999991416931" calcext:value-type="float">
            <text:p>1.33999991416931</text:p>
          </table:table-cell>
          <table:table-cell/>
          <table:table-cell table:formula="of:=[.A483]-[.A482]" office:value-type="float" office:value="0.0339999198913574" calcext:value-type="float">
            <text:p>0.0339999198913574</text:p>
          </table:table-cell>
          <table:table-cell table:formula="of:=[.B483]-[.B482]" office:value-type="float" office:value="0.0979998111724854" calcext:value-type="float">
            <text:p>0.0979998111724854</text:p>
          </table:table-cell>
          <table:table-cell table:formula="of:=ABS([.K483]-[.J483])" office:value-type="float" office:value="0.0639998912811279" calcext:value-type="float">
            <text:p>0.0639998912811279</text:p>
          </table:table-cell>
          <table:table-cell/>
          <table:table-cell table:formula="of:= 1 / [.J483]" office:value-type="float" office:value="29.4118340041793" calcext:value-type="float">
            <text:p>29.4118340041793</text:p>
          </table:table-cell>
          <table:table-cell table:formula="of:= 1 / [.K483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95.288" calcext:value-type="float">
            <text:p>1738936295.288</text:p>
          </table:table-cell>
          <table:table-cell office:value-type="float" office:value="1738936297.794" calcext:value-type="float">
            <text:p>1738936297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4]-[.A484]" office:value-type="float" office:value="2.50599980354309" calcext:value-type="float">
            <text:p>2.50599980354309</text:p>
          </table:table-cell>
          <table:table-cell/>
          <table:table-cell table:formula="of:=[.A484]-[.A483]" office:value-type="float" office:value="0.133000135421753" calcext:value-type="float">
            <text:p>0.133000135421753</text:p>
          </table:table-cell>
          <table:table-cell table:formula="of:=[.B484]-[.B483]" office:value-type="float" office:value="1.29900002479553" calcext:value-type="float">
            <text:p>1.29900002479553</text:p>
          </table:table-cell>
          <table:table-cell table:formula="of:=ABS([.K484]-[.J484])" office:value-type="float" office:value="1.16599988937378" calcext:value-type="float">
            <text:p>1.16599988937378</text:p>
          </table:table-cell>
          <table:table-cell/>
          <table:table-cell table:formula="of:= 1 / [.J484]" office:value-type="float" office:value="7.51878933678472" calcext:value-type="float">
            <text:p>7.51878933678472</text:p>
          </table:table-cell>
          <table:table-cell table:formula="of:= 1 / [.K484]" office:value-type="float" office:value="0.769822926029123" calcext:value-type="float">
            <text:p>0.769822926029123</text:p>
          </table:table-cell>
        </table:table-row>
        <table:table-row table:style-name="ro1">
          <table:table-cell office:value-type="float" office:value="1738936295.321" calcext:value-type="float">
            <text:p>1738936295.321</text:p>
          </table:table-cell>
          <table:table-cell office:value-type="float" office:value="1738936297.89" calcext:value-type="float">
            <text:p>1738936297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5]-[.A485]" office:value-type="float" office:value="2.56900000572205" calcext:value-type="float">
            <text:p>2.56900000572205</text:p>
          </table:table-cell>
          <table:table-cell/>
          <table:table-cell table:formula="of:=[.A485]-[.A484]" office:value-type="float" office:value="0.0329999923706055" calcext:value-type="float">
            <text:p>0.0329999923706055</text:p>
          </table:table-cell>
          <table:table-cell table:formula="of:=[.B485]-[.B484]" office:value-type="float" office:value="0.0960001945495606" calcext:value-type="float">
            <text:p>0.0960001945495606</text:p>
          </table:table-cell>
          <table:table-cell table:formula="of:=ABS([.K485]-[.J485])" office:value-type="float" office:value="0.0630002021789551" calcext:value-type="float">
            <text:p>0.0630002021789551</text:p>
          </table:table-cell>
          <table:table-cell/>
          <table:table-cell table:formula="of:= 1 / [.J485]" office:value-type="float" office:value="30.3030373089039" calcext:value-type="float">
            <text:p>30.3030373089039</text:p>
          </table:table-cell>
          <table:table-cell table:formula="of:= 1 / [.K485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95.421" calcext:value-type="float">
            <text:p>1738936295.421</text:p>
          </table:table-cell>
          <table:table-cell office:value-type="float" office:value="1738936297.987" calcext:value-type="float">
            <text:p>1738936297.9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6]-[.A486]" office:value-type="float" office:value="2.56599998474121" calcext:value-type="float">
            <text:p>2.56599998474121</text:p>
          </table:table-cell>
          <table:table-cell/>
          <table:table-cell table:formula="of:=[.A486]-[.A485]" office:value-type="float" office:value="0.0999999046325684" calcext:value-type="float">
            <text:p>0.0999999046325684</text:p>
          </table:table-cell>
          <table:table-cell table:formula="of:=[.B486]-[.B485]" office:value-type="float" office:value="0.0969998836517334" calcext:value-type="float">
            <text:p>0.0969998836517334</text:p>
          </table:table-cell>
          <table:table-cell table:formula="of:=ABS([.K486]-[.J486])" office:value-type="float" office:value="0.00300002098083496" calcext:value-type="float">
            <text:p>0.00300002098083496</text:p>
          </table:table-cell>
          <table:table-cell/>
          <table:table-cell table:formula="of:= 1 / [.J486]" office:value-type="float" office:value="10.0000095367523" calcext:value-type="float">
            <text:p>10.0000095367523</text:p>
          </table:table-cell>
          <table:table-cell table:formula="of:= 1 / [.K486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95.588" calcext:value-type="float">
            <text:p>1738936295.588</text:p>
          </table:table-cell>
          <table:table-cell office:value-type="float" office:value="1738936298.092" calcext:value-type="float">
            <text:p>1738936298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7]-[.A487]" office:value-type="float" office:value="2.50399994850159" calcext:value-type="float">
            <text:p>2.50399994850159</text:p>
          </table:table-cell>
          <table:table-cell/>
          <table:table-cell table:formula="of:=[.A487]-[.A486]" office:value-type="float" office:value="0.16700005531311" calcext:value-type="float">
            <text:p>0.16700005531311</text:p>
          </table:table-cell>
          <table:table-cell table:formula="of:=[.B487]-[.B486]" office:value-type="float" office:value="0.105000019073486" calcext:value-type="float">
            <text:p>0.105000019073486</text:p>
          </table:table-cell>
          <table:table-cell table:formula="of:=ABS([.K487]-[.J487])" office:value-type="float" office:value="0.062000036239624" calcext:value-type="float">
            <text:p>0.062000036239624</text:p>
          </table:table-cell>
          <table:table-cell/>
          <table:table-cell table:formula="of:= 1 / [.J487]" office:value-type="float" office:value="5.98802196876575" calcext:value-type="float">
            <text:p>5.98802196876575</text:p>
          </table:table-cell>
          <table:table-cell table:formula="of:= 1 / [.K487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95.621" calcext:value-type="float">
            <text:p>1738936295.621</text:p>
          </table:table-cell>
          <table:table-cell office:value-type="float" office:value="1738936298.196" calcext:value-type="float">
            <text:p>1738936298.1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8]-[.A488]" office:value-type="float" office:value="2.57500004768372" calcext:value-type="float">
            <text:p>2.57500004768372</text:p>
          </table:table-cell>
          <table:table-cell/>
          <table:table-cell table:formula="of:=[.A488]-[.A487]" office:value-type="float" office:value="0.0329999923706055" calcext:value-type="float">
            <text:p>0.0329999923706055</text:p>
          </table:table-cell>
          <table:table-cell table:formula="of:=[.B488]-[.B487]" office:value-type="float" office:value="0.104000091552734" calcext:value-type="float">
            <text:p>0.104000091552734</text:p>
          </table:table-cell>
          <table:table-cell table:formula="of:=ABS([.K488]-[.J488])" office:value-type="float" office:value="0.0710000991821289" calcext:value-type="float">
            <text:p>0.0710000991821289</text:p>
          </table:table-cell>
          <table:table-cell/>
          <table:table-cell table:formula="of:= 1 / [.J488]" office:value-type="float" office:value="30.3030373089039" calcext:value-type="float">
            <text:p>30.3030373089039</text:p>
          </table:table-cell>
          <table:table-cell table:formula="of:= 1 / [.K48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296.988" calcext:value-type="float">
            <text:p>1738936296.988</text:p>
          </table:table-cell>
          <table:table-cell office:value-type="float" office:value="1738936298.381" calcext:value-type="float">
            <text:p>1738936298.3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9]-[.A489]" office:value-type="float" office:value="1.39300012588501" calcext:value-type="float">
            <text:p>1.39300012588501</text:p>
          </table:table-cell>
          <table:table-cell/>
          <table:table-cell table:formula="of:=[.A489]-[.A488]" office:value-type="float" office:value="1.36699986457825" calcext:value-type="float">
            <text:p>1.36699986457825</text:p>
          </table:table-cell>
          <table:table-cell table:formula="of:=[.B489]-[.B488]" office:value-type="float" office:value="0.184999942779541" calcext:value-type="float">
            <text:p>0.184999942779541</text:p>
          </table:table-cell>
          <table:table-cell table:formula="of:=ABS([.K489]-[.J489])" office:value-type="float" office:value="1.18199992179871" calcext:value-type="float">
            <text:p>1.18199992179871</text:p>
          </table:table-cell>
          <table:table-cell/>
          <table:table-cell table:formula="of:= 1 / [.J489]" office:value-type="float" office:value="0.731528967860231" calcext:value-type="float">
            <text:p>0.731528967860231</text:p>
          </table:table-cell>
          <table:table-cell table:formula="of:= 1 / [.K489]" office:value-type="float" office:value="5.40540707729662" calcext:value-type="float">
            <text:p>5.40540707729662</text:p>
          </table:table-cell>
        </table:table-row>
        <table:table-row table:style-name="ro1">
          <table:table-cell office:value-type="float" office:value="1738936297.321" calcext:value-type="float">
            <text:p>1738936297.321</text:p>
          </table:table-cell>
          <table:table-cell office:value-type="float" office:value="1738936298.484" calcext:value-type="float">
            <text:p>1738936298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0]-[.A490]" office:value-type="float" office:value="1.16299986839294" calcext:value-type="float">
            <text:p>1.16299986839294</text:p>
          </table:table-cell>
          <table:table-cell/>
          <table:table-cell table:formula="of:=[.A490]-[.A489]" office:value-type="float" office:value="0.333000183105469" calcext:value-type="float">
            <text:p>0.333000183105469</text:p>
          </table:table-cell>
          <table:table-cell table:formula="of:=[.B490]-[.B489]" office:value-type="float" office:value="0.102999925613403" calcext:value-type="float">
            <text:p>0.102999925613403</text:p>
          </table:table-cell>
          <table:table-cell table:formula="of:=ABS([.K490]-[.J490])" office:value-type="float" office:value="0.230000257492065" calcext:value-type="float">
            <text:p>0.230000257492065</text:p>
          </table:table-cell>
          <table:table-cell/>
          <table:table-cell table:formula="of:= 1 / [.J490]" office:value-type="float" office:value="3.00300135175384" calcext:value-type="float">
            <text:p>3.00300135175384</text:p>
          </table:table-cell>
          <table:table-cell table:formula="of:= 1 / [.K490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297.355" calcext:value-type="float">
            <text:p>1738936297.355</text:p>
          </table:table-cell>
          <table:table-cell office:value-type="float" office:value="1738936298.596" calcext:value-type="float">
            <text:p>1738936298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1]-[.A491]" office:value-type="float" office:value="1.2409999370575" calcext:value-type="float">
            <text:p>1.2409999370575</text:p>
          </table:table-cell>
          <table:table-cell/>
          <table:table-cell table:formula="of:=[.A491]-[.A490]" office:value-type="float" office:value="0.0339999198913574" calcext:value-type="float">
            <text:p>0.0339999198913574</text:p>
          </table:table-cell>
          <table:table-cell table:formula="of:=[.B491]-[.B490]" office:value-type="float" office:value="0.111999988555908" calcext:value-type="float">
            <text:p>0.111999988555908</text:p>
          </table:table-cell>
          <table:table-cell table:formula="of:=ABS([.K491]-[.J491])" office:value-type="float" office:value="0.0780000686645508" calcext:value-type="float">
            <text:p>0.0780000686645508</text:p>
          </table:table-cell>
          <table:table-cell/>
          <table:table-cell table:formula="of:= 1 / [.J491]" office:value-type="float" office:value="29.4118340041793" calcext:value-type="float">
            <text:p>29.4118340041793</text:p>
          </table:table-cell>
          <table:table-cell table:formula="of:= 1 / [.K491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298.955" calcext:value-type="float">
            <text:p>1738936298.955</text:p>
          </table:table-cell>
          <table:table-cell office:value-type="float" office:value="1738936300.222" calcext:value-type="float">
            <text:p>1738936300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2]-[.A492]" office:value-type="float" office:value="1.26699995994568" calcext:value-type="float">
            <text:p>1.26699995994568</text:p>
          </table:table-cell>
          <table:table-cell/>
          <table:table-cell table:formula="of:=[.A492]-[.A491]" office:value-type="float" office:value="1.59999990463257" calcext:value-type="float">
            <text:p>1.59999990463257</text:p>
          </table:table-cell>
          <table:table-cell table:formula="of:=[.B492]-[.B491]" office:value-type="float" office:value="1.62599992752075" calcext:value-type="float">
            <text:p>1.62599992752075</text:p>
          </table:table-cell>
          <table:table-cell table:formula="of:=ABS([.K492]-[.J492])" office:value-type="float" office:value="0.0260000228881836" calcext:value-type="float">
            <text:p>0.0260000228881836</text:p>
          </table:table-cell>
          <table:table-cell/>
          <table:table-cell table:formula="of:= 1 / [.J492]" office:value-type="float" office:value="0.625000037252905" calcext:value-type="float">
            <text:p>0.625000037252905</text:p>
          </table:table-cell>
          <table:table-cell table:formula="of:= 1 / [.K492]" office:value-type="float" office:value="0.615006177475514" calcext:value-type="float">
            <text:p>0.615006177475514</text:p>
          </table:table-cell>
        </table:table-row>
        <table:table-row table:style-name="ro1">
          <table:table-cell office:value-type="float" office:value="1738936299.388" calcext:value-type="float">
            <text:p>1738936299.388</text:p>
          </table:table-cell>
          <table:table-cell office:value-type="float" office:value="1738936302.775" calcext:value-type="float">
            <text:p>1738936302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3]-[.A493]" office:value-type="float" office:value="3.38700008392334" calcext:value-type="float">
            <text:p>3.38700008392334</text:p>
          </table:table-cell>
          <table:table-cell/>
          <table:table-cell table:formula="of:=[.A493]-[.A492]" office:value-type="float" office:value="0.433000087738037" calcext:value-type="float">
            <text:p>0.433000087738037</text:p>
          </table:table-cell>
          <table:table-cell table:formula="of:=[.B493]-[.B492]" office:value-type="float" office:value="2.5530002117157" calcext:value-type="float">
            <text:p>2.5530002117157</text:p>
          </table:table-cell>
          <table:table-cell table:formula="of:=ABS([.K493]-[.J493])" office:value-type="float" office:value="2.12000012397766" calcext:value-type="float">
            <text:p>2.12000012397766</text:p>
          </table:table-cell>
          <table:table-cell/>
          <table:table-cell table:formula="of:= 1 / [.J493]" office:value-type="float" office:value="2.30946835420734" calcext:value-type="float">
            <text:p>2.30946835420734</text:p>
          </table:table-cell>
          <table:table-cell table:formula="of:= 1 / [.K493]" office:value-type="float" office:value="0.391696011387311" calcext:value-type="float">
            <text:p>0.391696011387311</text:p>
          </table:table-cell>
        </table:table-row>
        <table:table-row table:style-name="ro1">
          <table:table-cell office:value-type="float" office:value="1738936301.521" calcext:value-type="float">
            <text:p>1738936301.521</text:p>
          </table:table-cell>
          <table:table-cell office:value-type="float" office:value="1738936302.866" calcext:value-type="float">
            <text:p>1738936302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4]-[.A494]" office:value-type="float" office:value="1.34500002861023" calcext:value-type="float">
            <text:p>1.34500002861023</text:p>
          </table:table-cell>
          <table:table-cell/>
          <table:table-cell table:formula="of:=[.A494]-[.A493]" office:value-type="float" office:value="2.13299989700317" calcext:value-type="float">
            <text:p>2.13299989700317</text:p>
          </table:table-cell>
          <table:table-cell table:formula="of:=[.B494]-[.B493]" office:value-type="float" office:value="0.0909998416900635" calcext:value-type="float">
            <text:p>0.0909998416900635</text:p>
          </table:table-cell>
          <table:table-cell table:formula="of:=ABS([.K494]-[.J494])" office:value-type="float" office:value="2.04200005531311" calcext:value-type="float">
            <text:p>2.04200005531311</text:p>
          </table:table-cell>
          <table:table-cell/>
          <table:table-cell table:formula="of:= 1 / [.J494]" office:value-type="float" office:value="0.468823276271594" calcext:value-type="float">
            <text:p>0.468823276271594</text:p>
          </table:table-cell>
          <table:table-cell table:formula="of:= 1 / [.K494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01.588" calcext:value-type="float">
            <text:p>1738936301.588</text:p>
          </table:table-cell>
          <table:table-cell office:value-type="float" office:value="1738936302.968" calcext:value-type="float">
            <text:p>1738936302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5]-[.A495]" office:value-type="float" office:value="1.37999987602234" calcext:value-type="float">
            <text:p>1.37999987602234</text:p>
          </table:table-cell>
          <table:table-cell/>
          <table:table-cell table:formula="of:=[.A495]-[.A494]" office:value-type="float" office:value="0.067000150680542" calcext:value-type="float">
            <text:p>0.067000150680542</text:p>
          </table:table-cell>
          <table:table-cell table:formula="of:=[.B495]-[.B494]" office:value-type="float" office:value="0.101999998092651" calcext:value-type="float">
            <text:p>0.101999998092651</text:p>
          </table:table-cell>
          <table:table-cell table:formula="of:=ABS([.K495]-[.J495])" office:value-type="float" office:value="0.0349998474121094" calcext:value-type="float">
            <text:p>0.0349998474121094</text:p>
          </table:table-cell>
          <table:table-cell/>
          <table:table-cell table:formula="of:= 1 / [.J495]" office:value-type="float" office:value="14.9253395677872" calcext:value-type="float">
            <text:p>14.9253395677872</text:p>
          </table:table-cell>
          <table:table-cell table:formula="of:= 1 / [.K49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01.721" calcext:value-type="float">
            <text:p>1738936301.721</text:p>
          </table:table-cell>
          <table:table-cell office:value-type="float" office:value="1738936303.631" calcext:value-type="float">
            <text:p>1738936303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6]-[.A496]" office:value-type="float" office:value="1.91000008583069" calcext:value-type="float">
            <text:p>1.91000008583069</text:p>
          </table:table-cell>
          <table:table-cell/>
          <table:table-cell table:formula="of:=[.A496]-[.A495]" office:value-type="float" office:value="0.132999897003174" calcext:value-type="float">
            <text:p>0.132999897003174</text:p>
          </table:table-cell>
          <table:table-cell table:formula="of:=[.B496]-[.B495]" office:value-type="float" office:value="0.663000106811523" calcext:value-type="float">
            <text:p>0.663000106811523</text:p>
          </table:table-cell>
          <table:table-cell table:formula="of:=ABS([.K496]-[.J496])" office:value-type="float" office:value="0.53000020980835" calcext:value-type="float">
            <text:p>0.53000020980835</text:p>
          </table:table-cell>
          <table:table-cell/>
          <table:table-cell table:formula="of:= 1 / [.J496]" office:value-type="float" office:value="7.51880281513403" calcext:value-type="float">
            <text:p>7.51880281513403</text:p>
          </table:table-cell>
          <table:table-cell table:formula="of:= 1 / [.K496]" office:value-type="float" office:value="1.50829538295124" calcext:value-type="float">
            <text:p>1.50829538295124</text:p>
          </table:table-cell>
        </table:table-row>
        <table:table-row table:style-name="ro1">
          <table:table-cell office:value-type="float" office:value="1738936302.455" calcext:value-type="float">
            <text:p>1738936302.455</text:p>
          </table:table-cell>
          <table:table-cell office:value-type="float" office:value="1738936303.717" calcext:value-type="float">
            <text:p>1738936303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7]-[.A497]" office:value-type="float" office:value="1.26200008392334" calcext:value-type="float">
            <text:p>1.26200008392334</text:p>
          </table:table-cell>
          <table:table-cell/>
          <table:table-cell table:formula="of:=[.A497]-[.A496]" office:value-type="float" office:value="0.733999967575073" calcext:value-type="float">
            <text:p>0.733999967575073</text:p>
          </table:table-cell>
          <table:table-cell table:formula="of:=[.B497]-[.B496]" office:value-type="float" office:value="0.0859999656677246" calcext:value-type="float">
            <text:p>0.0859999656677246</text:p>
          </table:table-cell>
          <table:table-cell table:formula="of:=ABS([.K497]-[.J497])" office:value-type="float" office:value="0.648000001907349" calcext:value-type="float">
            <text:p>0.648000001907349</text:p>
          </table:table-cell>
          <table:table-cell/>
          <table:table-cell table:formula="of:= 1 / [.J497]" office:value-type="float" office:value="1.3623978803483" calcext:value-type="float">
            <text:p>1.3623978803483</text:p>
          </table:table-cell>
          <table:table-cell table:formula="of:= 1 / [.K497]" office:value-type="float" office:value="11.6279116187519" calcext:value-type="float">
            <text:p>11.6279116187519</text:p>
          </table:table-cell>
        </table:table-row>
        <table:table-row table:style-name="ro1">
          <table:table-cell office:value-type="float" office:value="1738936302.488" calcext:value-type="float">
            <text:p>1738936302.488</text:p>
          </table:table-cell>
          <table:table-cell office:value-type="float" office:value="1738936303.807" calcext:value-type="float">
            <text:p>1738936303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8]-[.A498]" office:value-type="float" office:value="1.31900000572205" calcext:value-type="float">
            <text:p>1.31900000572205</text:p>
          </table:table-cell>
          <table:table-cell/>
          <table:table-cell table:formula="of:=[.A498]-[.A497]" office:value-type="float" office:value="0.0329999923706055" calcext:value-type="float">
            <text:p>0.0329999923706055</text:p>
          </table:table-cell>
          <table:table-cell table:formula="of:=[.B498]-[.B497]" office:value-type="float" office:value="0.0899999141693115" calcext:value-type="float">
            <text:p>0.0899999141693115</text:p>
          </table:table-cell>
          <table:table-cell table:formula="of:=ABS([.K498]-[.J498])" office:value-type="float" office:value="0.0569999217987061" calcext:value-type="float">
            <text:p>0.0569999217987061</text:p>
          </table:table-cell>
          <table:table-cell/>
          <table:table-cell table:formula="of:= 1 / [.J498]" office:value-type="float" office:value="30.3030373089039" calcext:value-type="float">
            <text:p>30.3030373089039</text:p>
          </table:table-cell>
          <table:table-cell table:formula="of:= 1 / [.K498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04.755" calcext:value-type="float">
            <text:p>1738936304.755</text:p>
          </table:table-cell>
          <table:table-cell office:value-type="float" office:value="1738936308.137" calcext:value-type="float">
            <text:p>1738936308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9]-[.A499]" office:value-type="float" office:value="3.38199996948242" calcext:value-type="float">
            <text:p>3.38199996948242</text:p>
          </table:table-cell>
          <table:table-cell/>
          <table:table-cell table:formula="of:=[.A499]-[.A498]" office:value-type="float" office:value="2.26700019836426" calcext:value-type="float">
            <text:p>2.26700019836426</text:p>
          </table:table-cell>
          <table:table-cell table:formula="of:=[.B499]-[.B498]" office:value-type="float" office:value="4.33000016212463" calcext:value-type="float">
            <text:p>4.33000016212463</text:p>
          </table:table-cell>
          <table:table-cell table:formula="of:=ABS([.K499]-[.J499])" office:value-type="float" office:value="2.06299996376038" calcext:value-type="float">
            <text:p>2.06299996376038</text:p>
          </table:table-cell>
          <table:table-cell/>
          <table:table-cell table:formula="of:= 1 / [.J499]" office:value-type="float" office:value="0.441111562637509" calcext:value-type="float">
            <text:p>0.441111562637509</text:p>
          </table:table-cell>
          <table:table-cell table:formula="of:= 1 / [.K499]" office:value-type="float" office:value="0.230946873569936" calcext:value-type="float">
            <text:p>0.230946873569936</text:p>
          </table:table-cell>
        </table:table-row>
        <table:table-row table:style-name="ro1">
          <table:table-cell office:value-type="float" office:value="1738936306.955" calcext:value-type="float">
            <text:p>1738936306.955</text:p>
          </table:table-cell>
          <table:table-cell office:value-type="float" office:value="1738936308.312" calcext:value-type="float">
            <text:p>1738936308.3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0]-[.A500]" office:value-type="float" office:value="1.35700011253357" calcext:value-type="float">
            <text:p>1.35700011253357</text:p>
          </table:table-cell>
          <table:table-cell/>
          <table:table-cell table:formula="of:=[.A500]-[.A499]" office:value-type="float" office:value="2.19999980926514" calcext:value-type="float">
            <text:p>2.19999980926514</text:p>
          </table:table-cell>
          <table:table-cell table:formula="of:=[.B500]-[.B499]" office:value-type="float" office:value="0.174999952316284" calcext:value-type="float">
            <text:p>0.174999952316284</text:p>
          </table:table-cell>
          <table:table-cell table:formula="of:=ABS([.K500]-[.J500])" office:value-type="float" office:value="2.02499985694885" calcext:value-type="float">
            <text:p>2.02499985694885</text:p>
          </table:table-cell>
          <table:table-cell/>
          <table:table-cell table:formula="of:= 1 / [.J500]" office:value-type="float" office:value="0.454545493953488" calcext:value-type="float">
            <text:p>0.454545493953488</text:p>
          </table:table-cell>
          <table:table-cell table:formula="of:= 1 / [.K500]" office:value-type="float" office:value="5.71428727130543" calcext:value-type="float">
            <text:p>5.71428727130543</text:p>
          </table:table-cell>
        </table:table-row>
        <table:table-row table:style-name="ro1">
          <table:table-cell office:value-type="float" office:value="1738936307.288" calcext:value-type="float">
            <text:p>1738936307.288</text:p>
          </table:table-cell>
          <table:table-cell office:value-type="float" office:value="1738936310.237" calcext:value-type="float">
            <text:p>1738936310.2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1]-[.A501]" office:value-type="float" office:value="2.94899988174438" calcext:value-type="float">
            <text:p>2.94899988174438</text:p>
          </table:table-cell>
          <table:table-cell/>
          <table:table-cell table:formula="of:=[.A501]-[.A500]" office:value-type="float" office:value="0.333000183105469" calcext:value-type="float">
            <text:p>0.333000183105469</text:p>
          </table:table-cell>
          <table:table-cell table:formula="of:=[.B501]-[.B500]" office:value-type="float" office:value="1.92499995231628" calcext:value-type="float">
            <text:p>1.92499995231628</text:p>
          </table:table-cell>
          <table:table-cell table:formula="of:=ABS([.K501]-[.J501])" office:value-type="float" office:value="1.59199976921082" calcext:value-type="float">
            <text:p>1.59199976921082</text:p>
          </table:table-cell>
          <table:table-cell/>
          <table:table-cell table:formula="of:= 1 / [.J501]" office:value-type="float" office:value="3.00300135175384" calcext:value-type="float">
            <text:p>3.00300135175384</text:p>
          </table:table-cell>
          <table:table-cell table:formula="of:= 1 / [.K501]" office:value-type="float" office:value="0.519480532348448" calcext:value-type="float">
            <text:p>0.519480532348448</text:p>
          </table:table-cell>
        </table:table-row>
        <table:table-row table:style-name="ro1">
          <table:table-cell office:value-type="float" office:value="1738936307.321" calcext:value-type="float">
            <text:p>1738936307.321</text:p>
          </table:table-cell>
          <table:table-cell office:value-type="float" office:value="1738936310.34" calcext:value-type="float">
            <text:p>1738936310.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2]-[.A502]" office:value-type="float" office:value="3.01899981498718" calcext:value-type="float">
            <text:p>3.01899981498718</text:p>
          </table:table-cell>
          <table:table-cell/>
          <table:table-cell table:formula="of:=[.A502]-[.A501]" office:value-type="float" office:value="0.0329999923706055" calcext:value-type="float">
            <text:p>0.0329999923706055</text:p>
          </table:table-cell>
          <table:table-cell table:formula="of:=[.B502]-[.B501]" office:value-type="float" office:value="0.102999925613403" calcext:value-type="float">
            <text:p>0.102999925613403</text:p>
          </table:table-cell>
          <table:table-cell table:formula="of:=ABS([.K502]-[.J502])" office:value-type="float" office:value="0.0699999332427979" calcext:value-type="float">
            <text:p>0.0699999332427979</text:p>
          </table:table-cell>
          <table:table-cell/>
          <table:table-cell table:formula="of:= 1 / [.J502]" office:value-type="float" office:value="30.3030373089039" calcext:value-type="float">
            <text:p>30.3030373089039</text:p>
          </table:table-cell>
          <table:table-cell table:formula="of:= 1 / [.K502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309.321" calcext:value-type="float">
            <text:p>1738936309.321</text:p>
          </table:table-cell>
          <table:table-cell office:value-type="float" office:value="1738936310.966" calcext:value-type="float">
            <text:p>1738936310.9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3]-[.A503]" office:value-type="float" office:value="1.64499998092651" calcext:value-type="float">
            <text:p>1.64499998092651</text:p>
          </table:table-cell>
          <table:table-cell/>
          <table:table-cell table:formula="of:=[.A503]-[.A502]" office:value-type="float" office:value="2" calcext:value-type="float">
            <text:p>2</text:p>
          </table:table-cell>
          <table:table-cell table:formula="of:=[.B503]-[.B502]" office:value-type="float" office:value="0.626000165939331" calcext:value-type="float">
            <text:p>0.626000165939331</text:p>
          </table:table-cell>
          <table:table-cell table:formula="of:=ABS([.K503]-[.J503])" office:value-type="float" office:value="1.37399983406067" calcext:value-type="float">
            <text:p>1.37399983406067</text:p>
          </table:table-cell>
          <table:table-cell/>
          <table:table-cell table:formula="of:= 1 / [.J503]" office:value-type="float" office:value="0.5" calcext:value-type="float">
            <text:p>0.5</text:p>
          </table:table-cell>
          <table:table-cell table:formula="of:= 1 / [.K503]" office:value-type="float" office:value="1.59744366600841" calcext:value-type="float">
            <text:p>1.59744366600841</text:p>
          </table:table-cell>
        </table:table-row>
        <table:table-row table:style-name="ro1">
          <table:table-cell office:value-type="float" office:value="1738936309.988" calcext:value-type="float">
            <text:p>1738936309.988</text:p>
          </table:table-cell>
          <table:table-cell office:value-type="float" office:value="1738936311.15" calcext:value-type="float">
            <text:p>1738936311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4]-[.A504]" office:value-type="float" office:value="1.16200017929077" calcext:value-type="float">
            <text:p>1.16200017929077</text:p>
          </table:table-cell>
          <table:table-cell/>
          <table:table-cell table:formula="of:=[.A504]-[.A503]" office:value-type="float" office:value="0.666999816894531" calcext:value-type="float">
            <text:p>0.666999816894531</text:p>
          </table:table-cell>
          <table:table-cell table:formula="of:=[.B504]-[.B503]" office:value-type="float" office:value="0.184000015258789" calcext:value-type="float">
            <text:p>0.184000015258789</text:p>
          </table:table-cell>
          <table:table-cell table:formula="of:=ABS([.K504]-[.J504])" office:value-type="float" office:value="0.482999801635742" calcext:value-type="float">
            <text:p>0.482999801635742</text:p>
          </table:table-cell>
          <table:table-cell/>
          <table:table-cell table:formula="of:= 1 / [.J504]" office:value-type="float" office:value="1.49925078638833" calcext:value-type="float">
            <text:p>1.49925078638833</text:p>
          </table:table-cell>
          <table:table-cell table:formula="of:= 1 / [.K504]" office:value-type="float" office:value="5.43478215799894" calcext:value-type="float">
            <text:p>5.43478215799894</text:p>
          </table:table-cell>
        </table:table-row>
        <table:table-row table:style-name="ro1">
          <table:table-cell office:value-type="float" office:value="1738936310.188" calcext:value-type="float">
            <text:p>1738936310.188</text:p>
          </table:table-cell>
          <table:table-cell office:value-type="float" office:value="1738936312.808" calcext:value-type="float">
            <text:p>1738936312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5]-[.A505]" office:value-type="float" office:value="2.62000012397766" calcext:value-type="float">
            <text:p>2.62000012397766</text:p>
          </table:table-cell>
          <table:table-cell/>
          <table:table-cell table:formula="of:=[.A505]-[.A504]" office:value-type="float" office:value="0.200000047683716" calcext:value-type="float">
            <text:p>0.200000047683716</text:p>
          </table:table-cell>
          <table:table-cell table:formula="of:=[.B505]-[.B504]" office:value-type="float" office:value="1.65799999237061" calcext:value-type="float">
            <text:p>1.65799999237061</text:p>
          </table:table-cell>
          <table:table-cell table:formula="of:=ABS([.K505]-[.J505])" office:value-type="float" office:value="1.45799994468689" calcext:value-type="float">
            <text:p>1.45799994468689</text:p>
          </table:table-cell>
          <table:table-cell/>
          <table:table-cell table:formula="of:= 1 / [.J505]" office:value-type="float" office:value="4.99999880790739" calcext:value-type="float">
            <text:p>4.99999880790739</text:p>
          </table:table-cell>
          <table:table-cell table:formula="of:= 1 / [.K505]" office:value-type="float" office:value="0.603136311581161" calcext:value-type="float">
            <text:p>0.603136311581161</text:p>
          </table:table-cell>
        </table:table-row>
        <table:table-row table:style-name="ro1">
          <table:table-cell office:value-type="float" office:value="1738936310.221" calcext:value-type="float">
            <text:p>1738936310.221</text:p>
          </table:table-cell>
          <table:table-cell office:value-type="float" office:value="1738936312.904" calcext:value-type="float">
            <text:p>1738936312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6]-[.A506]" office:value-type="float" office:value="2.68300008773804" calcext:value-type="float">
            <text:p>2.68300008773804</text:p>
          </table:table-cell>
          <table:table-cell/>
          <table:table-cell table:formula="of:=[.A506]-[.A505]" office:value-type="float" office:value="0.0329999923706055" calcext:value-type="float">
            <text:p>0.0329999923706055</text:p>
          </table:table-cell>
          <table:table-cell table:formula="of:=[.B506]-[.B505]" office:value-type="float" office:value="0.0959999561309815" calcext:value-type="float">
            <text:p>0.0959999561309815</text:p>
          </table:table-cell>
          <table:table-cell table:formula="of:=ABS([.K506]-[.J506])" office:value-type="float" office:value="0.062999963760376" calcext:value-type="float">
            <text:p>0.062999963760376</text:p>
          </table:table-cell>
          <table:table-cell/>
          <table:table-cell table:formula="of:= 1 / [.J506]" office:value-type="float" office:value="30.3030373089039" calcext:value-type="float">
            <text:p>30.3030373089039</text:p>
          </table:table-cell>
          <table:table-cell table:formula="of:= 1 / [.K506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0.388" calcext:value-type="float">
            <text:p>1738936310.388</text:p>
          </table:table-cell>
          <table:table-cell office:value-type="float" office:value="1738936312.995" calcext:value-type="float">
            <text:p>1738936312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7]-[.A507]" office:value-type="float" office:value="2.60699987411499" calcext:value-type="float">
            <text:p>2.60699987411499</text:p>
          </table:table-cell>
          <table:table-cell/>
          <table:table-cell table:formula="of:=[.A507]-[.A506]" office:value-type="float" office:value="0.16700005531311" calcext:value-type="float">
            <text:p>0.16700005531311</text:p>
          </table:table-cell>
          <table:table-cell table:formula="of:=[.B507]-[.B506]" office:value-type="float" office:value="0.0909998416900635" calcext:value-type="float">
            <text:p>0.0909998416900635</text:p>
          </table:table-cell>
          <table:table-cell table:formula="of:=ABS([.K507]-[.J507])" office:value-type="float" office:value="0.0760002136230469" calcext:value-type="float">
            <text:p>0.0760002136230469</text:p>
          </table:table-cell>
          <table:table-cell/>
          <table:table-cell table:formula="of:= 1 / [.J507]" office:value-type="float" office:value="5.98802196876575" calcext:value-type="float">
            <text:p>5.98802196876575</text:p>
          </table:table-cell>
          <table:table-cell table:formula="of:= 1 / [.K507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10.421" calcext:value-type="float">
            <text:p>1738936310.421</text:p>
          </table:table-cell>
          <table:table-cell office:value-type="float" office:value="1738936313.092" calcext:value-type="float">
            <text:p>1738936313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8]-[.A508]" office:value-type="float" office:value="2.6710000038147" calcext:value-type="float">
            <text:p>2.6710000038147</text:p>
          </table:table-cell>
          <table:table-cell/>
          <table:table-cell table:formula="of:=[.A508]-[.A507]" office:value-type="float" office:value="0.0329999923706055" calcext:value-type="float">
            <text:p>0.0329999923706055</text:p>
          </table:table-cell>
          <table:table-cell table:formula="of:=[.B508]-[.B507]" office:value-type="float" office:value="0.0970001220703125" calcext:value-type="float">
            <text:p>0.0970001220703125</text:p>
          </table:table-cell>
          <table:table-cell table:formula="of:=ABS([.K508]-[.J508])" office:value-type="float" office:value="0.064000129699707" calcext:value-type="float">
            <text:p>0.064000129699707</text:p>
          </table:table-cell>
          <table:table-cell/>
          <table:table-cell table:formula="of:= 1 / [.J508]" office:value-type="float" office:value="30.3030373089039" calcext:value-type="float">
            <text:p>30.3030373089039</text:p>
          </table:table-cell>
          <table:table-cell table:formula="of:= 1 / [.K50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11.855" calcext:value-type="float">
            <text:p>1738936311.855</text:p>
          </table:table-cell>
          <table:table-cell office:value-type="float" office:value="1738936313.19" calcext:value-type="float">
            <text:p>1738936313.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9]-[.A509]" office:value-type="float" office:value="1.33500003814697" calcext:value-type="float">
            <text:p>1.33500003814697</text:p>
          </table:table-cell>
          <table:table-cell/>
          <table:table-cell table:formula="of:=[.A509]-[.A508]" office:value-type="float" office:value="1.43400001525879" calcext:value-type="float">
            <text:p>1.43400001525879</text:p>
          </table:table-cell>
          <table:table-cell table:formula="of:=[.B509]-[.B508]" office:value-type="float" office:value="0.0980000495910645" calcext:value-type="float">
            <text:p>0.0980000495910645</text:p>
          </table:table-cell>
          <table:table-cell table:formula="of:=ABS([.K509]-[.J509])" office:value-type="float" office:value="1.33599996566772" calcext:value-type="float">
            <text:p>1.33599996566772</text:p>
          </table:table-cell>
          <table:table-cell/>
          <table:table-cell table:formula="of:= 1 / [.J509]" office:value-type="float" office:value="0.697350062314702" calcext:value-type="float">
            <text:p>0.697350062314702</text:p>
          </table:table-cell>
          <table:table-cell table:formula="of:= 1 / [.K509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11.888" calcext:value-type="float">
            <text:p>1738936311.888</text:p>
          </table:table-cell>
          <table:table-cell office:value-type="float" office:value="1738936313.283" calcext:value-type="float">
            <text:p>1738936313.2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0]-[.A510]" office:value-type="float" office:value="1.39499998092651" calcext:value-type="float">
            <text:p>1.39499998092651</text:p>
          </table:table-cell>
          <table:table-cell/>
          <table:table-cell table:formula="of:=[.A510]-[.A509]" office:value-type="float" office:value="0.0329999923706055" calcext:value-type="float">
            <text:p>0.0329999923706055</text:p>
          </table:table-cell>
          <table:table-cell table:formula="of:=[.B510]-[.B509]" office:value-type="float" office:value="0.0929999351501465" calcext:value-type="float">
            <text:p>0.0929999351501465</text:p>
          </table:table-cell>
          <table:table-cell table:formula="of:=ABS([.K510]-[.J510])" office:value-type="float" office:value="0.059999942779541" calcext:value-type="float">
            <text:p>0.059999942779541</text:p>
          </table:table-cell>
          <table:table-cell/>
          <table:table-cell table:formula="of:= 1 / [.J510]" office:value-type="float" office:value="30.3030373089039" calcext:value-type="float">
            <text:p>30.3030373089039</text:p>
          </table:table-cell>
          <table:table-cell table:formula="of:= 1 / [.K51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11.988" calcext:value-type="float">
            <text:p>1738936311.988</text:p>
          </table:table-cell>
          <table:table-cell office:value-type="float" office:value="1738936313.372" calcext:value-type="float">
            <text:p>1738936313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1]-[.A511]" office:value-type="float" office:value="1.3840000629425" calcext:value-type="float">
            <text:p>1.3840000629425</text:p>
          </table:table-cell>
          <table:table-cell/>
          <table:table-cell table:formula="of:=[.A511]-[.A510]" office:value-type="float" office:value="0.0999999046325684" calcext:value-type="float">
            <text:p>0.0999999046325684</text:p>
          </table:table-cell>
          <table:table-cell table:formula="of:=[.B511]-[.B510]" office:value-type="float" office:value="0.0889999866485596" calcext:value-type="float">
            <text:p>0.0889999866485596</text:p>
          </table:table-cell>
          <table:table-cell table:formula="of:=ABS([.K511]-[.J511])" office:value-type="float" office:value="0.0109999179840088" calcext:value-type="float">
            <text:p>0.0109999179840088</text:p>
          </table:table-cell>
          <table:table-cell/>
          <table:table-cell table:formula="of:= 1 / [.J511]" office:value-type="float" office:value="10.0000095367523" calcext:value-type="float">
            <text:p>10.0000095367523</text:p>
          </table:table-cell>
          <table:table-cell table:formula="of:= 1 / [.K51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2.021" calcext:value-type="float">
            <text:p>1738936312.021</text:p>
          </table:table-cell>
          <table:table-cell office:value-type="float" office:value="1738936313.712" calcext:value-type="float">
            <text:p>1738936313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2]-[.A512]" office:value-type="float" office:value="1.69099998474121" calcext:value-type="float">
            <text:p>1.69099998474121</text:p>
          </table:table-cell>
          <table:table-cell/>
          <table:table-cell table:formula="of:=[.A512]-[.A511]" office:value-type="float" office:value="0.0329999923706055" calcext:value-type="float">
            <text:p>0.0329999923706055</text:p>
          </table:table-cell>
          <table:table-cell table:formula="of:=[.B512]-[.B511]" office:value-type="float" office:value="0.339999914169312" calcext:value-type="float">
            <text:p>0.339999914169312</text:p>
          </table:table-cell>
          <table:table-cell table:formula="of:=ABS([.K512]-[.J512])" office:value-type="float" office:value="0.306999921798706" calcext:value-type="float">
            <text:p>0.306999921798706</text:p>
          </table:table-cell>
          <table:table-cell/>
          <table:table-cell table:formula="of:= 1 / [.J512]" office:value-type="float" office:value="30.3030373089039" calcext:value-type="float">
            <text:p>30.3030373089039</text:p>
          </table:table-cell>
          <table:table-cell table:formula="of:= 1 / [.K512]" office:value-type="float" office:value="2.94117721306843" calcext:value-type="float">
            <text:p>2.94117721306843</text:p>
          </table:table-cell>
        </table:table-row>
        <table:table-row table:style-name="ro1">
          <table:table-cell office:value-type="float" office:value="1738936312.321" calcext:value-type="float">
            <text:p>1738936312.321</text:p>
          </table:table-cell>
          <table:table-cell office:value-type="float" office:value="1738936313.716" calcext:value-type="float">
            <text:p>1738936313.7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3]-[.A513]" office:value-type="float" office:value="1.39499998092651" calcext:value-type="float">
            <text:p>1.39499998092651</text:p>
          </table:table-cell>
          <table:table-cell/>
          <table:table-cell table:formula="of:=[.A513]-[.A512]" office:value-type="float" office:value="0.300000190734863" calcext:value-type="float">
            <text:p>0.300000190734863</text:p>
          </table:table-cell>
          <table:table-cell table:formula="of:=[.B513]-[.B512]" office:value-type="float" office:value="0.00400018692016602" calcext:value-type="float">
            <text:p>0.00400018692016602</text:p>
          </table:table-cell>
          <table:table-cell table:formula="of:=ABS([.K513]-[.J513])" office:value-type="float" office:value="0.296000003814697" calcext:value-type="float">
            <text:p>0.296000003814697</text:p>
          </table:table-cell>
          <table:table-cell/>
          <table:table-cell table:formula="of:= 1 / [.J513]" office:value-type="float" office:value="3.33333121405842" calcext:value-type="float">
            <text:p>3.33333121405842</text:p>
          </table:table-cell>
          <table:table-cell table:formula="of:= 1 / [.K513]" office:value-type="float" office:value="249.988318035523" calcext:value-type="float">
            <text:p>249.988318035523</text:p>
          </table:table-cell>
        </table:table-row>
        <table:table-row table:style-name="ro1">
          <table:table-cell office:value-type="float" office:value="1738936312.355" calcext:value-type="float">
            <text:p>1738936312.355</text:p>
          </table:table-cell>
          <table:table-cell office:value-type="float" office:value="1738936313.719" calcext:value-type="float">
            <text:p>1738936313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4]-[.A514]" office:value-type="float" office:value="1.36400008201599" calcext:value-type="float">
            <text:p>1.36400008201599</text:p>
          </table:table-cell>
          <table:table-cell/>
          <table:table-cell table:formula="of:=[.A514]-[.A513]" office:value-type="float" office:value="0.0339999198913574" calcext:value-type="float">
            <text:p>0.0339999198913574</text:p>
          </table:table-cell>
          <table:table-cell table:formula="of:=[.B514]-[.B513]" office:value-type="float" office:value="0.00300002098083496" calcext:value-type="float">
            <text:p>0.00300002098083496</text:p>
          </table:table-cell>
          <table:table-cell table:formula="of:=ABS([.K514]-[.J514])" office:value-type="float" office:value="0.0309998989105225" calcext:value-type="float">
            <text:p>0.0309998989105225</text:p>
          </table:table-cell>
          <table:table-cell/>
          <table:table-cell table:formula="of:= 1 / [.J514]" office:value-type="float" office:value="29.4118340041793" calcext:value-type="float">
            <text:p>29.4118340041793</text:p>
          </table:table-cell>
          <table:table-cell table:formula="of:= 1 / [.K514]" office:value-type="float" office:value="333.331002145752" calcext:value-type="float">
            <text:p>333.331002145752</text:p>
          </table:table-cell>
        </table:table-row>
        <table:table-row table:style-name="ro1">
          <table:table-cell office:value-type="float" office:value="1738936312.455" calcext:value-type="float">
            <text:p>1738936312.455</text:p>
          </table:table-cell>
          <table:table-cell office:value-type="float" office:value="1738936313.749" calcext:value-type="float">
            <text:p>1738936313.7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5]-[.A515]" office:value-type="float" office:value="1.29400014877319" calcext:value-type="float">
            <text:p>1.29400014877319</text:p>
          </table:table-cell>
          <table:table-cell/>
          <table:table-cell table:formula="of:=[.A515]-[.A514]" office:value-type="float" office:value="0.0999999046325684" calcext:value-type="float">
            <text:p>0.0999999046325684</text:p>
          </table:table-cell>
          <table:table-cell table:formula="of:=[.B515]-[.B514]" office:value-type="float" office:value="0.0299999713897705" calcext:value-type="float">
            <text:p>0.0299999713897705</text:p>
          </table:table-cell>
          <table:table-cell table:formula="of:=ABS([.K515]-[.J515])" office:value-type="float" office:value="0.0699999332427979" calcext:value-type="float">
            <text:p>0.0699999332427979</text:p>
          </table:table-cell>
          <table:table-cell/>
          <table:table-cell table:formula="of:= 1 / [.J515]" office:value-type="float" office:value="10.0000095367523" calcext:value-type="float">
            <text:p>10.0000095367523</text:p>
          </table:table-cell>
          <table:table-cell table:formula="of:= 1 / [.K515]" office:value-type="float" office:value="33.3333651225075" calcext:value-type="float">
            <text:p>33.3333651225075</text:p>
          </table:table-cell>
        </table:table-row>
        <table:table-row table:style-name="ro1">
          <table:table-cell office:value-type="float" office:value="1738936312.521" calcext:value-type="float">
            <text:p>1738936312.521</text:p>
          </table:table-cell>
          <table:table-cell office:value-type="float" office:value="1738936313.884" calcext:value-type="float">
            <text:p>1738936313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6]-[.A516]" office:value-type="float" office:value="1.36300015449524" calcext:value-type="float">
            <text:p>1.36300015449524</text:p>
          </table:table-cell>
          <table:table-cell/>
          <table:table-cell table:formula="of:=[.A516]-[.A515]" office:value-type="float" office:value="0.0659999847412109" calcext:value-type="float">
            <text:p>0.0659999847412109</text:p>
          </table:table-cell>
          <table:table-cell table:formula="of:=[.B516]-[.B515]" office:value-type="float" office:value="0.134999990463257" calcext:value-type="float">
            <text:p>0.134999990463257</text:p>
          </table:table-cell>
          <table:table-cell table:formula="of:=ABS([.K516]-[.J516])" office:value-type="float" office:value="0.0690000057220459" calcext:value-type="float">
            <text:p>0.0690000057220459</text:p>
          </table:table-cell>
          <table:table-cell/>
          <table:table-cell table:formula="of:= 1 / [.J516]" office:value-type="float" office:value="15.1515186544519" calcext:value-type="float">
            <text:p>15.1515186544519</text:p>
          </table:table-cell>
          <table:table-cell table:formula="of:= 1 / [.K516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12.555" calcext:value-type="float">
            <text:p>1738936312.555</text:p>
          </table:table-cell>
          <table:table-cell office:value-type="float" office:value="1738936313.983" calcext:value-type="float">
            <text:p>1738936313.9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7]-[.A517]" office:value-type="float" office:value="1.42799997329712" calcext:value-type="float">
            <text:p>1.42799997329712</text:p>
          </table:table-cell>
          <table:table-cell/>
          <table:table-cell table:formula="of:=[.A517]-[.A516]" office:value-type="float" office:value="0.0340001583099365" calcext:value-type="float">
            <text:p>0.0340001583099365</text:p>
          </table:table-cell>
          <table:table-cell table:formula="of:=[.B517]-[.B516]" office:value-type="float" office:value="0.0989999771118164" calcext:value-type="float">
            <text:p>0.0989999771118164</text:p>
          </table:table-cell>
          <table:table-cell table:formula="of:=ABS([.K517]-[.J517])" office:value-type="float" office:value="0.0649998188018799" calcext:value-type="float">
            <text:p>0.0649998188018799</text:p>
          </table:table-cell>
          <table:table-cell/>
          <table:table-cell table:formula="of:= 1 / [.J517]" office:value-type="float" office:value="29.4116277602081" calcext:value-type="float">
            <text:p>29.4116277602081</text:p>
          </table:table-cell>
          <table:table-cell table:formula="of:= 1 / [.K51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12.688" calcext:value-type="float">
            <text:p>1738936312.688</text:p>
          </table:table-cell>
          <table:table-cell office:value-type="float" office:value="1738936314.117" calcext:value-type="float">
            <text:p>1738936314.1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8]-[.A518]" office:value-type="float" office:value="1.42900013923645" calcext:value-type="float">
            <text:p>1.42900013923645</text:p>
          </table:table-cell>
          <table:table-cell/>
          <table:table-cell table:formula="of:=[.A518]-[.A517]" office:value-type="float" office:value="0.132999897003174" calcext:value-type="float">
            <text:p>0.132999897003174</text:p>
          </table:table-cell>
          <table:table-cell table:formula="of:=[.B518]-[.B517]" office:value-type="float" office:value="0.134000062942505" calcext:value-type="float">
            <text:p>0.134000062942505</text:p>
          </table:table-cell>
          <table:table-cell table:formula="of:=ABS([.K518]-[.J518])" office:value-type="float" office:value="0.00100016593933105" calcext:value-type="float">
            <text:p>0.00100016593933105</text:p>
          </table:table-cell>
          <table:table-cell/>
          <table:table-cell table:formula="of:= 1 / [.J518]" office:value-type="float" office:value="7.51880281513403" calcext:value-type="float">
            <text:p>7.51880281513403</text:p>
          </table:table-cell>
          <table:table-cell table:formula="of:= 1 / [.K518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313.021" calcext:value-type="float">
            <text:p>1738936313.021</text:p>
          </table:table-cell>
          <table:table-cell office:value-type="float" office:value="1738936314.256" calcext:value-type="float">
            <text:p>1738936314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9]-[.A519]" office:value-type="float" office:value="1.2350001335144" calcext:value-type="float">
            <text:p>1.2350001335144</text:p>
          </table:table-cell>
          <table:table-cell/>
          <table:table-cell table:formula="of:=[.A519]-[.A518]" office:value-type="float" office:value="0.33299994468689" calcext:value-type="float">
            <text:p>0.33299994468689</text:p>
          </table:table-cell>
          <table:table-cell table:formula="of:=[.B519]-[.B518]" office:value-type="float" office:value="0.138999938964844" calcext:value-type="float">
            <text:p>0.138999938964844</text:p>
          </table:table-cell>
          <table:table-cell table:formula="of:=ABS([.K519]-[.J519])" office:value-type="float" office:value="0.194000005722046" calcext:value-type="float">
            <text:p>0.194000005722046</text:p>
          </table:table-cell>
          <table:table-cell/>
          <table:table-cell table:formula="of:= 1 / [.J519]" office:value-type="float" office:value="3.00300350181821" calcext:value-type="float">
            <text:p>3.00300350181821</text:p>
          </table:table-cell>
          <table:table-cell table:formula="of:= 1 / [.K519]" office:value-type="float" office:value="7.194247763324" calcext:value-type="float">
            <text:p>7.194247763324</text:p>
          </table:table-cell>
        </table:table-row>
        <table:table-row table:style-name="ro1">
          <table:table-cell office:value-type="float" office:value="1738936313.055" calcext:value-type="float">
            <text:p>1738936313.055</text:p>
          </table:table-cell>
          <table:table-cell office:value-type="float" office:value="1738936314.352" calcext:value-type="float">
            <text:p>1738936314.3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0]-[.A520]" office:value-type="float" office:value="1.29699993133545" calcext:value-type="float">
            <text:p>1.29699993133545</text:p>
          </table:table-cell>
          <table:table-cell/>
          <table:table-cell table:formula="of:=[.A520]-[.A519]" office:value-type="float" office:value="0.0340001583099365" calcext:value-type="float">
            <text:p>0.0340001583099365</text:p>
          </table:table-cell>
          <table:table-cell table:formula="of:=[.B520]-[.B519]" office:value-type="float" office:value="0.0959999561309815" calcext:value-type="float">
            <text:p>0.0959999561309815</text:p>
          </table:table-cell>
          <table:table-cell table:formula="of:=ABS([.K520]-[.J520])" office:value-type="float" office:value="0.0619997978210449" calcext:value-type="float">
            <text:p>0.0619997978210449</text:p>
          </table:table-cell>
          <table:table-cell/>
          <table:table-cell table:formula="of:= 1 / [.J520]" office:value-type="float" office:value="29.4116277602081" calcext:value-type="float">
            <text:p>29.4116277602081</text:p>
          </table:table-cell>
          <table:table-cell table:formula="of:= 1 / [.K520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3.088" calcext:value-type="float">
            <text:p>1738936313.088</text:p>
          </table:table-cell>
          <table:table-cell office:value-type="float" office:value="1738936314.454" calcext:value-type="float">
            <text:p>1738936314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1]-[.A521]" office:value-type="float" office:value="1.3659999370575" calcext:value-type="float">
            <text:p>1.3659999370575</text:p>
          </table:table-cell>
          <table:table-cell/>
          <table:table-cell table:formula="of:=[.A521]-[.A520]" office:value-type="float" office:value="0.0329999923706055" calcext:value-type="float">
            <text:p>0.0329999923706055</text:p>
          </table:table-cell>
          <table:table-cell table:formula="of:=[.B521]-[.B520]" office:value-type="float" office:value="0.101999998092651" calcext:value-type="float">
            <text:p>0.101999998092651</text:p>
          </table:table-cell>
          <table:table-cell table:formula="of:=ABS([.K521]-[.J521])" office:value-type="float" office:value="0.0690000057220459" calcext:value-type="float">
            <text:p>0.0690000057220459</text:p>
          </table:table-cell>
          <table:table-cell/>
          <table:table-cell table:formula="of:= 1 / [.J521]" office:value-type="float" office:value="30.3030373089039" calcext:value-type="float">
            <text:p>30.3030373089039</text:p>
          </table:table-cell>
          <table:table-cell table:formula="of:= 1 / [.K52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14.488" calcext:value-type="float">
            <text:p>1738936314.488</text:p>
          </table:table-cell>
          <table:table-cell office:value-type="float" office:value="1738936315.804" calcext:value-type="float">
            <text:p>1738936315.8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2]-[.A522]" office:value-type="float" office:value="1.31599998474121" calcext:value-type="float">
            <text:p>1.31599998474121</text:p>
          </table:table-cell>
          <table:table-cell/>
          <table:table-cell table:formula="of:=[.A522]-[.A521]" office:value-type="float" office:value="1.39999985694885" calcext:value-type="float">
            <text:p>1.39999985694885</text:p>
          </table:table-cell>
          <table:table-cell table:formula="of:=[.B522]-[.B521]" office:value-type="float" office:value="1.34999990463257" calcext:value-type="float">
            <text:p>1.34999990463257</text:p>
          </table:table-cell>
          <table:table-cell table:formula="of:=ABS([.K522]-[.J522])" office:value-type="float" office:value="0.0499999523162842" calcext:value-type="float">
            <text:p>0.0499999523162842</text:p>
          </table:table-cell>
          <table:table-cell/>
          <table:table-cell table:formula="of:= 1 / [.J522]" office:value-type="float" office:value="0.714285787271001" calcext:value-type="float">
            <text:p>0.714285787271001</text:p>
          </table:table-cell>
          <table:table-cell table:formula="of:= 1 / [.K522]" office:value-type="float" office:value="0.740740793068553" calcext:value-type="float">
            <text:p>0.740740793068553</text:p>
          </table:table-cell>
        </table:table-row>
        <table:table-row table:style-name="ro1">
          <table:table-cell office:value-type="float" office:value="1738936314.655" calcext:value-type="float">
            <text:p>1738936314.655</text:p>
          </table:table-cell>
          <table:table-cell office:value-type="float" office:value="1738936315.894" calcext:value-type="float">
            <text:p>1738936315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3]-[.A523]" office:value-type="float" office:value="1.23900008201599" calcext:value-type="float">
            <text:p>1.23900008201599</text:p>
          </table:table-cell>
          <table:table-cell/>
          <table:table-cell table:formula="of:=[.A523]-[.A522]" office:value-type="float" office:value="0.16700005531311" calcext:value-type="float">
            <text:p>0.16700005531311</text:p>
          </table:table-cell>
          <table:table-cell table:formula="of:=[.B523]-[.B522]" office:value-type="float" office:value="0.0900001525878906" calcext:value-type="float">
            <text:p>0.0900001525878906</text:p>
          </table:table-cell>
          <table:table-cell table:formula="of:=ABS([.K523]-[.J523])" office:value-type="float" office:value="0.0769999027252197" calcext:value-type="float">
            <text:p>0.0769999027252197</text:p>
          </table:table-cell>
          <table:table-cell/>
          <table:table-cell table:formula="of:= 1 / [.J523]" office:value-type="float" office:value="5.98802196876575" calcext:value-type="float">
            <text:p>5.98802196876575</text:p>
          </table:table-cell>
          <table:table-cell table:formula="of:= 1 / [.K523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14.755" calcext:value-type="float">
            <text:p>1738936314.755</text:p>
          </table:table-cell>
          <table:table-cell office:value-type="float" office:value="1738936315.995" calcext:value-type="float">
            <text:p>1738936315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4]-[.A524]" office:value-type="float" office:value="1.23999977111816" calcext:value-type="float">
            <text:p>1.23999977111816</text:p>
          </table:table-cell>
          <table:table-cell/>
          <table:table-cell table:formula="of:=[.A524]-[.A523]" office:value-type="float" office:value="0.100000143051147" calcext:value-type="float">
            <text:p>0.100000143051147</text:p>
          </table:table-cell>
          <table:table-cell table:formula="of:=[.B524]-[.B523]" office:value-type="float" office:value="0.10099983215332" calcext:value-type="float">
            <text:p>0.10099983215332</text:p>
          </table:table-cell>
          <table:table-cell table:formula="of:=ABS([.K524]-[.J524])" office:value-type="float" office:value="0.000999689102172852" calcext:value-type="float">
            <text:p>0.000999689102172852</text:p>
          </table:table-cell>
          <table:table-cell/>
          <table:table-cell table:formula="of:= 1 / [.J524]" office:value-type="float" office:value="9.99998569490572" calcext:value-type="float">
            <text:p>9.99998569490572</text:p>
          </table:table-cell>
          <table:table-cell table:formula="of:= 1 / [.K524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314.788" calcext:value-type="float">
            <text:p>1738936314.788</text:p>
          </table:table-cell>
          <table:table-cell office:value-type="float" office:value="1738936316.092" calcext:value-type="float">
            <text:p>1738936316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5]-[.A525]" office:value-type="float" office:value="1.30399990081787" calcext:value-type="float">
            <text:p>1.30399990081787</text:p>
          </table:table-cell>
          <table:table-cell/>
          <table:table-cell table:formula="of:=[.A525]-[.A524]" office:value-type="float" office:value="0.0329999923706055" calcext:value-type="float">
            <text:p>0.0329999923706055</text:p>
          </table:table-cell>
          <table:table-cell table:formula="of:=[.B525]-[.B524]" office:value-type="float" office:value="0.0970001220703125" calcext:value-type="float">
            <text:p>0.0970001220703125</text:p>
          </table:table-cell>
          <table:table-cell table:formula="of:=ABS([.K525]-[.J525])" office:value-type="float" office:value="0.064000129699707" calcext:value-type="float">
            <text:p>0.064000129699707</text:p>
          </table:table-cell>
          <table:table-cell/>
          <table:table-cell table:formula="of:= 1 / [.J525]" office:value-type="float" office:value="30.3030373089039" calcext:value-type="float">
            <text:p>30.3030373089039</text:p>
          </table:table-cell>
          <table:table-cell table:formula="of:= 1 / [.K525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14.988" calcext:value-type="float">
            <text:p>1738936314.988</text:p>
          </table:table-cell>
          <table:table-cell office:value-type="float" office:value="1738936316.184" calcext:value-type="float">
            <text:p>1738936316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6]-[.A526]" office:value-type="float" office:value="1.19600009918213" calcext:value-type="float">
            <text:p>1.19600009918213</text:p>
          </table:table-cell>
          <table:table-cell/>
          <table:table-cell table:formula="of:=[.A526]-[.A525]" office:value-type="float" office:value="0.199999809265137" calcext:value-type="float">
            <text:p>0.199999809265137</text:p>
          </table:table-cell>
          <table:table-cell table:formula="of:=[.B526]-[.B525]" office:value-type="float" office:value="0.0920000076293945" calcext:value-type="float">
            <text:p>0.0920000076293945</text:p>
          </table:table-cell>
          <table:table-cell table:formula="of:=ABS([.K526]-[.J526])" office:value-type="float" office:value="0.107999801635742" calcext:value-type="float">
            <text:p>0.107999801635742</text:p>
          </table:table-cell>
          <table:table-cell/>
          <table:table-cell table:formula="of:= 1 / [.J526]" office:value-type="float" office:value="5.00000476837613" calcext:value-type="float">
            <text:p>5.00000476837613</text:p>
          </table:table-cell>
          <table:table-cell table:formula="of:= 1 / [.K52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15.021" calcext:value-type="float">
            <text:p>1738936315.021</text:p>
          </table:table-cell>
          <table:table-cell office:value-type="float" office:value="1738936316.271" calcext:value-type="float">
            <text:p>1738936316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7]-[.A527]" office:value-type="float" office:value="1.25" calcext:value-type="float">
            <text:p>1.25</text:p>
          </table:table-cell>
          <table:table-cell/>
          <table:table-cell table:formula="of:=[.A527]-[.A526]" office:value-type="float" office:value="0.0329999923706055" calcext:value-type="float">
            <text:p>0.0329999923706055</text:p>
          </table:table-cell>
          <table:table-cell table:formula="of:=[.B527]-[.B526]" office:value-type="float" office:value="0.0869998931884766" calcext:value-type="float">
            <text:p>0.0869998931884766</text:p>
          </table:table-cell>
          <table:table-cell table:formula="of:=ABS([.K527]-[.J527])" office:value-type="float" office:value="0.0539999008178711" calcext:value-type="float">
            <text:p>0.0539999008178711</text:p>
          </table:table-cell>
          <table:table-cell/>
          <table:table-cell table:formula="of:= 1 / [.J527]" office:value-type="float" office:value="30.3030373089039" calcext:value-type="float">
            <text:p>30.3030373089039</text:p>
          </table:table-cell>
          <table:table-cell table:formula="of:= 1 / [.K527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15.055" calcext:value-type="float">
            <text:p>1738936315.055</text:p>
          </table:table-cell>
          <table:table-cell office:value-type="float" office:value="1738936316.371" calcext:value-type="float">
            <text:p>1738936316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8]-[.A528]" office:value-type="float" office:value="1.31599998474121" calcext:value-type="float">
            <text:p>1.31599998474121</text:p>
          </table:table-cell>
          <table:table-cell/>
          <table:table-cell table:formula="of:=[.A528]-[.A527]" office:value-type="float" office:value="0.0340001583099365" calcext:value-type="float">
            <text:p>0.0340001583099365</text:p>
          </table:table-cell>
          <table:table-cell table:formula="of:=[.B528]-[.B527]" office:value-type="float" office:value="0.100000143051147" calcext:value-type="float">
            <text:p>0.100000143051147</text:p>
          </table:table-cell>
          <table:table-cell table:formula="of:=ABS([.K528]-[.J528])" office:value-type="float" office:value="0.0659999847412109" calcext:value-type="float">
            <text:p>0.0659999847412109</text:p>
          </table:table-cell>
          <table:table-cell/>
          <table:table-cell table:formula="of:= 1 / [.J528]" office:value-type="float" office:value="29.4116277602081" calcext:value-type="float">
            <text:p>29.4116277602081</text:p>
          </table:table-cell>
          <table:table-cell table:formula="of:= 1 / [.K528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315.155" calcext:value-type="float">
            <text:p>1738936315.155</text:p>
          </table:table-cell>
          <table:table-cell office:value-type="float" office:value="1738936316.467" calcext:value-type="float">
            <text:p>1738936316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9]-[.A529]" office:value-type="float" office:value="1.31200003623962" calcext:value-type="float">
            <text:p>1.31200003623962</text:p>
          </table:table-cell>
          <table:table-cell/>
          <table:table-cell table:formula="of:=[.A529]-[.A528]" office:value-type="float" office:value="0.0999999046325684" calcext:value-type="float">
            <text:p>0.0999999046325684</text:p>
          </table:table-cell>
          <table:table-cell table:formula="of:=[.B529]-[.B528]" office:value-type="float" office:value="0.0959999561309815" calcext:value-type="float">
            <text:p>0.0959999561309815</text:p>
          </table:table-cell>
          <table:table-cell table:formula="of:=ABS([.K529]-[.J529])" office:value-type="float" office:value="0.00399994850158691" calcext:value-type="float">
            <text:p>0.00399994850158691</text:p>
          </table:table-cell>
          <table:table-cell/>
          <table:table-cell table:formula="of:= 1 / [.J529]" office:value-type="float" office:value="10.0000095367523" calcext:value-type="float">
            <text:p>10.0000095367523</text:p>
          </table:table-cell>
          <table:table-cell table:formula="of:= 1 / [.K529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5.221" calcext:value-type="float">
            <text:p>1738936315.221</text:p>
          </table:table-cell>
          <table:table-cell office:value-type="float" office:value="1738936316.563" calcext:value-type="float">
            <text:p>1738936316.5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0]-[.A530]" office:value-type="float" office:value="1.34200000762939" calcext:value-type="float">
            <text:p>1.34200000762939</text:p>
          </table:table-cell>
          <table:table-cell/>
          <table:table-cell table:formula="of:=[.A530]-[.A529]" office:value-type="float" office:value="0.0659999847412109" calcext:value-type="float">
            <text:p>0.0659999847412109</text:p>
          </table:table-cell>
          <table:table-cell table:formula="of:=[.B530]-[.B529]" office:value-type="float" office:value="0.0959999561309815" calcext:value-type="float">
            <text:p>0.0959999561309815</text:p>
          </table:table-cell>
          <table:table-cell table:formula="of:=ABS([.K530]-[.J530])" office:value-type="float" office:value="0.0299999713897705" calcext:value-type="float">
            <text:p>0.0299999713897705</text:p>
          </table:table-cell>
          <table:table-cell/>
          <table:table-cell table:formula="of:= 1 / [.J530]" office:value-type="float" office:value="15.1515186544519" calcext:value-type="float">
            <text:p>15.1515186544519</text:p>
          </table:table-cell>
          <table:table-cell table:formula="of:= 1 / [.K530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5.288" calcext:value-type="float">
            <text:p>1738936315.288</text:p>
          </table:table-cell>
          <table:table-cell office:value-type="float" office:value="1738936316.654" calcext:value-type="float">
            <text:p>1738936316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1]-[.A531]" office:value-type="float" office:value="1.3659999370575" calcext:value-type="float">
            <text:p>1.3659999370575</text:p>
          </table:table-cell>
          <table:table-cell/>
          <table:table-cell table:formula="of:=[.A531]-[.A530]" office:value-type="float" office:value="0.067000150680542" calcext:value-type="float">
            <text:p>0.067000150680542</text:p>
          </table:table-cell>
          <table:table-cell table:formula="of:=[.B531]-[.B530]" office:value-type="float" office:value="0.0910000801086426" calcext:value-type="float">
            <text:p>0.0910000801086426</text:p>
          </table:table-cell>
          <table:table-cell table:formula="of:=ABS([.K531]-[.J531])" office:value-type="float" office:value="0.0239999294281006" calcext:value-type="float">
            <text:p>0.0239999294281006</text:p>
          </table:table-cell>
          <table:table-cell/>
          <table:table-cell table:formula="of:= 1 / [.J531]" office:value-type="float" office:value="14.9253395677872" calcext:value-type="float">
            <text:p>14.9253395677872</text:p>
          </table:table-cell>
          <table:table-cell table:formula="of:= 1 / [.K53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15.755" calcext:value-type="float">
            <text:p>1738936315.755</text:p>
          </table:table-cell>
          <table:table-cell office:value-type="float" office:value="1738936318.763" calcext:value-type="float">
            <text:p>1738936318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2]-[.A532]" office:value-type="float" office:value="3.00799989700317" calcext:value-type="float">
            <text:p>3.00799989700317</text:p>
          </table:table-cell>
          <table:table-cell/>
          <table:table-cell table:formula="of:=[.A532]-[.A531]" office:value-type="float" office:value="0.467000007629395" calcext:value-type="float">
            <text:p>0.467000007629395</text:p>
          </table:table-cell>
          <table:table-cell table:formula="of:=[.B532]-[.B531]" office:value-type="float" office:value="2.10899996757507" calcext:value-type="float">
            <text:p>2.10899996757507</text:p>
          </table:table-cell>
          <table:table-cell table:formula="of:=ABS([.K532]-[.J532])" office:value-type="float" office:value="1.64199995994568" calcext:value-type="float">
            <text:p>1.64199995994568</text:p>
          </table:table-cell>
          <table:table-cell/>
          <table:table-cell table:formula="of:= 1 / [.J532]" office:value-type="float" office:value="2.1413275881434" calcext:value-type="float">
            <text:p>2.1413275881434</text:p>
          </table:table-cell>
          <table:table-cell table:formula="of:= 1 / [.K532]" office:value-type="float" office:value="0.474158376185183" calcext:value-type="float">
            <text:p>0.474158376185183</text:p>
          </table:table-cell>
        </table:table-row>
        <table:table-row table:style-name="ro1">
          <table:table-cell office:value-type="float" office:value="1738936317.488" calcext:value-type="float">
            <text:p>1738936317.488</text:p>
          </table:table-cell>
          <table:table-cell office:value-type="float" office:value="1738936318.852" calcext:value-type="float">
            <text:p>1738936318.8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3]-[.A533]" office:value-type="float" office:value="1.36400008201599" calcext:value-type="float">
            <text:p>1.36400008201599</text:p>
          </table:table-cell>
          <table:table-cell/>
          <table:table-cell table:formula="of:=[.A533]-[.A532]" office:value-type="float" office:value="1.73299980163574" calcext:value-type="float">
            <text:p>1.73299980163574</text:p>
          </table:table-cell>
          <table:table-cell table:formula="of:=[.B533]-[.B532]" office:value-type="float" office:value="0.0889999866485596" calcext:value-type="float">
            <text:p>0.0889999866485596</text:p>
          </table:table-cell>
          <table:table-cell table:formula="of:=ABS([.K533]-[.J533])" office:value-type="float" office:value="1.64399981498718" calcext:value-type="float">
            <text:p>1.64399981498718</text:p>
          </table:table-cell>
          <table:table-cell/>
          <table:table-cell table:formula="of:= 1 / [.J533]" office:value-type="float" office:value="0.577034111057671" calcext:value-type="float">
            <text:p>0.577034111057671</text:p>
          </table:table-cell>
          <table:table-cell table:formula="of:= 1 / [.K533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7.721" calcext:value-type="float">
            <text:p>1738936317.721</text:p>
          </table:table-cell>
          <table:table-cell office:value-type="float" office:value="1738936319.079" calcext:value-type="float">
            <text:p>1738936319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4]-[.A534]" office:value-type="float" office:value="1.35800004005432" calcext:value-type="float">
            <text:p>1.35800004005432</text:p>
          </table:table-cell>
          <table:table-cell/>
          <table:table-cell table:formula="of:=[.A534]-[.A533]" office:value-type="float" office:value="0.233000040054321" calcext:value-type="float">
            <text:p>0.233000040054321</text:p>
          </table:table-cell>
          <table:table-cell table:formula="of:=[.B534]-[.B533]" office:value-type="float" office:value="0.226999998092651" calcext:value-type="float">
            <text:p>0.226999998092651</text:p>
          </table:table-cell>
          <table:table-cell table:formula="of:=ABS([.K534]-[.J534])" office:value-type="float" office:value="0.00600004196166992" calcext:value-type="float">
            <text:p>0.00600004196166992</text:p>
          </table:table-cell>
          <table:table-cell/>
          <table:table-cell table:formula="of:= 1 / [.J534]" office:value-type="float" office:value="4.29184475576425" calcext:value-type="float">
            <text:p>4.29184475576425</text:p>
          </table:table-cell>
          <table:table-cell table:formula="of:= 1 / [.K534]" office:value-type="float" office:value="4.40528638062739" calcext:value-type="float">
            <text:p>4.40528638062739</text:p>
          </table:table-cell>
        </table:table-row>
        <table:table-row table:style-name="ro1">
          <table:table-cell office:value-type="float" office:value="1738936317.755" calcext:value-type="float">
            <text:p>1738936317.755</text:p>
          </table:table-cell>
          <table:table-cell office:value-type="float" office:value="1738936319.168" calcext:value-type="float">
            <text:p>1738936319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5]-[.A535]" office:value-type="float" office:value="1.41299986839294" calcext:value-type="float">
            <text:p>1.41299986839294</text:p>
          </table:table-cell>
          <table:table-cell/>
          <table:table-cell table:formula="of:=[.A535]-[.A534]" office:value-type="float" office:value="0.0340001583099365" calcext:value-type="float">
            <text:p>0.0340001583099365</text:p>
          </table:table-cell>
          <table:table-cell table:formula="of:=[.B535]-[.B534]" office:value-type="float" office:value="0.0889999866485596" calcext:value-type="float">
            <text:p>0.0889999866485596</text:p>
          </table:table-cell>
          <table:table-cell table:formula="of:=ABS([.K535]-[.J535])" office:value-type="float" office:value="0.0549998283386231" calcext:value-type="float">
            <text:p>0.0549998283386231</text:p>
          </table:table-cell>
          <table:table-cell/>
          <table:table-cell table:formula="of:= 1 / [.J535]" office:value-type="float" office:value="29.4116277602081" calcext:value-type="float">
            <text:p>29.4116277602081</text:p>
          </table:table-cell>
          <table:table-cell table:formula="of:= 1 / [.K53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7.855" calcext:value-type="float">
            <text:p>1738936317.855</text:p>
          </table:table-cell>
          <table:table-cell office:value-type="float" office:value="1738936321.221" calcext:value-type="float">
            <text:p>1738936321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6]-[.A536]" office:value-type="float" office:value="3.3659999370575" calcext:value-type="float">
            <text:p>3.3659999370575</text:p>
          </table:table-cell>
          <table:table-cell/>
          <table:table-cell table:formula="of:=[.A536]-[.A535]" office:value-type="float" office:value="0.0999999046325684" calcext:value-type="float">
            <text:p>0.0999999046325684</text:p>
          </table:table-cell>
          <table:table-cell table:formula="of:=[.B536]-[.B535]" office:value-type="float" office:value="2.05299997329712" calcext:value-type="float">
            <text:p>2.05299997329712</text:p>
          </table:table-cell>
          <table:table-cell table:formula="of:=ABS([.K536]-[.J536])" office:value-type="float" office:value="1.95300006866455" calcext:value-type="float">
            <text:p>1.95300006866455</text:p>
          </table:table-cell>
          <table:table-cell/>
          <table:table-cell table:formula="of:= 1 / [.J536]" office:value-type="float" office:value="10.0000095367523" calcext:value-type="float">
            <text:p>10.0000095367523</text:p>
          </table:table-cell>
          <table:table-cell table:formula="of:= 1 / [.K536]" office:value-type="float" office:value="0.487092066734906" calcext:value-type="float">
            <text:p>0.487092066734906</text:p>
          </table:table-cell>
        </table:table-row>
        <table:table-row table:style-name="ro1">
          <table:table-cell office:value-type="float" office:value="1738936319.921" calcext:value-type="float">
            <text:p>1738936319.921</text:p>
          </table:table-cell>
          <table:table-cell office:value-type="float" office:value="1738936321.304" calcext:value-type="float">
            <text:p>1738936321.3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7]-[.A537]" office:value-type="float" office:value="1.38299989700317" calcext:value-type="float">
            <text:p>1.38299989700317</text:p>
          </table:table-cell>
          <table:table-cell/>
          <table:table-cell table:formula="of:=[.A537]-[.A536]" office:value-type="float" office:value="2.06599998474121" calcext:value-type="float">
            <text:p>2.06599998474121</text:p>
          </table:table-cell>
          <table:table-cell table:formula="of:=[.B537]-[.B536]" office:value-type="float" office:value="0.0829999446868897" calcext:value-type="float">
            <text:p>0.0829999446868897</text:p>
          </table:table-cell>
          <table:table-cell table:formula="of:=ABS([.K537]-[.J537])" office:value-type="float" office:value="1.98300004005432" calcext:value-type="float">
            <text:p>1.98300004005432</text:p>
          </table:table-cell>
          <table:table-cell/>
          <table:table-cell table:formula="of:= 1 / [.J537]" office:value-type="float" office:value="0.484027109092772" calcext:value-type="float">
            <text:p>0.484027109092772</text:p>
          </table:table-cell>
          <table:table-cell table:formula="of:= 1 / [.K537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320.288" calcext:value-type="float">
            <text:p>1738936320.288</text:p>
          </table:table-cell>
          <table:table-cell office:value-type="float" office:value="1738936321.396" calcext:value-type="float">
            <text:p>1738936321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8]-[.A538]" office:value-type="float" office:value="1.10799980163574" calcext:value-type="float">
            <text:p>1.10799980163574</text:p>
          </table:table-cell>
          <table:table-cell/>
          <table:table-cell table:formula="of:=[.A538]-[.A537]" office:value-type="float" office:value="0.367000102996826" calcext:value-type="float">
            <text:p>0.367000102996826</text:p>
          </table:table-cell>
          <table:table-cell table:formula="of:=[.B538]-[.B537]" office:value-type="float" office:value="0.0920000076293945" calcext:value-type="float">
            <text:p>0.0920000076293945</text:p>
          </table:table-cell>
          <table:table-cell table:formula="of:=ABS([.K538]-[.J538])" office:value-type="float" office:value="0.275000095367432" calcext:value-type="float">
            <text:p>0.275000095367432</text:p>
          </table:table-cell>
          <table:table-cell/>
          <table:table-cell table:formula="of:= 1 / [.J538]" office:value-type="float" office:value="2.72479487562609" calcext:value-type="float">
            <text:p>2.72479487562609</text:p>
          </table:table-cell>
          <table:table-cell table:formula="of:= 1 / [.K53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20.321" calcext:value-type="float">
            <text:p>1738936320.321</text:p>
          </table:table-cell>
          <table:table-cell office:value-type="float" office:value="1738936321.484" calcext:value-type="float">
            <text:p>1738936321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9]-[.A539]" office:value-type="float" office:value="1.16299986839294" calcext:value-type="float">
            <text:p>1.16299986839294</text:p>
          </table:table-cell>
          <table:table-cell/>
          <table:table-cell table:formula="of:=[.A539]-[.A538]" office:value-type="float" office:value="0.0329999923706055" calcext:value-type="float">
            <text:p>0.0329999923706055</text:p>
          </table:table-cell>
          <table:table-cell table:formula="of:=[.B539]-[.B538]" office:value-type="float" office:value="0.0880000591278076" calcext:value-type="float">
            <text:p>0.0880000591278076</text:p>
          </table:table-cell>
          <table:table-cell table:formula="of:=ABS([.K539]-[.J539])" office:value-type="float" office:value="0.0550000667572022" calcext:value-type="float">
            <text:p>0.0550000667572022</text:p>
          </table:table-cell>
          <table:table-cell/>
          <table:table-cell table:formula="of:= 1 / [.J539]" office:value-type="float" office:value="30.3030373089039" calcext:value-type="float">
            <text:p>30.3030373089039</text:p>
          </table:table-cell>
          <table:table-cell table:formula="of:= 1 / [.K53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20.921" calcext:value-type="float">
            <text:p>1738936320.921</text:p>
          </table:table-cell>
          <table:table-cell office:value-type="float" office:value="1738936326.508" calcext:value-type="float">
            <text:p>1738936326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0]-[.A540]" office:value-type="float" office:value="5.58699989318848" calcext:value-type="float">
            <text:p>5.58699989318848</text:p>
          </table:table-cell>
          <table:table-cell/>
          <table:table-cell table:formula="of:=[.A540]-[.A539]" office:value-type="float" office:value="0.599999904632568" calcext:value-type="float">
            <text:p>0.599999904632568</text:p>
          </table:table-cell>
          <table:table-cell table:formula="of:=[.B540]-[.B539]" office:value-type="float" office:value="5.0239999294281" calcext:value-type="float">
            <text:p>5.0239999294281</text:p>
          </table:table-cell>
          <table:table-cell table:formula="of:=ABS([.K540]-[.J540])" office:value-type="float" office:value="4.42400002479553" calcext:value-type="float">
            <text:p>4.42400002479553</text:p>
          </table:table-cell>
          <table:table-cell/>
          <table:table-cell table:formula="of:= 1 / [.J540]" office:value-type="float" office:value="1.66666693157624" calcext:value-type="float">
            <text:p>1.66666693157624</text:p>
          </table:table-cell>
          <table:table-cell table:formula="of:= 1 / [.K540]" office:value-type="float" office:value="0.199044588783231" calcext:value-type="float">
            <text:p>0.199044588783231</text:p>
          </table:table-cell>
        </table:table-row>
        <table:table-row table:style-name="ro1">
          <table:table-cell office:value-type="float" office:value="1738936320.955" calcext:value-type="float">
            <text:p>1738936320.955</text:p>
          </table:table-cell>
          <table:table-cell office:value-type="float" office:value="1738936326.604" calcext:value-type="float">
            <text:p>1738936326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1]-[.A541]" office:value-type="float" office:value="5.64900016784668" calcext:value-type="float">
            <text:p>5.64900016784668</text:p>
          </table:table-cell>
          <table:table-cell/>
          <table:table-cell table:formula="of:=[.A541]-[.A540]" office:value-type="float" office:value="0.0339999198913574" calcext:value-type="float">
            <text:p>0.0339999198913574</text:p>
          </table:table-cell>
          <table:table-cell table:formula="of:=[.B541]-[.B540]" office:value-type="float" office:value="0.0960001945495606" calcext:value-type="float">
            <text:p>0.0960001945495606</text:p>
          </table:table-cell>
          <table:table-cell table:formula="of:=ABS([.K541]-[.J541])" office:value-type="float" office:value="0.0620002746582031" calcext:value-type="float">
            <text:p>0.0620002746582031</text:p>
          </table:table-cell>
          <table:table-cell/>
          <table:table-cell table:formula="of:= 1 / [.J541]" office:value-type="float" office:value="29.4118340041793" calcext:value-type="float">
            <text:p>29.4118340041793</text:p>
          </table:table-cell>
          <table:table-cell table:formula="of:= 1 / [.K541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321.155" calcext:value-type="float">
            <text:p>1738936321.155</text:p>
          </table:table-cell>
          <table:table-cell office:value-type="float" office:value="1738936326.695" calcext:value-type="float">
            <text:p>1738936326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2]-[.A542]" office:value-type="float" office:value="5.53999996185303" calcext:value-type="float">
            <text:p>5.53999996185303</text:p>
          </table:table-cell>
          <table:table-cell/>
          <table:table-cell table:formula="of:=[.A542]-[.A541]" office:value-type="float" office:value="0.200000047683716" calcext:value-type="float">
            <text:p>0.200000047683716</text:p>
          </table:table-cell>
          <table:table-cell table:formula="of:=[.B542]-[.B541]" office:value-type="float" office:value="0.0909998416900635" calcext:value-type="float">
            <text:p>0.0909998416900635</text:p>
          </table:table-cell>
          <table:table-cell table:formula="of:=ABS([.K542]-[.J542])" office:value-type="float" office:value="0.109000205993652" calcext:value-type="float">
            <text:p>0.109000205993652</text:p>
          </table:table-cell>
          <table:table-cell/>
          <table:table-cell table:formula="of:= 1 / [.J542]" office:value-type="float" office:value="4.99999880790739" calcext:value-type="float">
            <text:p>4.99999880790739</text:p>
          </table:table-cell>
          <table:table-cell table:formula="of:= 1 / [.K542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21.188" calcext:value-type="float">
            <text:p>1738936321.188</text:p>
          </table:table-cell>
          <table:table-cell office:value-type="float" office:value="1738936326.785" calcext:value-type="float">
            <text:p>1738936326.7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3]-[.A543]" office:value-type="float" office:value="5.59700012207031" calcext:value-type="float">
            <text:p>5.59700012207031</text:p>
          </table:table-cell>
          <table:table-cell/>
          <table:table-cell table:formula="of:=[.A543]-[.A542]" office:value-type="float" office:value="0.0329999923706055" calcext:value-type="float">
            <text:p>0.0329999923706055</text:p>
          </table:table-cell>
          <table:table-cell table:formula="of:=[.B543]-[.B542]" office:value-type="float" office:value="0.0900001525878906" calcext:value-type="float">
            <text:p>0.0900001525878906</text:p>
          </table:table-cell>
          <table:table-cell table:formula="of:=ABS([.K543]-[.J543])" office:value-type="float" office:value="0.0570001602172852" calcext:value-type="float">
            <text:p>0.0570001602172852</text:p>
          </table:table-cell>
          <table:table-cell/>
          <table:table-cell table:formula="of:= 1 / [.J543]" office:value-type="float" office:value="30.3030373089039" calcext:value-type="float">
            <text:p>30.3030373089039</text:p>
          </table:table-cell>
          <table:table-cell table:formula="of:= 1 / [.K543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25.555" calcext:value-type="float">
            <text:p>1738936325.555</text:p>
          </table:table-cell>
          <table:table-cell office:value-type="float" office:value="1738936326.875" calcext:value-type="float">
            <text:p>1738936326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4]-[.A544]" office:value-type="float" office:value="1.3199999332428" calcext:value-type="float">
            <text:p>1.3199999332428</text:p>
          </table:table-cell>
          <table:table-cell/>
          <table:table-cell table:formula="of:=[.A544]-[.A543]" office:value-type="float" office:value="4.36700010299683" calcext:value-type="float">
            <text:p>4.36700010299683</text:p>
          </table:table-cell>
          <table:table-cell table:formula="of:=[.B544]-[.B543]" office:value-type="float" office:value="0.0899999141693115" calcext:value-type="float">
            <text:p>0.0899999141693115</text:p>
          </table:table-cell>
          <table:table-cell table:formula="of:=ABS([.K544]-[.J544])" office:value-type="float" office:value="4.27700018882752" calcext:value-type="float">
            <text:p>4.27700018882752</text:p>
          </table:table-cell>
          <table:table-cell/>
          <table:table-cell table:formula="of:= 1 / [.J544]" office:value-type="float" office:value="0.228990148022611" calcext:value-type="float">
            <text:p>0.228990148022611</text:p>
          </table:table-cell>
          <table:table-cell table:formula="of:= 1 / [.K544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25.621" calcext:value-type="float">
            <text:p>1738936325.621</text:p>
          </table:table-cell>
          <table:table-cell office:value-type="float" office:value="1738936326.963" calcext:value-type="float">
            <text:p>1738936326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5]-[.A545]" office:value-type="float" office:value="1.34200000762939" calcext:value-type="float">
            <text:p>1.34200000762939</text:p>
          </table:table-cell>
          <table:table-cell/>
          <table:table-cell table:formula="of:=[.A545]-[.A544]" office:value-type="float" office:value="0.0659999847412109" calcext:value-type="float">
            <text:p>0.0659999847412109</text:p>
          </table:table-cell>
          <table:table-cell table:formula="of:=[.B545]-[.B544]" office:value-type="float" office:value="0.0880000591278076" calcext:value-type="float">
            <text:p>0.0880000591278076</text:p>
          </table:table-cell>
          <table:table-cell table:formula="of:=ABS([.K545]-[.J545])" office:value-type="float" office:value="0.0220000743865967" calcext:value-type="float">
            <text:p>0.0220000743865967</text:p>
          </table:table-cell>
          <table:table-cell/>
          <table:table-cell table:formula="of:= 1 / [.J545]" office:value-type="float" office:value="15.1515186544519" calcext:value-type="float">
            <text:p>15.1515186544519</text:p>
          </table:table-cell>
          <table:table-cell table:formula="of:= 1 / [.K545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25.655" calcext:value-type="float">
            <text:p>1738936325.655</text:p>
          </table:table-cell>
          <table:table-cell office:value-type="float" office:value="1738936327.062" calcext:value-type="float">
            <text:p>1738936327.0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6]-[.A546]" office:value-type="float" office:value="1.40700006484985" calcext:value-type="float">
            <text:p>1.40700006484985</text:p>
          </table:table-cell>
          <table:table-cell/>
          <table:table-cell table:formula="of:=[.A546]-[.A545]" office:value-type="float" office:value="0.0339999198913574" calcext:value-type="float">
            <text:p>0.0339999198913574</text:p>
          </table:table-cell>
          <table:table-cell table:formula="of:=[.B546]-[.B545]" office:value-type="float" office:value="0.0989999771118164" calcext:value-type="float">
            <text:p>0.0989999771118164</text:p>
          </table:table-cell>
          <table:table-cell table:formula="of:=ABS([.K546]-[.J546])" office:value-type="float" office:value="0.065000057220459" calcext:value-type="float">
            <text:p>0.065000057220459</text:p>
          </table:table-cell>
          <table:table-cell/>
          <table:table-cell table:formula="of:= 1 / [.J546]" office:value-type="float" office:value="29.4118340041793" calcext:value-type="float">
            <text:p>29.4118340041793</text:p>
          </table:table-cell>
          <table:table-cell table:formula="of:= 1 / [.K54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27.222" calcext:value-type="float">
            <text:p>1738936327.222</text:p>
          </table:table-cell>
          <table:table-cell office:value-type="float" office:value="1738936328.409" calcext:value-type="float">
            <text:p>1738936328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7]-[.A547]" office:value-type="float" office:value="1.18700003623962" calcext:value-type="float">
            <text:p>1.18700003623962</text:p>
          </table:table-cell>
          <table:table-cell/>
          <table:table-cell table:formula="of:=[.A547]-[.A546]" office:value-type="float" office:value="1.56699991226196" calcext:value-type="float">
            <text:p>1.56699991226196</text:p>
          </table:table-cell>
          <table:table-cell table:formula="of:=[.B547]-[.B546]" office:value-type="float" office:value="1.34699988365173" calcext:value-type="float">
            <text:p>1.34699988365173</text:p>
          </table:table-cell>
          <table:table-cell table:formula="of:=ABS([.K547]-[.J547])" office:value-type="float" office:value="0.22000002861023" calcext:value-type="float">
            <text:p>0.22000002861023</text:p>
          </table:table-cell>
          <table:table-cell/>
          <table:table-cell table:formula="of:= 1 / [.J547]" office:value-type="float" office:value="0.638162128903059" calcext:value-type="float">
            <text:p>0.638162128903059</text:p>
          </table:table-cell>
          <table:table-cell table:formula="of:= 1 / [.K547]" office:value-type="float" office:value="0.742390561526247" calcext:value-type="float">
            <text:p>0.742390561526247</text:p>
          </table:table-cell>
        </table:table-row>
        <table:table-row table:style-name="ro1">
          <table:table-cell office:value-type="float" office:value="1738936327.688" calcext:value-type="float">
            <text:p>1738936327.688</text:p>
          </table:table-cell>
          <table:table-cell office:value-type="float" office:value="1738936329.906" calcext:value-type="float">
            <text:p>1738936329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8]-[.A548]" office:value-type="float" office:value="2.21799993515015" calcext:value-type="float">
            <text:p>2.21799993515015</text:p>
          </table:table-cell>
          <table:table-cell/>
          <table:table-cell table:formula="of:=[.A548]-[.A547]" office:value-type="float" office:value="0.466000080108643" calcext:value-type="float">
            <text:p>0.466000080108643</text:p>
          </table:table-cell>
          <table:table-cell table:formula="of:=[.B548]-[.B547]" office:value-type="float" office:value="1.49699997901917" calcext:value-type="float">
            <text:p>1.49699997901917</text:p>
          </table:table-cell>
          <table:table-cell table:formula="of:=ABS([.K548]-[.J548])" office:value-type="float" office:value="1.03099989891052" calcext:value-type="float">
            <text:p>1.03099989891052</text:p>
          </table:table-cell>
          <table:table-cell/>
          <table:table-cell table:formula="of:= 1 / [.J548]" office:value-type="float" office:value="2.14592237788213" calcext:value-type="float">
            <text:p>2.14592237788213</text:p>
          </table:table-cell>
          <table:table-cell table:formula="of:= 1 / [.K548]" office:value-type="float" office:value="0.668002681372915" calcext:value-type="float">
            <text:p>0.668002681372915</text:p>
          </table:table-cell>
        </table:table-row>
        <table:table-row table:style-name="ro1">
          <table:table-cell office:value-type="float" office:value="1738936328.688" calcext:value-type="float">
            <text:p>1738936328.688</text:p>
          </table:table-cell>
          <table:table-cell office:value-type="float" office:value="1738936330.053" calcext:value-type="float">
            <text:p>1738936330.0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9]-[.A549]" office:value-type="float" office:value="1.36500000953674" calcext:value-type="float">
            <text:p>1.36500000953674</text:p>
          </table:table-cell>
          <table:table-cell/>
          <table:table-cell table:formula="of:=[.A549]-[.A548]" office:value-type="float" office:value="1" calcext:value-type="float">
            <text:p>1</text:p>
          </table:table-cell>
          <table:table-cell table:formula="of:=[.B549]-[.B548]" office:value-type="float" office:value="0.147000074386597" calcext:value-type="float">
            <text:p>0.147000074386597</text:p>
          </table:table-cell>
          <table:table-cell table:formula="of:=ABS([.K549]-[.J549])" office:value-type="float" office:value="0.852999925613403" calcext:value-type="float">
            <text:p>0.852999925613403</text:p>
          </table:table-cell>
          <table:table-cell/>
          <table:table-cell table:formula="of:= 1 / [.J549]" office:value-type="float" office:value="1" calcext:value-type="float">
            <text:p>1</text:p>
          </table:table-cell>
          <table:table-cell table:formula="of:= 1 / [.K549]" office:value-type="float" office:value="6.80271764604753" calcext:value-type="float">
            <text:p>6.80271764604753</text:p>
          </table:table-cell>
        </table:table-row>
        <table:table-row table:style-name="ro1">
          <table:table-cell office:value-type="float" office:value="1738936329.122" calcext:value-type="float">
            <text:p>1738936329.122</text:p>
          </table:table-cell>
          <table:table-cell office:value-type="float" office:value="1738936330.695" calcext:value-type="float">
            <text:p>1738936330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0]-[.A550]" office:value-type="float" office:value="1.57299995422363" calcext:value-type="float">
            <text:p>1.57299995422363</text:p>
          </table:table-cell>
          <table:table-cell/>
          <table:table-cell table:formula="of:=[.A550]-[.A549]" office:value-type="float" office:value="0.434000015258789" calcext:value-type="float">
            <text:p>0.434000015258789</text:p>
          </table:table-cell>
          <table:table-cell table:formula="of:=[.B550]-[.B549]" office:value-type="float" office:value="0.641999959945679" calcext:value-type="float">
            <text:p>0.641999959945679</text:p>
          </table:table-cell>
          <table:table-cell table:formula="of:=ABS([.K550]-[.J550])" office:value-type="float" office:value="0.20799994468689" calcext:value-type="float">
            <text:p>0.20799994468689</text:p>
          </table:table-cell>
          <table:table-cell/>
          <table:table-cell table:formula="of:= 1 / [.J550]" office:value-type="float" office:value="2.30414738442742" calcext:value-type="float">
            <text:p>2.30414738442742</text:p>
          </table:table-cell>
          <table:table-cell table:formula="of:= 1 / [.K550]" office:value-type="float" office:value="1.55763249593444" calcext:value-type="float">
            <text:p>1.55763249593444</text:p>
          </table:table-cell>
        </table:table-row>
        <table:table-row table:style-name="ro1">
          <table:table-cell office:value-type="float" office:value="1738936329.455" calcext:value-type="float">
            <text:p>1738936329.455</text:p>
          </table:table-cell>
          <table:table-cell office:value-type="float" office:value="1738936331.208" calcext:value-type="float">
            <text:p>1738936331.2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1]-[.A551]" office:value-type="float" office:value="1.75300002098084" calcext:value-type="float">
            <text:p>1.75300002098084</text:p>
          </table:table-cell>
          <table:table-cell/>
          <table:table-cell table:formula="of:=[.A551]-[.A550]" office:value-type="float" office:value="0.33299994468689" calcext:value-type="float">
            <text:p>0.33299994468689</text:p>
          </table:table-cell>
          <table:table-cell table:formula="of:=[.B551]-[.B550]" office:value-type="float" office:value="0.513000011444092" calcext:value-type="float">
            <text:p>0.513000011444092</text:p>
          </table:table-cell>
          <table:table-cell table:formula="of:=ABS([.K551]-[.J551])" office:value-type="float" office:value="0.180000066757202" calcext:value-type="float">
            <text:p>0.180000066757202</text:p>
          </table:table-cell>
          <table:table-cell/>
          <table:table-cell table:formula="of:= 1 / [.J551]" office:value-type="float" office:value="3.00300350181821" calcext:value-type="float">
            <text:p>3.00300350181821</text:p>
          </table:table-cell>
          <table:table-cell table:formula="of:= 1 / [.K551]" office:value-type="float" office:value="1.94931769530571" calcext:value-type="float">
            <text:p>1.94931769530571</text:p>
          </table:table-cell>
        </table:table-row>
        <table:table-row table:style-name="ro1">
          <table:table-cell office:value-type="float" office:value="1738936329.788" calcext:value-type="float">
            <text:p>1738936329.788</text:p>
          </table:table-cell>
          <table:table-cell office:value-type="float" office:value="1738936331.305" calcext:value-type="float">
            <text:p>1738936331.3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2]-[.A552]" office:value-type="float" office:value="1.51699995994568" calcext:value-type="float">
            <text:p>1.51699995994568</text:p>
          </table:table-cell>
          <table:table-cell/>
          <table:table-cell table:formula="of:=[.A552]-[.A551]" office:value-type="float" office:value="0.333000183105469" calcext:value-type="float">
            <text:p>0.333000183105469</text:p>
          </table:table-cell>
          <table:table-cell table:formula="of:=[.B552]-[.B551]" office:value-type="float" office:value="0.0970001220703125" calcext:value-type="float">
            <text:p>0.0970001220703125</text:p>
          </table:table-cell>
          <table:table-cell table:formula="of:=ABS([.K552]-[.J552])" office:value-type="float" office:value="0.236000061035156" calcext:value-type="float">
            <text:p>0.236000061035156</text:p>
          </table:table-cell>
          <table:table-cell/>
          <table:table-cell table:formula="of:= 1 / [.J552]" office:value-type="float" office:value="3.00300135175384" calcext:value-type="float">
            <text:p>3.00300135175384</text:p>
          </table:table-cell>
          <table:table-cell table:formula="of:= 1 / [.K552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30.055" calcext:value-type="float">
            <text:p>1738936330.055</text:p>
          </table:table-cell>
          <table:table-cell office:value-type="float" office:value="1738936331.398" calcext:value-type="float">
            <text:p>1738936331.3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3]-[.A553]" office:value-type="float" office:value="1.34299993515015" calcext:value-type="float">
            <text:p>1.34299993515015</text:p>
          </table:table-cell>
          <table:table-cell/>
          <table:table-cell table:formula="of:=[.A553]-[.A552]" office:value-type="float" office:value="0.266999959945679" calcext:value-type="float">
            <text:p>0.266999959945679</text:p>
          </table:table-cell>
          <table:table-cell table:formula="of:=[.B553]-[.B552]" office:value-type="float" office:value="0.0929999351501465" calcext:value-type="float">
            <text:p>0.0929999351501465</text:p>
          </table:table-cell>
          <table:table-cell table:formula="of:=ABS([.K553]-[.J553])" office:value-type="float" office:value="0.174000024795532" calcext:value-type="float">
            <text:p>0.174000024795532</text:p>
          </table:table-cell>
          <table:table-cell/>
          <table:table-cell table:formula="of:= 1 / [.J553]" office:value-type="float" office:value="3.74531891391838" calcext:value-type="float">
            <text:p>3.74531891391838</text:p>
          </table:table-cell>
          <table:table-cell table:formula="of:= 1 / [.K55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30.522" calcext:value-type="float">
            <text:p>1738936330.522</text:p>
          </table:table-cell>
          <table:table-cell office:value-type="float" office:value="1738936332.362" calcext:value-type="float">
            <text:p>1738936332.3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4]-[.A554]" office:value-type="float" office:value="1.83999991416931" calcext:value-type="float">
            <text:p>1.83999991416931</text:p>
          </table:table-cell>
          <table:table-cell/>
          <table:table-cell table:formula="of:=[.A554]-[.A553]" office:value-type="float" office:value="0.467000007629395" calcext:value-type="float">
            <text:p>0.467000007629395</text:p>
          </table:table-cell>
          <table:table-cell table:formula="of:=[.B554]-[.B553]" office:value-type="float" office:value="0.96399998664856" calcext:value-type="float">
            <text:p>0.96399998664856</text:p>
          </table:table-cell>
          <table:table-cell table:formula="of:=ABS([.K554]-[.J554])" office:value-type="float" office:value="0.496999979019165" calcext:value-type="float">
            <text:p>0.496999979019165</text:p>
          </table:table-cell>
          <table:table-cell/>
          <table:table-cell table:formula="of:= 1 / [.J554]" office:value-type="float" office:value="2.1413275881434" calcext:value-type="float">
            <text:p>2.1413275881434</text:p>
          </table:table-cell>
          <table:table-cell table:formula="of:= 1 / [.K554]" office:value-type="float" office:value="1.03734441270751" calcext:value-type="float">
            <text:p>1.03734441270751</text:p>
          </table:table-cell>
        </table:table-row>
        <table:table-row table:style-name="ro1">
          <table:table-cell office:value-type="float" office:value="1738936332.622" calcext:value-type="float">
            <text:p>1738936332.622</text:p>
          </table:table-cell>
          <table:table-cell office:value-type="float" office:value="1738936334.065" calcext:value-type="float">
            <text:p>1738936334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5]-[.A555]" office:value-type="float" office:value="1.44300007820129" calcext:value-type="float">
            <text:p>1.44300007820129</text:p>
          </table:table-cell>
          <table:table-cell/>
          <table:table-cell table:formula="of:=[.A555]-[.A554]" office:value-type="float" office:value="2.09999990463257" calcext:value-type="float">
            <text:p>2.09999990463257</text:p>
          </table:table-cell>
          <table:table-cell table:formula="of:=[.B555]-[.B554]" office:value-type="float" office:value="1.70300006866455" calcext:value-type="float">
            <text:p>1.70300006866455</text:p>
          </table:table-cell>
          <table:table-cell table:formula="of:=ABS([.K555]-[.J555])" office:value-type="float" office:value="0.396999835968018" calcext:value-type="float">
            <text:p>0.396999835968018</text:p>
          </table:table-cell>
          <table:table-cell/>
          <table:table-cell table:formula="of:= 1 / [.J555]" office:value-type="float" office:value="0.476190497815745" calcext:value-type="float">
            <text:p>0.476190497815745</text:p>
          </table:table-cell>
          <table:table-cell table:formula="of:= 1 / [.K555]" office:value-type="float" office:value="0.587199036805779" calcext:value-type="float">
            <text:p>0.587199036805779</text:p>
          </table:table-cell>
        </table:table-row>
        <table:table-row table:style-name="ro1">
          <table:table-cell office:value-type="float" office:value="1738936333.155" calcext:value-type="float">
            <text:p>1738936333.155</text:p>
          </table:table-cell>
          <table:table-cell office:value-type="float" office:value="1738936335.146" calcext:value-type="float">
            <text:p>1738936335.1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6]-[.A556]" office:value-type="float" office:value="1.9909999370575" calcext:value-type="float">
            <text:p>1.9909999370575</text:p>
          </table:table-cell>
          <table:table-cell/>
          <table:table-cell table:formula="of:=[.A556]-[.A555]" office:value-type="float" office:value="0.532999992370606" calcext:value-type="float">
            <text:p>0.532999992370606</text:p>
          </table:table-cell>
          <table:table-cell table:formula="of:=[.B556]-[.B555]" office:value-type="float" office:value="1.08099985122681" calcext:value-type="float">
            <text:p>1.08099985122681</text:p>
          </table:table-cell>
          <table:table-cell table:formula="of:=ABS([.K556]-[.J556])" office:value-type="float" office:value="0.547999858856201" calcext:value-type="float">
            <text:p>0.547999858856201</text:p>
          </table:table-cell>
          <table:table-cell/>
          <table:table-cell table:formula="of:= 1 / [.J556]" office:value-type="float" office:value="1.87617263473557" calcext:value-type="float">
            <text:p>1.87617263473557</text:p>
          </table:table-cell>
          <table:table-cell table:formula="of:= 1 / [.K556]" office:value-type="float" office:value="0.925069507516693" calcext:value-type="float">
            <text:p>0.925069507516693</text:p>
          </table:table-cell>
        </table:table-row>
        <table:table-row table:style-name="ro1">
          <table:table-cell office:value-type="float" office:value="1738936334.288" calcext:value-type="float">
            <text:p>1738936334.288</text:p>
          </table:table-cell>
          <table:table-cell office:value-type="float" office:value="1738936335.67" calcext:value-type="float">
            <text:p>1738936335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7]-[.A557]" office:value-type="float" office:value="1.38199996948242" calcext:value-type="float">
            <text:p>1.38199996948242</text:p>
          </table:table-cell>
          <table:table-cell/>
          <table:table-cell table:formula="of:=[.A557]-[.A556]" office:value-type="float" office:value="1.13300013542175" calcext:value-type="float">
            <text:p>1.13300013542175</text:p>
          </table:table-cell>
          <table:table-cell table:formula="of:=[.B557]-[.B556]" office:value-type="float" office:value="0.52400016784668" calcext:value-type="float">
            <text:p>0.52400016784668</text:p>
          </table:table-cell>
          <table:table-cell table:formula="of:=ABS([.K557]-[.J557])" office:value-type="float" office:value="0.608999967575073" calcext:value-type="float">
            <text:p>0.608999967575073</text:p>
          </table:table-cell>
          <table:table-cell/>
          <table:table-cell table:formula="of:= 1 / [.J557]" office:value-type="float" office:value="0.882612427603776" calcext:value-type="float">
            <text:p>0.882612427603776</text:p>
          </table:table-cell>
          <table:table-cell table:formula="of:= 1 / [.K557]" office:value-type="float" office:value="1.90839633527101" calcext:value-type="float">
            <text:p>1.90839633527101</text:p>
          </table:table-cell>
        </table:table-row>
        <table:table-row table:style-name="ro1">
          <table:table-cell office:value-type="float" office:value="1738936334.355" calcext:value-type="float">
            <text:p>1738936334.355</text:p>
          </table:table-cell>
          <table:table-cell office:value-type="float" office:value="1738936335.761" calcext:value-type="float">
            <text:p>1738936335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8]-[.A558]" office:value-type="float" office:value="1.40599989891052" calcext:value-type="float">
            <text:p>1.40599989891052</text:p>
          </table:table-cell>
          <table:table-cell/>
          <table:table-cell table:formula="of:=[.A558]-[.A557]" office:value-type="float" office:value="0.0669999122619629" calcext:value-type="float">
            <text:p>0.0669999122619629</text:p>
          </table:table-cell>
          <table:table-cell table:formula="of:=[.B558]-[.B557]" office:value-type="float" office:value="0.0909998416900635" calcext:value-type="float">
            <text:p>0.0909998416900635</text:p>
          </table:table-cell>
          <table:table-cell table:formula="of:=ABS([.K558]-[.J558])" office:value-type="float" office:value="0.0239999294281006" calcext:value-type="float">
            <text:p>0.0239999294281006</text:p>
          </table:table-cell>
          <table:table-cell/>
          <table:table-cell table:formula="of:= 1 / [.J558]" office:value-type="float" office:value="14.9253926794725" calcext:value-type="float">
            <text:p>14.9253926794725</text:p>
          </table:table-cell>
          <table:table-cell table:formula="of:= 1 / [.K558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34.722" calcext:value-type="float">
            <text:p>1738936334.722</text:p>
          </table:table-cell>
          <table:table-cell office:value-type="float" office:value="1738936335.969" calcext:value-type="float">
            <text:p>1738936335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9]-[.A559]" office:value-type="float" office:value="1.24700021743774" calcext:value-type="float">
            <text:p>1.24700021743774</text:p>
          </table:table-cell>
          <table:table-cell/>
          <table:table-cell table:formula="of:=[.A559]-[.A558]" office:value-type="float" office:value="0.366999864578247" calcext:value-type="float">
            <text:p>0.366999864578247</text:p>
          </table:table-cell>
          <table:table-cell table:formula="of:=[.B559]-[.B558]" office:value-type="float" office:value="0.208000183105469" calcext:value-type="float">
            <text:p>0.208000183105469</text:p>
          </table:table-cell>
          <table:table-cell table:formula="of:=ABS([.K559]-[.J559])" office:value-type="float" office:value="0.158999681472778" calcext:value-type="float">
            <text:p>0.158999681472778</text:p>
          </table:table-cell>
          <table:table-cell/>
          <table:table-cell table:formula="of:= 1 / [.J559]" office:value-type="float" office:value="2.72479664576768" calcext:value-type="float">
            <text:p>2.72479664576768</text:p>
          </table:table-cell>
          <table:table-cell table:formula="of:= 1 / [.K559]" office:value-type="float" office:value="4.80768807541356" calcext:value-type="float">
            <text:p>4.80768807541356</text:p>
          </table:table-cell>
        </table:table-row>
        <table:table-row table:style-name="ro1">
          <table:table-cell office:value-type="float" office:value="1738936335.622" calcext:value-type="float">
            <text:p>1738936335.622</text:p>
          </table:table-cell>
          <table:table-cell office:value-type="float" office:value="1738936337.023" calcext:value-type="float">
            <text:p>1738936337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0]-[.A560]" office:value-type="float" office:value="1.40100002288818" calcext:value-type="float">
            <text:p>1.40100002288818</text:p>
          </table:table-cell>
          <table:table-cell/>
          <table:table-cell table:formula="of:=[.A560]-[.A559]" office:value-type="float" office:value="0.900000095367432" calcext:value-type="float">
            <text:p>0.900000095367432</text:p>
          </table:table-cell>
          <table:table-cell table:formula="of:=[.B560]-[.B559]" office:value-type="float" office:value="1.05399990081787" calcext:value-type="float">
            <text:p>1.05399990081787</text:p>
          </table:table-cell>
          <table:table-cell table:formula="of:=ABS([.K560]-[.J560])" office:value-type="float" office:value="0.153999805450439" calcext:value-type="float">
            <text:p>0.153999805450439</text:p>
          </table:table-cell>
          <table:table-cell/>
          <table:table-cell table:formula="of:= 1 / [.J560]" office:value-type="float" office:value="1.11111099337355" calcext:value-type="float">
            <text:p>1.11111099337355</text:p>
          </table:table-cell>
          <table:table-cell table:formula="of:= 1 / [.K560]" office:value-type="float" office:value="0.948766692695162" calcext:value-type="float">
            <text:p>0.948766692695162</text:p>
          </table:table-cell>
        </table:table-row>
        <table:table-row table:style-name="ro1">
          <table:table-cell office:value-type="float" office:value="1738936336.022" calcext:value-type="float">
            <text:p>1738936336.022</text:p>
          </table:table-cell>
          <table:table-cell office:value-type="float" office:value="1738936337.424" calcext:value-type="float">
            <text:p>1738936337.4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1]-[.A561]" office:value-type="float" office:value="1.40199995040894" calcext:value-type="float">
            <text:p>1.40199995040894</text:p>
          </table:table-cell>
          <table:table-cell/>
          <table:table-cell table:formula="of:=[.A561]-[.A560]" office:value-type="float" office:value="0.400000095367432" calcext:value-type="float">
            <text:p>0.400000095367432</text:p>
          </table:table-cell>
          <table:table-cell table:formula="of:=[.B561]-[.B560]" office:value-type="float" office:value="0.401000022888184" calcext:value-type="float">
            <text:p>0.401000022888184</text:p>
          </table:table-cell>
          <table:table-cell table:formula="of:=ABS([.K561]-[.J561])" office:value-type="float" office:value="0.000999927520751953" calcext:value-type="float">
            <text:p>0.000999927520751953</text:p>
          </table:table-cell>
          <table:table-cell/>
          <table:table-cell table:formula="of:= 1 / [.J561]" office:value-type="float" office:value="2.49999940395369" calcext:value-type="float">
            <text:p>2.49999940395369</text:p>
          </table:table-cell>
          <table:table-cell table:formula="of:= 1 / [.K561]" office:value-type="float" office:value="2.49376544369636" calcext:value-type="float">
            <text:p>2.49376544369636</text:p>
          </table:table-cell>
        </table:table-row>
        <table:table-row table:style-name="ro1">
          <table:table-cell office:value-type="float" office:value="1738936336.322" calcext:value-type="float">
            <text:p>1738936336.322</text:p>
          </table:table-cell>
          <table:table-cell office:value-type="float" office:value="1738936337.512" calcext:value-type="float">
            <text:p>1738936337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2]-[.A562]" office:value-type="float" office:value="1.19000005722046" calcext:value-type="float">
            <text:p>1.19000005722046</text:p>
          </table:table-cell>
          <table:table-cell/>
          <table:table-cell table:formula="of:=[.A562]-[.A561]" office:value-type="float" office:value="0.299999952316284" calcext:value-type="float">
            <text:p>0.299999952316284</text:p>
          </table:table-cell>
          <table:table-cell table:formula="of:=[.B562]-[.B561]" office:value-type="float" office:value="0.0880000591278076" calcext:value-type="float">
            <text:p>0.0880000591278076</text:p>
          </table:table-cell>
          <table:table-cell table:formula="of:=ABS([.K562]-[.J562])" office:value-type="float" office:value="0.211999893188477" calcext:value-type="float">
            <text:p>0.211999893188477</text:p>
          </table:table-cell>
          <table:table-cell/>
          <table:table-cell table:formula="of:= 1 / [.J562]" office:value-type="float" office:value="3.33333386315248" calcext:value-type="float">
            <text:p>3.33333386315248</text:p>
          </table:table-cell>
          <table:table-cell table:formula="of:= 1 / [.K562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36.488" calcext:value-type="float">
            <text:p>1738936336.488</text:p>
          </table:table-cell>
          <table:table-cell office:value-type="float" office:value="1738936337.647" calcext:value-type="float">
            <text:p>1738936337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3]-[.A563]" office:value-type="float" office:value="1.15900015830994" calcext:value-type="float">
            <text:p>1.15900015830994</text:p>
          </table:table-cell>
          <table:table-cell/>
          <table:table-cell table:formula="of:=[.A563]-[.A562]" office:value-type="float" office:value="0.165999889373779" calcext:value-type="float">
            <text:p>0.165999889373779</text:p>
          </table:table-cell>
          <table:table-cell table:formula="of:=[.B563]-[.B562]" office:value-type="float" office:value="0.134999990463257" calcext:value-type="float">
            <text:p>0.134999990463257</text:p>
          </table:table-cell>
          <table:table-cell table:formula="of:=ABS([.K563]-[.J563])" office:value-type="float" office:value="0.0309998989105225" calcext:value-type="float">
            <text:p>0.0309998989105225</text:p>
          </table:table-cell>
          <table:table-cell/>
          <table:table-cell table:formula="of:= 1 / [.J563]" office:value-type="float" office:value="6.02410040014133" calcext:value-type="float">
            <text:p>6.02410040014133</text:p>
          </table:table-cell>
          <table:table-cell table:formula="of:= 1 / [.K563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36.522" calcext:value-type="float">
            <text:p>1738936336.522</text:p>
          </table:table-cell>
          <table:table-cell office:value-type="float" office:value="1738936337.79" calcext:value-type="float">
            <text:p>1738936337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4]-[.A564]" office:value-type="float" office:value="1.26799988746643" calcext:value-type="float">
            <text:p>1.26799988746643</text:p>
          </table:table-cell>
          <table:table-cell/>
          <table:table-cell table:formula="of:=[.A564]-[.A563]" office:value-type="float" office:value="0.0340001583099365" calcext:value-type="float">
            <text:p>0.0340001583099365</text:p>
          </table:table-cell>
          <table:table-cell table:formula="of:=[.B564]-[.B563]" office:value-type="float" office:value="0.142999887466431" calcext:value-type="float">
            <text:p>0.142999887466431</text:p>
          </table:table-cell>
          <table:table-cell table:formula="of:=ABS([.K564]-[.J564])" office:value-type="float" office:value="0.108999729156494" calcext:value-type="float">
            <text:p>0.108999729156494</text:p>
          </table:table-cell>
          <table:table-cell/>
          <table:table-cell table:formula="of:= 1 / [.J564]" office:value-type="float" office:value="29.4116277602081" calcext:value-type="float">
            <text:p>29.4116277602081</text:p>
          </table:table-cell>
          <table:table-cell table:formula="of:= 1 / [.K564]" office:value-type="float" office:value="6.99301249614445" calcext:value-type="float">
            <text:p>6.99301249614445</text:p>
          </table:table-cell>
        </table:table-row>
        <table:table-row table:style-name="ro1">
          <table:table-cell office:value-type="float" office:value="1738936337.955" calcext:value-type="float">
            <text:p>1738936337.955</text:p>
          </table:table-cell>
          <table:table-cell office:value-type="float" office:value="1738936339.123" calcext:value-type="float">
            <text:p>1738936339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5]-[.A565]" office:value-type="float" office:value="1.16799998283386" calcext:value-type="float">
            <text:p>1.16799998283386</text:p>
          </table:table-cell>
          <table:table-cell/>
          <table:table-cell table:formula="of:=[.A565]-[.A564]" office:value-type="float" office:value="1.43299984931946" calcext:value-type="float">
            <text:p>1.43299984931946</text:p>
          </table:table-cell>
          <table:table-cell table:formula="of:=[.B565]-[.B564]" office:value-type="float" office:value="1.33299994468689" calcext:value-type="float">
            <text:p>1.33299994468689</text:p>
          </table:table-cell>
          <table:table-cell table:formula="of:=ABS([.K565]-[.J565])" office:value-type="float" office:value="0.0999999046325684" calcext:value-type="float">
            <text:p>0.0999999046325684</text:p>
          </table:table-cell>
          <table:table-cell/>
          <table:table-cell table:formula="of:= 1 / [.J565]" office:value-type="float" office:value="0.697836779588572" calcext:value-type="float">
            <text:p>0.697836779588572</text:p>
          </table:table-cell>
          <table:table-cell table:formula="of:= 1 / [.K565]" office:value-type="float" office:value="0.75018757801591" calcext:value-type="float">
            <text:p>0.75018757801591</text:p>
          </table:table-cell>
        </table:table-row>
        <table:table-row table:style-name="ro1">
          <table:table-cell office:value-type="float" office:value="1738936338.355" calcext:value-type="float">
            <text:p>1738936338.355</text:p>
          </table:table-cell>
          <table:table-cell office:value-type="float" office:value="1738936344.266" calcext:value-type="float">
            <text:p>1738936344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6]-[.A566]" office:value-type="float" office:value="5.91100001335144" calcext:value-type="float">
            <text:p>5.91100001335144</text:p>
          </table:table-cell>
          <table:table-cell/>
          <table:table-cell table:formula="of:=[.A566]-[.A565]" office:value-type="float" office:value="0.400000095367432" calcext:value-type="float">
            <text:p>0.400000095367432</text:p>
          </table:table-cell>
          <table:table-cell table:formula="of:=[.B566]-[.B565]" office:value-type="float" office:value="5.14300012588501" calcext:value-type="float">
            <text:p>5.14300012588501</text:p>
          </table:table-cell>
          <table:table-cell table:formula="of:=ABS([.K566]-[.J566])" office:value-type="float" office:value="4.74300003051758" calcext:value-type="float">
            <text:p>4.74300003051758</text:p>
          </table:table-cell>
          <table:table-cell/>
          <table:table-cell table:formula="of:= 1 / [.J566]" office:value-type="float" office:value="2.49999940395369" calcext:value-type="float">
            <text:p>2.49999940395369</text:p>
          </table:table-cell>
          <table:table-cell table:formula="of:= 1 / [.K566]" office:value-type="float" office:value="0.19443903860063" calcext:value-type="float">
            <text:p>0.19443903860063</text:p>
          </table:table-cell>
        </table:table-row>
        <table:table-row table:style-name="ro1">
          <table:table-cell office:value-type="float" office:value="1738936338.388" calcext:value-type="float">
            <text:p>1738936338.388</text:p>
          </table:table-cell>
          <table:table-cell office:value-type="float" office:value="1738936344.354" calcext:value-type="float">
            <text:p>1738936344.3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7]-[.A567]" office:value-type="float" office:value="5.96600008010864" calcext:value-type="float">
            <text:p>5.96600008010864</text:p>
          </table:table-cell>
          <table:table-cell/>
          <table:table-cell table:formula="of:=[.A567]-[.A566]" office:value-type="float" office:value="0.0329999923706055" calcext:value-type="float">
            <text:p>0.0329999923706055</text:p>
          </table:table-cell>
          <table:table-cell table:formula="of:=[.B567]-[.B566]" office:value-type="float" office:value="0.0880000591278076" calcext:value-type="float">
            <text:p>0.0880000591278076</text:p>
          </table:table-cell>
          <table:table-cell table:formula="of:=ABS([.K567]-[.J567])" office:value-type="float" office:value="0.0550000667572022" calcext:value-type="float">
            <text:p>0.0550000667572022</text:p>
          </table:table-cell>
          <table:table-cell/>
          <table:table-cell table:formula="of:= 1 / [.J567]" office:value-type="float" office:value="30.3030373089039" calcext:value-type="float">
            <text:p>30.3030373089039</text:p>
          </table:table-cell>
          <table:table-cell table:formula="of:= 1 / [.K567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43.222" calcext:value-type="float">
            <text:p>1738936343.222</text:p>
          </table:table-cell>
          <table:table-cell office:value-type="float" office:value="1738936344.442" calcext:value-type="float">
            <text:p>1738936344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8]-[.A568]" office:value-type="float" office:value="1.22000002861023" calcext:value-type="float">
            <text:p>1.22000002861023</text:p>
          </table:table-cell>
          <table:table-cell/>
          <table:table-cell table:formula="of:=[.A568]-[.A567]" office:value-type="float" office:value="4.83399987220764" calcext:value-type="float">
            <text:p>4.83399987220764</text:p>
          </table:table-cell>
          <table:table-cell table:formula="of:=[.B568]-[.B567]" office:value-type="float" office:value="0.0879998207092285" calcext:value-type="float">
            <text:p>0.0879998207092285</text:p>
          </table:table-cell>
          <table:table-cell table:formula="of:=ABS([.K568]-[.J568])" office:value-type="float" office:value="4.74600005149841" calcext:value-type="float">
            <text:p>4.74600005149841</text:p>
          </table:table-cell>
          <table:table-cell/>
          <table:table-cell table:formula="of:= 1 / [.J568]" office:value-type="float" office:value="0.20686802367318" calcext:value-type="float">
            <text:p>0.20686802367318</text:p>
          </table:table-cell>
          <table:table-cell table:formula="of:= 1 / [.K568]" office:value-type="float" office:value="11.3636595159009" calcext:value-type="float">
            <text:p>11.3636595159009</text:p>
          </table:table-cell>
        </table:table-row>
        <table:table-row table:style-name="ro1">
          <table:table-cell office:value-type="float" office:value="1738936343.255" calcext:value-type="float">
            <text:p>1738936343.255</text:p>
          </table:table-cell>
          <table:table-cell office:value-type="float" office:value="1738936344.54" calcext:value-type="float">
            <text:p>1738936344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9]-[.A569]" office:value-type="float" office:value="1.28499984741211" calcext:value-type="float">
            <text:p>1.28499984741211</text:p>
          </table:table-cell>
          <table:table-cell/>
          <table:table-cell table:formula="of:=[.A569]-[.A568]" office:value-type="float" office:value="0.0330002307891846" calcext:value-type="float">
            <text:p>0.0330002307891846</text:p>
          </table:table-cell>
          <table:table-cell table:formula="of:=[.B569]-[.B568]" office:value-type="float" office:value="0.0980000495910645" calcext:value-type="float">
            <text:p>0.0980000495910645</text:p>
          </table:table-cell>
          <table:table-cell table:formula="of:=ABS([.K569]-[.J569])" office:value-type="float" office:value="0.0649998188018799" calcext:value-type="float">
            <text:p>0.0649998188018799</text:p>
          </table:table-cell>
          <table:table-cell/>
          <table:table-cell table:formula="of:= 1 / [.J569]" office:value-type="float" office:value="30.3028183768866" calcext:value-type="float">
            <text:p>30.3028183768866</text:p>
          </table:table-cell>
          <table:table-cell table:formula="of:= 1 / [.K569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43.289" calcext:value-type="float">
            <text:p>1738936343.289</text:p>
          </table:table-cell>
          <table:table-cell office:value-type="float" office:value="1738936344.631" calcext:value-type="float">
            <text:p>1738936344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0]-[.A570]" office:value-type="float" office:value="1.34200000762939" calcext:value-type="float">
            <text:p>1.34200000762939</text:p>
          </table:table-cell>
          <table:table-cell/>
          <table:table-cell table:formula="of:=[.A570]-[.A569]" office:value-type="float" office:value="0.0339999198913574" calcext:value-type="float">
            <text:p>0.0339999198913574</text:p>
          </table:table-cell>
          <table:table-cell table:formula="of:=[.B570]-[.B569]" office:value-type="float" office:value="0.0910000801086426" calcext:value-type="float">
            <text:p>0.0910000801086426</text:p>
          </table:table-cell>
          <table:table-cell table:formula="of:=ABS([.K570]-[.J570])" office:value-type="float" office:value="0.0570001602172852" calcext:value-type="float">
            <text:p>0.0570001602172852</text:p>
          </table:table-cell>
          <table:table-cell/>
          <table:table-cell table:formula="of:= 1 / [.J570]" office:value-type="float" office:value="29.4118340041793" calcext:value-type="float">
            <text:p>29.4118340041793</text:p>
          </table:table-cell>
          <table:table-cell table:formula="of:= 1 / [.K57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43.622" calcext:value-type="float">
            <text:p>1738936343.622</text:p>
          </table:table-cell>
          <table:table-cell office:value-type="float" office:value="1738936345.53" calcext:value-type="float">
            <text:p>1738936345.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1]-[.A571]" office:value-type="float" office:value="1.90799999237061" calcext:value-type="float">
            <text:p>1.90799999237061</text:p>
          </table:table-cell>
          <table:table-cell/>
          <table:table-cell table:formula="of:=[.A571]-[.A570]" office:value-type="float" office:value="0.33299994468689" calcext:value-type="float">
            <text:p>0.33299994468689</text:p>
          </table:table-cell>
          <table:table-cell table:formula="of:=[.B571]-[.B570]" office:value-type="float" office:value="0.898999929428101" calcext:value-type="float">
            <text:p>0.898999929428101</text:p>
          </table:table-cell>
          <table:table-cell table:formula="of:=ABS([.K571]-[.J571])" office:value-type="float" office:value="0.565999984741211" calcext:value-type="float">
            <text:p>0.565999984741211</text:p>
          </table:table-cell>
          <table:table-cell/>
          <table:table-cell table:formula="of:= 1 / [.J571]" office:value-type="float" office:value="3.00300350181821" calcext:value-type="float">
            <text:p>3.00300350181821</text:p>
          </table:table-cell>
          <table:table-cell table:formula="of:= 1 / [.K571]" office:value-type="float" office:value="1.11234713960006" calcext:value-type="float">
            <text:p>1.11234713960006</text:p>
          </table:table-cell>
        </table:table-row>
        <table:table-row table:style-name="ro1">
          <table:table-cell office:value-type="float" office:value="1738936344.622" calcext:value-type="float">
            <text:p>1738936344.622</text:p>
          </table:table-cell>
          <table:table-cell office:value-type="float" office:value="1738936345.628" calcext:value-type="float">
            <text:p>1738936345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2]-[.A572]" office:value-type="float" office:value="1.00600004196167" calcext:value-type="float">
            <text:p>1.00600004196167</text:p>
          </table:table-cell>
          <table:table-cell/>
          <table:table-cell table:formula="of:=[.A572]-[.A571]" office:value-type="float" office:value="1" calcext:value-type="float">
            <text:p>1</text:p>
          </table:table-cell>
          <table:table-cell table:formula="of:=[.B572]-[.B571]" office:value-type="float" office:value="0.0980000495910645" calcext:value-type="float">
            <text:p>0.0980000495910645</text:p>
          </table:table-cell>
          <table:table-cell table:formula="of:=ABS([.K572]-[.J572])" office:value-type="float" office:value="0.901999950408936" calcext:value-type="float">
            <text:p>0.901999950408936</text:p>
          </table:table-cell>
          <table:table-cell/>
          <table:table-cell table:formula="of:= 1 / [.J572]" office:value-type="float" office:value="1" calcext:value-type="float">
            <text:p>1</text:p>
          </table:table-cell>
          <table:table-cell table:formula="of:= 1 / [.K57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44.655" calcext:value-type="float">
            <text:p>1738936344.655</text:p>
          </table:table-cell>
          <table:table-cell office:value-type="float" office:value="1738936345.725" calcext:value-type="float">
            <text:p>1738936345.7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3]-[.A573]" office:value-type="float" office:value="1.0699999332428" calcext:value-type="float">
            <text:p>1.0699999332428</text:p>
          </table:table-cell>
          <table:table-cell/>
          <table:table-cell table:formula="of:=[.A573]-[.A572]" office:value-type="float" office:value="0.0329999923706055" calcext:value-type="float">
            <text:p>0.0329999923706055</text:p>
          </table:table-cell>
          <table:table-cell table:formula="of:=[.B573]-[.B572]" office:value-type="float" office:value="0.0969998836517334" calcext:value-type="float">
            <text:p>0.0969998836517334</text:p>
          </table:table-cell>
          <table:table-cell table:formula="of:=ABS([.K573]-[.J573])" office:value-type="float" office:value="0.0639998912811279" calcext:value-type="float">
            <text:p>0.0639998912811279</text:p>
          </table:table-cell>
          <table:table-cell/>
          <table:table-cell table:formula="of:= 1 / [.J573]" office:value-type="float" office:value="30.3030373089039" calcext:value-type="float">
            <text:p>30.3030373089039</text:p>
          </table:table-cell>
          <table:table-cell table:formula="of:= 1 / [.K57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44.689" calcext:value-type="float">
            <text:p>1738936344.689</text:p>
          </table:table-cell>
          <table:table-cell office:value-type="float" office:value="1738936345.811" calcext:value-type="float">
            <text:p>1738936345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4]-[.A574]" office:value-type="float" office:value="1.12200021743774" calcext:value-type="float">
            <text:p>1.12200021743774</text:p>
          </table:table-cell>
          <table:table-cell/>
          <table:table-cell table:formula="of:=[.A574]-[.A573]" office:value-type="float" office:value="0.0339999198913574" calcext:value-type="float">
            <text:p>0.0339999198913574</text:p>
          </table:table-cell>
          <table:table-cell table:formula="of:=[.B574]-[.B573]" office:value-type="float" office:value="0.0860002040863037" calcext:value-type="float">
            <text:p>0.0860002040863037</text:p>
          </table:table-cell>
          <table:table-cell table:formula="of:=ABS([.K574]-[.J574])" office:value-type="float" office:value="0.0520002841949463" calcext:value-type="float">
            <text:p>0.0520002841949463</text:p>
          </table:table-cell>
          <table:table-cell/>
          <table:table-cell table:formula="of:= 1 / [.J574]" office:value-type="float" office:value="29.4118340041793" calcext:value-type="float">
            <text:p>29.4118340041793</text:p>
          </table:table-cell>
          <table:table-cell table:formula="of:= 1 / [.K574]" office:value-type="float" office:value="11.6278793826637" calcext:value-type="float">
            <text:p>11.6278793826637</text:p>
          </table:table-cell>
        </table:table-row>
        <table:table-row table:style-name="ro1">
          <table:table-cell office:value-type="float" office:value="1738936344.722" calcext:value-type="float">
            <text:p>1738936344.722</text:p>
          </table:table-cell>
          <table:table-cell office:value-type="float" office:value="1738936345.902" calcext:value-type="float">
            <text:p>1738936345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5]-[.A575]" office:value-type="float" office:value="1.1800000667572" calcext:value-type="float">
            <text:p>1.1800000667572</text:p>
          </table:table-cell>
          <table:table-cell/>
          <table:table-cell table:formula="of:=[.A575]-[.A574]" office:value-type="float" office:value="0.0329999923706055" calcext:value-type="float">
            <text:p>0.0329999923706055</text:p>
          </table:table-cell>
          <table:table-cell table:formula="of:=[.B575]-[.B574]" office:value-type="float" office:value="0.0909998416900635" calcext:value-type="float">
            <text:p>0.0909998416900635</text:p>
          </table:table-cell>
          <table:table-cell table:formula="of:=ABS([.K575]-[.J575])" office:value-type="float" office:value="0.057999849319458" calcext:value-type="float">
            <text:p>0.057999849319458</text:p>
          </table:table-cell>
          <table:table-cell/>
          <table:table-cell table:formula="of:= 1 / [.J575]" office:value-type="float" office:value="30.3030373089039" calcext:value-type="float">
            <text:p>30.3030373089039</text:p>
          </table:table-cell>
          <table:table-cell table:formula="of:= 1 / [.K57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44.755" calcext:value-type="float">
            <text:p>1738936344.755</text:p>
          </table:table-cell>
          <table:table-cell office:value-type="float" office:value="1738936346.271" calcext:value-type="float">
            <text:p>1738936346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6]-[.A576]" office:value-type="float" office:value="1.51599979400635" calcext:value-type="float">
            <text:p>1.51599979400635</text:p>
          </table:table-cell>
          <table:table-cell/>
          <table:table-cell table:formula="of:=[.A576]-[.A575]" office:value-type="float" office:value="0.0330002307891846" calcext:value-type="float">
            <text:p>0.0330002307891846</text:p>
          </table:table-cell>
          <table:table-cell table:formula="of:=[.B576]-[.B575]" office:value-type="float" office:value="0.36899995803833" calcext:value-type="float">
            <text:p>0.36899995803833</text:p>
          </table:table-cell>
          <table:table-cell table:formula="of:=ABS([.K576]-[.J576])" office:value-type="float" office:value="0.335999727249146" calcext:value-type="float">
            <text:p>0.335999727249146</text:p>
          </table:table-cell>
          <table:table-cell/>
          <table:table-cell table:formula="of:= 1 / [.J576]" office:value-type="float" office:value="30.3028183768866" calcext:value-type="float">
            <text:p>30.3028183768866</text:p>
          </table:table-cell>
          <table:table-cell table:formula="of:= 1 / [.K576]" office:value-type="float" office:value="2.7100274084479" calcext:value-type="float">
            <text:p>2.7100274084479</text:p>
          </table:table-cell>
        </table:table-row>
        <table:table-row table:style-name="ro1">
          <table:table-cell office:value-type="float" office:value="1738936345.022" calcext:value-type="float">
            <text:p>1738936345.022</text:p>
          </table:table-cell>
          <table:table-cell office:value-type="float" office:value="1738936346.376" calcext:value-type="float">
            <text:p>1738936346.3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7]-[.A577]" office:value-type="float" office:value="1.35399985313416" calcext:value-type="float">
            <text:p>1.35399985313416</text:p>
          </table:table-cell>
          <table:table-cell/>
          <table:table-cell table:formula="of:=[.A577]-[.A576]" office:value-type="float" office:value="0.266999959945679" calcext:value-type="float">
            <text:p>0.266999959945679</text:p>
          </table:table-cell>
          <table:table-cell table:formula="of:=[.B577]-[.B576]" office:value-type="float" office:value="0.105000019073486" calcext:value-type="float">
            <text:p>0.105000019073486</text:p>
          </table:table-cell>
          <table:table-cell table:formula="of:=ABS([.K577]-[.J577])" office:value-type="float" office:value="0.161999940872192" calcext:value-type="float">
            <text:p>0.161999940872192</text:p>
          </table:table-cell>
          <table:table-cell/>
          <table:table-cell table:formula="of:= 1 / [.J577]" office:value-type="float" office:value="3.74531891391838" calcext:value-type="float">
            <text:p>3.74531891391838</text:p>
          </table:table-cell>
          <table:table-cell table:formula="of:= 1 / [.K577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345.355" calcext:value-type="float">
            <text:p>1738936345.355</text:p>
          </table:table-cell>
          <table:table-cell office:value-type="float" office:value="1738936348.305" calcext:value-type="float">
            <text:p>1738936348.3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8]-[.A578]" office:value-type="float" office:value="2.95000004768372" calcext:value-type="float">
            <text:p>2.95000004768372</text:p>
          </table:table-cell>
          <table:table-cell/>
          <table:table-cell table:formula="of:=[.A578]-[.A577]" office:value-type="float" office:value="0.33299994468689" calcext:value-type="float">
            <text:p>0.33299994468689</text:p>
          </table:table-cell>
          <table:table-cell table:formula="of:=[.B578]-[.B577]" office:value-type="float" office:value="1.92900013923645" calcext:value-type="float">
            <text:p>1.92900013923645</text:p>
          </table:table-cell>
          <table:table-cell table:formula="of:=ABS([.K578]-[.J578])" office:value-type="float" office:value="1.59600019454956" calcext:value-type="float">
            <text:p>1.59600019454956</text:p>
          </table:table-cell>
          <table:table-cell/>
          <table:table-cell table:formula="of:= 1 / [.J578]" office:value-type="float" office:value="3.00300350181821" calcext:value-type="float">
            <text:p>3.00300350181821</text:p>
          </table:table-cell>
          <table:table-cell table:formula="of:= 1 / [.K578]" office:value-type="float" office:value="0.518403280362555" calcext:value-type="float">
            <text:p>0.518403280362555</text:p>
          </table:table-cell>
        </table:table-row>
        <table:table-row table:style-name="ro1">
          <table:table-cell office:value-type="float" office:value="1738936347.155" calcext:value-type="float">
            <text:p>1738936347.155</text:p>
          </table:table-cell>
          <table:table-cell office:value-type="float" office:value="1738936348.625" calcext:value-type="float">
            <text:p>1738936348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9]-[.A579]" office:value-type="float" office:value="1.47000002861023" calcext:value-type="float">
            <text:p>1.47000002861023</text:p>
          </table:table-cell>
          <table:table-cell/>
          <table:table-cell table:formula="of:=[.A579]-[.A578]" office:value-type="float" office:value="1.79999995231628" calcext:value-type="float">
            <text:p>1.79999995231628</text:p>
          </table:table-cell>
          <table:table-cell table:formula="of:=[.B579]-[.B578]" office:value-type="float" office:value="0.319999933242798" calcext:value-type="float">
            <text:p>0.319999933242798</text:p>
          </table:table-cell>
          <table:table-cell table:formula="of:=ABS([.K579]-[.J579])" office:value-type="float" office:value="1.48000001907349" calcext:value-type="float">
            <text:p>1.48000001907349</text:p>
          </table:table-cell>
          <table:table-cell/>
          <table:table-cell table:formula="of:= 1 / [.J579]" office:value-type="float" office:value="0.555555570272752" calcext:value-type="float">
            <text:p>0.555555570272752</text:p>
          </table:table-cell>
          <table:table-cell table:formula="of:= 1 / [.K579]" office:value-type="float" office:value="3.12500065192594" calcext:value-type="float">
            <text:p>3.12500065192594</text:p>
          </table:table-cell>
        </table:table-row>
        <table:table-row table:style-name="ro1">
          <table:table-cell office:value-type="float" office:value="1738936347.355" calcext:value-type="float">
            <text:p>1738936347.355</text:p>
          </table:table-cell>
          <table:table-cell office:value-type="float" office:value="1738936348.712" calcext:value-type="float">
            <text:p>1738936348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0]-[.A580]" office:value-type="float" office:value="1.35699987411499" calcext:value-type="float">
            <text:p>1.35699987411499</text:p>
          </table:table-cell>
          <table:table-cell/>
          <table:table-cell table:formula="of:=[.A580]-[.A579]" office:value-type="float" office:value="0.200000047683716" calcext:value-type="float">
            <text:p>0.200000047683716</text:p>
          </table:table-cell>
          <table:table-cell table:formula="of:=[.B580]-[.B579]" office:value-type="float" office:value="0.0869998931884766" calcext:value-type="float">
            <text:p>0.0869998931884766</text:p>
          </table:table-cell>
          <table:table-cell table:formula="of:=ABS([.K580]-[.J580])" office:value-type="float" office:value="0.113000154495239" calcext:value-type="float">
            <text:p>0.113000154495239</text:p>
          </table:table-cell>
          <table:table-cell/>
          <table:table-cell table:formula="of:= 1 / [.J580]" office:value-type="float" office:value="4.99999880790739" calcext:value-type="float">
            <text:p>4.99999880790739</text:p>
          </table:table-cell>
          <table:table-cell table:formula="of:= 1 / [.K580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47.889" calcext:value-type="float">
            <text:p>1738936347.889</text:p>
          </table:table-cell>
          <table:table-cell office:value-type="float" office:value="1738936349.238" calcext:value-type="float">
            <text:p>1738936349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1]-[.A581]" office:value-type="float" office:value="1.34899997711182" calcext:value-type="float">
            <text:p>1.34899997711182</text:p>
          </table:table-cell>
          <table:table-cell/>
          <table:table-cell table:formula="of:=[.A581]-[.A580]" office:value-type="float" office:value="0.533999919891357" calcext:value-type="float">
            <text:p>0.533999919891357</text:p>
          </table:table-cell>
          <table:table-cell table:formula="of:=[.B581]-[.B580]" office:value-type="float" office:value="0.526000022888184" calcext:value-type="float">
            <text:p>0.526000022888184</text:p>
          </table:table-cell>
          <table:table-cell table:formula="of:=ABS([.K581]-[.J581])" office:value-type="float" office:value="0.00799989700317383" calcext:value-type="float">
            <text:p>0.00799989700317383</text:p>
          </table:table-cell>
          <table:table-cell/>
          <table:table-cell table:formula="of:= 1 / [.J581]" office:value-type="float" office:value="1.87265945695919" calcext:value-type="float">
            <text:p>1.87265945695919</text:p>
          </table:table-cell>
          <table:table-cell table:formula="of:= 1 / [.K581]" office:value-type="float" office:value="1.90114060168507" calcext:value-type="float">
            <text:p>1.90114060168507</text:p>
          </table:table-cell>
        </table:table-row>
        <table:table-row table:style-name="ro1">
          <table:table-cell office:value-type="float" office:value="1738936348.255" calcext:value-type="float">
            <text:p>1738936348.255</text:p>
          </table:table-cell>
          <table:table-cell office:value-type="float" office:value="1738936349.64" calcext:value-type="float">
            <text:p>173893634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2]-[.A582]" office:value-type="float" office:value="1.38499999046326" calcext:value-type="float">
            <text:p>1.38499999046326</text:p>
          </table:table-cell>
          <table:table-cell/>
          <table:table-cell table:formula="of:=[.A582]-[.A581]" office:value-type="float" office:value="0.366000175476074" calcext:value-type="float">
            <text:p>0.366000175476074</text:p>
          </table:table-cell>
          <table:table-cell table:formula="of:=[.B582]-[.B581]" office:value-type="float" office:value="0.402000188827515" calcext:value-type="float">
            <text:p>0.402000188827515</text:p>
          </table:table-cell>
          <table:table-cell table:formula="of:=ABS([.K582]-[.J582])" office:value-type="float" office:value="0.0360000133514404" calcext:value-type="float">
            <text:p>0.0360000133514404</text:p>
          </table:table-cell>
          <table:table-cell/>
          <table:table-cell table:formula="of:= 1 / [.J582]" office:value-type="float" office:value="2.73223912720602" calcext:value-type="float">
            <text:p>2.73223912720602</text:p>
          </table:table-cell>
          <table:table-cell table:formula="of:= 1 / [.K582]" office:value-type="float" office:value="2.4875610205971" calcext:value-type="float">
            <text:p>2.4875610205971</text:p>
          </table:table-cell>
        </table:table-row>
        <table:table-row table:style-name="ro1">
          <table:table-cell office:value-type="float" office:value="1738936348.389" calcext:value-type="float">
            <text:p>1738936348.389</text:p>
          </table:table-cell>
          <table:table-cell office:value-type="float" office:value="1738936349.808" calcext:value-type="float">
            <text:p>1738936349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3]-[.A583]" office:value-type="float" office:value="1.41900014877319" calcext:value-type="float">
            <text:p>1.41900014877319</text:p>
          </table:table-cell>
          <table:table-cell/>
          <table:table-cell table:formula="of:=[.A583]-[.A582]" office:value-type="float" office:value="0.133999824523926" calcext:value-type="float">
            <text:p>0.133999824523926</text:p>
          </table:table-cell>
          <table:table-cell table:formula="of:=[.B583]-[.B582]" office:value-type="float" office:value="0.167999982833862" calcext:value-type="float">
            <text:p>0.167999982833862</text:p>
          </table:table-cell>
          <table:table-cell table:formula="of:=ABS([.K583]-[.J583])" office:value-type="float" office:value="0.0340001583099365" calcext:value-type="float">
            <text:p>0.0340001583099365</text:p>
          </table:table-cell>
          <table:table-cell/>
          <table:table-cell table:formula="of:= 1 / [.J583]" office:value-type="float" office:value="7.46269633973625" calcext:value-type="float">
            <text:p>7.46269633973625</text:p>
          </table:table-cell>
          <table:table-cell table:formula="of:= 1 / [.K583]" office:value-type="float" office:value="5.95238156059168" calcext:value-type="float">
            <text:p>5.95238156059168</text:p>
          </table:table-cell>
        </table:table-row>
        <table:table-row table:style-name="ro1">
          <table:table-cell office:value-type="float" office:value="1738936348.555" calcext:value-type="float">
            <text:p>1738936348.555</text:p>
          </table:table-cell>
          <table:table-cell office:value-type="float" office:value="1738936349.939" calcext:value-type="float">
            <text:p>1738936349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4]-[.A584]" office:value-type="float" office:value="1.38399982452393" calcext:value-type="float">
            <text:p>1.38399982452393</text:p>
          </table:table-cell>
          <table:table-cell/>
          <table:table-cell table:formula="of:=[.A584]-[.A583]" office:value-type="float" office:value="0.166000127792358" calcext:value-type="float">
            <text:p>0.166000127792358</text:p>
          </table:table-cell>
          <table:table-cell table:formula="of:=[.B584]-[.B583]" office:value-type="float" office:value="0.130999803543091" calcext:value-type="float">
            <text:p>0.130999803543091</text:p>
          </table:table-cell>
          <table:table-cell table:formula="of:=ABS([.K584]-[.J584])" office:value-type="float" office:value="0.0350003242492676" calcext:value-type="float">
            <text:p>0.0350003242492676</text:p>
          </table:table-cell>
          <table:table-cell/>
          <table:table-cell table:formula="of:= 1 / [.J584]" office:value-type="float" office:value="6.02409174799463" calcext:value-type="float">
            <text:p>6.02409174799463</text:p>
          </table:table-cell>
          <table:table-cell table:formula="of:= 1 / [.K584]" office:value-type="float" office:value="7.63359923414742" calcext:value-type="float">
            <text:p>7.63359923414742</text:p>
          </table:table-cell>
        </table:table-row>
        <table:table-row table:style-name="ro1">
          <table:table-cell office:value-type="float" office:value="1738936348.589" calcext:value-type="float">
            <text:p>1738936348.589</text:p>
          </table:table-cell>
          <table:table-cell office:value-type="float" office:value="1738936350.035" calcext:value-type="float">
            <text:p>1738936350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5]-[.A585]" office:value-type="float" office:value="1.44600009918213" calcext:value-type="float">
            <text:p>1.44600009918213</text:p>
          </table:table-cell>
          <table:table-cell/>
          <table:table-cell table:formula="of:=[.A585]-[.A584]" office:value-type="float" office:value="0.0339999198913574" calcext:value-type="float">
            <text:p>0.0339999198913574</text:p>
          </table:table-cell>
          <table:table-cell table:formula="of:=[.B585]-[.B584]" office:value-type="float" office:value="0.0960001945495606" calcext:value-type="float">
            <text:p>0.0960001945495606</text:p>
          </table:table-cell>
          <table:table-cell table:formula="of:=ABS([.K585]-[.J585])" office:value-type="float" office:value="0.0620002746582031" calcext:value-type="float">
            <text:p>0.0620002746582031</text:p>
          </table:table-cell>
          <table:table-cell/>
          <table:table-cell table:formula="of:= 1 / [.J585]" office:value-type="float" office:value="29.4118340041793" calcext:value-type="float">
            <text:p>29.4118340041793</text:p>
          </table:table-cell>
          <table:table-cell table:formula="of:= 1 / [.K585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349.922" calcext:value-type="float">
            <text:p>1738936349.922</text:p>
          </table:table-cell>
          <table:table-cell office:value-type="float" office:value="1738936351.217" calcext:value-type="float">
            <text:p>1738936351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6]-[.A586]" office:value-type="float" office:value="1.29500007629395" calcext:value-type="float">
            <text:p>1.29500007629395</text:p>
          </table:table-cell>
          <table:table-cell/>
          <table:table-cell table:formula="of:=[.A586]-[.A585]" office:value-type="float" office:value="1.33299994468689" calcext:value-type="float">
            <text:p>1.33299994468689</text:p>
          </table:table-cell>
          <table:table-cell table:formula="of:=[.B586]-[.B585]" office:value-type="float" office:value="1.18199992179871" calcext:value-type="float">
            <text:p>1.18199992179871</text:p>
          </table:table-cell>
          <table:table-cell table:formula="of:=ABS([.K586]-[.J586])" office:value-type="float" office:value="0.151000022888184" calcext:value-type="float">
            <text:p>0.151000022888184</text:p>
          </table:table-cell>
          <table:table-cell/>
          <table:table-cell table:formula="of:= 1 / [.J586]" office:value-type="float" office:value="0.75018757801591" calcext:value-type="float">
            <text:p>0.75018757801591</text:p>
          </table:table-cell>
          <table:table-cell table:formula="of:= 1 / [.K586]" office:value-type="float" office:value="0.846023744636338" calcext:value-type="float">
            <text:p>0.846023744636338</text:p>
          </table:table-cell>
        </table:table-row>
        <table:table-row table:style-name="ro1">
          <table:table-cell office:value-type="float" office:value="1738936350.055" calcext:value-type="float">
            <text:p>1738936350.055</text:p>
          </table:table-cell>
          <table:table-cell office:value-type="float" office:value="1738936351.762" calcext:value-type="float">
            <text:p>1738936351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7]-[.A587]" office:value-type="float" office:value="1.70700001716614" calcext:value-type="float">
            <text:p>1.70700001716614</text:p>
          </table:table-cell>
          <table:table-cell/>
          <table:table-cell table:formula="of:=[.A587]-[.A586]" office:value-type="float" office:value="0.133000135421753" calcext:value-type="float">
            <text:p>0.133000135421753</text:p>
          </table:table-cell>
          <table:table-cell table:formula="of:=[.B587]-[.B586]" office:value-type="float" office:value="0.545000076293945" calcext:value-type="float">
            <text:p>0.545000076293945</text:p>
          </table:table-cell>
          <table:table-cell table:formula="of:=ABS([.K587]-[.J587])" office:value-type="float" office:value="0.411999940872192" calcext:value-type="float">
            <text:p>0.411999940872192</text:p>
          </table:table-cell>
          <table:table-cell/>
          <table:table-cell table:formula="of:= 1 / [.J587]" office:value-type="float" office:value="7.51878933678472" calcext:value-type="float">
            <text:p>7.51878933678472</text:p>
          </table:table-cell>
          <table:table-cell table:formula="of:= 1 / [.K587]" office:value-type="float" office:value="1.83486212846079" calcext:value-type="float">
            <text:p>1.83486212846079</text:p>
          </table:table-cell>
        </table:table-row>
        <table:table-row table:style-name="ro1">
          <table:table-cell office:value-type="float" office:value="1738936350.489" calcext:value-type="float">
            <text:p>1738936350.489</text:p>
          </table:table-cell>
          <table:table-cell office:value-type="float" office:value="1738936351.86" calcext:value-type="float">
            <text:p>1738936351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8]-[.A588]" office:value-type="float" office:value="1.37099981307983" calcext:value-type="float">
            <text:p>1.37099981307983</text:p>
          </table:table-cell>
          <table:table-cell/>
          <table:table-cell table:formula="of:=[.A588]-[.A587]" office:value-type="float" office:value="0.434000015258789" calcext:value-type="float">
            <text:p>0.434000015258789</text:p>
          </table:table-cell>
          <table:table-cell table:formula="of:=[.B588]-[.B587]" office:value-type="float" office:value="0.0979998111724854" calcext:value-type="float">
            <text:p>0.0979998111724854</text:p>
          </table:table-cell>
          <table:table-cell table:formula="of:=ABS([.K588]-[.J588])" office:value-type="float" office:value="0.336000204086304" calcext:value-type="float">
            <text:p>0.336000204086304</text:p>
          </table:table-cell>
          <table:table-cell/>
          <table:table-cell table:formula="of:= 1 / [.J588]" office:value-type="float" office:value="2.30414738442742" calcext:value-type="float">
            <text:p>2.30414738442742</text:p>
          </table:table-cell>
          <table:table-cell table:formula="of:= 1 / [.K588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352.022" calcext:value-type="float">
            <text:p>1738936352.022</text:p>
          </table:table-cell>
          <table:table-cell office:value-type="float" office:value="1738936353.316" calcext:value-type="float">
            <text:p>1738936353.3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9]-[.A589]" office:value-type="float" office:value="1.29399991035461" calcext:value-type="float">
            <text:p>1.29399991035461</text:p>
          </table:table-cell>
          <table:table-cell/>
          <table:table-cell table:formula="of:=[.A589]-[.A588]" office:value-type="float" office:value="1.53299999237061" calcext:value-type="float">
            <text:p>1.53299999237061</text:p>
          </table:table-cell>
          <table:table-cell table:formula="of:=[.B589]-[.B588]" office:value-type="float" office:value="1.45600008964539" calcext:value-type="float">
            <text:p>1.45600008964539</text:p>
          </table:table-cell>
          <table:table-cell table:formula="of:=ABS([.K589]-[.J589])" office:value-type="float" office:value="0.0769999027252197" calcext:value-type="float">
            <text:p>0.0769999027252197</text:p>
          </table:table-cell>
          <table:table-cell/>
          <table:table-cell table:formula="of:= 1 / [.J589]" office:value-type="float" office:value="0.6523157240553" calcext:value-type="float">
            <text:p>0.6523157240553</text:p>
          </table:table-cell>
          <table:table-cell table:formula="of:= 1 / [.K589]" office:value-type="float" office:value="0.686813144526354" calcext:value-type="float">
            <text:p>0.686813144526354</text:p>
          </table:table-cell>
        </table:table-row>
        <table:table-row table:style-name="ro1">
          <table:table-cell office:value-type="float" office:value="1738936352.089" calcext:value-type="float">
            <text:p>1738936352.089</text:p>
          </table:table-cell>
          <table:table-cell office:value-type="float" office:value="1738936353.415" calcext:value-type="float">
            <text:p>1738936353.4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0]-[.A590]" office:value-type="float" office:value="1.32599997520447" calcext:value-type="float">
            <text:p>1.32599997520447</text:p>
          </table:table-cell>
          <table:table-cell/>
          <table:table-cell table:formula="of:=[.A590]-[.A589]" office:value-type="float" office:value="0.0669999122619629" calcext:value-type="float">
            <text:p>0.0669999122619629</text:p>
          </table:table-cell>
          <table:table-cell table:formula="of:=[.B590]-[.B589]" office:value-type="float" office:value="0.0989999771118164" calcext:value-type="float">
            <text:p>0.0989999771118164</text:p>
          </table:table-cell>
          <table:table-cell table:formula="of:=ABS([.K590]-[.J590])" office:value-type="float" office:value="0.0320000648498535" calcext:value-type="float">
            <text:p>0.0320000648498535</text:p>
          </table:table-cell>
          <table:table-cell/>
          <table:table-cell table:formula="of:= 1 / [.J590]" office:value-type="float" office:value="14.9253926794725" calcext:value-type="float">
            <text:p>14.9253926794725</text:p>
          </table:table-cell>
          <table:table-cell table:formula="of:= 1 / [.K590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52.189" calcext:value-type="float">
            <text:p>1738936352.189</text:p>
          </table:table-cell>
          <table:table-cell office:value-type="float" office:value="1738936353.514" calcext:value-type="float">
            <text:p>1738936353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1]-[.A591]" office:value-type="float" office:value="1.32500004768372" calcext:value-type="float">
            <text:p>1.32500004768372</text:p>
          </table:table-cell>
          <table:table-cell/>
          <table:table-cell table:formula="of:=[.A591]-[.A590]" office:value-type="float" office:value="0.0999999046325684" calcext:value-type="float">
            <text:p>0.0999999046325684</text:p>
          </table:table-cell>
          <table:table-cell table:formula="of:=[.B591]-[.B590]" office:value-type="float" office:value="0.0989999771118164" calcext:value-type="float">
            <text:p>0.0989999771118164</text:p>
          </table:table-cell>
          <table:table-cell table:formula="of:=ABS([.K591]-[.J591])" office:value-type="float" office:value="0.000999927520751953" calcext:value-type="float">
            <text:p>0.000999927520751953</text:p>
          </table:table-cell>
          <table:table-cell/>
          <table:table-cell table:formula="of:= 1 / [.J591]" office:value-type="float" office:value="10.0000095367523" calcext:value-type="float">
            <text:p>10.0000095367523</text:p>
          </table:table-cell>
          <table:table-cell table:formula="of:= 1 / [.K59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52.255" calcext:value-type="float">
            <text:p>1738936352.255</text:p>
          </table:table-cell>
          <table:table-cell office:value-type="float" office:value="1738936353.649" calcext:value-type="float">
            <text:p>1738936353.6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2]-[.A592]" office:value-type="float" office:value="1.39399981498718" calcext:value-type="float">
            <text:p>1.39399981498718</text:p>
          </table:table-cell>
          <table:table-cell/>
          <table:table-cell table:formula="of:=[.A592]-[.A591]" office:value-type="float" office:value="0.06600022315979" calcext:value-type="float">
            <text:p>0.06600022315979</text:p>
          </table:table-cell>
          <table:table-cell table:formula="of:=[.B592]-[.B591]" office:value-type="float" office:value="0.134999990463257" calcext:value-type="float">
            <text:p>0.134999990463257</text:p>
          </table:table-cell>
          <table:table-cell table:formula="of:=ABS([.K592]-[.J592])" office:value-type="float" office:value="0.0689997673034668" calcext:value-type="float">
            <text:p>0.0689997673034668</text:p>
          </table:table-cell>
          <table:table-cell/>
          <table:table-cell table:formula="of:= 1 / [.J592]" office:value-type="float" office:value="15.1514639212499" calcext:value-type="float">
            <text:p>15.1514639212499</text:p>
          </table:table-cell>
          <table:table-cell table:formula="of:= 1 / [.K592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52.455" calcext:value-type="float">
            <text:p>1738936352.455</text:p>
          </table:table-cell>
          <table:table-cell office:value-type="float" office:value="1738936354.033" calcext:value-type="float">
            <text:p>1738936354.0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3]-[.A593]" office:value-type="float" office:value="1.57800006866455" calcext:value-type="float">
            <text:p>1.57800006866455</text:p>
          </table:table-cell>
          <table:table-cell/>
          <table:table-cell table:formula="of:=[.A593]-[.A592]" office:value-type="float" office:value="0.199999809265137" calcext:value-type="float">
            <text:p>0.199999809265137</text:p>
          </table:table-cell>
          <table:table-cell table:formula="of:=[.B593]-[.B592]" office:value-type="float" office:value="0.384000062942505" calcext:value-type="float">
            <text:p>0.384000062942505</text:p>
          </table:table-cell>
          <table:table-cell table:formula="of:=ABS([.K593]-[.J593])" office:value-type="float" office:value="0.184000253677368" calcext:value-type="float">
            <text:p>0.184000253677368</text:p>
          </table:table-cell>
          <table:table-cell/>
          <table:table-cell table:formula="of:= 1 / [.J593]" office:value-type="float" office:value="5.00000476837613" calcext:value-type="float">
            <text:p>5.00000476837613</text:p>
          </table:table-cell>
          <table:table-cell table:formula="of:= 1 / [.K593]" office:value-type="float" office:value="2.60416623981056" calcext:value-type="float">
            <text:p>2.60416623981056</text:p>
          </table:table-cell>
        </table:table-row>
        <table:table-row table:style-name="ro1">
          <table:table-cell office:value-type="float" office:value="1738936352.489" calcext:value-type="float">
            <text:p>1738936352.489</text:p>
          </table:table-cell>
          <table:table-cell office:value-type="float" office:value="1738936354.126" calcext:value-type="float">
            <text:p>1738936354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4]-[.A594]" office:value-type="float" office:value="1.63699984550476" calcext:value-type="float">
            <text:p>1.63699984550476</text:p>
          </table:table-cell>
          <table:table-cell/>
          <table:table-cell table:formula="of:=[.A594]-[.A593]" office:value-type="float" office:value="0.0340001583099365" calcext:value-type="float">
            <text:p>0.0340001583099365</text:p>
          </table:table-cell>
          <table:table-cell table:formula="of:=[.B594]-[.B593]" office:value-type="float" office:value="0.0929999351501465" calcext:value-type="float">
            <text:p>0.0929999351501465</text:p>
          </table:table-cell>
          <table:table-cell table:formula="of:=ABS([.K594]-[.J594])" office:value-type="float" office:value="0.05899977684021" calcext:value-type="float">
            <text:p>0.05899977684021</text:p>
          </table:table-cell>
          <table:table-cell/>
          <table:table-cell table:formula="of:= 1 / [.J594]" office:value-type="float" office:value="29.4116277602081" calcext:value-type="float">
            <text:p>29.4116277602081</text:p>
          </table:table-cell>
          <table:table-cell table:formula="of:= 1 / [.K59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52.989" calcext:value-type="float">
            <text:p>1738936352.989</text:p>
          </table:table-cell>
          <table:table-cell office:value-type="float" office:value="1738936354.216" calcext:value-type="float">
            <text:p>1738936354.2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5]-[.A595]" office:value-type="float" office:value="1.22699999809265" calcext:value-type="float">
            <text:p>1.22699999809265</text:p>
          </table:table-cell>
          <table:table-cell/>
          <table:table-cell table:formula="of:=[.A595]-[.A594]" office:value-type="float" office:value="0.5" calcext:value-type="float">
            <text:p>0.5</text:p>
          </table:table-cell>
          <table:table-cell table:formula="of:=[.B595]-[.B594]" office:value-type="float" office:value="0.0900001525878906" calcext:value-type="float">
            <text:p>0.0900001525878906</text:p>
          </table:table-cell>
          <table:table-cell table:formula="of:=ABS([.K595]-[.J595])" office:value-type="float" office:value="0.409999847412109" calcext:value-type="float">
            <text:p>0.409999847412109</text:p>
          </table:table-cell>
          <table:table-cell/>
          <table:table-cell table:formula="of:= 1 / [.J595]" office:value-type="float" office:value="2" calcext:value-type="float">
            <text:p>2</text:p>
          </table:table-cell>
          <table:table-cell table:formula="of:= 1 / [.K595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53.022" calcext:value-type="float">
            <text:p>1738936353.022</text:p>
          </table:table-cell>
          <table:table-cell office:value-type="float" office:value="1738936354.318" calcext:value-type="float">
            <text:p>1738936354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6]-[.A596]" office:value-type="float" office:value="1.2960000038147" calcext:value-type="float">
            <text:p>1.2960000038147</text:p>
          </table:table-cell>
          <table:table-cell/>
          <table:table-cell table:formula="of:=[.A596]-[.A595]" office:value-type="float" office:value="0.0329999923706055" calcext:value-type="float">
            <text:p>0.0329999923706055</text:p>
          </table:table-cell>
          <table:table-cell table:formula="of:=[.B596]-[.B595]" office:value-type="float" office:value="0.101999998092651" calcext:value-type="float">
            <text:p>0.101999998092651</text:p>
          </table:table-cell>
          <table:table-cell table:formula="of:=ABS([.K596]-[.J596])" office:value-type="float" office:value="0.0690000057220459" calcext:value-type="float">
            <text:p>0.0690000057220459</text:p>
          </table:table-cell>
          <table:table-cell/>
          <table:table-cell table:formula="of:= 1 / [.J596]" office:value-type="float" office:value="30.3030373089039" calcext:value-type="float">
            <text:p>30.3030373089039</text:p>
          </table:table-cell>
          <table:table-cell table:formula="of:= 1 / [.K59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53.389" calcext:value-type="float">
            <text:p>1738936353.389</text:p>
          </table:table-cell>
          <table:table-cell office:value-type="float" office:value="1738936354.949" calcext:value-type="float">
            <text:p>1738936354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7]-[.A597]" office:value-type="float" office:value="1.55999994277954" calcext:value-type="float">
            <text:p>1.55999994277954</text:p>
          </table:table-cell>
          <table:table-cell/>
          <table:table-cell table:formula="of:=[.A597]-[.A596]" office:value-type="float" office:value="0.366999864578247" calcext:value-type="float">
            <text:p>0.366999864578247</text:p>
          </table:table-cell>
          <table:table-cell table:formula="of:=[.B597]-[.B596]" office:value-type="float" office:value="0.630999803543091" calcext:value-type="float">
            <text:p>0.630999803543091</text:p>
          </table:table-cell>
          <table:table-cell table:formula="of:=ABS([.K597]-[.J597])" office:value-type="float" office:value="0.263999938964844" calcext:value-type="float">
            <text:p>0.263999938964844</text:p>
          </table:table-cell>
          <table:table-cell/>
          <table:table-cell table:formula="of:= 1 / [.J597]" office:value-type="float" office:value="2.72479664576768" calcext:value-type="float">
            <text:p>2.72479664576768</text:p>
          </table:table-cell>
          <table:table-cell table:formula="of:= 1 / [.K597]" office:value-type="float" office:value="1.58478654729361" calcext:value-type="float">
            <text:p>1.58478654729361</text:p>
          </table:table-cell>
        </table:table-row>
        <table:table-row table:style-name="ro1">
          <table:table-cell office:value-type="float" office:value="1738936353.755" calcext:value-type="float">
            <text:p>1738936353.755</text:p>
          </table:table-cell>
          <table:table-cell office:value-type="float" office:value="1738936355.044" calcext:value-type="float">
            <text:p>1738936355.0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8]-[.A598]" office:value-type="float" office:value="1.2889997959137" calcext:value-type="float">
            <text:p>1.2889997959137</text:p>
          </table:table-cell>
          <table:table-cell/>
          <table:table-cell table:formula="of:=[.A598]-[.A597]" office:value-type="float" office:value="0.366000175476074" calcext:value-type="float">
            <text:p>0.366000175476074</text:p>
          </table:table-cell>
          <table:table-cell table:formula="of:=[.B598]-[.B597]" office:value-type="float" office:value="0.0950000286102295" calcext:value-type="float">
            <text:p>0.0950000286102295</text:p>
          </table:table-cell>
          <table:table-cell table:formula="of:=ABS([.K598]-[.J598])" office:value-type="float" office:value="0.271000146865845" calcext:value-type="float">
            <text:p>0.271000146865845</text:p>
          </table:table-cell>
          <table:table-cell/>
          <table:table-cell table:formula="of:= 1 / [.J598]" office:value-type="float" office:value="2.73223912720602" calcext:value-type="float">
            <text:p>2.73223912720602</text:p>
          </table:table-cell>
          <table:table-cell table:formula="of:= 1 / [.K59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53.789" calcext:value-type="float">
            <text:p>1738936353.789</text:p>
          </table:table-cell>
          <table:table-cell office:value-type="float" office:value="1738936355.132" calcext:value-type="float">
            <text:p>1738936355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9]-[.A599]" office:value-type="float" office:value="1.34299993515015" calcext:value-type="float">
            <text:p>1.34299993515015</text:p>
          </table:table-cell>
          <table:table-cell/>
          <table:table-cell table:formula="of:=[.A599]-[.A598]" office:value-type="float" office:value="0.0339999198913574" calcext:value-type="float">
            <text:p>0.0339999198913574</text:p>
          </table:table-cell>
          <table:table-cell table:formula="of:=[.B599]-[.B598]" office:value-type="float" office:value="0.0880000591278076" calcext:value-type="float">
            <text:p>0.0880000591278076</text:p>
          </table:table-cell>
          <table:table-cell table:formula="of:=ABS([.K599]-[.J599])" office:value-type="float" office:value="0.0540001392364502" calcext:value-type="float">
            <text:p>0.0540001392364502</text:p>
          </table:table-cell>
          <table:table-cell/>
          <table:table-cell table:formula="of:= 1 / [.J599]" office:value-type="float" office:value="29.4118340041793" calcext:value-type="float">
            <text:p>29.4118340041793</text:p>
          </table:table-cell>
          <table:table-cell table:formula="of:= 1 / [.K59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53.822" calcext:value-type="float">
            <text:p>1738936353.822</text:p>
          </table:table-cell>
          <table:table-cell office:value-type="float" office:value="1738936355.22" calcext:value-type="float">
            <text:p>1738936355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0]-[.A600]" office:value-type="float" office:value="1.39800000190735" calcext:value-type="float">
            <text:p>1.39800000190735</text:p>
          </table:table-cell>
          <table:table-cell/>
          <table:table-cell table:formula="of:=[.A600]-[.A599]" office:value-type="float" office:value="0.0329999923706055" calcext:value-type="float">
            <text:p>0.0329999923706055</text:p>
          </table:table-cell>
          <table:table-cell table:formula="of:=[.B600]-[.B599]" office:value-type="float" office:value="0.0880000591278076" calcext:value-type="float">
            <text:p>0.0880000591278076</text:p>
          </table:table-cell>
          <table:table-cell table:formula="of:=ABS([.K600]-[.J600])" office:value-type="float" office:value="0.0550000667572022" calcext:value-type="float">
            <text:p>0.0550000667572022</text:p>
          </table:table-cell>
          <table:table-cell/>
          <table:table-cell table:formula="of:= 1 / [.J600]" office:value-type="float" office:value="30.3030373089039" calcext:value-type="float">
            <text:p>30.3030373089039</text:p>
          </table:table-cell>
          <table:table-cell table:formula="of:= 1 / [.K600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54.089" calcext:value-type="float">
            <text:p>1738936354.089</text:p>
          </table:table-cell>
          <table:table-cell office:value-type="float" office:value="1738936355.32" calcext:value-type="float">
            <text:p>1738936355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1]-[.A601]" office:value-type="float" office:value="1.23099994659424" calcext:value-type="float">
            <text:p>1.23099994659424</text:p>
          </table:table-cell>
          <table:table-cell/>
          <table:table-cell table:formula="of:=[.A601]-[.A600]" office:value-type="float" office:value="0.266999959945679" calcext:value-type="float">
            <text:p>0.266999959945679</text:p>
          </table:table-cell>
          <table:table-cell table:formula="of:=[.B601]-[.B600]" office:value-type="float" office:value="0.0999999046325684" calcext:value-type="float">
            <text:p>0.0999999046325684</text:p>
          </table:table-cell>
          <table:table-cell table:formula="of:=ABS([.K601]-[.J601])" office:value-type="float" office:value="0.16700005531311" calcext:value-type="float">
            <text:p>0.16700005531311</text:p>
          </table:table-cell>
          <table:table-cell/>
          <table:table-cell table:formula="of:= 1 / [.J601]" office:value-type="float" office:value="3.74531891391838" calcext:value-type="float">
            <text:p>3.74531891391838</text:p>
          </table:table-cell>
          <table:table-cell table:formula="of:= 1 / [.K601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4.122" calcext:value-type="float">
            <text:p>1738936354.122</text:p>
          </table:table-cell>
          <table:table-cell office:value-type="float" office:value="1738936355.418" calcext:value-type="float">
            <text:p>1738936355.4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2]-[.A602]" office:value-type="float" office:value="1.2960000038147" calcext:value-type="float">
            <text:p>1.2960000038147</text:p>
          </table:table-cell>
          <table:table-cell/>
          <table:table-cell table:formula="of:=[.A602]-[.A601]" office:value-type="float" office:value="0.0329999923706055" calcext:value-type="float">
            <text:p>0.0329999923706055</text:p>
          </table:table-cell>
          <table:table-cell table:formula="of:=[.B602]-[.B601]" office:value-type="float" office:value="0.0980000495910645" calcext:value-type="float">
            <text:p>0.0980000495910645</text:p>
          </table:table-cell>
          <table:table-cell table:formula="of:=ABS([.K602]-[.J602])" office:value-type="float" office:value="0.065000057220459" calcext:value-type="float">
            <text:p>0.065000057220459</text:p>
          </table:table-cell>
          <table:table-cell/>
          <table:table-cell table:formula="of:= 1 / [.J602]" office:value-type="float" office:value="30.3030373089039" calcext:value-type="float">
            <text:p>30.3030373089039</text:p>
          </table:table-cell>
          <table:table-cell table:formula="of:= 1 / [.K60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54.255" calcext:value-type="float">
            <text:p>1738936354.255</text:p>
          </table:table-cell>
          <table:table-cell office:value-type="float" office:value="1738936355.519" calcext:value-type="float">
            <text:p>1738936355.5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3]-[.A603]" office:value-type="float" office:value="1.26399993896484" calcext:value-type="float">
            <text:p>1.26399993896484</text:p>
          </table:table-cell>
          <table:table-cell/>
          <table:table-cell table:formula="of:=[.A603]-[.A602]" office:value-type="float" office:value="0.133000135421753" calcext:value-type="float">
            <text:p>0.133000135421753</text:p>
          </table:table-cell>
          <table:table-cell table:formula="of:=[.B603]-[.B602]" office:value-type="float" office:value="0.101000070571899" calcext:value-type="float">
            <text:p>0.101000070571899</text:p>
          </table:table-cell>
          <table:table-cell table:formula="of:=ABS([.K603]-[.J603])" office:value-type="float" office:value="0.0320000648498535" calcext:value-type="float">
            <text:p>0.0320000648498535</text:p>
          </table:table-cell>
          <table:table-cell/>
          <table:table-cell table:formula="of:= 1 / [.J603]" office:value-type="float" office:value="7.51878933678472" calcext:value-type="float">
            <text:p>7.51878933678472</text:p>
          </table:table-cell>
          <table:table-cell table:formula="of:= 1 / [.K60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354.322" calcext:value-type="float">
            <text:p>1738936354.322</text:p>
          </table:table-cell>
          <table:table-cell office:value-type="float" office:value="1738936355.636" calcext:value-type="float">
            <text:p>1738936355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4]-[.A604]" office:value-type="float" office:value="1.31399989128113" calcext:value-type="float">
            <text:p>1.31399989128113</text:p>
          </table:table-cell>
          <table:table-cell/>
          <table:table-cell table:formula="of:=[.A604]-[.A603]" office:value-type="float" office:value="0.0669999122619629" calcext:value-type="float">
            <text:p>0.0669999122619629</text:p>
          </table:table-cell>
          <table:table-cell table:formula="of:=[.B604]-[.B603]" office:value-type="float" office:value="0.116999864578247" calcext:value-type="float">
            <text:p>0.116999864578247</text:p>
          </table:table-cell>
          <table:table-cell table:formula="of:=ABS([.K604]-[.J604])" office:value-type="float" office:value="0.0499999523162842" calcext:value-type="float">
            <text:p>0.0499999523162842</text:p>
          </table:table-cell>
          <table:table-cell/>
          <table:table-cell table:formula="of:= 1 / [.J604]" office:value-type="float" office:value="14.9253926794725" calcext:value-type="float">
            <text:p>14.9253926794725</text:p>
          </table:table-cell>
          <table:table-cell table:formula="of:= 1 / [.K604]" office:value-type="float" office:value="8.54701843976256" calcext:value-type="float">
            <text:p>8.54701843976256</text:p>
          </table:table-cell>
        </table:table-row>
        <table:table-row table:style-name="ro1">
          <table:table-cell office:value-type="float" office:value="1738936354.355" calcext:value-type="float">
            <text:p>1738936354.355</text:p>
          </table:table-cell>
          <table:table-cell office:value-type="float" office:value="1738936355.725" calcext:value-type="float">
            <text:p>1738936355.7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5]-[.A605]" office:value-type="float" office:value="1.36999988555908" calcext:value-type="float">
            <text:p>1.36999988555908</text:p>
          </table:table-cell>
          <table:table-cell/>
          <table:table-cell table:formula="of:=[.A605]-[.A604]" office:value-type="float" office:value="0.0329999923706055" calcext:value-type="float">
            <text:p>0.0329999923706055</text:p>
          </table:table-cell>
          <table:table-cell table:formula="of:=[.B605]-[.B604]" office:value-type="float" office:value="0.0889999866485596" calcext:value-type="float">
            <text:p>0.0889999866485596</text:p>
          </table:table-cell>
          <table:table-cell table:formula="of:=ABS([.K605]-[.J605])" office:value-type="float" office:value="0.0559999942779541" calcext:value-type="float">
            <text:p>0.0559999942779541</text:p>
          </table:table-cell>
          <table:table-cell/>
          <table:table-cell table:formula="of:= 1 / [.J605]" office:value-type="float" office:value="30.3030373089039" calcext:value-type="float">
            <text:p>30.3030373089039</text:p>
          </table:table-cell>
          <table:table-cell table:formula="of:= 1 / [.K60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54.422" calcext:value-type="float">
            <text:p>1738936354.422</text:p>
          </table:table-cell>
          <table:table-cell office:value-type="float" office:value="1738936355.822" calcext:value-type="float">
            <text:p>1738936355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6]-[.A606]" office:value-type="float" office:value="1.40000009536743" calcext:value-type="float">
            <text:p>1.40000009536743</text:p>
          </table:table-cell>
          <table:table-cell/>
          <table:table-cell table:formula="of:=[.A606]-[.A605]" office:value-type="float" office:value="0.0669999122619629" calcext:value-type="float">
            <text:p>0.0669999122619629</text:p>
          </table:table-cell>
          <table:table-cell table:formula="of:=[.B606]-[.B605]" office:value-type="float" office:value="0.0970001220703125" calcext:value-type="float">
            <text:p>0.0970001220703125</text:p>
          </table:table-cell>
          <table:table-cell table:formula="of:=ABS([.K606]-[.J606])" office:value-type="float" office:value="0.0300002098083496" calcext:value-type="float">
            <text:p>0.0300002098083496</text:p>
          </table:table-cell>
          <table:table-cell/>
          <table:table-cell table:formula="of:= 1 / [.J606]" office:value-type="float" office:value="14.9253926794725" calcext:value-type="float">
            <text:p>14.9253926794725</text:p>
          </table:table-cell>
          <table:table-cell table:formula="of:= 1 / [.K606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54.455" calcext:value-type="float">
            <text:p>1738936354.455</text:p>
          </table:table-cell>
          <table:table-cell office:value-type="float" office:value="1738936355.922" calcext:value-type="float">
            <text:p>1738936355.9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7]-[.A607]" office:value-type="float" office:value="1.46700000762939" calcext:value-type="float">
            <text:p>1.46700000762939</text:p>
          </table:table-cell>
          <table:table-cell/>
          <table:table-cell table:formula="of:=[.A607]-[.A606]" office:value-type="float" office:value="0.0329999923706055" calcext:value-type="float">
            <text:p>0.0329999923706055</text:p>
          </table:table-cell>
          <table:table-cell table:formula="of:=[.B607]-[.B606]" office:value-type="float" office:value="0.0999999046325684" calcext:value-type="float">
            <text:p>0.0999999046325684</text:p>
          </table:table-cell>
          <table:table-cell table:formula="of:=ABS([.K607]-[.J607])" office:value-type="float" office:value="0.0669999122619629" calcext:value-type="float">
            <text:p>0.0669999122619629</text:p>
          </table:table-cell>
          <table:table-cell/>
          <table:table-cell table:formula="of:= 1 / [.J607]" office:value-type="float" office:value="30.3030373089039" calcext:value-type="float">
            <text:p>30.3030373089039</text:p>
          </table:table-cell>
          <table:table-cell table:formula="of:= 1 / [.K607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4.622" calcext:value-type="float">
            <text:p>1738936354.622</text:p>
          </table:table-cell>
          <table:table-cell office:value-type="float" office:value="1738936356.184" calcext:value-type="float">
            <text:p>1738936356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8]-[.A608]" office:value-type="float" office:value="1.56200003623962" calcext:value-type="float">
            <text:p>1.56200003623962</text:p>
          </table:table-cell>
          <table:table-cell/>
          <table:table-cell table:formula="of:=[.A608]-[.A607]" office:value-type="float" office:value="0.16700005531311" calcext:value-type="float">
            <text:p>0.16700005531311</text:p>
          </table:table-cell>
          <table:table-cell table:formula="of:=[.B608]-[.B607]" office:value-type="float" office:value="0.26200008392334" calcext:value-type="float">
            <text:p>0.26200008392334</text:p>
          </table:table-cell>
          <table:table-cell table:formula="of:=ABS([.K608]-[.J608])" office:value-type="float" office:value="0.0950000286102295" calcext:value-type="float">
            <text:p>0.0950000286102295</text:p>
          </table:table-cell>
          <table:table-cell/>
          <table:table-cell table:formula="of:= 1 / [.J608]" office:value-type="float" office:value="5.98802196876575" calcext:value-type="float">
            <text:p>5.98802196876575</text:p>
          </table:table-cell>
          <table:table-cell table:formula="of:= 1 / [.K608]" office:value-type="float" office:value="3.81679267054203" calcext:value-type="float">
            <text:p>3.81679267054203</text:p>
          </table:table-cell>
        </table:table-row>
        <table:table-row table:style-name="ro1">
          <table:table-cell office:value-type="float" office:value="1738936354.955" calcext:value-type="float">
            <text:p>1738936354.955</text:p>
          </table:table-cell>
          <table:table-cell office:value-type="float" office:value="1738936356.286" calcext:value-type="float">
            <text:p>1738936356.2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9]-[.A609]" office:value-type="float" office:value="1.33100008964539" calcext:value-type="float">
            <text:p>1.33100008964539</text:p>
          </table:table-cell>
          <table:table-cell/>
          <table:table-cell table:formula="of:=[.A609]-[.A608]" office:value-type="float" office:value="0.33299994468689" calcext:value-type="float">
            <text:p>0.33299994468689</text:p>
          </table:table-cell>
          <table:table-cell table:formula="of:=[.B609]-[.B608]" office:value-type="float" office:value="0.101999998092651" calcext:value-type="float">
            <text:p>0.101999998092651</text:p>
          </table:table-cell>
          <table:table-cell table:formula="of:=ABS([.K609]-[.J609])" office:value-type="float" office:value="0.230999946594238" calcext:value-type="float">
            <text:p>0.230999946594238</text:p>
          </table:table-cell>
          <table:table-cell/>
          <table:table-cell table:formula="of:= 1 / [.J609]" office:value-type="float" office:value="3.00300350181821" calcext:value-type="float">
            <text:p>3.00300350181821</text:p>
          </table:table-cell>
          <table:table-cell table:formula="of:= 1 / [.K609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54.989" calcext:value-type="float">
            <text:p>1738936354.989</text:p>
          </table:table-cell>
          <table:table-cell office:value-type="float" office:value="1738936356.379" calcext:value-type="float">
            <text:p>1738936356.3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0]-[.A610]" office:value-type="float" office:value="1.3899998664856" calcext:value-type="float">
            <text:p>1.3899998664856</text:p>
          </table:table-cell>
          <table:table-cell/>
          <table:table-cell table:formula="of:=[.A610]-[.A609]" office:value-type="float" office:value="0.0340001583099365" calcext:value-type="float">
            <text:p>0.0340001583099365</text:p>
          </table:table-cell>
          <table:table-cell table:formula="of:=[.B610]-[.B609]" office:value-type="float" office:value="0.0929999351501465" calcext:value-type="float">
            <text:p>0.0929999351501465</text:p>
          </table:table-cell>
          <table:table-cell table:formula="of:=ABS([.K610]-[.J610])" office:value-type="float" office:value="0.05899977684021" calcext:value-type="float">
            <text:p>0.05899977684021</text:p>
          </table:table-cell>
          <table:table-cell/>
          <table:table-cell table:formula="of:= 1 / [.J610]" office:value-type="float" office:value="29.4116277602081" calcext:value-type="float">
            <text:p>29.4116277602081</text:p>
          </table:table-cell>
          <table:table-cell table:formula="of:= 1 / [.K61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55.055" calcext:value-type="float">
            <text:p>1738936355.055</text:p>
          </table:table-cell>
          <table:table-cell office:value-type="float" office:value="1738936356.477" calcext:value-type="float">
            <text:p>1738936356.4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1]-[.A611]" office:value-type="float" office:value="1.42199993133545" calcext:value-type="float">
            <text:p>1.42199993133545</text:p>
          </table:table-cell>
          <table:table-cell/>
          <table:table-cell table:formula="of:=[.A611]-[.A610]" office:value-type="float" office:value="0.0659999847412109" calcext:value-type="float">
            <text:p>0.0659999847412109</text:p>
          </table:table-cell>
          <table:table-cell table:formula="of:=[.B611]-[.B610]" office:value-type="float" office:value="0.0980000495910645" calcext:value-type="float">
            <text:p>0.0980000495910645</text:p>
          </table:table-cell>
          <table:table-cell table:formula="of:=ABS([.K611]-[.J611])" office:value-type="float" office:value="0.0320000648498535" calcext:value-type="float">
            <text:p>0.0320000648498535</text:p>
          </table:table-cell>
          <table:table-cell/>
          <table:table-cell table:formula="of:= 1 / [.J611]" office:value-type="float" office:value="15.1515186544519" calcext:value-type="float">
            <text:p>15.1515186544519</text:p>
          </table:table-cell>
          <table:table-cell table:formula="of:= 1 / [.K61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55.589" calcext:value-type="float">
            <text:p>1738936355.589</text:p>
          </table:table-cell>
          <table:table-cell office:value-type="float" office:value="1738936357.6" calcext:value-type="float">
            <text:p>173893635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2]-[.A612]" office:value-type="float" office:value="2.01099991798401" calcext:value-type="float">
            <text:p>2.01099991798401</text:p>
          </table:table-cell>
          <table:table-cell/>
          <table:table-cell table:formula="of:=[.A612]-[.A611]" office:value-type="float" office:value="0.533999919891357" calcext:value-type="float">
            <text:p>0.533999919891357</text:p>
          </table:table-cell>
          <table:table-cell table:formula="of:=[.B612]-[.B611]" office:value-type="float" office:value="1.12299990653992" calcext:value-type="float">
            <text:p>1.12299990653992</text:p>
          </table:table-cell>
          <table:table-cell table:formula="of:=ABS([.K612]-[.J612])" office:value-type="float" office:value="0.58899998664856" calcext:value-type="float">
            <text:p>0.58899998664856</text:p>
          </table:table-cell>
          <table:table-cell/>
          <table:table-cell table:formula="of:= 1 / [.J612]" office:value-type="float" office:value="1.87265945695919" calcext:value-type="float">
            <text:p>1.87265945695919</text:p>
          </table:table-cell>
          <table:table-cell table:formula="of:= 1 / [.K612]" office:value-type="float" office:value="0.890472024241843" calcext:value-type="float">
            <text:p>0.890472024241843</text:p>
          </table:table-cell>
        </table:table-row>
        <table:table-row table:style-name="ro1">
          <table:table-cell office:value-type="float" office:value="1738936355.655" calcext:value-type="float">
            <text:p>1738936355.655</text:p>
          </table:table-cell>
          <table:table-cell office:value-type="float" office:value="1738936357.681" calcext:value-type="float">
            <text:p>1738936357.6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3]-[.A613]" office:value-type="float" office:value="2.02600002288818" calcext:value-type="float">
            <text:p>2.02600002288818</text:p>
          </table:table-cell>
          <table:table-cell/>
          <table:table-cell table:formula="of:=[.A613]-[.A612]" office:value-type="float" office:value="0.0659999847412109" calcext:value-type="float">
            <text:p>0.0659999847412109</text:p>
          </table:table-cell>
          <table:table-cell table:formula="of:=[.B613]-[.B612]" office:value-type="float" office:value="0.0810000896453857" calcext:value-type="float">
            <text:p>0.0810000896453857</text:p>
          </table:table-cell>
          <table:table-cell table:formula="of:=ABS([.K613]-[.J613])" office:value-type="float" office:value="0.0150001049041748" calcext:value-type="float">
            <text:p>0.0150001049041748</text:p>
          </table:table-cell>
          <table:table-cell/>
          <table:table-cell table:formula="of:= 1 / [.J613]" office:value-type="float" office:value="15.1515186544519" calcext:value-type="float">
            <text:p>15.1515186544519</text:p>
          </table:table-cell>
          <table:table-cell table:formula="of:= 1 / [.K613]" office:value-type="float" office:value="12.3456653489885" calcext:value-type="float">
            <text:p>12.3456653489885</text:p>
          </table:table-cell>
        </table:table-row>
        <table:table-row table:style-name="ro1">
          <table:table-cell office:value-type="float" office:value="1738936356.522" calcext:value-type="float">
            <text:p>1738936356.522</text:p>
          </table:table-cell>
          <table:table-cell office:value-type="float" office:value="1738936357.784" calcext:value-type="float">
            <text:p>1738936357.7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4]-[.A614]" office:value-type="float" office:value="1.26199984550476" calcext:value-type="float">
            <text:p>1.26199984550476</text:p>
          </table:table-cell>
          <table:table-cell/>
          <table:table-cell table:formula="of:=[.A614]-[.A613]" office:value-type="float" office:value="0.867000102996826" calcext:value-type="float">
            <text:p>0.867000102996826</text:p>
          </table:table-cell>
          <table:table-cell table:formula="of:=[.B614]-[.B613]" office:value-type="float" office:value="0.102999925613403" calcext:value-type="float">
            <text:p>0.102999925613403</text:p>
          </table:table-cell>
          <table:table-cell table:formula="of:=ABS([.K614]-[.J614])" office:value-type="float" office:value="0.764000177383423" calcext:value-type="float">
            <text:p>0.764000177383423</text:p>
          </table:table-cell>
          <table:table-cell/>
          <table:table-cell table:formula="of:= 1 / [.J614]" office:value-type="float" office:value="1.15340240046507" calcext:value-type="float">
            <text:p>1.15340240046507</text:p>
          </table:table-cell>
          <table:table-cell table:formula="of:= 1 / [.K614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356.555" calcext:value-type="float">
            <text:p>1738936356.555</text:p>
          </table:table-cell>
          <table:table-cell office:value-type="float" office:value="1738936357.875" calcext:value-type="float">
            <text:p>1738936357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5]-[.A615]" office:value-type="float" office:value="1.3199999332428" calcext:value-type="float">
            <text:p>1.3199999332428</text:p>
          </table:table-cell>
          <table:table-cell/>
          <table:table-cell table:formula="of:=[.A615]-[.A614]" office:value-type="float" office:value="0.0329999923706055" calcext:value-type="float">
            <text:p>0.0329999923706055</text:p>
          </table:table-cell>
          <table:table-cell table:formula="of:=[.B615]-[.B614]" office:value-type="float" office:value="0.0910000801086426" calcext:value-type="float">
            <text:p>0.0910000801086426</text:p>
          </table:table-cell>
          <table:table-cell table:formula="of:=ABS([.K615]-[.J615])" office:value-type="float" office:value="0.0580000877380371" calcext:value-type="float">
            <text:p>0.0580000877380371</text:p>
          </table:table-cell>
          <table:table-cell/>
          <table:table-cell table:formula="of:= 1 / [.J615]" office:value-type="float" office:value="30.3030373089039" calcext:value-type="float">
            <text:p>30.3030373089039</text:p>
          </table:table-cell>
          <table:table-cell table:formula="of:= 1 / [.K615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56.655" calcext:value-type="float">
            <text:p>1738936356.655</text:p>
          </table:table-cell>
          <table:table-cell office:value-type="float" office:value="1738936358.06" calcext:value-type="float">
            <text:p>1738936358.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6]-[.A616]" office:value-type="float" office:value="1.40499997138977" calcext:value-type="float">
            <text:p>1.40499997138977</text:p>
          </table:table-cell>
          <table:table-cell/>
          <table:table-cell table:formula="of:=[.A616]-[.A615]" office:value-type="float" office:value="0.0999999046325684" calcext:value-type="float">
            <text:p>0.0999999046325684</text:p>
          </table:table-cell>
          <table:table-cell table:formula="of:=[.B616]-[.B615]" office:value-type="float" office:value="0.184999942779541" calcext:value-type="float">
            <text:p>0.184999942779541</text:p>
          </table:table-cell>
          <table:table-cell table:formula="of:=ABS([.K616]-[.J616])" office:value-type="float" office:value="0.0850000381469727" calcext:value-type="float">
            <text:p>0.0850000381469727</text:p>
          </table:table-cell>
          <table:table-cell/>
          <table:table-cell table:formula="of:= 1 / [.J616]" office:value-type="float" office:value="10.0000095367523" calcext:value-type="float">
            <text:p>10.0000095367523</text:p>
          </table:table-cell>
          <table:table-cell table:formula="of:= 1 / [.K616]" office:value-type="float" office:value="5.40540707729662" calcext:value-type="float">
            <text:p>5.40540707729662</text:p>
          </table:table-cell>
        </table:table-row>
        <table:table-row table:style-name="ro1">
          <table:table-cell office:value-type="float" office:value="1738936356.789" calcext:value-type="float">
            <text:p>1738936356.789</text:p>
          </table:table-cell>
          <table:table-cell office:value-type="float" office:value="1738936358.061" calcext:value-type="float">
            <text:p>1738936358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7]-[.A617]" office:value-type="float" office:value="1.2720000743866" calcext:value-type="float">
            <text:p>1.2720000743866</text:p>
          </table:table-cell>
          <table:table-cell/>
          <table:table-cell table:formula="of:=[.A617]-[.A616]" office:value-type="float" office:value="0.134000062942505" calcext:value-type="float">
            <text:p>0.134000062942505</text:p>
          </table:table-cell>
          <table:table-cell table:formula="of:=[.B617]-[.B616]" office:value-type="float" office:value="0.00100016593933105" calcext:value-type="float">
            <text:p>0.00100016593933105</text:p>
          </table:table-cell>
          <table:table-cell table:formula="of:=ABS([.K617]-[.J617])" office:value-type="float" office:value="0.132999897003174" calcext:value-type="float">
            <text:p>0.132999897003174</text:p>
          </table:table-cell>
          <table:table-cell/>
          <table:table-cell table:formula="of:= 1 / [.J617]" office:value-type="float" office:value="7.46268306179131" calcext:value-type="float">
            <text:p>7.46268306179131</text:p>
          </table:table-cell>
          <table:table-cell table:formula="of:= 1 / [.K617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356.889" calcext:value-type="float">
            <text:p>1738936356.889</text:p>
          </table:table-cell>
          <table:table-cell office:value-type="float" office:value="1738936358.161" calcext:value-type="float">
            <text:p>1738936358.1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8]-[.A618]" office:value-type="float" office:value="1.2720000743866" calcext:value-type="float">
            <text:p>1.2720000743866</text:p>
          </table:table-cell>
          <table:table-cell/>
          <table:table-cell table:formula="of:=[.A618]-[.A617]" office:value-type="float" office:value="0.0999999046325684" calcext:value-type="float">
            <text:p>0.0999999046325684</text:p>
          </table:table-cell>
          <table:table-cell table:formula="of:=[.B618]-[.B617]" office:value-type="float" office:value="0.0999999046325684" calcext:value-type="float">
            <text:p>0.0999999046325684</text:p>
          </table:table-cell>
          <table:table-cell table:formula="of:=ABS([.K618]-[.J618])" office:value-type="float" office:value="0" calcext:value-type="float">
            <text:p>0</text:p>
          </table:table-cell>
          <table:table-cell/>
          <table:table-cell table:formula="of:= 1 / [.J618]" office:value-type="float" office:value="10.0000095367523" calcext:value-type="float">
            <text:p>10.0000095367523</text:p>
          </table:table-cell>
          <table:table-cell table:formula="of:= 1 / [.K61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7.189" calcext:value-type="float">
            <text:p>1738936357.189</text:p>
          </table:table-cell>
          <table:table-cell office:value-type="float" office:value="1738936360.32" calcext:value-type="float">
            <text:p>1738936360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9]-[.A619]" office:value-type="float" office:value="3.13100004196167" calcext:value-type="float">
            <text:p>3.13100004196167</text:p>
          </table:table-cell>
          <table:table-cell/>
          <table:table-cell table:formula="of:=[.A619]-[.A618]" office:value-type="float" office:value="0.299999952316284" calcext:value-type="float">
            <text:p>0.299999952316284</text:p>
          </table:table-cell>
          <table:table-cell table:formula="of:=[.B619]-[.B618]" office:value-type="float" office:value="2.15899991989136" calcext:value-type="float">
            <text:p>2.15899991989136</text:p>
          </table:table-cell>
          <table:table-cell table:formula="of:=ABS([.K619]-[.J619])" office:value-type="float" office:value="1.85899996757507" calcext:value-type="float">
            <text:p>1.85899996757507</text:p>
          </table:table-cell>
          <table:table-cell/>
          <table:table-cell table:formula="of:= 1 / [.J619]" office:value-type="float" office:value="3.33333386315248" calcext:value-type="float">
            <text:p>3.33333386315248</text:p>
          </table:table-cell>
          <table:table-cell table:formula="of:= 1 / [.K619]" office:value-type="float" office:value="0.463177414129001" calcext:value-type="float">
            <text:p>0.463177414129001</text:p>
          </table:table-cell>
        </table:table-row>
        <table:table-row table:style-name="ro1">
          <table:table-cell office:value-type="float" office:value="1738936359.155" calcext:value-type="float">
            <text:p>1738936359.155</text:p>
          </table:table-cell>
          <table:table-cell office:value-type="float" office:value="1738936360.405" calcext:value-type="float">
            <text:p>1738936360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0]-[.A620]" office:value-type="float" office:value="1.25" calcext:value-type="float">
            <text:p>1.25</text:p>
          </table:table-cell>
          <table:table-cell/>
          <table:table-cell table:formula="of:=[.A620]-[.A619]" office:value-type="float" office:value="1.96600008010864" calcext:value-type="float">
            <text:p>1.96600008010864</text:p>
          </table:table-cell>
          <table:table-cell table:formula="of:=[.B620]-[.B619]" office:value-type="float" office:value="0.0850000381469727" calcext:value-type="float">
            <text:p>0.0850000381469727</text:p>
          </table:table-cell>
          <table:table-cell table:formula="of:=ABS([.K620]-[.J620])" office:value-type="float" office:value="1.88100004196167" calcext:value-type="float">
            <text:p>1.88100004196167</text:p>
          </table:table-cell>
          <table:table-cell/>
          <table:table-cell table:formula="of:= 1 / [.J620]" office:value-type="float" office:value="0.508646978256857" calcext:value-type="float">
            <text:p>0.508646978256857</text:p>
          </table:table-cell>
          <table:table-cell table:formula="of:= 1 / [.K620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359.522" calcext:value-type="float">
            <text:p>1738936359.522</text:p>
          </table:table-cell>
          <table:table-cell office:value-type="float" office:value="1738936361.378" calcext:value-type="float">
            <text:p>1738936361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1]-[.A621]" office:value-type="float" office:value="1.85599994659424" calcext:value-type="float">
            <text:p>1.85599994659424</text:p>
          </table:table-cell>
          <table:table-cell/>
          <table:table-cell table:formula="of:=[.A621]-[.A620]" office:value-type="float" office:value="0.367000102996826" calcext:value-type="float">
            <text:p>0.367000102996826</text:p>
          </table:table-cell>
          <table:table-cell table:formula="of:=[.B621]-[.B620]" office:value-type="float" office:value="0.973000049591065" calcext:value-type="float">
            <text:p>0.973000049591065</text:p>
          </table:table-cell>
          <table:table-cell table:formula="of:=ABS([.K621]-[.J621])" office:value-type="float" office:value="0.605999946594238" calcext:value-type="float">
            <text:p>0.605999946594238</text:p>
          </table:table-cell>
          <table:table-cell/>
          <table:table-cell table:formula="of:= 1 / [.J621]" office:value-type="float" office:value="2.72479487562609" calcext:value-type="float">
            <text:p>2.72479487562609</text:p>
          </table:table-cell>
          <table:table-cell table:formula="of:= 1 / [.K621]" office:value-type="float" office:value="1.0277491768066" calcext:value-type="float">
            <text:p>1.0277491768066</text:p>
          </table:table-cell>
        </table:table-row>
        <table:table-row table:style-name="ro1">
          <table:table-cell office:value-type="float" office:value="1738936359.589" calcext:value-type="float">
            <text:p>1738936359.589</text:p>
          </table:table-cell>
          <table:table-cell office:value-type="float" office:value="1738936361.469" calcext:value-type="float">
            <text:p>1738936361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2]-[.A622]" office:value-type="float" office:value="1.88000011444092" calcext:value-type="float">
            <text:p>1.88000011444092</text:p>
          </table:table-cell>
          <table:table-cell/>
          <table:table-cell table:formula="of:=[.A622]-[.A621]" office:value-type="float" office:value="0.0669999122619629" calcext:value-type="float">
            <text:p>0.0669999122619629</text:p>
          </table:table-cell>
          <table:table-cell table:formula="of:=[.B622]-[.B621]" office:value-type="float" office:value="0.0910000801086426" calcext:value-type="float">
            <text:p>0.0910000801086426</text:p>
          </table:table-cell>
          <table:table-cell table:formula="of:=ABS([.K622]-[.J622])" office:value-type="float" office:value="0.0240001678466797" calcext:value-type="float">
            <text:p>0.0240001678466797</text:p>
          </table:table-cell>
          <table:table-cell/>
          <table:table-cell table:formula="of:= 1 / [.J622]" office:value-type="float" office:value="14.9253926794725" calcext:value-type="float">
            <text:p>14.9253926794725</text:p>
          </table:table-cell>
          <table:table-cell table:formula="of:= 1 / [.K622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59.655" calcext:value-type="float">
            <text:p>1738936359.655</text:p>
          </table:table-cell>
          <table:table-cell office:value-type="float" office:value="1738936361.564" calcext:value-type="float">
            <text:p>1738936361.5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3]-[.A623]" office:value-type="float" office:value="1.90899991989136" calcext:value-type="float">
            <text:p>1.90899991989136</text:p>
          </table:table-cell>
          <table:table-cell/>
          <table:table-cell table:formula="of:=[.A623]-[.A622]" office:value-type="float" office:value="0.0659999847412109" calcext:value-type="float">
            <text:p>0.0659999847412109</text:p>
          </table:table-cell>
          <table:table-cell table:formula="of:=[.B623]-[.B622]" office:value-type="float" office:value="0.0949997901916504" calcext:value-type="float">
            <text:p>0.0949997901916504</text:p>
          </table:table-cell>
          <table:table-cell table:formula="of:=ABS([.K623]-[.J623])" office:value-type="float" office:value="0.0289998054504395" calcext:value-type="float">
            <text:p>0.0289998054504395</text:p>
          </table:table-cell>
          <table:table-cell/>
          <table:table-cell table:formula="of:= 1 / [.J623]" office:value-type="float" office:value="15.1515186544519" calcext:value-type="float">
            <text:p>15.1515186544519</text:p>
          </table:table-cell>
          <table:table-cell table:formula="of:= 1 / [.K623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360.589" calcext:value-type="float">
            <text:p>1738936360.589</text:p>
          </table:table-cell>
          <table:table-cell office:value-type="float" office:value="1738936361.797" calcext:value-type="float">
            <text:p>1738936361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4]-[.A624]" office:value-type="float" office:value="1.20799994468689" calcext:value-type="float">
            <text:p>1.20799994468689</text:p>
          </table:table-cell>
          <table:table-cell/>
          <table:table-cell table:formula="of:=[.A624]-[.A623]" office:value-type="float" office:value="0.934000015258789" calcext:value-type="float">
            <text:p>0.934000015258789</text:p>
          </table:table-cell>
          <table:table-cell table:formula="of:=[.B624]-[.B623]" office:value-type="float" office:value="0.233000040054321" calcext:value-type="float">
            <text:p>0.233000040054321</text:p>
          </table:table-cell>
          <table:table-cell table:formula="of:=ABS([.K624]-[.J624])" office:value-type="float" office:value="0.700999975204468" calcext:value-type="float">
            <text:p>0.700999975204468</text:p>
          </table:table-cell>
          <table:table-cell/>
          <table:table-cell table:formula="of:= 1 / [.J624]" office:value-type="float" office:value="1.0706637940717" calcext:value-type="float">
            <text:p>1.0706637940717</text:p>
          </table:table-cell>
          <table:table-cell table:formula="of:= 1 / [.K624]" office:value-type="float" office:value="4.29184475576425" calcext:value-type="float">
            <text:p>4.29184475576425</text:p>
          </table:table-cell>
        </table:table-row>
        <table:table-row table:style-name="ro1">
          <table:table-cell office:value-type="float" office:value="1738936360.622" calcext:value-type="float">
            <text:p>1738936360.622</text:p>
          </table:table-cell>
          <table:table-cell office:value-type="float" office:value="1738936361.97" calcext:value-type="float">
            <text:p>1738936361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5]-[.A625]" office:value-type="float" office:value="1.34800004959106" calcext:value-type="float">
            <text:p>1.34800004959106</text:p>
          </table:table-cell>
          <table:table-cell/>
          <table:table-cell table:formula="of:=[.A625]-[.A624]" office:value-type="float" office:value="0.0329999923706055" calcext:value-type="float">
            <text:p>0.0329999923706055</text:p>
          </table:table-cell>
          <table:table-cell table:formula="of:=[.B625]-[.B624]" office:value-type="float" office:value="0.17300009727478" calcext:value-type="float">
            <text:p>0.17300009727478</text:p>
          </table:table-cell>
          <table:table-cell table:formula="of:=ABS([.K625]-[.J625])" office:value-type="float" office:value="0.140000104904175" calcext:value-type="float">
            <text:p>0.140000104904175</text:p>
          </table:table-cell>
          <table:table-cell/>
          <table:table-cell table:formula="of:= 1 / [.J625]" office:value-type="float" office:value="30.3030373089039" calcext:value-type="float">
            <text:p>30.3030373089039</text:p>
          </table:table-cell>
          <table:table-cell table:formula="of:= 1 / [.K625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361.989" calcext:value-type="float">
            <text:p>1738936361.989</text:p>
          </table:table-cell>
          <table:table-cell office:value-type="float" office:value="1738936363.293" calcext:value-type="float">
            <text:p>1738936363.2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6]-[.A626]" office:value-type="float" office:value="1.30399990081787" calcext:value-type="float">
            <text:p>1.30399990081787</text:p>
          </table:table-cell>
          <table:table-cell/>
          <table:table-cell table:formula="of:=[.A626]-[.A625]" office:value-type="float" office:value="1.36700010299683" calcext:value-type="float">
            <text:p>1.36700010299683</text:p>
          </table:table-cell>
          <table:table-cell table:formula="of:=[.B626]-[.B625]" office:value-type="float" office:value="1.32299995422363" calcext:value-type="float">
            <text:p>1.32299995422363</text:p>
          </table:table-cell>
          <table:table-cell table:formula="of:=ABS([.K626]-[.J626])" office:value-type="float" office:value="0.0440001487731934" calcext:value-type="float">
            <text:p>0.0440001487731934</text:p>
          </table:table-cell>
          <table:table-cell/>
          <table:table-cell table:formula="of:= 1 / [.J626]" office:value-type="float" office:value="0.731528840274215" calcext:value-type="float">
            <text:p>0.731528840274215</text:p>
          </table:table-cell>
          <table:table-cell table:formula="of:= 1 / [.K626]" office:value-type="float" office:value="0.75585792486805" calcext:value-type="float">
            <text:p>0.75585792486805</text:p>
          </table:table-cell>
        </table:table-row>
        <table:table-row table:style-name="ro1">
          <table:table-cell office:value-type="float" office:value="1738936362.055" calcext:value-type="float">
            <text:p>1738936362.055</text:p>
          </table:table-cell>
          <table:table-cell office:value-type="float" office:value="1738936363.433" calcext:value-type="float">
            <text:p>1738936363.4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7]-[.A627]" office:value-type="float" office:value="1.37800002098084" calcext:value-type="float">
            <text:p>1.37800002098084</text:p>
          </table:table-cell>
          <table:table-cell/>
          <table:table-cell table:formula="of:=[.A627]-[.A626]" office:value-type="float" office:value="0.0659999847412109" calcext:value-type="float">
            <text:p>0.0659999847412109</text:p>
          </table:table-cell>
          <table:table-cell table:formula="of:=[.B627]-[.B626]" office:value-type="float" office:value="0.140000104904175" calcext:value-type="float">
            <text:p>0.140000104904175</text:p>
          </table:table-cell>
          <table:table-cell table:formula="of:=ABS([.K627]-[.J627])" office:value-type="float" office:value="0.0740001201629639" calcext:value-type="float">
            <text:p>0.0740001201629639</text:p>
          </table:table-cell>
          <table:table-cell/>
          <table:table-cell table:formula="of:= 1 / [.J627]" office:value-type="float" office:value="15.1515186544519" calcext:value-type="float">
            <text:p>15.1515186544519</text:p>
          </table:table-cell>
          <table:table-cell table:formula="of:= 1 / [.K627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362.389" calcext:value-type="float">
            <text:p>1738936362.389</text:p>
          </table:table-cell>
          <table:table-cell office:value-type="float" office:value="1738936363.524" calcext:value-type="float">
            <text:p>1738936363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8]-[.A628]" office:value-type="float" office:value="1.13499999046326" calcext:value-type="float">
            <text:p>1.13499999046326</text:p>
          </table:table-cell>
          <table:table-cell/>
          <table:table-cell table:formula="of:=[.A628]-[.A627]" office:value-type="float" office:value="0.333999872207642" calcext:value-type="float">
            <text:p>0.333999872207642</text:p>
          </table:table-cell>
          <table:table-cell table:formula="of:=[.B628]-[.B627]" office:value-type="float" office:value="0.0909998416900635" calcext:value-type="float">
            <text:p>0.0909998416900635</text:p>
          </table:table-cell>
          <table:table-cell table:formula="of:=ABS([.K628]-[.J628])" office:value-type="float" office:value="0.243000030517578" calcext:value-type="float">
            <text:p>0.243000030517578</text:p>
          </table:table-cell>
          <table:table-cell/>
          <table:table-cell table:formula="of:= 1 / [.J628]" office:value-type="float" office:value="2.99401312159281" calcext:value-type="float">
            <text:p>2.99401312159281</text:p>
          </table:table-cell>
          <table:table-cell table:formula="of:= 1 / [.K628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62.422" calcext:value-type="float">
            <text:p>1738936362.422</text:p>
          </table:table-cell>
          <table:table-cell office:value-type="float" office:value="1738936363.616" calcext:value-type="float">
            <text:p>1738936363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9]-[.A629]" office:value-type="float" office:value="1.19400000572205" calcext:value-type="float">
            <text:p>1.19400000572205</text:p>
          </table:table-cell>
          <table:table-cell/>
          <table:table-cell table:formula="of:=[.A629]-[.A628]" office:value-type="float" office:value="0.0329999923706055" calcext:value-type="float">
            <text:p>0.0329999923706055</text:p>
          </table:table-cell>
          <table:table-cell table:formula="of:=[.B629]-[.B628]" office:value-type="float" office:value="0.0920000076293945" calcext:value-type="float">
            <text:p>0.0920000076293945</text:p>
          </table:table-cell>
          <table:table-cell table:formula="of:=ABS([.K629]-[.J629])" office:value-type="float" office:value="0.0590000152587891" calcext:value-type="float">
            <text:p>0.0590000152587891</text:p>
          </table:table-cell>
          <table:table-cell/>
          <table:table-cell table:formula="of:= 1 / [.J629]" office:value-type="float" office:value="30.3030373089039" calcext:value-type="float">
            <text:p>30.3030373089039</text:p>
          </table:table-cell>
          <table:table-cell table:formula="of:= 1 / [.K62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555" calcext:value-type="float">
            <text:p>1738936362.555</text:p>
          </table:table-cell>
          <table:table-cell office:value-type="float" office:value="1738936363.709" calcext:value-type="float">
            <text:p>1738936363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0]-[.A630]" office:value-type="float" office:value="1.15400004386902" calcext:value-type="float">
            <text:p>1.15400004386902</text:p>
          </table:table-cell>
          <table:table-cell/>
          <table:table-cell table:formula="of:=[.A630]-[.A629]" office:value-type="float" office:value="0.133000135421753" calcext:value-type="float">
            <text:p>0.133000135421753</text:p>
          </table:table-cell>
          <table:table-cell table:formula="of:=[.B630]-[.B629]" office:value-type="float" office:value="0.0930001735687256" calcext:value-type="float">
            <text:p>0.0930001735687256</text:p>
          </table:table-cell>
          <table:table-cell table:formula="of:=ABS([.K630]-[.J630])" office:value-type="float" office:value="0.0399999618530273" calcext:value-type="float">
            <text:p>0.0399999618530273</text:p>
          </table:table-cell>
          <table:table-cell/>
          <table:table-cell table:formula="of:= 1 / [.J630]" office:value-type="float" office:value="7.51878933678472" calcext:value-type="float">
            <text:p>7.51878933678472</text:p>
          </table:table-cell>
          <table:table-cell table:formula="of:= 1 / [.K630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362.622" calcext:value-type="float">
            <text:p>1738936362.622</text:p>
          </table:table-cell>
          <table:table-cell office:value-type="float" office:value="1738936363.801" calcext:value-type="float">
            <text:p>1738936363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1]-[.A631]" office:value-type="float" office:value="1.17900013923645" calcext:value-type="float">
            <text:p>1.17900013923645</text:p>
          </table:table-cell>
          <table:table-cell/>
          <table:table-cell table:formula="of:=[.A631]-[.A630]" office:value-type="float" office:value="0.0669999122619629" calcext:value-type="float">
            <text:p>0.0669999122619629</text:p>
          </table:table-cell>
          <table:table-cell table:formula="of:=[.B631]-[.B630]" office:value-type="float" office:value="0.0920000076293945" calcext:value-type="float">
            <text:p>0.0920000076293945</text:p>
          </table:table-cell>
          <table:table-cell table:formula="of:=ABS([.K631]-[.J631])" office:value-type="float" office:value="0.0250000953674316" calcext:value-type="float">
            <text:p>0.0250000953674316</text:p>
          </table:table-cell>
          <table:table-cell/>
          <table:table-cell table:formula="of:= 1 / [.J631]" office:value-type="float" office:value="14.9253926794725" calcext:value-type="float">
            <text:p>14.9253926794725</text:p>
          </table:table-cell>
          <table:table-cell table:formula="of:= 1 / [.K63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655" calcext:value-type="float">
            <text:p>1738936362.655</text:p>
          </table:table-cell>
          <table:table-cell office:value-type="float" office:value="1738936363.898" calcext:value-type="float">
            <text:p>1738936363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2]-[.A632]" office:value-type="float" office:value="1.24300003051758" calcext:value-type="float">
            <text:p>1.24300003051758</text:p>
          </table:table-cell>
          <table:table-cell/>
          <table:table-cell table:formula="of:=[.A632]-[.A631]" office:value-type="float" office:value="0.0329999923706055" calcext:value-type="float">
            <text:p>0.0329999923706055</text:p>
          </table:table-cell>
          <table:table-cell table:formula="of:=[.B632]-[.B631]" office:value-type="float" office:value="0.0969998836517334" calcext:value-type="float">
            <text:p>0.0969998836517334</text:p>
          </table:table-cell>
          <table:table-cell table:formula="of:=ABS([.K632]-[.J632])" office:value-type="float" office:value="0.0639998912811279" calcext:value-type="float">
            <text:p>0.0639998912811279</text:p>
          </table:table-cell>
          <table:table-cell/>
          <table:table-cell table:formula="of:= 1 / [.J632]" office:value-type="float" office:value="30.3030373089039" calcext:value-type="float">
            <text:p>30.3030373089039</text:p>
          </table:table-cell>
          <table:table-cell table:formula="of:= 1 / [.K632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62.689" calcext:value-type="float">
            <text:p>1738936362.689</text:p>
          </table:table-cell>
          <table:table-cell office:value-type="float" office:value="1738936364.07" calcext:value-type="float">
            <text:p>1738936364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3]-[.A633]" office:value-type="float" office:value="1.38100004196167" calcext:value-type="float">
            <text:p>1.38100004196167</text:p>
          </table:table-cell>
          <table:table-cell/>
          <table:table-cell table:formula="of:=[.A633]-[.A632]" office:value-type="float" office:value="0.0339999198913574" calcext:value-type="float">
            <text:p>0.0339999198913574</text:p>
          </table:table-cell>
          <table:table-cell table:formula="of:=[.B633]-[.B632]" office:value-type="float" office:value="0.171999931335449" calcext:value-type="float">
            <text:p>0.171999931335449</text:p>
          </table:table-cell>
          <table:table-cell table:formula="of:=ABS([.K633]-[.J633])" office:value-type="float" office:value="0.138000011444092" calcext:value-type="float">
            <text:p>0.138000011444092</text:p>
          </table:table-cell>
          <table:table-cell/>
          <table:table-cell table:formula="of:= 1 / [.J633]" office:value-type="float" office:value="29.4118340041793" calcext:value-type="float">
            <text:p>29.4118340041793</text:p>
          </table:table-cell>
          <table:table-cell table:formula="of:= 1 / [.K633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362.922" calcext:value-type="float">
            <text:p>1738936362.922</text:p>
          </table:table-cell>
          <table:table-cell office:value-type="float" office:value="1738936364.162" calcext:value-type="float">
            <text:p>1738936364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4]-[.A634]" office:value-type="float" office:value="1.24000000953674" calcext:value-type="float">
            <text:p>1.24000000953674</text:p>
          </table:table-cell>
          <table:table-cell/>
          <table:table-cell table:formula="of:=[.A634]-[.A633]" office:value-type="float" office:value="0.233000040054321" calcext:value-type="float">
            <text:p>0.233000040054321</text:p>
          </table:table-cell>
          <table:table-cell table:formula="of:=[.B634]-[.B633]" office:value-type="float" office:value="0.0920000076293945" calcext:value-type="float">
            <text:p>0.0920000076293945</text:p>
          </table:table-cell>
          <table:table-cell table:formula="of:=ABS([.K634]-[.J634])" office:value-type="float" office:value="0.141000032424927" calcext:value-type="float">
            <text:p>0.141000032424927</text:p>
          </table:table-cell>
          <table:table-cell/>
          <table:table-cell table:formula="of:= 1 / [.J634]" office:value-type="float" office:value="4.29184475576425" calcext:value-type="float">
            <text:p>4.29184475576425</text:p>
          </table:table-cell>
          <table:table-cell table:formula="of:= 1 / [.K63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955" calcext:value-type="float">
            <text:p>1738936362.955</text:p>
          </table:table-cell>
          <table:table-cell office:value-type="float" office:value="1738936364.264" calcext:value-type="float">
            <text:p>1738936364.2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5]-[.A635]" office:value-type="float" office:value="1.30900001525879" calcext:value-type="float">
            <text:p>1.30900001525879</text:p>
          </table:table-cell>
          <table:table-cell/>
          <table:table-cell table:formula="of:=[.A635]-[.A634]" office:value-type="float" office:value="0.0329999923706055" calcext:value-type="float">
            <text:p>0.0329999923706055</text:p>
          </table:table-cell>
          <table:table-cell table:formula="of:=[.B635]-[.B634]" office:value-type="float" office:value="0.101999998092651" calcext:value-type="float">
            <text:p>0.101999998092651</text:p>
          </table:table-cell>
          <table:table-cell table:formula="of:=ABS([.K635]-[.J635])" office:value-type="float" office:value="0.0690000057220459" calcext:value-type="float">
            <text:p>0.0690000057220459</text:p>
          </table:table-cell>
          <table:table-cell/>
          <table:table-cell table:formula="of:= 1 / [.J635]" office:value-type="float" office:value="30.3030373089039" calcext:value-type="float">
            <text:p>30.3030373089039</text:p>
          </table:table-cell>
          <table:table-cell table:formula="of:= 1 / [.K63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63.022" calcext:value-type="float">
            <text:p>1738936363.022</text:p>
          </table:table-cell>
          <table:table-cell office:value-type="float" office:value="1738936364.356" calcext:value-type="float">
            <text:p>1738936364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6]-[.A636]" office:value-type="float" office:value="1.33399987220764" calcext:value-type="float">
            <text:p>1.33399987220764</text:p>
          </table:table-cell>
          <table:table-cell/>
          <table:table-cell table:formula="of:=[.A636]-[.A635]" office:value-type="float" office:value="0.067000150680542" calcext:value-type="float">
            <text:p>0.067000150680542</text:p>
          </table:table-cell>
          <table:table-cell table:formula="of:=[.B636]-[.B635]" office:value-type="float" office:value="0.0920000076293945" calcext:value-type="float">
            <text:p>0.0920000076293945</text:p>
          </table:table-cell>
          <table:table-cell table:formula="of:=ABS([.K636]-[.J636])" office:value-type="float" office:value="0.0249998569488525" calcext:value-type="float">
            <text:p>0.0249998569488525</text:p>
          </table:table-cell>
          <table:table-cell/>
          <table:table-cell table:formula="of:= 1 / [.J636]" office:value-type="float" office:value="14.9253395677872" calcext:value-type="float">
            <text:p>14.9253395677872</text:p>
          </table:table-cell>
          <table:table-cell table:formula="of:= 1 / [.K63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3.289" calcext:value-type="float">
            <text:p>1738936363.289</text:p>
          </table:table-cell>
          <table:table-cell office:value-type="float" office:value="1738936365.498" calcext:value-type="float">
            <text:p>1738936365.4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7]-[.A637]" office:value-type="float" office:value="2.20899987220764" calcext:value-type="float">
            <text:p>2.20899987220764</text:p>
          </table:table-cell>
          <table:table-cell/>
          <table:table-cell table:formula="of:=[.A637]-[.A636]" office:value-type="float" office:value="0.266999959945679" calcext:value-type="float">
            <text:p>0.266999959945679</text:p>
          </table:table-cell>
          <table:table-cell table:formula="of:=[.B637]-[.B636]" office:value-type="float" office:value="1.14199995994568" calcext:value-type="float">
            <text:p>1.14199995994568</text:p>
          </table:table-cell>
          <table:table-cell table:formula="of:=ABS([.K637]-[.J637])" office:value-type="float" office:value="0.875" calcext:value-type="float">
            <text:p>0.875</text:p>
          </table:table-cell>
          <table:table-cell/>
          <table:table-cell table:formula="of:= 1 / [.J637]" office:value-type="float" office:value="3.74531891391838" calcext:value-type="float">
            <text:p>3.74531891391838</text:p>
          </table:table-cell>
          <table:table-cell table:formula="of:= 1 / [.K637]" office:value-type="float" office:value="0.87565677326956" calcext:value-type="float">
            <text:p>0.87565677326956</text:p>
          </table:table-cell>
        </table:table-row>
        <table:table-row table:style-name="ro1">
          <table:table-cell office:value-type="float" office:value="1738936363.555" calcext:value-type="float">
            <text:p>1738936363.555</text:p>
          </table:table-cell>
          <table:table-cell office:value-type="float" office:value="1738936365.593" calcext:value-type="float">
            <text:p>1738936365.5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8]-[.A638]" office:value-type="float" office:value="2.03799986839294" calcext:value-type="float">
            <text:p>2.03799986839294</text:p>
          </table:table-cell>
          <table:table-cell/>
          <table:table-cell table:formula="of:=[.A638]-[.A637]" office:value-type="float" office:value="0.266000032424927" calcext:value-type="float">
            <text:p>0.266000032424927</text:p>
          </table:table-cell>
          <table:table-cell table:formula="of:=[.B638]-[.B637]" office:value-type="float" office:value="0.0950000286102295" calcext:value-type="float">
            <text:p>0.0950000286102295</text:p>
          </table:table-cell>
          <table:table-cell table:formula="of:=ABS([.K638]-[.J638])" office:value-type="float" office:value="0.171000003814697" calcext:value-type="float">
            <text:p>0.171000003814697</text:p>
          </table:table-cell>
          <table:table-cell/>
          <table:table-cell table:formula="of:= 1 / [.J638]" office:value-type="float" office:value="3.75939803797667" calcext:value-type="float">
            <text:p>3.75939803797667</text:p>
          </table:table-cell>
          <table:table-cell table:formula="of:= 1 / [.K63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64.422" calcext:value-type="float">
            <text:p>1738936364.422</text:p>
          </table:table-cell>
          <table:table-cell office:value-type="float" office:value="1738936366.205" calcext:value-type="float">
            <text:p>1738936366.2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9]-[.A639]" office:value-type="float" office:value="1.78299999237061" calcext:value-type="float">
            <text:p>1.78299999237061</text:p>
          </table:table-cell>
          <table:table-cell/>
          <table:table-cell table:formula="of:=[.A639]-[.A638]" office:value-type="float" office:value="0.866999864578247" calcext:value-type="float">
            <text:p>0.866999864578247</text:p>
          </table:table-cell>
          <table:table-cell table:formula="of:=[.B639]-[.B638]" office:value-type="float" office:value="0.611999988555908" calcext:value-type="float">
            <text:p>0.611999988555908</text:p>
          </table:table-cell>
          <table:table-cell table:formula="of:=ABS([.K639]-[.J639])" office:value-type="float" office:value="0.254999876022339" calcext:value-type="float">
            <text:p>0.254999876022339</text:p>
          </table:table-cell>
          <table:table-cell/>
          <table:table-cell table:formula="of:= 1 / [.J639]" office:value-type="float" office:value="1.15340271764224" calcext:value-type="float">
            <text:p>1.15340271764224</text:p>
          </table:table-cell>
          <table:table-cell table:formula="of:= 1 / [.K639]" office:value-type="float" office:value="1.63398695865931" calcext:value-type="float">
            <text:p>1.63398695865931</text:p>
          </table:table-cell>
        </table:table-row>
        <table:table-row table:style-name="ro1">
          <table:table-cell office:value-type="float" office:value="1738936364.789" calcext:value-type="float">
            <text:p>1738936364.789</text:p>
          </table:table-cell>
          <table:table-cell office:value-type="float" office:value="1738936366.288" calcext:value-type="float">
            <text:p>1738936366.2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0]-[.A640]" office:value-type="float" office:value="1.49900007247925" calcext:value-type="float">
            <text:p>1.49900007247925</text:p>
          </table:table-cell>
          <table:table-cell/>
          <table:table-cell table:formula="of:=[.A640]-[.A639]" office:value-type="float" office:value="0.367000102996826" calcext:value-type="float">
            <text:p>0.367000102996826</text:p>
          </table:table-cell>
          <table:table-cell table:formula="of:=[.B640]-[.B639]" office:value-type="float" office:value="0.0830001831054688" calcext:value-type="float">
            <text:p>0.0830001831054688</text:p>
          </table:table-cell>
          <table:table-cell table:formula="of:=ABS([.K640]-[.J640])" office:value-type="float" office:value="0.283999919891357" calcext:value-type="float">
            <text:p>0.283999919891357</text:p>
          </table:table-cell>
          <table:table-cell/>
          <table:table-cell table:formula="of:= 1 / [.J640]" office:value-type="float" office:value="2.72479487562609" calcext:value-type="float">
            <text:p>2.72479487562609</text:p>
          </table:table-cell>
          <table:table-cell table:formula="of:= 1 / [.K640]" office:value-type="float" office:value="12.0481661917456" calcext:value-type="float">
            <text:p>12.0481661917456</text:p>
          </table:table-cell>
        </table:table-row>
        <table:table-row table:style-name="ro1">
          <table:table-cell office:value-type="float" office:value="1738936365.055" calcext:value-type="float">
            <text:p>1738936365.055</text:p>
          </table:table-cell>
          <table:table-cell office:value-type="float" office:value="1738936366.38" calcext:value-type="float">
            <text:p>1738936366.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1]-[.A641]" office:value-type="float" office:value="1.32500004768372" calcext:value-type="float">
            <text:p>1.32500004768372</text:p>
          </table:table-cell>
          <table:table-cell/>
          <table:table-cell table:formula="of:=[.A641]-[.A640]" office:value-type="float" office:value="0.266000032424927" calcext:value-type="float">
            <text:p>0.266000032424927</text:p>
          </table:table-cell>
          <table:table-cell table:formula="of:=[.B641]-[.B640]" office:value-type="float" office:value="0.0920000076293945" calcext:value-type="float">
            <text:p>0.0920000076293945</text:p>
          </table:table-cell>
          <table:table-cell table:formula="of:=ABS([.K641]-[.J641])" office:value-type="float" office:value="0.174000024795532" calcext:value-type="float">
            <text:p>0.174000024795532</text:p>
          </table:table-cell>
          <table:table-cell/>
          <table:table-cell table:formula="of:= 1 / [.J641]" office:value-type="float" office:value="3.75939803797667" calcext:value-type="float">
            <text:p>3.75939803797667</text:p>
          </table:table-cell>
          <table:table-cell table:formula="of:= 1 / [.K64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5.089" calcext:value-type="float">
            <text:p>1738936365.089</text:p>
          </table:table-cell>
          <table:table-cell office:value-type="float" office:value="1738936366.516" calcext:value-type="float">
            <text:p>1738936366.5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2]-[.A642]" office:value-type="float" office:value="1.42700004577637" calcext:value-type="float">
            <text:p>1.42700004577637</text:p>
          </table:table-cell>
          <table:table-cell/>
          <table:table-cell table:formula="of:=[.A642]-[.A641]" office:value-type="float" office:value="0.0339999198913574" calcext:value-type="float">
            <text:p>0.0339999198913574</text:p>
          </table:table-cell>
          <table:table-cell table:formula="of:=[.B642]-[.B641]" office:value-type="float" office:value="0.135999917984009" calcext:value-type="float">
            <text:p>0.135999917984009</text:p>
          </table:table-cell>
          <table:table-cell table:formula="of:=ABS([.K642]-[.J642])" office:value-type="float" office:value="0.101999998092651" calcext:value-type="float">
            <text:p>0.101999998092651</text:p>
          </table:table-cell>
          <table:table-cell/>
          <table:table-cell table:formula="of:= 1 / [.J642]" office:value-type="float" office:value="29.4118340041793" calcext:value-type="float">
            <text:p>29.4118340041793</text:p>
          </table:table-cell>
          <table:table-cell table:formula="of:= 1 / [.K642]" office:value-type="float" office:value="7.35294561072884" calcext:value-type="float">
            <text:p>7.35294561072884</text:p>
          </table:table-cell>
        </table:table-row>
        <table:table-row table:style-name="ro1">
          <table:table-cell office:value-type="float" office:value="1738936365.122" calcext:value-type="float">
            <text:p>1738936365.122</text:p>
          </table:table-cell>
          <table:table-cell office:value-type="float" office:value="1738936366.613" calcext:value-type="float">
            <text:p>1738936366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3]-[.A643]" office:value-type="float" office:value="1.4909999370575" calcext:value-type="float">
            <text:p>1.4909999370575</text:p>
          </table:table-cell>
          <table:table-cell/>
          <table:table-cell table:formula="of:=[.A643]-[.A642]" office:value-type="float" office:value="0.0329999923706055" calcext:value-type="float">
            <text:p>0.0329999923706055</text:p>
          </table:table-cell>
          <table:table-cell table:formula="of:=[.B643]-[.B642]" office:value-type="float" office:value="0.0969998836517334" calcext:value-type="float">
            <text:p>0.0969998836517334</text:p>
          </table:table-cell>
          <table:table-cell table:formula="of:=ABS([.K643]-[.J643])" office:value-type="float" office:value="0.0639998912811279" calcext:value-type="float">
            <text:p>0.0639998912811279</text:p>
          </table:table-cell>
          <table:table-cell/>
          <table:table-cell table:formula="of:= 1 / [.J643]" office:value-type="float" office:value="30.3030373089039" calcext:value-type="float">
            <text:p>30.3030373089039</text:p>
          </table:table-cell>
          <table:table-cell table:formula="of:= 1 / [.K64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65.222" calcext:value-type="float">
            <text:p>1738936365.222</text:p>
          </table:table-cell>
          <table:table-cell office:value-type="float" office:value="1738936366.703" calcext:value-type="float">
            <text:p>1738936366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4]-[.A644]" office:value-type="float" office:value="1.48100018501282" calcext:value-type="float">
            <text:p>1.48100018501282</text:p>
          </table:table-cell>
          <table:table-cell/>
          <table:table-cell table:formula="of:=[.A644]-[.A643]" office:value-type="float" office:value="0.0999999046325684" calcext:value-type="float">
            <text:p>0.0999999046325684</text:p>
          </table:table-cell>
          <table:table-cell table:formula="of:=[.B644]-[.B643]" office:value-type="float" office:value="0.0900001525878906" calcext:value-type="float">
            <text:p>0.0900001525878906</text:p>
          </table:table-cell>
          <table:table-cell table:formula="of:=ABS([.K644]-[.J644])" office:value-type="float" office:value="0.00999975204467773" calcext:value-type="float">
            <text:p>0.00999975204467773</text:p>
          </table:table-cell>
          <table:table-cell/>
          <table:table-cell table:formula="of:= 1 / [.J644]" office:value-type="float" office:value="10.0000095367523" calcext:value-type="float">
            <text:p>10.0000095367523</text:p>
          </table:table-cell>
          <table:table-cell table:formula="of:= 1 / [.K644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65.289" calcext:value-type="float">
            <text:p>1738936365.289</text:p>
          </table:table-cell>
          <table:table-cell office:value-type="float" office:value="1738936366.793" calcext:value-type="float">
            <text:p>1738936366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5]-[.A645]" office:value-type="float" office:value="1.50399994850159" calcext:value-type="float">
            <text:p>1.50399994850159</text:p>
          </table:table-cell>
          <table:table-cell/>
          <table:table-cell table:formula="of:=[.A645]-[.A644]" office:value-type="float" office:value="0.067000150680542" calcext:value-type="float">
            <text:p>0.067000150680542</text:p>
          </table:table-cell>
          <table:table-cell table:formula="of:=[.B645]-[.B644]" office:value-type="float" office:value="0.0899999141693115" calcext:value-type="float">
            <text:p>0.0899999141693115</text:p>
          </table:table-cell>
          <table:table-cell table:formula="of:=ABS([.K645]-[.J645])" office:value-type="float" office:value="0.0229997634887695" calcext:value-type="float">
            <text:p>0.0229997634887695</text:p>
          </table:table-cell>
          <table:table-cell/>
          <table:table-cell table:formula="of:= 1 / [.J645]" office:value-type="float" office:value="14.9253395677872" calcext:value-type="float">
            <text:p>14.9253395677872</text:p>
          </table:table-cell>
          <table:table-cell table:formula="of:= 1 / [.K645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65.455" calcext:value-type="float">
            <text:p>1738936365.455</text:p>
          </table:table-cell>
          <table:table-cell office:value-type="float" office:value="1738936366.882" calcext:value-type="float">
            <text:p>1738936366.8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6]-[.A646]" office:value-type="float" office:value="1.42700004577637" calcext:value-type="float">
            <text:p>1.42700004577637</text:p>
          </table:table-cell>
          <table:table-cell/>
          <table:table-cell table:formula="of:=[.A646]-[.A645]" office:value-type="float" office:value="0.165999889373779" calcext:value-type="float">
            <text:p>0.165999889373779</text:p>
          </table:table-cell>
          <table:table-cell table:formula="of:=[.B646]-[.B645]" office:value-type="float" office:value="0.0889999866485596" calcext:value-type="float">
            <text:p>0.0889999866485596</text:p>
          </table:table-cell>
          <table:table-cell table:formula="of:=ABS([.K646]-[.J646])" office:value-type="float" office:value="0.0769999027252197" calcext:value-type="float">
            <text:p>0.0769999027252197</text:p>
          </table:table-cell>
          <table:table-cell/>
          <table:table-cell table:formula="of:= 1 / [.J646]" office:value-type="float" office:value="6.02410040014133" calcext:value-type="float">
            <text:p>6.02410040014133</text:p>
          </table:table-cell>
          <table:table-cell table:formula="of:= 1 / [.K646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5.522" calcext:value-type="float">
            <text:p>1738936365.522</text:p>
          </table:table-cell>
          <table:table-cell office:value-type="float" office:value="1738936366.975" calcext:value-type="float">
            <text:p>1738936366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7]-[.A647]" office:value-type="float" office:value="1.45299983024597" calcext:value-type="float">
            <text:p>1.45299983024597</text:p>
          </table:table-cell>
          <table:table-cell/>
          <table:table-cell table:formula="of:=[.A647]-[.A646]" office:value-type="float" office:value="0.067000150680542" calcext:value-type="float">
            <text:p>0.067000150680542</text:p>
          </table:table-cell>
          <table:table-cell table:formula="of:=[.B647]-[.B646]" office:value-type="float" office:value="0.0929999351501465" calcext:value-type="float">
            <text:p>0.0929999351501465</text:p>
          </table:table-cell>
          <table:table-cell table:formula="of:=ABS([.K647]-[.J647])" office:value-type="float" office:value="0.0259997844696045" calcext:value-type="float">
            <text:p>0.0259997844696045</text:p>
          </table:table-cell>
          <table:table-cell/>
          <table:table-cell table:formula="of:= 1 / [.J647]" office:value-type="float" office:value="14.9253395677872" calcext:value-type="float">
            <text:p>14.9253395677872</text:p>
          </table:table-cell>
          <table:table-cell table:formula="of:= 1 / [.K647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65.822" calcext:value-type="float">
            <text:p>1738936365.822</text:p>
          </table:table-cell>
          <table:table-cell office:value-type="float" office:value="1738936367.065" calcext:value-type="float">
            <text:p>1738936367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8]-[.A648]" office:value-type="float" office:value="1.24300003051758" calcext:value-type="float">
            <text:p>1.24300003051758</text:p>
          </table:table-cell>
          <table:table-cell/>
          <table:table-cell table:formula="of:=[.A648]-[.A647]" office:value-type="float" office:value="0.299999952316284" calcext:value-type="float">
            <text:p>0.299999952316284</text:p>
          </table:table-cell>
          <table:table-cell table:formula="of:=[.B648]-[.B647]" office:value-type="float" office:value="0.0900001525878906" calcext:value-type="float">
            <text:p>0.0900001525878906</text:p>
          </table:table-cell>
          <table:table-cell table:formula="of:=ABS([.K648]-[.J648])" office:value-type="float" office:value="0.209999799728394" calcext:value-type="float">
            <text:p>0.209999799728394</text:p>
          </table:table-cell>
          <table:table-cell/>
          <table:table-cell table:formula="of:= 1 / [.J648]" office:value-type="float" office:value="3.33333386315248" calcext:value-type="float">
            <text:p>3.33333386315248</text:p>
          </table:table-cell>
          <table:table-cell table:formula="of:= 1 / [.K64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65.855" calcext:value-type="float">
            <text:p>1738936365.855</text:p>
          </table:table-cell>
          <table:table-cell office:value-type="float" office:value="1738936367.16" calcext:value-type="float">
            <text:p>1738936367.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9]-[.A649]" office:value-type="float" office:value="1.3050000667572" calcext:value-type="float">
            <text:p>1.3050000667572</text:p>
          </table:table-cell>
          <table:table-cell/>
          <table:table-cell table:formula="of:=[.A649]-[.A648]" office:value-type="float" office:value="0.0329999923706055" calcext:value-type="float">
            <text:p>0.0329999923706055</text:p>
          </table:table-cell>
          <table:table-cell table:formula="of:=[.B649]-[.B648]" office:value-type="float" office:value="0.0950000286102295" calcext:value-type="float">
            <text:p>0.0950000286102295</text:p>
          </table:table-cell>
          <table:table-cell table:formula="of:=ABS([.K649]-[.J649])" office:value-type="float" office:value="0.062000036239624" calcext:value-type="float">
            <text:p>0.062000036239624</text:p>
          </table:table-cell>
          <table:table-cell/>
          <table:table-cell table:formula="of:= 1 / [.J649]" office:value-type="float" office:value="30.3030373089039" calcext:value-type="float">
            <text:p>30.3030373089039</text:p>
          </table:table-cell>
          <table:table-cell table:formula="of:= 1 / [.K649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65.889" calcext:value-type="float">
            <text:p>1738936365.889</text:p>
          </table:table-cell>
          <table:table-cell office:value-type="float" office:value="1738936367.249" calcext:value-type="float">
            <text:p>1738936367.2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0]-[.A650]" office:value-type="float" office:value="1.3600001335144" calcext:value-type="float">
            <text:p>1.3600001335144</text:p>
          </table:table-cell>
          <table:table-cell/>
          <table:table-cell table:formula="of:=[.A650]-[.A649]" office:value-type="float" office:value="0.0339999198913574" calcext:value-type="float">
            <text:p>0.0339999198913574</text:p>
          </table:table-cell>
          <table:table-cell table:formula="of:=[.B650]-[.B649]" office:value-type="float" office:value="0.0889999866485596" calcext:value-type="float">
            <text:p>0.0889999866485596</text:p>
          </table:table-cell>
          <table:table-cell table:formula="of:=ABS([.K650]-[.J650])" office:value-type="float" office:value="0.0550000667572022" calcext:value-type="float">
            <text:p>0.0550000667572022</text:p>
          </table:table-cell>
          <table:table-cell/>
          <table:table-cell table:formula="of:= 1 / [.J650]" office:value-type="float" office:value="29.4118340041793" calcext:value-type="float">
            <text:p>29.4118340041793</text:p>
          </table:table-cell>
          <table:table-cell table:formula="of:= 1 / [.K650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6.055" calcext:value-type="float">
            <text:p>1738936366.055</text:p>
          </table:table-cell>
          <table:table-cell office:value-type="float" office:value="1738936367.413" calcext:value-type="float">
            <text:p>1738936367.4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1]-[.A651]" office:value-type="float" office:value="1.35800004005432" calcext:value-type="float">
            <text:p>1.35800004005432</text:p>
          </table:table-cell>
          <table:table-cell/>
          <table:table-cell table:formula="of:=[.A651]-[.A650]" office:value-type="float" office:value="0.166000127792358" calcext:value-type="float">
            <text:p>0.166000127792358</text:p>
          </table:table-cell>
          <table:table-cell table:formula="of:=[.B651]-[.B650]" office:value-type="float" office:value="0.164000034332275" calcext:value-type="float">
            <text:p>0.164000034332275</text:p>
          </table:table-cell>
          <table:table-cell table:formula="of:=ABS([.K651]-[.J651])" office:value-type="float" office:value="0.00200009346008301" calcext:value-type="float">
            <text:p>0.00200009346008301</text:p>
          </table:table-cell>
          <table:table-cell/>
          <table:table-cell table:formula="of:= 1 / [.J651]" office:value-type="float" office:value="6.02409174799463" calcext:value-type="float">
            <text:p>6.02409174799463</text:p>
          </table:table-cell>
          <table:table-cell table:formula="of:= 1 / [.K651]" office:value-type="float" office:value="6.09755969912745" calcext:value-type="float">
            <text:p>6.09755969912745</text:p>
          </table:table-cell>
        </table:table-row>
        <table:table-row table:style-name="ro1">
          <table:table-cell office:value-type="float" office:value="1738936366.355" calcext:value-type="float">
            <text:p>1738936366.355</text:p>
          </table:table-cell>
          <table:table-cell office:value-type="float" office:value="1738936367.513" calcext:value-type="float">
            <text:p>1738936367.5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2]-[.A652]" office:value-type="float" office:value="1.15799999237061" calcext:value-type="float">
            <text:p>1.15799999237061</text:p>
          </table:table-cell>
          <table:table-cell/>
          <table:table-cell table:formula="of:=[.A652]-[.A651]" office:value-type="float" office:value="0.299999952316284" calcext:value-type="float">
            <text:p>0.299999952316284</text:p>
          </table:table-cell>
          <table:table-cell table:formula="of:=[.B652]-[.B651]" office:value-type="float" office:value="0.0999999046325684" calcext:value-type="float">
            <text:p>0.0999999046325684</text:p>
          </table:table-cell>
          <table:table-cell table:formula="of:=ABS([.K652]-[.J652])" office:value-type="float" office:value="0.200000047683716" calcext:value-type="float">
            <text:p>0.200000047683716</text:p>
          </table:table-cell>
          <table:table-cell/>
          <table:table-cell table:formula="of:= 1 / [.J652]" office:value-type="float" office:value="3.33333386315248" calcext:value-type="float">
            <text:p>3.33333386315248</text:p>
          </table:table-cell>
          <table:table-cell table:formula="of:= 1 / [.K652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66.689" calcext:value-type="float">
            <text:p>1738936366.689</text:p>
          </table:table-cell>
          <table:table-cell office:value-type="float" office:value="1738936368.372" calcext:value-type="float">
            <text:p>1738936368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3]-[.A653]" office:value-type="float" office:value="1.68300008773804" calcext:value-type="float">
            <text:p>1.68300008773804</text:p>
          </table:table-cell>
          <table:table-cell/>
          <table:table-cell table:formula="of:=[.A653]-[.A652]" office:value-type="float" office:value="0.333999872207642" calcext:value-type="float">
            <text:p>0.333999872207642</text:p>
          </table:table-cell>
          <table:table-cell table:formula="of:=[.B653]-[.B652]" office:value-type="float" office:value="0.858999967575073" calcext:value-type="float">
            <text:p>0.858999967575073</text:p>
          </table:table-cell>
          <table:table-cell table:formula="of:=ABS([.K653]-[.J653])" office:value-type="float" office:value="0.525000095367432" calcext:value-type="float">
            <text:p>0.525000095367432</text:p>
          </table:table-cell>
          <table:table-cell/>
          <table:table-cell table:formula="of:= 1 / [.J653]" office:value-type="float" office:value="2.99401312159281" calcext:value-type="float">
            <text:p>2.99401312159281</text:p>
          </table:table-cell>
          <table:table-cell table:formula="of:= 1 / [.K653]" office:value-type="float" office:value="1.16414439784319" calcext:value-type="float">
            <text:p>1.16414439784319</text:p>
          </table:table-cell>
        </table:table-row>
        <table:table-row table:style-name="ro1">
          <table:table-cell office:value-type="float" office:value="1738936366.955" calcext:value-type="float">
            <text:p>1738936366.955</text:p>
          </table:table-cell>
          <table:table-cell office:value-type="float" office:value="1738936368.378" calcext:value-type="float">
            <text:p>1738936368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4]-[.A654]" office:value-type="float" office:value="1.42300009727478" calcext:value-type="float">
            <text:p>1.42300009727478</text:p>
          </table:table-cell>
          <table:table-cell/>
          <table:table-cell table:formula="of:=[.A654]-[.A653]" office:value-type="float" office:value="0.266000032424927" calcext:value-type="float">
            <text:p>0.266000032424927</text:p>
          </table:table-cell>
          <table:table-cell table:formula="of:=[.B654]-[.B653]" office:value-type="float" office:value="0.00600004196166992" calcext:value-type="float">
            <text:p>0.00600004196166992</text:p>
          </table:table-cell>
          <table:table-cell table:formula="of:=ABS([.K654]-[.J654])" office:value-type="float" office:value="0.259999990463257" calcext:value-type="float">
            <text:p>0.259999990463257</text:p>
          </table:table-cell>
          <table:table-cell/>
          <table:table-cell table:formula="of:= 1 / [.J654]" office:value-type="float" office:value="3.75939803797667" calcext:value-type="float">
            <text:p>3.75939803797667</text:p>
          </table:table-cell>
          <table:table-cell table:formula="of:= 1 / [.K654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366.989" calcext:value-type="float">
            <text:p>1738936366.989</text:p>
          </table:table-cell>
          <table:table-cell office:value-type="float" office:value="1738936368.448" calcext:value-type="float">
            <text:p>1738936368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5]-[.A655]" office:value-type="float" office:value="1.45899987220764" calcext:value-type="float">
            <text:p>1.45899987220764</text:p>
          </table:table-cell>
          <table:table-cell/>
          <table:table-cell table:formula="of:=[.A655]-[.A654]" office:value-type="float" office:value="0.0340001583099365" calcext:value-type="float">
            <text:p>0.0340001583099365</text:p>
          </table:table-cell>
          <table:table-cell table:formula="of:=[.B655]-[.B654]" office:value-type="float" office:value="0.0699999332427979" calcext:value-type="float">
            <text:p>0.0699999332427979</text:p>
          </table:table-cell>
          <table:table-cell table:formula="of:=ABS([.K655]-[.J655])" office:value-type="float" office:value="0.0359997749328613" calcext:value-type="float">
            <text:p>0.0359997749328613</text:p>
          </table:table-cell>
          <table:table-cell/>
          <table:table-cell table:formula="of:= 1 / [.J655]" office:value-type="float" office:value="29.4116277602081" calcext:value-type="float">
            <text:p>29.4116277602081</text:p>
          </table:table-cell>
          <table:table-cell table:formula="of:= 1 / [.K655]" office:value-type="float" office:value="14.2857279096461" calcext:value-type="float">
            <text:p>14.2857279096461</text:p>
          </table:table-cell>
        </table:table-row>
        <table:table-row table:style-name="ro1">
          <table:table-cell office:value-type="float" office:value="1738936367.222" calcext:value-type="float">
            <text:p>1738936367.222</text:p>
          </table:table-cell>
          <table:table-cell office:value-type="float" office:value="1738936368.449" calcext:value-type="float">
            <text:p>173893636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6]-[.A656]" office:value-type="float" office:value="1.22699999809265" calcext:value-type="float">
            <text:p>1.22699999809265</text:p>
          </table:table-cell>
          <table:table-cell/>
          <table:table-cell table:formula="of:=[.A656]-[.A655]" office:value-type="float" office:value="0.232999801635742" calcext:value-type="float">
            <text:p>0.232999801635742</text:p>
          </table:table-cell>
          <table:table-cell table:formula="of:=[.B656]-[.B655]" office:value-type="float" office:value="0.000999927520751953" calcext:value-type="float">
            <text:p>0.000999927520751953</text:p>
          </table:table-cell>
          <table:table-cell table:formula="of:=ABS([.K656]-[.J656])" office:value-type="float" office:value="0.23199987411499" calcext:value-type="float">
            <text:p>0.23199987411499</text:p>
          </table:table-cell>
          <table:table-cell/>
          <table:table-cell table:formula="of:= 1 / [.J656]" office:value-type="float" office:value="4.29184914742262" calcext:value-type="float">
            <text:p>4.29184914742262</text:p>
          </table:table-cell>
          <table:table-cell table:formula="of:= 1 / [.K65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367.355" calcext:value-type="float">
            <text:p>1738936367.355</text:p>
          </table:table-cell>
          <table:table-cell office:value-type="float" office:value="1738936368.538" calcext:value-type="float">
            <text:p>1738936368.5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7]-[.A657]" office:value-type="float" office:value="1.18300008773804" calcext:value-type="float">
            <text:p>1.18300008773804</text:p>
          </table:table-cell>
          <table:table-cell/>
          <table:table-cell table:formula="of:=[.A657]-[.A656]" office:value-type="float" office:value="0.133000135421753" calcext:value-type="float">
            <text:p>0.133000135421753</text:p>
          </table:table-cell>
          <table:table-cell table:formula="of:=[.B657]-[.B656]" office:value-type="float" office:value="0.0890002250671387" calcext:value-type="float">
            <text:p>0.0890002250671387</text:p>
          </table:table-cell>
          <table:table-cell table:formula="of:=ABS([.K657]-[.J657])" office:value-type="float" office:value="0.0439999103546143" calcext:value-type="float">
            <text:p>0.0439999103546143</text:p>
          </table:table-cell>
          <table:table-cell/>
          <table:table-cell table:formula="of:= 1 / [.J657]" office:value-type="float" office:value="7.51878933678472" calcext:value-type="float">
            <text:p>7.51878933678472</text:p>
          </table:table-cell>
          <table:table-cell table:formula="of:= 1 / [.K657]" office:value-type="float" office:value="11.2359266422712" calcext:value-type="float">
            <text:p>11.2359266422712</text:p>
          </table:table-cell>
        </table:table-row>
        <table:table-row table:style-name="ro1">
          <table:table-cell office:value-type="float" office:value="1738936367.722" calcext:value-type="float">
            <text:p>1738936367.722</text:p>
          </table:table-cell>
          <table:table-cell office:value-type="float" office:value="1738936368.756" calcext:value-type="float">
            <text:p>1738936368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8]-[.A658]" office:value-type="float" office:value="1.03400015830994" calcext:value-type="float">
            <text:p>1.03400015830994</text:p>
          </table:table-cell>
          <table:table-cell/>
          <table:table-cell table:formula="of:=[.A658]-[.A657]" office:value-type="float" office:value="0.366999864578247" calcext:value-type="float">
            <text:p>0.366999864578247</text:p>
          </table:table-cell>
          <table:table-cell table:formula="of:=[.B658]-[.B657]" office:value-type="float" office:value="0.217999935150146" calcext:value-type="float">
            <text:p>0.217999935150146</text:p>
          </table:table-cell>
          <table:table-cell table:formula="of:=ABS([.K658]-[.J658])" office:value-type="float" office:value="0.148999929428101" calcext:value-type="float">
            <text:p>0.148999929428101</text:p>
          </table:table-cell>
          <table:table-cell/>
          <table:table-cell table:formula="of:= 1 / [.J658]" office:value-type="float" office:value="2.72479664576768" calcext:value-type="float">
            <text:p>2.72479664576768</text:p>
          </table:table-cell>
          <table:table-cell table:formula="of:= 1 / [.K658]" office:value-type="float" office:value="4.58715732787377" calcext:value-type="float">
            <text:p>4.58715732787377</text:p>
          </table:table-cell>
        </table:table-row>
        <table:table-row table:style-name="ro1">
          <table:table-cell office:value-type="float" office:value="1738936367.989" calcext:value-type="float">
            <text:p>1738936367.989</text:p>
          </table:table-cell>
          <table:table-cell office:value-type="float" office:value="1738936369.226" calcext:value-type="float">
            <text:p>1738936369.2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9]-[.A659]" office:value-type="float" office:value="1.23699998855591" calcext:value-type="float">
            <text:p>1.23699998855591</text:p>
          </table:table-cell>
          <table:table-cell/>
          <table:table-cell table:formula="of:=[.A659]-[.A658]" office:value-type="float" office:value="0.267000198364258" calcext:value-type="float">
            <text:p>0.267000198364258</text:p>
          </table:table-cell>
          <table:table-cell table:formula="of:=[.B659]-[.B658]" office:value-type="float" office:value="0.47000002861023" calcext:value-type="float">
            <text:p>0.47000002861023</text:p>
          </table:table-cell>
          <table:table-cell table:formula="of:=ABS([.K659]-[.J659])" office:value-type="float" office:value="0.202999830245972" calcext:value-type="float">
            <text:p>0.202999830245972</text:p>
          </table:table-cell>
          <table:table-cell/>
          <table:table-cell table:formula="of:= 1 / [.J659]" office:value-type="float" office:value="3.74531556952531" calcext:value-type="float">
            <text:p>3.74531556952531</text:p>
          </table:table-cell>
          <table:table-cell table:formula="of:= 1 / [.K659]" office:value-type="float" office:value="2.12765944495144" calcext:value-type="float">
            <text:p>2.12765944495144</text:p>
          </table:table-cell>
        </table:table-row>
        <table:table-row table:style-name="ro1">
          <table:table-cell office:value-type="float" office:value="1738936368.022" calcext:value-type="float">
            <text:p>1738936368.022</text:p>
          </table:table-cell>
          <table:table-cell office:value-type="float" office:value="1738936369.317" calcext:value-type="float">
            <text:p>1738936369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0]-[.A660]" office:value-type="float" office:value="1.29499983787537" calcext:value-type="float">
            <text:p>1.29499983787537</text:p>
          </table:table-cell>
          <table:table-cell/>
          <table:table-cell table:formula="of:=[.A660]-[.A659]" office:value-type="float" office:value="0.0329999923706055" calcext:value-type="float">
            <text:p>0.0329999923706055</text:p>
          </table:table-cell>
          <table:table-cell table:formula="of:=[.B660]-[.B659]" office:value-type="float" office:value="0.0909998416900635" calcext:value-type="float">
            <text:p>0.0909998416900635</text:p>
          </table:table-cell>
          <table:table-cell table:formula="of:=ABS([.K660]-[.J660])" office:value-type="float" office:value="0.057999849319458" calcext:value-type="float">
            <text:p>0.057999849319458</text:p>
          </table:table-cell>
          <table:table-cell/>
          <table:table-cell table:formula="of:= 1 / [.J660]" office:value-type="float" office:value="30.3030373089039" calcext:value-type="float">
            <text:p>30.3030373089039</text:p>
          </table:table-cell>
          <table:table-cell table:formula="of:= 1 / [.K66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68.055" calcext:value-type="float">
            <text:p>1738936368.055</text:p>
          </table:table-cell>
          <table:table-cell office:value-type="float" office:value="1738936369.411" calcext:value-type="float">
            <text:p>1738936369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1]-[.A661]" office:value-type="float" office:value="1.35599994659424" calcext:value-type="float">
            <text:p>1.35599994659424</text:p>
          </table:table-cell>
          <table:table-cell/>
          <table:table-cell table:formula="of:=[.A661]-[.A660]" office:value-type="float" office:value="0.0329999923706055" calcext:value-type="float">
            <text:p>0.0329999923706055</text:p>
          </table:table-cell>
          <table:table-cell table:formula="of:=[.B661]-[.B660]" office:value-type="float" office:value="0.0940001010894775" calcext:value-type="float">
            <text:p>0.0940001010894775</text:p>
          </table:table-cell>
          <table:table-cell table:formula="of:=ABS([.K661]-[.J661])" office:value-type="float" office:value="0.0610001087188721" calcext:value-type="float">
            <text:p>0.0610001087188721</text:p>
          </table:table-cell>
          <table:table-cell/>
          <table:table-cell table:formula="of:= 1 / [.J661]" office:value-type="float" office:value="30.3030373089039" calcext:value-type="float">
            <text:p>30.3030373089039</text:p>
          </table:table-cell>
          <table:table-cell table:formula="of:= 1 / [.K661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368.255" calcext:value-type="float">
            <text:p>1738936368.255</text:p>
          </table:table-cell>
          <table:table-cell office:value-type="float" office:value="1738936369.5" calcext:value-type="float">
            <text:p>1738936369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2]-[.A662]" office:value-type="float" office:value="1.24499988555908" calcext:value-type="float">
            <text:p>1.24499988555908</text:p>
          </table:table-cell>
          <table:table-cell/>
          <table:table-cell table:formula="of:=[.A662]-[.A661]" office:value-type="float" office:value="0.200000047683716" calcext:value-type="float">
            <text:p>0.200000047683716</text:p>
          </table:table-cell>
          <table:table-cell table:formula="of:=[.B662]-[.B661]" office:value-type="float" office:value="0.0889999866485596" calcext:value-type="float">
            <text:p>0.0889999866485596</text:p>
          </table:table-cell>
          <table:table-cell table:formula="of:=ABS([.K662]-[.J662])" office:value-type="float" office:value="0.111000061035156" calcext:value-type="float">
            <text:p>0.111000061035156</text:p>
          </table:table-cell>
          <table:table-cell/>
          <table:table-cell table:formula="of:= 1 / [.J662]" office:value-type="float" office:value="4.99999880790739" calcext:value-type="float">
            <text:p>4.99999880790739</text:p>
          </table:table-cell>
          <table:table-cell table:formula="of:= 1 / [.K662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8.355" calcext:value-type="float">
            <text:p>1738936368.355</text:p>
          </table:table-cell>
          <table:table-cell office:value-type="float" office:value="1738936369.752" calcext:value-type="float">
            <text:p>1738936369.7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3]-[.A663]" office:value-type="float" office:value="1.3970000743866" calcext:value-type="float">
            <text:p>1.3970000743866</text:p>
          </table:table-cell>
          <table:table-cell/>
          <table:table-cell table:formula="of:=[.A663]-[.A662]" office:value-type="float" office:value="0.0999999046325684" calcext:value-type="float">
            <text:p>0.0999999046325684</text:p>
          </table:table-cell>
          <table:table-cell table:formula="of:=[.B663]-[.B662]" office:value-type="float" office:value="0.252000093460083" calcext:value-type="float">
            <text:p>0.252000093460083</text:p>
          </table:table-cell>
          <table:table-cell table:formula="of:=ABS([.K663]-[.J663])" office:value-type="float" office:value="0.152000188827515" calcext:value-type="float">
            <text:p>0.152000188827515</text:p>
          </table:table-cell>
          <table:table-cell/>
          <table:table-cell table:formula="of:= 1 / [.J663]" office:value-type="float" office:value="10.0000095367523" calcext:value-type="float">
            <text:p>10.0000095367523</text:p>
          </table:table-cell>
          <table:table-cell table:formula="of:= 1 / [.K663]" office:value-type="float" office:value="3.96825249653489" calcext:value-type="float">
            <text:p>3.96825249653489</text:p>
          </table:table-cell>
        </table:table-row>
        <table:table-row table:style-name="ro1">
          <table:table-cell office:value-type="float" office:value="1738936368.655" calcext:value-type="float">
            <text:p>1738936368.655</text:p>
          </table:table-cell>
          <table:table-cell office:value-type="float" office:value="1738936371.755" calcext:value-type="float">
            <text:p>1738936371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4]-[.A664]" office:value-type="float" office:value="3.10000014305115" calcext:value-type="float">
            <text:p>3.10000014305115</text:p>
          </table:table-cell>
          <table:table-cell/>
          <table:table-cell table:formula="of:=[.A664]-[.A663]" office:value-type="float" office:value="0.299999952316284" calcext:value-type="float">
            <text:p>0.299999952316284</text:p>
          </table:table-cell>
          <table:table-cell table:formula="of:=[.B664]-[.B663]" office:value-type="float" office:value="2.00300002098084" calcext:value-type="float">
            <text:p>2.00300002098084</text:p>
          </table:table-cell>
          <table:table-cell table:formula="of:=ABS([.K664]-[.J664])" office:value-type="float" office:value="1.70300006866455" calcext:value-type="float">
            <text:p>1.70300006866455</text:p>
          </table:table-cell>
          <table:table-cell/>
          <table:table-cell table:formula="of:= 1 / [.J664]" office:value-type="float" office:value="3.33333386315248" calcext:value-type="float">
            <text:p>3.33333386315248</text:p>
          </table:table-cell>
          <table:table-cell table:formula="of:= 1 / [.K664]" office:value-type="float" office:value="0.499251118085519" calcext:value-type="float">
            <text:p>0.499251118085519</text:p>
          </table:table-cell>
        </table:table-row>
        <table:table-row table:style-name="ro1">
          <table:table-cell office:value-type="float" office:value="1738936370.489" calcext:value-type="float">
            <text:p>1738936370.489</text:p>
          </table:table-cell>
          <table:table-cell office:value-type="float" office:value="1738936371.853" calcext:value-type="float">
            <text:p>1738936371.8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5]-[.A665]" office:value-type="float" office:value="1.36399984359741" calcext:value-type="float">
            <text:p>1.36399984359741</text:p>
          </table:table-cell>
          <table:table-cell/>
          <table:table-cell table:formula="of:=[.A665]-[.A664]" office:value-type="float" office:value="1.83400011062622" calcext:value-type="float">
            <text:p>1.83400011062622</text:p>
          </table:table-cell>
          <table:table-cell table:formula="of:=[.B665]-[.B664]" office:value-type="float" office:value="0.0979998111724854" calcext:value-type="float">
            <text:p>0.0979998111724854</text:p>
          </table:table-cell>
          <table:table-cell table:formula="of:=ABS([.K665]-[.J665])" office:value-type="float" office:value="1.73600029945374" calcext:value-type="float">
            <text:p>1.73600029945374</text:p>
          </table:table-cell>
          <table:table-cell/>
          <table:table-cell table:formula="of:= 1 / [.J665]" office:value-type="float" office:value="0.54525623755745" calcext:value-type="float">
            <text:p>0.54525623755745</text:p>
          </table:table-cell>
          <table:table-cell table:formula="of:= 1 / [.K665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370.822" calcext:value-type="float">
            <text:p>1738936370.822</text:p>
          </table:table-cell>
          <table:table-cell office:value-type="float" office:value="1738936372.703" calcext:value-type="float">
            <text:p>1738936372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6]-[.A666]" office:value-type="float" office:value="1.88100004196167" calcext:value-type="float">
            <text:p>1.88100004196167</text:p>
          </table:table-cell>
          <table:table-cell/>
          <table:table-cell table:formula="of:=[.A666]-[.A665]" office:value-type="float" office:value="0.33299994468689" calcext:value-type="float">
            <text:p>0.33299994468689</text:p>
          </table:table-cell>
          <table:table-cell table:formula="of:=[.B666]-[.B665]" office:value-type="float" office:value="0.850000143051148" calcext:value-type="float">
            <text:p>0.850000143051148</text:p>
          </table:table-cell>
          <table:table-cell table:formula="of:=ABS([.K666]-[.J666])" office:value-type="float" office:value="0.517000198364258" calcext:value-type="float">
            <text:p>0.517000198364258</text:p>
          </table:table-cell>
          <table:table-cell/>
          <table:table-cell table:formula="of:= 1 / [.J666]" office:value-type="float" office:value="3.00300350181821" calcext:value-type="float">
            <text:p>3.00300350181821</text:p>
          </table:table-cell>
          <table:table-cell table:formula="of:= 1 / [.K666]" office:value-type="float" office:value="1.17647039024066" calcext:value-type="float">
            <text:p>1.17647039024066</text:p>
          </table:table-cell>
        </table:table-row>
        <table:table-row table:style-name="ro1">
          <table:table-cell office:value-type="float" office:value="1738936371.455" calcext:value-type="float">
            <text:p>1738936371.455</text:p>
          </table:table-cell>
          <table:table-cell office:value-type="float" office:value="1738936372.807" calcext:value-type="float">
            <text:p>1738936372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7]-[.A667]" office:value-type="float" office:value="1.35199999809265" calcext:value-type="float">
            <text:p>1.35199999809265</text:p>
          </table:table-cell>
          <table:table-cell/>
          <table:table-cell table:formula="of:=[.A667]-[.A666]" office:value-type="float" office:value="0.632999897003174" calcext:value-type="float">
            <text:p>0.632999897003174</text:p>
          </table:table-cell>
          <table:table-cell table:formula="of:=[.B667]-[.B666]" office:value-type="float" office:value="0.103999853134155" calcext:value-type="float">
            <text:p>0.103999853134155</text:p>
          </table:table-cell>
          <table:table-cell table:formula="of:=ABS([.K667]-[.J667])" office:value-type="float" office:value="0.529000043869019" calcext:value-type="float">
            <text:p>0.529000043869019</text:p>
          </table:table-cell>
          <table:table-cell/>
          <table:table-cell table:formula="of:= 1 / [.J667]" office:value-type="float" office:value="1.57977908801301" calcext:value-type="float">
            <text:p>1.57977908801301</text:p>
          </table:table-cell>
          <table:table-cell table:formula="of:= 1 / [.K667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371.755" calcext:value-type="float">
            <text:p>1738936371.755</text:p>
          </table:table-cell>
          <table:table-cell office:value-type="float" office:value="1738936372.899" calcext:value-type="float">
            <text:p>1738936372.8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8]-[.A668]" office:value-type="float" office:value="1.14399981498718" calcext:value-type="float">
            <text:p>1.14399981498718</text:p>
          </table:table-cell>
          <table:table-cell/>
          <table:table-cell table:formula="of:=[.A668]-[.A667]" office:value-type="float" office:value="0.300000190734863" calcext:value-type="float">
            <text:p>0.300000190734863</text:p>
          </table:table-cell>
          <table:table-cell table:formula="of:=[.B668]-[.B667]" office:value-type="float" office:value="0.0920000076293945" calcext:value-type="float">
            <text:p>0.0920000076293945</text:p>
          </table:table-cell>
          <table:table-cell table:formula="of:=ABS([.K668]-[.J668])" office:value-type="float" office:value="0.208000183105469" calcext:value-type="float">
            <text:p>0.208000183105469</text:p>
          </table:table-cell>
          <table:table-cell/>
          <table:table-cell table:formula="of:= 1 / [.J668]" office:value-type="float" office:value="3.33333121405842" calcext:value-type="float">
            <text:p>3.33333121405842</text:p>
          </table:table-cell>
          <table:table-cell table:formula="of:= 1 / [.K66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71.789" calcext:value-type="float">
            <text:p>1738936371.789</text:p>
          </table:table-cell>
          <table:table-cell office:value-type="float" office:value="1738936372.988" calcext:value-type="float">
            <text:p>1738936372.9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9]-[.A669]" office:value-type="float" office:value="1.19899988174438" calcext:value-type="float">
            <text:p>1.19899988174438</text:p>
          </table:table-cell>
          <table:table-cell/>
          <table:table-cell table:formula="of:=[.A669]-[.A668]" office:value-type="float" office:value="0.0339999198913574" calcext:value-type="float">
            <text:p>0.0339999198913574</text:p>
          </table:table-cell>
          <table:table-cell table:formula="of:=[.B669]-[.B668]" office:value-type="float" office:value="0.0889999866485596" calcext:value-type="float">
            <text:p>0.0889999866485596</text:p>
          </table:table-cell>
          <table:table-cell table:formula="of:=ABS([.K669]-[.J669])" office:value-type="float" office:value="0.0550000667572022" calcext:value-type="float">
            <text:p>0.0550000667572022</text:p>
          </table:table-cell>
          <table:table-cell/>
          <table:table-cell table:formula="of:= 1 / [.J669]" office:value-type="float" office:value="29.4118340041793" calcext:value-type="float">
            <text:p>29.4118340041793</text:p>
          </table:table-cell>
          <table:table-cell table:formula="of:= 1 / [.K669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71.822" calcext:value-type="float">
            <text:p>1738936371.822</text:p>
          </table:table-cell>
          <table:table-cell office:value-type="float" office:value="1738936373.079" calcext:value-type="float">
            <text:p>1738936373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0]-[.A670]" office:value-type="float" office:value="1.25699996948242" calcext:value-type="float">
            <text:p>1.25699996948242</text:p>
          </table:table-cell>
          <table:table-cell/>
          <table:table-cell table:formula="of:=[.A670]-[.A669]" office:value-type="float" office:value="0.0329999923706055" calcext:value-type="float">
            <text:p>0.0329999923706055</text:p>
          </table:table-cell>
          <table:table-cell table:formula="of:=[.B670]-[.B669]" office:value-type="float" office:value="0.0910000801086426" calcext:value-type="float">
            <text:p>0.0910000801086426</text:p>
          </table:table-cell>
          <table:table-cell table:formula="of:=ABS([.K670]-[.J670])" office:value-type="float" office:value="0.0580000877380371" calcext:value-type="float">
            <text:p>0.0580000877380371</text:p>
          </table:table-cell>
          <table:table-cell/>
          <table:table-cell table:formula="of:= 1 / [.J670]" office:value-type="float" office:value="30.3030373089039" calcext:value-type="float">
            <text:p>30.3030373089039</text:p>
          </table:table-cell>
          <table:table-cell table:formula="of:= 1 / [.K67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72.155" calcext:value-type="float">
            <text:p>1738936372.155</text:p>
          </table:table-cell>
          <table:table-cell office:value-type="float" office:value="1738936375.24" calcext:value-type="float">
            <text:p>1738936375.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1]-[.A671]" office:value-type="float" office:value="3.08500003814697" calcext:value-type="float">
            <text:p>3.08500003814697</text:p>
          </table:table-cell>
          <table:table-cell/>
          <table:table-cell table:formula="of:=[.A671]-[.A670]" office:value-type="float" office:value="0.33299994468689" calcext:value-type="float">
            <text:p>0.33299994468689</text:p>
          </table:table-cell>
          <table:table-cell table:formula="of:=[.B671]-[.B670]" office:value-type="float" office:value="2.16100001335144" calcext:value-type="float">
            <text:p>2.16100001335144</text:p>
          </table:table-cell>
          <table:table-cell table:formula="of:=ABS([.K671]-[.J671])" office:value-type="float" office:value="1.82800006866455" calcext:value-type="float">
            <text:p>1.82800006866455</text:p>
          </table:table-cell>
          <table:table-cell/>
          <table:table-cell table:formula="of:= 1 / [.J671]" office:value-type="float" office:value="3.00300350181821" calcext:value-type="float">
            <text:p>3.00300350181821</text:p>
          </table:table-cell>
          <table:table-cell table:formula="of:= 1 / [.K671]" office:value-type="float" office:value="0.46274872458197" calcext:value-type="float">
            <text:p>0.46274872458197</text:p>
          </table:table-cell>
        </table:table-row>
        <table:table-row table:style-name="ro1">
          <table:table-cell office:value-type="float" office:value="1738936374.355" calcext:value-type="float">
            <text:p>1738936374.355</text:p>
          </table:table-cell>
          <table:table-cell office:value-type="float" office:value="1738936377.071" calcext:value-type="float">
            <text:p>1738936377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2]-[.A672]" office:value-type="float" office:value="2.71600008010864" calcext:value-type="float">
            <text:p>2.71600008010864</text:p>
          </table:table-cell>
          <table:table-cell/>
          <table:table-cell table:formula="of:=[.A672]-[.A671]" office:value-type="float" office:value="2.20000004768372" calcext:value-type="float">
            <text:p>2.20000004768372</text:p>
          </table:table-cell>
          <table:table-cell table:formula="of:=[.B672]-[.B671]" office:value-type="float" office:value="1.83100008964539" calcext:value-type="float">
            <text:p>1.83100008964539</text:p>
          </table:table-cell>
          <table:table-cell table:formula="of:=ABS([.K672]-[.J672])" office:value-type="float" office:value="0.36899995803833" calcext:value-type="float">
            <text:p>0.36899995803833</text:p>
          </table:table-cell>
          <table:table-cell/>
          <table:table-cell table:formula="of:= 1 / [.J672]" office:value-type="float" office:value="0.454545444693447" calcext:value-type="float">
            <text:p>0.454545444693447</text:p>
          </table:table-cell>
          <table:table-cell table:formula="of:= 1 / [.K672]" office:value-type="float" office:value="0.546149618263357" calcext:value-type="float">
            <text:p>0.546149618263357</text:p>
          </table:table-cell>
        </table:table-row>
        <table:table-row table:style-name="ro1">
          <table:table-cell office:value-type="float" office:value="1738936375.889" calcext:value-type="float">
            <text:p>1738936375.889</text:p>
          </table:table-cell>
          <table:table-cell office:value-type="float" office:value="1738936377.163" calcext:value-type="float">
            <text:p>1738936377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3]-[.A673]" office:value-type="float" office:value="1.27400016784668" calcext:value-type="float">
            <text:p>1.27400016784668</text:p>
          </table:table-cell>
          <table:table-cell/>
          <table:table-cell table:formula="of:=[.A673]-[.A672]" office:value-type="float" office:value="1.53399991989136" calcext:value-type="float">
            <text:p>1.53399991989136</text:p>
          </table:table-cell>
          <table:table-cell table:formula="of:=[.B673]-[.B672]" office:value-type="float" office:value="0.0920000076293945" calcext:value-type="float">
            <text:p>0.0920000076293945</text:p>
          </table:table-cell>
          <table:table-cell table:formula="of:=ABS([.K673]-[.J673])" office:value-type="float" office:value="1.44199991226196" calcext:value-type="float">
            <text:p>1.44199991226196</text:p>
          </table:table-cell>
          <table:table-cell/>
          <table:table-cell table:formula="of:= 1 / [.J673]" office:value-type="float" office:value="0.651890516442024" calcext:value-type="float">
            <text:p>0.651890516442024</text:p>
          </table:table-cell>
          <table:table-cell table:formula="of:= 1 / [.K673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76.022" calcext:value-type="float">
            <text:p>1738936376.022</text:p>
          </table:table-cell>
          <table:table-cell office:value-type="float" office:value="1738936377.539" calcext:value-type="float">
            <text:p>1738936377.5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4]-[.A674]" office:value-type="float" office:value="1.51699995994568" calcext:value-type="float">
            <text:p>1.51699995994568</text:p>
          </table:table-cell>
          <table:table-cell/>
          <table:table-cell table:formula="of:=[.A674]-[.A673]" office:value-type="float" office:value="0.133000135421753" calcext:value-type="float">
            <text:p>0.133000135421753</text:p>
          </table:table-cell>
          <table:table-cell table:formula="of:=[.B674]-[.B673]" office:value-type="float" office:value="0.375999927520752" calcext:value-type="float">
            <text:p>0.375999927520752</text:p>
          </table:table-cell>
          <table:table-cell table:formula="of:=ABS([.K674]-[.J674])" office:value-type="float" office:value="0.242999792098999" calcext:value-type="float">
            <text:p>0.242999792098999</text:p>
          </table:table-cell>
          <table:table-cell/>
          <table:table-cell table:formula="of:= 1 / [.J674]" office:value-type="float" office:value="7.51878933678472" calcext:value-type="float">
            <text:p>7.51878933678472</text:p>
          </table:table-cell>
          <table:table-cell table:formula="of:= 1 / [.K674]" office:value-type="float" office:value="2.65957498075531" calcext:value-type="float">
            <text:p>2.65957498075531</text:p>
          </table:table-cell>
        </table:table-row>
        <table:table-row table:style-name="ro1">
          <table:table-cell office:value-type="float" office:value="1738936376.155" calcext:value-type="float">
            <text:p>1738936376.155</text:p>
          </table:table-cell>
          <table:table-cell office:value-type="float" office:value="1738936377.635" calcext:value-type="float">
            <text:p>1738936377.6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5]-[.A675]" office:value-type="float" office:value="1.48000001907349" calcext:value-type="float">
            <text:p>1.48000001907349</text:p>
          </table:table-cell>
          <table:table-cell/>
          <table:table-cell table:formula="of:=[.A675]-[.A674]" office:value-type="float" office:value="0.132999897003174" calcext:value-type="float">
            <text:p>0.132999897003174</text:p>
          </table:table-cell>
          <table:table-cell table:formula="of:=[.B675]-[.B674]" office:value-type="float" office:value="0.0959999561309815" calcext:value-type="float">
            <text:p>0.0959999561309815</text:p>
          </table:table-cell>
          <table:table-cell table:formula="of:=ABS([.K675]-[.J675])" office:value-type="float" office:value="0.0369999408721924" calcext:value-type="float">
            <text:p>0.0369999408721924</text:p>
          </table:table-cell>
          <table:table-cell/>
          <table:table-cell table:formula="of:= 1 / [.J675]" office:value-type="float" office:value="7.51880281513403" calcext:value-type="float">
            <text:p>7.51880281513403</text:p>
          </table:table-cell>
          <table:table-cell table:formula="of:= 1 / [.K675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76.189" calcext:value-type="float">
            <text:p>1738936376.189</text:p>
          </table:table-cell>
          <table:table-cell office:value-type="float" office:value="1738936377.723" calcext:value-type="float">
            <text:p>1738936377.7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6]-[.A676]" office:value-type="float" office:value="1.53400015830994" calcext:value-type="float">
            <text:p>1.53400015830994</text:p>
          </table:table-cell>
          <table:table-cell/>
          <table:table-cell table:formula="of:=[.A676]-[.A675]" office:value-type="float" office:value="0.0339999198913574" calcext:value-type="float">
            <text:p>0.0339999198913574</text:p>
          </table:table-cell>
          <table:table-cell table:formula="of:=[.B676]-[.B675]" office:value-type="float" office:value="0.0880000591278076" calcext:value-type="float">
            <text:p>0.0880000591278076</text:p>
          </table:table-cell>
          <table:table-cell table:formula="of:=ABS([.K676]-[.J676])" office:value-type="float" office:value="0.0540001392364502" calcext:value-type="float">
            <text:p>0.0540001392364502</text:p>
          </table:table-cell>
          <table:table-cell/>
          <table:table-cell table:formula="of:= 1 / [.J676]" office:value-type="float" office:value="29.4118340041793" calcext:value-type="float">
            <text:p>29.4118340041793</text:p>
          </table:table-cell>
          <table:table-cell table:formula="of:= 1 / [.K676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76.222" calcext:value-type="float">
            <text:p>1738936376.222</text:p>
          </table:table-cell>
          <table:table-cell office:value-type="float" office:value="1738936377.82" calcext:value-type="float">
            <text:p>1738936377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7]-[.A677]" office:value-type="float" office:value="1.59800004959106" calcext:value-type="float">
            <text:p>1.59800004959106</text:p>
          </table:table-cell>
          <table:table-cell/>
          <table:table-cell table:formula="of:=[.A677]-[.A676]" office:value-type="float" office:value="0.0329999923706055" calcext:value-type="float">
            <text:p>0.0329999923706055</text:p>
          </table:table-cell>
          <table:table-cell table:formula="of:=[.B677]-[.B676]" office:value-type="float" office:value="0.0969998836517334" calcext:value-type="float">
            <text:p>0.0969998836517334</text:p>
          </table:table-cell>
          <table:table-cell table:formula="of:=ABS([.K677]-[.J677])" office:value-type="float" office:value="0.0639998912811279" calcext:value-type="float">
            <text:p>0.0639998912811279</text:p>
          </table:table-cell>
          <table:table-cell/>
          <table:table-cell table:formula="of:= 1 / [.J677]" office:value-type="float" office:value="30.3030373089039" calcext:value-type="float">
            <text:p>30.3030373089039</text:p>
          </table:table-cell>
          <table:table-cell table:formula="of:= 1 / [.K677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76.255" calcext:value-type="float">
            <text:p>1738936376.255</text:p>
          </table:table-cell>
          <table:table-cell office:value-type="float" office:value="1738936377.911" calcext:value-type="float">
            <text:p>1738936377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8]-[.A678]" office:value-type="float" office:value="1.65599989891052" calcext:value-type="float">
            <text:p>1.65599989891052</text:p>
          </table:table-cell>
          <table:table-cell/>
          <table:table-cell table:formula="of:=[.A678]-[.A677]" office:value-type="float" office:value="0.0330002307891846" calcext:value-type="float">
            <text:p>0.0330002307891846</text:p>
          </table:table-cell>
          <table:table-cell table:formula="of:=[.B678]-[.B677]" office:value-type="float" office:value="0.0910000801086426" calcext:value-type="float">
            <text:p>0.0910000801086426</text:p>
          </table:table-cell>
          <table:table-cell table:formula="of:=ABS([.K678]-[.J678])" office:value-type="float" office:value="0.057999849319458" calcext:value-type="float">
            <text:p>0.057999849319458</text:p>
          </table:table-cell>
          <table:table-cell/>
          <table:table-cell table:formula="of:= 1 / [.J678]" office:value-type="float" office:value="30.3028183768866" calcext:value-type="float">
            <text:p>30.3028183768866</text:p>
          </table:table-cell>
          <table:table-cell table:formula="of:= 1 / [.K678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76.289" calcext:value-type="float">
            <text:p>1738936376.289</text:p>
          </table:table-cell>
          <table:table-cell office:value-type="float" office:value="1738936377.999" calcext:value-type="float">
            <text:p>1738936377.9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9]-[.A679]" office:value-type="float" office:value="1.71000003814697" calcext:value-type="float">
            <text:p>1.71000003814697</text:p>
          </table:table-cell>
          <table:table-cell/>
          <table:table-cell table:formula="of:=[.A679]-[.A678]" office:value-type="float" office:value="0.0339999198913574" calcext:value-type="float">
            <text:p>0.0339999198913574</text:p>
          </table:table-cell>
          <table:table-cell table:formula="of:=[.B679]-[.B678]" office:value-type="float" office:value="0.0880000591278076" calcext:value-type="float">
            <text:p>0.0880000591278076</text:p>
          </table:table-cell>
          <table:table-cell table:formula="of:=ABS([.K679]-[.J679])" office:value-type="float" office:value="0.0540001392364502" calcext:value-type="float">
            <text:p>0.0540001392364502</text:p>
          </table:table-cell>
          <table:table-cell/>
          <table:table-cell table:formula="of:= 1 / [.J679]" office:value-type="float" office:value="29.4118340041793" calcext:value-type="float">
            <text:p>29.4118340041793</text:p>
          </table:table-cell>
          <table:table-cell table:formula="of:= 1 / [.K67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76.722" calcext:value-type="float">
            <text:p>1738936376.722</text:p>
          </table:table-cell>
          <table:table-cell office:value-type="float" office:value="1738936378.09" calcext:value-type="float">
            <text:p>1738936378.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0]-[.A680]" office:value-type="float" office:value="1.36800003051758" calcext:value-type="float">
            <text:p>1.36800003051758</text:p>
          </table:table-cell>
          <table:table-cell/>
          <table:table-cell table:formula="of:=[.A680]-[.A679]" office:value-type="float" office:value="0.432999849319458" calcext:value-type="float">
            <text:p>0.432999849319458</text:p>
          </table:table-cell>
          <table:table-cell table:formula="of:=[.B680]-[.B679]" office:value-type="float" office:value="0.0909998416900635" calcext:value-type="float">
            <text:p>0.0909998416900635</text:p>
          </table:table-cell>
          <table:table-cell table:formula="of:=ABS([.K680]-[.J680])" office:value-type="float" office:value="0.342000007629395" calcext:value-type="float">
            <text:p>0.342000007629395</text:p>
          </table:table-cell>
          <table:table-cell/>
          <table:table-cell table:formula="of:= 1 / [.J680]" office:value-type="float" office:value="2.30946962584789" calcext:value-type="float">
            <text:p>2.30946962584789</text:p>
          </table:table-cell>
          <table:table-cell table:formula="of:= 1 / [.K68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76.755" calcext:value-type="float">
            <text:p>1738936376.755</text:p>
          </table:table-cell>
          <table:table-cell office:value-type="float" office:value="1738936378.188" calcext:value-type="float">
            <text:p>1738936378.1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1]-[.A681]" office:value-type="float" office:value="1.43299984931946" calcext:value-type="float">
            <text:p>1.43299984931946</text:p>
          </table:table-cell>
          <table:table-cell/>
          <table:table-cell table:formula="of:=[.A681]-[.A680]" office:value-type="float" office:value="0.0330002307891846" calcext:value-type="float">
            <text:p>0.0330002307891846</text:p>
          </table:table-cell>
          <table:table-cell table:formula="of:=[.B681]-[.B680]" office:value-type="float" office:value="0.0980000495910645" calcext:value-type="float">
            <text:p>0.0980000495910645</text:p>
          </table:table-cell>
          <table:table-cell table:formula="of:=ABS([.K681]-[.J681])" office:value-type="float" office:value="0.0649998188018799" calcext:value-type="float">
            <text:p>0.0649998188018799</text:p>
          </table:table-cell>
          <table:table-cell/>
          <table:table-cell table:formula="of:= 1 / [.J681]" office:value-type="float" office:value="30.3028183768866" calcext:value-type="float">
            <text:p>30.3028183768866</text:p>
          </table:table-cell>
          <table:table-cell table:formula="of:= 1 / [.K68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80.055" calcext:value-type="float">
            <text:p>1738936380.055</text:p>
          </table:table-cell>
          <table:table-cell office:value-type="float" office:value="1738936381.483" calcext:value-type="float">
            <text:p>1738936381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2]-[.A682]" office:value-type="float" office:value="1.42799997329712" calcext:value-type="float">
            <text:p>1.42799997329712</text:p>
          </table:table-cell>
          <table:table-cell/>
          <table:table-cell table:formula="of:=[.A682]-[.A681]" office:value-type="float" office:value="3.29999995231628" calcext:value-type="float">
            <text:p>3.29999995231628</text:p>
          </table:table-cell>
          <table:table-cell table:formula="of:=[.B682]-[.B681]" office:value-type="float" office:value="3.29500007629395" calcext:value-type="float">
            <text:p>3.29500007629395</text:p>
          </table:table-cell>
          <table:table-cell table:formula="of:=ABS([.K682]-[.J682])" office:value-type="float" office:value="0.00499987602233887" calcext:value-type="float">
            <text:p>0.00499987602233887</text:p>
          </table:table-cell>
          <table:table-cell/>
          <table:table-cell table:formula="of:= 1 / [.J682]" office:value-type="float" office:value="0.303030307408973" calcext:value-type="float">
            <text:p>0.303030307408973</text:p>
          </table:table-cell>
          <table:table-cell table:formula="of:= 1 / [.K682]" office:value-type="float" office:value="0.303490129543411" calcext:value-type="float">
            <text:p>0.303490129543411</text:p>
          </table:table-cell>
        </table:table-row>
        <table:table-row table:style-name="ro1">
          <table:table-cell office:value-type="float" office:value="1738936380.522" calcext:value-type="float">
            <text:p>1738936380.522</text:p>
          </table:table-cell>
          <table:table-cell office:value-type="float" office:value="1738936382.023" calcext:value-type="float">
            <text:p>1738936382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3]-[.A683]" office:value-type="float" office:value="1.50099992752075" calcext:value-type="float">
            <text:p>1.50099992752075</text:p>
          </table:table-cell>
          <table:table-cell/>
          <table:table-cell table:formula="of:=[.A683]-[.A682]" office:value-type="float" office:value="0.467000007629395" calcext:value-type="float">
            <text:p>0.467000007629395</text:p>
          </table:table-cell>
          <table:table-cell table:formula="of:=[.B683]-[.B682]" office:value-type="float" office:value="0.539999961853027" calcext:value-type="float">
            <text:p>0.539999961853027</text:p>
          </table:table-cell>
          <table:table-cell table:formula="of:=ABS([.K683]-[.J683])" office:value-type="float" office:value="0.0729999542236328" calcext:value-type="float">
            <text:p>0.0729999542236328</text:p>
          </table:table-cell>
          <table:table-cell/>
          <table:table-cell table:formula="of:= 1 / [.J683]" office:value-type="float" office:value="2.1413275881434" calcext:value-type="float">
            <text:p>2.1413275881434</text:p>
          </table:table-cell>
          <table:table-cell table:formula="of:= 1 / [.K683]" office:value-type="float" office:value="1.85185198267138" calcext:value-type="float">
            <text:p>1.85185198267138</text:p>
          </table:table-cell>
        </table:table-row>
        <table:table-row table:style-name="ro1">
          <table:table-cell office:value-type="float" office:value="1738936380.889" calcext:value-type="float">
            <text:p>1738936380.889</text:p>
          </table:table-cell>
          <table:table-cell office:value-type="float" office:value="1738936382.268" calcext:value-type="float">
            <text:p>1738936382.2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4]-[.A684]" office:value-type="float" office:value="1.37899994850159" calcext:value-type="float">
            <text:p>1.37899994850159</text:p>
          </table:table-cell>
          <table:table-cell/>
          <table:table-cell table:formula="of:=[.A684]-[.A683]" office:value-type="float" office:value="0.366999864578247" calcext:value-type="float">
            <text:p>0.366999864578247</text:p>
          </table:table-cell>
          <table:table-cell table:formula="of:=[.B684]-[.B683]" office:value-type="float" office:value="0.244999885559082" calcext:value-type="float">
            <text:p>0.244999885559082</text:p>
          </table:table-cell>
          <table:table-cell table:formula="of:=ABS([.K684]-[.J684])" office:value-type="float" office:value="0.121999979019165" calcext:value-type="float">
            <text:p>0.121999979019165</text:p>
          </table:table-cell>
          <table:table-cell/>
          <table:table-cell table:formula="of:= 1 / [.J684]" office:value-type="float" office:value="2.72479664576768" calcext:value-type="float">
            <text:p>2.72479664576768</text:p>
          </table:table-cell>
          <table:table-cell table:formula="of:= 1 / [.K684]" office:value-type="float" office:value="4.08163455961635" calcext:value-type="float">
            <text:p>4.08163455961635</text:p>
          </table:table-cell>
        </table:table-row>
        <table:table-row table:style-name="ro1">
          <table:table-cell office:value-type="float" office:value="1738936383.456" calcext:value-type="float">
            <text:p>1738936383.456</text:p>
          </table:table-cell>
          <table:table-cell office:value-type="float" office:value="1738936384.708" calcext:value-type="float">
            <text:p>1738936384.7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5]-[.A685]" office:value-type="float" office:value="1.2519998550415" calcext:value-type="float">
            <text:p>1.2519998550415</text:p>
          </table:table-cell>
          <table:table-cell/>
          <table:table-cell table:formula="of:=[.A685]-[.A684]" office:value-type="float" office:value="2.56700015068054" calcext:value-type="float">
            <text:p>2.56700015068054</text:p>
          </table:table-cell>
          <table:table-cell table:formula="of:=[.B685]-[.B684]" office:value-type="float" office:value="2.44000005722046" calcext:value-type="float">
            <text:p>2.44000005722046</text:p>
          </table:table-cell>
          <table:table-cell table:formula="of:=ABS([.K685]-[.J685])" office:value-type="float" office:value="0.127000093460083" calcext:value-type="float">
            <text:p>0.127000093460083</text:p>
          </table:table-cell>
          <table:table-cell/>
          <table:table-cell table:formula="of:= 1 / [.J685]" office:value-type="float" office:value="0.389559774562104" calcext:value-type="float">
            <text:p>0.389559774562104</text:p>
          </table:table-cell>
          <table:table-cell table:formula="of:= 1 / [.K685]" office:value-type="float" office:value="0.409836055962702" calcext:value-type="float">
            <text:p>0.409836055962702</text:p>
          </table:table-cell>
        </table:table-row>
        <table:table-row table:style-name="ro1">
          <table:table-cell office:value-type="float" office:value="1738936383.489" calcext:value-type="float">
            <text:p>1738936383.489</text:p>
          </table:table-cell>
          <table:table-cell office:value-type="float" office:value="1738936384.802" calcext:value-type="float">
            <text:p>1738936384.8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6]-[.A686]" office:value-type="float" office:value="1.31299996376038" calcext:value-type="float">
            <text:p>1.31299996376038</text:p>
          </table:table-cell>
          <table:table-cell/>
          <table:table-cell table:formula="of:=[.A686]-[.A685]" office:value-type="float" office:value="0.0329999923706055" calcext:value-type="float">
            <text:p>0.0329999923706055</text:p>
          </table:table-cell>
          <table:table-cell table:formula="of:=[.B686]-[.B685]" office:value-type="float" office:value="0.0940001010894775" calcext:value-type="float">
            <text:p>0.0940001010894775</text:p>
          </table:table-cell>
          <table:table-cell table:formula="of:=ABS([.K686]-[.J686])" office:value-type="float" office:value="0.0610001087188721" calcext:value-type="float">
            <text:p>0.0610001087188721</text:p>
          </table:table-cell>
          <table:table-cell/>
          <table:table-cell table:formula="of:= 1 / [.J686]" office:value-type="float" office:value="30.3030373089039" calcext:value-type="float">
            <text:p>30.3030373089039</text:p>
          </table:table-cell>
          <table:table-cell table:formula="of:= 1 / [.K686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383.656" calcext:value-type="float">
            <text:p>1738936383.656</text:p>
          </table:table-cell>
          <table:table-cell office:value-type="float" office:value="1738936384.911" calcext:value-type="float">
            <text:p>1738936384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7]-[.A687]" office:value-type="float" office:value="1.25500011444092" calcext:value-type="float">
            <text:p>1.25500011444092</text:p>
          </table:table-cell>
          <table:table-cell/>
          <table:table-cell table:formula="of:=[.A687]-[.A686]" office:value-type="float" office:value="0.166999816894531" calcext:value-type="float">
            <text:p>0.166999816894531</text:p>
          </table:table-cell>
          <table:table-cell table:formula="of:=[.B687]-[.B686]" office:value-type="float" office:value="0.108999967575073" calcext:value-type="float">
            <text:p>0.108999967575073</text:p>
          </table:table-cell>
          <table:table-cell table:formula="of:=ABS([.K687]-[.J687])" office:value-type="float" office:value="0.057999849319458" calcext:value-type="float">
            <text:p>0.057999849319458</text:p>
          </table:table-cell>
          <table:table-cell/>
          <table:table-cell table:formula="of:= 1 / [.J687]" office:value-type="float" office:value="5.98803051761159" calcext:value-type="float">
            <text:p>5.98803051761159</text:p>
          </table:table-cell>
          <table:table-cell table:formula="of:= 1 / [.K687]" office:value-type="float" office:value="9.17431465574753" calcext:value-type="float">
            <text:p>9.17431465574753</text:p>
          </table:table-cell>
        </table:table-row>
        <table:table-row table:style-name="ro1">
          <table:table-cell office:value-type="float" office:value="1738936383.722" calcext:value-type="float">
            <text:p>1738936383.722</text:p>
          </table:table-cell>
          <table:table-cell office:value-type="float" office:value="1738936385.201" calcext:value-type="float">
            <text:p>1738936385.2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8]-[.A688]" office:value-type="float" office:value="1.47900009155273" calcext:value-type="float">
            <text:p>1.47900009155273</text:p>
          </table:table-cell>
          <table:table-cell/>
          <table:table-cell table:formula="of:=[.A688]-[.A687]" office:value-type="float" office:value="0.0659999847412109" calcext:value-type="float">
            <text:p>0.0659999847412109</text:p>
          </table:table-cell>
          <table:table-cell table:formula="of:=[.B688]-[.B687]" office:value-type="float" office:value="0.289999961853027" calcext:value-type="float">
            <text:p>0.289999961853027</text:p>
          </table:table-cell>
          <table:table-cell table:formula="of:=ABS([.K688]-[.J688])" office:value-type="float" office:value="0.223999977111816" calcext:value-type="float">
            <text:p>0.223999977111816</text:p>
          </table:table-cell>
          <table:table-cell/>
          <table:table-cell table:formula="of:= 1 / [.J688]" office:value-type="float" office:value="15.1515186544519" calcext:value-type="float">
            <text:p>15.1515186544519</text:p>
          </table:table-cell>
          <table:table-cell table:formula="of:= 1 / [.K688]" office:value-type="float" office:value="3.44827631565966" calcext:value-type="float">
            <text:p>3.44827631565966</text:p>
          </table:table-cell>
        </table:table-row>
        <table:table-row table:style-name="ro1">
          <table:table-cell office:value-type="float" office:value="1738936383.789" calcext:value-type="float">
            <text:p>1738936383.789</text:p>
          </table:table-cell>
          <table:table-cell office:value-type="float" office:value="1738936385.207" calcext:value-type="float">
            <text:p>1738936385.2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9]-[.A689]" office:value-type="float" office:value="1.41799998283386" calcext:value-type="float">
            <text:p>1.41799998283386</text:p>
          </table:table-cell>
          <table:table-cell/>
          <table:table-cell table:formula="of:=[.A689]-[.A688]" office:value-type="float" office:value="0.067000150680542" calcext:value-type="float">
            <text:p>0.067000150680542</text:p>
          </table:table-cell>
          <table:table-cell table:formula="of:=[.B689]-[.B688]" office:value-type="float" office:value="0.00600004196166992" calcext:value-type="float">
            <text:p>0.00600004196166992</text:p>
          </table:table-cell>
          <table:table-cell table:formula="of:=ABS([.K689]-[.J689])" office:value-type="float" office:value="0.0610001087188721" calcext:value-type="float">
            <text:p>0.0610001087188721</text:p>
          </table:table-cell>
          <table:table-cell/>
          <table:table-cell table:formula="of:= 1 / [.J689]" office:value-type="float" office:value="14.9253395677872" calcext:value-type="float">
            <text:p>14.9253395677872</text:p>
          </table:table-cell>
          <table:table-cell table:formula="of:= 1 / [.K689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383.822" calcext:value-type="float">
            <text:p>1738936383.822</text:p>
          </table:table-cell>
          <table:table-cell office:value-type="float" office:value="1738936385.211" calcext:value-type="float">
            <text:p>1738936385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0]-[.A690]" office:value-type="float" office:value="1.38899993896484" calcext:value-type="float">
            <text:p>1.38899993896484</text:p>
          </table:table-cell>
          <table:table-cell/>
          <table:table-cell table:formula="of:=[.A690]-[.A689]" office:value-type="float" office:value="0.0329999923706055" calcext:value-type="float">
            <text:p>0.0329999923706055</text:p>
          </table:table-cell>
          <table:table-cell table:formula="of:=[.B690]-[.B689]" office:value-type="float" office:value="0.00399994850158691" calcext:value-type="float">
            <text:p>0.00399994850158691</text:p>
          </table:table-cell>
          <table:table-cell table:formula="of:=ABS([.K690]-[.J690])" office:value-type="float" office:value="0.0290000438690186" calcext:value-type="float">
            <text:p>0.0290000438690186</text:p>
          </table:table-cell>
          <table:table-cell/>
          <table:table-cell table:formula="of:= 1 / [.J690]" office:value-type="float" office:value="30.3030373089039" calcext:value-type="float">
            <text:p>30.3030373089039</text:p>
          </table:table-cell>
          <table:table-cell table:formula="of:= 1 / [.K690]" office:value-type="float" office:value="250.003218692257" calcext:value-type="float">
            <text:p>250.003218692257</text:p>
          </table:table-cell>
        </table:table-row>
        <table:table-row table:style-name="ro1">
          <table:table-cell office:value-type="float" office:value="1738936383.856" calcext:value-type="float">
            <text:p>1738936383.856</text:p>
          </table:table-cell>
          <table:table-cell office:value-type="float" office:value="1738936385.285" calcext:value-type="float">
            <text:p>1738936385.2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1]-[.A691]" office:value-type="float" office:value="1.42900013923645" calcext:value-type="float">
            <text:p>1.42900013923645</text:p>
          </table:table-cell>
          <table:table-cell/>
          <table:table-cell table:formula="of:=[.A691]-[.A690]" office:value-type="float" office:value="0.0339999198913574" calcext:value-type="float">
            <text:p>0.0339999198913574</text:p>
          </table:table-cell>
          <table:table-cell table:formula="of:=[.B691]-[.B690]" office:value-type="float" office:value="0.0740001201629639" calcext:value-type="float">
            <text:p>0.0740001201629639</text:p>
          </table:table-cell>
          <table:table-cell table:formula="of:=ABS([.K691]-[.J691])" office:value-type="float" office:value="0.0400002002716064" calcext:value-type="float">
            <text:p>0.0400002002716064</text:p>
          </table:table-cell>
          <table:table-cell/>
          <table:table-cell table:formula="of:= 1 / [.J691]" office:value-type="float" office:value="29.4118340041793" calcext:value-type="float">
            <text:p>29.4118340041793</text:p>
          </table:table-cell>
          <table:table-cell table:formula="of:= 1 / [.K691]" office:value-type="float" office:value="13.5134915699838" calcext:value-type="float">
            <text:p>13.5134915699838</text:p>
          </table:table-cell>
        </table:table-row>
        <table:table-row table:style-name="ro1">
          <table:table-cell office:value-type="float" office:value="1738936384.989" calcext:value-type="float">
            <text:p>1738936384.989</text:p>
          </table:table-cell>
          <table:table-cell office:value-type="float" office:value="1738936386.229" calcext:value-type="float">
            <text:p>1738936386.2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2]-[.A692]" office:value-type="float" office:value="1.24000000953674" calcext:value-type="float">
            <text:p>1.24000000953674</text:p>
          </table:table-cell>
          <table:table-cell/>
          <table:table-cell table:formula="of:=[.A692]-[.A691]" office:value-type="float" office:value="1.13300013542175" calcext:value-type="float">
            <text:p>1.13300013542175</text:p>
          </table:table-cell>
          <table:table-cell table:formula="of:=[.B692]-[.B691]" office:value-type="float" office:value="0.944000005722046" calcext:value-type="float">
            <text:p>0.944000005722046</text:p>
          </table:table-cell>
          <table:table-cell table:formula="of:=ABS([.K692]-[.J692])" office:value-type="float" office:value="0.189000129699707" calcext:value-type="float">
            <text:p>0.189000129699707</text:p>
          </table:table-cell>
          <table:table-cell/>
          <table:table-cell table:formula="of:= 1 / [.J692]" office:value-type="float" office:value="0.882612427603776" calcext:value-type="float">
            <text:p>0.882612427603776</text:p>
          </table:table-cell>
          <table:table-cell table:formula="of:= 1 / [.K692]" office:value-type="float" office:value="1.05932202747724" calcext:value-type="float">
            <text:p>1.05932202747724</text:p>
          </table:table-cell>
        </table:table-row>
        <table:table-row table:style-name="ro1">
          <table:table-cell office:value-type="float" office:value="1738936385.489" calcext:value-type="float">
            <text:p>1738936385.489</text:p>
          </table:table-cell>
          <table:table-cell office:value-type="float" office:value="1738936386.83" calcext:value-type="float">
            <text:p>1738936386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3]-[.A693]" office:value-type="float" office:value="1.34099984169006" calcext:value-type="float">
            <text:p>1.34099984169006</text:p>
          </table:table-cell>
          <table:table-cell/>
          <table:table-cell table:formula="of:=[.A693]-[.A692]" office:value-type="float" office:value="0.5" calcext:value-type="float">
            <text:p>0.5</text:p>
          </table:table-cell>
          <table:table-cell table:formula="of:=[.B693]-[.B692]" office:value-type="float" office:value="0.60099983215332" calcext:value-type="float">
            <text:p>0.60099983215332</text:p>
          </table:table-cell>
          <table:table-cell table:formula="of:=ABS([.K693]-[.J693])" office:value-type="float" office:value="0.10099983215332" calcext:value-type="float">
            <text:p>0.10099983215332</text:p>
          </table:table-cell>
          <table:table-cell/>
          <table:table-cell table:formula="of:= 1 / [.J693]" office:value-type="float" office:value="2" calcext:value-type="float">
            <text:p>2</text:p>
          </table:table-cell>
          <table:table-cell table:formula="of:= 1 / [.K693]" office:value-type="float" office:value="1.66389397550596" calcext:value-type="float">
            <text:p>1.66389397550596</text:p>
          </table:table-cell>
        </table:table-row>
        <table:table-row table:style-name="ro1">
          <table:table-cell office:value-type="float" office:value="1738936385.956" calcext:value-type="float">
            <text:p>1738936385.956</text:p>
          </table:table-cell>
          <table:table-cell office:value-type="float" office:value="1738936388.562" calcext:value-type="float">
            <text:p>1738936388.5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4]-[.A694]" office:value-type="float" office:value="2.60599994659424" calcext:value-type="float">
            <text:p>2.60599994659424</text:p>
          </table:table-cell>
          <table:table-cell/>
          <table:table-cell table:formula="of:=[.A694]-[.A693]" office:value-type="float" office:value="0.467000007629395" calcext:value-type="float">
            <text:p>0.467000007629395</text:p>
          </table:table-cell>
          <table:table-cell table:formula="of:=[.B694]-[.B693]" office:value-type="float" office:value="1.73200011253357" calcext:value-type="float">
            <text:p>1.73200011253357</text:p>
          </table:table-cell>
          <table:table-cell table:formula="of:=ABS([.K694]-[.J694])" office:value-type="float" office:value="1.26500010490417" calcext:value-type="float">
            <text:p>1.26500010490417</text:p>
          </table:table-cell>
          <table:table-cell/>
          <table:table-cell table:formula="of:= 1 / [.J694]" office:value-type="float" office:value="2.1413275881434" calcext:value-type="float">
            <text:p>2.1413275881434</text:p>
          </table:table-cell>
          <table:table-cell table:formula="of:= 1 / [.K694]" office:value-type="float" office:value="0.577367168029337" calcext:value-type="float">
            <text:p>0.577367168029337</text:p>
          </table:table-cell>
        </table:table-row>
        <table:table-row table:style-name="ro1">
          <table:table-cell office:value-type="float" office:value="1738936387.489" calcext:value-type="float">
            <text:p>1738936387.489</text:p>
          </table:table-cell>
          <table:table-cell office:value-type="float" office:value="1738936388.673" calcext:value-type="float">
            <text:p>1738936388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5]-[.A695]" office:value-type="float" office:value="1.18400001525879" calcext:value-type="float">
            <text:p>1.18400001525879</text:p>
          </table:table-cell>
          <table:table-cell/>
          <table:table-cell table:formula="of:=[.A695]-[.A694]" office:value-type="float" office:value="1.53299999237061" calcext:value-type="float">
            <text:p>1.53299999237061</text:p>
          </table:table-cell>
          <table:table-cell table:formula="of:=[.B695]-[.B694]" office:value-type="float" office:value="0.111000061035156" calcext:value-type="float">
            <text:p>0.111000061035156</text:p>
          </table:table-cell>
          <table:table-cell table:formula="of:=ABS([.K695]-[.J695])" office:value-type="float" office:value="1.42199993133545" calcext:value-type="float">
            <text:p>1.42199993133545</text:p>
          </table:table-cell>
          <table:table-cell/>
          <table:table-cell table:formula="of:= 1 / [.J695]" office:value-type="float" office:value="0.6523157240553" calcext:value-type="float">
            <text:p>0.6523157240553</text:p>
          </table:table-cell>
          <table:table-cell table:formula="of:= 1 / [.K695]" office:value-type="float" office:value="9.00900405526153" calcext:value-type="float">
            <text:p>9.00900405526153</text:p>
          </table:table-cell>
        </table:table-row>
        <table:table-row table:style-name="ro1">
          <table:table-cell office:value-type="float" office:value="1738936387.522" calcext:value-type="float">
            <text:p>1738936387.522</text:p>
          </table:table-cell>
          <table:table-cell office:value-type="float" office:value="1738936388.844" calcext:value-type="float">
            <text:p>1738936388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6]-[.A696]" office:value-type="float" office:value="1.32200002670288" calcext:value-type="float">
            <text:p>1.32200002670288</text:p>
          </table:table-cell>
          <table:table-cell/>
          <table:table-cell table:formula="of:=[.A696]-[.A695]" office:value-type="float" office:value="0.0329999923706055" calcext:value-type="float">
            <text:p>0.0329999923706055</text:p>
          </table:table-cell>
          <table:table-cell table:formula="of:=[.B696]-[.B695]" office:value-type="float" office:value="0.171000003814697" calcext:value-type="float">
            <text:p>0.171000003814697</text:p>
          </table:table-cell>
          <table:table-cell table:formula="of:=ABS([.K696]-[.J696])" office:value-type="float" office:value="0.138000011444092" calcext:value-type="float">
            <text:p>0.138000011444092</text:p>
          </table:table-cell>
          <table:table-cell/>
          <table:table-cell table:formula="of:= 1 / [.J696]" office:value-type="float" office:value="30.3030373089039" calcext:value-type="float">
            <text:p>30.3030373089039</text:p>
          </table:table-cell>
          <table:table-cell table:formula="of:= 1 / [.K696]" office:value-type="float" office:value="5.84795308591713" calcext:value-type="float">
            <text:p>5.84795308591713</text:p>
          </table:table-cell>
        </table:table-row>
        <table:table-row table:style-name="ro1">
          <table:table-cell office:value-type="float" office:value="1738936387.556" calcext:value-type="float">
            <text:p>1738936387.556</text:p>
          </table:table-cell>
          <table:table-cell office:value-type="float" office:value="1738936388.931" calcext:value-type="float">
            <text:p>1738936388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7]-[.A697]" office:value-type="float" office:value="1.375" calcext:value-type="float">
            <text:p>1.375</text:p>
          </table:table-cell>
          <table:table-cell/>
          <table:table-cell table:formula="of:=[.A697]-[.A696]" office:value-type="float" office:value="0.0339999198913574" calcext:value-type="float">
            <text:p>0.0339999198913574</text:p>
          </table:table-cell>
          <table:table-cell table:formula="of:=[.B697]-[.B696]" office:value-type="float" office:value="0.0869998931884766" calcext:value-type="float">
            <text:p>0.0869998931884766</text:p>
          </table:table-cell>
          <table:table-cell table:formula="of:=ABS([.K697]-[.J697])" office:value-type="float" office:value="0.0529999732971191" calcext:value-type="float">
            <text:p>0.0529999732971191</text:p>
          </table:table-cell>
          <table:table-cell/>
          <table:table-cell table:formula="of:= 1 / [.J697]" office:value-type="float" office:value="29.4118340041793" calcext:value-type="float">
            <text:p>29.4118340041793</text:p>
          </table:table-cell>
          <table:table-cell table:formula="of:= 1 / [.K697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87.589" calcext:value-type="float">
            <text:p>1738936387.589</text:p>
          </table:table-cell>
          <table:table-cell office:value-type="float" office:value="1738936389.023" calcext:value-type="float">
            <text:p>1738936389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8]-[.A698]" office:value-type="float" office:value="1.43400001525879" calcext:value-type="float">
            <text:p>1.43400001525879</text:p>
          </table:table-cell>
          <table:table-cell/>
          <table:table-cell table:formula="of:=[.A698]-[.A697]" office:value-type="float" office:value="0.0329999923706055" calcext:value-type="float">
            <text:p>0.0329999923706055</text:p>
          </table:table-cell>
          <table:table-cell table:formula="of:=[.B698]-[.B697]" office:value-type="float" office:value="0.0920000076293945" calcext:value-type="float">
            <text:p>0.0920000076293945</text:p>
          </table:table-cell>
          <table:table-cell table:formula="of:=ABS([.K698]-[.J698])" office:value-type="float" office:value="0.0590000152587891" calcext:value-type="float">
            <text:p>0.0590000152587891</text:p>
          </table:table-cell>
          <table:table-cell/>
          <table:table-cell table:formula="of:= 1 / [.J698]" office:value-type="float" office:value="30.3030373089039" calcext:value-type="float">
            <text:p>30.3030373089039</text:p>
          </table:table-cell>
          <table:table-cell table:formula="of:= 1 / [.K69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87.889" calcext:value-type="float">
            <text:p>1738936387.889</text:p>
          </table:table-cell>
          <table:table-cell office:value-type="float" office:value="1738936389.113" calcext:value-type="float">
            <text:p>1738936389.1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9]-[.A699]" office:value-type="float" office:value="1.22399997711182" calcext:value-type="float">
            <text:p>1.22399997711182</text:p>
          </table:table-cell>
          <table:table-cell/>
          <table:table-cell table:formula="of:=[.A699]-[.A698]" office:value-type="float" office:value="0.299999952316284" calcext:value-type="float">
            <text:p>0.299999952316284</text:p>
          </table:table-cell>
          <table:table-cell table:formula="of:=[.B699]-[.B698]" office:value-type="float" office:value="0.0899999141693115" calcext:value-type="float">
            <text:p>0.0899999141693115</text:p>
          </table:table-cell>
          <table:table-cell table:formula="of:=ABS([.K699]-[.J699])" office:value-type="float" office:value="0.210000038146973" calcext:value-type="float">
            <text:p>0.210000038146973</text:p>
          </table:table-cell>
          <table:table-cell/>
          <table:table-cell table:formula="of:= 1 / [.J699]" office:value-type="float" office:value="3.33333386315248" calcext:value-type="float">
            <text:p>3.33333386315248</text:p>
          </table:table-cell>
          <table:table-cell table:formula="of:= 1 / [.K699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87.956" calcext:value-type="float">
            <text:p>1738936387.956</text:p>
          </table:table-cell>
          <table:table-cell office:value-type="float" office:value="1738936389.203" calcext:value-type="float">
            <text:p>1738936389.2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0]-[.A700]" office:value-type="float" office:value="1.24699997901917" calcext:value-type="float">
            <text:p>1.24699997901917</text:p>
          </table:table-cell>
          <table:table-cell/>
          <table:table-cell table:formula="of:=[.A700]-[.A699]" office:value-type="float" office:value="0.067000150680542" calcext:value-type="float">
            <text:p>0.067000150680542</text:p>
          </table:table-cell>
          <table:table-cell table:formula="of:=[.B700]-[.B699]" office:value-type="float" office:value="0.0900001525878906" calcext:value-type="float">
            <text:p>0.0900001525878906</text:p>
          </table:table-cell>
          <table:table-cell table:formula="of:=ABS([.K700]-[.J700])" office:value-type="float" office:value="0.0230000019073486" calcext:value-type="float">
            <text:p>0.0230000019073486</text:p>
          </table:table-cell>
          <table:table-cell/>
          <table:table-cell table:formula="of:= 1 / [.J700]" office:value-type="float" office:value="14.9253395677872" calcext:value-type="float">
            <text:p>14.9253395677872</text:p>
          </table:table-cell>
          <table:table-cell table:formula="of:= 1 / [.K700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87.989" calcext:value-type="float">
            <text:p>1738936387.989</text:p>
          </table:table-cell>
          <table:table-cell office:value-type="float" office:value="1738936389.3" calcext:value-type="float">
            <text:p>1738936389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1]-[.A701]" office:value-type="float" office:value="1.31099987030029" calcext:value-type="float">
            <text:p>1.31099987030029</text:p>
          </table:table-cell>
          <table:table-cell/>
          <table:table-cell table:formula="of:=[.A701]-[.A700]" office:value-type="float" office:value="0.0329999923706055" calcext:value-type="float">
            <text:p>0.0329999923706055</text:p>
          </table:table-cell>
          <table:table-cell table:formula="of:=[.B701]-[.B700]" office:value-type="float" office:value="0.0969998836517334" calcext:value-type="float">
            <text:p>0.0969998836517334</text:p>
          </table:table-cell>
          <table:table-cell table:formula="of:=ABS([.K701]-[.J701])" office:value-type="float" office:value="0.0639998912811279" calcext:value-type="float">
            <text:p>0.0639998912811279</text:p>
          </table:table-cell>
          <table:table-cell/>
          <table:table-cell table:formula="of:= 1 / [.J701]" office:value-type="float" office:value="30.3030373089039" calcext:value-type="float">
            <text:p>30.3030373089039</text:p>
          </table:table-cell>
          <table:table-cell table:formula="of:= 1 / [.K701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88.256" calcext:value-type="float">
            <text:p>1738936388.256</text:p>
          </table:table-cell>
          <table:table-cell office:value-type="float" office:value="1738936389.387" calcext:value-type="float">
            <text:p>1738936389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2]-[.A702]" office:value-type="float" office:value="1.13100004196167" calcext:value-type="float">
            <text:p>1.13100004196167</text:p>
          </table:table-cell>
          <table:table-cell/>
          <table:table-cell table:formula="of:=[.A702]-[.A701]" office:value-type="float" office:value="0.266999959945679" calcext:value-type="float">
            <text:p>0.266999959945679</text:p>
          </table:table-cell>
          <table:table-cell table:formula="of:=[.B702]-[.B701]" office:value-type="float" office:value="0.0870001316070557" calcext:value-type="float">
            <text:p>0.0870001316070557</text:p>
          </table:table-cell>
          <table:table-cell table:formula="of:=ABS([.K702]-[.J702])" office:value-type="float" office:value="0.179999828338623" calcext:value-type="float">
            <text:p>0.179999828338623</text:p>
          </table:table-cell>
          <table:table-cell/>
          <table:table-cell table:formula="of:= 1 / [.J702]" office:value-type="float" office:value="3.74531891391838" calcext:value-type="float">
            <text:p>3.74531891391838</text:p>
          </table:table-cell>
          <table:table-cell table:formula="of:= 1 / [.K702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388.289" calcext:value-type="float">
            <text:p>1738936388.289</text:p>
          </table:table-cell>
          <table:table-cell office:value-type="float" office:value="1738936389.484" calcext:value-type="float">
            <text:p>1738936389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3]-[.A703]" office:value-type="float" office:value="1.1949999332428" calcext:value-type="float">
            <text:p>1.1949999332428</text:p>
          </table:table-cell>
          <table:table-cell/>
          <table:table-cell table:formula="of:=[.A703]-[.A702]" office:value-type="float" office:value="0.0329999923706055" calcext:value-type="float">
            <text:p>0.0329999923706055</text:p>
          </table:table-cell>
          <table:table-cell table:formula="of:=[.B703]-[.B702]" office:value-type="float" office:value="0.0969998836517334" calcext:value-type="float">
            <text:p>0.0969998836517334</text:p>
          </table:table-cell>
          <table:table-cell table:formula="of:=ABS([.K703]-[.J703])" office:value-type="float" office:value="0.0639998912811279" calcext:value-type="float">
            <text:p>0.0639998912811279</text:p>
          </table:table-cell>
          <table:table-cell/>
          <table:table-cell table:formula="of:= 1 / [.J703]" office:value-type="float" office:value="30.3030373089039" calcext:value-type="float">
            <text:p>30.3030373089039</text:p>
          </table:table-cell>
          <table:table-cell table:formula="of:= 1 / [.K70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88.656" calcext:value-type="float">
            <text:p>1738936388.656</text:p>
          </table:table-cell>
          <table:table-cell office:value-type="float" office:value="1738936389.961" calcext:value-type="float">
            <text:p>1738936389.9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4]-[.A704]" office:value-type="float" office:value="1.3050000667572" calcext:value-type="float">
            <text:p>1.3050000667572</text:p>
          </table:table-cell>
          <table:table-cell/>
          <table:table-cell table:formula="of:=[.A704]-[.A703]" office:value-type="float" office:value="0.366999864578247" calcext:value-type="float">
            <text:p>0.366999864578247</text:p>
          </table:table-cell>
          <table:table-cell table:formula="of:=[.B704]-[.B703]" office:value-type="float" office:value="0.476999998092651" calcext:value-type="float">
            <text:p>0.476999998092651</text:p>
          </table:table-cell>
          <table:table-cell table:formula="of:=ABS([.K704]-[.J704])" office:value-type="float" office:value="0.110000133514404" calcext:value-type="float">
            <text:p>0.110000133514404</text:p>
          </table:table-cell>
          <table:table-cell/>
          <table:table-cell table:formula="of:= 1 / [.J704]" office:value-type="float" office:value="2.72479664576768" calcext:value-type="float">
            <text:p>2.72479664576768</text:p>
          </table:table-cell>
          <table:table-cell table:formula="of:= 1 / [.K704]" office:value-type="float" office:value="2.09643606708309" calcext:value-type="float">
            <text:p>2.09643606708309</text:p>
          </table:table-cell>
        </table:table-row>
        <table:table-row table:style-name="ro1">
          <table:table-cell office:value-type="float" office:value="1738936388.856" calcext:value-type="float">
            <text:p>1738936388.856</text:p>
          </table:table-cell>
          <table:table-cell office:value-type="float" office:value="1738936390.051" calcext:value-type="float">
            <text:p>1738936390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5]-[.A705]" office:value-type="float" office:value="1.19500017166138" calcext:value-type="float">
            <text:p>1.19500017166138</text:p>
          </table:table-cell>
          <table:table-cell/>
          <table:table-cell table:formula="of:=[.A705]-[.A704]" office:value-type="float" office:value="0.200000047683716" calcext:value-type="float">
            <text:p>0.200000047683716</text:p>
          </table:table-cell>
          <table:table-cell table:formula="of:=[.B705]-[.B704]" office:value-type="float" office:value="0.0900001525878906" calcext:value-type="float">
            <text:p>0.0900001525878906</text:p>
          </table:table-cell>
          <table:table-cell table:formula="of:=ABS([.K705]-[.J705])" office:value-type="float" office:value="0.109999895095825" calcext:value-type="float">
            <text:p>0.109999895095825</text:p>
          </table:table-cell>
          <table:table-cell/>
          <table:table-cell table:formula="of:= 1 / [.J705]" office:value-type="float" office:value="4.99999880790739" calcext:value-type="float">
            <text:p>4.99999880790739</text:p>
          </table:table-cell>
          <table:table-cell table:formula="of:= 1 / [.K705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88.889" calcext:value-type="float">
            <text:p>1738936388.889</text:p>
          </table:table-cell>
          <table:table-cell office:value-type="float" office:value="1738936390.181" calcext:value-type="float">
            <text:p>1738936390.1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6]-[.A706]" office:value-type="float" office:value="1.29200005531311" calcext:value-type="float">
            <text:p>1.29200005531311</text:p>
          </table:table-cell>
          <table:table-cell/>
          <table:table-cell table:formula="of:=[.A706]-[.A705]" office:value-type="float" office:value="0.0329999923706055" calcext:value-type="float">
            <text:p>0.0329999923706055</text:p>
          </table:table-cell>
          <table:table-cell table:formula="of:=[.B706]-[.B705]" office:value-type="float" office:value="0.129999876022339" calcext:value-type="float">
            <text:p>0.129999876022339</text:p>
          </table:table-cell>
          <table:table-cell table:formula="of:=ABS([.K706]-[.J706])" office:value-type="float" office:value="0.0969998836517334" calcext:value-type="float">
            <text:p>0.0969998836517334</text:p>
          </table:table-cell>
          <table:table-cell/>
          <table:table-cell table:formula="of:= 1 / [.J706]" office:value-type="float" office:value="30.3030373089039" calcext:value-type="float">
            <text:p>30.3030373089039</text:p>
          </table:table-cell>
          <table:table-cell table:formula="of:= 1 / [.K706]" office:value-type="float" office:value="7.69231502827097" calcext:value-type="float">
            <text:p>7.69231502827097</text:p>
          </table:table-cell>
        </table:table-row>
        <table:table-row table:style-name="ro1">
          <table:table-cell office:value-type="float" office:value="1738936389.222" calcext:value-type="float">
            <text:p>1738936389.222</text:p>
          </table:table-cell>
          <table:table-cell office:value-type="float" office:value="1738936392.642" calcext:value-type="float">
            <text:p>1738936392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7]-[.A707]" office:value-type="float" office:value="3.42000007629395" calcext:value-type="float">
            <text:p>3.42000007629395</text:p>
          </table:table-cell>
          <table:table-cell/>
          <table:table-cell table:formula="of:=[.A707]-[.A706]" office:value-type="float" office:value="0.33299994468689" calcext:value-type="float">
            <text:p>0.33299994468689</text:p>
          </table:table-cell>
          <table:table-cell table:formula="of:=[.B707]-[.B706]" office:value-type="float" office:value="2.46099996566772" calcext:value-type="float">
            <text:p>2.46099996566772</text:p>
          </table:table-cell>
          <table:table-cell table:formula="of:=ABS([.K707]-[.J707])" office:value-type="float" office:value="2.12800002098084" calcext:value-type="float">
            <text:p>2.12800002098084</text:p>
          </table:table-cell>
          <table:table-cell/>
          <table:table-cell table:formula="of:= 1 / [.J707]" office:value-type="float" office:value="3.00300350181821" calcext:value-type="float">
            <text:p>3.00300350181821</text:p>
          </table:table-cell>
          <table:table-cell table:formula="of:= 1 / [.K707]" office:value-type="float" office:value="0.406338892300097" calcext:value-type="float">
            <text:p>0.406338892300097</text:p>
          </table:table-cell>
        </table:table-row>
        <table:table-row table:style-name="ro1">
          <table:table-cell office:value-type="float" office:value="1738936389.256" calcext:value-type="float">
            <text:p>1738936389.256</text:p>
          </table:table-cell>
          <table:table-cell office:value-type="float" office:value="1738936392.738" calcext:value-type="float">
            <text:p>1738936392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8]-[.A708]" office:value-type="float" office:value="3.48199987411499" calcext:value-type="float">
            <text:p>3.48199987411499</text:p>
          </table:table-cell>
          <table:table-cell/>
          <table:table-cell table:formula="of:=[.A708]-[.A707]" office:value-type="float" office:value="0.0340001583099365" calcext:value-type="float">
            <text:p>0.0340001583099365</text:p>
          </table:table-cell>
          <table:table-cell table:formula="of:=[.B708]-[.B707]" office:value-type="float" office:value="0.0959999561309815" calcext:value-type="float">
            <text:p>0.0959999561309815</text:p>
          </table:table-cell>
          <table:table-cell table:formula="of:=ABS([.K708]-[.J708])" office:value-type="float" office:value="0.0619997978210449" calcext:value-type="float">
            <text:p>0.0619997978210449</text:p>
          </table:table-cell>
          <table:table-cell/>
          <table:table-cell table:formula="of:= 1 / [.J708]" office:value-type="float" office:value="29.4116277602081" calcext:value-type="float">
            <text:p>29.4116277602081</text:p>
          </table:table-cell>
          <table:table-cell table:formula="of:= 1 / [.K70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91.522" calcext:value-type="float">
            <text:p>1738936391.522</text:p>
          </table:table-cell>
          <table:table-cell office:value-type="float" office:value="1738936392.825" calcext:value-type="float">
            <text:p>1738936392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9]-[.A709]" office:value-type="float" office:value="1.30299997329712" calcext:value-type="float">
            <text:p>1.30299997329712</text:p>
          </table:table-cell>
          <table:table-cell/>
          <table:table-cell table:formula="of:=[.A709]-[.A708]" office:value-type="float" office:value="2.26600003242493" calcext:value-type="float">
            <text:p>2.26600003242493</text:p>
          </table:table-cell>
          <table:table-cell table:formula="of:=[.B709]-[.B708]" office:value-type="float" office:value="0.0870001316070557" calcext:value-type="float">
            <text:p>0.0870001316070557</text:p>
          </table:table-cell>
          <table:table-cell table:formula="of:=ABS([.K709]-[.J709])" office:value-type="float" office:value="2.17899990081787" calcext:value-type="float">
            <text:p>2.17899990081787</text:p>
          </table:table-cell>
          <table:table-cell/>
          <table:table-cell table:formula="of:= 1 / [.J709]" office:value-type="float" office:value="0.441306260234191" calcext:value-type="float">
            <text:p>0.441306260234191</text:p>
          </table:table-cell>
          <table:table-cell table:formula="of:= 1 / [.K709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391.656" calcext:value-type="float">
            <text:p>1738936391.656</text:p>
          </table:table-cell>
          <table:table-cell office:value-type="float" office:value="1738936394.801" calcext:value-type="float">
            <text:p>1738936394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0]-[.A710]" office:value-type="float" office:value="3.14500021934509" calcext:value-type="float">
            <text:p>3.14500021934509</text:p>
          </table:table-cell>
          <table:table-cell/>
          <table:table-cell table:formula="of:=[.A710]-[.A709]" office:value-type="float" office:value="0.133999824523926" calcext:value-type="float">
            <text:p>0.133999824523926</text:p>
          </table:table-cell>
          <table:table-cell table:formula="of:=[.B710]-[.B709]" office:value-type="float" office:value="1.9760000705719" calcext:value-type="float">
            <text:p>1.9760000705719</text:p>
          </table:table-cell>
          <table:table-cell table:formula="of:=ABS([.K710]-[.J710])" office:value-type="float" office:value="1.84200024604797" calcext:value-type="float">
            <text:p>1.84200024604797</text:p>
          </table:table-cell>
          <table:table-cell/>
          <table:table-cell table:formula="of:= 1 / [.J710]" office:value-type="float" office:value="7.46269633973625" calcext:value-type="float">
            <text:p>7.46269633973625</text:p>
          </table:table-cell>
          <table:table-cell table:formula="of:= 1 / [.K710]" office:value-type="float" office:value="0.506072856419776" calcext:value-type="float">
            <text:p>0.506072856419776</text:p>
          </table:table-cell>
        </table:table-row>
        <table:table-row table:style-name="ro1">
          <table:table-cell office:value-type="float" office:value="1738936393.789" calcext:value-type="float">
            <text:p>1738936393.789</text:p>
          </table:table-cell>
          <table:table-cell office:value-type="float" office:value="1738936396.369" calcext:value-type="float">
            <text:p>1738936396.3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1]-[.A711]" office:value-type="float" office:value="2.57999992370605" calcext:value-type="float">
            <text:p>2.57999992370605</text:p>
          </table:table-cell>
          <table:table-cell/>
          <table:table-cell table:formula="of:=[.A711]-[.A710]" office:value-type="float" office:value="2.13300013542175" calcext:value-type="float">
            <text:p>2.13300013542175</text:p>
          </table:table-cell>
          <table:table-cell table:formula="of:=[.B711]-[.B710]" office:value-type="float" office:value="1.56799983978271" calcext:value-type="float">
            <text:p>1.56799983978271</text:p>
          </table:table-cell>
          <table:table-cell table:formula="of:=ABS([.K711]-[.J711])" office:value-type="float" office:value="0.565000295639038" calcext:value-type="float">
            <text:p>0.565000295639038</text:p>
          </table:table-cell>
          <table:table-cell/>
          <table:table-cell table:formula="of:= 1 / [.J711]" office:value-type="float" office:value="0.468823223868325" calcext:value-type="float">
            <text:p>0.468823223868325</text:p>
          </table:table-cell>
          <table:table-cell table:formula="of:= 1 / [.K711]" office:value-type="float" office:value="0.637755167206251" calcext:value-type="float">
            <text:p>0.637755167206251</text:p>
          </table:table-cell>
        </table:table-row>
        <table:table-row table:style-name="ro1">
          <table:table-cell office:value-type="float" office:value="1738936395.122" calcext:value-type="float">
            <text:p>1738936395.122</text:p>
          </table:table-cell>
          <table:table-cell office:value-type="float" office:value="1738936396.455" calcext:value-type="float">
            <text:p>1738936396.4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2]-[.A712]" office:value-type="float" office:value="1.33299994468689" calcext:value-type="float">
            <text:p>1.33299994468689</text:p>
          </table:table-cell>
          <table:table-cell/>
          <table:table-cell table:formula="of:=[.A712]-[.A711]" office:value-type="float" office:value="1.33299994468689" calcext:value-type="float">
            <text:p>1.33299994468689</text:p>
          </table:table-cell>
          <table:table-cell table:formula="of:=[.B712]-[.B711]" office:value-type="float" office:value="0.0859999656677246" calcext:value-type="float">
            <text:p>0.0859999656677246</text:p>
          </table:table-cell>
          <table:table-cell table:formula="of:=ABS([.K712]-[.J712])" office:value-type="float" office:value="1.24699997901917" calcext:value-type="float">
            <text:p>1.24699997901917</text:p>
          </table:table-cell>
          <table:table-cell/>
          <table:table-cell table:formula="of:= 1 / [.J712]" office:value-type="float" office:value="0.75018757801591" calcext:value-type="float">
            <text:p>0.75018757801591</text:p>
          </table:table-cell>
          <table:table-cell table:formula="of:= 1 / [.K712]" office:value-type="float" office:value="11.6279116187519" calcext:value-type="float">
            <text:p>11.6279116187519</text:p>
          </table:table-cell>
        </table:table-row>
        <table:table-row table:style-name="ro1">
          <table:table-cell office:value-type="float" office:value="1738936395.156" calcext:value-type="float">
            <text:p>1738936395.156</text:p>
          </table:table-cell>
          <table:table-cell office:value-type="float" office:value="1738936396.552" calcext:value-type="float">
            <text:p>1738936396.5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3]-[.A713]" office:value-type="float" office:value="1.39600014686584" calcext:value-type="float">
            <text:p>1.39600014686584</text:p>
          </table:table-cell>
          <table:table-cell/>
          <table:table-cell table:formula="of:=[.A713]-[.A712]" office:value-type="float" office:value="0.0339999198913574" calcext:value-type="float">
            <text:p>0.0339999198913574</text:p>
          </table:table-cell>
          <table:table-cell table:formula="of:=[.B713]-[.B712]" office:value-type="float" office:value="0.0970001220703125" calcext:value-type="float">
            <text:p>0.0970001220703125</text:p>
          </table:table-cell>
          <table:table-cell table:formula="of:=ABS([.K713]-[.J713])" office:value-type="float" office:value="0.0630002021789551" calcext:value-type="float">
            <text:p>0.0630002021789551</text:p>
          </table:table-cell>
          <table:table-cell/>
          <table:table-cell table:formula="of:= 1 / [.J713]" office:value-type="float" office:value="29.4118340041793" calcext:value-type="float">
            <text:p>29.4118340041793</text:p>
          </table:table-cell>
          <table:table-cell table:formula="of:= 1 / [.K713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95.322" calcext:value-type="float">
            <text:p>1738936395.322</text:p>
          </table:table-cell>
          <table:table-cell office:value-type="float" office:value="1738936396.644" calcext:value-type="float">
            <text:p>1738936396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4]-[.A714]" office:value-type="float" office:value="1.32200002670288" calcext:value-type="float">
            <text:p>1.32200002670288</text:p>
          </table:table-cell>
          <table:table-cell/>
          <table:table-cell table:formula="of:=[.A714]-[.A713]" office:value-type="float" office:value="0.166000127792358" calcext:value-type="float">
            <text:p>0.166000127792358</text:p>
          </table:table-cell>
          <table:table-cell table:formula="of:=[.B714]-[.B713]" office:value-type="float" office:value="0.0920000076293945" calcext:value-type="float">
            <text:p>0.0920000076293945</text:p>
          </table:table-cell>
          <table:table-cell table:formula="of:=ABS([.K714]-[.J714])" office:value-type="float" office:value="0.0740001201629639" calcext:value-type="float">
            <text:p>0.0740001201629639</text:p>
          </table:table-cell>
          <table:table-cell/>
          <table:table-cell table:formula="of:= 1 / [.J714]" office:value-type="float" office:value="6.02409174799463" calcext:value-type="float">
            <text:p>6.02409174799463</text:p>
          </table:table-cell>
          <table:table-cell table:formula="of:= 1 / [.K71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95.522" calcext:value-type="float">
            <text:p>1738936395.522</text:p>
          </table:table-cell>
          <table:table-cell office:value-type="float" office:value="1738936396.735" calcext:value-type="float">
            <text:p>1738936396.7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5]-[.A715]" office:value-type="float" office:value="1.21299982070923" calcext:value-type="float">
            <text:p>1.21299982070923</text:p>
          </table:table-cell>
          <table:table-cell/>
          <table:table-cell table:formula="of:=[.A715]-[.A714]" office:value-type="float" office:value="0.200000047683716" calcext:value-type="float">
            <text:p>0.200000047683716</text:p>
          </table:table-cell>
          <table:table-cell table:formula="of:=[.B715]-[.B714]" office:value-type="float" office:value="0.0909998416900635" calcext:value-type="float">
            <text:p>0.0909998416900635</text:p>
          </table:table-cell>
          <table:table-cell table:formula="of:=ABS([.K715]-[.J715])" office:value-type="float" office:value="0.109000205993652" calcext:value-type="float">
            <text:p>0.109000205993652</text:p>
          </table:table-cell>
          <table:table-cell/>
          <table:table-cell table:formula="of:= 1 / [.J715]" office:value-type="float" office:value="4.99999880790739" calcext:value-type="float">
            <text:p>4.99999880790739</text:p>
          </table:table-cell>
          <table:table-cell table:formula="of:= 1 / [.K71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96.356" calcext:value-type="float">
            <text:p>1738936396.356</text:p>
          </table:table-cell>
          <table:table-cell office:value-type="float" office:value="1738936397.673" calcext:value-type="float">
            <text:p>1738936397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6]-[.A716]" office:value-type="float" office:value="1.31700015068054" calcext:value-type="float">
            <text:p>1.31700015068054</text:p>
          </table:table-cell>
          <table:table-cell/>
          <table:table-cell table:formula="of:=[.A716]-[.A715]" office:value-type="float" office:value="0.833999872207642" calcext:value-type="float">
            <text:p>0.833999872207642</text:p>
          </table:table-cell>
          <table:table-cell table:formula="of:=[.B716]-[.B715]" office:value-type="float" office:value="0.938000202178955" calcext:value-type="float">
            <text:p>0.938000202178955</text:p>
          </table:table-cell>
          <table:table-cell table:formula="of:=ABS([.K716]-[.J716])" office:value-type="float" office:value="0.104000329971313" calcext:value-type="float">
            <text:p>0.104000329971313</text:p>
          </table:table-cell>
          <table:table-cell/>
          <table:table-cell table:formula="of:= 1 / [.J716]" office:value-type="float" office:value="1.19904095111303" calcext:value-type="float">
            <text:p>1.19904095111303</text:p>
          </table:table-cell>
          <table:table-cell table:formula="of:= 1 / [.K716]" office:value-type="float" office:value="1.06609785123396" calcext:value-type="float">
            <text:p>1.06609785123396</text:p>
          </table:table-cell>
        </table:table-row>
        <table:table-row table:style-name="ro1">
          <table:table-cell office:value-type="float" office:value="1738936396.456" calcext:value-type="float">
            <text:p>1738936396.456</text:p>
          </table:table-cell>
          <table:table-cell office:value-type="float" office:value="1738936397.846" calcext:value-type="float">
            <text:p>1738936397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7]-[.A717]" office:value-type="float" office:value="1.3899998664856" calcext:value-type="float">
            <text:p>1.3899998664856</text:p>
          </table:table-cell>
          <table:table-cell/>
          <table:table-cell table:formula="of:=[.A717]-[.A716]" office:value-type="float" office:value="0.100000143051147" calcext:value-type="float">
            <text:p>0.100000143051147</text:p>
          </table:table-cell>
          <table:table-cell table:formula="of:=[.B717]-[.B716]" office:value-type="float" office:value="0.172999858856201" calcext:value-type="float">
            <text:p>0.172999858856201</text:p>
          </table:table-cell>
          <table:table-cell table:formula="of:=ABS([.K717]-[.J717])" office:value-type="float" office:value="0.0729997158050537" calcext:value-type="float">
            <text:p>0.0729997158050537</text:p>
          </table:table-cell>
          <table:table-cell/>
          <table:table-cell table:formula="of:= 1 / [.J717]" office:value-type="float" office:value="9.99998569490572" calcext:value-type="float">
            <text:p>9.99998569490572</text:p>
          </table:table-cell>
          <table:table-cell table:formula="of:= 1 / [.K717]" office:value-type="float" office:value="5.78035153676748" calcext:value-type="float">
            <text:p>5.78035153676748</text:p>
          </table:table-cell>
        </table:table-row>
        <table:table-row table:style-name="ro1">
          <table:table-cell office:value-type="float" office:value="1738936396.522" calcext:value-type="float">
            <text:p>1738936396.522</text:p>
          </table:table-cell>
          <table:table-cell office:value-type="float" office:value="1738936397.935" calcext:value-type="float">
            <text:p>1738936397.9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8]-[.A718]" office:value-type="float" office:value="1.41299986839294" calcext:value-type="float">
            <text:p>1.41299986839294</text:p>
          </table:table-cell>
          <table:table-cell/>
          <table:table-cell table:formula="of:=[.A718]-[.A717]" office:value-type="float" office:value="0.0659999847412109" calcext:value-type="float">
            <text:p>0.0659999847412109</text:p>
          </table:table-cell>
          <table:table-cell table:formula="of:=[.B718]-[.B717]" office:value-type="float" office:value="0.0889999866485596" calcext:value-type="float">
            <text:p>0.0889999866485596</text:p>
          </table:table-cell>
          <table:table-cell table:formula="of:=ABS([.K718]-[.J718])" office:value-type="float" office:value="0.0230000019073486" calcext:value-type="float">
            <text:p>0.0230000019073486</text:p>
          </table:table-cell>
          <table:table-cell/>
          <table:table-cell table:formula="of:= 1 / [.J718]" office:value-type="float" office:value="15.1515186544519" calcext:value-type="float">
            <text:p>15.1515186544519</text:p>
          </table:table-cell>
          <table:table-cell table:formula="of:= 1 / [.K718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96.789" calcext:value-type="float">
            <text:p>1738936396.789</text:p>
          </table:table-cell>
          <table:table-cell office:value-type="float" office:value="1738936398.062" calcext:value-type="float">
            <text:p>1738936398.0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9]-[.A719]" office:value-type="float" office:value="1.27300000190735" calcext:value-type="float">
            <text:p>1.27300000190735</text:p>
          </table:table-cell>
          <table:table-cell/>
          <table:table-cell table:formula="of:=[.A719]-[.A718]" office:value-type="float" office:value="0.266999959945679" calcext:value-type="float">
            <text:p>0.266999959945679</text:p>
          </table:table-cell>
          <table:table-cell table:formula="of:=[.B719]-[.B718]" office:value-type="float" office:value="0.127000093460083" calcext:value-type="float">
            <text:p>0.127000093460083</text:p>
          </table:table-cell>
          <table:table-cell table:formula="of:=ABS([.K719]-[.J719])" office:value-type="float" office:value="0.139999866485596" calcext:value-type="float">
            <text:p>0.139999866485596</text:p>
          </table:table-cell>
          <table:table-cell/>
          <table:table-cell table:formula="of:= 1 / [.J719]" office:value-type="float" office:value="3.74531891391838" calcext:value-type="float">
            <text:p>3.74531891391838</text:p>
          </table:table-cell>
          <table:table-cell table:formula="of:= 1 / [.K719]" office:value-type="float" office:value="7.87400995349903" calcext:value-type="float">
            <text:p>7.87400995349903</text:p>
          </table:table-cell>
        </table:table-row>
        <table:table-row table:style-name="ro1">
          <table:table-cell office:value-type="float" office:value="1738936397.756" calcext:value-type="float">
            <text:p>1738936397.756</text:p>
          </table:table-cell>
          <table:table-cell office:value-type="float" office:value="1738936398.99" calcext:value-type="float">
            <text:p>1738936398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0]-[.A720]" office:value-type="float" office:value="1.23399996757507" calcext:value-type="float">
            <text:p>1.23399996757507</text:p>
          </table:table-cell>
          <table:table-cell/>
          <table:table-cell table:formula="of:=[.A720]-[.A719]" office:value-type="float" office:value="0.967000007629395" calcext:value-type="float">
            <text:p>0.967000007629395</text:p>
          </table:table-cell>
          <table:table-cell table:formula="of:=[.B720]-[.B719]" office:value-type="float" office:value="0.927999973297119" calcext:value-type="float">
            <text:p>0.927999973297119</text:p>
          </table:table-cell>
          <table:table-cell table:formula="of:=ABS([.K720]-[.J720])" office:value-type="float" office:value="0.0390000343322754" calcext:value-type="float">
            <text:p>0.0390000343322754</text:p>
          </table:table-cell>
          <table:table-cell/>
          <table:table-cell table:formula="of:= 1 / [.J720]" office:value-type="float" office:value="1.03412615523293" calcext:value-type="float">
            <text:p>1.03412615523293</text:p>
          </table:table-cell>
          <table:table-cell table:formula="of:= 1 / [.K720]" office:value-type="float" office:value="1.07758623790373" calcext:value-type="float">
            <text:p>1.07758623790373</text:p>
          </table:table-cell>
        </table:table-row>
        <table:table-row table:style-name="ro1">
          <table:table-cell office:value-type="float" office:value="1738936397.789" calcext:value-type="float">
            <text:p>1738936397.789</text:p>
          </table:table-cell>
          <table:table-cell office:value-type="float" office:value="1738936399.092" calcext:value-type="float">
            <text:p>1738936399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1]-[.A721]" office:value-type="float" office:value="1.30299997329712" calcext:value-type="float">
            <text:p>1.30299997329712</text:p>
          </table:table-cell>
          <table:table-cell/>
          <table:table-cell table:formula="of:=[.A721]-[.A720]" office:value-type="float" office:value="0.0329999923706055" calcext:value-type="float">
            <text:p>0.0329999923706055</text:p>
          </table:table-cell>
          <table:table-cell table:formula="of:=[.B721]-[.B720]" office:value-type="float" office:value="0.101999998092651" calcext:value-type="float">
            <text:p>0.101999998092651</text:p>
          </table:table-cell>
          <table:table-cell table:formula="of:=ABS([.K721]-[.J721])" office:value-type="float" office:value="0.0690000057220459" calcext:value-type="float">
            <text:p>0.0690000057220459</text:p>
          </table:table-cell>
          <table:table-cell/>
          <table:table-cell table:formula="of:= 1 / [.J721]" office:value-type="float" office:value="30.3030373089039" calcext:value-type="float">
            <text:p>30.3030373089039</text:p>
          </table:table-cell>
          <table:table-cell table:formula="of:= 1 / [.K72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98.156" calcext:value-type="float">
            <text:p>1738936398.156</text:p>
          </table:table-cell>
          <table:table-cell office:value-type="float" office:value="1738936400.524" calcext:value-type="float">
            <text:p>1738936400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2]-[.A722]" office:value-type="float" office:value="2.36800003051758" calcext:value-type="float">
            <text:p>2.36800003051758</text:p>
          </table:table-cell>
          <table:table-cell/>
          <table:table-cell table:formula="of:=[.A722]-[.A721]" office:value-type="float" office:value="0.366999864578247" calcext:value-type="float">
            <text:p>0.366999864578247</text:p>
          </table:table-cell>
          <table:table-cell table:formula="of:=[.B722]-[.B721]" office:value-type="float" office:value="1.43199992179871" calcext:value-type="float">
            <text:p>1.43199992179871</text:p>
          </table:table-cell>
          <table:table-cell table:formula="of:=ABS([.K722]-[.J722])" office:value-type="float" office:value="1.06500005722046" calcext:value-type="float">
            <text:p>1.06500005722046</text:p>
          </table:table-cell>
          <table:table-cell/>
          <table:table-cell table:formula="of:= 1 / [.J722]" office:value-type="float" office:value="2.72479664576768" calcext:value-type="float">
            <text:p>2.72479664576768</text:p>
          </table:table-cell>
          <table:table-cell table:formula="of:= 1 / [.K722]" office:value-type="float" office:value="0.698324060481736" calcext:value-type="float">
            <text:p>0.698324060481736</text:p>
          </table:table-cell>
        </table:table-row>
        <table:table-row table:style-name="ro1">
          <table:table-cell office:value-type="float" office:value="1738936399.289" calcext:value-type="float">
            <text:p>1738936399.289</text:p>
          </table:table-cell>
          <table:table-cell office:value-type="float" office:value="1738936400.605" calcext:value-type="float">
            <text:p>1738936400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3]-[.A723]" office:value-type="float" office:value="1.31599998474121" calcext:value-type="float">
            <text:p>1.31599998474121</text:p>
          </table:table-cell>
          <table:table-cell/>
          <table:table-cell table:formula="of:=[.A723]-[.A722]" office:value-type="float" office:value="1.13300013542175" calcext:value-type="float">
            <text:p>1.13300013542175</text:p>
          </table:table-cell>
          <table:table-cell table:formula="of:=[.B723]-[.B722]" office:value-type="float" office:value="0.0810000896453857" calcext:value-type="float">
            <text:p>0.0810000896453857</text:p>
          </table:table-cell>
          <table:table-cell table:formula="of:=ABS([.K723]-[.J723])" office:value-type="float" office:value="1.05200004577637" calcext:value-type="float">
            <text:p>1.05200004577637</text:p>
          </table:table-cell>
          <table:table-cell/>
          <table:table-cell table:formula="of:= 1 / [.J723]" office:value-type="float" office:value="0.882612427603776" calcext:value-type="float">
            <text:p>0.882612427603776</text:p>
          </table:table-cell>
          <table:table-cell table:formula="of:= 1 / [.K723]" office:value-type="float" office:value="12.3456653489885" calcext:value-type="float">
            <text:p>12.3456653489885</text:p>
          </table:table-cell>
        </table:table-row>
        <table:table-row table:style-name="ro1">
          <table:table-cell office:value-type="float" office:value="1738936399.389" calcext:value-type="float">
            <text:p>1738936399.389</text:p>
          </table:table-cell>
          <table:table-cell office:value-type="float" office:value="1738936400.696" calcext:value-type="float">
            <text:p>1738936400.6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4]-[.A724]" office:value-type="float" office:value="1.30700016021729" calcext:value-type="float">
            <text:p>1.30700016021729</text:p>
          </table:table-cell>
          <table:table-cell/>
          <table:table-cell table:formula="of:=[.A724]-[.A723]" office:value-type="float" office:value="0.0999999046325684" calcext:value-type="float">
            <text:p>0.0999999046325684</text:p>
          </table:table-cell>
          <table:table-cell table:formula="of:=[.B724]-[.B723]" office:value-type="float" office:value="0.0910000801086426" calcext:value-type="float">
            <text:p>0.0910000801086426</text:p>
          </table:table-cell>
          <table:table-cell table:formula="of:=ABS([.K724]-[.J724])" office:value-type="float" office:value="0.00899982452392578" calcext:value-type="float">
            <text:p>0.00899982452392578</text:p>
          </table:table-cell>
          <table:table-cell/>
          <table:table-cell table:formula="of:= 1 / [.J724]" office:value-type="float" office:value="10.0000095367523" calcext:value-type="float">
            <text:p>10.0000095367523</text:p>
          </table:table-cell>
          <table:table-cell table:formula="of:= 1 / [.K724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99.489" calcext:value-type="float">
            <text:p>1738936399.489</text:p>
          </table:table-cell>
          <table:table-cell office:value-type="float" office:value="1738936400.879" calcext:value-type="float">
            <text:p>1738936400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5]-[.A725]" office:value-type="float" office:value="1.3899998664856" calcext:value-type="float">
            <text:p>1.3899998664856</text:p>
          </table:table-cell>
          <table:table-cell/>
          <table:table-cell table:formula="of:=[.A725]-[.A724]" office:value-type="float" office:value="0.100000143051147" calcext:value-type="float">
            <text:p>0.100000143051147</text:p>
          </table:table-cell>
          <table:table-cell table:formula="of:=[.B725]-[.B724]" office:value-type="float" office:value="0.182999849319458" calcext:value-type="float">
            <text:p>0.182999849319458</text:p>
          </table:table-cell>
          <table:table-cell table:formula="of:=ABS([.K725]-[.J725])" office:value-type="float" office:value="0.0829997062683106" calcext:value-type="float">
            <text:p>0.0829997062683106</text:p>
          </table:table-cell>
          <table:table-cell/>
          <table:table-cell table:formula="of:= 1 / [.J725]" office:value-type="float" office:value="9.99998569490572" calcext:value-type="float">
            <text:p>9.99998569490572</text:p>
          </table:table-cell>
          <table:table-cell table:formula="of:= 1 / [.K725]" office:value-type="float" office:value="5.46448537372469" calcext:value-type="float">
            <text:p>5.46448537372469</text:p>
          </table:table-cell>
        </table:table-row>
        <table:table-row table:style-name="ro1">
          <table:table-cell office:value-type="float" office:value="1738936399.522" calcext:value-type="float">
            <text:p>1738936399.522</text:p>
          </table:table-cell>
          <table:table-cell office:value-type="float" office:value="1738936400.88" calcext:value-type="float">
            <text:p>1738936400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6]-[.A726]" office:value-type="float" office:value="1.35800004005432" calcext:value-type="float">
            <text:p>1.35800004005432</text:p>
          </table:table-cell>
          <table:table-cell/>
          <table:table-cell table:formula="of:=[.A726]-[.A725]" office:value-type="float" office:value="0.0329999923706055" calcext:value-type="float">
            <text:p>0.0329999923706055</text:p>
          </table:table-cell>
          <table:table-cell table:formula="of:=[.B726]-[.B725]" office:value-type="float" office:value="0.00100016593933105" calcext:value-type="float">
            <text:p>0.00100016593933105</text:p>
          </table:table-cell>
          <table:table-cell table:formula="of:=ABS([.K726]-[.J726])" office:value-type="float" office:value="0.0319998264312744" calcext:value-type="float">
            <text:p>0.0319998264312744</text:p>
          </table:table-cell>
          <table:table-cell/>
          <table:table-cell table:formula="of:= 1 / [.J726]" office:value-type="float" office:value="30.3030373089039" calcext:value-type="float">
            <text:p>30.3030373089039</text:p>
          </table:table-cell>
          <table:table-cell table:formula="of:= 1 / [.K726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399.689" calcext:value-type="float">
            <text:p>1738936399.689</text:p>
          </table:table-cell>
          <table:table-cell office:value-type="float" office:value="1738936401.239" calcext:value-type="float">
            <text:p>1738936401.2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7]-[.A727]" office:value-type="float" office:value="1.55000019073486" calcext:value-type="float">
            <text:p>1.55000019073486</text:p>
          </table:table-cell>
          <table:table-cell/>
          <table:table-cell table:formula="of:=[.A727]-[.A726]" office:value-type="float" office:value="0.166999816894531" calcext:value-type="float">
            <text:p>0.166999816894531</text:p>
          </table:table-cell>
          <table:table-cell table:formula="of:=[.B727]-[.B726]" office:value-type="float" office:value="0.358999967575073" calcext:value-type="float">
            <text:p>0.358999967575073</text:p>
          </table:table-cell>
          <table:table-cell table:formula="of:=ABS([.K727]-[.J727])" office:value-type="float" office:value="0.192000150680542" calcext:value-type="float">
            <text:p>0.192000150680542</text:p>
          </table:table-cell>
          <table:table-cell/>
          <table:table-cell table:formula="of:= 1 / [.J727]" office:value-type="float" office:value="5.98803051761159" calcext:value-type="float">
            <text:p>5.98803051761159</text:p>
          </table:table-cell>
          <table:table-cell table:formula="of:= 1 / [.K727]" office:value-type="float" office:value="2.78551557192239" calcext:value-type="float">
            <text:p>2.78551557192239</text:p>
          </table:table-cell>
        </table:table-row>
        <table:table-row table:style-name="ro1">
          <table:table-cell office:value-type="float" office:value="1738936400.189" calcext:value-type="float">
            <text:p>1738936400.189</text:p>
          </table:table-cell>
          <table:table-cell office:value-type="float" office:value="1738936401.408" calcext:value-type="float">
            <text:p>1738936401.4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8]-[.A728]" office:value-type="float" office:value="1.21900010108948" calcext:value-type="float">
            <text:p>1.21900010108948</text:p>
          </table:table-cell>
          <table:table-cell/>
          <table:table-cell table:formula="of:=[.A728]-[.A727]" office:value-type="float" office:value="0.5" calcext:value-type="float">
            <text:p>0.5</text:p>
          </table:table-cell>
          <table:table-cell table:formula="of:=[.B728]-[.B727]" office:value-type="float" office:value="0.168999910354614" calcext:value-type="float">
            <text:p>0.168999910354614</text:p>
          </table:table-cell>
          <table:table-cell table:formula="of:=ABS([.K728]-[.J728])" office:value-type="float" office:value="0.331000089645386" calcext:value-type="float">
            <text:p>0.331000089645386</text:p>
          </table:table-cell>
          <table:table-cell/>
          <table:table-cell table:formula="of:= 1 / [.J728]" office:value-type="float" office:value="2" calcext:value-type="float">
            <text:p>2</text:p>
          </table:table-cell>
          <table:table-cell table:formula="of:= 1 / [.K728]" office:value-type="float" office:value="5.91716290204941" calcext:value-type="float">
            <text:p>5.91716290204941</text:p>
          </table:table-cell>
        </table:table-row>
        <table:table-row table:style-name="ro1">
          <table:table-cell office:value-type="float" office:value="1738936400.222" calcext:value-type="float">
            <text:p>1738936400.222</text:p>
          </table:table-cell>
          <table:table-cell office:value-type="float" office:value="1738936401.574" calcext:value-type="float">
            <text:p>1738936401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9]-[.A729]" office:value-type="float" office:value="1.35199999809265" calcext:value-type="float">
            <text:p>1.35199999809265</text:p>
          </table:table-cell>
          <table:table-cell/>
          <table:table-cell table:formula="of:=[.A729]-[.A728]" office:value-type="float" office:value="0.0329999923706055" calcext:value-type="float">
            <text:p>0.0329999923706055</text:p>
          </table:table-cell>
          <table:table-cell table:formula="of:=[.B729]-[.B728]" office:value-type="float" office:value="0.165999889373779" calcext:value-type="float">
            <text:p>0.165999889373779</text:p>
          </table:table-cell>
          <table:table-cell table:formula="of:=ABS([.K729]-[.J729])" office:value-type="float" office:value="0.132999897003174" calcext:value-type="float">
            <text:p>0.132999897003174</text:p>
          </table:table-cell>
          <table:table-cell/>
          <table:table-cell table:formula="of:= 1 / [.J729]" office:value-type="float" office:value="30.3030373089039" calcext:value-type="float">
            <text:p>30.3030373089039</text:p>
          </table:table-cell>
          <table:table-cell table:formula="of:= 1 / [.K729]" office:value-type="float" office:value="6.02410040014133" calcext:value-type="float">
            <text:p>6.02410040014133</text:p>
          </table:table-cell>
        </table:table-row>
        <table:table-row table:style-name="ro1">
          <table:table-cell office:value-type="float" office:value="1738936400.389" calcext:value-type="float">
            <text:p>1738936400.389</text:p>
          </table:table-cell>
          <table:table-cell office:value-type="float" office:value="1738936401.675" calcext:value-type="float">
            <text:p>1738936401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0]-[.A730]" office:value-type="float" office:value="1.28600001335144" calcext:value-type="float">
            <text:p>1.28600001335144</text:p>
          </table:table-cell>
          <table:table-cell/>
          <table:table-cell table:formula="of:=[.A730]-[.A729]" office:value-type="float" office:value="0.16700005531311" calcext:value-type="float">
            <text:p>0.16700005531311</text:p>
          </table:table-cell>
          <table:table-cell table:formula="of:=[.B730]-[.B729]" office:value-type="float" office:value="0.101000070571899" calcext:value-type="float">
            <text:p>0.101000070571899</text:p>
          </table:table-cell>
          <table:table-cell table:formula="of:=ABS([.K730]-[.J730])" office:value-type="float" office:value="0.0659999847412109" calcext:value-type="float">
            <text:p>0.0659999847412109</text:p>
          </table:table-cell>
          <table:table-cell/>
          <table:table-cell table:formula="of:= 1 / [.J730]" office:value-type="float" office:value="5.98802196876575" calcext:value-type="float">
            <text:p>5.98802196876575</text:p>
          </table:table-cell>
          <table:table-cell table:formula="of:= 1 / [.K730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400.456" calcext:value-type="float">
            <text:p>1738936400.456</text:p>
          </table:table-cell>
          <table:table-cell office:value-type="float" office:value="1738936401.765" calcext:value-type="float">
            <text:p>1738936401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1]-[.A731]" office:value-type="float" office:value="1.30900001525879" calcext:value-type="float">
            <text:p>1.30900001525879</text:p>
          </table:table-cell>
          <table:table-cell/>
          <table:table-cell table:formula="of:=[.A731]-[.A730]" office:value-type="float" office:value="0.067000150680542" calcext:value-type="float">
            <text:p>0.067000150680542</text:p>
          </table:table-cell>
          <table:table-cell table:formula="of:=[.B731]-[.B730]" office:value-type="float" office:value="0.0900001525878906" calcext:value-type="float">
            <text:p>0.0900001525878906</text:p>
          </table:table-cell>
          <table:table-cell table:formula="of:=ABS([.K731]-[.J731])" office:value-type="float" office:value="0.0230000019073486" calcext:value-type="float">
            <text:p>0.0230000019073486</text:p>
          </table:table-cell>
          <table:table-cell/>
          <table:table-cell table:formula="of:= 1 / [.J731]" office:value-type="float" office:value="14.9253395677872" calcext:value-type="float">
            <text:p>14.9253395677872</text:p>
          </table:table-cell>
          <table:table-cell table:formula="of:= 1 / [.K731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400.622" calcext:value-type="float">
            <text:p>1738936400.622</text:p>
          </table:table-cell>
          <table:table-cell office:value-type="float" office:value="1738936401.855" calcext:value-type="float">
            <text:p>1738936401.8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2]-[.A732]" office:value-type="float" office:value="1.23300004005432" calcext:value-type="float">
            <text:p>1.23300004005432</text:p>
          </table:table-cell>
          <table:table-cell/>
          <table:table-cell table:formula="of:=[.A732]-[.A731]" office:value-type="float" office:value="0.165999889373779" calcext:value-type="float">
            <text:p>0.165999889373779</text:p>
          </table:table-cell>
          <table:table-cell table:formula="of:=[.B732]-[.B731]" office:value-type="float" office:value="0.0899999141693115" calcext:value-type="float">
            <text:p>0.0899999141693115</text:p>
          </table:table-cell>
          <table:table-cell table:formula="of:=ABS([.K732]-[.J732])" office:value-type="float" office:value="0.0759999752044678" calcext:value-type="float">
            <text:p>0.0759999752044678</text:p>
          </table:table-cell>
          <table:table-cell/>
          <table:table-cell table:formula="of:= 1 / [.J732]" office:value-type="float" office:value="6.02410040014133" calcext:value-type="float">
            <text:p>6.02410040014133</text:p>
          </table:table-cell>
          <table:table-cell table:formula="of:= 1 / [.K732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400.722" calcext:value-type="float">
            <text:p>1738936400.722</text:p>
          </table:table-cell>
          <table:table-cell office:value-type="float" office:value="1738936401.948" calcext:value-type="float">
            <text:p>1738936401.9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3]-[.A733]" office:value-type="float" office:value="1.2260000705719" calcext:value-type="float">
            <text:p>1.2260000705719</text:p>
          </table:table-cell>
          <table:table-cell/>
          <table:table-cell table:formula="of:=[.A733]-[.A732]" office:value-type="float" office:value="0.0999999046325684" calcext:value-type="float">
            <text:p>0.0999999046325684</text:p>
          </table:table-cell>
          <table:table-cell table:formula="of:=[.B733]-[.B732]" office:value-type="float" office:value="0.0929999351501465" calcext:value-type="float">
            <text:p>0.0929999351501465</text:p>
          </table:table-cell>
          <table:table-cell table:formula="of:=ABS([.K733]-[.J733])" office:value-type="float" office:value="0.00699996948242188" calcext:value-type="float">
            <text:p>0.00699996948242188</text:p>
          </table:table-cell>
          <table:table-cell/>
          <table:table-cell table:formula="of:= 1 / [.J733]" office:value-type="float" office:value="10.0000095367523" calcext:value-type="float">
            <text:p>10.0000095367523</text:p>
          </table:table-cell>
          <table:table-cell table:formula="of:= 1 / [.K73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400.756" calcext:value-type="float">
            <text:p>1738936400.756</text:p>
          </table:table-cell>
          <table:table-cell office:value-type="float" office:value="1738936402.039" calcext:value-type="float">
            <text:p>1738936402.0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4]-[.A734]" office:value-type="float" office:value="1.28299999237061" calcext:value-type="float">
            <text:p>1.28299999237061</text:p>
          </table:table-cell>
          <table:table-cell/>
          <table:table-cell table:formula="of:=[.A734]-[.A733]" office:value-type="float" office:value="0.0340001583099365" calcext:value-type="float">
            <text:p>0.0340001583099365</text:p>
          </table:table-cell>
          <table:table-cell table:formula="of:=[.B734]-[.B733]" office:value-type="float" office:value="0.0910000801086426" calcext:value-type="float">
            <text:p>0.0910000801086426</text:p>
          </table:table-cell>
          <table:table-cell table:formula="of:=ABS([.K734]-[.J734])" office:value-type="float" office:value="0.0569999217987061" calcext:value-type="float">
            <text:p>0.0569999217987061</text:p>
          </table:table-cell>
          <table:table-cell/>
          <table:table-cell table:formula="of:= 1 / [.J734]" office:value-type="float" office:value="29.4116277602081" calcext:value-type="float">
            <text:p>29.4116277602081</text:p>
          </table:table-cell>
          <table:table-cell table:formula="of:= 1 / [.K734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400.822" calcext:value-type="float">
            <text:p>1738936400.822</text:p>
          </table:table-cell>
          <table:table-cell office:value-type="float" office:value="1738936402.126" calcext:value-type="float">
            <text:p>1738936402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5]-[.A735]" office:value-type="float" office:value="1.30399990081787" calcext:value-type="float">
            <text:p>1.30399990081787</text:p>
          </table:table-cell>
          <table:table-cell/>
          <table:table-cell table:formula="of:=[.A735]-[.A734]" office:value-type="float" office:value="0.0659999847412109" calcext:value-type="float">
            <text:p>0.0659999847412109</text:p>
          </table:table-cell>
          <table:table-cell table:formula="of:=[.B735]-[.B734]" office:value-type="float" office:value="0.0869998931884766" calcext:value-type="float">
            <text:p>0.0869998931884766</text:p>
          </table:table-cell>
          <table:table-cell table:formula="of:=ABS([.K735]-[.J735])" office:value-type="float" office:value="0.0209999084472656" calcext:value-type="float">
            <text:p>0.0209999084472656</text:p>
          </table:table-cell>
          <table:table-cell/>
          <table:table-cell table:formula="of:= 1 / [.J735]" office:value-type="float" office:value="15.1515186544519" calcext:value-type="float">
            <text:p>15.1515186544519</text:p>
          </table:table-cell>
          <table:table-cell table:formula="of:= 1 / [.K735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400.856" calcext:value-type="float">
            <text:p>1738936400.856</text:p>
          </table:table-cell>
          <table:table-cell office:value-type="float" office:value="1738936402.218" calcext:value-type="float">
            <text:p>1738936402.2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6]-[.A736]" office:value-type="float" office:value="1.36199998855591" calcext:value-type="float">
            <text:p>1.36199998855591</text:p>
          </table:table-cell>
          <table:table-cell/>
          <table:table-cell table:formula="of:=[.A736]-[.A735]" office:value-type="float" office:value="0.0339999198913574" calcext:value-type="float">
            <text:p>0.0339999198913574</text:p>
          </table:table-cell>
          <table:table-cell table:formula="of:=[.B736]-[.B735]" office:value-type="float" office:value="0.0920000076293945" calcext:value-type="float">
            <text:p>0.0920000076293945</text:p>
          </table:table-cell>
          <table:table-cell table:formula="of:=ABS([.K736]-[.J736])" office:value-type="float" office:value="0.0580000877380371" calcext:value-type="float">
            <text:p>0.0580000877380371</text:p>
          </table:table-cell>
          <table:table-cell/>
          <table:table-cell table:formula="of:= 1 / [.J736]" office:value-type="float" office:value="29.4118340041793" calcext:value-type="float">
            <text:p>29.4118340041793</text:p>
          </table:table-cell>
          <table:table-cell table:formula="of:= 1 / [.K73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0.989" calcext:value-type="float">
            <text:p>1738936400.989</text:p>
          </table:table-cell>
          <table:table-cell office:value-type="float" office:value="1738936404.265" calcext:value-type="float">
            <text:p>1738936404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7]-[.A737]" office:value-type="float" office:value="3.27600002288818" calcext:value-type="float">
            <text:p>3.27600002288818</text:p>
          </table:table-cell>
          <table:table-cell/>
          <table:table-cell table:formula="of:=[.A737]-[.A736]" office:value-type="float" office:value="0.133000135421753" calcext:value-type="float">
            <text:p>0.133000135421753</text:p>
          </table:table-cell>
          <table:table-cell table:formula="of:=[.B737]-[.B736]" office:value-type="float" office:value="2.04700016975403" calcext:value-type="float">
            <text:p>2.04700016975403</text:p>
          </table:table-cell>
          <table:table-cell table:formula="of:=ABS([.K737]-[.J737])" office:value-type="float" office:value="1.91400003433228" calcext:value-type="float">
            <text:p>1.91400003433228</text:p>
          </table:table-cell>
          <table:table-cell/>
          <table:table-cell table:formula="of:= 1 / [.J737]" office:value-type="float" office:value="7.51878933678472" calcext:value-type="float">
            <text:p>7.51878933678472</text:p>
          </table:table-cell>
          <table:table-cell table:formula="of:= 1 / [.K737]" office:value-type="float" office:value="0.488519744539231" calcext:value-type="float">
            <text:p>0.488519744539231</text:p>
          </table:table-cell>
        </table:table-row>
        <table:table-row table:style-name="ro1">
          <table:table-cell office:value-type="float" office:value="1738936403.056" calcext:value-type="float">
            <text:p>1738936403.056</text:p>
          </table:table-cell>
          <table:table-cell office:value-type="float" office:value="1738936404.601" calcext:value-type="float">
            <text:p>1738936404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8]-[.A738]" office:value-type="float" office:value="1.54500007629395" calcext:value-type="float">
            <text:p>1.54500007629395</text:p>
          </table:table-cell>
          <table:table-cell/>
          <table:table-cell table:formula="of:=[.A738]-[.A737]" office:value-type="float" office:value="2.06699991226196" calcext:value-type="float">
            <text:p>2.06699991226196</text:p>
          </table:table-cell>
          <table:table-cell table:formula="of:=[.B738]-[.B737]" office:value-type="float" office:value="0.335999965667725" calcext:value-type="float">
            <text:p>0.335999965667725</text:p>
          </table:table-cell>
          <table:table-cell table:formula="of:=ABS([.K738]-[.J738])" office:value-type="float" office:value="1.73099994659424" calcext:value-type="float">
            <text:p>1.73099994659424</text:p>
          </table:table-cell>
          <table:table-cell/>
          <table:table-cell table:formula="of:= 1 / [.J738]" office:value-type="float" office:value="0.483792957158706" calcext:value-type="float">
            <text:p>0.483792957158706</text:p>
          </table:table-cell>
          <table:table-cell table:formula="of:= 1 / [.K738]" office:value-type="float" office:value="2.97619078029584" calcext:value-type="float">
            <text:p>2.97619078029584</text:p>
          </table:table-cell>
        </table:table-row>
        <table:table-row table:style-name="ro1">
          <table:table-cell office:value-type="float" office:value="1738936403.189" calcext:value-type="float">
            <text:p>1738936403.189</text:p>
          </table:table-cell>
          <table:table-cell office:value-type="float" office:value="1738936404.608" calcext:value-type="float">
            <text:p>1738936404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9]-[.A739]" office:value-type="float" office:value="1.41900014877319" calcext:value-type="float">
            <text:p>1.41900014877319</text:p>
          </table:table-cell>
          <table:table-cell/>
          <table:table-cell table:formula="of:=[.A739]-[.A738]" office:value-type="float" office:value="0.132999897003174" calcext:value-type="float">
            <text:p>0.132999897003174</text:p>
          </table:table-cell>
          <table:table-cell table:formula="of:=[.B739]-[.B738]" office:value-type="float" office:value="0.00699996948242188" calcext:value-type="float">
            <text:p>0.00699996948242188</text:p>
          </table:table-cell>
          <table:table-cell table:formula="of:=ABS([.K739]-[.J739])" office:value-type="float" office:value="0.125999927520752" calcext:value-type="float">
            <text:p>0.125999927520752</text:p>
          </table:table-cell>
          <table:table-cell/>
          <table:table-cell table:formula="of:= 1 / [.J739]" office:value-type="float" office:value="7.51880281513403" calcext:value-type="float">
            <text:p>7.51880281513403</text:p>
          </table:table-cell>
          <table:table-cell table:formula="of:= 1 / [.K739]" office:value-type="float" office:value="142.857765667575" calcext:value-type="float">
            <text:p>142.857765667575</text:p>
          </table:table-cell>
        </table:table-row>
        <table:table-row table:style-name="ro1">
          <table:table-cell office:value-type="float" office:value="1738936403.322" calcext:value-type="float">
            <text:p>1738936403.322</text:p>
          </table:table-cell>
          <table:table-cell office:value-type="float" office:value="1738936405.265" calcext:value-type="float">
            <text:p>1738936405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0]-[.A740]" office:value-type="float" office:value="1.94300007820129" calcext:value-type="float">
            <text:p>1.94300007820129</text:p>
          </table:table-cell>
          <table:table-cell/>
          <table:table-cell table:formula="of:=[.A740]-[.A739]" office:value-type="float" office:value="0.133000135421753" calcext:value-type="float">
            <text:p>0.133000135421753</text:p>
          </table:table-cell>
          <table:table-cell table:formula="of:=[.B740]-[.B739]" office:value-type="float" office:value="0.657000064849854" calcext:value-type="float">
            <text:p>0.657000064849854</text:p>
          </table:table-cell>
          <table:table-cell table:formula="of:=ABS([.K740]-[.J740])" office:value-type="float" office:value="0.523999929428101" calcext:value-type="float">
            <text:p>0.523999929428101</text:p>
          </table:table-cell>
          <table:table-cell/>
          <table:table-cell table:formula="of:= 1 / [.J740]" office:value-type="float" office:value="7.51878933678472" calcext:value-type="float">
            <text:p>7.51878933678472</text:p>
          </table:table-cell>
          <table:table-cell table:formula="of:= 1 / [.K740]" office:value-type="float" office:value="1.52206986498325" calcext:value-type="float">
            <text:p>1.52206986498325</text:p>
          </table:table-cell>
        </table:table-row>
        <table:table-row table:style-name="ro1">
          <table:table-cell office:value-type="float" office:value="1738936403.522" calcext:value-type="float">
            <text:p>1738936403.522</text:p>
          </table:table-cell>
          <table:table-cell office:value-type="float" office:value="1738936405.36" calcext:value-type="float">
            <text:p>1738936405.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1]-[.A741]" office:value-type="float" office:value="1.83799982070923" calcext:value-type="float">
            <text:p>1.83799982070923</text:p>
          </table:table-cell>
          <table:table-cell/>
          <table:table-cell table:formula="of:=[.A741]-[.A740]" office:value-type="float" office:value="0.200000047683716" calcext:value-type="float">
            <text:p>0.200000047683716</text:p>
          </table:table-cell>
          <table:table-cell table:formula="of:=[.B741]-[.B740]" office:value-type="float" office:value="0.0949997901916504" calcext:value-type="float">
            <text:p>0.0949997901916504</text:p>
          </table:table-cell>
          <table:table-cell table:formula="of:=ABS([.K741]-[.J741])" office:value-type="float" office:value="0.105000257492065" calcext:value-type="float">
            <text:p>0.105000257492065</text:p>
          </table:table-cell>
          <table:table-cell/>
          <table:table-cell table:formula="of:= 1 / [.J741]" office:value-type="float" office:value="4.99999880790739" calcext:value-type="float">
            <text:p>4.99999880790739</text:p>
          </table:table-cell>
          <table:table-cell table:formula="of:= 1 / [.K741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403.556" calcext:value-type="float">
            <text:p>1738936403.556</text:p>
          </table:table-cell>
          <table:table-cell office:value-type="float" office:value="1738936405.452" calcext:value-type="float">
            <text:p>1738936405.4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2]-[.A742]" office:value-type="float" office:value="1.89599990844727" calcext:value-type="float">
            <text:p>1.89599990844727</text:p>
          </table:table-cell>
          <table:table-cell/>
          <table:table-cell table:formula="of:=[.A742]-[.A741]" office:value-type="float" office:value="0.0339999198913574" calcext:value-type="float">
            <text:p>0.0339999198913574</text:p>
          </table:table-cell>
          <table:table-cell table:formula="of:=[.B742]-[.B741]" office:value-type="float" office:value="0.0920000076293945" calcext:value-type="float">
            <text:p>0.0920000076293945</text:p>
          </table:table-cell>
          <table:table-cell table:formula="of:=ABS([.K742]-[.J742])" office:value-type="float" office:value="0.0580000877380371" calcext:value-type="float">
            <text:p>0.0580000877380371</text:p>
          </table:table-cell>
          <table:table-cell/>
          <table:table-cell table:formula="of:= 1 / [.J742]" office:value-type="float" office:value="29.4118340041793" calcext:value-type="float">
            <text:p>29.4118340041793</text:p>
          </table:table-cell>
          <table:table-cell table:formula="of:= 1 / [.K74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4.356" calcext:value-type="float">
            <text:p>1738936404.356</text:p>
          </table:table-cell>
          <table:table-cell office:value-type="float" office:value="1738936406.411" calcext:value-type="float">
            <text:p>1738936406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3]-[.A743]" office:value-type="float" office:value="2.0550000667572" calcext:value-type="float">
            <text:p>2.0550000667572</text:p>
          </table:table-cell>
          <table:table-cell/>
          <table:table-cell table:formula="of:=[.A743]-[.A742]" office:value-type="float" office:value="0.799999952316284" calcext:value-type="float">
            <text:p>0.799999952316284</text:p>
          </table:table-cell>
          <table:table-cell table:formula="of:=[.B743]-[.B742]" office:value-type="float" office:value="0.959000110626221" calcext:value-type="float">
            <text:p>0.959000110626221</text:p>
          </table:table-cell>
          <table:table-cell table:formula="of:=ABS([.K743]-[.J743])" office:value-type="float" office:value="0.159000158309937" calcext:value-type="float">
            <text:p>0.159000158309937</text:p>
          </table:table-cell>
          <table:table-cell/>
          <table:table-cell table:formula="of:= 1 / [.J743]" office:value-type="float" office:value="1.25000007450581" calcext:value-type="float">
            <text:p>1.25000007450581</text:p>
          </table:table-cell>
          <table:table-cell table:formula="of:= 1 / [.K743]" office:value-type="float" office:value="1.0427527472828" calcext:value-type="float">
            <text:p>1.0427527472828</text:p>
          </table:table-cell>
        </table:table-row>
        <table:table-row table:style-name="ro1">
          <table:table-cell office:value-type="float" office:value="1738936405.322" calcext:value-type="float">
            <text:p>1738936405.322</text:p>
          </table:table-cell>
          <table:table-cell office:value-type="float" office:value="1738936406.519" calcext:value-type="float">
            <text:p>1738936406.5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4]-[.A744]" office:value-type="float" office:value="1.19700002670288" calcext:value-type="float">
            <text:p>1.19700002670288</text:p>
          </table:table-cell>
          <table:table-cell/>
          <table:table-cell table:formula="of:=[.A744]-[.A743]" office:value-type="float" office:value="0.966000080108643" calcext:value-type="float">
            <text:p>0.966000080108643</text:p>
          </table:table-cell>
          <table:table-cell table:formula="of:=[.B744]-[.B743]" office:value-type="float" office:value="0.108000040054321" calcext:value-type="float">
            <text:p>0.108000040054321</text:p>
          </table:table-cell>
          <table:table-cell table:formula="of:=ABS([.K744]-[.J744])" office:value-type="float" office:value="0.858000040054321" calcext:value-type="float">
            <text:p>0.858000040054321</text:p>
          </table:table-cell>
          <table:table-cell/>
          <table:table-cell table:formula="of:= 1 / [.J744]" office:value-type="float" office:value="1.03519660152361" calcext:value-type="float">
            <text:p>1.03519660152361</text:p>
          </table:table-cell>
          <table:table-cell table:formula="of:= 1 / [.K744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405.422" calcext:value-type="float">
            <text:p>1738936405.422</text:p>
          </table:table-cell>
          <table:table-cell office:value-type="float" office:value="1738936407.03" calcext:value-type="float">
            <text:p>1738936407.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5]-[.A745]" office:value-type="float" office:value="1.60800004005432" calcext:value-type="float">
            <text:p>1.60800004005432</text:p>
          </table:table-cell>
          <table:table-cell/>
          <table:table-cell table:formula="of:=[.A745]-[.A744]" office:value-type="float" office:value="0.0999999046325684" calcext:value-type="float">
            <text:p>0.0999999046325684</text:p>
          </table:table-cell>
          <table:table-cell table:formula="of:=[.B745]-[.B744]" office:value-type="float" office:value="0.510999917984009" calcext:value-type="float">
            <text:p>0.510999917984009</text:p>
          </table:table-cell>
          <table:table-cell table:formula="of:=ABS([.K745]-[.J745])" office:value-type="float" office:value="0.41100001335144" calcext:value-type="float">
            <text:p>0.41100001335144</text:p>
          </table:table-cell>
          <table:table-cell/>
          <table:table-cell table:formula="of:= 1 / [.J745]" office:value-type="float" office:value="10.0000095367523" calcext:value-type="float">
            <text:p>10.0000095367523</text:p>
          </table:table-cell>
          <table:table-cell table:formula="of:= 1 / [.K745]" office:value-type="float" office:value="1.95694747651857" calcext:value-type="float">
            <text:p>1.95694747651857</text:p>
          </table:table-cell>
        </table:table-row>
        <table:table-row table:style-name="ro1">
          <table:table-cell office:value-type="float" office:value="1738936405.756" calcext:value-type="float">
            <text:p>1738936405.756</text:p>
          </table:table-cell>
          <table:table-cell office:value-type="float" office:value="1738936407.122" calcext:value-type="float">
            <text:p>1738936407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6]-[.A746]" office:value-type="float" office:value="1.3659999370575" calcext:value-type="float">
            <text:p>1.3659999370575</text:p>
          </table:table-cell>
          <table:table-cell/>
          <table:table-cell table:formula="of:=[.A746]-[.A745]" office:value-type="float" office:value="0.334000110626221" calcext:value-type="float">
            <text:p>0.334000110626221</text:p>
          </table:table-cell>
          <table:table-cell table:formula="of:=[.B746]-[.B745]" office:value-type="float" office:value="0.0920000076293945" calcext:value-type="float">
            <text:p>0.0920000076293945</text:p>
          </table:table-cell>
          <table:table-cell table:formula="of:=ABS([.K746]-[.J746])" office:value-type="float" office:value="0.242000102996826" calcext:value-type="float">
            <text:p>0.242000102996826</text:p>
          </table:table-cell>
          <table:table-cell/>
          <table:table-cell table:formula="of:= 1 / [.J746]" office:value-type="float" office:value="2.99401098438287" calcext:value-type="float">
            <text:p>2.99401098438287</text:p>
          </table:table-cell>
          <table:table-cell table:formula="of:= 1 / [.K74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5.822" calcext:value-type="float">
            <text:p>1738936405.822</text:p>
          </table:table-cell>
          <table:table-cell office:value-type="float" office:value="1738936407.234" calcext:value-type="float">
            <text:p>1738936407.2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7]-[.A747]" office:value-type="float" office:value="1.41199994087219" calcext:value-type="float">
            <text:p>1.41199994087219</text:p>
          </table:table-cell>
          <table:table-cell/>
          <table:table-cell table:formula="of:=[.A747]-[.A746]" office:value-type="float" office:value="0.0659999847412109" calcext:value-type="float">
            <text:p>0.0659999847412109</text:p>
          </table:table-cell>
          <table:table-cell table:formula="of:=[.B747]-[.B746]" office:value-type="float" office:value="0.111999988555908" calcext:value-type="float">
            <text:p>0.111999988555908</text:p>
          </table:table-cell>
          <table:table-cell table:formula="of:=ABS([.K747]-[.J747])" office:value-type="float" office:value="0.0460000038146973" calcext:value-type="float">
            <text:p>0.0460000038146973</text:p>
          </table:table-cell>
          <table:table-cell/>
          <table:table-cell table:formula="of:= 1 / [.J747]" office:value-type="float" office:value="15.1515186544519" calcext:value-type="float">
            <text:p>15.1515186544519</text:p>
          </table:table-cell>
          <table:table-cell table:formula="of:= 1 / [.K747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406.056" calcext:value-type="float">
            <text:p>1738936406.056</text:p>
          </table:table-cell>
          <table:table-cell office:value-type="float" office:value="1738936407.41" calcext:value-type="float">
            <text:p>1738936407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8]-[.A748]" office:value-type="float" office:value="1.35400009155273" calcext:value-type="float">
            <text:p>1.35400009155273</text:p>
          </table:table-cell>
          <table:table-cell/>
          <table:table-cell table:formula="of:=[.A748]-[.A747]" office:value-type="float" office:value="0.233999967575073" calcext:value-type="float">
            <text:p>0.233999967575073</text:p>
          </table:table-cell>
          <table:table-cell table:formula="of:=[.B748]-[.B747]" office:value-type="float" office:value="0.176000118255615" calcext:value-type="float">
            <text:p>0.176000118255615</text:p>
          </table:table-cell>
          <table:table-cell table:formula="of:=ABS([.K748]-[.J748])" office:value-type="float" office:value="0.057999849319458" calcext:value-type="float">
            <text:p>0.057999849319458</text:p>
          </table:table-cell>
          <table:table-cell/>
          <table:table-cell table:formula="of:= 1 / [.J748]" office:value-type="float" office:value="4.27350486567557" calcext:value-type="float">
            <text:p>4.27350486567557</text:p>
          </table:table-cell>
          <table:table-cell table:formula="of:= 1 / [.K748]" office:value-type="float" office:value="5.68181436416788" calcext:value-type="float">
            <text:p>5.68181436416788</text:p>
          </table:table-cell>
        </table:table-row>
        <table:table-row table:style-name="ro1">
          <table:table-cell office:value-type="float" office:value="1738936406.089" calcext:value-type="float">
            <text:p>1738936406.089</text:p>
          </table:table-cell>
          <table:table-cell office:value-type="float" office:value="1738936407.502" calcext:value-type="float">
            <text:p>1738936407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9]-[.A749]" office:value-type="float" office:value="1.41300010681152" calcext:value-type="float">
            <text:p>1.41300010681152</text:p>
          </table:table-cell>
          <table:table-cell/>
          <table:table-cell table:formula="of:=[.A749]-[.A748]" office:value-type="float" office:value="0.0329999923706055" calcext:value-type="float">
            <text:p>0.0329999923706055</text:p>
          </table:table-cell>
          <table:table-cell table:formula="of:=[.B749]-[.B748]" office:value-type="float" office:value="0.0920000076293945" calcext:value-type="float">
            <text:p>0.0920000076293945</text:p>
          </table:table-cell>
          <table:table-cell table:formula="of:=ABS([.K749]-[.J749])" office:value-type="float" office:value="0.0590000152587891" calcext:value-type="float">
            <text:p>0.0590000152587891</text:p>
          </table:table-cell>
          <table:table-cell/>
          <table:table-cell table:formula="of:= 1 / [.J749]" office:value-type="float" office:value="30.3030373089039" calcext:value-type="float">
            <text:p>30.3030373089039</text:p>
          </table:table-cell>
          <table:table-cell table:formula="of:= 1 / [.K74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6.122" calcext:value-type="float">
            <text:p>1738936406.122</text:p>
          </table:table-cell>
          <table:table-cell office:value-type="float" office:value="1738936407.6" calcext:value-type="float">
            <text:p>173893640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0]-[.A750]" office:value-type="float" office:value="1.4779999256134" calcext:value-type="float">
            <text:p>1.4779999256134</text:p>
          </table:table-cell>
          <table:table-cell/>
          <table:table-cell table:formula="of:=[.A750]-[.A749]" office:value-type="float" office:value="0.0329999923706055" calcext:value-type="float">
            <text:p>0.0329999923706055</text:p>
          </table:table-cell>
          <table:table-cell table:formula="of:=[.B750]-[.B749]" office:value-type="float" office:value="0.0979998111724854" calcext:value-type="float">
            <text:p>0.0979998111724854</text:p>
          </table:table-cell>
          <table:table-cell table:formula="of:=ABS([.K750]-[.J750])" office:value-type="float" office:value="0.0649998188018799" calcext:value-type="float">
            <text:p>0.0649998188018799</text:p>
          </table:table-cell>
          <table:table-cell/>
          <table:table-cell table:formula="of:= 1 / [.J750]" office:value-type="float" office:value="30.3030373089039" calcext:value-type="float">
            <text:p>30.3030373089039</text:p>
          </table:table-cell>
          <table:table-cell table:formula="of:= 1 / [.K750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406.256" calcext:value-type="float">
            <text:p>1738936406.256</text:p>
          </table:table-cell>
          <table:table-cell office:value-type="float" office:value="1738936407.688" calcext:value-type="float">
            <text:p>1738936407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1]-[.A751]" office:value-type="float" office:value="1.43199992179871" calcext:value-type="float">
            <text:p>1.43199992179871</text:p>
          </table:table-cell>
          <table:table-cell/>
          <table:table-cell table:formula="of:=[.A751]-[.A750]" office:value-type="float" office:value="0.134000062942505" calcext:value-type="float">
            <text:p>0.134000062942505</text:p>
          </table:table-cell>
          <table:table-cell table:formula="of:=[.B751]-[.B750]" office:value-type="float" office:value="0.0880000591278076" calcext:value-type="float">
            <text:p>0.0880000591278076</text:p>
          </table:table-cell>
          <table:table-cell table:formula="of:=ABS([.K751]-[.J751])" office:value-type="float" office:value="0.0460000038146973" calcext:value-type="float">
            <text:p>0.0460000038146973</text:p>
          </table:table-cell>
          <table:table-cell/>
          <table:table-cell table:formula="of:= 1 / [.J751]" office:value-type="float" office:value="7.46268306179131" calcext:value-type="float">
            <text:p>7.46268306179131</text:p>
          </table:table-cell>
          <table:table-cell table:formula="of:= 1 / [.K75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406.289" calcext:value-type="float">
            <text:p>1738936406.289</text:p>
          </table:table-cell>
          <table:table-cell office:value-type="float" office:value="1738936407.784" calcext:value-type="float">
            <text:p>1738936407.7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2]-[.A752]" office:value-type="float" office:value="1.49499988555908" calcext:value-type="float">
            <text:p>1.49499988555908</text:p>
          </table:table-cell>
          <table:table-cell/>
          <table:table-cell table:formula="of:=[.A752]-[.A751]" office:value-type="float" office:value="0.0329999923706055" calcext:value-type="float">
            <text:p>0.0329999923706055</text:p>
          </table:table-cell>
          <table:table-cell table:formula="of:=[.B752]-[.B751]" office:value-type="float" office:value="0.0959999561309815" calcext:value-type="float">
            <text:p>0.0959999561309815</text:p>
          </table:table-cell>
          <table:table-cell table:formula="of:=ABS([.K752]-[.J752])" office:value-type="float" office:value="0.062999963760376" calcext:value-type="float">
            <text:p>0.062999963760376</text:p>
          </table:table-cell>
          <table:table-cell/>
          <table:table-cell table:formula="of:= 1 / [.J752]" office:value-type="float" office:value="30.3030373089039" calcext:value-type="float">
            <text:p>30.3030373089039</text:p>
          </table:table-cell>
          <table:table-cell table:formula="of:= 1 / [.K752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406.522" calcext:value-type="float">
            <text:p>1738936406.522</text:p>
          </table:table-cell>
          <table:table-cell office:value-type="float" office:value="1738936407.947" calcext:value-type="float">
            <text:p>1738936407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3]-[.A753]" office:value-type="float" office:value="1.42499995231628" calcext:value-type="float">
            <text:p>1.42499995231628</text:p>
          </table:table-cell>
          <table:table-cell/>
          <table:table-cell table:formula="of:=[.A753]-[.A752]" office:value-type="float" office:value="0.233000040054321" calcext:value-type="float">
            <text:p>0.233000040054321</text:p>
          </table:table-cell>
          <table:table-cell table:formula="of:=[.B753]-[.B752]" office:value-type="float" office:value="0.163000106811523" calcext:value-type="float">
            <text:p>0.163000106811523</text:p>
          </table:table-cell>
          <table:table-cell table:formula="of:=ABS([.K753]-[.J753])" office:value-type="float" office:value="0.0699999332427979" calcext:value-type="float">
            <text:p>0.0699999332427979</text:p>
          </table:table-cell>
          <table:table-cell/>
          <table:table-cell table:formula="of:= 1 / [.J753]" office:value-type="float" office:value="4.29184475576425" calcext:value-type="float">
            <text:p>4.29184475576425</text:p>
          </table:table-cell>
          <table:table-cell table:formula="of:= 1 / [.K753]" office:value-type="float" office:value="6.13496530500006" calcext:value-type="float">
            <text:p>6.13496530500006</text:p>
          </table:table-cell>
        </table:table-row>
        <table:table-row table:style-name="ro1">
          <table:table-cell office:value-type="float" office:value="1738936407.389" calcext:value-type="float">
            <text:p>1738936407.389</text:p>
          </table:table-cell>
          <table:table-cell office:value-type="float" office:value="1738936409.213" calcext:value-type="float">
            <text:p>1738936409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4]-[.A754]" office:value-type="float" office:value="1.82400012016296" calcext:value-type="float">
            <text:p>1.82400012016296</text:p>
          </table:table-cell>
          <table:table-cell/>
          <table:table-cell table:formula="of:=[.A754]-[.A753]" office:value-type="float" office:value="0.866999864578247" calcext:value-type="float">
            <text:p>0.866999864578247</text:p>
          </table:table-cell>
          <table:table-cell table:formula="of:=[.B754]-[.B753]" office:value-type="float" office:value="1.26600003242493" calcext:value-type="float">
            <text:p>1.26600003242493</text:p>
          </table:table-cell>
          <table:table-cell table:formula="of:=ABS([.K754]-[.J754])" office:value-type="float" office:value="0.39900016784668" calcext:value-type="float">
            <text:p>0.39900016784668</text:p>
          </table:table-cell>
          <table:table-cell/>
          <table:table-cell table:formula="of:= 1 / [.J754]" office:value-type="float" office:value="1.15340271764224" calcext:value-type="float">
            <text:p>1.15340271764224</text:p>
          </table:table-cell>
          <table:table-cell table:formula="of:= 1 / [.K754]" office:value-type="float" office:value="0.789889395251101" calcext:value-type="float">
            <text:p>0.789889395251101</text:p>
          </table:table-cell>
        </table:table-row>
        <table:table-row table:style-name="ro1">
          <table:table-cell office:value-type="float" office:value="1738936408.056" calcext:value-type="float">
            <text:p>1738936408.056</text:p>
          </table:table-cell>
          <table:table-cell office:value-type="float" office:value="1738936409.314" calcext:value-type="float">
            <text:p>1738936409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5]-[.A755]" office:value-type="float" office:value="1.25799989700317" calcext:value-type="float">
            <text:p>1.25799989700317</text:p>
          </table:table-cell>
          <table:table-cell/>
          <table:table-cell table:formula="of:=[.A755]-[.A754]" office:value-type="float" office:value="0.66700005531311" calcext:value-type="float">
            <text:p>0.66700005531311</text:p>
          </table:table-cell>
          <table:table-cell table:formula="of:=[.B755]-[.B754]" office:value-type="float" office:value="0.10099983215332" calcext:value-type="float">
            <text:p>0.10099983215332</text:p>
          </table:table-cell>
          <table:table-cell table:formula="of:=ABS([.K755]-[.J755])" office:value-type="float" office:value="0.56600022315979" calcext:value-type="float">
            <text:p>0.56600022315979</text:p>
          </table:table-cell>
          <table:table-cell/>
          <table:table-cell table:formula="of:= 1 / [.J755]" office:value-type="float" office:value="1.49925025048247" calcext:value-type="float">
            <text:p>1.49925025048247</text:p>
          </table:table-cell>
          <table:table-cell table:formula="of:= 1 / [.K755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409.056" calcext:value-type="float">
            <text:p>1738936409.056</text:p>
          </table:table-cell>
          <table:table-cell office:value-type="float" office:value="1738936410.349" calcext:value-type="float">
            <text:p>1738936410.3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6]-[.A756]" office:value-type="float" office:value="1.29299998283386" calcext:value-type="float">
            <text:p>1.29299998283386</text:p>
          </table:table-cell>
          <table:table-cell/>
          <table:table-cell table:formula="of:=[.A756]-[.A755]" office:value-type="float" office:value="1" calcext:value-type="float">
            <text:p>1</text:p>
          </table:table-cell>
          <table:table-cell table:formula="of:=[.B756]-[.B755]" office:value-type="float" office:value="1.03500008583069" calcext:value-type="float">
            <text:p>1.03500008583069</text:p>
          </table:table-cell>
          <table:table-cell table:formula="of:=ABS([.K756]-[.J756])" office:value-type="float" office:value="0.0350000858306885" calcext:value-type="float">
            <text:p>0.0350000858306885</text:p>
          </table:table-cell>
          <table:table-cell/>
          <table:table-cell table:formula="of:= 1 / [.J756]" office:value-type="float" office:value="1" calcext:value-type="float">
            <text:p>1</text:p>
          </table:table-cell>
          <table:table-cell table:formula="of:= 1 / [.K756]" office:value-type="float" office:value="0.966183494755368" calcext:value-type="float">
            <text:p>0.966183494755368</text:p>
          </table:table-cell>
        </table:table-row>
        <table:table-row table:style-name="ro1">
          <table:table-cell office:value-type="float" office:value="1738936409.089" calcext:value-type="float">
            <text:p>1738936409.089</text:p>
          </table:table-cell>
          <table:table-cell office:value-type="float" office:value="1738936410.473" calcext:value-type="float">
            <text:p>1738936410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7]-[.A757]" office:value-type="float" office:value="1.3840000629425" calcext:value-type="float">
            <text:p>1.3840000629425</text:p>
          </table:table-cell>
          <table:table-cell/>
          <table:table-cell table:formula="of:=[.A757]-[.A756]" office:value-type="float" office:value="0.0329999923706055" calcext:value-type="float">
            <text:p>0.0329999923706055</text:p>
          </table:table-cell>
          <table:table-cell table:formula="of:=[.B757]-[.B756]" office:value-type="float" office:value="0.124000072479248" calcext:value-type="float">
            <text:p>0.124000072479248</text:p>
          </table:table-cell>
          <table:table-cell table:formula="of:=ABS([.K757]-[.J757])" office:value-type="float" office:value="0.0910000801086426" calcext:value-type="float">
            <text:p>0.0910000801086426</text:p>
          </table:table-cell>
          <table:table-cell/>
          <table:table-cell table:formula="of:= 1 / [.J757]" office:value-type="float" office:value="30.3030373089039" calcext:value-type="float">
            <text:p>30.3030373089039</text:p>
          </table:table-cell>
          <table:table-cell table:formula="of:= 1 / [.K757]" office:value-type="float" office:value="8.06451141524417" calcext:value-type="float">
            <text:p>8.06451141524417</text:p>
          </table:table-cell>
        </table:table-row>
        <table:table-row table:style-name="ro1">
          <table:table-cell office:value-type="float" office:value="1738936409.389" calcext:value-type="float">
            <text:p>1738936409.389</text:p>
          </table:table-cell>
          <table:table-cell office:value-type="float" office:value="1738936410.571" calcext:value-type="float">
            <text:p>1738936410.5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8]-[.A758]" office:value-type="float" office:value="1.18200016021729" calcext:value-type="float">
            <text:p>1.18200016021729</text:p>
          </table:table-cell>
          <table:table-cell/>
          <table:table-cell table:formula="of:=[.A758]-[.A757]" office:value-type="float" office:value="0.299999952316284" calcext:value-type="float">
            <text:p>0.299999952316284</text:p>
          </table:table-cell>
          <table:table-cell table:formula="of:=[.B758]-[.B757]" office:value-type="float" office:value="0.0980000495910645" calcext:value-type="float">
            <text:p>0.0980000495910645</text:p>
          </table:table-cell>
          <table:table-cell table:formula="of:=ABS([.K758]-[.J758])" office:value-type="float" office:value="0.20199990272522" calcext:value-type="float">
            <text:p>0.20199990272522</text:p>
          </table:table-cell>
          <table:table-cell/>
          <table:table-cell table:formula="of:= 1 / [.J758]" office:value-type="float" office:value="3.33333386315248" calcext:value-type="float">
            <text:p>3.33333386315248</text:p>
          </table:table-cell>
          <table:table-cell table:formula="of:= 1 / [.K758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409.422" calcext:value-type="float">
            <text:p>1738936409.422</text:p>
          </table:table-cell>
          <table:table-cell office:value-type="float" office:value="1738936410.666" calcext:value-type="float">
            <text:p>1738936410.6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9]-[.A759]" office:value-type="float" office:value="1.24399995803833" calcext:value-type="float">
            <text:p>1.24399995803833</text:p>
          </table:table-cell>
          <table:table-cell/>
          <table:table-cell table:formula="of:=[.A759]-[.A758]" office:value-type="float" office:value="0.0329999923706055" calcext:value-type="float">
            <text:p>0.0329999923706055</text:p>
          </table:table-cell>
          <table:table-cell table:formula="of:=[.B759]-[.B758]" office:value-type="float" office:value="0.0949997901916504" calcext:value-type="float">
            <text:p>0.0949997901916504</text:p>
          </table:table-cell>
          <table:table-cell table:formula="of:=ABS([.K759]-[.J759])" office:value-type="float" office:value="0.0619997978210449" calcext:value-type="float">
            <text:p>0.0619997978210449</text:p>
          </table:table-cell>
          <table:table-cell/>
          <table:table-cell table:formula="of:= 1 / [.J759]" office:value-type="float" office:value="30.3030373089039" calcext:value-type="float">
            <text:p>30.3030373089039</text:p>
          </table:table-cell>
          <table:table-cell table:formula="of:= 1 / [.K759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409.456" calcext:value-type="float">
            <text:p>1738936409.456</text:p>
          </table:table-cell>
          <table:table-cell office:value-type="float" office:value="1738936410.757" calcext:value-type="float">
            <text:p>1738936410.7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0]-[.A760]" office:value-type="float" office:value="1.30099987983704" calcext:value-type="float">
            <text:p>1.30099987983704</text:p>
          </table:table-cell>
          <table:table-cell/>
          <table:table-cell table:formula="of:=[.A760]-[.A759]" office:value-type="float" office:value="0.0340001583099365" calcext:value-type="float">
            <text:p>0.0340001583099365</text:p>
          </table:table-cell>
          <table:table-cell table:formula="of:=[.B760]-[.B759]" office:value-type="float" office:value="0.0910000801086426" calcext:value-type="float">
            <text:p>0.0910000801086426</text:p>
          </table:table-cell>
          <table:table-cell table:formula="of:=ABS([.K760]-[.J760])" office:value-type="float" office:value="0.0569999217987061" calcext:value-type="float">
            <text:p>0.0569999217987061</text:p>
          </table:table-cell>
          <table:table-cell/>
          <table:table-cell table:formula="of:= 1 / [.J760]" office:value-type="float" office:value="29.4116277602081" calcext:value-type="float">
            <text:p>29.4116277602081</text:p>
          </table:table-cell>
          <table:table-cell table:formula="of:= 1 / [.K76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409.922" calcext:value-type="float">
            <text:p>1738936409.922</text:p>
          </table:table-cell>
          <table:table-cell office:value-type="float" office:value="1738936411.177" calcext:value-type="float">
            <text:p>1738936411.1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1]-[.A761]" office:value-type="float" office:value="1.25500011444092" calcext:value-type="float">
            <text:p>1.25500011444092</text:p>
          </table:table-cell>
          <table:table-cell/>
          <table:table-cell table:formula="of:=[.A761]-[.A760]" office:value-type="float" office:value="0.465999841690064" calcext:value-type="float">
            <text:p>0.465999841690064</text:p>
          </table:table-cell>
          <table:table-cell table:formula="of:=[.B761]-[.B760]" office:value-type="float" office:value="0.420000076293945" calcext:value-type="float">
            <text:p>0.420000076293945</text:p>
          </table:table-cell>
          <table:table-cell table:formula="of:=ABS([.K761]-[.J761])" office:value-type="float" office:value="0.0459997653961182" calcext:value-type="float">
            <text:p>0.0459997653961182</text:p>
          </table:table-cell>
          <table:table-cell/>
          <table:table-cell table:formula="of:= 1 / [.J761]" office:value-type="float" office:value="2.14592347579616" calcext:value-type="float">
            <text:p>2.14592347579616</text:p>
          </table:table-cell>
          <table:table-cell table:formula="of:= 1 / [.K761]" office:value-type="float" office:value="2.3809519484471" calcext:value-type="float">
            <text:p>2.3809519484471</text:p>
          </table:table-cell>
        </table:table-row>
        <table:table-row table:style-name="ro1">
          <table:table-cell office:value-type="float" office:value="1738936409.989" calcext:value-type="float">
            <text:p>1738936409.989</text:p>
          </table:table-cell>
          <table:table-cell office:value-type="float" office:value="1738936411.281" calcext:value-type="float">
            <text:p>1738936411.2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2]-[.A762]" office:value-type="float" office:value="1.29199981689453" calcext:value-type="float">
            <text:p>1.29199981689453</text:p>
          </table:table-cell>
          <table:table-cell/>
          <table:table-cell table:formula="of:=[.A762]-[.A761]" office:value-type="float" office:value="0.067000150680542" calcext:value-type="float">
            <text:p>0.067000150680542</text:p>
          </table:table-cell>
          <table:table-cell table:formula="of:=[.B762]-[.B761]" office:value-type="float" office:value="0.103999853134155" calcext:value-type="float">
            <text:p>0.103999853134155</text:p>
          </table:table-cell>
          <table:table-cell table:formula="of:=ABS([.K762]-[.J762])" office:value-type="float" office:value="0.0369997024536133" calcext:value-type="float">
            <text:p>0.0369997024536133</text:p>
          </table:table-cell>
          <table:table-cell/>
          <table:table-cell table:formula="of:= 1 / [.J762]" office:value-type="float" office:value="14.9253395677872" calcext:value-type="float">
            <text:p>14.9253395677872</text:p>
          </table:table-cell>
          <table:table-cell table:formula="of:= 1 / [.K762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410.022" calcext:value-type="float">
            <text:p>1738936410.022</text:p>
          </table:table-cell>
          <table:table-cell office:value-type="float" office:value="1738936411.37" calcext:value-type="float">
            <text:p>1738936411.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3]-[.A763]" office:value-type="float" office:value="1.34799981117249" calcext:value-type="float">
            <text:p>1.34799981117249</text:p>
          </table:table-cell>
          <table:table-cell/>
          <table:table-cell table:formula="of:=[.A763]-[.A762]" office:value-type="float" office:value="0.0329999923706055" calcext:value-type="float">
            <text:p>0.0329999923706055</text:p>
          </table:table-cell>
          <table:table-cell table:formula="of:=[.B763]-[.B762]" office:value-type="float" office:value="0.0889999866485596" calcext:value-type="float">
            <text:p>0.0889999866485596</text:p>
          </table:table-cell>
          <table:table-cell table:formula="of:=ABS([.K763]-[.J763])" office:value-type="float" office:value="0.0559999942779541" calcext:value-type="float">
            <text:p>0.0559999942779541</text:p>
          </table:table-cell>
          <table:table-cell/>
          <table:table-cell table:formula="of:= 1 / [.J763]" office:value-type="float" office:value="30.3030373089039" calcext:value-type="float">
            <text:p>30.3030373089039</text:p>
          </table:table-cell>
          <table:table-cell table:formula="of:= 1 / [.K763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410.156" calcext:value-type="float">
            <text:p>1738936410.156</text:p>
          </table:table-cell>
          <table:table-cell office:value-type="float" office:value="1738936411.468" calcext:value-type="float">
            <text:p>1738936411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4]-[.A764]" office:value-type="float" office:value="1.31200003623962" calcext:value-type="float">
            <text:p>1.31200003623962</text:p>
          </table:table-cell>
          <table:table-cell/>
          <table:table-cell table:formula="of:=[.A764]-[.A763]" office:value-type="float" office:value="0.133999824523926" calcext:value-type="float">
            <text:p>0.133999824523926</text:p>
          </table:table-cell>
          <table:table-cell table:formula="of:=[.B764]-[.B763]" office:value-type="float" office:value="0.0980000495910645" calcext:value-type="float">
            <text:p>0.0980000495910645</text:p>
          </table:table-cell>
          <table:table-cell table:formula="of:=ABS([.K764]-[.J764])" office:value-type="float" office:value="0.0359997749328613" calcext:value-type="float">
            <text:p>0.0359997749328613</text:p>
          </table:table-cell>
          <table:table-cell/>
          <table:table-cell table:formula="of:= 1 / [.J764]" office:value-type="float" office:value="7.46269633973625" calcext:value-type="float">
            <text:p>7.46269633973625</text:p>
          </table:table-cell>
          <table:table-cell table:formula="of:= 1 / [.K7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410.189" calcext:value-type="float">
            <text:p>1738936410.189</text:p>
          </table:table-cell>
          <table:table-cell office:value-type="float" office:value="1738936411.565" calcext:value-type="float">
            <text:p>1738936411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5]-[.A765]" office:value-type="float" office:value="1.37600016593933" calcext:value-type="float">
            <text:p>1.37600016593933</text:p>
          </table:table-cell>
          <table:table-cell/>
          <table:table-cell table:formula="of:=[.A765]-[.A764]" office:value-type="float" office:value="0.0329999923706055" calcext:value-type="float">
            <text:p>0.0329999923706055</text:p>
          </table:table-cell>
          <table:table-cell table:formula="of:=[.B765]-[.B764]" office:value-type="float" office:value="0.0970001220703125" calcext:value-type="float">
            <text:p>0.0970001220703125</text:p>
          </table:table-cell>
          <table:table-cell table:formula="of:=ABS([.K765]-[.J765])" office:value-type="float" office:value="0.064000129699707" calcext:value-type="float">
            <text:p>0.064000129699707</text:p>
          </table:table-cell>
          <table:table-cell/>
          <table:table-cell table:formula="of:= 1 / [.J765]" office:value-type="float" office:value="30.3030373089039" calcext:value-type="float">
            <text:p>30.3030373089039</text:p>
          </table:table-cell>
          <table:table-cell table:formula="of:= 1 / [.K765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410.289" calcext:value-type="float">
            <text:p>1738936410.289</text:p>
          </table:table-cell>
          <table:table-cell office:value-type="float" office:value="1738936411.666" calcext:value-type="float">
            <text:p>1738936411.6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6]-[.A766]" office:value-type="float" office:value="1.3769998550415" calcext:value-type="float">
            <text:p>1.3769998550415</text:p>
          </table:table-cell>
          <table:table-cell/>
          <table:table-cell table:formula="of:=[.A766]-[.A765]" office:value-type="float" office:value="0.100000143051147" calcext:value-type="float">
            <text:p>0.100000143051147</text:p>
          </table:table-cell>
          <table:table-cell table:formula="of:=[.B766]-[.B765]" office:value-type="float" office:value="0.10099983215332" calcext:value-type="float">
            <text:p>0.10099983215332</text:p>
          </table:table-cell>
          <table:table-cell table:formula="of:=ABS([.K766]-[.J766])" office:value-type="float" office:value="0.000999689102172852" calcext:value-type="float">
            <text:p>0.000999689102172852</text:p>
          </table:table-cell>
          <table:table-cell/>
          <table:table-cell table:formula="of:= 1 / [.J766]" office:value-type="float" office:value="9.99998569490572" calcext:value-type="float">
            <text:p>9.99998569490572</text:p>
          </table:table-cell>
          <table:table-cell table:formula="of:= 1 / [.K766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410.322" calcext:value-type="float">
            <text:p>1738936410.322</text:p>
          </table:table-cell>
          <table:table-cell office:value-type="float" office:value="1738936411.77" calcext:value-type="float">
            <text:p>1738936411.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7]-[.A767]" office:value-type="float" office:value="1.44799995422363" calcext:value-type="float">
            <text:p>1.44799995422363</text:p>
          </table:table-cell>
          <table:table-cell/>
          <table:table-cell table:formula="of:=[.A767]-[.A766]" office:value-type="float" office:value="0.0329999923706055" calcext:value-type="float">
            <text:p>0.0329999923706055</text:p>
          </table:table-cell>
          <table:table-cell table:formula="of:=[.B767]-[.B766]" office:value-type="float" office:value="0.104000091552734" calcext:value-type="float">
            <text:p>0.104000091552734</text:p>
          </table:table-cell>
          <table:table-cell table:formula="of:=ABS([.K767]-[.J767])" office:value-type="float" office:value="0.0710000991821289" calcext:value-type="float">
            <text:p>0.0710000991821289</text:p>
          </table:table-cell>
          <table:table-cell/>
          <table:table-cell table:formula="of:= 1 / [.J767]" office:value-type="float" office:value="30.3030373089039" calcext:value-type="float">
            <text:p>30.3030373089039</text:p>
          </table:table-cell>
          <table:table-cell table:formula="of:= 1 / [.K767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410.356" calcext:value-type="float">
            <text:p>1738936410.356</text:p>
          </table:table-cell>
          <table:table-cell office:value-type="float" office:value="1738936411.866" calcext:value-type="float">
            <text:p>1738936411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8]-[.A768]" office:value-type="float" office:value="1.50999999046326" calcext:value-type="float">
            <text:p>1.50999999046326</text:p>
          </table:table-cell>
          <table:table-cell/>
          <table:table-cell table:formula="of:=[.A768]-[.A767]" office:value-type="float" office:value="0.0339999198913574" calcext:value-type="float">
            <text:p>0.0339999198913574</text:p>
          </table:table-cell>
          <table:table-cell table:formula="of:=[.B768]-[.B767]" office:value-type="float" office:value="0.0959999561309815" calcext:value-type="float">
            <text:p>0.0959999561309815</text:p>
          </table:table-cell>
          <table:table-cell table:formula="of:=ABS([.K768]-[.J768])" office:value-type="float" office:value="0.062000036239624" calcext:value-type="float">
            <text:p>0.062000036239624</text:p>
          </table:table-cell>
          <table:table-cell/>
          <table:table-cell table:formula="of:= 1 / [.J768]" office:value-type="float" office:value="29.4118340041793" calcext:value-type="float">
            <text:p>29.4118340041793</text:p>
          </table:table-cell>
          <table:table-cell table:formula="of:= 1 / [.K76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410.756" calcext:value-type="float">
            <text:p>1738936410.756</text:p>
          </table:table-cell>
          <table:table-cell office:value-type="float" office:value="1738936411.958" calcext:value-type="float">
            <text:p>1738936411.9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9]-[.A769]" office:value-type="float" office:value="1.20199990272522" calcext:value-type="float">
            <text:p>1.20199990272522</text:p>
          </table:table-cell>
          <table:table-cell/>
          <table:table-cell table:formula="of:=[.A769]-[.A768]" office:value-type="float" office:value="0.400000095367432" calcext:value-type="float">
            <text:p>0.400000095367432</text:p>
          </table:table-cell>
          <table:table-cell table:formula="of:=[.B769]-[.B768]" office:value-type="float" office:value="0.0920000076293945" calcext:value-type="float">
            <text:p>0.0920000076293945</text:p>
          </table:table-cell>
          <table:table-cell table:formula="of:=ABS([.K769]-[.J769])" office:value-type="float" office:value="0.308000087738037" calcext:value-type="float">
            <text:p>0.308000087738037</text:p>
          </table:table-cell>
          <table:table-cell/>
          <table:table-cell table:formula="of:= 1 / [.J769]" office:value-type="float" office:value="2.49999940395369" calcext:value-type="float">
            <text:p>2.49999940395369</text:p>
          </table:table-cell>
          <table:table-cell table:formula="of:= 1 / [.K76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10.822" calcext:value-type="float">
            <text:p>1738936410.822</text:p>
          </table:table-cell>
          <table:table-cell office:value-type="float" office:value="1738936412.179" calcext:value-type="float">
            <text:p>1738936412.1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0]-[.A770]" office:value-type="float" office:value="1.35699987411499" calcext:value-type="float">
            <text:p>1.35699987411499</text:p>
          </table:table-cell>
          <table:table-cell/>
          <table:table-cell table:formula="of:=[.A770]-[.A769]" office:value-type="float" office:value="0.0659999847412109" calcext:value-type="float">
            <text:p>0.0659999847412109</text:p>
          </table:table-cell>
          <table:table-cell table:formula="of:=[.B770]-[.B769]" office:value-type="float" office:value="0.220999956130981" calcext:value-type="float">
            <text:p>0.220999956130981</text:p>
          </table:table-cell>
          <table:table-cell table:formula="of:=ABS([.K770]-[.J770])" office:value-type="float" office:value="0.154999971389771" calcext:value-type="float">
            <text:p>0.154999971389771</text:p>
          </table:table-cell>
          <table:table-cell/>
          <table:table-cell table:formula="of:= 1 / [.J770]" office:value-type="float" office:value="15.1515186544519" calcext:value-type="float">
            <text:p>15.1515186544519</text:p>
          </table:table-cell>
          <table:table-cell table:formula="of:= 1 / [.K770]" office:value-type="float" office:value="4.5248877760289" calcext:value-type="float">
            <text:p>4.524887776028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dian latency (s)</text:p>
          </table:table-cell>
          <table:table-cell table:formula="of:=MEDIAN([.H2:.H770])" office:value-type="float" office:value="1.38199996948242" calcext:value-type="float">
            <text:p>1.38199996948242</text:p>
          </table:table-cell>
          <table:table-cell/>
          <table:table-cell table:formula="of:=MEDIAN([.J3:.J770])" office:value-type="float" office:value="0.134000062942505" calcext:value-type="float">
            <text:p>0.134000062942505</text:p>
          </table:table-cell>
          <table:table-cell table:formula="of:=MEDIAN([.K3:.K770])" office:value-type="float" office:value="0.101999998092651" calcext:value-type="float">
            <text:p>0.101999998092651</text:p>
          </table:table-cell>
          <table:table-cell table:formula="of:=MEDIAN([.L3:.L770])" office:value-type="float" office:value="0.0794999599456787" calcext:value-type="float">
            <text:p>0.0794999599456787</text:p>
          </table:table-cell>
          <table:table-cell office:value-type="string" calcext:value-type="string">
            <text:p>Mean (s)</text:p>
          </table:table-cell>
          <table:table-cell table:formula="of:=AVERAGE([.N3:.N770])" office:value-type="float" office:value="12.325162941601" calcext:value-type="float">
            <text:p>12.32516294160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ax latency(s)</text:p>
          </table:table-cell>
          <table:table-cell table:formula="of:=MAX([.H2:.H770])" office:value-type="float" office:value="7.02000021934509" calcext:value-type="float">
            <text:p>7.02000021934509</text:p>
          </table:table-cell>
          <table:table-cell/>
          <table:table-cell table:formula="of:=MAX([.J3:.J770])" office:value-type="float" office:value="6.76700019836426" calcext:value-type="float">
            <text:p>6.76700019836426</text:p>
          </table:table-cell>
          <table:table-cell table:formula="of:=MAX([.K3:.K770])" office:value-type="float" office:value="6.08800005912781" calcext:value-type="float">
            <text:p>6.08800005912781</text:p>
          </table:table-cell>
          <table:table-cell table:formula="of:=MAX([.L3:.L770])" office:value-type="float" office:value="5.65500020980835" calcext:value-type="float">
            <text:p>5.65500020980835</text:p>
          </table:table-cell>
          <table:table-cell office:value-type="string" calcext:value-type="string">
            <text:p>Median (s)</text:p>
          </table:table-cell>
          <table:table-cell table:formula="of:=MEDIAN([.N3:.N770])" office:value-type="float" office:value="7.46268306179131" calcext:value-type="float">
            <text:p>7.4626830617913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in latency(s)</text:p>
          </table:table-cell>
          <table:table-cell table:formula="of:=MIN([.H2:.H770])" office:value-type="float" office:value="1.00600004196167" calcext:value-type="float">
            <text:p>1.00600004196167</text:p>
          </table:table-cell>
          <table:table-cell/>
          <table:table-cell table:formula="of:=MIN([.J3:.J770])" office:value-type="float" office:value="0.0329999923706055" calcext:value-type="float">
            <text:p>0.0329999923706055</text:p>
          </table:table-cell>
          <table:table-cell table:formula="of:=MIN([.K3:.K770])" office:value-type="float" office:value="0.000999927520751953" calcext:value-type="float">
            <text:p>0.000999927520751953</text:p>
          </table:table-cell>
          <table:table-cell table:formula="of:=MIN([.L3:.L770])" office:value-type="float" office:value="0" calcext:value-type="float">
            <text:p>0</text:p>
          </table:table-cell>
          <table:table-cell office:value-type="string" calcext:value-type="string">
            <text:p>Stddev (s)</text:p>
          </table:table-cell>
          <table:table-cell table:formula="of:=STDEVP([.N3:.N770])" office:value-type="float" office:value="11.7813953718949" calcext:value-type="float">
            <text:p>11.78139537189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5:31:47.065567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8T21:10:55.555881818</dc:date>
    <meta:editing-duration>P1DT5H9M17S</meta:editing-duration>
    <meta:editing-cycles>4</meta:editing-cycles>
    <meta:generator>LibreOffice/24.8.4.2$Linux_X86_64 LibreOffice_project/3e97788786b20d724e2ed0ea7a111abce73cab63</meta:generator>
    <meta:document-statistic meta:table-count="1" meta:cell-count="925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7.115cm" svg:height="32.126cm" xlink:href=".." xlink:type="simple" chart:class="chart:line" chart:style-name="ch1">
        <chart:legend chart:legend-position="end" svg:x="49.777cm" svg:y="15.764cm" style:legend-expansion="high" chart:style-name="ch2"/>
        <chart:plot-area chart:style-name="ch3" table:cell-range-address="Sheet1.H1:Sheet1.H774" chart:data-source-has-labels="row" svg:x="1.142cm" svg:y="0.642cm" svg:width="47.493cm" svg:height="30.842cm">
          <chart:coordinate-region svg:x="1.584cm" svg:y="0.841cm" svg:width="46.971cm" svg:height="29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774" chart:label-cell-address="Sheet1.H1:Sheet1.H1" chart:class="chart:line">
            <chart:data-point chart:repeated="7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= received – published time (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60001373291">
                <text:p>1.1560001373291</text:p>
                <draw:g>
                  <svg:desc>Sheet1.H2:Sheet1.H7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1899991035461">
                <text:p>2.41899991035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299991607666">
                <text:p>2.61299991607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699983596802">
                <text:p>1.39699983596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800002098084">
                <text:p>1.37800002098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700002670288">
                <text:p>1.19700002670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90000629425">
                <text:p>1.259000062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099989891052">
                <text:p>1.28099989891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999982833862">
                <text:p>1.42999982833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8900008201599">
                <text:p>1.48900008201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0700006484985">
                <text:p>2.40700006484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00005340576">
                <text:p>2.26900005340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799982070923">
                <text:p>2.33799982070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10000038147">
                <text:p>1.6710000038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999996185303">
                <text:p>1.28999996185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399987220764">
                <text:p>2.33399987220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9599990844727">
                <text:p>2.39599990844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5499992370605">
                <text:p>2.45499992370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4899997711182">
                <text:p>2.34899997711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9100003242493">
                <text:p>2.39100003242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499981880188">
                <text:p>1.56499981880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299990653992">
                <text:p>1.62299990653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8599987030029">
                <text:p>1.68599987030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6400008201599">
                <text:p>1.86400008201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200001716614">
                <text:p>1.83200001716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210000038147">
                <text:p>1.4210000038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6300015449524">
                <text:p>1.3630001544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999996185303">
                <text:p>1.28999996185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70000743866">
                <text:p>1.3970000743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4500012397766">
                <text:p>1.24500012397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9400005340576">
                <text:p>1.39400005340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0000019073486">
                <text:p>1.3000001907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6300015449524">
                <text:p>1.36300015449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599982261658">
                <text:p>1.98599982261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399990081787">
                <text:p>2.05399990081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19998550415">
                <text:p>1.7519998550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199999332428">
                <text:p>1.3199999332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099983215332">
                <text:p>1.35099983215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999994277954">
                <text:p>1.30999994277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70000743866">
                <text:p>1.6470000743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399983406067">
                <text:p>1.62399983406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899989128113">
                <text:p>1.68899989128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6600003242493">
                <text:p>1.26600003242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3099985122681">
                <text:p>1.33099985122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500001907349">
                <text:p>1.35500001907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7799987792969">
                <text:p>1.77799987792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5599989891052">
                <text:p>1.65599989891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4700002670288">
                <text:p>1.4470000267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2499990463257">
                <text:p>1.2249999046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300008773804">
                <text:p>1.18300008773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199998855591">
                <text:p>1.36199998855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800004005432">
                <text:p>1.35800004005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900014877319">
                <text:p>1.41900014877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2600011825562">
                <text:p>1.42600011825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400001525879">
                <text:p>1.18400001525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2300000190735">
                <text:p>1.52300000190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5399994850159">
                <text:p>1.2539999485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799984931946">
                <text:p>1.30799984931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7299990653992">
                <text:p>1.37299990653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299990653992">
                <text:p>1.37299990653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4099998474121">
                <text:p>1.44099998474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7900004386902">
                <text:p>1.27900004386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100001335144">
                <text:p>1.41100001335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509997844696">
                <text:p>2.1509997844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850001335144">
                <text:p>1.9850001335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499989509583">
                <text:p>2.734999895095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8999996185303">
                <text:p>1.289999961853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4800004959106">
                <text:p>1.34800004959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89998626709">
                <text:p>1.2189998626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3800005912781">
                <text:p>1.33800005912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6200008392334">
                <text:p>2.76200008392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7999997138977">
                <text:p>2.779999971389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899978637695">
                <text:p>1.54899978637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4799995422363">
                <text:p>1.44799995422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599983215332">
                <text:p>1.47599983215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6099996566772">
                <text:p>2.96099996566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6800003051758">
                <text:p>2.86800003051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3300008773804">
                <text:p>2.9330000877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2200016975403">
                <text:p>1.42200016975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8499989509583">
                <text:p>1.48499989509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8999996185303">
                <text:p>1.28999996185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1400012969971">
                <text:p>1.81400012969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100008964539">
                <text:p>2.08100008964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4199995994568">
                <text:p>2.14199995994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0599989891052">
                <text:p>1.40599989891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5799994468689">
                <text:p>1.457999944686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599997520447">
                <text:p>1.32599997520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70000743866">
                <text:p>1.3970000743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500005722046">
                <text:p>1.31500005722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0200009346008">
                <text:p>1.50200009346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6099996566772">
                <text:p>1.46099996566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1000008583069">
                <text:p>1.41000008583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760000705719">
                <text:p>1.47600007057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7600002288818">
                <text:p>1.27600002288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4299993515015">
                <text:p>1.34299993515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4500002861023">
                <text:p>1.345000028610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8400006294251">
                <text:p>2.88400006294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500009536743">
                <text:p>1.52500009536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0700001716614">
                <text:p>1.20700001716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7699995040894">
                <text:p>1.27699995040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4599995613098">
                <text:p>1.345999956130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899994850159">
                <text:p>1.37899994850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4800019264221">
                <text:p>1.44800019264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700003623962">
                <text:p>1.18700003623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2000012397766">
                <text:p>3.620000123977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6200003623962">
                <text:p>3.562000036239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9900007247925">
                <text:p>1.49900007247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6499991416931">
                <text:p>1.4649999141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900014877319">
                <text:p>1.41900014877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189998626709">
                <text:p>1.21899986267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899996757507">
                <text:p>1.35899996757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4599995613098">
                <text:p>1.345999956130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1099987030029">
                <text:p>1.31099987030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7800002098084">
                <text:p>1.37800002098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8899993896484">
                <text:p>1.38899993896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4999995231628">
                <text:p>1.549999952316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8399982452393">
                <text:p>1.383999824523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199998855591">
                <text:p>1.36199998855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5900011062622">
                <text:p>1.459000110626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279999256134">
                <text:p>1.2279999256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399991989136">
                <text:p>1.283999919891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6099982261658">
                <text:p>1.360999822616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400009155273">
                <text:p>1.354000091552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5500016212463">
                <text:p>1.45500016212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8599987030029">
                <text:p>1.185999870300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4600005149841">
                <text:p>1.24600005149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1699991226196">
                <text:p>1.31699991226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5399994850159">
                <text:p>1.253999948501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5299987792969">
                <text:p>2.15299987792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099979400635">
                <text:p>1.39099979400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2499995231628">
                <text:p>1.424999952316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799998283386">
                <text:p>1.41799998283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799997329712">
                <text:p>1.427999973297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9300012588501">
                <text:p>1.39300012588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3199987411499">
                <text:p>1.23199987411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5699992179871">
                <text:p>2.05699992179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08399987220764">
                <text:p>2.083999872207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2100019454956">
                <text:p>1.22100019454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2499980926514">
                <text:p>1.324999809265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9200005531311">
                <text:p>1.292000055313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800004959106">
                <text:p>1.34800004959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5500011444092">
                <text:p>1.255000114440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1500005722046">
                <text:p>1.31500005722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800001144409">
                <text:p>1.388000011444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5300006866455">
                <text:p>1.45300006866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8899984359741">
                <text:p>1.48899984359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29999256134">
                <text:p>1.3529999256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8300004005432">
                <text:p>1.48300004005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2600011825562">
                <text:p>1.92600011825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9799990653992">
                <text:p>1.49799990653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3300008773804">
                <text:p>1.43300008773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599987983704">
                <text:p>1.425999879837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3399987220764">
                <text:p>1.33399987220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8699998855591">
                <text:p>1.486999988555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7700009346008">
                <text:p>1.37700009346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4400000572205">
                <text:p>1.44400000572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6700010299683">
                <text:p>2.367000102996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0799999237061">
                <text:p>2.407999992370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1400003433228">
                <text:p>1.41400003433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3299994468689">
                <text:p>1.332999944686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8700008392334">
                <text:p>1.3870000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6700000762939">
                <text:p>1.46700000762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6800003051758">
                <text:p>3.368000030517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0699996948242">
                <text:p>2.506999969482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460000038147">
                <text:p>1.54600000381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0899991989136">
                <text:p>1.4089999198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7599983215332">
                <text:p>1.475999832153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4800000190735">
                <text:p>1.64800000190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1800003051758">
                <text:p>1.61800003051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800010681152">
                <text:p>1.78800010681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4699983596802">
                <text:p>1.646999835968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3400001525879">
                <text:p>1.43400001525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8900008201599">
                <text:p>3.489000082015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699997901917">
                <text:p>1.49699997901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4300003051758">
                <text:p>2.743000030517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9999995231628">
                <text:p>2.799999952316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4300012588501">
                <text:p>2.643000125885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8399982452393">
                <text:p>1.383999824523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4500002861023">
                <text:p>1.345000028610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4899997711182">
                <text:p>1.348999977111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099996566772">
                <text:p>1.21099996566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6500005722046">
                <text:p>1.5650000572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2399983406067">
                <text:p>1.62399983406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9800009727478">
                <text:p>1.298000097274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499982833862">
                <text:p>1.30499982833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8000011444092">
                <text:p>1.380000114440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350001335144">
                <text:p>1.2350001335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3599982261658">
                <text:p>1.2359998226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1199989318848">
                <text:p>1.71199989318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6699991226196">
                <text:p>1.56699991226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0800004005432">
                <text:p>1.608000040054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4599995613098">
                <text:p>1.345999956130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2900013923645">
                <text:p>1.429000139236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1999983787537">
                <text:p>1.419999837875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7499990463257">
                <text:p>1.474999904632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9900007247925">
                <text:p>1.49900007247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9900002479553">
                <text:p>1.299000024795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4599986076355">
                <text:p>1.445999860763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6399989128113">
                <text:p>2.063999891281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4199995994568">
                <text:p>2.14199995994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5400009155273">
                <text:p>1.35400009155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2899980545044">
                <text:p>1.028999805450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71799993515015">
                <text:p>2.71799993515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9299998283386">
                <text:p>2.29299998283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529999256134">
                <text:p>2.3529999256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1700005531311">
                <text:p>1.41700005531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210000038147">
                <text:p>1.42100000381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0400004386902">
                <text:p>1.40400004386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1200013160706">
                <text:p>1.712000131607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8500003814697">
                <text:p>1.585000038146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6500000953674">
                <text:p>1.365000009536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02000021934509">
                <text:p>7.02000021934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7199997901917">
                <text:p>3.371999979019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0199995040894">
                <text:p>3.40199995040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8800015449524">
                <text:p>1.48800015449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6300015449524">
                <text:p>1.363000154495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5899982452393">
                <text:p>1.25899982452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1200008392334">
                <text:p>1.5120000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8100018501282">
                <text:p>1.48100018501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4000015258789">
                <text:p>1.340000152587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6499977111816">
                <text:p>1.364999771118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9299988746643">
                <text:p>1.392999887466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8800001144409">
                <text:p>1.888000011444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7999997138977">
                <text:p>1.779999971389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0900001525879">
                <text:p>1.309000015258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6299991607666">
                <text:p>3.362999916076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4599995613098">
                <text:p>1.345999956130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5000004768372">
                <text:p>1.450000047683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1700005531311">
                <text:p>1.41700005531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1500010490417">
                <text:p>1.51500010490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6099982261658">
                <text:p>1.360999822616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210000038147">
                <text:p>1.4210000038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7900009155273">
                <text:p>1.47900009155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0800008773804">
                <text:p>1.308000087738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6600003242493">
                <text:p>1.26600003242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5799989700317">
                <text:p>1.257999897003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2699990272522">
                <text:p>1.326999902725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889997959137">
                <text:p>1.28899979591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1399989128113">
                <text:p>1.313999891281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2199997901917">
                <text:p>2.121999979019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4000005722046">
                <text:p>1.94000005722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8099985122681">
                <text:p>3.08099985122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970000743866">
                <text:p>1.39700007438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5500001907349">
                <text:p>1.35500001907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1800012588501">
                <text:p>1.51800012588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32200002670288">
                <text:p>1.32200002670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2500019073486">
                <text:p>1.425000190734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30400013923645">
                <text:p>2.30400013923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6599998474121">
                <text:p>1.065999984741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2400007247925">
                <text:p>1.12400007247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8400001525879">
                <text:p>1.18400001525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1600003242493">
                <text:p>1.516000032424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45199990272522">
                <text:p>1.451999902725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0200004577637">
                <text:p>1.302000045776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8300008773804">
                <text:p>1.68300008773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0200018882751">
                <text:p>1.40200018882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3199992179871">
                <text:p>1.431999921798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4610002040863">
                <text:p>1.46100020408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9100003242493">
                <text:p>1.391000032424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590000629425">
                <text:p>1.75900006294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1499991416931">
                <text:p>1.214999914169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7600002288818">
                <text:p>1.276000022888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6599998474121">
                <text:p>1.56599998474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7200016975403">
                <text:p>1.672000169754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0000009536743">
                <text:p>1.400000095367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09100008010864">
                <text:p>2.091000080108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1400008201599">
                <text:p>2.114000082015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05000019073486">
                <text:p>2.050000190734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6500000953674">
                <text:p>1.365000009536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9800000190735">
                <text:p>1.39800000190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6700010299683">
                <text:p>1.36700010299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9200005531311">
                <text:p>1.292000055313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5400009155273">
                <text:p>1.354000091552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8600001335144">
                <text:p>1.28600001335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5899996757507">
                <text:p>1.358999967575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00008964539">
                <text:p>1.70600008964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9299998283386">
                <text:p>1.292999982833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5600018501282">
                <text:p>1.356000185012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2799997329712">
                <text:p>1.427999973297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23399996757507">
                <text:p>2.233999967575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5900020599365">
                <text:p>1.359000205993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7599992752075">
                <text:p>1.375999927520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7699999809265">
                <text:p>1.476999998092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789999961853">
                <text:p>1.57899999618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5500016212463">
                <text:p>1.455000162124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899991035461">
                <text:p>1.418999910354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539999961853">
                <text:p>1.4539999961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2999992370605">
                <text:p>1.829999923706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8600015640259">
                <text:p>1.886000156402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4600009918213">
                <text:p>1.946000099182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6700010299683">
                <text:p>1.367000102996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0099997520447">
                <text:p>1.200999975204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8499999046326">
                <text:p>1.384999990463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3529999256134">
                <text:p>1.35299992561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35499978065491">
                <text:p>1.354999780654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1200003623962">
                <text:p>1.312000036239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7000012397766">
                <text:p>1.37000012397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2399988174438">
                <text:p>1.323999881744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5800018310547">
                <text:p>1.45800018310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600001335144">
                <text:p>1.3600001335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0799994468689">
                <text:p>3.207999944686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5999999046326">
                <text:p>3.259999990463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9099998474121">
                <text:p>3.190999984741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38499999046326">
                <text:p>1.384999990463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33800005912781">
                <text:p>1.338000059127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3000001907349">
                <text:p>1.230000019073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8399991989136">
                <text:p>1.28399991989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4999990463257">
                <text:p>1.349999904632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1799993515015">
                <text:p>1.217999935150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0199999809265">
                <text:p>1.601999998092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7500004768372">
                <text:p>1.575000047683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5299997329712">
                <text:p>1.55299997329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3800001144409">
                <text:p>2.138000011444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9499998092651">
                <text:p>1.394999980926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1800007820129">
                <text:p>1.31800007820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8199996948242">
                <text:p>1.381999969482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8099999427795">
                <text:p>1.180999994277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3999996185303">
                <text:p>2.039999961853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400011062622">
                <text:p>1.83400011062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8699979782105">
                <text:p>1.18699979782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5499987602234">
                <text:p>1.254999876022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199999332428">
                <text:p>1.31999993324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7700009346008">
                <text:p>1.37700009346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40199995040894">
                <text:p>1.401999950408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5899996757507">
                <text:p>1.358999967575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1799998283386">
                <text:p>1.417999982833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5200004577637">
                <text:p>1.052000045776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22099995613098">
                <text:p>2.220999956130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1599998474121">
                <text:p>1.31599998474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500017166138">
                <text:p>1.695000171661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72399997711182">
                <text:p>3.723999977111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9800000190735">
                <text:p>1.398000001907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3200011253357">
                <text:p>1.23200011253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649998664856">
                <text:p>1.26499986648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1400012969971">
                <text:p>1.31400012969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4800004959106">
                <text:p>1.348000049591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19299983978272">
                <text:p>2.192999839782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6799988746643">
                <text:p>2.267999887466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73799991607666">
                <text:p>3.737999916076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6399984359741">
                <text:p>1.363999843597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2499995231628">
                <text:p>1.424999952316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39199995994568">
                <text:p>1.391999959945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899998664856">
                <text:p>1.3899998664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5199999809265">
                <text:p>1.351999998092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1300010681152">
                <text:p>1.413000106811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4299983978271">
                <text:p>1.442999839782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6300015449524">
                <text:p>1.363000154495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2900013923645">
                <text:p>1.42900013923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489999294281">
                <text:p>1.14899992942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21399998664856">
                <text:p>1.213999986648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4600005149841">
                <text:p>1.746000051498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64699983596802">
                <text:p>1.646999835968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8099994659424">
                <text:p>1.480999946594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4200005531311">
                <text:p>1.542000055313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689998626709">
                <text:p>1.46899986267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2739999294281">
                <text:p>4.27399992942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04699993133545">
                <text:p>4.04699993133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7099990844727">
                <text:p>1.27099990844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2500014305115">
                <text:p>1.225000143051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60399985313416">
                <text:p>1.603999853134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7900018692017">
                <text:p>1.379000186920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31799983978271">
                <text:p>1.317999839782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9000010490417">
                <text:p>1.390000104904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3700013160706">
                <text:p>1.837000131607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4400000572205">
                <text:p>1.944000005722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350001335144">
                <text:p>1.2350001335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5600004196167">
                <text:p>1.256000041961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9099988937378">
                <text:p>1.290999889373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08699989318848">
                <text:p>2.0869998931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0000009536743">
                <text:p>1.400000095367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9399995803833">
                <text:p>2.493999958038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32699990272522">
                <text:p>2.326999902725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8300023078918">
                <text:p>1.283000230789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6199998855591">
                <text:p>1.361999988555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2599987983704">
                <text:p>1.425999879837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2399997711182">
                <text:p>1.22399997711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5099992752075">
                <text:p>1.250999927520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7500004768372">
                <text:p>1.075000047683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4800000190735">
                <text:p>1.148000001907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9199986457825">
                <text:p>1.991999864578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7300000190735">
                <text:p>1.27300000190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03399991989136">
                <text:p>2.033999919891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08299994468689">
                <text:p>2.082999944686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22699999809265">
                <text:p>2.226999998092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8500008583069">
                <text:p>2.285000085830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24200010299683">
                <text:p>3.242000102996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689998626709">
                <text:p>2.96899986267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7300000190735">
                <text:p>1.273000001907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3200001716614">
                <text:p>1.332000017166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6099991798401">
                <text:p>1.260999917984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1799983978271">
                <text:p>1.317999839782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50400018692017">
                <text:p>2.504000186920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5799989700317">
                <text:p>1.25799989700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5600008964539">
                <text:p>1.456000089645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0699996948242">
                <text:p>1.506999969482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7800016403198">
                <text:p>1.478000164031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9199995994568">
                <text:p>1.391999959945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8700003623962">
                <text:p>1.187000036239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7600011825562">
                <text:p>1.176000118255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3399996757507">
                <text:p>1.233999967575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9300007820129">
                <text:p>1.193000078201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590000629425">
                <text:p>1.25900006294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3099994659424">
                <text:p>1.230999946594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1399989128113">
                <text:p>1.313999891281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3699994087219">
                <text:p>1.536999940872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1300005912781">
                <text:p>2.213000059127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13399982452393">
                <text:p>2.133999824523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15599989891052">
                <text:p>2.155999898910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21600008010864">
                <text:p>2.21600008010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2110002040863">
                <text:p>2.21100020408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8499999046326">
                <text:p>1.384999990463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4899983406067">
                <text:p>1.248999834060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4500012397766">
                <text:p>1.245000123977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0200004577637">
                <text:p>1.302000045776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9899978637695">
                <text:p>1.298999786376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2399997711182">
                <text:p>1.22399997711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31800007820129">
                <text:p>1.318000078201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30699992179871">
                <text:p>1.306999921798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6400003433228">
                <text:p>1.164000034332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50799989700317">
                <text:p>4.50799989700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57100009918213">
                <text:p>4.571000099182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3000001907349">
                <text:p>1.230000019073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8900003433228">
                <text:p>1.289000034332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1700000762939">
                <text:p>1.217000007629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60800004005432">
                <text:p>1.608000040054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31100010871887">
                <text:p>1.311000108718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36600017547607">
                <text:p>1.366000175476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5699987411499">
                <text:p>1.356999874114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9500002861023">
                <text:p>1.595000028610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9799995422363">
                <text:p>1.197999954223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279999256134">
                <text:p>1.22799992561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2199988365173">
                <text:p>1.221999883651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8299999237061">
                <text:p>1.282999992370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3899998664856">
                <text:p>1.338999986648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270001411438">
                <text:p>1.32700014114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8500008583069">
                <text:p>1.285000085830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9000000953674">
                <text:p>1.490000009536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8200006484985">
                <text:p>1.282000064849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2799997329712">
                <text:p>2.927999973297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5400018692017">
                <text:p>1.254000186920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1500005722046">
                <text:p>1.315000057220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769998550415">
                <text:p>1.37699985504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3899993896484">
                <text:p>1.138999938964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6900014877319">
                <text:p>1.169000148773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2299990653992">
                <text:p>1.12299990653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9000005722046">
                <text:p>1.190000057220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1599988937378">
                <text:p>1.415999889373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4500002861023">
                <text:p>1.345000028610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0199995040894">
                <text:p>1.401999950408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17999792099">
                <text:p>1.1179997920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8099999427795">
                <text:p>1.180999994277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4900007247925">
                <text:p>1.249000072479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32200002670288">
                <text:p>1.322000026702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7900004386902">
                <text:p>1.27900004386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439998626709">
                <text:p>1.34399986267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7700009346008">
                <text:p>1.377000093460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4900012016296">
                <text:p>1.449000120162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1100015640259">
                <text:p>1.511000156402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8699989318848">
                <text:p>1.08699989318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4199995994568">
                <text:p>1.141999959945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6799998283386">
                <text:p>1.167999982833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2300004959106">
                <text:p>1.22300004959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8099999427795">
                <text:p>1.180999994277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4499988555908">
                <text:p>1.244999885559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7600002288818">
                <text:p>1.276000022888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3999991416931">
                <text:p>1.339999914169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50599980354309">
                <text:p>2.505999803543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6900000572205">
                <text:p>2.569000005722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6599998474121">
                <text:p>2.565999984741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0399994850159">
                <text:p>2.503999948501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57500004768372">
                <text:p>2.575000047683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39300012588501">
                <text:p>1.393000125885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6299986839294">
                <text:p>1.162999868392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409999370575">
                <text:p>1.24099993705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6699995994568">
                <text:p>1.266999959945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38700008392334">
                <text:p>3.387000083923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4500002861023">
                <text:p>1.345000028610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37999987602234">
                <text:p>1.379999876022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1000008583069">
                <text:p>1.910000085830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6200008392334">
                <text:p>1.262000083923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1900000572205">
                <text:p>1.319000005722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38199996948242">
                <text:p>3.38199996948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35700011253357">
                <text:p>1.357000112533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4899988174438">
                <text:p>2.948999881744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01899981498718">
                <text:p>3.018999814987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64499998092651">
                <text:p>1.644999980926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16200017929077">
                <text:p>1.162000179290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62000012397766">
                <text:p>2.620000123977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68300008773804">
                <text:p>2.683000087738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60699987411499">
                <text:p>2.606999874114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6710000038147">
                <text:p>2.6710000038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3500003814697">
                <text:p>1.335000038146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39499998092651">
                <text:p>1.394999980926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3840000629425">
                <text:p>1.38400006294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69099998474121">
                <text:p>1.690999984741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9499998092651">
                <text:p>1.394999980926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6400008201599">
                <text:p>1.364000082015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9400014877319">
                <text:p>1.294000148773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6300015449524">
                <text:p>1.363000154495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2799997329712">
                <text:p>1.427999973297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42900013923645">
                <text:p>1.429000139236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350001335144">
                <text:p>1.2350001335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9699993133545">
                <text:p>1.296999931335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659999370575">
                <text:p>1.36599993705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1599998474121">
                <text:p>1.315999984741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3900008201599">
                <text:p>1.239000082015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3999977111816">
                <text:p>1.239999771118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0399990081787">
                <text:p>1.303999900817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9600009918213">
                <text:p>1.196000099182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1599998474121">
                <text:p>1.31599998474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31200003623962">
                <text:p>1.312000036239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34200000762939">
                <text:p>1.342000007629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659999370575">
                <text:p>1.36599993705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0799989700317">
                <text:p>3.007999897003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6400008201599">
                <text:p>1.364000082015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5800004005432">
                <text:p>1.358000040054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41299986839294">
                <text:p>1.412999868392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3659999370575">
                <text:p>3.36599993705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8299989700317">
                <text:p>1.382999897003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0799980163574">
                <text:p>1.107999801635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6299986839294">
                <text:p>1.162999868392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58699989318848">
                <text:p>5.586999893188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64900016784668">
                <text:p>5.649000167846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3999996185303">
                <text:p>5.539999961853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9700012207031">
                <text:p>5.597000122070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199999332428">
                <text:p>1.31999993324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4200000762939">
                <text:p>1.342000007629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40700006484985">
                <text:p>1.407000064849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8700003623962">
                <text:p>1.187000036239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21799993515015">
                <text:p>2.217999935150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6500000953674">
                <text:p>1.365000009536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7299995422363">
                <text:p>1.572999954223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5300002098084">
                <text:p>1.753000020980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1699995994568">
                <text:p>1.516999959945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34299993515015">
                <text:p>1.342999935150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83999991416931">
                <text:p>1.839999914169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4300007820129">
                <text:p>1.443000078201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909999370575">
                <text:p>1.99099993705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38199996948242">
                <text:p>1.381999969482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40599989891052">
                <text:p>1.405999898910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4700021743774">
                <text:p>1.247000217437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40100002288818">
                <text:p>1.401000022888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40199995040894">
                <text:p>1.401999950408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9000005722046">
                <text:p>1.190000057220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5900015830994">
                <text:p>1.159000158309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6799988746643">
                <text:p>1.267999887466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6799998283386">
                <text:p>1.167999982833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91100001335144">
                <text:p>5.911000013351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96600008010864">
                <text:p>5.966000080108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8499984741211">
                <text:p>1.284999847412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34200000762939">
                <text:p>1.342000007629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0799999237061">
                <text:p>1.907999992370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0600004196167">
                <text:p>1.006000041961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699999332428">
                <text:p>1.06999993324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2200021743774">
                <text:p>1.122000217437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800000667572">
                <text:p>1.18000006675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1599979400635">
                <text:p>1.515999794006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5399985313416">
                <text:p>1.353999853134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95000004768372">
                <text:p>2.950000047683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35699987411499">
                <text:p>1.356999874114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34899997711182">
                <text:p>1.348999977111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38499999046326">
                <text:p>1.384999990463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1900014877319">
                <text:p>1.419000148773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38399982452393">
                <text:p>1.383999824523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44600009918213">
                <text:p>1.446000099182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9500007629395">
                <text:p>1.295000076293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70700001716614">
                <text:p>1.707000017166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37099981307983">
                <text:p>1.370999813079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9399991035461">
                <text:p>1.293999910354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2599997520447">
                <text:p>1.325999975204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32500004768372">
                <text:p>1.325000047683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9399981498718">
                <text:p>1.393999814987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7800006866455">
                <text:p>1.57800006866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3699984550476">
                <text:p>1.636999845504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2699999809265">
                <text:p>1.226999998092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5999994277954">
                <text:p>1.559999942779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889997959137">
                <text:p>1.28899979591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34299993515015">
                <text:p>1.342999935150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39800000190735">
                <text:p>1.398000001907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3099994659424">
                <text:p>1.230999946594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960000038147">
                <text:p>1.29600000381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26399993896484">
                <text:p>1.26399993896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31399989128113">
                <text:p>1.313999891281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36999988555908">
                <text:p>1.369999885559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40000009536743">
                <text:p>1.400000095367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46700000762939">
                <text:p>1.467000007629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6200003623962">
                <text:p>1.562000036239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33100008964539">
                <text:p>1.331000089645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3899998664856">
                <text:p>1.38999986648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42199993133545">
                <text:p>1.421999931335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01099991798401">
                <text:p>2.010999917984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02600002288818">
                <text:p>2.026000022888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6199984550476">
                <text:p>1.261999845504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199999332428">
                <text:p>1.31999993324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40499997138977">
                <text:p>1.404999971389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720000743866">
                <text:p>1.27200007438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720000743866">
                <text:p>1.27200007438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13100004196167">
                <text:p>3.131000041961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599994659424">
                <text:p>1.855999946594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88000011444092">
                <text:p>1.880000114440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0899991989136">
                <text:p>1.908999919891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0799994468689">
                <text:p>1.207999944686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34800004959106">
                <text:p>1.348000049591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0399990081787">
                <text:p>1.303999900817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37800002098084">
                <text:p>1.378000020980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3499999046326">
                <text:p>1.134999990463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9400000572205">
                <text:p>1.194000005722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15400004386902">
                <text:p>1.154000043869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7900013923645">
                <text:p>1.179000139236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4300003051758">
                <text:p>1.243000030517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38100004196167">
                <text:p>1.38100004196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4000000953674">
                <text:p>1.24000000953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0900001525879">
                <text:p>1.309000015258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33399987220764">
                <text:p>1.333999872207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20899987220764">
                <text:p>2.208999872207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03799986839294">
                <text:p>2.037999868392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78299999237061">
                <text:p>1.782999992370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9900007247925">
                <text:p>1.499000072479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32500004768372">
                <text:p>1.325000047683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2700004577637">
                <text:p>1.427000045776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4909999370575">
                <text:p>1.49099993705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8100018501282">
                <text:p>1.48100018501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0399994850159">
                <text:p>1.503999948501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2700004577637">
                <text:p>1.427000045776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5299983024597">
                <text:p>1.452999830245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4300003051758">
                <text:p>1.243000030517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3050000667572">
                <text:p>1.30500006675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3600001335144">
                <text:p>1.36000013351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35800004005432">
                <text:p>1.358000040054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5799999237061">
                <text:p>1.157999992370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68300008773804">
                <text:p>1.683000087738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42300009727478">
                <text:p>1.423000097274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45899987220764">
                <text:p>1.458999872207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2699999809265">
                <text:p>1.226999998092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18300008773804">
                <text:p>1.183000087738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3400015830994">
                <text:p>1.034000158309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3699998855591">
                <text:p>1.236999988555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9499983787537">
                <text:p>1.294999837875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35599994659424">
                <text:p>1.355999946594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4499988555908">
                <text:p>1.244999885559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3970000743866">
                <text:p>1.39700007438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0000014305115">
                <text:p>3.100000143051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36399984359741">
                <text:p>1.36399984359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88100004196167">
                <text:p>1.881000041961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35199999809265">
                <text:p>1.351999998092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4399981498718">
                <text:p>1.143999814987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9899988174438">
                <text:p>1.198999881744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5699996948242">
                <text:p>1.256999969482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8500003814697">
                <text:p>3.085000038146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71600008010864">
                <text:p>2.71600008010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7400016784668">
                <text:p>1.274000167846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1699995994568">
                <text:p>1.516999959945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48000001907349">
                <text:p>1.480000019073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3400015830994">
                <text:p>1.534000158309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9800004959106">
                <text:p>1.598000049591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65599989891052">
                <text:p>1.655999898910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1000003814697">
                <text:p>1.71000003814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36800003051758">
                <text:p>1.368000030517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43299984931946">
                <text:p>1.432999849319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2799997329712">
                <text:p>1.427999973297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0099992752075">
                <text:p>1.500999927520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37899994850159">
                <text:p>1.378999948501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519998550415">
                <text:p>1.25199985504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31299996376038">
                <text:p>1.312999963760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5500011444092">
                <text:p>1.255000114440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7900009155273">
                <text:p>1.479000091552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1799998283386">
                <text:p>1.417999982833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8899993896484">
                <text:p>1.388999938964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42900013923645">
                <text:p>1.429000139236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4000000953674">
                <text:p>1.240000009536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34099984169006">
                <text:p>1.340999841690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60599994659424">
                <text:p>2.605999946594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18400001525879">
                <text:p>1.184000015258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2200002670288">
                <text:p>1.32200002670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43400001525879">
                <text:p>1.434000015258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2399997711182">
                <text:p>1.223999977111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4699997901917">
                <text:p>1.246999979019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31099987030029">
                <text:p>1.310999870300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13100004196167">
                <text:p>1.131000041961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1949999332428">
                <text:p>1.19499993324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3050000667572">
                <text:p>1.30500006675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9500017166138">
                <text:p>1.195000171661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29200005531311">
                <text:p>1.292000055313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42000007629395">
                <text:p>3.420000076293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48199987411499">
                <text:p>3.481999874114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0299997329712">
                <text:p>1.302999973297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4500021934509">
                <text:p>3.145000219345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57999992370605">
                <text:p>2.579999923706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33299994468689">
                <text:p>1.332999944686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9600014686584">
                <text:p>1.396000146865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32200002670288">
                <text:p>1.322000026702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1299982070923">
                <text:p>1.212999820709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31700015068054">
                <text:p>1.317000150680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899998664856">
                <text:p>1.38999986648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1299986839294">
                <text:p>1.412999868392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7300000190735">
                <text:p>1.273000001907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3399996757507">
                <text:p>1.233999967575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0299997329712">
                <text:p>1.302999973297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36800003051758">
                <text:p>2.368000030517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1599998474121">
                <text:p>1.315999984741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30700016021729">
                <text:p>1.307000160217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899998664856">
                <text:p>1.38999986648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5800004005432">
                <text:p>1.358000040054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5000019073486">
                <text:p>1.550000190734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21900010108948">
                <text:p>1.219000101089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5199999809265">
                <text:p>1.351999998092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8600001335144">
                <text:p>1.286000013351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0900001525879">
                <text:p>1.309000015258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3300004005432">
                <text:p>1.233000040054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260000705719">
                <text:p>1.22600007057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28299999237061">
                <text:p>1.282999992370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30399990081787">
                <text:p>1.303999900817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6199998855591">
                <text:p>1.361999988555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27600002288818">
                <text:p>3.276000022888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54500007629395">
                <text:p>1.545000076293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41900014877319">
                <text:p>1.419000148773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4300007820129">
                <text:p>1.943000078201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83799982070923">
                <text:p>1.837999820709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89599990844727">
                <text:p>1.895999908447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0550000667572">
                <text:p>2.05500006675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9700002670288">
                <text:p>1.197000026702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60800004005432">
                <text:p>1.608000040054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659999370575">
                <text:p>1.36599993705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41199994087219">
                <text:p>1.411999940872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35400009155273">
                <text:p>1.354000091552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41300010681152">
                <text:p>1.413000106811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4779999256134">
                <text:p>1.4779999256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43199992179871">
                <text:p>1.431999921798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49499988555908">
                <text:p>1.494999885559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42499995231628">
                <text:p>1.424999952316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82400012016296">
                <text:p>1.824000120162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25799989700317">
                <text:p>1.257999897003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29299998283386">
                <text:p>1.292999982833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840000629425">
                <text:p>1.38400006294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8200016021729">
                <text:p>1.182000160217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4399995803833">
                <text:p>1.243999958038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0099987983704">
                <text:p>1.300999879837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25500011444092">
                <text:p>1.255000114440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9199981689453">
                <text:p>1.291999816894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34799981117249">
                <text:p>1.347999811172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31200003623962">
                <text:p>1.312000036239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7600016593933">
                <text:p>1.376000165939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3769998550415">
                <text:p>1.37699985504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4799995422363">
                <text:p>1.447999954223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0999999046326">
                <text:p>1.509999990463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0199990272522">
                <text:p>1.201999902725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5699987411499">
                <text:p>1.356999874114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38199996948242">
                <text:p>1.381999969482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02000021934509">
                <text:p>7.020000219345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0600004196167">
                <text:p>1.00600004196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7.605cm" svg:height="21.941cm" xlink:href=".." xlink:type="simple" chart:class="chart:line" chart:style-name="ch1">
        <chart:title svg:x="22.369cm" svg:y="0.574cm" chart:style-name="ch2">
          <text:p>inverse of the timestamp difference of the published values (Hz)</text:p>
        </chart:title>
        <chart:legend chart:legend-position="end" svg:x="54.866cm" svg:y="10.671cm" style:legend-expansion="high" chart:style-name="ch3"/>
        <chart:plot-area chart:style-name="ch4" table:cell-range-address="Sheet1.N1:Sheet1.N770" chart:data-source-has-labels="row" svg:x="1.152cm" svg:y="1.791cm" svg:width="52.562cm" svg:height="19.712cm">
          <chart:coordinate-region svg:x="1.786cm" svg:y="1.99cm" svg:width="51.928cm" svg:height="18.5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770" chart:label-cell-address="Sheet1.N1:Sheet1.N1" chart:class="chart:line">
            <chart:data-point chart:repeated="7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/ J (Hz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3333121405842">
                <text:p>3.3333312140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0372792768459">
                <text:p>0.810372792768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81126040877">
                <text:p>1.07181126040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206445540115">
                <text:p>0.73206445540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366870324661">
                <text:p>1.76366870324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9650712264174">
                <text:p>0.379650712264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0414738442742">
                <text:p>2.30414738442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5473449501372">
                <text:p>1.15473449501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4531556952531">
                <text:p>3.74531556952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150175090911">
                <text:p>1.50150175090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9401098438287">
                <text:p>2.99401098438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5940140756702">
                <text:p>3.759401407567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9090790866836">
                <text:p>0.909090790866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8235277618092">
                <text:p>0.588235277618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0187443838392">
                <text:p>0.750187443838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8054218185545">
                <text:p>0.968054218185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788948534805">
                <text:p>0.58788948534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1514639212499">
                <text:p>15.1514639212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1111099337355">
                <text:p>1.11111099337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6678449992755">
                <text:p>1.76678449992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7063077616465">
                <text:p>0.517063077616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0946835420734">
                <text:p>2.309468354207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0946835420734">
                <text:p>2.30946835420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1467505536329">
                <text:p>0.461467505536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3333121405842">
                <text:p>3.333331214058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2982710739348">
                <text:p>0.352982710739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9401098438287">
                <text:p>2.99401098438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3223912720602">
                <text:p>2.73223912720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3519660152361">
                <text:p>1.035196601523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9081040177486">
                <text:p>0.3190810401774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3224090703302">
                <text:p>2.732240907033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3412641020185">
                <text:p>1.03412641020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3028183768866">
                <text:p>30.3028183768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1514639212499">
                <text:p>15.1514639212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7728690965554">
                <text:p>1.57728690965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0000089406999">
                <text:p>2.50000089406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8162031806892">
                <text:p>0.638162031806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6666650109822">
                <text:p>0.4166666501098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89889395251101">
                <text:p>0.7898893952511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7977849299151">
                <text:p>1.57977849299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9401312159281">
                <text:p>2.99401312159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971161572351">
                <text:p>0.38971161572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1528840274215">
                <text:p>0.731528840274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82612427603776">
                <text:p>0.8826124276037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0000089406999">
                <text:p>2.50000089406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4592347579616">
                <text:p>2.145923475796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0372792768459">
                <text:p>0.810372792768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83792957158706">
                <text:p>0.4837929571587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7265945695919">
                <text:p>1.872659456959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73224090703302">
                <text:p>2.732240907033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8054218185545">
                <text:p>0.968054218185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83792901355502">
                <text:p>0.4837929013555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6678449992755">
                <text:p>1.766784499927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88235277618092">
                <text:p>0.588235277618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8054218185545">
                <text:p>0.9680542181855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0946962584789">
                <text:p>2.309469625847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7775967295187">
                <text:p>0.147775967295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1467505536329">
                <text:p>0.4614675055363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7206990422814">
                <text:p>0.937206990422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1514639212499">
                <text:p>15.1514639212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9401098438287">
                <text:p>2.994010984382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6678449992755">
                <text:p>1.766784499927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6190497815745">
                <text:p>0.476190497815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6410265815329">
                <text:p>0.2564102658153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5473417710367">
                <text:p>1.154734177103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91642103925655">
                <text:p>0.4916421039256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50187443838392">
                <text:p>0.750187443838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6366796163943">
                <text:p>1.763667961639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30946962584789">
                <text:p>2.309469625847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6425640566935">
                <text:p>1.364256405669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41306260234191">
                <text:p>0.4413062602341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7728690965554">
                <text:p>1.577286909655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1111099337355">
                <text:p>1.11111099337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97836663484425">
                <text:p>0.6978366634844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33333121405842">
                <text:p>3.333331214058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0150175090911">
                <text:p>1.501501750909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47892915185514">
                <text:p>0.2478929151855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4782572639915">
                <text:p>0.4347825726399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9925025048247">
                <text:p>1.499250250482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66666626930246">
                <text:p>1.666666269302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26315763056115">
                <text:p>0.526315763056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13775862714466">
                <text:p>0.7137758627144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0548297345928">
                <text:p>1.305482973459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7181153429919">
                <text:p>1.071811534299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0378062760955">
                <text:p>1.303780627609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14592237788213">
                <text:p>2.145922377882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81834166221472">
                <text:p>0.8818341662214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0150121339282">
                <text:p>1.501501213392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9559810743753">
                <text:p>0.389559810743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33333300219643">
                <text:p>0.8333333002196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05350627039895">
                <text:p>0.4053506270398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69230797445987">
                <text:p>0.7692307974459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48796639021644">
                <text:p>0.348796639021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02409174799463">
                <text:p>6.024091747994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9401312159281">
                <text:p>2.994013121592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02409174799463">
                <text:p>6.024091747994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73224090703302">
                <text:p>2.732240907033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9925025048247">
                <text:p>1.499250250482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5000007450581">
                <text:p>1.250000074505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93535898837803">
                <text:p>0.1935358988378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7181153429919">
                <text:p>1.071811534299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81834351623307">
                <text:p>0.8818343516233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1514639212499">
                <text:p>15.15146392124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54545444693447">
                <text:p>0.4545454446934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3412615523293">
                <text:p>1.03412615523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55555570272752">
                <text:p>0.555555570272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12369820619599">
                <text:p>0.6123698206195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8086107558069">
                <text:p>0.9380861075580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91290409100714">
                <text:p>0.291290409100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30414738442742">
                <text:p>2.304147384427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14592237788213">
                <text:p>2.145922377882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6168048984338">
                <text:p>0.461680489843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65930969251828">
                <text:p>0.5659309692518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76701279526815">
                <text:p>0.5767012795268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41306260234191">
                <text:p>0.441306260234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1890415123383">
                <text:p>0.6518904151233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31528967860231">
                <text:p>0.731528967860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25000037252905">
                <text:p>0.6250000372529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30946835420734">
                <text:p>2.309468354207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68823276271594">
                <text:p>0.4688232762715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3623978803483">
                <text:p>1.36239788034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41111562637509">
                <text:p>0.4411115626375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54545493953488">
                <text:p>0.4545454939534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9925078638833">
                <text:p>1.499250786388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7350062314702">
                <text:p>0.6973500623147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33333121405842">
                <text:p>3.333331214058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4285787271001">
                <text:p>0.7142857872710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77034111057671">
                <text:p>0.5770341110576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84027109092772">
                <text:p>0.4840271090927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66666693157624">
                <text:p>1.666666931576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28990148022611">
                <text:p>0.2289901480226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38162128903059">
                <text:p>0.6381621289030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4592237788213">
                <text:p>2.145922377882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30414738442742">
                <text:p>2.304147384427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0300135175384">
                <text:p>3.003001351753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76190497815745">
                <text:p>0.4761904978157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87617263473557">
                <text:p>1.876172634735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82612427603776">
                <text:p>0.8826124276037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111099337355">
                <text:p>1.111110993373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97836779588572">
                <text:p>0.6978367795885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0686802367318">
                <text:p>0.206868023673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.3028183768866">
                <text:p>30.30281837688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.3028183768866">
                <text:p>30.30281837688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55555570272752">
                <text:p>0.5555555702727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7265945695919">
                <text:p>1.872659456959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73223912720602">
                <text:p>2.732239127206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02409174799463">
                <text:p>6.024091747994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5018757801591">
                <text:p>0.750187578015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0414738442742">
                <text:p>2.30414738442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523157240553">
                <text:p>0.65231572405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1514639212499">
                <text:p>15.15146392124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00000476837613">
                <text:p>5.000004768376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73223912720602">
                <text:p>2.732239127206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7265945695919">
                <text:p>1.872659456959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15340240046507">
                <text:p>1.153402400465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08646978256857">
                <text:p>0.5086469782568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0706637940717">
                <text:p>1.07066379407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731528840274215">
                <text:p>0.7315288402742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99401312159281">
                <text:p>2.994013121592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9253926794725">
                <text:p>14.92539267947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5340271764224">
                <text:p>1.153402717642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72479487562609">
                <text:p>2.724794875626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02409174799463">
                <text:p>6.024091747994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99401312159281">
                <text:p>2.994013121592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75939803797667">
                <text:p>3.759398037976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29184914742262">
                <text:p>4.291849147422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74531556952531">
                <text:p>3.745315569525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54525623755745">
                <text:p>0.545256237557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7977908801301">
                <text:p>1.579779088013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33333121405842">
                <text:p>3.333331214058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54545444693447">
                <text:p>0.4545454446934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51890516442024">
                <text:p>0.6518905164420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0.3028183768866">
                <text:p>30.30281837688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30946962584789">
                <text:p>2.3094696258478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.3028183768866">
                <text:p>30.30281837688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03030307408973">
                <text:p>0.3030303074089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89559774562104">
                <text:p>0.3895597745621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82612427603776">
                <text:p>0.8826124276037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1413275881434">
                <text:p>2.14132758814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523157240553">
                <text:p>0.65231572405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00300350181821">
                <text:p>3.003003501818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41306260234191">
                <text:p>0.4413062602341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68823223868325">
                <text:p>0.4688232238683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5018757801591">
                <text:p>0.750187578015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02409174799463">
                <text:p>6.024091747994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9904095111303">
                <text:p>1.199040951113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74531891391838">
                <text:p>3.745318913918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3412615523293">
                <text:p>1.034126155232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72479664576768">
                <text:p>2.724796645767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82612427603776">
                <text:p>0.8826124276037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98803051761159">
                <text:p>5.988030517611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98802196876575">
                <text:p>5.988021968765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02410040014133">
                <text:p>6.024100400141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83792957158706">
                <text:p>0.4837929571587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51880281513403">
                <text:p>7.518802815134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51878933678472">
                <text:p>7.518789336784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99999880790739">
                <text:p>4.999998807907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25000007450581">
                <text:p>1.250000074505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3519660152361">
                <text:p>1.035196601523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0000095367523">
                <text:p>10.00000953675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99401098438287">
                <text:p>2.994010984382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1515186544519">
                <text:p>15.15151865445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27350486567557">
                <text:p>4.273504865675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6268306179131">
                <text:p>7.462683061791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29184475576425">
                <text:p>4.291844755764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5340271764224">
                <text:p>1.15340271764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49925025048247">
                <text:p>1.499250250482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33333386315248">
                <text:p>3.333333863152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.4116277602081">
                <text:p>29.41162776020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4592347579616">
                <text:p>2.145923475796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9253395677872">
                <text:p>14.925339567787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46269633973625">
                <text:p>7.46269633973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.99998569490572">
                <text:p>9.999985694905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3030373089039">
                <text:p>30.30303730890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9.4118340041793">
                <text:p>29.41183400417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49999940395369">
                <text:p>2.499999403953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1515186544519">
                <text:p>15.1515186544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